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2.2925in"/>
    </style:style>
    <style:style style:name="co3" style:family="table-column">
      <style:table-column-properties fo:break-before="auto" style:column-width="0.4146in"/>
    </style:style>
    <style:style style:name="co4" style:family="table-column">
      <style:table-column-properties fo:break-before="auto" style:column-width="1.0047in"/>
    </style:style>
    <style:style style:name="co5" style:family="table-column">
      <style:table-column-properties fo:break-before="auto" style:column-width="1.0484in"/>
    </style:style>
    <style:style style:name="co6" style:family="table-column">
      <style:table-column-properties fo:break-before="auto" style:column-width="1.0035in"/>
    </style:style>
    <style:style style:name="co8" style:family="table-column">
      <style:table-column-properties fo:break-before="auto" style:column-width="4.2165in"/>
    </style:style>
    <style:style style:name="ro1" style:family="table-row">
      <style:table-row-properties style:row-height="0.1693in" fo:break-before="auto" style:use-optimal-row-height="true"/>
    </style:style>
    <style:style style:name="ro2" style:family="table-row">
      <style:table-row-properties style:row-height="0.228in" fo:break-before="auto" style:use-optimal-row-height="false"/>
    </style:style>
    <style:style style:name="ro3" style:family="table-row">
      <style:table-row-properties style:row-height="1.5846in" fo:break-before="auto" style:use-optimal-row-height="false"/>
    </style:style>
    <style:style style:name="ro4"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in"/>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0099ff"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in"/>
    </style:style>
    <style:style style:name="ce24" style:family="table-cell" style:parent-style-name="Default" style:data-style-name="N100">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in"/>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in"/>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99"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323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racked-changes>
        <table:cell-content-change table:id="ct1">
          <table:cell-address table:column="13"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3"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1" table:row="30" table:table="0"/>
          <office:change-info>
            <dc:creator>Bob Jacobsen</dc:creator>
            <dc:date>2010-10-02T16:26:55</dc:date>
          </office:change-info>
          <table:previous>
            <table:change-track-table-cell/>
          </table:previous>
        </table:cell-content-change>
        <table:cell-content-change table:id="ct4">
          <table:cell-address table:column="5"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6"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9"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9"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9"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2" table:start-row="2" table:start-table="0" table:end-column="11" table:end-row="2" table:end-table="0"/>
          <table:target-range-address table:column="11"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5"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6"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9"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9"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9"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9" table:row="2" table:table="0"/>
          <office:change-info>
            <dc:creator>Bob Jacobsen</dc:creator>
            <dc:date>2011-03-11T15:18:00</dc:date>
          </office:change-info>
          <table:previous>
            <table:change-track-table-cell/>
          </table:previous>
        </table:cell-content-change>
        <table:cell-content-change table:id="ct17">
          <table:cell-address table:column="11"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1"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9"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9"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9"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5"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5"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5"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6"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6"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6"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9"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9"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1" table:start-row="2" table:start-table="0" table:end-column="11" table:end-row="1" table:end-table="0"/>
          <table:target-range-address table:column="11"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1" table:row="2" table:table="0"/>
          <office:change-info>
            <dc:creator>Bob Jacobsen</dc:creator>
            <dc:date>2011-03-11T15:22:01</dc:date>
          </office:change-info>
          <table:previous table:id="ct18">
            <table:change-track-table-cell/>
          </table:previous>
        </table:cell-content-change>
        <table:cell-content-change table:id="ct35">
          <table:cell-address table:column="11" table:row="3" table:table="0"/>
          <office:change-info>
            <dc:creator>Bob Jacobsen</dc:creator>
            <dc:date>2011-03-11T15:22:39</dc:date>
          </office:change-info>
          <table:previous>
            <table:change-track-table-cell/>
          </table:previous>
        </table:cell-content-change>
        <table:cell-content-change table:id="ct36">
          <table:cell-address table:column="11" table:row="3" table:table="0"/>
          <office:change-info>
            <dc:creator>Bob Jacobsen</dc:creator>
            <dc:date>2011-03-11T15:22:53</dc:date>
          </office:change-info>
          <table:previous>
            <table:change-track-table-cell/>
          </table:previous>
        </table:cell-content-change>
        <table:cell-content-change table:id="ct37">
          <table:cell-address table:column="11"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1" table:row="3" table:table="0"/>
          <office:change-info>
            <dc:creator>Bob Jacobsen</dc:creator>
            <dc:date>2011-03-11T15:24:49</dc:date>
          </office:change-info>
          <table:previous>
            <table:change-track-table-cell/>
          </table:previous>
        </table:cell-content-change>
        <table:cell-content-change table:id="ct39">
          <table:cell-address table:column="11"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1" table:row="3" table:table="0"/>
          <office:change-info>
            <dc:creator>Bob Jacobsen</dc:creator>
            <dc:date>2011-03-11T15:25:02</dc:date>
          </office:change-info>
          <table:previous>
            <table:change-track-table-cell/>
          </table:previous>
        </table:cell-content-change>
        <table:cell-content-change table:id="ct41">
          <table:cell-address table:column="11"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1"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1"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1"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1" table:table="0">
          <office:change-info>
            <dc:creator>Bob Jacobsen</dc:creator>
            <dc:date>2011-03-11T15:26:35</dc:date>
          </office:change-info>
          <table:dependencies>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1" table:start-row="0" table:start-table="0" table:end-column="10" table:end-row="65531" table:end-table="0"/>
          <table:target-range-address table:start-column="11" table:start-row="0" table:start-table="0" table:end-column="11" table:end-row="65531" table:end-table="0"/>
          <office:change-info>
            <dc:creator>Bob Jacobsen</dc:creator>
            <dc:date>2011-03-11T15:26:38</dc:date>
          </office:change-info>
          <table:dependencies>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1" table:table="0">
          <office:change-info>
            <dc:creator>Bob Jacobsen</dc:creator>
            <dc:date>2011-03-11T15:27:01</dc:date>
          </office:change-info>
          <table:deletions>
            <table:cell-content-deletion>
              <table:cell-address table:column="11" table:row="52" table:table="0"/>
              <table:change-track-table-cell office:value-type="string">
                <text:p>f=flags</text:p>
              </table:change-track-table-cell>
            </table:cell-content-deletion>
            <table:cell-content-deletion>
              <table:cell-address table:column="11" table:row="51" table:table="0"/>
              <table:change-track-table-cell office:value-type="string">
                <text:p>d=dest NIDa</text:p>
              </table:change-track-table-cell>
            </table:cell-content-deletion>
            <table:cell-content-deletion>
              <table:cell-address table:column="11" table:row="49" table:table="0"/>
              <table:change-track-table-cell office:value-type="string">
                <text:p>7ddd</text:p>
              </table:change-track-table-cell>
            </table:cell-content-deletion>
            <table:cell-content-deletion>
              <table:cell-address table:column="11" table:row="48" table:table="0"/>
              <table:change-track-table-cell office:value-type="string">
                <text:p>7ddd</text:p>
              </table:change-track-table-cell>
            </table:cell-content-deletion>
            <table:cell-content-deletion>
              <table:cell-address table:column="11" table:row="47" table:table="0"/>
              <table:change-track-table-cell office:value-type="string">
                <text:p>7ddd</text:p>
              </table:change-track-table-cell>
            </table:cell-content-deletion>
            <table:cell-content-deletion>
              <table:cell-address table:column="11" table:row="44" table:table="0"/>
              <table:change-track-table-cell office:value-type="string">
                <text:p>6ddd</text:p>
              </table:change-track-table-cell>
            </table:cell-content-deletion>
            <table:cell-content-deletion>
              <table:cell-address table:column="11" table:row="42" table:table="0"/>
              <table:change-track-table-cell office:value-type="string">
                <text:p>6ddd</text:p>
              </table:change-track-table-cell>
            </table:cell-content-deletion>
            <table:cell-content-deletion>
              <table:cell-address table:column="11" table:row="38" table:table="0"/>
              <table:change-track-table-cell office:value-type="string">
                <text:p>6ddd</text:p>
              </table:change-track-table-cell>
            </table:cell-content-deletion>
            <table:cell-content-deletion>
              <table:cell-address table:column="11" table:row="37" table:table="0"/>
              <table:change-track-table-cell office:value-type="string">
                <text:p>6ddd</text:p>
              </table:change-track-table-cell>
            </table:cell-content-deletion>
            <table:cell-content-deletion>
              <table:cell-address table:column="11" table:row="36" table:table="0"/>
              <table:change-track-table-cell office:value-type="string">
                <text:p>4/5ddd</text:p>
              </table:change-track-table-cell>
            </table:cell-content-deletion>
            <table:cell-content-deletion>
              <table:cell-address table:column="11" table:row="29" table:table="0"/>
              <table:change-track-table-cell office:value-type="string">
                <text:p>12CF</text:p>
              </table:change-track-table-cell>
            </table:cell-content-deletion>
            <table:cell-content-deletion>
              <table:cell-address table:column="11" table:row="28" table:table="0"/>
              <table:change-track-table-cell office:value-type="string">
                <text:p>12BF</text:p>
              </table:change-track-table-cell>
            </table:cell-content-deletion>
            <table:cell-content-deletion>
              <table:cell-address table:column="11" table:row="27" table:table="0"/>
              <table:change-track-table-cell office:value-type="string">
                <text:p>6ddd</text:p>
              </table:change-track-table-cell>
            </table:cell-content-deletion>
            <table:cell-content-deletion>
              <table:cell-address table:column="11" table:row="26" table:table="0"/>
              <table:change-track-table-cell office:value-type="string">
                <text:p>12Af</text:p>
              </table:change-track-table-cell>
            </table:cell-content-deletion>
            <table:cell-content-deletion>
              <table:cell-address table:column="11" table:row="25" table:table="0"/>
              <table:change-track-table-cell office:value-type="string">
                <text:p>129F</text:p>
              </table:change-track-table-cell>
            </table:cell-content-deletion>
            <table:cell-content-deletion>
              <table:cell-address table:column="11" table:row="24" table:table="0"/>
              <table:change-track-table-cell office:value-type="string">
                <text:p>128F</text:p>
              </table:change-track-table-cell>
            </table:cell-content-deletion>
            <table:cell-content-deletion>
              <table:cell-address table:column="11" table:row="23" table:table="0"/>
              <table:change-track-table-cell office:value-type="string">
                <text:p>126f</text:p>
              </table:change-track-table-cell>
            </table:cell-content-deletion>
            <table:cell-content-deletion>
              <table:cell-address table:column="11" table:row="22" table:table="0"/>
              <table:change-track-table-cell office:value-type="string">
                <text:p>125F</text:p>
              </table:change-track-table-cell>
            </table:cell-content-deletion>
            <table:cell-content-deletion>
              <table:cell-address table:column="11" table:row="21" table:table="0"/>
              <table:change-track-table-cell office:value-type="string">
                <text:p>124F</text:p>
              </table:change-track-table-cell>
            </table:cell-content-deletion>
            <table:cell-content-deletion>
              <table:cell-address table:column="11" table:row="14"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2" table:table="0"/>
              <table:change-track-table-cell office:value-type="string">
                <text:p>10BF</text:p>
              </table:change-track-table-cell>
            </table:cell-content-deletion>
            <table:cell-content-deletion>
              <table:cell-address table:column="11" table:row="11" table:table="0"/>
              <table:change-track-table-cell office:value-type="string">
                <text:p>10AF</text:p>
              </table:change-track-table-cell>
            </table:cell-content-deletion>
            <table:cell-content-deletion>
              <table:cell-address table:column="11" table:row="10" table:table="0"/>
              <table:change-track-table-cell office:value-type="string">
                <text:p>6ddd</text:p>
              </table:change-track-table-cell>
            </table:cell-content-deletion>
            <table:cell-content-deletion>
              <table:cell-address table:column="11" table:row="9"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5" table:row="1" table:table="0"/>
          <office:change-info>
            <dc:creator>Bob Jacobsen</dc:creator>
            <dc:date>2011-03-11T15:27:46</dc:date>
          </office:change-info>
          <table:previous>
            <table:change-track-table-cell/>
          </table:previous>
        </table:cell-content-change>
        <table:cell-content-change table:id="ct50">
          <table:cell-address table:column="9" table:row="1" table:table="0"/>
          <office:change-info>
            <dc:creator>Bob Jacobsen</dc:creator>
            <dc:date>2011-03-11T15:27:49</dc:date>
          </office:change-info>
          <table:previous>
            <table:change-track-table-cell/>
          </table:previous>
        </table:cell-content-change>
        <table:cell-content-change table:id="ct51">
          <table:cell-address table:column="5"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1" table:row="1" table:table="0"/>
          <office:change-info>
            <dc:creator>Bob Jacobsen</dc:creator>
            <dc:date>2011-03-11T15:29:03</dc:date>
          </office:change-info>
          <table:previous>
            <table:change-track-table-cell/>
          </table:previous>
        </table:cell-content-change>
        <table:cell-content-change table:id="ct53">
          <table:cell-address table:column="9" table:row="55" table:table="0"/>
          <office:change-info>
            <dc:creator>Bob Jacobsen</dc:creator>
            <dc:date>2011-03-11T15:47:39</dc:date>
          </office:change-info>
          <table:previous>
            <table:change-track-table-cell/>
          </table:previous>
        </table:cell-content-change>
        <table:cell-content-change table:id="ct54">
          <table:cell-address table:column="9" table:row="55"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9" table:row="55"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3" table:table="0">
          <office:change-info>
            <dc:creator>Bob Jacobsen</dc:creator>
            <dc:date>2011-03-11T15:48:25</dc:date>
          </office:change-info>
          <table:dependencies>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3" table:row="43" table:table="0"/>
          <office:change-info>
            <dc:creator>Bob Jacobsen</dc:creator>
            <dc:date>2011-03-11T15:48:28</dc:date>
          </office:change-info>
          <table:previous>
            <table:change-track-table-cell/>
          </table:previous>
        </table:cell-content-change>
        <table:cell-content-change table:id="ct58">
          <table:cell-address table:column="13" table:row="42"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3" table:row="43"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5" table:table="0">
          <office:change-info>
            <dc:creator>Bob Jacobsen</dc:creator>
            <dc:date>2011-03-11T15:49:02</dc:date>
          </office:change-info>
          <table:dependencies>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3" table:row="45" table:table="0"/>
          <office:change-info>
            <dc:creator>Bob Jacobsen</dc:creator>
            <dc:date>2011-03-11T15:49:06</dc:date>
          </office:change-info>
          <table:previous>
            <table:change-track-table-cell/>
          </table:previous>
        </table:cell-content-change>
        <table:cell-content-change table:id="ct62">
          <table:cell-address table:column="13" table:row="44"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3" table:row="45"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9"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9" table:row="9" table:table="0"/>
          <office:change-info>
            <dc:creator>Bob Jacobsen</dc:creator>
            <dc:date>2011-03-13T06:39:54</dc:date>
          </office:change-info>
          <table:previous table:id="ct64">
            <table:change-track-table-cell table:cell-address="Sheet1.J10" table:formula="of:=IF(#ref!14=&quot;Y&quot;;4;IF([.A10]=&quot;Y&quot;;0;1))" office:value-type="float" office:value="0"/>
          </table:previous>
        </table:cell-content-change>
        <table:cell-content-change table:id="ct66">
          <table:cell-address table:column="9" table:row="9" table:table="0"/>
          <office:change-info>
            <dc:creator>Bob Jacobsen</dc:creator>
            <dc:date>2011-03-13T06:40:07</dc:date>
          </office:change-info>
          <table:previous table:id="ct65">
            <table:change-track-table-cell table:cell-address="Sheet1.J10" table:formula="of:=IF(b!14=&quot;Y&quot;;4;0)" office:value-type="float" office:value="0"/>
          </table:previous>
        </table:cell-content-change>
        <table:cell-content-change table:id="ct67">
          <table:cell-address table:column="9" table:row="9" table:table="0"/>
          <office:change-info>
            <dc:creator>Bob Jacobsen</dc:creator>
            <dc:date>2011-03-13T06:40:26</dc:date>
          </office:change-info>
          <table:previous table:id="ct66">
            <table:change-track-table-cell table:cell-address="Sheet1.J10" table:formula="of:=IF([.B10]=&quot;Y&quot;;4;0)" office:value-type="float" office:value="0"/>
          </table:previous>
        </table:cell-content-change>
        <table:cell-content-change table:id="ct68">
          <table:cell-address table:column="9"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9"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9"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9"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9"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9"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9" table:row="9" table:table="0"/>
          <office:change-info>
            <dc:creator>Bob Jacobsen</dc:creator>
            <dc:date>2011-03-13T06:40:50</dc:date>
          </office:change-info>
          <table:previous table:id="ct67">
            <table:change-track-table-cell table:cell-address="Sheet1.J10" table:formula="of:=IF([.B10]=&quot;Y&quot;;4;0)+IF([.C10]=&quot;Y&quot;;4;0)+IF([.D10]=&quot;Y&quot;;4;0)" office:value-type="float" office:value="0"/>
          </table:previous>
        </table:cell-content-change>
        <table:cell-content-change table:id="ct77">
          <table:cell-address table:column="9" table:row="10" table:table="0"/>
          <office:change-info>
            <dc:creator>Bob Jacobsen</dc:creator>
            <dc:date>2011-03-13T06:40:52</dc:date>
          </office:change-info>
          <table:previous table:id="ct68">
            <table:change-track-table-cell table:cell-address="Sheet1.J11" table:formula="of:=IF([.B11]=&quot;Y&quot;;4;0)+IF([.C11]=&quot;Y&quot;;4;0)+IF([.D11]=&quot;Y&quot;;4;0)" office:value-type="float" office:value="4"/>
          </table:previous>
        </table:cell-content-change>
        <table:cell-content-change table:id="ct78">
          <table:cell-address table:column="9" table:row="11" table:table="0"/>
          <office:change-info>
            <dc:creator>Bob Jacobsen</dc:creator>
            <dc:date>2011-03-13T06:40:53</dc:date>
          </office:change-info>
          <table:previous table:id="ct69">
            <table:change-track-table-cell table:cell-address="Sheet1.J12" table:formula="of:=IF([.B12]=&quot;Y&quot;;4;0)+IF([.C12]=&quot;Y&quot;;4;0)+IF([.D12]=&quot;Y&quot;;4;0)" office:value-type="float" office:value="0"/>
          </table:previous>
        </table:cell-content-change>
        <table:cell-content-change table:id="ct79">
          <table:cell-address table:column="9" table:row="12" table:table="0"/>
          <office:change-info>
            <dc:creator>Bob Jacobsen</dc:creator>
            <dc:date>2011-03-13T06:40:53</dc:date>
          </office:change-info>
          <table:previous table:id="ct70">
            <table:change-track-table-cell table:cell-address="Sheet1.J13" table:formula="of:=IF([.B13]=&quot;Y&quot;;4;0)+IF([.C13]=&quot;Y&quot;;4;0)+IF([.D13]=&quot;Y&quot;;4;0)" office:value-type="float" office:value="0"/>
          </table:previous>
        </table:cell-content-change>
        <table:cell-content-change table:id="ct80">
          <table:cell-address table:column="9" table:row="13" table:table="0"/>
          <office:change-info>
            <dc:creator>Bob Jacobsen</dc:creator>
            <dc:date>2011-03-13T06:40:54</dc:date>
          </office:change-info>
          <table:previous table:id="ct71">
            <table:change-track-table-cell table:cell-address="Sheet1.J14" table:formula="of:=IF([.B14]=&quot;Y&quot;;4;0)+IF([.C14]=&quot;Y&quot;;4;0)+IF([.D14]=&quot;Y&quot;;4;0)" office:value-type="float" office:value="4"/>
          </table:previous>
        </table:cell-content-change>
        <table:cell-content-change table:id="ct81">
          <table:cell-address table:column="9" table:row="13" table:table="0"/>
          <office:change-info>
            <dc:creator>Bob Jacobsen</dc:creator>
            <dc:date>2011-03-13T06:40:54</dc:date>
          </office:change-info>
          <table:previous table:id="ct72">
            <table:change-track-table-cell table:cell-address="Sheet1.J14" table:formula="of:=IF([.B14]=&quot;Y&quot;;4;0)+IF([.C14]=&quot;Y&quot;;4;0)+IF([.D14]=&quot;Y&quot;;4;0)" office:value-type="float" office:value="4"/>
          </table:previous>
        </table:cell-content-change>
        <table:cell-content-change table:id="ct82">
          <table:cell-address table:column="9" table:row="13" table:table="0"/>
          <office:change-info>
            <dc:creator>Bob Jacobsen</dc:creator>
            <dc:date>2011-03-13T06:40:55</dc:date>
          </office:change-info>
          <table:previous table:id="ct73">
            <table:change-track-table-cell table:cell-address="Sheet1.J14" table:formula="of:=IF([.B14]=&quot;Y&quot;;4;0)+IF([.C14]=&quot;Y&quot;;4;0)+IF([.D14]=&quot;Y&quot;;4;0)" office:value-type="float" office:value="4"/>
          </table:previous>
        </table:cell-content-change>
        <table:cell-content-change table:id="ct83">
          <table:cell-address table:column="9" table:row="14" table:table="0"/>
          <office:change-info>
            <dc:creator>Bob Jacobsen</dc:creator>
            <dc:date>2011-03-13T06:40:55</dc:date>
          </office:change-info>
          <table:previous table:id="ct74">
            <table:change-track-table-cell table:cell-address="Sheet1.J15" table:formula="of:=IF([.B15]=&quot;Y&quot;;4;0)+IF([.C15]=&quot;Y&quot;;4;0)+IF([.D15]=&quot;Y&quot;;4;0)" office:value-type="float" office:value="4"/>
          </table:previous>
        </table:cell-content-change>
        <table:cell-content-change table:id="ct84">
          <table:cell-address table:column="9" table:row="21" table:table="0"/>
          <office:change-info>
            <dc:creator>Bob Jacobsen</dc:creator>
            <dc:date>2011-03-13T06:40:57</dc:date>
          </office:change-info>
          <table:previous table:id="ct75">
            <table:change-track-table-cell table:cell-address="Sheet1.J22" table:formula="of:=IF([.B22]=&quot;Y&quot;;4;0)+IF([.C22]=&quot;Y&quot;;4;0)+IF([.D22]=&quot;Y&quot;;4;0)" office:value-type="float" office:value="4"/>
          </table:previous>
        </table:cell-content-change>
        <table:cell-content-change table:id="ct85">
          <table:cell-address table:column="9"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9"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9"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9"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9"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9"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9"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9"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9"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9" table:row="36"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9" table:row="37" table:table="0"/>
          <office:change-info>
            <dc:creator>Bob Jacobsen</dc:creator>
            <dc:date>2011-03-13T06:41:04</dc:date>
          </office:change-info>
          <table:previous>
            <table:change-track-table-cell/>
          </table:previous>
        </table:cell-content-change>
        <table:cell-content-change table:id="ct96">
          <table:cell-address table:column="9" table:row="37" table:table="0"/>
          <office:change-info>
            <dc:creator>Bob Jacobsen</dc:creator>
            <dc:date>2011-03-13T06:41:06</dc:date>
          </office:change-info>
          <table:previous table:id="ct95">
            <table:change-track-table-cell table:cell-address="Sheet1.J38" table:formula="of:=IF([.B38]=&quot;Y&quot;;4;0)+IF([.C38]=&quot;Y&quot;;2;0)+IF([.D38]=&quot;Y&quot;;1;0)" office:value-type="float" office:value="4"/>
          </table:previous>
        </table:cell-content-change>
        <table:cell-content-change table:id="ct97">
          <table:cell-address table:column="9" table:row="37"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9" table:row="38"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9" table:row="42"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9" table:row="44"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9" table:row="47"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9" table:row="48"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9" table:row="49"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1" table:row="9" table:table="0"/>
          <office:change-info>
            <dc:creator>Bob Jacobsen</dc:creator>
            <dc:date>2011-03-13T06:55:24</dc:date>
          </office:change-info>
          <table:previous>
            <table:change-track-table-cell/>
          </table:previous>
        </table:cell-content-change>
        <table:cell-content-change table:id="ct105">
          <table:cell-address table:column="11"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1" table:row="9" table:table="0"/>
          <office:change-info>
            <dc:creator>Bob Jacobsen</dc:creator>
            <dc:date>2011-03-13T06:55:46</dc:date>
          </office:change-info>
          <table:previous table:id="ct104">
            <table:change-track-table-cell table:cell-address="Sheet1.L10" table:formula="of:=HEX2DEC([.J10])" office:value-type="float" office:value="12416"/>
          </table:previous>
        </table:cell-content-change>
        <table:cell-content-change table:id="ct107">
          <table:cell-address table:column="11"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1" table:row="9" table:table="0"/>
          <office:change-info>
            <dc:creator>Bob Jacobsen</dc:creator>
            <dc:date>2011-03-13T06:56:27</dc:date>
          </office:change-info>
          <table:previous table:id="ct107">
            <table:change-track-table-cell table:cell-address="Sheet1.L10" table:formula="of:=(HEX2DEC([.J10])/256)&amp;255" office:value-type="string">
              <text:p>48.5255</text:p>
            </table:change-track-table-cell>
          </table:previous>
        </table:cell-content-change>
        <table:cell-content-change table:id="ct109">
          <table:cell-address table:column="11" table:row="9" table:table="0"/>
          <office:change-info>
            <dc:creator>Bob Jacobsen</dc:creator>
            <dc:date>2011-03-13T06:56:38</dc:date>
          </office:change-info>
          <table:previous table:id="ct108">
            <table:change-track-table-cell table:cell-address="Sheet1.L10" table:formula="of:=INT(HEX2DEC([.J10])/256)&amp;255" office:value-type="string">
              <text:p>48255</text:p>
            </table:change-track-table-cell>
          </table:previous>
        </table:cell-content-change>
        <table:cell-content-change table:id="ct110">
          <table:cell-address table:column="11" table:row="9" table:table="0"/>
          <office:change-info>
            <dc:creator>Bob Jacobsen</dc:creator>
            <dc:date>2011-03-13T06:57:02</dc:date>
          </office:change-info>
          <table:previous table:id="ct109">
            <table:change-track-table-cell table:cell-address="Sheet1.L10" table:formula="of:=INT(HEX2DEC([.J10])/256)" office:value-type="float" office:value="48"/>
          </table:previous>
        </table:cell-content-change>
        <table:cell-content-change table:id="ct111">
          <table:cell-address table:column="11" table:row="9" table:table="0"/>
          <office:change-info>
            <dc:creator>Bob Jacobsen</dc:creator>
            <dc:date>2011-03-13T06:57:21</dc:date>
          </office:change-info>
          <table:previous table:id="ct110">
            <table:change-track-table-cell table:cell-address="Sheet1.L10" table:formula="of:=INT(HEX2DEC([.J10])/16)" office:value-type="float" office:value="776"/>
          </table:previous>
        </table:cell-content-change>
        <table:cell-content-change table:id="ct112">
          <table:cell-address table:column="11" table:row="9" table:table="0"/>
          <office:change-info>
            <dc:creator>Bob Jacobsen</dc:creator>
            <dc:date>2011-03-13T06:57:33</dc:date>
          </office:change-info>
          <table:previous table:id="ct111">
            <table:change-track-table-cell table:cell-address="Sheet1.L10" table:formula="of:=INT(HEX2DEC([.J10])/16)&amp;255" office:value-type="string">
              <text:p>776255</text:p>
            </table:change-track-table-cell>
          </table:previous>
        </table:cell-content-change>
        <table:cell-content-change table:id="ct113">
          <table:cell-address table:column="11" table:row="9" table:table="0"/>
          <office:change-info>
            <dc:creator>Bob Jacobsen</dc:creator>
            <dc:date>2011-03-13T07:01:56</dc:date>
          </office:change-info>
          <table:previous table:id="ct112">
            <table:change-track-table-cell table:cell-address="Sheet1.L10" table:formula="of:=AND(INT(HEX2DEC([.H10])/16),255)" office:value-type="string"/>
          </table:previous>
        </table:cell-content-change>
        <table:cell-content-change table:id="ct114">
          <table:cell-address table:column="11" table:row="9" table:table="0"/>
          <office:change-info>
            <dc:creator>Bob Jacobsen</dc:creator>
            <dc:date>2011-03-13T07:02:24</dc:date>
          </office:change-info>
          <table:previous table:id="ct113">
            <table:change-track-table-cell table:cell-address="Sheet1.L10" table:formula="of:=MOD(INT(HEX2DEC([.H10])/16),256)" office:value-type="string"/>
          </table:previous>
        </table:cell-content-change>
        <table:cell-content-change table:id="ct115">
          <table:cell-address table:column="11" table:row="9" table:table="0"/>
          <office:change-info>
            <dc:creator>Bob Jacobsen</dc:creator>
            <dc:date>2011-03-13T07:02:33</dc:date>
          </office:change-info>
          <table:previous table:id="ct114">
            <table:change-track-table-cell table:cell-address="Sheet1.L10" table:formula="of:=INT(HEX2DEC([.J10])/16)" office:value-type="float" office:value="776"/>
          </table:previous>
        </table:cell-content-change>
        <table:cell-content-change table:id="ct116">
          <table:cell-address table:column="11" table:row="9" table:table="0"/>
          <office:change-info>
            <dc:creator>Bob Jacobsen</dc:creator>
            <dc:date>2011-03-13T07:02:55</dc:date>
          </office:change-info>
          <table:previous table:id="ct115">
            <table:change-track-table-cell table:cell-address="Sheet1.L10" table:formula="of:=MOD(INT(HEX2DEC([.H10])/16),256)" office:value-type="string"/>
          </table:previous>
        </table:cell-content-change>
        <table:cell-content-change table:id="ct117">
          <table:cell-address table:column="11" table:row="9" table:table="0"/>
          <office:change-info>
            <dc:creator>Bob Jacobsen</dc:creator>
            <dc:date>2011-03-13T07:03:15</dc:date>
          </office:change-info>
          <table:previous table:id="ct116">
            <table:change-track-table-cell table:cell-address="Sheet1.L10" table:formula="of:=MOD(INT(HEX2DEC([.J10])/16);256)" office:value-type="float" office:value="8"/>
          </table:previous>
        </table:cell-content-change>
        <table:cell-content-change table:id="ct118">
          <table:cell-address table:column="11"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1"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1"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1"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1"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1"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1"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1"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1"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1"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1"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1"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1"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1"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1" table:row="9" table:table="0"/>
          <office:change-info>
            <dc:creator>Bob Jacobsen</dc:creator>
            <dc:date>2011-03-13T07:12:58</dc:date>
          </office:change-info>
          <table:previous table:id="ct131">
            <table:change-track-table-cell table:cell-address="Sheet1.L10" table:formula="of:=#ref!12*256+HEX2DEC(#ref!12)" office:value-type="float" office:value="0"/>
          </table:previous>
        </table:cell-content-change>
        <table:cell-content-change table:id="ct133">
          <table:cell-address table:column="11" table:row="4" table:table="0"/>
          <office:change-info>
            <dc:creator>Bob Jacobsen</dc:creator>
            <dc:date>2011-03-13T07:13:18</dc:date>
          </office:change-info>
          <table:previous>
            <table:change-track-table-cell/>
          </table:previous>
        </table:cell-content-change>
        <table:cell-content-change table:id="ct134">
          <table:cell-address table:column="11" table:row="9" table:table="0"/>
          <office:change-info>
            <dc:creator>Bob Jacobsen</dc:creator>
            <dc:date>2011-03-13T07:14:01</dc:date>
          </office:change-info>
          <table:previous table:id="ct132">
            <table:change-track-table-cell table:cell-address="Sheet1.L10" table:formula="of:=DEC2HEX(#ref!12*256+HEX2DEC(#ref!12);3)" office:value-type="float" office:value="0"/>
          </table:previous>
        </table:cell-content-change>
        <table:cell-content-change table:id="ct135">
          <table:cell-address table:column="11" table:row="9" table:table="0"/>
          <office:change-info>
            <dc:creator>Bob Jacobsen</dc:creator>
            <dc:date>2011-03-13T07:14:13</dc:date>
          </office:change-info>
          <table:previous table:id="ct134">
            <table:change-track-table-cell table:cell-address="Sheet1.L10" table:formula="of:=DEC2HEX(#ref!12*256*256+HEX2DEC(#ref!12)*256+15;3)" office:value-type="float" office:value="0"/>
          </table:previous>
        </table:cell-content-change>
        <table:cell-content-change table:id="ct136">
          <table:cell-address table:column="11" table:row="9" table:table="0"/>
          <office:change-info>
            <dc:creator>Bob Jacobsen</dc:creator>
            <dc:date>2011-03-13T07:15:05</dc:date>
          </office:change-info>
          <table:previous table:id="ct135">
            <table:change-track-table-cell table:cell-address="Sheet1.L10" table:formula="of:=DEC2HEX(#ref!12*256*256+HEX2DEC(#ref!12)*256+15;4)" office:value-type="float" office:value="0"/>
          </table:previous>
        </table:cell-content-change>
        <table:cell-content-change table:id="ct137">
          <table:cell-address table:column="11" table:row="9" table:table="0"/>
          <office:change-info>
            <dc:creator>Bob Jacobsen</dc:creator>
            <dc:date>2011-03-13T07:15:09</dc:date>
          </office:change-info>
          <table:previous table:id="ct136">
            <table:change-track-table-cell table:cell-address="Sheet1.L10" table:formula="of:=DEC2HEX(#ref!12*256*256+HEX2DEC(#ref!12)*256;4)" office:value-type="float" office:value="0"/>
          </table:previous>
        </table:cell-content-change>
        <table:cell-content-change table:id="ct138">
          <table:cell-address table:column="11" table:row="9" table:table="0"/>
          <office:change-info>
            <dc:creator>Bob Jacobsen</dc:creator>
            <dc:date>2011-03-13T07:15:41</dc:date>
          </office:change-info>
          <table:previous table:id="ct137">
            <table:change-track-table-cell table:cell-address="Sheet1.L10" table:formula="of:=DEC2HEX(#ref!12*256+HEX2DEC(#ref!12)*256;4)" office:value-type="float" office:value="0"/>
          </table:previous>
        </table:cell-content-change>
        <table:cell-content-change table:id="ct139">
          <table:cell-address table:column="11" table:row="9" table:table="0"/>
          <office:change-info>
            <dc:creator>Bob Jacobsen</dc:creator>
            <dc:date>2011-03-13T07:16:33</dc:date>
          </office:change-info>
          <table:previous table:id="ct138">
            <table:change-track-table-cell table:cell-address="Sheet1.L10" table:formula="of:=DEC2HEX(#ref!12*256*16+HEX2DEC(#ref!12)*256+15;4)" office:value-type="float" office:value="0"/>
          </table:previous>
        </table:cell-content-change>
        <table:cell-content-change table:id="ct140">
          <table:cell-address table:column="11"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1"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1"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1"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1"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1"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1"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1"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1"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1"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1"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1" table:row="13" table:table="0"/>
          <office:change-info>
            <dc:creator>Bob Jacobsen</dc:creator>
            <dc:date>2011-03-13T07:21:45</dc:date>
          </office:change-info>
          <table:previous table:id="ct121">
            <table:change-track-table-cell table:cell-address="Sheet1.L14" table:formula="of:=DEC2HEX(MOD(INT(HEX2DEC([.J14])/16);256);2)" office:value-type="string">
              <text:p>0C</text:p>
            </table:change-track-table-cell>
          </table:previous>
        </table:cell-content-change>
        <table:cell-content-change table:id="ct152">
          <table:cell-address table:column="11" table:row="13" table:table="0"/>
          <office:change-info>
            <dc:creator>Bob Jacobsen</dc:creator>
            <dc:date>2011-03-13T07:21:46</dc:date>
          </office:change-info>
          <table:previous table:id="ct120">
            <table:change-track-table-cell table:cell-address="Sheet1.L14" table:formula="of:=DEC2HEX(MOD(INT(HEX2DEC([.J14])/16);256);2)" office:value-type="string">
              <text:p>0C</text:p>
            </table:change-track-table-cell>
          </table:previous>
        </table:cell-content-change>
        <table:cell-content-change table:id="ct153">
          <table:cell-address table:column="11" table:row="23" table:table="0"/>
          <office:change-info>
            <dc:creator>Bob Jacobsen</dc:creator>
            <dc:date>2011-03-13T07:22:57</dc:date>
          </office:change-info>
          <table:previous>
            <table:change-track-table-cell/>
          </table:previous>
        </table:cell-content-change>
        <table:cell-content-change table:id="ct154">
          <table:cell-address table:column="11" table:row="23" table:table="0"/>
          <office:change-info>
            <dc:creator>Bob Jacobsen</dc:creator>
            <dc:date>2011-03-13T07:23:01</dc:date>
          </office:change-info>
          <table:previous>
            <table:change-track-table-cell/>
          </table:previous>
        </table:cell-content-change>
        <table:cell-content-change table:id="ct155">
          <table:cell-address table:column="11"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1" table:row="26" table:table="0"/>
          <office:change-info>
            <dc:creator>Bob Jacobsen</dc:creator>
            <dc:date>2011-03-13T07:23:05</dc:date>
          </office:change-info>
          <table:previous>
            <table:change-track-table-cell/>
          </table:previous>
        </table:cell-content-change>
        <table:cell-content-change table:id="ct157">
          <table:cell-address table:column="11" table:row="26" table:table="0"/>
          <office:change-info>
            <dc:creator>Bob Jacobsen</dc:creator>
            <dc:date>2011-03-13T07:23:07</dc:date>
          </office:change-info>
          <table:previous>
            <table:change-track-table-cell/>
          </table:previous>
        </table:cell-content-change>
        <table:cell-content-change table:id="ct158">
          <table:cell-address table:column="11"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1" table:row="9" table:table="0"/>
          <office:change-info>
            <dc:creator>Bob Jacobsen</dc:creator>
            <dc:date>2011-03-13T07:24:22</dc:date>
          </office:change-info>
          <table:previous>
            <table:change-track-table-cell table:cell-address="Sheet1.L10" table:formula="of:=IF([.A10]=&quot;Y&quot;;4;IF([.D10]=&quot;Y&quot;;0;1))" office:value-type="float" office:value="1"/>
          </table:previous>
        </table:cell-content-change>
        <table:cell-content-change table:id="ct160">
          <table:cell-address table:column="11"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1" table:row="11" table:table="0"/>
          <office:change-info>
            <dc:creator>Bob Jacobsen</dc:creator>
            <dc:date>2011-03-13T07:24:23</dc:date>
          </office:change-info>
          <table:previous>
            <table:change-track-table-cell table:cell-address="Sheet1.L12" table:formula="of:=IF([.A12]=&quot;Y&quot;;4;IF([.D12]=&quot;Y&quot;;0;1))" office:value-type="float" office:value="1"/>
          </table:previous>
        </table:cell-content-change>
        <table:cell-content-change table:id="ct162">
          <table:cell-address table:column="11" table:row="12" table:table="0"/>
          <office:change-info>
            <dc:creator>Bob Jacobsen</dc:creator>
            <dc:date>2011-03-13T07:24:24</dc:date>
          </office:change-info>
          <table:previous>
            <table:change-track-table-cell table:cell-address="Sheet1.L13" table:formula="of:=IF([.A13]=&quot;Y&quot;;4;IF([.D13]=&quot;Y&quot;;0;1))" office:value-type="float" office:value="1"/>
          </table:previous>
        </table:cell-content-change>
        <table:cell-content-change table:id="ct163">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1"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1" table:row="21" table:table="0"/>
          <office:change-info>
            <dc:creator>Bob Jacobsen</dc:creator>
            <dc:date>2011-03-13T07:24:27</dc:date>
          </office:change-info>
          <table:previous>
            <table:change-track-table-cell table:cell-address="Sheet1.L22" table:formula="of:=IF([.A22]=&quot;Y&quot;;4;IF([.D22]=&quot;Y&quot;;0;1))" office:value-type="float" office:value="1"/>
          </table:previous>
        </table:cell-content-change>
        <table:cell-content-change table:id="ct168">
          <table:cell-address table:column="11" table:row="22" table:table="0"/>
          <office:change-info>
            <dc:creator>Bob Jacobsen</dc:creator>
            <dc:date>2011-03-13T07:24:27</dc:date>
          </office:change-info>
          <table:previous>
            <table:change-track-table-cell table:cell-address="Sheet1.L23" table:formula="of:=IF([.A23]=&quot;Y&quot;;4;IF([.D23]=&quot;Y&quot;;0;1))" office:value-type="float" office:value="1"/>
          </table:previous>
        </table:cell-content-change>
        <table:cell-content-change table:id="ct169">
          <table:cell-address table:column="11" table:row="23" table:table="0"/>
          <office:change-info>
            <dc:creator>Bob Jacobsen</dc:creator>
            <dc:date>2011-03-13T07:24:28</dc:date>
          </office:change-info>
          <table:previous>
            <table:change-track-table-cell table:cell-address="Sheet1.L24" table:formula="of:=IF([.A24]=&quot;Y&quot;;4;IF([.D24]=&quot;Y&quot;;0;1))" office:value-type="float" office:value="0"/>
          </table:previous>
        </table:cell-content-change>
        <table:cell-content-change table:id="ct170">
          <table:cell-address table:column="11" table:row="24" table:table="0"/>
          <office:change-info>
            <dc:creator>Bob Jacobsen</dc:creator>
            <dc:date>2011-03-13T07:24:28</dc:date>
          </office:change-info>
          <table:previous>
            <table:change-track-table-cell table:cell-address="Sheet1.L25" table:formula="of:=IF([.A25]=&quot;Y&quot;;4;IF([.D25]=&quot;Y&quot;;0;1))" office:value-type="float" office:value="1"/>
          </table:previous>
        </table:cell-content-change>
        <table:cell-content-change table:id="ct171">
          <table:cell-address table:column="11" table:row="25" table:table="0"/>
          <office:change-info>
            <dc:creator>Bob Jacobsen</dc:creator>
            <dc:date>2011-03-13T07:24:28</dc:date>
          </office:change-info>
          <table:previous>
            <table:change-track-table-cell table:cell-address="Sheet1.L26" table:formula="of:=IF([.A26]=&quot;Y&quot;;4;IF([.D26]=&quot;Y&quot;;0;1))" office:value-type="float" office:value="1"/>
          </table:previous>
        </table:cell-content-change>
        <table:cell-content-change table:id="ct172">
          <table:cell-address table:column="11" table:row="26" table:table="0"/>
          <office:change-info>
            <dc:creator>Bob Jacobsen</dc:creator>
            <dc:date>2011-03-13T07:24:29</dc:date>
          </office:change-info>
          <table:previous>
            <table:change-track-table-cell table:cell-address="Sheet1.L27" table:formula="of:=IF([.A27]=&quot;Y&quot;;4;IF([.D27]=&quot;Y&quot;;0;1))" office:value-type="float" office:value="0"/>
          </table:previous>
        </table:cell-content-change>
        <table:cell-content-change table:id="ct173">
          <table:cell-address table:column="11"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1" table:row="28" table:table="0"/>
          <office:change-info>
            <dc:creator>Bob Jacobsen</dc:creator>
            <dc:date>2011-03-13T07:24:29</dc:date>
          </office:change-info>
          <table:previous>
            <table:change-track-table-cell table:cell-address="Sheet1.L29" table:formula="of:=IF([.A29]=&quot;Y&quot;;4;IF([.D29]=&quot;Y&quot;;0;1))" office:value-type="float" office:value="1"/>
          </table:previous>
        </table:cell-content-change>
        <table:cell-content-change table:id="ct175">
          <table:cell-address table:column="11" table:row="29" table:table="0"/>
          <office:change-info>
            <dc:creator>Bob Jacobsen</dc:creator>
            <dc:date>2011-03-13T07:24:30</dc:date>
          </office:change-info>
          <table:previous>
            <table:change-track-table-cell table:cell-address="Sheet1.L30" table:formula="of:=IF([.A30]=&quot;Y&quot;;4;IF([.D30]=&quot;Y&quot;;0;1))" office:value-type="float" office:value="1"/>
          </table:previous>
        </table:cell-content-change>
        <table:cell-content-change table:id="ct176">
          <table:cell-address table:column="11" table:row="30" table:table="0"/>
          <office:change-info>
            <dc:creator>Bob Jacobsen</dc:creator>
            <dc:date>2011-03-13T07:24:30</dc:date>
          </office:change-info>
          <table:previous>
            <table:change-track-table-cell table:cell-address="Sheet1.L31" table:formula="of:=IF([.A31]=&quot;Y&quot;;4;IF([.D31]=&quot;Y&quot;;0;1))" office:value-type="float" office:value="1"/>
          </table:previous>
        </table:cell-content-change>
        <table:cell-content-change table:id="ct177">
          <table:cell-address table:column="11" table:row="36"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1" table:row="37"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1" table:row="3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1" table:row="42"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1" table:row="44"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1" table:row="47"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1" table:row="4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1" table:row="49"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1"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5" table:start-table="0" table:end-column="0" table:end-row="54" table:end-table="0"/>
          <table:target-range-address table:column="0" table:row="57" table:table="0"/>
          <office:change-info>
            <dc:creator>Bob Jacobsen</dc:creator>
            <dc:date>2011-06-13T04:41:27</dc:date>
          </office:change-info>
          <table:dependencies>
            <table:dependence table:id="ct1542"/>
            <table:dependence table:id="ct-44"/>
          </table:dependencies>
        </table:movement>
        <table:movement table:id="ct187">
          <table:source-range-address table:column="5" table:row="55" table:table="0"/>
          <table:target-range-address table:start-column="11" table:start-row="57" table:start-table="0" table:end-column="11" table:end-row="58"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4" table:row="17" table:table="0"/>
          <office:change-info>
            <dc:creator>Bob Jacobsen</dc:creator>
            <dc:date>2011-06-13T04:42:49</dc:date>
          </office:change-info>
          <table:previous>
            <table:change-track-table-cell/>
          </table:previous>
        </table:cell-content-change>
        <table:cell-content-change table:id="ct199">
          <table:cell-address table:column="4" table:row="18" table:table="0"/>
          <office:change-info>
            <dc:creator>Bob Jacobsen</dc:creator>
            <dc:date>2011-06-13T04:42:49</dc:date>
          </office:change-info>
          <table:previous>
            <table:change-track-table-cell/>
          </table:previous>
        </table:cell-content-change>
        <table:cell-content-change table:id="ct200">
          <table:cell-address table:column="5" table:row="17" table:table="0"/>
          <office:change-info>
            <dc:creator>Bob Jacobsen</dc:creator>
            <dc:date>2011-06-13T04:42:49</dc:date>
          </office:change-info>
          <table:previous>
            <table:change-track-table-cell/>
          </table:previous>
        </table:cell-content-change>
        <table:cell-content-change table:id="ct201">
          <table:cell-address table:column="5" table:row="18" table:table="0"/>
          <office:change-info>
            <dc:creator>Bob Jacobsen</dc:creator>
            <dc:date>2011-06-13T04:42:49</dc:date>
          </office:change-info>
          <table:previous>
            <table:change-track-table-cell/>
          </table:previous>
        </table:cell-content-change>
        <table:cell-content-change table:id="ct202">
          <table:cell-address table:column="6" table:row="17" table:table="0"/>
          <office:change-info>
            <dc:creator>Bob Jacobsen</dc:creator>
            <dc:date>2011-06-13T04:42:49</dc:date>
          </office:change-info>
          <table:previous>
            <table:change-track-table-cell/>
          </table:previous>
        </table:cell-content-change>
        <table:cell-content-change table:id="ct203">
          <table:cell-address table:column="6" table:row="18" table:table="0"/>
          <office:change-info>
            <dc:creator>Bob Jacobsen</dc:creator>
            <dc:date>2011-06-13T04:42:49</dc:date>
          </office:change-info>
          <table:previous>
            <table:change-track-table-cell/>
          </table:previous>
        </table:cell-content-change>
        <table:cell-content-change table:id="ct204">
          <table:cell-address table:column="9" table:row="17" table:table="0"/>
          <office:change-info>
            <dc:creator>Bob Jacobsen</dc:creator>
            <dc:date>2011-06-13T04:42:49</dc:date>
          </office:change-info>
          <table:previous>
            <table:change-track-table-cell/>
          </table:previous>
        </table:cell-content-change>
        <table:cell-content-change table:id="ct205">
          <table:cell-address table:column="9" table:row="18" table:table="0"/>
          <office:change-info>
            <dc:creator>Bob Jacobsen</dc:creator>
            <dc:date>2011-06-13T04:42:49</dc:date>
          </office:change-info>
          <table:previous>
            <table:change-track-table-cell/>
          </table:previous>
        </table:cell-content-change>
        <table:cell-content-change table:id="ct206">
          <table:cell-address table:column="9" table:row="17" table:table="0"/>
          <office:change-info>
            <dc:creator>Bob Jacobsen</dc:creator>
            <dc:date>2011-06-13T04:42:49</dc:date>
          </office:change-info>
          <table:previous>
            <table:change-track-table-cell/>
          </table:previous>
        </table:cell-content-change>
        <table:cell-content-change table:id="ct207">
          <table:cell-address table:column="9" table:row="18" table:table="0"/>
          <office:change-info>
            <dc:creator>Bob Jacobsen</dc:creator>
            <dc:date>2011-06-13T04:42:49</dc:date>
          </office:change-info>
          <table:previous>
            <table:change-track-table-cell/>
          </table:previous>
        </table:cell-content-change>
        <table:cell-content-change table:id="ct208">
          <table:cell-address table:column="11" table:row="17" table:table="0"/>
          <office:change-info>
            <dc:creator>Bob Jacobsen</dc:creator>
            <dc:date>2011-06-13T04:42:49</dc:date>
          </office:change-info>
          <table:previous>
            <table:change-track-table-cell/>
          </table:previous>
        </table:cell-content-change>
        <table:cell-content-change table:id="ct209">
          <table:cell-address table:column="11" table:row="18" table:table="0"/>
          <office:change-info>
            <dc:creator>Bob Jacobsen</dc:creator>
            <dc:date>2011-06-13T04:42:49</dc:date>
          </office:change-info>
          <table:previous>
            <table:change-track-table-cell/>
          </table:previous>
        </table:cell-content-change>
        <table:cell-content-change table:id="ct210">
          <table:cell-address table:column="11" table:row="17" table:table="0"/>
          <office:change-info>
            <dc:creator>Bob Jacobsen</dc:creator>
            <dc:date>2011-06-13T04:42:49</dc:date>
          </office:change-info>
          <table:previous>
            <table:change-track-table-cell/>
          </table:previous>
        </table:cell-content-change>
        <table:cell-content-change table:id="ct211">
          <table:cell-address table:column="11" table:row="18" table:table="0"/>
          <office:change-info>
            <dc:creator>Bob Jacobsen</dc:creator>
            <dc:date>2011-06-13T04:42:49</dc:date>
          </office:change-info>
          <table:previous>
            <table:change-track-table-cell/>
          </table:previous>
        </table:cell-content-change>
        <table:cell-content-change table:id="ct212">
          <table:cell-address table:column="11" table:row="17" table:table="0"/>
          <office:change-info>
            <dc:creator>Bob Jacobsen</dc:creator>
            <dc:date>2011-06-13T04:42:49</dc:date>
          </office:change-info>
          <table:previous>
            <table:change-track-table-cell/>
          </table:previous>
        </table:cell-content-change>
        <table:cell-content-change table:id="ct213">
          <table:cell-address table:column="11" table:row="18" table:table="0"/>
          <office:change-info>
            <dc:creator>Bob Jacobsen</dc:creator>
            <dc:date>2011-06-13T04:42:49</dc:date>
          </office:change-info>
          <table:previous>
            <table:change-track-table-cell/>
          </table:previous>
        </table:cell-content-change>
        <table:cell-content-change table:id="ct214">
          <table:cell-address table:column="13" table:row="17" table:table="0"/>
          <office:change-info>
            <dc:creator>Bob Jacobsen</dc:creator>
            <dc:date>2011-06-13T04:42:49</dc:date>
          </office:change-info>
          <table:previous>
            <table:change-track-table-cell/>
          </table:previous>
        </table:cell-content-change>
        <table:cell-content-change table:id="ct215">
          <table:cell-address table:column="13"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2" table:row="13" table:table="0"/>
              <table:change-track-table-cell office:value-type="string">
                <text:p>MTI byte 0x2E</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E4</text:p>
              </table:change-track-table-cell>
            </table:cell-content-deletion>
            <table:cell-content-deletion>
              <table:cell-address table:column="6" table:row="13" table:table="0"/>
              <table:change-track-table-cell office:value-type="float" office:value="14"/>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J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2" table:row="13" table:table="0"/>
              <table:change-track-table-cell office:value-type="string">
                <text:p>MTI byte 0x2F, protocol flags</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F4</text:p>
              </table:change-track-table-cell>
            </table:cell-content-deletion>
            <table:cell-content-deletion>
              <table:cell-address table:column="6" table:row="13" table:table="0"/>
              <table:change-track-table-cell office:value-type="float" office:value="15"/>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1" table:row="13"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J14" table:formula="of:=IF([.B14]=&quot;Y&quot;;4;0)+IF([.C14]=&quot;Y&quot;;2;0)+IF([.D14]=&quot;Y&quot;;1;0)" office:value-type="float" office:value="4"/>
            </table:cell-content-deletion>
          </table:deletions>
        </table:deletion>
        <table:cell-content-change table:id="ct218">
          <table:cell-address table:column="9" table:row="49" table:table="0"/>
          <office:change-info>
            <dc:creator>Bob Jacobsen</dc:creator>
            <dc:date>2011-06-13T04:44:06</dc:date>
          </office:change-info>
          <table:previous>
            <table:change-track-table-cell table:cell-address="Sheet1.J50" table:formula="of:=DEC2HEX(3*(16*256)+[.F50]*256*2+[.G50]*16+#ref!51;4)" office:value-type="float" office:value="0"/>
          </table:previous>
        </table:cell-content-change>
        <table:cell-content-change table:id="ct219">
          <table:cell-address table:column="9" table:row="9" table:table="0"/>
          <office:change-info>
            <dc:creator>Bob Jacobsen</dc:creator>
            <dc:date>2011-07-23T21:50:56</dc:date>
          </office:change-info>
          <table:previous>
            <table:change-track-table-cell table:cell-address="Sheet1.J10" table:formula="of:=DEC2HEX(3*(16*256)+[.F10]*256*2+[.G10]*16+#ref!12;4)" office:value-type="float" office:value="0"/>
          </table:previous>
        </table:cell-content-change>
        <table:cell-content-change table:id="ct220">
          <table:cell-address table:column="9" table:row="10" table:table="0"/>
          <office:change-info>
            <dc:creator>Bob Jacobsen</dc:creator>
            <dc:date>2011-07-23T21:51:14</dc:date>
          </office:change-info>
          <table:previous>
            <table:change-track-table-cell table:cell-address="Sheet1.J11" table:formula="of:=DEC2HEX(3*(16*256)+[.F11]*256*2+[.G11]*16+#ref!13;4)" office:value-type="float" office:value="0"/>
          </table:previous>
        </table:cell-content-change>
        <table:cell-content-change table:id="ct221">
          <table:cell-address table:column="9" table:row="9" table:table="0"/>
          <office:change-info>
            <dc:creator>Bob Jacobsen</dc:creator>
            <dc:date>2011-07-23T21:51:59</dc:date>
          </office:change-info>
          <table:previous table:id="ct219">
            <table:change-track-table-cell table:cell-address="Sheet1.J10" table:formula="of:=DEC2HEX(3*(16*256)+[.G10]*256*2+[.H10]*16+[.I10]+IF([.F10]!=#NAME?[.$E11],1024,0);4)" office:value-type="string"/>
          </table:previous>
        </table:cell-content-change>
        <table:cell-content-change table:id="ct222">
          <table:cell-address table:column="9" table:row="9" table:table="0"/>
          <office:change-info>
            <dc:creator>Bob Jacobsen</dc:creator>
            <dc:date>2011-07-23T21:52:22</dc:date>
          </office:change-info>
          <table:previous table:id="ct221">
            <table:change-track-table-cell table:cell-address="Sheet1.J10" table:formula="of:=DEC2HEX(3*(16*256)+[.G10]*256*2+[.H10]*16+[.I10]+IF([.F10]!=#NAME?[.$E11];1024;0);4)" office:value-type="string"/>
          </table:previous>
        </table:cell-content-change>
        <table:cell-content-change table:id="ct223">
          <table:cell-address table:column="9" table:row="9" table:table="0"/>
          <office:change-info>
            <dc:creator>Bob Jacobsen</dc:creator>
            <dc:date>2011-07-23T21:52:46</dc:date>
          </office:change-info>
          <table:previous table:id="ct222">
            <table:change-track-table-cell table:cell-address="Sheet1.J10" table:formula="of:=DEC2HEX(1*(16*256)+[.G10]*256*2+[.H10]*16+[.I10]+IF([.F10]!=#NAME?[.$E11];2*16*256;0);4)" office:value-type="string"/>
          </table:previous>
        </table:cell-content-change>
        <table:cell-content-change table:id="ct224">
          <table:cell-address table:column="9" table:row="9" table:table="0"/>
          <office:change-info>
            <dc:creator>Bob Jacobsen</dc:creator>
            <dc:date>2011-07-23T21:53:13</dc:date>
          </office:change-info>
          <table:previous table:id="ct223">
            <table:change-track-table-cell table:cell-address="Sheet1.J10" table:formula="of:=DEC2HEX(1*(16*256)+[.G10]*256*2+[.H10]*16+[.I10]+IF([.F10]!=&quot;Y&quot;;2*16*256;0);4)" office:value-type="string"/>
          </table:previous>
        </table:cell-content-change>
        <table:cell-content-change table:id="ct225">
          <table:cell-address table:column="9" table:row="9" table:table="0"/>
          <office:change-info>
            <dc:creator>Bob Jacobsen</dc:creator>
            <dc:date>2011-07-23T21:53:28</dc:date>
          </office:change-info>
          <table:previous table:id="ct224">
            <table:change-track-table-cell table:cell-address="Sheet1.J10" table:formula="of:=DEC2HEX(1*(16*256)+[.F10]*256*2+[.G10]*16+#ref!12+IF([.E10]=&quot;Y&quot;;2*16*256;0);4)" office:value-type="float" office:value="0"/>
          </table:previous>
        </table:cell-content-change>
        <table:cell-content-change table:id="ct226">
          <table:cell-address table:column="9" table:row="10" table:table="0"/>
          <office:change-info>
            <dc:creator>Bob Jacobsen</dc:creator>
            <dc:date>2011-07-23T21:53:44</dc:date>
          </office:change-info>
          <table:previous table:id="ct220">
            <table:change-track-table-cell table:cell-address="Sheet1.J11" table:formula="of:=DEC2HEX(3*(16*256)+[.F11]*256*2+[.G11]*16+#ref!13+IF([.E11]!='Y',1024,0);4)" office:value-type="string"/>
          </table:previous>
        </table:cell-content-change>
        <table:cell-content-change table:id="ct227">
          <table:cell-address table:column="9" table:row="9" table:table="0"/>
          <office:change-info>
            <dc:creator>Bob Jacobsen</dc:creator>
            <dc:date>2011-07-23T21:53:52</dc:date>
          </office:change-info>
          <table:previous table:id="ct225">
            <table:change-track-table-cell table:cell-address="Sheet1.J10" table:formula="of:=DEC2HEX(1*(16*256)+[.G10]*256*2+[.H10]*16+[.I10]+IF(![.F10]=&quot;Y&quot;;2*16*256;0);4)" office:value-type="string"/>
          </table:previous>
        </table:cell-content-change>
        <table:cell-content-change table:id="ct228">
          <table:cell-address table:column="9" table:row="10" table:table="0"/>
          <office:change-info>
            <dc:creator>Bob Jacobsen</dc:creator>
            <dc:date>2011-07-23T21:54:03</dc:date>
          </office:change-info>
          <table:previous table:id="ct226">
            <table:change-track-table-cell table:cell-address="Sheet1.J11" table:formula="of:=DEC2HEX(3*(16*256)+[.G11]*256*2+[.H11]*16+[.I11]+IF(not [.F11]!=#NAME?[.$E11],1024,0);4)" office:value-type="string"/>
          </table:previous>
        </table:cell-content-change>
        <table:cell-content-change table:id="ct229">
          <table:cell-address table:column="9" table:row="9" table:table="0"/>
          <office:change-info>
            <dc:creator>Bob Jacobsen</dc:creator>
            <dc:date>2011-07-23T21:54:35</dc:date>
          </office:change-info>
          <table:previous table:id="ct227">
            <table:change-track-table-cell table:cell-address="Sheet1.J10" table:formula="of:=DEC2HEX(1*(16*256)+[.G10]*256*2+[.H10]*16+[.I10]+IF(not [.F10]=&quot;Y&quot;;2*16*256;0);4)" office:value-type="string"/>
          </table:previous>
        </table:cell-content-change>
        <table:cell-content-change table:id="ct230">
          <table:cell-address table:column="9" table:row="10" table:table="0"/>
          <office:change-info>
            <dc:creator>Bob Jacobsen</dc:creator>
            <dc:date>2011-07-23T21:54:43</dc:date>
          </office:change-info>
          <table:previous table:id="ct228">
            <table:change-track-table-cell table:cell-address="Sheet1.J11" table:formula="of:=DEC2HEX(3*(16*256)+[.G11]*256*2+[.H11]*16+[.I11]+IF(not [.F11]!=&quot;Y&quot;,1024,0);4)" office:value-type="string"/>
          </table:previous>
        </table:cell-content-change>
        <table:cell-content-change table:id="ct231">
          <table:cell-address table:column="9" table:row="10" table:table="0"/>
          <office:change-info>
            <dc:creator>Bob Jacobsen</dc:creator>
            <dc:date>2011-07-23T21:54:47</dc:date>
          </office:change-info>
          <table:previous table:id="ct230">
            <table:change-track-table-cell table:cell-address="Sheet1.J11" table:formula="of:=DEC2HEX(3*(16*256)+[.G11]*256*2+[.H11]*16+[.I11]+IF(NOT ([.F11]!=&quot;Y&quot;),1024,0);4)" office:value-type="string"/>
          </table:previous>
        </table:cell-content-change>
        <table:cell-content-change table:id="ct232">
          <table:cell-address table:column="9" table:row="10" table:table="0"/>
          <office:change-info>
            <dc:creator>Bob Jacobsen</dc:creator>
            <dc:date>2011-07-23T21:54:55</dc:date>
          </office:change-info>
          <table:previous table:id="ct231">
            <table:change-track-table-cell table:cell-address="Sheet1.J11" table:formula="of:=DEC2HEX(3*(16*256)+[.G11]*256*2+[.H11]*16+[.I11]+IF(NOT ([.F11]=&quot;Y&quot;),1024,0);4)" office:value-type="string"/>
          </table:previous>
        </table:cell-content-change>
        <table:cell-content-change table:id="ct233">
          <table:cell-address table:column="9" table:row="10" table:table="0"/>
          <office:change-info>
            <dc:creator>Bob Jacobsen</dc:creator>
            <dc:date>2011-07-23T21:54:58</dc:date>
          </office:change-info>
          <table:previous table:id="ct232">
            <table:change-track-table-cell table:cell-address="Sheet1.J11" table:formula="of:=DEC2HEX(3*(16*256)+[.G11]*256*2+[.H11]*16+[.I11]+IF(NOT ([.F11]=&quot;Y&quot;)),1024,0);4)" office:value-type="string"/>
          </table:previous>
        </table:cell-content-change>
        <table:cell-content-change table:id="ct234">
          <table:cell-address table:column="9" table:row="11" table:table="0"/>
          <office:change-info>
            <dc:creator>Bob Jacobsen</dc:creator>
            <dc:date>2011-07-23T21:55:16</dc:date>
          </office:change-info>
          <table:previous>
            <table:change-track-table-cell table:cell-address="Sheet1.J12" table:formula="of:=DEC2HEX(3*(16*256)+[.F12]*256*2+[.G12]*16+#ref!14;4)" office:value-type="float" office:value="0"/>
          </table:previous>
        </table:cell-content-change>
        <table:cell-content-change table:id="ct235">
          <table:cell-address table:column="9" table:row="12" table:table="0"/>
          <office:change-info>
            <dc:creator>Bob Jacobsen</dc:creator>
            <dc:date>2011-07-23T21:55:17</dc:date>
          </office:change-info>
          <table:previous>
            <table:change-track-table-cell table:cell-address="Sheet1.J13" table:formula="of:=DEC2HEX(3*(16*256)+[.F13]*256*2+[.G13]*16+#ref!15;4)" office:value-type="float" office:value="0"/>
          </table:previous>
        </table:cell-content-change>
        <table:cell-content-change table:id="ct236">
          <table:cell-address table:column="9" table:row="13" table:table="0"/>
          <office:change-info>
            <dc:creator>Bob Jacobsen</dc:creator>
            <dc:date>2011-07-23T21:55:18</dc:date>
          </office:change-info>
          <table:previous>
            <table:change-track-table-cell table:cell-address="Sheet1.J14" table:formula="of:=DEC2HEX(3*(16*256)+[.F14]*256*2+[.G14]*16+#ref!16;4)" office:value-type="float" office:value="0"/>
          </table:previous>
        </table:cell-content-change>
        <table:cell-content-change table:id="ct237">
          <table:cell-address table:column="9" table:row="14" table:table="0"/>
          <office:change-info>
            <dc:creator>Bob Jacobsen</dc:creator>
            <dc:date>2011-07-23T21:55:20</dc:date>
          </office:change-info>
          <table:previous>
            <table:change-track-table-cell table:cell-address="Sheet1.J15" table:formula="of:=DEC2HEX(3*(16*256)+[.F15]*256*2+[.G15]*16+#ref!17;4)" office:value-type="float" office:value="0"/>
          </table:previous>
        </table:cell-content-change>
        <table:cell-content-change table:id="ct238">
          <table:cell-address table:column="9"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9"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9" table:row="21" table:table="0"/>
          <office:change-info>
            <dc:creator>Bob Jacobsen</dc:creator>
            <dc:date>2011-07-23T21:55:23</dc:date>
          </office:change-info>
          <table:previous>
            <table:change-track-table-cell table:cell-address="Sheet1.J22" table:formula="of:=DEC2HEX(3*(16*256)+[.F22]*256*2+[.G22]*16+#ref!24;4)" office:value-type="float" office:value="0"/>
          </table:previous>
        </table:cell-content-change>
        <table:cell-content-change table:id="ct241">
          <table:cell-address table:column="9" table:row="22" table:table="0"/>
          <office:change-info>
            <dc:creator>Bob Jacobsen</dc:creator>
            <dc:date>2011-07-23T21:55:23</dc:date>
          </office:change-info>
          <table:previous>
            <table:change-track-table-cell table:cell-address="Sheet1.J23" table:formula="of:=DEC2HEX(3*(16*256)+[.F23]*256*2+[.G23]*16+#ref!25;4)" office:value-type="float" office:value="0"/>
          </table:previous>
        </table:cell-content-change>
        <table:cell-content-change table:id="ct242">
          <table:cell-address table:column="9" table:row="23" table:table="0"/>
          <office:change-info>
            <dc:creator>Bob Jacobsen</dc:creator>
            <dc:date>2011-07-23T21:55:24</dc:date>
          </office:change-info>
          <table:previous>
            <table:change-track-table-cell table:cell-address="Sheet1.J24" table:formula="of:=DEC2HEX(3*(16*256)+[.F24]*256*2+[.G24]*16+#ref!26;4)" office:value-type="float" office:value="0"/>
          </table:previous>
        </table:cell-content-change>
        <table:cell-content-change table:id="ct243">
          <table:cell-address table:column="9" table:row="24" table:table="0"/>
          <office:change-info>
            <dc:creator>Bob Jacobsen</dc:creator>
            <dc:date>2011-07-23T21:55:25</dc:date>
          </office:change-info>
          <table:previous>
            <table:change-track-table-cell table:cell-address="Sheet1.J25" table:formula="of:=DEC2HEX(3*(16*256)+[.F25]*256*2+[.G25]*16+#ref!27;4)" office:value-type="float" office:value="0"/>
          </table:previous>
        </table:cell-content-change>
        <table:cell-content-change table:id="ct244">
          <table:cell-address table:column="9" table:row="25" table:table="0"/>
          <office:change-info>
            <dc:creator>Bob Jacobsen</dc:creator>
            <dc:date>2011-07-23T21:55:26</dc:date>
          </office:change-info>
          <table:previous>
            <table:change-track-table-cell table:cell-address="Sheet1.J26" table:formula="of:=DEC2HEX(3*(16*256)+[.F26]*256*2+[.G26]*16+#ref!28;4)" office:value-type="float" office:value="0"/>
          </table:previous>
        </table:cell-content-change>
        <table:cell-content-change table:id="ct245">
          <table:cell-address table:column="9" table:row="26" table:table="0"/>
          <office:change-info>
            <dc:creator>Bob Jacobsen</dc:creator>
            <dc:date>2011-07-23T21:55:26</dc:date>
          </office:change-info>
          <table:previous>
            <table:change-track-table-cell table:cell-address="Sheet1.J27" table:formula="of:=DEC2HEX(3*(16*256)+[.F27]*256*2+[.G27]*16+#ref!29;4)" office:value-type="float" office:value="0"/>
          </table:previous>
        </table:cell-content-change>
        <table:cell-content-change table:id="ct246">
          <table:cell-address table:column="9" table:row="27" table:table="0"/>
          <office:change-info>
            <dc:creator>Bob Jacobsen</dc:creator>
            <dc:date>2011-07-23T21:55:27</dc:date>
          </office:change-info>
          <table:previous>
            <table:change-track-table-cell table:cell-address="Sheet1.J28" table:formula="of:=DEC2HEX(3*(16*256)+[.F28]*256*2+[.G28]*16+#ref!30;4)" office:value-type="float" office:value="0"/>
          </table:previous>
        </table:cell-content-change>
        <table:cell-content-change table:id="ct247">
          <table:cell-address table:column="9" table:row="28" table:table="0"/>
          <office:change-info>
            <dc:creator>Bob Jacobsen</dc:creator>
            <dc:date>2011-07-23T21:55:27</dc:date>
          </office:change-info>
          <table:previous>
            <table:change-track-table-cell table:cell-address="Sheet1.J29" table:formula="of:=DEC2HEX(3*(16*256)+[.F29]*256*2+[.G29]*16+#ref!31;4)" office:value-type="float" office:value="0"/>
          </table:previous>
        </table:cell-content-change>
        <table:cell-content-change table:id="ct248">
          <table:cell-address table:column="9" table:row="29" table:table="0"/>
          <office:change-info>
            <dc:creator>Bob Jacobsen</dc:creator>
            <dc:date>2011-07-23T21:55:27</dc:date>
          </office:change-info>
          <table:previous>
            <table:change-track-table-cell table:cell-address="Sheet1.J30" table:formula="of:=DEC2HEX(3*(16*256)+[.F30]*256*2+[.G30]*16+#ref!32;4)" office:value-type="float" office:value="0"/>
          </table:previous>
        </table:cell-content-change>
        <table:cell-content-change table:id="ct249">
          <table:cell-address table:column="9" table:row="30" table:table="0"/>
          <office:change-info>
            <dc:creator>Bob Jacobsen</dc:creator>
            <dc:date>2011-07-23T21:55:28</dc:date>
          </office:change-info>
          <table:previous>
            <table:change-track-table-cell table:cell-address="Sheet1.J31" table:formula="of:=DEC2HEX(3*(16*256)+[.F31]*256*2+[.G31]*16+#ref!33;4)" office:value-type="float" office:value="0"/>
          </table:previous>
        </table:cell-content-change>
        <table:cell-content-change table:id="ct250">
          <table:cell-address table:column="9" table:row="36" table:table="0"/>
          <office:change-info>
            <dc:creator>Bob Jacobsen</dc:creator>
            <dc:date>2011-07-23T21:55:32</dc:date>
          </office:change-info>
          <table:previous>
            <table:change-track-table-cell table:cell-address="Sheet1.J37" table:formula="of:=DEC2HEX(3*(16*256)+[.F37]*256*2+[.G37]*16+#ref!37;4)" office:value-type="float" office:value="0"/>
          </table:previous>
        </table:cell-content-change>
        <table:cell-content-change table:id="ct251">
          <table:cell-address table:column="9" table:row="37" table:table="0"/>
          <office:change-info>
            <dc:creator>Bob Jacobsen</dc:creator>
            <dc:date>2011-07-23T21:55:33</dc:date>
          </office:change-info>
          <table:previous>
            <table:change-track-table-cell table:cell-address="Sheet1.J38" table:formula="of:=DEC2HEX(3*(16*256)+[.F38]*256*2+[.G38]*16+#ref!39;4)" office:value-type="float" office:value="0"/>
          </table:previous>
        </table:cell-content-change>
        <table:cell-content-change table:id="ct252">
          <table:cell-address table:column="9" table:row="38" table:table="0"/>
          <office:change-info>
            <dc:creator>Bob Jacobsen</dc:creator>
            <dc:date>2011-07-23T21:55:33</dc:date>
          </office:change-info>
          <table:previous>
            <table:change-track-table-cell table:cell-address="Sheet1.J39" table:formula="of:=DEC2HEX(3*(16*256)+[.F39]*256*2+[.G39]*16+#ref!40;4)" office:value-type="float" office:value="0"/>
          </table:previous>
        </table:cell-content-change>
        <table:cell-content-change table:id="ct253">
          <table:cell-address table:column="9" table:row="42" table:table="0"/>
          <office:change-info>
            <dc:creator>Bob Jacobsen</dc:creator>
            <dc:date>2011-07-23T21:55:36</dc:date>
          </office:change-info>
          <table:previous>
            <table:change-track-table-cell table:cell-address="Sheet1.J43" table:formula="of:=DEC2HEX(3*(16*256)+[.F43]*256*2+[.G43]*16+#ref!44;4)" office:value-type="float" office:value="0"/>
          </table:previous>
        </table:cell-content-change>
        <table:cell-content-change table:id="ct254">
          <table:cell-address table:column="9" table:row="44" table:table="0"/>
          <office:change-info>
            <dc:creator>Bob Jacobsen</dc:creator>
            <dc:date>2011-07-23T21:55:37</dc:date>
          </office:change-info>
          <table:previous>
            <table:change-track-table-cell table:cell-address="Sheet1.J45" table:formula="of:=DEC2HEX(3*(16*256)+[.F45]*256*2+[.G45]*16+#ref!46;4)" office:value-type="float" office:value="0"/>
          </table:previous>
        </table:cell-content-change>
        <table:cell-content-change table:id="ct255">
          <table:cell-address table:column="9" table:row="49" table:table="0"/>
          <office:change-info>
            <dc:creator>Bob Jacobsen</dc:creator>
            <dc:date>2011-07-23T21:55:47</dc:date>
          </office:change-info>
          <table:previous table:id="ct218">
            <table:change-track-table-cell table:cell-address="Sheet1.J50" table:formula="of:=DEC2HEX([.F50]*256*2+[.G50]*16+#ref!51;4)" office:value-type="float" office:value="0"/>
          </table:previous>
        </table:cell-content-change>
        <table:cell-content-change table:id="ct256">
          <table:cell-address table:column="4"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1" table:table="0"/>
          <office:change-info>
            <dc:creator>Bob Jacobsen</dc:creator>
            <dc:date>2011-07-23T21:56:55</dc:date>
          </office:change-info>
          <table:previous>
            <table:change-track-table-cell/>
          </table:previous>
        </table:cell-content-change>
        <table:cell-content-change table:id="ct262">
          <table:cell-address table:column="3" table:row="52" table:table="0"/>
          <office:change-info>
            <dc:creator>Bob Jacobsen</dc:creator>
            <dc:date>2011-07-23T21:56:58</dc:date>
          </office:change-info>
          <table:previous>
            <table:change-track-table-cell/>
          </table:previous>
        </table:cell-content-change>
        <table:cell-content-change table:id="ct263">
          <table:cell-address table:column="3" table:row="53" table:table="0"/>
          <office:change-info>
            <dc:creator>Bob Jacobsen</dc:creator>
            <dc:date>2011-07-23T21:57:01</dc:date>
          </office:change-info>
          <table:previous>
            <table:change-track-table-cell/>
          </table:previous>
        </table:cell-content-change>
        <table:cell-content-change table:id="ct264">
          <table:cell-address table:column="3" table:row="54" table:table="0"/>
          <office:change-info>
            <dc:creator>Bob Jacobsen</dc:creator>
            <dc:date>2011-07-23T21:57:06</dc:date>
          </office:change-info>
          <table:previous>
            <table:change-track-table-cell/>
          </table:previous>
        </table:cell-content-change>
        <table:cell-content-change table:id="ct265">
          <table:cell-address table:column="9" table:row="54" table:table="0"/>
          <office:change-info>
            <dc:creator>Bob Jacobsen</dc:creator>
            <dc:date>2011-07-23T21:57:21</dc:date>
          </office:change-info>
          <table:previous>
            <table:change-track-table-cell/>
          </table:previous>
        </table:cell-content-change>
        <table:cell-content-change table:id="ct266">
          <table:cell-address table:column="9" table:row="5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9" table:row="53"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9" table:row="54"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4" table:row="36"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4" table:row="36" table:table="0"/>
          <office:change-info>
            <dc:creator>Bob Jacobsen</dc:creator>
            <dc:date>2011-07-23T21:59:13</dc:date>
          </office:change-info>
          <table:previous table:id="ct269">
            <table:change-track-table-cell/>
          </table:previous>
        </table:cell-content-change>
        <table:cell-content-change table:id="ct271">
          <table:cell-address table:column="11"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1"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1" table:row="9" table:table="0"/>
          <office:change-info>
            <dc:creator>Bob Jacobsen</dc:creator>
            <dc:date>2011-07-23T22:03:25</dc:date>
          </office:change-info>
          <table:previous table:id="ct106">
            <table:change-track-table-cell/>
          </table:previous>
        </table:cell-content-change>
        <table:cell-content-change table:id="ct274">
          <table:cell-address table:column="11" table:row="10" table:table="0"/>
          <office:change-info>
            <dc:creator>Bob Jacobsen</dc:creator>
            <dc:date>2011-07-23T22:03:27</dc:date>
          </office:change-info>
          <table:previous>
            <table:change-track-table-cell/>
          </table:previous>
        </table:cell-content-change>
        <table:cell-content-change table:id="ct275">
          <table:cell-address table:column="11" table:row="11" table:table="0"/>
          <office:change-info>
            <dc:creator>Bob Jacobsen</dc:creator>
            <dc:date>2011-07-23T22:03:28</dc:date>
          </office:change-info>
          <table:previous>
            <table:change-track-table-cell/>
          </table:previous>
        </table:cell-content-change>
        <table:cell-content-change table:id="ct276">
          <table:cell-address table:column="11" table:row="12" table:table="0"/>
          <office:change-info>
            <dc:creator>Bob Jacobsen</dc:creator>
            <dc:date>2011-07-23T22:03:28</dc:date>
          </office:change-info>
          <table:previous>
            <table:change-track-table-cell/>
          </table:previous>
        </table:cell-content-change>
        <table:cell-content-change table:id="ct277">
          <table:cell-address table:column="11" table:row="13" table:table="0"/>
          <office:change-info>
            <dc:creator>Bob Jacobsen</dc:creator>
            <dc:date>2011-07-23T22:03:29</dc:date>
          </office:change-info>
          <table:previous>
            <table:change-track-table-cell/>
          </table:previous>
        </table:cell-content-change>
        <table:cell-content-change table:id="ct278">
          <table:cell-address table:column="11" table:row="14" table:table="0"/>
          <office:change-info>
            <dc:creator>Bob Jacobsen</dc:creator>
            <dc:date>2011-07-23T22:03:29</dc:date>
          </office:change-info>
          <table:previous>
            <table:change-track-table-cell/>
          </table:previous>
        </table:cell-content-change>
        <table:cell-content-change table:id="ct279">
          <table:cell-address table:column="11" table:row="17" table:table="0"/>
          <office:change-info>
            <dc:creator>Bob Jacobsen</dc:creator>
            <dc:date>2011-07-23T22:03:35</dc:date>
          </office:change-info>
          <table:previous>
            <table:change-track-table-cell/>
          </table:previous>
        </table:cell-content-change>
        <table:cell-content-change table:id="ct280">
          <table:cell-address table:column="11" table:row="18" table:table="0"/>
          <office:change-info>
            <dc:creator>Bob Jacobsen</dc:creator>
            <dc:date>2011-07-23T22:03:35</dc:date>
          </office:change-info>
          <table:previous>
            <table:change-track-table-cell/>
          </table:previous>
        </table:cell-content-change>
        <table:cell-content-change table:id="ct281">
          <table:cell-address table:column="11" table:row="21" table:table="0"/>
          <office:change-info>
            <dc:creator>Bob Jacobsen</dc:creator>
            <dc:date>2011-07-23T22:03:37</dc:date>
          </office:change-info>
          <table:previous>
            <table:change-track-table-cell/>
          </table:previous>
        </table:cell-content-change>
        <table:cell-content-change table:id="ct282">
          <table:cell-address table:column="11" table:row="22" table:table="0"/>
          <office:change-info>
            <dc:creator>Bob Jacobsen</dc:creator>
            <dc:date>2011-07-23T22:03:37</dc:date>
          </office:change-info>
          <table:previous>
            <table:change-track-table-cell/>
          </table:previous>
        </table:cell-content-change>
        <table:cell-content-change table:id="ct283">
          <table:cell-address table:column="11"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1" table:row="24" table:table="0"/>
          <office:change-info>
            <dc:creator>Bob Jacobsen</dc:creator>
            <dc:date>2011-07-23T22:03:40</dc:date>
          </office:change-info>
          <table:previous>
            <table:change-track-table-cell/>
          </table:previous>
        </table:cell-content-change>
        <table:cell-content-change table:id="ct285">
          <table:cell-address table:column="11" table:row="25" table:table="0"/>
          <office:change-info>
            <dc:creator>Bob Jacobsen</dc:creator>
            <dc:date>2011-07-23T22:03:40</dc:date>
          </office:change-info>
          <table:previous>
            <table:change-track-table-cell/>
          </table:previous>
        </table:cell-content-change>
        <table:cell-content-change table:id="ct286">
          <table:cell-address table:column="11"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1" table:row="27" table:table="0"/>
          <office:change-info>
            <dc:creator>Bob Jacobsen</dc:creator>
            <dc:date>2011-07-23T22:03:49</dc:date>
          </office:change-info>
          <table:previous>
            <table:change-track-table-cell/>
          </table:previous>
        </table:cell-content-change>
        <table:cell-content-change table:id="ct288">
          <table:cell-address table:column="11" table:row="28" table:table="0"/>
          <office:change-info>
            <dc:creator>Bob Jacobsen</dc:creator>
            <dc:date>2011-07-23T22:03:53</dc:date>
          </office:change-info>
          <table:previous>
            <table:change-track-table-cell/>
          </table:previous>
        </table:cell-content-change>
        <table:cell-content-change table:id="ct289">
          <table:cell-address table:column="11" table:row="29" table:table="0"/>
          <office:change-info>
            <dc:creator>Bob Jacobsen</dc:creator>
            <dc:date>2011-07-23T22:03:54</dc:date>
          </office:change-info>
          <table:previous>
            <table:change-track-table-cell/>
          </table:previous>
        </table:cell-content-change>
        <table:cell-content-change table:id="ct290">
          <table:cell-address table:column="11" table:row="30" table:table="0"/>
          <office:change-info>
            <dc:creator>Bob Jacobsen</dc:creator>
            <dc:date>2011-07-23T22:03:55</dc:date>
          </office:change-info>
          <table:previous>
            <table:change-track-table-cell/>
          </table:previous>
        </table:cell-content-change>
        <table:cell-content-change table:id="ct291">
          <table:cell-address table:column="11" table:row="27" table:table="0"/>
          <office:change-info>
            <dc:creator>Bob Jacobsen</dc:creator>
            <dc:date>2011-07-23T22:04:03</dc:date>
          </office:change-info>
          <table:previous table:id="ct287">
            <table:change-track-table-cell table:cell-address="Sheet1.L28" table:formula="of:=[.C28]" office:value-type="float" office:value="0"/>
          </table:previous>
        </table:cell-content-change>
        <table:cell-content-change table:id="ct292">
          <table:cell-address table:column="11" table:row="27" table:table="0"/>
          <office:change-info>
            <dc:creator>Bob Jacobsen</dc:creator>
            <dc:date>2011-07-23T22:04:09</dc:date>
          </office:change-info>
          <table:previous table:id="ct291">
            <table:change-track-table-cell/>
          </table:previous>
        </table:cell-content-change>
        <table:cell-content-change table:id="ct293">
          <table:cell-address table:column="11" table:row="18" table:table="0"/>
          <office:change-info>
            <dc:creator>Bob Jacobsen</dc:creator>
            <dc:date>2011-07-23T22:04:14</dc:date>
          </office:change-info>
          <table:previous table:id="ct280">
            <table:change-track-table-cell table:cell-address="Sheet1.L19" table:formula="of:=[.C19]" office:value-type="float" office:value="0"/>
          </table:previous>
        </table:cell-content-change>
        <table:cell-content-change table:id="ct294">
          <table:cell-address table:column="11" table:row="17" table:table="0"/>
          <office:change-info>
            <dc:creator>Bob Jacobsen</dc:creator>
            <dc:date>2011-07-23T22:04:15</dc:date>
          </office:change-info>
          <table:previous table:id="ct279">
            <table:change-track-table-cell table:cell-address="Sheet1.L18" table:formula="of:=[.C18]" office:value-type="float" office:value="0"/>
          </table:previous>
        </table:cell-content-change>
        <table:cell-content-change table:id="ct295">
          <table:cell-address table:column="11" table:row="14" table:table="0"/>
          <office:change-info>
            <dc:creator>Bob Jacobsen</dc:creator>
            <dc:date>2011-07-23T22:04:16</dc:date>
          </office:change-info>
          <table:previous table:id="ct278">
            <table:change-track-table-cell table:cell-address="Sheet1.L15" table:formula="of:=[.C15]" office:value-type="float" office:value="0"/>
          </table:previous>
        </table:cell-content-change>
        <table:cell-content-change table:id="ct296">
          <table:cell-address table:column="11" table:row="13" table:table="0"/>
          <office:change-info>
            <dc:creator>Bob Jacobsen</dc:creator>
            <dc:date>2011-07-23T22:04:17</dc:date>
          </office:change-info>
          <table:previous table:id="ct277">
            <table:change-track-table-cell table:cell-address="Sheet1.L14" table:formula="of:=[.C14]" office:value-type="float" office:value="0"/>
          </table:previous>
        </table:cell-content-change>
        <table:cell-content-change table:id="ct297">
          <table:cell-address table:column="11" table:row="10" table:table="0"/>
          <office:change-info>
            <dc:creator>Bob Jacobsen</dc:creator>
            <dc:date>2011-07-23T22:04:23</dc:date>
          </office:change-info>
          <table:previous table:id="ct274">
            <table:change-track-table-cell table:cell-address="Sheet1.L11" table:formula="of:=[.C11]" office:value-type="float" office:value="0"/>
          </table:previous>
        </table:cell-content-change>
        <table:cell-content-change table:id="ct298">
          <table:cell-address table:column="11" table:row="10" table:table="0"/>
          <office:change-info>
            <dc:creator>Bob Jacobsen</dc:creator>
            <dc:date>2011-07-23T22:04:27</dc:date>
          </office:change-info>
          <table:previous>
            <table:change-track-table-cell/>
          </table:previous>
        </table:cell-content-change>
        <table:cell-content-change table:id="ct299">
          <table:cell-address table:column="11" table:row="10" table:table="0"/>
          <office:change-info>
            <dc:creator>Bob Jacobsen</dc:creator>
            <dc:date>2011-07-23T22:04:28</dc:date>
          </office:change-info>
          <table:previous>
            <table:change-track-table-cell/>
          </table:previous>
        </table:cell-content-change>
        <table:cell-content-change table:id="ct300">
          <table:cell-address table:column="11" table:row="10" table:table="0"/>
          <office:change-info>
            <dc:creator>Bob Jacobsen</dc:creator>
            <dc:date>2011-07-23T22:04:29</dc:date>
          </office:change-info>
          <table:previous>
            <table:change-track-table-cell/>
          </table:previous>
        </table:cell-content-change>
        <table:cell-content-change table:id="ct301">
          <table:cell-address table:column="11" table:row="13" table:table="0"/>
          <office:change-info>
            <dc:creator>Bob Jacobsen</dc:creator>
            <dc:date>2011-07-23T22:04:38</dc:date>
          </office:change-info>
          <table:previous>
            <table:change-track-table-cell/>
          </table:previous>
        </table:cell-content-change>
        <table:cell-content-change table:id="ct302">
          <table:cell-address table:column="11" table:row="13" table:table="0"/>
          <office:change-info>
            <dc:creator>Bob Jacobsen</dc:creator>
            <dc:date>2011-07-23T22:04:38</dc:date>
          </office:change-info>
          <table:previous>
            <table:change-track-table-cell/>
          </table:previous>
        </table:cell-content-change>
        <table:cell-content-change table:id="ct303">
          <table:cell-address table:column="11" table:row="13" table:table="0"/>
          <office:change-info>
            <dc:creator>Bob Jacobsen</dc:creator>
            <dc:date>2011-07-23T22:04:38</dc:date>
          </office:change-info>
          <table:previous>
            <table:change-track-table-cell/>
          </table:previous>
        </table:cell-content-change>
        <table:cell-content-change table:id="ct304">
          <table:cell-address table:column="11" table:row="14" table:table="0"/>
          <office:change-info>
            <dc:creator>Bob Jacobsen</dc:creator>
            <dc:date>2011-07-23T22:04:39</dc:date>
          </office:change-info>
          <table:previous>
            <table:change-track-table-cell/>
          </table:previous>
        </table:cell-content-change>
        <table:cell-content-change table:id="ct305">
          <table:cell-address table:column="11" table:row="14" table:table="0"/>
          <office:change-info>
            <dc:creator>Bob Jacobsen</dc:creator>
            <dc:date>2011-07-23T22:04:39</dc:date>
          </office:change-info>
          <table:previous>
            <table:change-track-table-cell/>
          </table:previous>
        </table:cell-content-change>
        <table:cell-content-change table:id="ct306">
          <table:cell-address table:column="11" table:row="14" table:table="0"/>
          <office:change-info>
            <dc:creator>Bob Jacobsen</dc:creator>
            <dc:date>2011-07-23T22:04:39</dc:date>
          </office:change-info>
          <table:previous>
            <table:change-track-table-cell/>
          </table:previous>
        </table:cell-content-change>
        <table:cell-content-change table:id="ct307">
          <table:cell-address table:column="11" table:row="17" table:table="0"/>
          <office:change-info>
            <dc:creator>Bob Jacobsen</dc:creator>
            <dc:date>2011-07-23T22:04:40</dc:date>
          </office:change-info>
          <table:previous>
            <table:change-track-table-cell/>
          </table:previous>
        </table:cell-content-change>
        <table:cell-content-change table:id="ct308">
          <table:cell-address table:column="11" table:row="17" table:table="0"/>
          <office:change-info>
            <dc:creator>Bob Jacobsen</dc:creator>
            <dc:date>2011-07-23T22:04:40</dc:date>
          </office:change-info>
          <table:previous>
            <table:change-track-table-cell/>
          </table:previous>
        </table:cell-content-change>
        <table:cell-content-change table:id="ct309">
          <table:cell-address table:column="11" table:row="17" table:table="0"/>
          <office:change-info>
            <dc:creator>Bob Jacobsen</dc:creator>
            <dc:date>2011-07-23T22:04:40</dc:date>
          </office:change-info>
          <table:previous>
            <table:change-track-table-cell/>
          </table:previous>
        </table:cell-content-change>
        <table:cell-content-change table:id="ct310">
          <table:cell-address table:column="11" table:row="18" table:table="0"/>
          <office:change-info>
            <dc:creator>Bob Jacobsen</dc:creator>
            <dc:date>2011-07-23T22:04:41</dc:date>
          </office:change-info>
          <table:previous>
            <table:change-track-table-cell/>
          </table:previous>
        </table:cell-content-change>
        <table:cell-content-change table:id="ct311">
          <table:cell-address table:column="11" table:row="18" table:table="0"/>
          <office:change-info>
            <dc:creator>Bob Jacobsen</dc:creator>
            <dc:date>2011-07-23T22:04:41</dc:date>
          </office:change-info>
          <table:previous>
            <table:change-track-table-cell/>
          </table:previous>
        </table:cell-content-change>
        <table:cell-content-change table:id="ct312">
          <table:cell-address table:column="11" table:row="18" table:table="0"/>
          <office:change-info>
            <dc:creator>Bob Jacobsen</dc:creator>
            <dc:date>2011-07-23T22:04:41</dc:date>
          </office:change-info>
          <table:previous>
            <table:change-track-table-cell/>
          </table:previous>
        </table:cell-content-change>
        <table:cell-content-change table:id="ct313">
          <table:cell-address table:column="11" table:row="27" table:table="0"/>
          <office:change-info>
            <dc:creator>Bob Jacobsen</dc:creator>
            <dc:date>2011-07-23T22:04:43</dc:date>
          </office:change-info>
          <table:previous>
            <table:change-track-table-cell/>
          </table:previous>
        </table:cell-content-change>
        <table:cell-content-change table:id="ct314">
          <table:cell-address table:column="11" table:row="27" table:table="0"/>
          <office:change-info>
            <dc:creator>Bob Jacobsen</dc:creator>
            <dc:date>2011-07-23T22:04:43</dc:date>
          </office:change-info>
          <table:previous>
            <table:change-track-table-cell/>
          </table:previous>
        </table:cell-content-change>
        <table:cell-content-change table:id="ct315">
          <table:cell-address table:column="11" table:row="27" table:table="0"/>
          <office:change-info>
            <dc:creator>Bob Jacobsen</dc:creator>
            <dc:date>2011-07-23T22:04:43</dc:date>
          </office:change-info>
          <table:previous>
            <table:change-track-table-cell/>
          </table:previous>
        </table:cell-content-change>
        <table:cell-content-change table:id="ct316">
          <table:cell-address table:column="11" table:row="36" table:table="0"/>
          <office:change-info>
            <dc:creator>Bob Jacobsen</dc:creator>
            <dc:date>2011-07-23T22:04:47</dc:date>
          </office:change-info>
          <table:previous>
            <table:change-track-table-cell/>
          </table:previous>
        </table:cell-content-change>
        <table:cell-content-change table:id="ct317">
          <table:cell-address table:column="11" table:row="36" table:table="0"/>
          <office:change-info>
            <dc:creator>Bob Jacobsen</dc:creator>
            <dc:date>2011-07-23T22:04:47</dc:date>
          </office:change-info>
          <table:previous>
            <table:change-track-table-cell/>
          </table:previous>
        </table:cell-content-change>
        <table:cell-content-change table:id="ct318">
          <table:cell-address table:column="11" table:row="36" table:table="0"/>
          <office:change-info>
            <dc:creator>Bob Jacobsen</dc:creator>
            <dc:date>2011-07-23T22:04:47</dc:date>
          </office:change-info>
          <table:previous>
            <table:change-track-table-cell/>
          </table:previous>
        </table:cell-content-change>
        <table:cell-content-change table:id="ct319">
          <table:cell-address table:column="11" table:row="37" table:table="0"/>
          <office:change-info>
            <dc:creator>Bob Jacobsen</dc:creator>
            <dc:date>2011-07-23T22:04:48</dc:date>
          </office:change-info>
          <table:previous>
            <table:change-track-table-cell/>
          </table:previous>
        </table:cell-content-change>
        <table:cell-content-change table:id="ct320">
          <table:cell-address table:column="11" table:row="37" table:table="0"/>
          <office:change-info>
            <dc:creator>Bob Jacobsen</dc:creator>
            <dc:date>2011-07-23T22:04:48</dc:date>
          </office:change-info>
          <table:previous>
            <table:change-track-table-cell/>
          </table:previous>
        </table:cell-content-change>
        <table:cell-content-change table:id="ct321">
          <table:cell-address table:column="11" table:row="37" table:table="0"/>
          <office:change-info>
            <dc:creator>Bob Jacobsen</dc:creator>
            <dc:date>2011-07-23T22:04:48</dc:date>
          </office:change-info>
          <table:previous>
            <table:change-track-table-cell/>
          </table:previous>
        </table:cell-content-change>
        <table:cell-content-change table:id="ct322">
          <table:cell-address table:column="11" table:row="37" table:table="0"/>
          <office:change-info>
            <dc:creator>Bob Jacobsen</dc:creator>
            <dc:date>2011-07-23T22:04:48</dc:date>
          </office:change-info>
          <table:previous>
            <table:change-track-table-cell/>
          </table:previous>
        </table:cell-content-change>
        <table:cell-content-change table:id="ct323">
          <table:cell-address table:column="11" table:row="37" table:table="0"/>
          <office:change-info>
            <dc:creator>Bob Jacobsen</dc:creator>
            <dc:date>2011-07-23T22:04:48</dc:date>
          </office:change-info>
          <table:previous>
            <table:change-track-table-cell/>
          </table:previous>
        </table:cell-content-change>
        <table:cell-content-change table:id="ct324">
          <table:cell-address table:column="11" table:row="37" table:table="0"/>
          <office:change-info>
            <dc:creator>Bob Jacobsen</dc:creator>
            <dc:date>2011-07-23T22:04:48</dc:date>
          </office:change-info>
          <table:previous>
            <table:change-track-table-cell/>
          </table:previous>
        </table:cell-content-change>
        <table:cell-content-change table:id="ct325">
          <table:cell-address table:column="11" table:row="37"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1" table:row="37"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1" table:row="37"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1" table:row="38" table:table="0"/>
          <office:change-info>
            <dc:creator>Bob Jacobsen</dc:creator>
            <dc:date>2011-07-23T22:04:55</dc:date>
          </office:change-info>
          <table:previous>
            <table:change-track-table-cell/>
          </table:previous>
        </table:cell-content-change>
        <table:cell-content-change table:id="ct329">
          <table:cell-address table:column="11" table:row="38" table:table="0"/>
          <office:change-info>
            <dc:creator>Bob Jacobsen</dc:creator>
            <dc:date>2011-07-23T22:04:55</dc:date>
          </office:change-info>
          <table:previous>
            <table:change-track-table-cell/>
          </table:previous>
        </table:cell-content-change>
        <table:cell-content-change table:id="ct330">
          <table:cell-address table:column="11" table:row="38" table:table="0"/>
          <office:change-info>
            <dc:creator>Bob Jacobsen</dc:creator>
            <dc:date>2011-07-23T22:04:55</dc:date>
          </office:change-info>
          <table:previous>
            <table:change-track-table-cell/>
          </table:previous>
        </table:cell-content-change>
        <table:cell-content-change table:id="ct331">
          <table:cell-address table:column="11" table:row="38" table:table="0"/>
          <office:change-info>
            <dc:creator>Bob Jacobsen</dc:creator>
            <dc:date>2011-07-23T22:04:58</dc:date>
          </office:change-info>
          <table:previous>
            <table:change-track-table-cell/>
          </table:previous>
        </table:cell-content-change>
        <table:cell-content-change table:id="ct332">
          <table:cell-address table:column="11" table:row="36" table:table="0"/>
          <office:change-info>
            <dc:creator>Bob Jacobsen</dc:creator>
            <dc:date>2011-07-23T22:05:01</dc:date>
          </office:change-info>
          <table:previous>
            <table:change-track-table-cell/>
          </table:previous>
        </table:cell-content-change>
        <table:cell-content-change table:id="ct333">
          <table:cell-address table:column="11" table:row="37" table:table="0"/>
          <office:change-info>
            <dc:creator>Bob Jacobsen</dc:creator>
            <dc:date>2011-07-23T22:05:02</dc:date>
          </office:change-info>
          <table:previous>
            <table:change-track-table-cell/>
          </table:previous>
        </table:cell-content-change>
        <table:cell-content-change table:id="ct334">
          <table:cell-address table:column="11" table:row="38" table:table="0"/>
          <office:change-info>
            <dc:creator>Bob Jacobsen</dc:creator>
            <dc:date>2011-07-23T22:05:03</dc:date>
          </office:change-info>
          <table:previous table:id="ct331">
            <table:change-track-table-cell table:cell-address="Sheet1.L39" table:formula="of:=-[.L38]" office:value-type="float" office:value="0"/>
          </table:previous>
        </table:cell-content-change>
        <table:cell-content-change table:id="ct335">
          <table:cell-address table:column="11" table:row="42" table:table="0"/>
          <office:change-info>
            <dc:creator>Bob Jacobsen</dc:creator>
            <dc:date>2011-07-23T22:05:05</dc:date>
          </office:change-info>
          <table:previous>
            <table:change-track-table-cell/>
          </table:previous>
        </table:cell-content-change>
        <table:cell-content-change table:id="ct336">
          <table:cell-address table:column="11" table:row="44" table:table="0"/>
          <office:change-info>
            <dc:creator>Bob Jacobsen</dc:creator>
            <dc:date>2011-07-23T22:05:09</dc:date>
          </office:change-info>
          <table:previous>
            <table:change-track-table-cell/>
          </table:previous>
        </table:cell-content-change>
        <table:cell-content-change table:id="ct337">
          <table:cell-address table:column="11" table:row="47" table:table="0"/>
          <office:change-info>
            <dc:creator>Bob Jacobsen</dc:creator>
            <dc:date>2011-07-23T22:05:14</dc:date>
          </office:change-info>
          <table:previous>
            <table:change-track-table-cell/>
          </table:previous>
        </table:cell-content-change>
        <table:cell-content-change table:id="ct338">
          <table:cell-address table:column="11" table:row="48" table:table="0"/>
          <office:change-info>
            <dc:creator>Bob Jacobsen</dc:creator>
            <dc:date>2011-07-23T22:05:14</dc:date>
          </office:change-info>
          <table:previous>
            <table:change-track-table-cell/>
          </table:previous>
        </table:cell-content-change>
        <table:cell-content-change table:id="ct339">
          <table:cell-address table:column="11" table:row="49" table:table="0"/>
          <office:change-info>
            <dc:creator>Bob Jacobsen</dc:creator>
            <dc:date>2011-07-23T22:05:20</dc:date>
          </office:change-info>
          <table:previous>
            <table:change-track-table-cell/>
          </table:previous>
        </table:cell-content-change>
        <table:cell-content-change table:id="ct340">
          <table:cell-address table:column="11" table:row="47" table:table="0"/>
          <office:change-info>
            <dc:creator>Bob Jacobsen</dc:creator>
            <dc:date>2011-07-23T22:05:22</dc:date>
          </office:change-info>
          <table:previous>
            <table:change-track-table-cell/>
          </table:previous>
        </table:cell-content-change>
        <table:cell-content-change table:id="ct341">
          <table:cell-address table:column="11" table:row="47" table:table="0"/>
          <office:change-info>
            <dc:creator>Bob Jacobsen</dc:creator>
            <dc:date>2011-07-23T22:05:22</dc:date>
          </office:change-info>
          <table:previous>
            <table:change-track-table-cell/>
          </table:previous>
        </table:cell-content-change>
        <table:cell-content-change table:id="ct342">
          <table:cell-address table:column="11" table:row="47" table:table="0"/>
          <office:change-info>
            <dc:creator>Bob Jacobsen</dc:creator>
            <dc:date>2011-07-23T22:05:22</dc:date>
          </office:change-info>
          <table:previous>
            <table:change-track-table-cell/>
          </table:previous>
        </table:cell-content-change>
        <table:cell-content-change table:id="ct343">
          <table:cell-address table:column="11" table:row="48" table:table="0"/>
          <office:change-info>
            <dc:creator>Bob Jacobsen</dc:creator>
            <dc:date>2011-07-23T22:05:23</dc:date>
          </office:change-info>
          <table:previous>
            <table:change-track-table-cell/>
          </table:previous>
        </table:cell-content-change>
        <table:cell-content-change table:id="ct344">
          <table:cell-address table:column="11" table:row="48" table:table="0"/>
          <office:change-info>
            <dc:creator>Bob Jacobsen</dc:creator>
            <dc:date>2011-07-23T22:05:23</dc:date>
          </office:change-info>
          <table:previous>
            <table:change-track-table-cell/>
          </table:previous>
        </table:cell-content-change>
        <table:cell-content-change table:id="ct345">
          <table:cell-address table:column="11" table:row="48" table:table="0"/>
          <office:change-info>
            <dc:creator>Bob Jacobsen</dc:creator>
            <dc:date>2011-07-23T22:05:23</dc:date>
          </office:change-info>
          <table:previous>
            <table:change-track-table-cell/>
          </table:previous>
        </table:cell-content-change>
        <table:cell-content-change table:id="ct346">
          <table:cell-address table:column="11" table:row="49" table:table="0"/>
          <office:change-info>
            <dc:creator>Bob Jacobsen</dc:creator>
            <dc:date>2011-07-23T22:05:24</dc:date>
          </office:change-info>
          <table:previous>
            <table:change-track-table-cell/>
          </table:previous>
        </table:cell-content-change>
        <table:cell-content-change table:id="ct347">
          <table:cell-address table:column="11" table:row="49" table:table="0"/>
          <office:change-info>
            <dc:creator>Bob Jacobsen</dc:creator>
            <dc:date>2011-07-23T22:05:24</dc:date>
          </office:change-info>
          <table:previous>
            <table:change-track-table-cell/>
          </table:previous>
        </table:cell-content-change>
        <table:cell-content-change table:id="ct348">
          <table:cell-address table:column="11" table:row="49" table:table="0"/>
          <office:change-info>
            <dc:creator>Bob Jacobsen</dc:creator>
            <dc:date>2011-07-23T22:05:24</dc:date>
          </office:change-info>
          <table:previous>
            <table:change-track-table-cell/>
          </table:previous>
        </table:cell-content-change>
        <table:cell-content-change table:id="ct349">
          <table:cell-address table:column="11" table:row="44" table:table="0"/>
          <office:change-info>
            <dc:creator>Bob Jacobsen</dc:creator>
            <dc:date>2011-07-23T22:05:25</dc:date>
          </office:change-info>
          <table:previous>
            <table:change-track-table-cell/>
          </table:previous>
        </table:cell-content-change>
        <table:cell-content-change table:id="ct350">
          <table:cell-address table:column="11" table:row="44" table:table="0"/>
          <office:change-info>
            <dc:creator>Bob Jacobsen</dc:creator>
            <dc:date>2011-07-23T22:05:25</dc:date>
          </office:change-info>
          <table:previous>
            <table:change-track-table-cell/>
          </table:previous>
        </table:cell-content-change>
        <table:cell-content-change table:id="ct351">
          <table:cell-address table:column="11" table:row="44" table:table="0"/>
          <office:change-info>
            <dc:creator>Bob Jacobsen</dc:creator>
            <dc:date>2011-07-23T22:05:25</dc:date>
          </office:change-info>
          <table:previous>
            <table:change-track-table-cell/>
          </table:previous>
        </table:cell-content-change>
        <table:cell-content-change table:id="ct352">
          <table:cell-address table:column="11" table:row="42" table:table="0"/>
          <office:change-info>
            <dc:creator>Bob Jacobsen</dc:creator>
            <dc:date>2011-07-23T22:05:26</dc:date>
          </office:change-info>
          <table:previous>
            <table:change-track-table-cell/>
          </table:previous>
        </table:cell-content-change>
        <table:cell-content-change table:id="ct353">
          <table:cell-address table:column="11" table:row="42" table:table="0"/>
          <office:change-info>
            <dc:creator>Bob Jacobsen</dc:creator>
            <dc:date>2011-07-23T22:05:26</dc:date>
          </office:change-info>
          <table:previous>
            <table:change-track-table-cell/>
          </table:previous>
        </table:cell-content-change>
        <table:cell-content-change table:id="ct354">
          <table:cell-address table:column="11" table:row="42" table:table="0"/>
          <office:change-info>
            <dc:creator>Bob Jacobsen</dc:creator>
            <dc:date>2011-07-23T22:05:26</dc:date>
          </office:change-info>
          <table:previous>
            <table:change-track-table-cell/>
          </table:previous>
        </table:cell-content-change>
        <table:cell-content-change table:id="ct355">
          <table:cell-address table:column="11"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1" table:row="9" table:table="0"/>
          <office:change-info>
            <dc:creator>Bob Jacobsen</dc:creator>
            <dc:date>2011-07-23T22:07:03</dc:date>
          </office:change-info>
          <table:previous table:id="ct355">
            <table:change-track-table-cell table:cell-address="Sheet1.L10" table:formula="of:=[.D10]" office:value-type="float" office:value="0"/>
          </table:previous>
        </table:cell-content-change>
        <table:cell-content-change table:id="ct381">
          <table:cell-address table:column="11" table:row="6" table:table="0"/>
          <office:change-info>
            <dc:creator>Bob Jacobsen</dc:creator>
            <dc:date>2011-07-23T22:07:03</dc:date>
          </office:change-info>
          <table:previous>
            <table:change-track-table-cell/>
          </table:previous>
        </table:cell-content-change>
        <table:cell-content-change table:id="ct382">
          <table:cell-address table:column="11" table:row="9" table:table="0"/>
          <office:change-info>
            <dc:creator>Bob Jacobsen</dc:creator>
            <dc:date>2011-07-23T22:07:17</dc:date>
          </office:change-info>
          <table:previous table:id="ct380">
            <table:change-track-table-cell table:cell-address="Sheet1.L10" table:formula="of:=IF([.A10]=)" office:value-type="string"/>
          </table:previous>
        </table:cell-content-change>
        <table:cell-content-change table:id="ct383">
          <table:cell-address table:column="11" table:row="9" table:table="0"/>
          <office:change-info>
            <dc:creator>Bob Jacobsen</dc:creator>
            <dc:date>2011-07-23T22:07:24</dc:date>
          </office:change-info>
          <table:previous table:id="ct382">
            <table:change-track-table-cell table:cell-address="Sheet1.L10" table:formula="of:=IF([.A10]=&quot;Y&quot;; &quot;Y&quot;, &quot;&quot;)" office:value-type="string"/>
          </table:previous>
        </table:cell-content-change>
        <table:cell-content-change table:id="ct384">
          <table:cell-address table:column="11" table:row="11" table:table="0"/>
          <office:change-info>
            <dc:creator>Bob Jacobsen</dc:creator>
            <dc:date>2011-07-23T22:07:27</dc:date>
          </office:change-info>
          <table:previous>
            <table:change-track-table-cell/>
          </table:previous>
        </table:cell-content-change>
        <table:cell-content-change table:id="ct385">
          <table:cell-address table:column="11" table:row="12" table:table="0"/>
          <office:change-info>
            <dc:creator>Bob Jacobsen</dc:creator>
            <dc:date>2011-07-23T22:07:28</dc:date>
          </office:change-info>
          <table:previous>
            <table:change-track-table-cell/>
          </table:previous>
        </table:cell-content-change>
        <table:cell-content-change table:id="ct386">
          <table:cell-address table:column="11" table:row="21" table:table="0"/>
          <office:change-info>
            <dc:creator>Bob Jacobsen</dc:creator>
            <dc:date>2011-07-23T22:07:31</dc:date>
          </office:change-info>
          <table:previous>
            <table:change-track-table-cell/>
          </table:previous>
        </table:cell-content-change>
        <table:cell-content-change table:id="ct387">
          <table:cell-address table:column="11" table:row="22" table:table="0"/>
          <office:change-info>
            <dc:creator>Bob Jacobsen</dc:creator>
            <dc:date>2011-07-23T22:07:31</dc:date>
          </office:change-info>
          <table:previous>
            <table:change-track-table-cell/>
          </table:previous>
        </table:cell-content-change>
        <table:cell-content-change table:id="ct388">
          <table:cell-address table:column="11"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1" table:row="24" table:table="0"/>
          <office:change-info>
            <dc:creator>Bob Jacobsen</dc:creator>
            <dc:date>2011-07-23T22:07:34</dc:date>
          </office:change-info>
          <table:previous>
            <table:change-track-table-cell/>
          </table:previous>
        </table:cell-content-change>
        <table:cell-content-change table:id="ct390">
          <table:cell-address table:column="11" table:row="25" table:table="0"/>
          <office:change-info>
            <dc:creator>Bob Jacobsen</dc:creator>
            <dc:date>2011-07-23T22:07:35</dc:date>
          </office:change-info>
          <table:previous>
            <table:change-track-table-cell/>
          </table:previous>
        </table:cell-content-change>
        <table:cell-content-change table:id="ct391">
          <table:cell-address table:column="11"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1" table:row="28" table:table="0"/>
          <office:change-info>
            <dc:creator>Bob Jacobsen</dc:creator>
            <dc:date>2011-07-23T22:07:38</dc:date>
          </office:change-info>
          <table:previous>
            <table:change-track-table-cell/>
          </table:previous>
        </table:cell-content-change>
        <table:cell-content-change table:id="ct393">
          <table:cell-address table:column="11" table:row="29" table:table="0"/>
          <office:change-info>
            <dc:creator>Bob Jacobsen</dc:creator>
            <dc:date>2011-07-23T22:07:41</dc:date>
          </office:change-info>
          <table:previous>
            <table:change-track-table-cell/>
          </table:previous>
        </table:cell-content-change>
        <table:cell-content-change table:id="ct394">
          <table:cell-address table:column="11" table:row="30" table:table="0"/>
          <office:change-info>
            <dc:creator>Bob Jacobsen</dc:creator>
            <dc:date>2011-07-23T22:07:41</dc:date>
          </office:change-info>
          <table:previous>
            <table:change-track-table-cell/>
          </table:previous>
        </table:cell-content-change>
        <table:cell-content-change table:id="ct395">
          <table:cell-address table:column="11" table:row="42"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1" table:row="42" table:table="0"/>
          <office:change-info>
            <dc:creator>Bob Jacobsen</dc:creator>
            <dc:date>2011-07-23T22:07:55</dc:date>
          </office:change-info>
          <table:previous table:id="ct395">
            <table:change-track-table-cell table:cell-address="Sheet1.L43" table:formula="of:=IF([.D43]=&quot;Y&quot;; &quot;Y&quot;; &quot;&quot;)" office:value-type="string"/>
          </table:previous>
        </table:cell-content-change>
        <table:cell-content-change table:id="ct397">
          <table:cell-address table:column="11"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1" table:row="9" table:table="0"/>
          <office:change-info>
            <dc:creator>Bob Jacobsen</dc:creator>
            <dc:date>2011-07-23T22:08:25</dc:date>
          </office:change-info>
          <table:previous>
            <table:change-track-table-cell/>
          </table:previous>
        </table:cell-content-change>
        <table:cell-content-change table:id="ct399">
          <table:cell-address table:column="11" table:row="9" table:table="0"/>
          <office:change-info>
            <dc:creator>Bob Jacobsen</dc:creator>
            <dc:date>2011-07-23T22:08:27</dc:date>
          </office:change-info>
          <table:previous>
            <table:change-track-table-cell/>
          </table:previous>
        </table:cell-content-change>
        <table:cell-content-change table:id="ct400">
          <table:cell-address table:column="11" table:row="11" table:table="0"/>
          <office:change-info>
            <dc:creator>Bob Jacobsen</dc:creator>
            <dc:date>2011-07-23T22:08:30</dc:date>
          </office:change-info>
          <table:previous>
            <table:change-track-table-cell/>
          </table:previous>
        </table:cell-content-change>
        <table:cell-content-change table:id="ct401">
          <table:cell-address table:column="11" table:row="11" table:table="0"/>
          <office:change-info>
            <dc:creator>Bob Jacobsen</dc:creator>
            <dc:date>2011-07-23T22:08:31</dc:date>
          </office:change-info>
          <table:previous>
            <table:change-track-table-cell/>
          </table:previous>
        </table:cell-content-change>
        <table:cell-content-change table:id="ct402">
          <table:cell-address table:column="11" table:row="12" table:table="0"/>
          <office:change-info>
            <dc:creator>Bob Jacobsen</dc:creator>
            <dc:date>2011-07-23T22:08:32</dc:date>
          </office:change-info>
          <table:previous>
            <table:change-track-table-cell/>
          </table:previous>
        </table:cell-content-change>
        <table:cell-content-change table:id="ct403">
          <table:cell-address table:column="11" table:row="12" table:table="0"/>
          <office:change-info>
            <dc:creator>Bob Jacobsen</dc:creator>
            <dc:date>2011-07-23T22:08:32</dc:date>
          </office:change-info>
          <table:previous>
            <table:change-track-table-cell/>
          </table:previous>
        </table:cell-content-change>
        <table:cell-content-change table:id="ct404">
          <table:cell-address table:column="11" table:row="21" table:table="0"/>
          <office:change-info>
            <dc:creator>Bob Jacobsen</dc:creator>
            <dc:date>2011-07-23T22:08:37</dc:date>
          </office:change-info>
          <table:previous>
            <table:change-track-table-cell/>
          </table:previous>
        </table:cell-content-change>
        <table:cell-content-change table:id="ct405">
          <table:cell-address table:column="11" table:row="21" table:table="0"/>
          <office:change-info>
            <dc:creator>Bob Jacobsen</dc:creator>
            <dc:date>2011-07-23T22:08:37</dc:date>
          </office:change-info>
          <table:previous>
            <table:change-track-table-cell/>
          </table:previous>
        </table:cell-content-change>
        <table:cell-content-change table:id="ct406">
          <table:cell-address table:column="11" table:row="22" table:table="0"/>
          <office:change-info>
            <dc:creator>Bob Jacobsen</dc:creator>
            <dc:date>2011-07-23T22:08:38</dc:date>
          </office:change-info>
          <table:previous>
            <table:change-track-table-cell/>
          </table:previous>
        </table:cell-content-change>
        <table:cell-content-change table:id="ct407">
          <table:cell-address table:column="11" table:row="22" table:table="0"/>
          <office:change-info>
            <dc:creator>Bob Jacobsen</dc:creator>
            <dc:date>2011-07-23T22:08:38</dc:date>
          </office:change-info>
          <table:previous>
            <table:change-track-table-cell/>
          </table:previous>
        </table:cell-content-change>
        <table:cell-content-change table:id="ct408">
          <table:cell-address table:column="11" table:row="24" table:table="0"/>
          <office:change-info>
            <dc:creator>Bob Jacobsen</dc:creator>
            <dc:date>2011-07-23T22:08:45</dc:date>
          </office:change-info>
          <table:previous>
            <table:change-track-table-cell/>
          </table:previous>
        </table:cell-content-change>
        <table:cell-content-change table:id="ct409">
          <table:cell-address table:column="11" table:row="24" table:table="0"/>
          <office:change-info>
            <dc:creator>Bob Jacobsen</dc:creator>
            <dc:date>2011-07-23T22:08:45</dc:date>
          </office:change-info>
          <table:previous>
            <table:change-track-table-cell/>
          </table:previous>
        </table:cell-content-change>
        <table:cell-content-change table:id="ct410">
          <table:cell-address table:column="11" table:row="25" table:table="0"/>
          <office:change-info>
            <dc:creator>Bob Jacobsen</dc:creator>
            <dc:date>2011-07-23T22:08:46</dc:date>
          </office:change-info>
          <table:previous>
            <table:change-track-table-cell/>
          </table:previous>
        </table:cell-content-change>
        <table:cell-content-change table:id="ct411">
          <table:cell-address table:column="11" table:row="25" table:table="0"/>
          <office:change-info>
            <dc:creator>Bob Jacobsen</dc:creator>
            <dc:date>2011-07-23T22:08:47</dc:date>
          </office:change-info>
          <table:previous>
            <table:change-track-table-cell/>
          </table:previous>
        </table:cell-content-change>
        <table:cell-content-change table:id="ct412">
          <table:cell-address table:column="11" table:row="28" table:table="0"/>
          <office:change-info>
            <dc:creator>Bob Jacobsen</dc:creator>
            <dc:date>2011-07-23T22:08:50</dc:date>
          </office:change-info>
          <table:previous>
            <table:change-track-table-cell/>
          </table:previous>
        </table:cell-content-change>
        <table:cell-content-change table:id="ct413">
          <table:cell-address table:column="11" table:row="28" table:table="0"/>
          <office:change-info>
            <dc:creator>Bob Jacobsen</dc:creator>
            <dc:date>2011-07-23T22:08:50</dc:date>
          </office:change-info>
          <table:previous>
            <table:change-track-table-cell/>
          </table:previous>
        </table:cell-content-change>
        <table:cell-content-change table:id="ct414">
          <table:cell-address table:column="11" table:row="29" table:table="0"/>
          <office:change-info>
            <dc:creator>Bob Jacobsen</dc:creator>
            <dc:date>2011-07-23T22:08:52</dc:date>
          </office:change-info>
          <table:previous>
            <table:change-track-table-cell/>
          </table:previous>
        </table:cell-content-change>
        <table:cell-content-change table:id="ct415">
          <table:cell-address table:column="11" table:row="29" table:table="0"/>
          <office:change-info>
            <dc:creator>Bob Jacobsen</dc:creator>
            <dc:date>2011-07-23T22:08:53</dc:date>
          </office:change-info>
          <table:previous>
            <table:change-track-table-cell/>
          </table:previous>
        </table:cell-content-change>
        <table:cell-content-change table:id="ct416">
          <table:cell-address table:column="11" table:row="30" table:table="0"/>
          <office:change-info>
            <dc:creator>Bob Jacobsen</dc:creator>
            <dc:date>2011-07-23T22:08:54</dc:date>
          </office:change-info>
          <table:previous>
            <table:change-track-table-cell/>
          </table:previous>
        </table:cell-content-change>
        <table:cell-content-change table:id="ct417">
          <table:cell-address table:column="11" table:row="30" table:table="0"/>
          <office:change-info>
            <dc:creator>Bob Jacobsen</dc:creator>
            <dc:date>2011-07-23T22:08:55</dc:date>
          </office:change-info>
          <table:previous>
            <table:change-track-table-cell/>
          </table:previous>
        </table:cell-content-change>
        <table:cell-content-change table:id="ct418">
          <table:cell-address table:column="11" table:row="9" table:table="0"/>
          <office:change-info>
            <dc:creator>Bob Jacobsen</dc:creator>
            <dc:date>2011-07-23T22:09:23</dc:date>
          </office:change-info>
          <table:previous table:id="ct273">
            <table:change-track-table-cell table:cell-address="Sheet1.L10" table:formula="of:=[.C10]" office:value-type="float" office:value="0"/>
          </table:previous>
        </table:cell-content-change>
        <table:cell-content-change table:id="ct419">
          <table:cell-address table:column="11" table:row="11" table:table="0"/>
          <office:change-info>
            <dc:creator>Bob Jacobsen</dc:creator>
            <dc:date>2011-07-23T22:09:30</dc:date>
          </office:change-info>
          <table:previous table:id="ct275">
            <table:change-track-table-cell table:cell-address="Sheet1.L12" table:formula="of:=[.C12]" office:value-type="float" office:value="0"/>
          </table:previous>
        </table:cell-content-change>
        <table:cell-content-change table:id="ct420">
          <table:cell-address table:column="11" table:row="12" table:table="0"/>
          <office:change-info>
            <dc:creator>Bob Jacobsen</dc:creator>
            <dc:date>2011-07-23T22:09:31</dc:date>
          </office:change-info>
          <table:previous table:id="ct276">
            <table:change-track-table-cell table:cell-address="Sheet1.L13" table:formula="of:=[.C13]" office:value-type="float" office:value="0"/>
          </table:previous>
        </table:cell-content-change>
        <table:cell-content-change table:id="ct421">
          <table:cell-address table:column="11" table:row="21" table:table="0"/>
          <office:change-info>
            <dc:creator>Bob Jacobsen</dc:creator>
            <dc:date>2011-07-23T22:09:33</dc:date>
          </office:change-info>
          <table:previous table:id="ct281">
            <table:change-track-table-cell table:cell-address="Sheet1.L22" table:formula="of:=[.C22]" office:value-type="string">
              <text:p>Y</text:p>
            </table:change-track-table-cell>
          </table:previous>
        </table:cell-content-change>
        <table:cell-content-change table:id="ct422">
          <table:cell-address table:column="11" table:row="22" table:table="0"/>
          <office:change-info>
            <dc:creator>Bob Jacobsen</dc:creator>
            <dc:date>2011-07-23T22:09:34</dc:date>
          </office:change-info>
          <table:previous table:id="ct282">
            <table:change-track-table-cell table:cell-address="Sheet1.L23" table:formula="of:=[.C23]" office:value-type="string">
              <text:p>Y</text:p>
            </table:change-track-table-cell>
          </table:previous>
        </table:cell-content-change>
        <table:cell-content-change table:id="ct423">
          <table:cell-address table:column="11" table:row="23" table:table="0"/>
          <office:change-info>
            <dc:creator>Bob Jacobsen</dc:creator>
            <dc:date>2011-07-23T22:09:35</dc:date>
          </office:change-info>
          <table:previous table:id="ct283">
            <table:change-track-table-cell table:cell-address="Sheet1.L24" table:formula="of:=[.C24]" office:value-type="string">
              <text:p>Y</text:p>
            </table:change-track-table-cell>
          </table:previous>
        </table:cell-content-change>
        <table:cell-content-change table:id="ct424">
          <table:cell-address table:column="11" table:row="24" table:table="0"/>
          <office:change-info>
            <dc:creator>Bob Jacobsen</dc:creator>
            <dc:date>2011-07-23T22:09:36</dc:date>
          </office:change-info>
          <table:previous table:id="ct284">
            <table:change-track-table-cell table:cell-address="Sheet1.L25" table:formula="of:=[.C25]" office:value-type="string">
              <text:p>Y</text:p>
            </table:change-track-table-cell>
          </table:previous>
        </table:cell-content-change>
        <table:cell-content-change table:id="ct425">
          <table:cell-address table:column="11" table:row="25" table:table="0"/>
          <office:change-info>
            <dc:creator>Bob Jacobsen</dc:creator>
            <dc:date>2011-07-23T22:09:38</dc:date>
          </office:change-info>
          <table:previous table:id="ct285">
            <table:change-track-table-cell table:cell-address="Sheet1.L26" table:formula="of:=[.C26]" office:value-type="string">
              <text:p>Y</text:p>
            </table:change-track-table-cell>
          </table:previous>
        </table:cell-content-change>
        <table:cell-content-change table:id="ct426">
          <table:cell-address table:column="11" table:row="26" table:table="0"/>
          <office:change-info>
            <dc:creator>Bob Jacobsen</dc:creator>
            <dc:date>2011-07-23T22:09:39</dc:date>
          </office:change-info>
          <table:previous table:id="ct286">
            <table:change-track-table-cell table:cell-address="Sheet1.L27" table:formula="of:=[.C27]" office:value-type="string">
              <text:p>Y</text:p>
            </table:change-track-table-cell>
          </table:previous>
        </table:cell-content-change>
        <table:cell-content-change table:id="ct427">
          <table:cell-address table:column="11" table:row="28" table:table="0"/>
          <office:change-info>
            <dc:creator>Bob Jacobsen</dc:creator>
            <dc:date>2011-07-23T22:09:40</dc:date>
          </office:change-info>
          <table:previous table:id="ct288">
            <table:change-track-table-cell table:cell-address="Sheet1.L29" table:formula="of:=[.C29]" office:value-type="float" office:value="0"/>
          </table:previous>
        </table:cell-content-change>
        <table:cell-content-change table:id="ct428">
          <table:cell-address table:column="11" table:row="29" table:table="0"/>
          <office:change-info>
            <dc:creator>Bob Jacobsen</dc:creator>
            <dc:date>2011-07-23T22:09:43</dc:date>
          </office:change-info>
          <table:previous table:id="ct289">
            <table:change-track-table-cell table:cell-address="Sheet1.L30" table:formula="of:=[.C30]" office:value-type="string">
              <text:p>Y</text:p>
            </table:change-track-table-cell>
          </table:previous>
        </table:cell-content-change>
        <table:cell-content-change table:id="ct429">
          <table:cell-address table:column="11" table:row="30" table:table="0"/>
          <office:change-info>
            <dc:creator>Bob Jacobsen</dc:creator>
            <dc:date>2011-07-23T22:09:44</dc:date>
          </office:change-info>
          <table:previous table:id="ct290">
            <table:change-track-table-cell table:cell-address="Sheet1.L31" table:formula="of:=[.C31]" office:value-type="string">
              <text:p>Y</text:p>
            </table:change-track-table-cell>
          </table:previous>
        </table:cell-content-change>
        <table:cell-content-change table:id="ct430">
          <table:cell-address table:column="11" table:row="9" table:table="0"/>
          <office:change-info>
            <dc:creator>Bob Jacobsen</dc:creator>
            <dc:date>2011-07-23T22:11:09</dc:date>
          </office:change-info>
          <table:previous table:id="ct139">
            <table:change-track-table-cell table:cell-address="Sheet1.L10" table:formula="of:=DEC2HEX(#ref!12*256*16+HEX2DEC(#ref!12)*16+15;4)" office:value-type="float" office:value="0"/>
          </table:previous>
        </table:cell-content-change>
        <table:cell-content-change table:id="ct431">
          <table:cell-address table:column="11" table:row="9" table:table="0"/>
          <office:change-info>
            <dc:creator>Bob Jacobsen</dc:creator>
            <dc:date>2011-07-23T22:11:44</dc:date>
          </office:change-info>
          <table:previous table:id="ct430">
            <table:change-track-table-cell table:cell-address="Sheet1.L10" table:formula="of:=DEC2HEX(#ref!12*256*16+HEX2DEC(#ref!12)*16+IF(#ref!12=&quot;Y&quot;;8;0)+IF(#ref!12=&quot;Y&quot;;4;0)+4)" office:value-type="float" office:value="0"/>
          </table:previous>
        </table:cell-content-change>
        <table:cell-content-change table:id="ct432">
          <table:cell-address table:column="11" table:row="9" table:table="0"/>
          <office:change-info>
            <dc:creator>Bob Jacobsen</dc:creator>
            <dc:date>2011-07-23T22:12:04</dc:date>
          </office:change-info>
          <table:previous table:id="ct431">
            <table:change-track-table-cell table:cell-address="Sheet1.L10" table:formula="of:=DEC2HEX(#ref!12*256*16+HEX2DEC(#ref!12)*16+IF(#ref!12=&quot;Y&quot;;8;0)+IF(#ref!12=&quot;Y&quot;;4;0))" office:value-type="float" office:value="0"/>
          </table:previous>
        </table:cell-content-change>
        <table:cell-content-change table:id="ct433">
          <table:cell-address table:column="11" table:row="9" table:table="0"/>
          <office:change-info>
            <dc:creator>Bob Jacobsen</dc:creator>
            <dc:date>2011-07-23T22:12:15</dc:date>
          </office:change-info>
          <table:previous table:id="ct432">
            <table:change-track-table-cell table:cell-address="Sheet1.L10" table:formula="of:=DEC2HEX(#ref!12*256*16+HEX2DEC(#ref!12)*16+IF(#ref!12=&quot;Y&quot;;8;0)+IF(#ref!12=&quot;Y&quot;;0;4))" office:value-type="float" office:value="0"/>
          </table:previous>
        </table:cell-content-change>
        <table:cell-content-change table:id="ct434">
          <table:cell-address table:column="11" table:row="9" table:table="0"/>
          <office:change-info>
            <dc:creator>Bob Jacobsen</dc:creator>
            <dc:date>2011-07-23T22:12:50</dc:date>
          </office:change-info>
          <table:previous table:id="ct433">
            <table:change-track-table-cell table:cell-address="Sheet1.L10" table:formula="of:=DEC2HEX(#ref!12*256*16+HEX2DEC(#ref!12)*16+IF(#ref!12=&quot;Y&quot;;8;0)+IF(#ref!12=&quot;Y&quot;;0;4)+3)" office:value-type="float" office:value="0"/>
          </table:previous>
        </table:cell-content-change>
        <table:cell-content-change table:id="ct435">
          <table:cell-address table:column="11" table:row="11" table:table="0"/>
          <office:change-info>
            <dc:creator>Bob Jacobsen</dc:creator>
            <dc:date>2011-07-23T22:12:53</dc:date>
          </office:change-info>
          <table:previous table:id="ct140">
            <table:change-track-table-cell table:cell-address="Sheet1.L12" table:formula="of:=DEC2HEX(#ref!14*256*16+HEX2DEC(#ref!14)*16+15;4)" office:value-type="float" office:value="0"/>
          </table:previous>
        </table:cell-content-change>
        <table:cell-content-change table:id="ct436">
          <table:cell-address table:column="11" table:row="12" table:table="0"/>
          <office:change-info>
            <dc:creator>Bob Jacobsen</dc:creator>
            <dc:date>2011-07-23T22:12:59</dc:date>
          </office:change-info>
          <table:previous table:id="ct141">
            <table:change-track-table-cell table:cell-address="Sheet1.L13" table:formula="of:=DEC2HEX(#ref!15*256*16+HEX2DEC(#ref!15)*16+15;4)" office:value-type="float" office:value="0"/>
          </table:previous>
        </table:cell-content-change>
        <table:cell-content-change table:id="ct437">
          <table:cell-address table:column="11" table:row="21" table:table="0"/>
          <office:change-info>
            <dc:creator>Bob Jacobsen</dc:creator>
            <dc:date>2011-07-23T22:13:06</dc:date>
          </office:change-info>
          <table:previous table:id="ct142">
            <table:change-track-table-cell table:cell-address="Sheet1.L22" table:formula="of:=DEC2HEX(#ref!24*256*16+HEX2DEC(#ref!24)*16+15;4)" office:value-type="float" office:value="0"/>
          </table:previous>
        </table:cell-content-change>
        <table:cell-content-change table:id="ct438">
          <table:cell-address table:column="11" table:row="22" table:table="0"/>
          <office:change-info>
            <dc:creator>Bob Jacobsen</dc:creator>
            <dc:date>2011-07-23T22:13:10</dc:date>
          </office:change-info>
          <table:previous table:id="ct143">
            <table:change-track-table-cell table:cell-address="Sheet1.L23" table:formula="of:=DEC2HEX(#ref!25*256*16+HEX2DEC(#ref!25)*16+15;4)" office:value-type="float" office:value="0"/>
          </table:previous>
        </table:cell-content-change>
        <table:cell-content-change table:id="ct439">
          <table:cell-address table:column="11" table:row="23" table:table="0"/>
          <office:change-info>
            <dc:creator>Bob Jacobsen</dc:creator>
            <dc:date>2011-07-23T22:13:13</dc:date>
          </office:change-info>
          <table:previous table:id="ct144">
            <table:change-track-table-cell table:cell-address="Sheet1.L24" table:formula="of:=DEC2HEX(#ref!26*256*16+HEX2DEC(#ref!26)*16+15;4)" office:value-type="float" office:value="0"/>
          </table:previous>
        </table:cell-content-change>
        <table:cell-content-change table:id="ct440">
          <table:cell-address table:column="11" table:row="24" table:table="0"/>
          <office:change-info>
            <dc:creator>Bob Jacobsen</dc:creator>
            <dc:date>2011-07-23T22:13:25</dc:date>
          </office:change-info>
          <table:previous table:id="ct145">
            <table:change-track-table-cell table:cell-address="Sheet1.L25" table:formula="of:=DEC2HEX(#ref!27*256*16+HEX2DEC(#ref!27)*16+15;4)" office:value-type="float" office:value="0"/>
          </table:previous>
        </table:cell-content-change>
        <table:cell-content-change table:id="ct441">
          <table:cell-address table:column="11" table:row="25" table:table="0"/>
          <office:change-info>
            <dc:creator>Bob Jacobsen</dc:creator>
            <dc:date>2011-07-23T22:13:27</dc:date>
          </office:change-info>
          <table:previous table:id="ct146">
            <table:change-track-table-cell table:cell-address="Sheet1.L26" table:formula="of:=DEC2HEX(#ref!28*256*16+HEX2DEC(#ref!28)*16+15;4)" office:value-type="float" office:value="0"/>
          </table:previous>
        </table:cell-content-change>
        <table:cell-content-change table:id="ct442">
          <table:cell-address table:column="11" table:row="26" table:table="0"/>
          <office:change-info>
            <dc:creator>Bob Jacobsen</dc:creator>
            <dc:date>2011-07-23T22:13:28</dc:date>
          </office:change-info>
          <table:previous table:id="ct147">
            <table:change-track-table-cell table:cell-address="Sheet1.L27" table:formula="of:=DEC2HEX(#ref!29*256*16+HEX2DEC(#ref!29)*16+15;4)" office:value-type="float" office:value="0"/>
          </table:previous>
        </table:cell-content-change>
        <table:cell-content-change table:id="ct443">
          <table:cell-address table:column="11" table:row="28" table:table="0"/>
          <office:change-info>
            <dc:creator>Bob Jacobsen</dc:creator>
            <dc:date>2011-07-23T22:13:32</dc:date>
          </office:change-info>
          <table:previous table:id="ct148">
            <table:change-track-table-cell table:cell-address="Sheet1.L29" table:formula="of:=DEC2HEX(#ref!31*256*16+HEX2DEC(#ref!31)*16+15;4)" office:value-type="float" office:value="0"/>
          </table:previous>
        </table:cell-content-change>
        <table:cell-content-change table:id="ct444">
          <table:cell-address table:column="11" table:row="29" table:table="0"/>
          <office:change-info>
            <dc:creator>Bob Jacobsen</dc:creator>
            <dc:date>2011-07-23T22:13:33</dc:date>
          </office:change-info>
          <table:previous table:id="ct149">
            <table:change-track-table-cell table:cell-address="Sheet1.L30" table:formula="of:=DEC2HEX(#ref!32*256*16+HEX2DEC(#ref!32)*16+15;4)" office:value-type="float" office:value="0"/>
          </table:previous>
        </table:cell-content-change>
        <table:cell-content-change table:id="ct445">
          <table:cell-address table:column="11" table:row="30" table:table="0"/>
          <office:change-info>
            <dc:creator>Bob Jacobsen</dc:creator>
            <dc:date>2011-07-23T22:13:38</dc:date>
          </office:change-info>
          <table:previous table:id="ct150">
            <table:change-track-table-cell table:cell-address="Sheet1.L31" table:formula="of:=DEC2HEX(#ref!33*256*16+HEX2DEC(#ref!33)*16+15;4)" office:value-type="float" office:value="0"/>
          </table:previous>
        </table:cell-content-change>
        <table:movement table:id="ct446">
          <table:source-range-address table:start-column="12" table:start-row="6" table:start-table="0" table:end-column="12" table:end-row="49" table:end-table="0"/>
          <table:target-range-address table:start-column="13" table:start-row="6" table:start-table="0" table:end-column="13" table:end-row="49" table:end-table="0"/>
          <office:change-info>
            <dc:creator>Bob Jacobsen</dc:creator>
            <dc:date>2011-07-23T22:14:34</dc:date>
          </office:change-info>
          <table:dependencies>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2" table:row="10" table:table="0"/>
          <office:change-info>
            <dc:creator>Bob Jacobsen</dc:creator>
            <dc:date>2011-07-23T22:15:23</dc:date>
          </office:change-info>
          <table:previous>
            <table:change-track-table-cell/>
          </table:previous>
        </table:cell-content-change>
        <table:cell-content-change table:id="ct448">
          <table:cell-address table:column="12" table:row="10" table:table="0"/>
          <office:change-info>
            <dc:creator>Bob Jacobsen</dc:creator>
            <dc:date>2011-07-23T22:16:03</dc:date>
          </office:change-info>
          <table:previous table:id="ct447">
            <table:change-track-table-cell table:cell-address="Sheet1.M11" table:formula="of:=DEC2HEX(1*(16*256)+[.F11]*256*2+[.G11]*16+#ref!13+IF(NOT ([.E11]=&quot;Y&quot;);2*16*256;0);4)" office:value-type="float" office:value="0"/>
          </table:previous>
        </table:cell-content-change>
        <table:cell-content-change table:id="ct449">
          <table:cell-address table:column="12" table:row="10" table:table="0"/>
          <office:change-info>
            <dc:creator>Bob Jacobsen</dc:creator>
            <dc:date>2011-07-23T22:16:44</dc:date>
          </office:change-info>
          <table:previous table:id="ct448">
            <table:change-track-table-cell table:cell-address="Sheet1.M11" table:formula="of:=DEC2HEX([.F11]*256*2+[.G11]*16+#ref!13+IF(NOT ([.E11]=&quot;Y&quot;);2*16*256;0);4)" office:value-type="float" office:value="0"/>
          </table:previous>
        </table:cell-content-change>
        <table:cell-content-change table:id="ct450">
          <table:cell-address table:column="12" table:row="10" table:table="0"/>
          <office:change-info>
            <dc:creator>Bob Jacobsen</dc:creator>
            <dc:date>2011-07-23T22:16:47</dc:date>
          </office:change-info>
          <table:previous table:id="ct449">
            <table:change-track-table-cell table:cell-address="Sheet1.M11" table:formula="of:=DEC2HEX([.F11]*2*16+[.G11];4)" office:value-type="string">
              <text:p>000A</text:p>
            </table:change-track-table-cell>
          </table:previous>
        </table:cell-content-change>
        <table:cell-content-change table:id="ct451">
          <table:cell-address table:column="12" table:row="13" table:table="0"/>
          <office:change-info>
            <dc:creator>Bob Jacobsen</dc:creator>
            <dc:date>2011-07-23T22:16:54</dc:date>
          </office:change-info>
          <table:previous>
            <table:change-track-table-cell/>
          </table:previous>
        </table:cell-content-change>
        <table:cell-content-change table:id="ct452">
          <table:cell-address table:column="12" table:row="14" table:table="0"/>
          <office:change-info>
            <dc:creator>Bob Jacobsen</dc:creator>
            <dc:date>2011-07-23T22:16:55</dc:date>
          </office:change-info>
          <table:previous>
            <table:change-track-table-cell/>
          </table:previous>
        </table:cell-content-change>
        <table:cell-content-change table:id="ct453">
          <table:cell-address table:column="12" table:row="17" table:table="0"/>
          <office:change-info>
            <dc:creator>Bob Jacobsen</dc:creator>
            <dc:date>2011-07-23T22:16:56</dc:date>
          </office:change-info>
          <table:previous>
            <table:change-track-table-cell/>
          </table:previous>
        </table:cell-content-change>
        <table:cell-content-change table:id="ct454">
          <table:cell-address table:column="12" table:row="18" table:table="0"/>
          <office:change-info>
            <dc:creator>Bob Jacobsen</dc:creator>
            <dc:date>2011-07-23T22:16:57</dc:date>
          </office:change-info>
          <table:previous>
            <table:change-track-table-cell/>
          </table:previous>
        </table:cell-content-change>
        <table:cell-content-change table:id="ct455">
          <table:cell-address table:column="12" table:row="27" table:table="0"/>
          <office:change-info>
            <dc:creator>Bob Jacobsen</dc:creator>
            <dc:date>2011-07-23T22:16:59</dc:date>
          </office:change-info>
          <table:previous>
            <table:change-track-table-cell/>
          </table:previous>
        </table:cell-content-change>
        <table:cell-content-change table:id="ct456">
          <table:cell-address table:column="12" table:row="37" table:table="0"/>
          <office:change-info>
            <dc:creator>Bob Jacobsen</dc:creator>
            <dc:date>2011-07-23T22:17:02</dc:date>
          </office:change-info>
          <table:previous>
            <table:change-track-table-cell/>
          </table:previous>
        </table:cell-content-change>
        <table:cell-content-change table:id="ct457">
          <table:cell-address table:column="12" table:row="38" table:table="0"/>
          <office:change-info>
            <dc:creator>Bob Jacobsen</dc:creator>
            <dc:date>2011-07-23T22:17:03</dc:date>
          </office:change-info>
          <table:previous>
            <table:change-track-table-cell/>
          </table:previous>
        </table:cell-content-change>
        <table:cell-content-change table:id="ct458">
          <table:cell-address table:column="12" table:row="42" table:table="0"/>
          <office:change-info>
            <dc:creator>Bob Jacobsen</dc:creator>
            <dc:date>2011-07-23T22:17:05</dc:date>
          </office:change-info>
          <table:previous>
            <table:change-track-table-cell/>
          </table:previous>
        </table:cell-content-change>
        <table:cell-content-change table:id="ct459">
          <table:cell-address table:column="12" table:row="44" table:table="0"/>
          <office:change-info>
            <dc:creator>Bob Jacobsen</dc:creator>
            <dc:date>2011-07-23T22:17:07</dc:date>
          </office:change-info>
          <table:previous>
            <table:change-track-table-cell/>
          </table:previous>
        </table:cell-content-change>
        <table:cell-content-change table:id="ct460">
          <table:cell-address table:column="12" table:row="47" table:table="0"/>
          <office:change-info>
            <dc:creator>Bob Jacobsen</dc:creator>
            <dc:date>2011-07-23T22:17:11</dc:date>
          </office:change-info>
          <table:previous>
            <table:change-track-table-cell/>
          </table:previous>
        </table:cell-content-change>
        <table:cell-content-change table:id="ct461">
          <table:cell-address table:column="12" table:row="48" table:table="0"/>
          <office:change-info>
            <dc:creator>Bob Jacobsen</dc:creator>
            <dc:date>2011-07-23T22:17:12</dc:date>
          </office:change-info>
          <table:previous>
            <table:change-track-table-cell/>
          </table:previous>
        </table:cell-content-change>
        <table:cell-content-change table:id="ct462">
          <table:cell-address table:column="12" table:row="49" table:table="0"/>
          <office:change-info>
            <dc:creator>Bob Jacobsen</dc:creator>
            <dc:date>2011-07-23T22:17:12</dc:date>
          </office:change-info>
          <table:previous>
            <table:change-track-table-cell/>
          </table:previous>
        </table:cell-content-change>
        <table:cell-content-change table:id="ct463">
          <table:cell-address table:column="11" table:row="48"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1" table:row="49"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2" table:row="47" table:table="0"/>
          <office:change-info>
            <dc:creator>Bob Jacobsen</dc:creator>
            <dc:date>2011-07-23T22:17:34</dc:date>
          </office:change-info>
          <table:previous table:id="ct460">
            <table:change-track-table-cell table:cell-address="Sheet1.M48" table:formula="of:=DEC2HEX([.F48]*2*16+[.G48];2)" office:value-type="string">
              <text:p>69</text:p>
            </table:change-track-table-cell>
          </table:previous>
        </table:cell-content-change>
        <table:cell-content-change table:id="ct466">
          <table:cell-address table:column="12" table:row="3" table:table="0"/>
          <office:change-info>
            <dc:creator>Bob Jacobsen</dc:creator>
            <dc:date>2011-07-23T22:18:39</dc:date>
          </office:change-info>
          <table:previous>
            <table:change-track-table-cell/>
          </table:previous>
        </table:cell-content-change>
        <table:cell-content-change table:id="ct467">
          <table:cell-address table:column="12" table:row="4" table:table="0"/>
          <office:change-info>
            <dc:creator>Bob Jacobsen</dc:creator>
            <dc:date>2011-07-23T22:18:50</dc:date>
          </office:change-info>
          <table:previous>
            <table:change-track-table-cell/>
          </table:previous>
        </table:cell-content-change>
        <table:cell-content-change table:id="ct468">
          <table:cell-address table:column="12"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2"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2" table:row="3" table:table="0"/>
          <office:change-info>
            <dc:creator>Bob Jacobsen</dc:creator>
            <dc:date>2011-07-23T22:19:05</dc:date>
          </office:change-info>
          <table:previous table:id="ct469">
            <table:change-track-table-cell/>
          </table:previous>
        </table:cell-content-change>
        <table:cell-content-change table:id="ct471">
          <table:cell-address table:column="12"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2"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2" table:row="5" table:table="0"/>
          <office:change-info>
            <dc:creator>Bob Jacobsen</dc:creator>
            <dc:date>2011-07-23T22:19:50</dc:date>
          </office:change-info>
          <table:previous>
            <table:change-track-table-cell/>
          </table:previous>
        </table:cell-content-change>
        <table:cell-content-change table:id="ct474">
          <table:cell-address table:column="4"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4"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4"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4"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4" table:row="36"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4" table:row="37"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4" table:row="38"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4" table:row="17" table:table="0"/>
          <office:change-info>
            <dc:creator>Bob Jacobsen</dc:creator>
            <dc:date>2011-07-23T23:23:39</dc:date>
          </office:change-info>
          <table:previous table:id="ct475">
            <table:change-track-table-cell/>
          </table:previous>
        </table:cell-content-change>
        <table:cell-content-change table:id="ct482">
          <table:cell-address table:column="4"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3" table:table="0"/>
          <office:change-info>
            <dc:creator>Bob Jacobsen</dc:creator>
            <dc:date>2011-07-24T06:53:52</dc:date>
          </office:change-info>
          <table:previous>
            <table:change-track-table-cell/>
          </table:previous>
        </table:cell-content-change>
        <table:cell-content-change table:id="ct484">
          <table:cell-address table:column="1" table:row="62" table:table="0"/>
          <office:change-info>
            <dc:creator>Bob Jacobsen</dc:creator>
            <dc:date>2011-07-24T06:54:06</dc:date>
          </office:change-info>
          <table:previous>
            <table:change-track-table-cell/>
          </table:previous>
        </table:cell-content-change>
        <table:cell-content-change table:id="ct485">
          <table:cell-address table:column="1" table:row="58" table:table="0"/>
          <office:change-info>
            <dc:creator>Bob Jacobsen</dc:creator>
            <dc:date>2011-07-24T06:54:30</dc:date>
          </office:change-info>
          <table:previous>
            <table:change-track-table-cell/>
          </table:previous>
        </table:cell-content-change>
        <table:cell-content-change table:id="ct486">
          <table:cell-address table:column="1" table:row="57" table:table="0"/>
          <office:change-info>
            <dc:creator>Bob Jacobsen</dc:creator>
            <dc:date>2011-07-24T06:54:46</dc:date>
          </office:change-info>
          <table:previous>
            <table:change-track-table-cell/>
          </table:previous>
        </table:cell-content-change>
        <table:cell-content-change table:id="ct487">
          <table:cell-address table:column="1" table:row="59" table:table="0"/>
          <office:change-info>
            <dc:creator>Bob Jacobsen</dc:creator>
            <dc:date>2011-07-24T06:55:13</dc:date>
          </office:change-info>
          <table:previous>
            <table:change-track-table-cell/>
          </table:previous>
        </table:cell-content-change>
        <table:cell-content-change table:id="ct488">
          <table:cell-address table:column="1" table:row="64" table:table="0"/>
          <office:change-info>
            <dc:creator>Bob Jacobsen</dc:creator>
            <dc:date>2011-07-24T06:56:10</dc:date>
          </office:change-info>
          <table:previous>
            <table:change-track-table-cell/>
          </table:previous>
        </table:cell-content-change>
        <table:movement table:id="ct489">
          <table:source-range-address table:column="2" table:row="59" table:table="0"/>
          <table:target-range-address table:column="2" table:row="62" table:table="0"/>
          <office:change-info>
            <dc:creator>Bob Jacobsen</dc:creator>
            <dc:date>2011-07-24T06:56:17</dc:date>
          </office:change-info>
          <table:dependencies>
            <table:dependence table:id="ct1544"/>
          </table:dependencies>
        </table:movement>
        <table:movement table:id="ct490">
          <table:source-range-address table:column="2" table:row="60" table:table="0"/>
          <table:target-range-address table:column="2" table:row="63" table:table="0"/>
          <office:change-info>
            <dc:creator>Bob Jacobsen</dc:creator>
            <dc:date>2011-07-24T06:56:22</dc:date>
          </office:change-info>
          <table:dependencies>
            <table:dependence table:id="ct1544"/>
          </table:dependencies>
        </table:movement>
        <table:movement table:id="ct491">
          <table:source-range-address table:column="2" table:row="61" table:table="0"/>
          <table:target-range-address table:column="2" table:row="59" table:table="0"/>
          <office:change-info>
            <dc:creator>Bob Jacobsen</dc:creator>
            <dc:date>2011-07-24T06:56:27</dc:date>
          </office:change-info>
          <table:dependencies>
            <table:dependence table:id="ct1544"/>
          </table:dependencies>
        </table:movement>
        <table:cell-content-change table:id="ct492">
          <table:cell-address table:column="1" table:row="66"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4" table:row="2" table:table="0"/>
          <office:change-info>
            <dc:creator>Mike </dc:creator>
            <dc:date>2011-08-04T12:04:59.87</dc:date>
          </office:change-info>
          <table:previous>
            <table:change-track-table-cell/>
          </table:previous>
        </table:cell-content-change>
        <table:cell-content-change table:id="ct498">
          <table:cell-address table:column="4"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5" table:row="2" table:table="0"/>
          <office:change-info>
            <dc:creator>Mike </dc:creator>
            <dc:date>2011-08-04T12:05:58.97</dc:date>
          </office:change-info>
          <table:previous>
            <table:change-track-table-cell/>
          </table:previous>
        </table:cell-content-change>
        <table:cell-content-change table:id="ct500">
          <table:cell-address table:column="6" table:row="2" table:table="0"/>
          <office:change-info>
            <dc:creator>Mike </dc:creator>
            <dc:date>2011-08-04T12:06:08.34</dc:date>
          </office:change-info>
          <table:previous>
            <table:change-track-table-cell/>
          </table:previous>
        </table:cell-content-change>
        <table:cell-content-change table:id="ct501">
          <table:cell-address table:column="9" table:row="2" table:table="0"/>
          <office:change-info>
            <dc:creator>Mike </dc:creator>
            <dc:date>2011-08-04T12:06:19.28</dc:date>
          </office:change-info>
          <table:previous>
            <table:change-track-table-cell/>
          </table:previous>
        </table:cell-content-change>
        <table:cell-content-change table:id="ct502">
          <table:cell-address table:column="4"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6"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37"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38"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2"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4"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48"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49"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4"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4"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5"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5"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6"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9"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4"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5"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6"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9"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8" table:table="0">
          <office:change-info>
            <dc:creator>Mike </dc:creator>
            <dc:date>2011-08-04T12:10:26.10</dc:date>
          </office:change-info>
        </table:insertion>
        <table:movement table:id="ct555">
          <table:source-range-address table:column="4" table:row="1" table:table="0"/>
          <table:target-range-address table:column="9" table:row="1" table:table="0"/>
          <office:change-info>
            <dc:creator>Mike </dc:creator>
            <dc:date>2011-08-04T12:10:44.02</dc:date>
          </office:change-info>
          <table:dependencies>
            <table:dependence table:id="ct1483"/>
            <table:dependence table:id="ct1481"/>
          </table:dependencies>
        </table:movement>
        <table:cell-content-change table:id="ct556">
          <table:cell-address table:column="9"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9"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9" table:row="2" table:table="0"/>
          <office:change-info>
            <dc:creator>Mike </dc:creator>
            <dc:date>2011-08-04T12:13:02.87</dc:date>
          </office:change-info>
          <table:previous>
            <table:change-track-table-cell/>
          </table:previous>
        </table:cell-content-change>
        <table:cell-content-change table:id="ct560">
          <table:cell-address table:column="9"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9"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9"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7" table:table="0">
          <office:change-info>
            <dc:creator>Mike </dc:creator>
            <dc:date>2011-08-04T12:16:25.09</dc:date>
          </office:change-info>
          <table:dependencies>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9" table:start-row="6" table:start-table="0" table:end-column="9" table:end-row="9" table:end-table="0"/>
          <table:target-range-address table:column="9" table:row="2" table:table="0"/>
          <office:change-info>
            <dc:creator>Mike </dc:creator>
            <dc:date>2011-08-04T12:16:32.51</dc:date>
          </office:change-info>
          <table:dependencies>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7" table:row="2" table:table="0"/>
          <office:change-info>
            <dc:creator>Mike </dc:creator>
            <dc:date>2011-08-04T12:16:58.86</dc:date>
          </office:change-info>
          <table:previous>
            <table:change-track-table-cell/>
          </table:previous>
        </table:cell-content-change>
        <table:cell-content-change table:id="ct566">
          <table:cell-address table:column="7"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7" table:row="4" table:table="0"/>
          <office:change-info>
            <dc:creator>Mike </dc:creator>
            <dc:date>2011-08-04T12:17:13.50</dc:date>
          </office:change-info>
          <table:previous>
            <table:change-track-table-cell/>
          </table:previous>
        </table:cell-content-change>
        <table:cell-content-change table:id="ct568">
          <table:cell-address table:column="7" table:row="9" table:table="0"/>
          <office:change-info>
            <dc:creator>Mike </dc:creator>
            <dc:date>2011-08-04T12:17:46.54</dc:date>
          </office:change-info>
          <table:previous>
            <table:change-track-table-cell/>
          </table:previous>
        </table:cell-content-change>
        <table:cell-content-change table:id="ct569">
          <table:cell-address table:column="7" table:row="9" table:table="0"/>
          <office:change-info>
            <dc:creator>Mike </dc:creator>
            <dc:date>2011-08-04T12:18:01.92</dc:date>
          </office:change-info>
          <table:previous table:id="ct568">
            <table:change-track-table-cell table:cell-address="Sheet1.H10" table:formula="of:=[.F10]*32+[.G10]" office:value-type="float" office:value="8"/>
          </table:previous>
        </table:cell-content-change>
        <table:cell-content-change table:id="ct570">
          <table:cell-address table:column="7" table:row="9" table:table="0"/>
          <office:change-info>
            <dc:creator>Mike </dc:creator>
            <dc:date>2011-08-04T12:18:22.71</dc:date>
          </office:change-info>
          <table:previous table:id="ct569">
            <table:change-track-table-cell table:cell-address="Sheet1.H10" table:formula="of:=DEC2HEX([.F10]*32+[.G10],2)" office:value-type="string"/>
          </table:previous>
        </table:cell-content-change>
        <table:cell-content-change table:id="ct571">
          <table:cell-address table:column="7" table:row="10" table:table="0"/>
          <office:change-info>
            <dc:creator>Mike </dc:creator>
            <dc:date>2011-08-04T12:18:29.39</dc:date>
          </office:change-info>
          <table:previous>
            <table:change-track-table-cell/>
          </table:previous>
        </table:cell-content-change>
        <table:cell-content-change table:id="ct572">
          <table:cell-address table:column="7" table:row="11" table:table="0"/>
          <office:change-info>
            <dc:creator>Mike </dc:creator>
            <dc:date>2011-08-04T12:18:29.39</dc:date>
          </office:change-info>
          <table:previous>
            <table:change-track-table-cell/>
          </table:previous>
        </table:cell-content-change>
        <table:cell-content-change table:id="ct573">
          <table:cell-address table:column="7" table:row="12" table:table="0"/>
          <office:change-info>
            <dc:creator>Mike </dc:creator>
            <dc:date>2011-08-04T12:18:29.39</dc:date>
          </office:change-info>
          <table:previous>
            <table:change-track-table-cell/>
          </table:previous>
        </table:cell-content-change>
        <table:cell-content-change table:id="ct574">
          <table:cell-address table:column="7" table:row="13" table:table="0"/>
          <office:change-info>
            <dc:creator>Mike </dc:creator>
            <dc:date>2011-08-04T12:18:29.39</dc:date>
          </office:change-info>
          <table:previous>
            <table:change-track-table-cell/>
          </table:previous>
        </table:cell-content-change>
        <table:cell-content-change table:id="ct575">
          <table:cell-address table:column="7" table:row="14" table:table="0"/>
          <office:change-info>
            <dc:creator>Mike </dc:creator>
            <dc:date>2011-08-04T12:18:29.39</dc:date>
          </office:change-info>
          <table:previous>
            <table:change-track-table-cell/>
          </table:previous>
        </table:cell-content-change>
        <table:cell-content-change table:id="ct576">
          <table:cell-address table:column="7" table:row="15" table:table="0"/>
          <office:change-info>
            <dc:creator>Mike </dc:creator>
            <dc:date>2011-08-04T12:18:29.39</dc:date>
          </office:change-info>
          <table:previous>
            <table:change-track-table-cell/>
          </table:previous>
        </table:cell-content-change>
        <table:cell-content-change table:id="ct577">
          <table:cell-address table:column="7" table:row="16" table:table="0"/>
          <office:change-info>
            <dc:creator>Mike </dc:creator>
            <dc:date>2011-08-04T12:18:29.39</dc:date>
          </office:change-info>
          <table:previous>
            <table:change-track-table-cell/>
          </table:previous>
        </table:cell-content-change>
        <table:cell-content-change table:id="ct578">
          <table:cell-address table:column="7" table:row="17" table:table="0"/>
          <office:change-info>
            <dc:creator>Mike </dc:creator>
            <dc:date>2011-08-04T12:18:29.39</dc:date>
          </office:change-info>
          <table:previous>
            <table:change-track-table-cell/>
          </table:previous>
        </table:cell-content-change>
        <table:cell-content-change table:id="ct579">
          <table:cell-address table:column="7" table:row="18" table:table="0"/>
          <office:change-info>
            <dc:creator>Mike </dc:creator>
            <dc:date>2011-08-04T12:18:29.39</dc:date>
          </office:change-info>
          <table:previous>
            <table:change-track-table-cell/>
          </table:previous>
        </table:cell-content-change>
        <table:cell-content-change table:id="ct580">
          <table:cell-address table:column="7" table:row="19" table:table="0"/>
          <office:change-info>
            <dc:creator>Mike </dc:creator>
            <dc:date>2011-08-04T12:18:29.39</dc:date>
          </office:change-info>
          <table:previous>
            <table:change-track-table-cell/>
          </table:previous>
        </table:cell-content-change>
        <table:cell-content-change table:id="ct581">
          <table:cell-address table:column="7" table:row="20" table:table="0"/>
          <office:change-info>
            <dc:creator>Mike </dc:creator>
            <dc:date>2011-08-04T12:18:29.39</dc:date>
          </office:change-info>
          <table:previous>
            <table:change-track-table-cell/>
          </table:previous>
        </table:cell-content-change>
        <table:cell-content-change table:id="ct582">
          <table:cell-address table:column="7" table:row="21" table:table="0"/>
          <office:change-info>
            <dc:creator>Mike </dc:creator>
            <dc:date>2011-08-04T12:18:29.39</dc:date>
          </office:change-info>
          <table:previous>
            <table:change-track-table-cell/>
          </table:previous>
        </table:cell-content-change>
        <table:cell-content-change table:id="ct583">
          <table:cell-address table:column="7" table:row="22" table:table="0"/>
          <office:change-info>
            <dc:creator>Mike </dc:creator>
            <dc:date>2011-08-04T12:18:29.39</dc:date>
          </office:change-info>
          <table:previous>
            <table:change-track-table-cell/>
          </table:previous>
        </table:cell-content-change>
        <table:cell-content-change table:id="ct584">
          <table:cell-address table:column="7" table:row="23" table:table="0"/>
          <office:change-info>
            <dc:creator>Mike </dc:creator>
            <dc:date>2011-08-04T12:18:29.39</dc:date>
          </office:change-info>
          <table:previous>
            <table:change-track-table-cell/>
          </table:previous>
        </table:cell-content-change>
        <table:cell-content-change table:id="ct585">
          <table:cell-address table:column="7" table:row="24" table:table="0"/>
          <office:change-info>
            <dc:creator>Mike </dc:creator>
            <dc:date>2011-08-04T12:18:29.39</dc:date>
          </office:change-info>
          <table:previous>
            <table:change-track-table-cell/>
          </table:previous>
        </table:cell-content-change>
        <table:cell-content-change table:id="ct586">
          <table:cell-address table:column="7" table:row="24" table:table="0"/>
          <office:change-info>
            <dc:creator>Mike </dc:creator>
            <dc:date>2011-08-04T12:18:29.39</dc:date>
          </office:change-info>
          <table:previous>
            <table:change-track-table-cell/>
          </table:previous>
        </table:cell-content-change>
        <table:cell-content-change table:id="ct587">
          <table:cell-address table:column="7" table:row="25" table:table="0"/>
          <office:change-info>
            <dc:creator>Mike </dc:creator>
            <dc:date>2011-08-04T12:18:29.39</dc:date>
          </office:change-info>
          <table:previous>
            <table:change-track-table-cell/>
          </table:previous>
        </table:cell-content-change>
        <table:cell-content-change table:id="ct588">
          <table:cell-address table:column="7" table:row="26" table:table="0"/>
          <office:change-info>
            <dc:creator>Mike </dc:creator>
            <dc:date>2011-08-04T12:18:29.39</dc:date>
          </office:change-info>
          <table:previous>
            <table:change-track-table-cell/>
          </table:previous>
        </table:cell-content-change>
        <table:cell-content-change table:id="ct589">
          <table:cell-address table:column="7" table:row="27" table:table="0"/>
          <office:change-info>
            <dc:creator>Mike </dc:creator>
            <dc:date>2011-08-04T12:18:29.39</dc:date>
          </office:change-info>
          <table:previous>
            <table:change-track-table-cell/>
          </table:previous>
        </table:cell-content-change>
        <table:cell-content-change table:id="ct590">
          <table:cell-address table:column="7" table:row="28" table:table="0"/>
          <office:change-info>
            <dc:creator>Mike </dc:creator>
            <dc:date>2011-08-04T12:18:29.39</dc:date>
          </office:change-info>
          <table:previous>
            <table:change-track-table-cell/>
          </table:previous>
        </table:cell-content-change>
        <table:cell-content-change table:id="ct591">
          <table:cell-address table:column="7" table:row="29" table:table="0"/>
          <office:change-info>
            <dc:creator>Mike </dc:creator>
            <dc:date>2011-08-04T12:18:29.39</dc:date>
          </office:change-info>
          <table:previous>
            <table:change-track-table-cell/>
          </table:previous>
        </table:cell-content-change>
        <table:cell-content-change table:id="ct592">
          <table:cell-address table:column="7" table:row="30" table:table="0"/>
          <office:change-info>
            <dc:creator>Mike </dc:creator>
            <dc:date>2011-08-04T12:18:29.39</dc:date>
          </office:change-info>
          <table:previous>
            <table:change-track-table-cell/>
          </table:previous>
        </table:cell-content-change>
        <table:cell-content-change table:id="ct593">
          <table:cell-address table:column="7" table:row="31" table:table="0"/>
          <office:change-info>
            <dc:creator>Mike </dc:creator>
            <dc:date>2011-08-04T12:18:29.39</dc:date>
          </office:change-info>
          <table:previous>
            <table:change-track-table-cell/>
          </table:previous>
        </table:cell-content-change>
        <table:cell-content-change table:id="ct594">
          <table:cell-address table:column="7" table:row="34" table:table="0"/>
          <office:change-info>
            <dc:creator>Mike </dc:creator>
            <dc:date>2011-08-04T12:18:29.39</dc:date>
          </office:change-info>
          <table:previous>
            <table:change-track-table-cell/>
          </table:previous>
        </table:cell-content-change>
        <table:cell-content-change table:id="ct595">
          <table:cell-address table:column="7" table:row="35" table:table="0"/>
          <office:change-info>
            <dc:creator>Mike </dc:creator>
            <dc:date>2011-08-04T12:18:29.39</dc:date>
          </office:change-info>
          <table:previous>
            <table:change-track-table-cell/>
          </table:previous>
        </table:cell-content-change>
        <table:cell-content-change table:id="ct596">
          <table:cell-address table:column="7" table:row="36" table:table="0"/>
          <office:change-info>
            <dc:creator>Mike </dc:creator>
            <dc:date>2011-08-04T12:18:29.39</dc:date>
          </office:change-info>
          <table:previous>
            <table:change-track-table-cell/>
          </table:previous>
        </table:cell-content-change>
        <table:cell-content-change table:id="ct597">
          <table:cell-address table:column="7" table:row="37" table:table="0"/>
          <office:change-info>
            <dc:creator>Mike </dc:creator>
            <dc:date>2011-08-04T12:18:29.39</dc:date>
          </office:change-info>
          <table:previous>
            <table:change-track-table-cell/>
          </table:previous>
        </table:cell-content-change>
        <table:cell-content-change table:id="ct598">
          <table:cell-address table:column="7" table:row="37" table:table="0"/>
          <office:change-info>
            <dc:creator>Mike </dc:creator>
            <dc:date>2011-08-04T12:18:29.39</dc:date>
          </office:change-info>
          <table:previous>
            <table:change-track-table-cell/>
          </table:previous>
        </table:cell-content-change>
        <table:cell-content-change table:id="ct599">
          <table:cell-address table:column="7" table:row="38" table:table="0"/>
          <office:change-info>
            <dc:creator>Mike </dc:creator>
            <dc:date>2011-08-04T12:18:29.39</dc:date>
          </office:change-info>
          <table:previous>
            <table:change-track-table-cell/>
          </table:previous>
        </table:cell-content-change>
        <table:cell-content-change table:id="ct600">
          <table:cell-address table:column="7" table:row="39" table:table="0"/>
          <office:change-info>
            <dc:creator>Mike </dc:creator>
            <dc:date>2011-08-04T12:18:29.39</dc:date>
          </office:change-info>
          <table:previous>
            <table:change-track-table-cell/>
          </table:previous>
        </table:cell-content-change>
        <table:cell-content-change table:id="ct601">
          <table:cell-address table:column="7" table:row="40" table:table="0"/>
          <office:change-info>
            <dc:creator>Mike </dc:creator>
            <dc:date>2011-08-04T12:18:29.39</dc:date>
          </office:change-info>
          <table:previous>
            <table:change-track-table-cell/>
          </table:previous>
        </table:cell-content-change>
        <table:cell-content-change table:id="ct602">
          <table:cell-address table:column="7" table:row="41" table:table="0"/>
          <office:change-info>
            <dc:creator>Mike </dc:creator>
            <dc:date>2011-08-04T12:18:29.39</dc:date>
          </office:change-info>
          <table:previous>
            <table:change-track-table-cell/>
          </table:previous>
        </table:cell-content-change>
        <table:cell-content-change table:id="ct603">
          <table:cell-address table:column="7" table:row="42" table:table="0"/>
          <office:change-info>
            <dc:creator>Mike </dc:creator>
            <dc:date>2011-08-04T12:18:29.39</dc:date>
          </office:change-info>
          <table:previous>
            <table:change-track-table-cell/>
          </table:previous>
        </table:cell-content-change>
        <table:cell-content-change table:id="ct604">
          <table:cell-address table:column="7" table:row="43" table:table="0"/>
          <office:change-info>
            <dc:creator>Mike </dc:creator>
            <dc:date>2011-08-04T12:18:29.39</dc:date>
          </office:change-info>
          <table:previous>
            <table:change-track-table-cell/>
          </table:previous>
        </table:cell-content-change>
        <table:cell-content-change table:id="ct605">
          <table:cell-address table:column="7" table:row="44" table:table="0"/>
          <office:change-info>
            <dc:creator>Mike </dc:creator>
            <dc:date>2011-08-04T12:18:29.39</dc:date>
          </office:change-info>
          <table:previous>
            <table:change-track-table-cell/>
          </table:previous>
        </table:cell-content-change>
        <table:cell-content-change table:id="ct606">
          <table:cell-address table:column="7" table:row="45" table:table="0"/>
          <office:change-info>
            <dc:creator>Mike </dc:creator>
            <dc:date>2011-08-04T12:18:29.39</dc:date>
          </office:change-info>
          <table:previous>
            <table:change-track-table-cell/>
          </table:previous>
        </table:cell-content-change>
        <table:cell-content-change table:id="ct607">
          <table:cell-address table:column="7" table:row="46" table:table="0"/>
          <office:change-info>
            <dc:creator>Mike </dc:creator>
            <dc:date>2011-08-04T12:18:29.39</dc:date>
          </office:change-info>
          <table:previous>
            <table:change-track-table-cell/>
          </table:previous>
        </table:cell-content-change>
        <table:cell-content-change table:id="ct608">
          <table:cell-address table:column="7" table:row="47" table:table="0"/>
          <office:change-info>
            <dc:creator>Mike </dc:creator>
            <dc:date>2011-08-04T12:18:29.39</dc:date>
          </office:change-info>
          <table:previous>
            <table:change-track-table-cell/>
          </table:previous>
        </table:cell-content-change>
        <table:cell-content-change table:id="ct609">
          <table:cell-address table:column="7" table:row="48" table:table="0"/>
          <office:change-info>
            <dc:creator>Mike </dc:creator>
            <dc:date>2011-08-04T12:18:29.39</dc:date>
          </office:change-info>
          <table:previous>
            <table:change-track-table-cell/>
          </table:previous>
        </table:cell-content-change>
        <table:cell-content-change table:id="ct610">
          <table:cell-address table:column="7" table:row="49" table:table="0"/>
          <office:change-info>
            <dc:creator>Mike </dc:creator>
            <dc:date>2011-08-04T12:18:29.39</dc:date>
          </office:change-info>
          <table:previous>
            <table:change-track-table-cell/>
          </table:previous>
        </table:cell-content-change>
        <table:cell-content-change table:id="ct611">
          <table:cell-address table:column="7" table:row="15" table:table="0"/>
          <office:change-info>
            <dc:creator>Mike </dc:creator>
            <dc:date>2011-08-04T12:18:43.31</dc:date>
          </office:change-info>
          <table:previous table:id="ct576">
            <table:change-track-table-cell table:cell-address="Sheet1.H16" table:formula="of:=DEC2HEX([.F16]*32+[.G16];2)" office:value-type="string">
              <text:p>00</text:p>
            </table:change-track-table-cell>
          </table:previous>
        </table:cell-content-change>
        <table:cell-content-change table:id="ct612">
          <table:cell-address table:column="7" table:row="16" table:table="0"/>
          <office:change-info>
            <dc:creator>Mike </dc:creator>
            <dc:date>2011-08-04T12:18:43.31</dc:date>
          </office:change-info>
          <table:previous table:id="ct577">
            <table:change-track-table-cell table:cell-address="Sheet1.H17" table:formula="of:=DEC2HEX([.F17]*32+[.G17];2)" office:value-type="string">
              <text:p>00</text:p>
            </table:change-track-table-cell>
          </table:previous>
        </table:cell-content-change>
        <table:cell-content-change table:id="ct613">
          <table:cell-address table:column="7" table:row="19" table:table="0"/>
          <office:change-info>
            <dc:creator>Mike </dc:creator>
            <dc:date>2011-08-04T12:18:46.92</dc:date>
          </office:change-info>
          <table:previous table:id="ct580">
            <table:change-track-table-cell table:cell-address="Sheet1.H20" table:formula="of:=DEC2HEX([.F20]*32+[.G20];2)" office:value-type="string">
              <text:p>00</text:p>
            </table:change-track-table-cell>
          </table:previous>
        </table:cell-content-change>
        <table:cell-content-change table:id="ct614">
          <table:cell-address table:column="7" table:row="20" table:table="0"/>
          <office:change-info>
            <dc:creator>Mike </dc:creator>
            <dc:date>2011-08-04T12:18:46.92</dc:date>
          </office:change-info>
          <table:previous table:id="ct581">
            <table:change-track-table-cell table:cell-address="Sheet1.H21" table:formula="of:=DEC2HEX([.F21]*32+[.G21];2)" office:value-type="string">
              <text:p>00</text:p>
            </table:change-track-table-cell>
          </table:previous>
        </table:cell-content-change>
        <table:cell-content-change table:id="ct615">
          <table:cell-address table:column="7" table:row="24" table:table="0"/>
          <office:change-info>
            <dc:creator>Mike </dc:creator>
            <dc:date>2011-08-04T12:18:49.85</dc:date>
          </office:change-info>
          <table:previous table:id="ct585">
            <table:change-track-table-cell table:cell-address="Sheet1.H25" table:formula="of:=DEC2HEX([.F25]*32+[.G25];2)" office:value-type="string">
              <text:p>28</text:p>
            </table:change-track-table-cell>
          </table:previous>
        </table:cell-content-change>
        <table:cell-content-change table:id="ct616">
          <table:cell-address table:column="7" table:row="31" table:table="0"/>
          <office:change-info>
            <dc:creator>Mike </dc:creator>
            <dc:date>2011-08-04T12:18:54.07</dc:date>
          </office:change-info>
          <table:previous table:id="ct593">
            <table:change-track-table-cell table:cell-address="Sheet1.H32" table:formula="of:=DEC2HEX([.F32]*32+[.G32];2)" office:value-type="string">
              <text:p>00</text:p>
            </table:change-track-table-cell>
          </table:previous>
        </table:cell-content-change>
        <table:cell-content-change table:id="ct617">
          <table:cell-address table:column="7" table:row="34" table:table="0"/>
          <office:change-info>
            <dc:creator>Mike </dc:creator>
            <dc:date>2011-08-04T12:18:54.07</dc:date>
          </office:change-info>
          <table:previous table:id="ct594">
            <table:change-track-table-cell table:cell-address="Sheet1.H35" table:formula="of:=DEC2HEX([.F35]*32+[.G35];2)" office:value-type="string">
              <text:p>00</text:p>
            </table:change-track-table-cell>
          </table:previous>
        </table:cell-content-change>
        <table:cell-content-change table:id="ct618">
          <table:cell-address table:column="7" table:row="35" table:table="0"/>
          <office:change-info>
            <dc:creator>Mike </dc:creator>
            <dc:date>2011-08-04T12:18:54.07</dc:date>
          </office:change-info>
          <table:previous table:id="ct595">
            <table:change-track-table-cell table:cell-address="Sheet1.H36" table:formula="of:=DEC2HEX([.F36]*32+[.G36];2)" office:value-type="string">
              <text:p>00</text:p>
            </table:change-track-table-cell>
          </table:previous>
        </table:cell-content-change>
        <table:cell-content-change table:id="ct619">
          <table:cell-address table:column="7" table:row="39" table:table="0"/>
          <office:change-info>
            <dc:creator>Mike </dc:creator>
            <dc:date>2011-08-04T12:18:57.47</dc:date>
          </office:change-info>
          <table:previous table:id="ct600">
            <table:change-track-table-cell table:cell-address="Sheet1.H40" table:formula="of:=DEC2HEX([.F40]*32+[.G40];2)" office:value-type="string">
              <text:p>00</text:p>
            </table:change-track-table-cell>
          </table:previous>
        </table:cell-content-change>
        <table:cell-content-change table:id="ct620">
          <table:cell-address table:column="7" table:row="40" table:table="0"/>
          <office:change-info>
            <dc:creator>Mike </dc:creator>
            <dc:date>2011-08-04T12:18:57.47</dc:date>
          </office:change-info>
          <table:previous table:id="ct601">
            <table:change-track-table-cell table:cell-address="Sheet1.H41" table:formula="of:=DEC2HEX([.F41]*32+[.G41];2)" office:value-type="string">
              <text:p>00</text:p>
            </table:change-track-table-cell>
          </table:previous>
        </table:cell-content-change>
        <table:cell-content-change table:id="ct621">
          <table:cell-address table:column="7" table:row="41" table:table="0"/>
          <office:change-info>
            <dc:creator>Mike </dc:creator>
            <dc:date>2011-08-04T12:18:57.47</dc:date>
          </office:change-info>
          <table:previous table:id="ct602">
            <table:change-track-table-cell table:cell-address="Sheet1.H42" table:formula="of:=DEC2HEX([.F42]*32+[.G42];2)" office:value-type="string">
              <text:p>00</text:p>
            </table:change-track-table-cell>
          </table:previous>
        </table:cell-content-change>
        <table:cell-content-change table:id="ct622">
          <table:cell-address table:column="7" table:row="45" table:table="0"/>
          <office:change-info>
            <dc:creator>Mike </dc:creator>
            <dc:date>2011-08-04T12:19:00.23</dc:date>
          </office:change-info>
          <table:previous table:id="ct606">
            <table:change-track-table-cell table:cell-address="Sheet1.H46" table:formula="of:=DEC2HEX([.F46]*32+[.G46];2)" office:value-type="string">
              <text:p>00</text:p>
            </table:change-track-table-cell>
          </table:previous>
        </table:cell-content-change>
        <table:cell-content-change table:id="ct623">
          <table:cell-address table:column="7" table:row="46" table:table="0"/>
          <office:change-info>
            <dc:creator>Mike </dc:creator>
            <dc:date>2011-08-04T12:19:00.23</dc:date>
          </office:change-info>
          <table:previous table:id="ct607">
            <table:change-track-table-cell table:cell-address="Sheet1.H47" table:formula="of:=DEC2HEX([.F47]*32+[.G47];2)" office:value-type="string">
              <text:p>00</text:p>
            </table:change-track-table-cell>
          </table:previous>
        </table:cell-content-change>
        <table:cell-content-change table:id="ct624">
          <table:cell-address table:column="7" table:row="37" table:table="0"/>
          <office:change-info>
            <dc:creator>Mike </dc:creator>
            <dc:date>2011-08-04T12:19:07.97</dc:date>
          </office:change-info>
          <table:previous table:id="ct597">
            <table:change-track-table-cell table:cell-address="Sheet1.H38" table:formula="of:=DEC2HEX([.F38]*32+[.G38];2)" office:value-type="string">
              <text:p>4C</text:p>
            </table:change-track-table-cell>
          </table:previous>
        </table:cell-content-change>
        <table:cell-content-change table:id="ct625">
          <table:cell-address table:column="7" table:row="43" table:table="0"/>
          <office:change-info>
            <dc:creator>Mike </dc:creator>
            <dc:date>2011-08-04T12:19:14.57</dc:date>
          </office:change-info>
          <table:previous table:id="ct604">
            <table:change-track-table-cell table:cell-address="Sheet1.H44" table:formula="of:=DEC2HEX([.F44]*32+[.G44];2)" office:value-type="string">
              <text:p>00</text:p>
            </table:change-track-table-cell>
          </table:previous>
        </table:cell-content-change>
        <table:cell-content-change table:id="ct626">
          <table:cell-address table:column="9" table:row="9" table:table="0"/>
          <office:change-info>
            <dc:creator>Mike </dc:creator>
            <dc:date>2011-08-04T12:20:07.85</dc:date>
          </office:change-info>
          <table:previous table:id="ct229">
            <table:change-track-table-cell table:cell-address="Sheet1.J10" table:formula="of:=DEC2HEX(1*(16*256)+[.F10]*256*2+[.G10]*16+#ref!12+IF(NOT ([.E10]=&quot;Y&quot;);2*16*256;0);4)" office:value-type="float" office:value="0"/>
          </table:previous>
        </table:cell-content-change>
        <table:cell-content-change table:id="ct627">
          <table:cell-address table:column="9" table:row="10" table:table="0"/>
          <office:change-info>
            <dc:creator>Mike </dc:creator>
            <dc:date>2011-08-04T12:20:17.62</dc:date>
          </office:change-info>
          <table:previous table:id="ct233">
            <table:change-track-table-cell table:cell-address="Sheet1.J11" table:formula="of:=DEC2HEX(1*(16*256)+[.F11]*256*2+[.G11]*16+#ref!13+IF(NOT ([.E11]=&quot;Y&quot;);2*16*256;0);4)" office:value-type="float" office:value="0"/>
          </table:previous>
        </table:cell-content-change>
        <table:cell-content-change table:id="ct628">
          <table:cell-address table:column="9" table:row="11" table:table="0"/>
          <office:change-info>
            <dc:creator>Mike </dc:creator>
            <dc:date>2011-08-04T12:20:17.62</dc:date>
          </office:change-info>
          <table:previous table:id="ct234">
            <table:change-track-table-cell table:cell-address="Sheet1.J12" table:formula="of:=DEC2HEX(1*(16*256)+[.F12]*256*2+[.G12]*16+#ref!14+IF(NOT ([.E12]=&quot;Y&quot;);2*16*256;0);4)" office:value-type="float" office:value="0"/>
          </table:previous>
        </table:cell-content-change>
        <table:cell-content-change table:id="ct629">
          <table:cell-address table:column="9" table:row="12" table:table="0"/>
          <office:change-info>
            <dc:creator>Mike </dc:creator>
            <dc:date>2011-08-04T12:20:17.62</dc:date>
          </office:change-info>
          <table:previous table:id="ct235">
            <table:change-track-table-cell table:cell-address="Sheet1.J13" table:formula="of:=DEC2HEX(1*(16*256)+[.F13]*256*2+[.G13]*16+#ref!15+IF(NOT ([.E13]=&quot;Y&quot;);2*16*256;0);4)" office:value-type="float" office:value="0"/>
          </table:previous>
        </table:cell-content-change>
        <table:cell-content-change table:id="ct630">
          <table:cell-address table:column="9" table:row="13" table:table="0"/>
          <office:change-info>
            <dc:creator>Mike </dc:creator>
            <dc:date>2011-08-04T12:20:17.62</dc:date>
          </office:change-info>
          <table:previous table:id="ct236">
            <table:change-track-table-cell table:cell-address="Sheet1.J14" table:formula="of:=DEC2HEX(1*(16*256)+[.F14]*256*2+[.G14]*16+#ref!16+IF(NOT ([.E14]=&quot;Y&quot;);2*16*256;0);4)" office:value-type="float" office:value="0"/>
          </table:previous>
        </table:cell-content-change>
        <table:cell-content-change table:id="ct631">
          <table:cell-address table:column="9" table:row="14" table:table="0"/>
          <office:change-info>
            <dc:creator>Mike </dc:creator>
            <dc:date>2011-08-04T12:20:17.62</dc:date>
          </office:change-info>
          <table:previous table:id="ct237">
            <table:change-track-table-cell table:cell-address="Sheet1.J15" table:formula="of:=DEC2HEX(1*(16*256)+[.F15]*256*2+[.G15]*16+#ref!17+IF(NOT ([.E15]=&quot;Y&quot;);2*16*256;0);4)" office:value-type="float" office:value="0"/>
          </table:previous>
        </table:cell-content-change>
        <table:cell-content-change table:id="ct632">
          <table:cell-address table:column="9" table:row="15" table:table="0"/>
          <office:change-info>
            <dc:creator>Mike </dc:creator>
            <dc:date>2011-08-04T12:20:17.62</dc:date>
          </office:change-info>
          <table:previous>
            <table:change-track-table-cell/>
          </table:previous>
        </table:cell-content-change>
        <table:cell-content-change table:id="ct633">
          <table:cell-address table:column="9" table:row="16" table:table="0"/>
          <office:change-info>
            <dc:creator>Mike </dc:creator>
            <dc:date>2011-08-04T12:20:17.62</dc:date>
          </office:change-info>
          <table:previous>
            <table:change-track-table-cell/>
          </table:previous>
        </table:cell-content-change>
        <table:cell-content-change table:id="ct634">
          <table:cell-address table:column="9" table:row="17" table:table="0"/>
          <office:change-info>
            <dc:creator>Mike </dc:creator>
            <dc:date>2011-08-04T12:20:17.62</dc:date>
          </office:change-info>
          <table:previous table:id="ct238">
            <table:change-track-table-cell table:cell-address="Sheet1.J18" table:formula="of:=DEC2HEX(1*(16*256)+[.F18]*256*2+[.G18]*16+#ref!20+IF(NOT ([.E18]=&quot;Y&quot;);2*16*256;0);4)" office:value-type="float" office:value="0"/>
          </table:previous>
        </table:cell-content-change>
        <table:cell-content-change table:id="ct635">
          <table:cell-address table:column="9" table:row="18" table:table="0"/>
          <office:change-info>
            <dc:creator>Mike </dc:creator>
            <dc:date>2011-08-04T12:20:17.62</dc:date>
          </office:change-info>
          <table:previous table:id="ct239">
            <table:change-track-table-cell table:cell-address="Sheet1.J19" table:formula="of:=DEC2HEX(1*(16*256)+[.F19]*256*2+[.G19]*16+#ref!21+IF(NOT ([.E19]=&quot;Y&quot;);2*16*256;0);4)" office:value-type="float" office:value="0"/>
          </table:previous>
        </table:cell-content-change>
        <table:cell-content-change table:id="ct636">
          <table:cell-address table:column="9" table:row="19" table:table="0"/>
          <office:change-info>
            <dc:creator>Mike </dc:creator>
            <dc:date>2011-08-04T12:20:17.62</dc:date>
          </office:change-info>
          <table:previous>
            <table:change-track-table-cell/>
          </table:previous>
        </table:cell-content-change>
        <table:cell-content-change table:id="ct637">
          <table:cell-address table:column="9" table:row="20" table:table="0"/>
          <office:change-info>
            <dc:creator>Mike </dc:creator>
            <dc:date>2011-08-04T12:20:17.62</dc:date>
          </office:change-info>
          <table:previous>
            <table:change-track-table-cell/>
          </table:previous>
        </table:cell-content-change>
        <table:cell-content-change table:id="ct638">
          <table:cell-address table:column="9" table:row="21" table:table="0"/>
          <office:change-info>
            <dc:creator>Mike </dc:creator>
            <dc:date>2011-08-04T12:20:17.62</dc:date>
          </office:change-info>
          <table:previous table:id="ct240">
            <table:change-track-table-cell table:cell-address="Sheet1.J22" table:formula="of:=DEC2HEX(1*(16*256)+[.F22]*256*2+[.G22]*16+#ref!24+IF(NOT ([.E22]=&quot;Y&quot;);2*16*256;0);4)" office:value-type="float" office:value="0"/>
          </table:previous>
        </table:cell-content-change>
        <table:cell-content-change table:id="ct639">
          <table:cell-address table:column="9" table:row="22" table:table="0"/>
          <office:change-info>
            <dc:creator>Mike </dc:creator>
            <dc:date>2011-08-04T12:20:17.62</dc:date>
          </office:change-info>
          <table:previous table:id="ct241">
            <table:change-track-table-cell table:cell-address="Sheet1.J23" table:formula="of:=DEC2HEX(1*(16*256)+[.F23]*256*2+[.G23]*16+#ref!25+IF(NOT ([.E23]=&quot;Y&quot;);2*16*256;0);4)" office:value-type="float" office:value="0"/>
          </table:previous>
        </table:cell-content-change>
        <table:cell-content-change table:id="ct640">
          <table:cell-address table:column="9" table:row="23" table:table="0"/>
          <office:change-info>
            <dc:creator>Mike </dc:creator>
            <dc:date>2011-08-04T12:20:17.62</dc:date>
          </office:change-info>
          <table:previous table:id="ct242">
            <table:change-track-table-cell table:cell-address="Sheet1.J24" table:formula="of:=DEC2HEX(1*(16*256)+[.F24]*256*2+[.G24]*16+#ref!26+IF(NOT ([.E24]=&quot;Y&quot;);2*16*256;0);4)" office:value-type="float" office:value="0"/>
          </table:previous>
        </table:cell-content-change>
        <table:cell-content-change table:id="ct641">
          <table:cell-address table:column="9" table:row="24" table:table="0"/>
          <office:change-info>
            <dc:creator>Mike </dc:creator>
            <dc:date>2011-08-04T12:20:17.62</dc:date>
          </office:change-info>
          <table:previous>
            <table:change-track-table-cell/>
          </table:previous>
        </table:cell-content-change>
        <table:cell-content-change table:id="ct642">
          <table:cell-address table:column="9" table:row="24" table:table="0"/>
          <office:change-info>
            <dc:creator>Mike </dc:creator>
            <dc:date>2011-08-04T12:20:17.62</dc:date>
          </office:change-info>
          <table:previous table:id="ct243">
            <table:change-track-table-cell table:cell-address="Sheet1.J25" table:formula="of:=DEC2HEX(1*(16*256)+[.F25]*256*2+[.G25]*16+#ref!27+IF(NOT ([.E25]=&quot;Y&quot;);2*16*256;0);4)" office:value-type="float" office:value="0"/>
          </table:previous>
        </table:cell-content-change>
        <table:cell-content-change table:id="ct643">
          <table:cell-address table:column="9" table:row="25" table:table="0"/>
          <office:change-info>
            <dc:creator>Mike </dc:creator>
            <dc:date>2011-08-04T12:20:17.62</dc:date>
          </office:change-info>
          <table:previous table:id="ct244">
            <table:change-track-table-cell table:cell-address="Sheet1.J26" table:formula="of:=DEC2HEX(1*(16*256)+[.F26]*256*2+[.G26]*16+#ref!28+IF(NOT ([.E26]=&quot;Y&quot;);2*16*256;0);4)" office:value-type="float" office:value="0"/>
          </table:previous>
        </table:cell-content-change>
        <table:cell-content-change table:id="ct644">
          <table:cell-address table:column="9" table:row="26" table:table="0"/>
          <office:change-info>
            <dc:creator>Mike </dc:creator>
            <dc:date>2011-08-04T12:20:17.62</dc:date>
          </office:change-info>
          <table:previous table:id="ct245">
            <table:change-track-table-cell table:cell-address="Sheet1.J27" table:formula="of:=DEC2HEX(1*(16*256)+[.F27]*256*2+[.G27]*16+#ref!29+IF(NOT ([.E27]=&quot;Y&quot;);2*16*256;0);4)" office:value-type="float" office:value="0"/>
          </table:previous>
        </table:cell-content-change>
        <table:cell-content-change table:id="ct645">
          <table:cell-address table:column="9" table:row="27" table:table="0"/>
          <office:change-info>
            <dc:creator>Mike </dc:creator>
            <dc:date>2011-08-04T12:20:17.62</dc:date>
          </office:change-info>
          <table:previous table:id="ct246">
            <table:change-track-table-cell table:cell-address="Sheet1.J28" table:formula="of:=DEC2HEX(1*(16*256)+[.F28]*256*2+[.G28]*16+#ref!30+IF(NOT ([.E28]=&quot;Y&quot;);2*16*256;0);4)" office:value-type="float" office:value="0"/>
          </table:previous>
        </table:cell-content-change>
        <table:cell-content-change table:id="ct646">
          <table:cell-address table:column="9" table:row="28" table:table="0"/>
          <office:change-info>
            <dc:creator>Mike </dc:creator>
            <dc:date>2011-08-04T12:20:17.62</dc:date>
          </office:change-info>
          <table:previous table:id="ct247">
            <table:change-track-table-cell table:cell-address="Sheet1.J29" table:formula="of:=DEC2HEX(1*(16*256)+[.F29]*256*2+[.G29]*16+#ref!31+IF(NOT ([.E29]=&quot;Y&quot;);2*16*256;0);4)" office:value-type="float" office:value="0"/>
          </table:previous>
        </table:cell-content-change>
        <table:cell-content-change table:id="ct647">
          <table:cell-address table:column="9" table:row="29" table:table="0"/>
          <office:change-info>
            <dc:creator>Mike </dc:creator>
            <dc:date>2011-08-04T12:20:17.62</dc:date>
          </office:change-info>
          <table:previous table:id="ct248">
            <table:change-track-table-cell table:cell-address="Sheet1.J30" table:formula="of:=DEC2HEX(1*(16*256)+[.F30]*256*2+[.G30]*16+#ref!32+IF(NOT ([.E30]=&quot;Y&quot;);2*16*256;0);4)" office:value-type="float" office:value="0"/>
          </table:previous>
        </table:cell-content-change>
        <table:cell-content-change table:id="ct648">
          <table:cell-address table:column="9" table:row="30" table:table="0"/>
          <office:change-info>
            <dc:creator>Mike </dc:creator>
            <dc:date>2011-08-04T12:20:17.62</dc:date>
          </office:change-info>
          <table:previous table:id="ct249">
            <table:change-track-table-cell table:cell-address="Sheet1.J31" table:formula="of:=DEC2HEX(1*(16*256)+[.F31]*256*2+[.G31]*16+#ref!33+IF(NOT ([.E31]=&quot;Y&quot;);2*16*256;0);4)" office:value-type="float" office:value="0"/>
          </table:previous>
        </table:cell-content-change>
        <table:cell-content-change table:id="ct649">
          <table:cell-address table:column="9" table:row="31" table:table="0"/>
          <office:change-info>
            <dc:creator>Mike </dc:creator>
            <dc:date>2011-08-04T12:20:17.62</dc:date>
          </office:change-info>
          <table:previous>
            <table:change-track-table-cell/>
          </table:previous>
        </table:cell-content-change>
        <table:cell-content-change table:id="ct650">
          <table:cell-address table:column="9" table:row="34" table:table="0"/>
          <office:change-info>
            <dc:creator>Mike </dc:creator>
            <dc:date>2011-08-04T12:20:17.62</dc:date>
          </office:change-info>
          <table:previous>
            <table:change-track-table-cell/>
          </table:previous>
        </table:cell-content-change>
        <table:cell-content-change table:id="ct651">
          <table:cell-address table:column="9" table:row="35" table:table="0"/>
          <office:change-info>
            <dc:creator>Mike </dc:creator>
            <dc:date>2011-08-04T12:20:17.62</dc:date>
          </office:change-info>
          <table:previous>
            <table:change-track-table-cell/>
          </table:previous>
        </table:cell-content-change>
        <table:cell-content-change table:id="ct652">
          <table:cell-address table:column="9" table:row="36" table:table="0"/>
          <office:change-info>
            <dc:creator>Mike </dc:creator>
            <dc:date>2011-08-04T12:20:17.62</dc:date>
          </office:change-info>
          <table:previous table:id="ct250">
            <table:change-track-table-cell table:cell-address="Sheet1.J37" table:formula="of:=DEC2HEX(1*(16*256)+[.F37]*256*2+[.G37]*16+#ref!37+IF(NOT ([.E37]=&quot;Y&quot;);2*16*256;0);4)" office:value-type="float" office:value="0"/>
          </table:previous>
        </table:cell-content-change>
        <table:cell-content-change table:id="ct653">
          <table:cell-address table:column="9" table:row="37" table:table="0"/>
          <office:change-info>
            <dc:creator>Mike </dc:creator>
            <dc:date>2011-08-04T12:20:17.62</dc:date>
          </office:change-info>
          <table:previous>
            <table:change-track-table-cell/>
          </table:previous>
        </table:cell-content-change>
        <table:cell-content-change table:id="ct654">
          <table:cell-address table:column="9" table:row="37" table:table="0"/>
          <office:change-info>
            <dc:creator>Mike </dc:creator>
            <dc:date>2011-08-04T12:20:17.62</dc:date>
          </office:change-info>
          <table:previous table:id="ct251">
            <table:change-track-table-cell table:cell-address="Sheet1.J38" table:formula="of:=DEC2HEX(1*(16*256)+[.F38]*256*2+[.G38]*16+#ref!39+IF(NOT ([.E38]=&quot;Y&quot;);2*16*256;0);4)" office:value-type="float" office:value="0"/>
          </table:previous>
        </table:cell-content-change>
        <table:cell-content-change table:id="ct655">
          <table:cell-address table:column="9" table:row="38" table:table="0"/>
          <office:change-info>
            <dc:creator>Mike </dc:creator>
            <dc:date>2011-08-04T12:20:17.62</dc:date>
          </office:change-info>
          <table:previous table:id="ct252">
            <table:change-track-table-cell table:cell-address="Sheet1.J39" table:formula="of:=DEC2HEX(1*(16*256)+[.F39]*256*2+[.G39]*16+#ref!40+IF(NOT ([.E39]=&quot;Y&quot;);2*16*256;0);4)" office:value-type="float" office:value="0"/>
          </table:previous>
        </table:cell-content-change>
        <table:cell-content-change table:id="ct656">
          <table:cell-address table:column="9" table:row="39" table:table="0"/>
          <office:change-info>
            <dc:creator>Mike </dc:creator>
            <dc:date>2011-08-04T12:20:17.62</dc:date>
          </office:change-info>
          <table:previous>
            <table:change-track-table-cell/>
          </table:previous>
        </table:cell-content-change>
        <table:cell-content-change table:id="ct657">
          <table:cell-address table:column="9" table:row="40" table:table="0"/>
          <office:change-info>
            <dc:creator>Mike </dc:creator>
            <dc:date>2011-08-04T12:20:17.62</dc:date>
          </office:change-info>
          <table:previous>
            <table:change-track-table-cell/>
          </table:previous>
        </table:cell-content-change>
        <table:cell-content-change table:id="ct658">
          <table:cell-address table:column="9" table:row="41" table:table="0"/>
          <office:change-info>
            <dc:creator>Mike </dc:creator>
            <dc:date>2011-08-04T12:20:17.62</dc:date>
          </office:change-info>
          <table:previous>
            <table:change-track-table-cell/>
          </table:previous>
        </table:cell-content-change>
        <table:cell-content-change table:id="ct659">
          <table:cell-address table:column="9" table:row="42" table:table="0"/>
          <office:change-info>
            <dc:creator>Mike </dc:creator>
            <dc:date>2011-08-04T12:20:17.62</dc:date>
          </office:change-info>
          <table:previous table:id="ct253">
            <table:change-track-table-cell table:cell-address="Sheet1.J43" table:formula="of:=DEC2HEX(1*(16*256)+[.F43]*256*2+[.G43]*16+#ref!44+IF(NOT ([.E43]=&quot;Y&quot;);2*16*256;0);4)" office:value-type="float" office:value="0"/>
          </table:previous>
        </table:cell-content-change>
        <table:cell-content-change table:id="ct660">
          <table:cell-address table:column="9" table:row="43" table:table="0"/>
          <office:change-info>
            <dc:creator>Mike </dc:creator>
            <dc:date>2011-08-04T12:20:17.62</dc:date>
          </office:change-info>
          <table:previous>
            <table:change-track-table-cell/>
          </table:previous>
        </table:cell-content-change>
        <table:cell-content-change table:id="ct661">
          <table:cell-address table:column="9" table:row="44" table:table="0"/>
          <office:change-info>
            <dc:creator>Mike </dc:creator>
            <dc:date>2011-08-04T12:20:17.62</dc:date>
          </office:change-info>
          <table:previous table:id="ct254">
            <table:change-track-table-cell table:cell-address="Sheet1.J45" table:formula="of:=DEC2HEX(1*(16*256)+[.F45]*256*2+[.G45]*16+#ref!46+IF(NOT ([.E45]=&quot;Y&quot;);2*16*256;0);4)" office:value-type="float" office:value="0"/>
          </table:previous>
        </table:cell-content-change>
        <table:cell-content-change table:id="ct662">
          <table:cell-address table:column="9" table:row="45" table:table="0"/>
          <office:change-info>
            <dc:creator>Mike </dc:creator>
            <dc:date>2011-08-04T12:20:17.62</dc:date>
          </office:change-info>
          <table:previous>
            <table:change-track-table-cell/>
          </table:previous>
        </table:cell-content-change>
        <table:cell-content-change table:id="ct663">
          <table:cell-address table:column="9" table:row="46" table:table="0"/>
          <office:change-info>
            <dc:creator>Mike </dc:creator>
            <dc:date>2011-08-04T12:20:17.62</dc:date>
          </office:change-info>
          <table:previous>
            <table:change-track-table-cell/>
          </table:previous>
        </table:cell-content-change>
        <table:cell-content-change table:id="ct664">
          <table:cell-address table:column="9" table:row="47" table:table="0"/>
          <office:change-info>
            <dc:creator>Mike </dc:creator>
            <dc:date>2011-08-04T12:20:17.62</dc:date>
          </office:change-info>
          <table:previous>
            <table:change-track-table-cell table:cell-address="Sheet1.J48" table:formula="of:=DEC2HEX(3*(16*256)+[.F48]*256*2+[.G48]*16+#ref!49;4)" office:value-type="float" office:value="0"/>
          </table:previous>
        </table:cell-content-change>
        <table:cell-content-change table:id="ct665">
          <table:cell-address table:column="9" table:row="48" table:table="0"/>
          <office:change-info>
            <dc:creator>Mike </dc:creator>
            <dc:date>2011-08-04T12:20:17.62</dc:date>
          </office:change-info>
          <table:previous>
            <table:change-track-table-cell table:cell-address="Sheet1.J49" table:formula="of:=DEC2HEX(3*(16*256)+[.F49]*256*2+[.G49]*16+#ref!50;4)" office:value-type="float" office:value="0"/>
          </table:previous>
        </table:cell-content-change>
        <table:cell-content-change table:id="ct666">
          <table:cell-address table:column="9" table:row="49" table:table="0"/>
          <office:change-info>
            <dc:creator>Mike </dc:creator>
            <dc:date>2011-08-04T12:20:17.62</dc:date>
          </office:change-info>
          <table:previous table:id="ct255">
            <table:change-track-table-cell table:cell-address="Sheet1.J50" table:formula="of:=DEC2HEX(1*(16*256)+[.F50]*256*2+[.G50]*16+#ref!51+IF(NOT ([.E50]=&quot;Y&quot;);2*16*256;0);4)" office:value-type="float" office:value="0"/>
          </table:previous>
        </table:cell-content-change>
        <table:cell-content-change table:id="ct667">
          <table:cell-address table:column="9" table:row="15" table:table="0"/>
          <office:change-info>
            <dc:creator>Mike </dc:creator>
            <dc:date>2011-08-04T12:20:24.91</dc:date>
          </office:change-info>
          <table:previous table:id="ct632">
            <table:change-track-table-cell table:cell-address="Sheet1.J16" table:formula="of:=DEC2HEX(1*(16*256)+HEX2DEC([.H16])*16+#ref!18+IF(NOT ([.E16]=&quot;Y&quot;);2*16*256;0);4)" office:value-type="float" office:value="0"/>
          </table:previous>
        </table:cell-content-change>
        <table:cell-content-change table:id="ct668">
          <table:cell-address table:column="9" table:row="16" table:table="0"/>
          <office:change-info>
            <dc:creator>Mike </dc:creator>
            <dc:date>2011-08-04T12:20:24.91</dc:date>
          </office:change-info>
          <table:previous table:id="ct633">
            <table:change-track-table-cell table:cell-address="Sheet1.J17" table:formula="of:=DEC2HEX(1*(16*256)+HEX2DEC([.H17])*16+#ref!19+IF(NOT ([.E17]=&quot;Y&quot;);2*16*256;0);4)" office:value-type="float" office:value="0"/>
          </table:previous>
        </table:cell-content-change>
        <table:cell-content-change table:id="ct669">
          <table:cell-address table:column="9" table:row="19" table:table="0"/>
          <office:change-info>
            <dc:creator>Mike </dc:creator>
            <dc:date>2011-08-04T12:20:28.28</dc:date>
          </office:change-info>
          <table:previous table:id="ct636">
            <table:change-track-table-cell table:cell-address="Sheet1.J20" table:formula="of:=DEC2HEX(1*(16*256)+HEX2DEC([.H20])*16+#ref!22+IF(NOT ([.E20]=&quot;Y&quot;);2*16*256;0);4)" office:value-type="float" office:value="0"/>
          </table:previous>
        </table:cell-content-change>
        <table:cell-content-change table:id="ct670">
          <table:cell-address table:column="9" table:row="20" table:table="0"/>
          <office:change-info>
            <dc:creator>Mike </dc:creator>
            <dc:date>2011-08-04T12:20:28.28</dc:date>
          </office:change-info>
          <table:previous table:id="ct637">
            <table:change-track-table-cell table:cell-address="Sheet1.J21" table:formula="of:=DEC2HEX(1*(16*256)+HEX2DEC([.H21])*16+#ref!23+IF(NOT ([.E21]=&quot;Y&quot;);2*16*256;0);4)" office:value-type="float" office:value="0"/>
          </table:previous>
        </table:cell-content-change>
        <table:cell-content-change table:id="ct671">
          <table:cell-address table:column="9" table:row="24" table:table="0"/>
          <office:change-info>
            <dc:creator>Mike </dc:creator>
            <dc:date>2011-08-04T12:20:31.47</dc:date>
          </office:change-info>
          <table:previous table:id="ct641">
            <table:change-track-table-cell table:cell-address="Sheet1.J25" table:formula="of:=DEC2HEX(1*(16*256)+HEX2DEC([.H25])*16+#ref!27+IF(NOT ([.E25]=&quot;Y&quot;);2*16*256;0);4)" office:value-type="float" office:value="0"/>
          </table:previous>
        </table:cell-content-change>
        <table:cell-content-change table:id="ct672">
          <table:cell-address table:column="9" table:row="31" table:table="0"/>
          <office:change-info>
            <dc:creator>Mike </dc:creator>
            <dc:date>2011-08-04T12:20:34.75</dc:date>
          </office:change-info>
          <table:previous table:id="ct649">
            <table:change-track-table-cell table:cell-address="Sheet1.J32" table:formula="of:=DEC2HEX(1*(16*256)+HEX2DEC([.H32])*16+#ref!34+IF(NOT ([.E32]=&quot;Y&quot;);2*16*256;0);4)" office:value-type="float" office:value="0"/>
          </table:previous>
        </table:cell-content-change>
        <table:cell-content-change table:id="ct673">
          <table:cell-address table:column="9" table:row="34" table:table="0"/>
          <office:change-info>
            <dc:creator>Mike </dc:creator>
            <dc:date>2011-08-04T12:20:34.75</dc:date>
          </office:change-info>
          <table:previous table:id="ct650">
            <table:change-track-table-cell table:cell-address="Sheet1.J35" table:formula="of:=DEC2HEX(1*(16*256)+HEX2DEC([.H35])*16+#ref!35+IF(NOT ([.E35]=&quot;Y&quot;);2*16*256;0);4)" office:value-type="float" office:value="0"/>
          </table:previous>
        </table:cell-content-change>
        <table:cell-content-change table:id="ct674">
          <table:cell-address table:column="9" table:row="35" table:table="0"/>
          <office:change-info>
            <dc:creator>Mike </dc:creator>
            <dc:date>2011-08-04T12:20:34.75</dc:date>
          </office:change-info>
          <table:previous table:id="ct651">
            <table:change-track-table-cell table:cell-address="Sheet1.J36" table:formula="of:=DEC2HEX(1*(16*256)+HEX2DEC([.H36])*16+#ref!36+IF(NOT ([.E36]=&quot;Y&quot;);2*16*256;0);4)" office:value-type="float" office:value="0"/>
          </table:previous>
        </table:cell-content-change>
        <table:cell-content-change table:id="ct675">
          <table:cell-address table:column="9" table:row="39" table:table="0"/>
          <office:change-info>
            <dc:creator>Mike </dc:creator>
            <dc:date>2011-08-04T12:20:37.63</dc:date>
          </office:change-info>
          <table:previous table:id="ct656">
            <table:change-track-table-cell table:cell-address="Sheet1.J40" table:formula="of:=DEC2HEX(1*(16*256)+HEX2DEC([.H40])*16+#ref!41+IF(NOT ([.E40]=&quot;Y&quot;);2*16*256;0);4)" office:value-type="float" office:value="0"/>
          </table:previous>
        </table:cell-content-change>
        <table:cell-content-change table:id="ct676">
          <table:cell-address table:column="9" table:row="40" table:table="0"/>
          <office:change-info>
            <dc:creator>Mike </dc:creator>
            <dc:date>2011-08-04T12:20:37.63</dc:date>
          </office:change-info>
          <table:previous table:id="ct657">
            <table:change-track-table-cell table:cell-address="Sheet1.J41" table:formula="of:=DEC2HEX(1*(16*256)+HEX2DEC([.H41])*16+#ref!42+IF(NOT ([.E41]=&quot;Y&quot;);2*16*256;0);4)" office:value-type="float" office:value="0"/>
          </table:previous>
        </table:cell-content-change>
        <table:cell-content-change table:id="ct677">
          <table:cell-address table:column="9" table:row="41" table:table="0"/>
          <office:change-info>
            <dc:creator>Mike </dc:creator>
            <dc:date>2011-08-04T12:20:37.63</dc:date>
          </office:change-info>
          <table:previous table:id="ct658">
            <table:change-track-table-cell table:cell-address="Sheet1.J42" table:formula="of:=DEC2HEX(1*(16*256)+HEX2DEC([.H42])*16+#ref!43+IF(NOT ([.E42]=&quot;Y&quot;);2*16*256;0);4)" office:value-type="float" office:value="0"/>
          </table:previous>
        </table:cell-content-change>
        <table:cell-content-change table:id="ct678">
          <table:cell-address table:column="9" table:row="45" table:table="0"/>
          <office:change-info>
            <dc:creator>Mike </dc:creator>
            <dc:date>2011-08-04T12:20:39.92</dc:date>
          </office:change-info>
          <table:previous table:id="ct662">
            <table:change-track-table-cell table:cell-address="Sheet1.J46" table:formula="of:=DEC2HEX(1*(16*256)+HEX2DEC([.H46])*16+#ref!47+IF(NOT ([.E46]=&quot;Y&quot;);2*16*256;0);4)" office:value-type="float" office:value="0"/>
          </table:previous>
        </table:cell-content-change>
        <table:cell-content-change table:id="ct679">
          <table:cell-address table:column="9" table:row="46" table:table="0"/>
          <office:change-info>
            <dc:creator>Mike </dc:creator>
            <dc:date>2011-08-04T12:20:39.92</dc:date>
          </office:change-info>
          <table:previous table:id="ct663">
            <table:change-track-table-cell table:cell-address="Sheet1.J47" table:formula="of:=DEC2HEX(1*(16*256)+HEX2DEC([.H47])*16+#ref!48+IF(NOT ([.E47]=&quot;Y&quot;);2*16*256;0);4)" office:value-type="float" office:value="0"/>
          </table:previous>
        </table:cell-content-change>
        <table:cell-content-change table:id="ct680">
          <table:cell-address table:column="9" table:row="37" table:table="0"/>
          <office:change-info>
            <dc:creator>Mike </dc:creator>
            <dc:date>2011-08-04T12:20:45.75</dc:date>
          </office:change-info>
          <table:previous table:id="ct653">
            <table:change-track-table-cell table:cell-address="Sheet1.J38" table:formula="of:=DEC2HEX(1*(16*256)+HEX2DEC([.H38])*16+#ref!38+IF(NOT ([.E38]=&quot;Y&quot;);2*16*256;0);4)" office:value-type="float" office:value="0"/>
          </table:previous>
        </table:cell-content-change>
        <table:cell-content-change table:id="ct681">
          <table:cell-address table:column="9" table:row="43" table:table="0"/>
          <office:change-info>
            <dc:creator>Mike </dc:creator>
            <dc:date>2011-08-04T12:20:47.61</dc:date>
          </office:change-info>
          <table:previous table:id="ct660">
            <table:change-track-table-cell table:cell-address="Sheet1.J44" table:formula="of:=DEC2HEX(1*(16*256)+HEX2DEC([.H44])*16+#ref!45+IF(NOT ([.E44]=&quot;Y&quot;);2*16*256;0);4)" office:value-type="float" office:value="0"/>
          </table:previous>
        </table:cell-content-change>
        <table:cell-content-change table:id="ct682">
          <table:cell-address table:column="11" table:row="9" table:table="0"/>
          <office:change-info>
            <dc:creator>Mike </dc:creator>
            <dc:date>2011-08-04T12:25:05.09</dc:date>
          </office:change-info>
          <table:previous table:id="ct117">
            <table:change-track-table-cell table:cell-address="Sheet1.L10" table:formula="of:=DEC2HEX(MOD(INT(HEX2DEC([.J10])/16);256);2)" office:value-type="string">
              <text:p>08</text:p>
            </table:change-track-table-cell>
          </table:previous>
        </table:cell-content-change>
        <table:cell-content-change table:id="ct683">
          <table:cell-address table:column="11" table:row="9" table:table="0"/>
          <office:change-info>
            <dc:creator>Mike </dc:creator>
            <dc:date>2011-08-04T12:25:25.68</dc:date>
          </office:change-info>
          <table:previous table:id="ct682">
            <table:change-track-table-cell table:cell-address="Sheet1.L10" table:formula="of:=IF([.B10]='Y';&quot;dest NIDa&quot;;DEC2HEX(MOD(INT(HEX2DEC([.J10])/16);256);2))" office:value-type="string">
              <text:p>08</text:p>
            </table:change-track-table-cell>
          </table:previous>
        </table:cell-content-change>
        <table:cell-content-change table:id="ct684">
          <table:cell-address table:column="11"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1" table:row="11" table:table="0"/>
          <office:change-info>
            <dc:creator>Mike </dc:creator>
            <dc:date>2011-08-04T12:25:37.72</dc:date>
          </office:change-info>
          <table:previous table:id="ct118">
            <table:change-track-table-cell table:cell-address="Sheet1.L12" table:formula="of:=DEC2HEX(MOD(INT(HEX2DEC([.J12])/16);256);2)" office:value-type="string">
              <text:p>0A</text:p>
            </table:change-track-table-cell>
          </table:previous>
        </table:cell-content-change>
        <table:cell-content-change table:id="ct686">
          <table:cell-address table:column="11" table:row="12" table:table="0"/>
          <office:change-info>
            <dc:creator>Mike </dc:creator>
            <dc:date>2011-08-04T12:25:37.72</dc:date>
          </office:change-info>
          <table:previous table:id="ct119">
            <table:change-track-table-cell table:cell-address="Sheet1.L13" table:formula="of:=DEC2HEX(MOD(INT(HEX2DEC([.J13])/16);256);2)" office:value-type="string">
              <text:p>0B</text:p>
            </table:change-track-table-cell>
          </table:previous>
        </table:cell-content-change>
        <table:cell-content-change table:id="ct687">
          <table:cell-address table:column="11"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1"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1" table:row="15" table:table="0"/>
          <office:change-info>
            <dc:creator>Mike </dc:creator>
            <dc:date>2011-08-04T12:25:37.72</dc:date>
          </office:change-info>
          <table:previous>
            <table:change-track-table-cell/>
          </table:previous>
        </table:cell-content-change>
        <table:cell-content-change table:id="ct690">
          <table:cell-address table:column="11" table:row="16" table:table="0"/>
          <office:change-info>
            <dc:creator>Mike </dc:creator>
            <dc:date>2011-08-04T12:25:37.72</dc:date>
          </office:change-info>
          <table:previous>
            <table:change-track-table-cell/>
          </table:previous>
        </table:cell-content-change>
        <table:cell-content-change table:id="ct691">
          <table:cell-address table:column="11"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1"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1" table:row="19" table:table="0"/>
          <office:change-info>
            <dc:creator>Mike </dc:creator>
            <dc:date>2011-08-04T12:25:37.72</dc:date>
          </office:change-info>
          <table:previous>
            <table:change-track-table-cell/>
          </table:previous>
        </table:cell-content-change>
        <table:cell-content-change table:id="ct694">
          <table:cell-address table:column="11" table:row="20" table:table="0"/>
          <office:change-info>
            <dc:creator>Mike </dc:creator>
            <dc:date>2011-08-04T12:25:37.72</dc:date>
          </office:change-info>
          <table:previous>
            <table:change-track-table-cell/>
          </table:previous>
        </table:cell-content-change>
        <table:cell-content-change table:id="ct695">
          <table:cell-address table:column="11" table:row="21" table:table="0"/>
          <office:change-info>
            <dc:creator>Mike </dc:creator>
            <dc:date>2011-08-04T12:25:37.72</dc:date>
          </office:change-info>
          <table:previous table:id="ct122">
            <table:change-track-table-cell table:cell-address="Sheet1.L22" table:formula="of:=DEC2HEX(MOD(INT(HEX2DEC([.J22])/16);256);2)" office:value-type="string">
              <text:p>24</text:p>
            </table:change-track-table-cell>
          </table:previous>
        </table:cell-content-change>
        <table:cell-content-change table:id="ct696">
          <table:cell-address table:column="11" table:row="22" table:table="0"/>
          <office:change-info>
            <dc:creator>Mike </dc:creator>
            <dc:date>2011-08-04T12:25:37.72</dc:date>
          </office:change-info>
          <table:previous table:id="ct123">
            <table:change-track-table-cell table:cell-address="Sheet1.L23" table:formula="of:=DEC2HEX(MOD(INT(HEX2DEC([.J23])/16);256);2)" office:value-type="string">
              <text:p>25</text:p>
            </table:change-track-table-cell>
          </table:previous>
        </table:cell-content-change>
        <table:cell-content-change table:id="ct697">
          <table:cell-address table:column="11" table:row="23" table:table="0"/>
          <office:change-info>
            <dc:creator>Mike </dc:creator>
            <dc:date>2011-08-04T12:25:37.72</dc:date>
          </office:change-info>
          <table:previous table:id="ct124">
            <table:change-track-table-cell table:cell-address="Sheet1.L24" table:formula="of:=DEC2HEX(MOD(INT(HEX2DEC([.J24])/16);256);2)" office:value-type="string">
              <text:p>26</text:p>
            </table:change-track-table-cell>
          </table:previous>
        </table:cell-content-change>
        <table:cell-content-change table:id="ct698">
          <table:cell-address table:column="11" table:row="24" table:table="0"/>
          <office:change-info>
            <dc:creator>Mike </dc:creator>
            <dc:date>2011-08-04T12:25:37.72</dc:date>
          </office:change-info>
          <table:previous>
            <table:change-track-table-cell/>
          </table:previous>
        </table:cell-content-change>
        <table:cell-content-change table:id="ct699">
          <table:cell-address table:column="11" table:row="24" table:table="0"/>
          <office:change-info>
            <dc:creator>Mike </dc:creator>
            <dc:date>2011-08-04T12:25:37.72</dc:date>
          </office:change-info>
          <table:previous table:id="ct125">
            <table:change-track-table-cell table:cell-address="Sheet1.L25" table:formula="of:=DEC2HEX(MOD(INT(HEX2DEC([.J25])/16);256);2)" office:value-type="string">
              <text:p>28</text:p>
            </table:change-track-table-cell>
          </table:previous>
        </table:cell-content-change>
        <table:cell-content-change table:id="ct700">
          <table:cell-address table:column="11" table:row="25" table:table="0"/>
          <office:change-info>
            <dc:creator>Mike </dc:creator>
            <dc:date>2011-08-04T12:25:37.72</dc:date>
          </office:change-info>
          <table:previous table:id="ct126">
            <table:change-track-table-cell table:cell-address="Sheet1.L26" table:formula="of:=DEC2HEX(MOD(INT(HEX2DEC([.J26])/16);256);2)" office:value-type="string">
              <text:p>29</text:p>
            </table:change-track-table-cell>
          </table:previous>
        </table:cell-content-change>
        <table:cell-content-change table:id="ct701">
          <table:cell-address table:column="11" table:row="26" table:table="0"/>
          <office:change-info>
            <dc:creator>Mike </dc:creator>
            <dc:date>2011-08-04T12:25:37.72</dc:date>
          </office:change-info>
          <table:previous table:id="ct127">
            <table:change-track-table-cell table:cell-address="Sheet1.L27" table:formula="of:=DEC2HEX(MOD(INT(HEX2DEC([.J27])/16);256);2)" office:value-type="string">
              <text:p>2A</text:p>
            </table:change-track-table-cell>
          </table:previous>
        </table:cell-content-change>
        <table:cell-content-change table:id="ct702">
          <table:cell-address table:column="11"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1" table:row="28" table:table="0"/>
          <office:change-info>
            <dc:creator>Mike </dc:creator>
            <dc:date>2011-08-04T12:25:37.72</dc:date>
          </office:change-info>
          <table:previous table:id="ct128">
            <table:change-track-table-cell table:cell-address="Sheet1.L29" table:formula="of:=DEC2HEX(MOD(INT(HEX2DEC([.J29])/16);256);2)" office:value-type="string">
              <text:p>2B</text:p>
            </table:change-track-table-cell>
          </table:previous>
        </table:cell-content-change>
        <table:cell-content-change table:id="ct704">
          <table:cell-address table:column="11" table:row="29" table:table="0"/>
          <office:change-info>
            <dc:creator>Mike </dc:creator>
            <dc:date>2011-08-04T12:25:37.72</dc:date>
          </office:change-info>
          <table:previous table:id="ct129">
            <table:change-track-table-cell table:cell-address="Sheet1.L30" table:formula="of:=DEC2HEX(MOD(INT(HEX2DEC([.J30])/16);256);2)" office:value-type="string">
              <text:p>2C</text:p>
            </table:change-track-table-cell>
          </table:previous>
        </table:cell-content-change>
        <table:cell-content-change table:id="ct705">
          <table:cell-address table:column="11" table:row="30" table:table="0"/>
          <office:change-info>
            <dc:creator>Mike </dc:creator>
            <dc:date>2011-08-04T12:25:37.72</dc:date>
          </office:change-info>
          <table:previous table:id="ct130">
            <table:change-track-table-cell table:cell-address="Sheet1.L31" table:formula="of:=DEC2HEX(MOD(INT(HEX2DEC([.J31])/16);256);2)" office:value-type="string">
              <text:p>2D</text:p>
            </table:change-track-table-cell>
          </table:previous>
        </table:cell-content-change>
        <table:cell-content-change table:id="ct706">
          <table:cell-address table:column="11" table:row="31" table:table="0"/>
          <office:change-info>
            <dc:creator>Mike </dc:creator>
            <dc:date>2011-08-04T12:25:37.72</dc:date>
          </office:change-info>
          <table:previous>
            <table:change-track-table-cell/>
          </table:previous>
        </table:cell-content-change>
        <table:cell-content-change table:id="ct707">
          <table:cell-address table:column="11" table:row="34" table:table="0"/>
          <office:change-info>
            <dc:creator>Mike </dc:creator>
            <dc:date>2011-08-04T12:25:37.72</dc:date>
          </office:change-info>
          <table:previous>
            <table:change-track-table-cell/>
          </table:previous>
        </table:cell-content-change>
        <table:cell-content-change table:id="ct708">
          <table:cell-address table:column="11" table:row="35" table:table="0"/>
          <office:change-info>
            <dc:creator>Mike </dc:creator>
            <dc:date>2011-08-04T12:25:37.72</dc:date>
          </office:change-info>
          <table:previous>
            <table:change-track-table-cell/>
          </table:previous>
        </table:cell-content-change>
        <table:cell-content-change table:id="ct709">
          <table:cell-address table:column="11" table:row="36"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1" table:row="37" table:table="0"/>
          <office:change-info>
            <dc:creator>Mike </dc:creator>
            <dc:date>2011-08-04T12:25:37.72</dc:date>
          </office:change-info>
          <table:previous>
            <table:change-track-table-cell/>
          </table:previous>
        </table:cell-content-change>
        <table:cell-content-change table:id="ct711">
          <table:cell-address table:column="11" table:row="3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1" table:row="3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1" table:row="39" table:table="0"/>
          <office:change-info>
            <dc:creator>Mike </dc:creator>
            <dc:date>2011-08-04T12:25:37.72</dc:date>
          </office:change-info>
          <table:previous>
            <table:change-track-table-cell/>
          </table:previous>
        </table:cell-content-change>
        <table:cell-content-change table:id="ct714">
          <table:cell-address table:column="11" table:row="40" table:table="0"/>
          <office:change-info>
            <dc:creator>Mike </dc:creator>
            <dc:date>2011-08-04T12:25:37.72</dc:date>
          </office:change-info>
          <table:previous>
            <table:change-track-table-cell/>
          </table:previous>
        </table:cell-content-change>
        <table:cell-content-change table:id="ct715">
          <table:cell-address table:column="11" table:row="41" table:table="0"/>
          <office:change-info>
            <dc:creator>Mike </dc:creator>
            <dc:date>2011-08-04T12:25:37.72</dc:date>
          </office:change-info>
          <table:previous>
            <table:change-track-table-cell/>
          </table:previous>
        </table:cell-content-change>
        <table:cell-content-change table:id="ct716">
          <table:cell-address table:column="11" table:row="4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1" table:row="43" table:table="0"/>
          <office:change-info>
            <dc:creator>Mike </dc:creator>
            <dc:date>2011-08-04T12:25:37.72</dc:date>
          </office:change-info>
          <table:previous>
            <table:change-track-table-cell/>
          </table:previous>
        </table:cell-content-change>
        <table:cell-content-change table:id="ct718">
          <table:cell-address table:column="11" table:row="44"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1" table:row="45" table:table="0"/>
          <office:change-info>
            <dc:creator>Mike </dc:creator>
            <dc:date>2011-08-04T12:25:37.72</dc:date>
          </office:change-info>
          <table:previous>
            <table:change-track-table-cell/>
          </table:previous>
        </table:cell-content-change>
        <table:cell-content-change table:id="ct720">
          <table:cell-address table:column="11" table:row="46" table:table="0"/>
          <office:change-info>
            <dc:creator>Mike </dc:creator>
            <dc:date>2011-08-04T12:25:37.72</dc:date>
          </office:change-info>
          <table:previous>
            <table:change-track-table-cell/>
          </table:previous>
        </table:cell-content-change>
        <table:cell-content-change table:id="ct721">
          <table:cell-address table:column="11"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1"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1"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1" table:row="15" table:table="0"/>
          <office:change-info>
            <dc:creator>Mike </dc:creator>
            <dc:date>2011-08-04T12:25:50.48</dc:date>
          </office:change-info>
          <table:previous table:id="ct689">
            <table:change-track-table-cell table:cell-address="Sheet1.L16" table:formula="of:=IF([.B16]=&quot;Y&quot;;&quot;dest NIDa&quot;;DEC2HEX(MOD(INT(HEX2DEC([.J16])/16);256);2))" office:value-type="string">
              <text:p>00</text:p>
            </table:change-track-table-cell>
          </table:previous>
        </table:cell-content-change>
        <table:cell-content-change table:id="ct725">
          <table:cell-address table:column="11" table:row="16" table:table="0"/>
          <office:change-info>
            <dc:creator>Mike </dc:creator>
            <dc:date>2011-08-04T12:25:50.48</dc:date>
          </office:change-info>
          <table:previous table:id="ct690">
            <table:change-track-table-cell table:cell-address="Sheet1.L17" table:formula="of:=IF([.B17]=&quot;Y&quot;;&quot;dest NIDa&quot;;DEC2HEX(MOD(INT(HEX2DEC([.J17])/16);256);2))" office:value-type="string">
              <text:p>00</text:p>
            </table:change-track-table-cell>
          </table:previous>
        </table:cell-content-change>
        <table:cell-content-change table:id="ct726">
          <table:cell-address table:column="11" table:row="19" table:table="0"/>
          <office:change-info>
            <dc:creator>Mike </dc:creator>
            <dc:date>2011-08-04T12:25:53.15</dc:date>
          </office:change-info>
          <table:previous table:id="ct693">
            <table:change-track-table-cell table:cell-address="Sheet1.L20" table:formula="of:=IF([.B20]=&quot;Y&quot;;&quot;dest NIDa&quot;;DEC2HEX(MOD(INT(HEX2DEC([.J20])/16);256);2))" office:value-type="string">
              <text:p>00</text:p>
            </table:change-track-table-cell>
          </table:previous>
        </table:cell-content-change>
        <table:cell-content-change table:id="ct727">
          <table:cell-address table:column="11" table:row="20" table:table="0"/>
          <office:change-info>
            <dc:creator>Mike </dc:creator>
            <dc:date>2011-08-04T12:25:53.15</dc:date>
          </office:change-info>
          <table:previous table:id="ct694">
            <table:change-track-table-cell table:cell-address="Sheet1.L21" table:formula="of:=IF([.B21]=&quot;Y&quot;;&quot;dest NIDa&quot;;DEC2HEX(MOD(INT(HEX2DEC([.J21])/16);256);2))" office:value-type="string">
              <text:p>00</text:p>
            </table:change-track-table-cell>
          </table:previous>
        </table:cell-content-change>
        <table:cell-content-change table:id="ct728">
          <table:cell-address table:column="11" table:row="31" table:table="0"/>
          <office:change-info>
            <dc:creator>Mike </dc:creator>
            <dc:date>2011-08-04T12:25:57.40</dc:date>
          </office:change-info>
          <table:previous table:id="ct706">
            <table:change-track-table-cell table:cell-address="Sheet1.L32" table:formula="of:=IF([.B32]=&quot;Y&quot;;&quot;dest NIDa&quot;;DEC2HEX(MOD(INT(HEX2DEC([.J32])/16);256);2))" office:value-type="string">
              <text:p>00</text:p>
            </table:change-track-table-cell>
          </table:previous>
        </table:cell-content-change>
        <table:cell-content-change table:id="ct729">
          <table:cell-address table:column="11" table:row="34" table:table="0"/>
          <office:change-info>
            <dc:creator>Mike </dc:creator>
            <dc:date>2011-08-04T12:25:57.40</dc:date>
          </office:change-info>
          <table:previous table:id="ct707">
            <table:change-track-table-cell table:cell-address="Sheet1.L35" table:formula="of:=IF([.B35]=&quot;Y&quot;;&quot;dest NIDa&quot;;DEC2HEX(MOD(INT(HEX2DEC([.J35])/16);256);2))" office:value-type="string">
              <text:p>00</text:p>
            </table:change-track-table-cell>
          </table:previous>
        </table:cell-content-change>
        <table:cell-content-change table:id="ct730">
          <table:cell-address table:column="11" table:row="35" table:table="0"/>
          <office:change-info>
            <dc:creator>Mike </dc:creator>
            <dc:date>2011-08-04T12:25:57.40</dc:date>
          </office:change-info>
          <table:previous table:id="ct708">
            <table:change-track-table-cell table:cell-address="Sheet1.L36" table:formula="of:=IF([.B36]=&quot;Y&quot;;&quot;dest NIDa&quot;;DEC2HEX(MOD(INT(HEX2DEC([.J36])/16);256);2))" office:value-type="string">
              <text:p>00</text:p>
            </table:change-track-table-cell>
          </table:previous>
        </table:cell-content-change>
        <table:cell-content-change table:id="ct731">
          <table:cell-address table:column="11" table:row="37" table:table="0"/>
          <office:change-info>
            <dc:creator>Mike </dc:creator>
            <dc:date>2011-08-04T12:26:00.48</dc:date>
          </office:change-info>
          <table:previous table:id="ct710">
            <table:change-track-table-cell table:cell-address="Sheet1.L38" table:formula="of:=IF([.B38]=&quot;Y&quot;;&quot;dest NIDa&quot;;DEC2HEX(MOD(INT(HEX2DEC([.J38])/16);256);2))" office:value-type="string">
              <text:p>dest NIDa</text:p>
            </table:change-track-table-cell>
          </table:previous>
        </table:cell-content-change>
        <table:cell-content-change table:id="ct732">
          <table:cell-address table:column="11" table:row="39" table:table="0"/>
          <office:change-info>
            <dc:creator>Mike </dc:creator>
            <dc:date>2011-08-04T12:26:03.24</dc:date>
          </office:change-info>
          <table:previous table:id="ct713">
            <table:change-track-table-cell table:cell-address="Sheet1.L40" table:formula="of:=IF([.B40]=&quot;Y&quot;;&quot;dest NIDa&quot;;DEC2HEX(MOD(INT(HEX2DEC([.J40])/16);256);2))" office:value-type="string">
              <text:p>00</text:p>
            </table:change-track-table-cell>
          </table:previous>
        </table:cell-content-change>
        <table:cell-content-change table:id="ct733">
          <table:cell-address table:column="11" table:row="40" table:table="0"/>
          <office:change-info>
            <dc:creator>Mike </dc:creator>
            <dc:date>2011-08-04T12:26:03.24</dc:date>
          </office:change-info>
          <table:previous table:id="ct714">
            <table:change-track-table-cell table:cell-address="Sheet1.L41" table:formula="of:=IF([.B41]=&quot;Y&quot;;&quot;dest NIDa&quot;;DEC2HEX(MOD(INT(HEX2DEC([.J41])/16);256);2))" office:value-type="string">
              <text:p>00</text:p>
            </table:change-track-table-cell>
          </table:previous>
        </table:cell-content-change>
        <table:cell-content-change table:id="ct734">
          <table:cell-address table:column="11" table:row="41" table:table="0"/>
          <office:change-info>
            <dc:creator>Mike </dc:creator>
            <dc:date>2011-08-04T12:26:03.24</dc:date>
          </office:change-info>
          <table:previous table:id="ct715">
            <table:change-track-table-cell table:cell-address="Sheet1.L42" table:formula="of:=IF([.B42]=&quot;Y&quot;;&quot;dest NIDa&quot;;DEC2HEX(MOD(INT(HEX2DEC([.J42])/16);256);2))" office:value-type="string">
              <text:p>00</text:p>
            </table:change-track-table-cell>
          </table:previous>
        </table:cell-content-change>
        <table:cell-content-change table:id="ct735">
          <table:cell-address table:column="11" table:row="43" table:table="0"/>
          <office:change-info>
            <dc:creator>Mike </dc:creator>
            <dc:date>2011-08-04T12:26:05.26</dc:date>
          </office:change-info>
          <table:previous table:id="ct717">
            <table:change-track-table-cell table:cell-address="Sheet1.L44" table:formula="of:=IF([.B44]=&quot;Y&quot;;&quot;dest NIDa&quot;;DEC2HEX(MOD(INT(HEX2DEC([.J44])/16);256);2))" office:value-type="string">
              <text:p>00</text:p>
            </table:change-track-table-cell>
          </table:previous>
        </table:cell-content-change>
        <table:cell-content-change table:id="ct736">
          <table:cell-address table:column="11" table:row="45" table:table="0"/>
          <office:change-info>
            <dc:creator>Mike </dc:creator>
            <dc:date>2011-08-04T12:26:09.72</dc:date>
          </office:change-info>
          <table:previous table:id="ct719">
            <table:change-track-table-cell table:cell-address="Sheet1.L46" table:formula="of:=IF([.B46]=&quot;Y&quot;;&quot;dest NIDa&quot;;DEC2HEX(MOD(INT(HEX2DEC([.J46])/16);256);2))" office:value-type="string">
              <text:p>00</text:p>
            </table:change-track-table-cell>
          </table:previous>
        </table:cell-content-change>
        <table:cell-content-change table:id="ct737">
          <table:cell-address table:column="11" table:row="46" table:table="0"/>
          <office:change-info>
            <dc:creator>Mike </dc:creator>
            <dc:date>2011-08-04T12:26:09.72</dc:date>
          </office:change-info>
          <table:previous table:id="ct720">
            <table:change-track-table-cell table:cell-address="Sheet1.L47" table:formula="of:=IF([.B47]=&quot;Y&quot;;&quot;dest NIDa&quot;;DEC2HEX(MOD(INT(HEX2DEC([.J47])/16);256);2))" office:value-type="string">
              <text:p>00</text:p>
            </table:change-track-table-cell>
          </table:previous>
        </table:cell-content-change>
        <table:cell-content-change table:id="ct738">
          <table:cell-address table:column="11" table:row="24" table:table="0"/>
          <office:change-info>
            <dc:creator>Mike </dc:creator>
            <dc:date>2011-08-04T12:26:15.57</dc:date>
          </office:change-info>
          <table:previous table:id="ct698">
            <table:change-track-table-cell table:cell-address="Sheet1.L25" table:formula="of:=IF([.B25]=&quot;Y&quot;;&quot;dest NIDa&quot;;DEC2HEX(MOD(INT(HEX2DEC([.J25])/16);256);2))" office:value-type="string">
              <text:p>28</text:p>
            </table:change-track-table-cell>
          </table:previous>
        </table:cell-content-change>
        <table:deletion table:id="ct739" table:type="column" table:position="11" table:table="0" table:multi-deletion-spanned="2">
          <office:change-info>
            <dc:creator>Mike </dc:creator>
            <dc:date>2011-08-04T12:27:04.76</dc:date>
          </office:change-info>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0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valid</text:p>
              </table:change-track-table-cell>
            </table:cell-content-deletion>
            <table:cell-content-deletion>
              <table:cell-address table:column="11" table:row="26" table:table="0"/>
              <table:change-track-table-cell office:value-type="string">
                <text:p>valid</text:p>
              </table:change-track-table-cell>
            </table:cell-content-deletion>
            <table:cell-content-deletion>
              <table:cell-address table:column="11" table:row="55"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1" table:table="0">
          <office:change-info>
            <dc:creator>Mike </dc:creator>
            <dc:date>2011-08-04T12:27:04.76</dc:date>
          </office:change-info>
          <table:deletions>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1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uncertain</text:p>
              </table:change-track-table-cell>
            </table:cell-content-deletion>
            <table:cell-content-deletion>
              <table:cell-address table:column="11" table:row="26"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1" table:table="0">
          <office:change-info>
            <dc:creator>Mike </dc:creator>
            <dc:date>2011-08-04T12:27:33.08</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2" table:start-row="57" table:start-table="0" table:end-column="11" table:end-row="58" table:end-table="0"/>
          <table:target-range-address table:start-column="11" table:start-row="57" table:start-table="0" table:end-column="11" table:end-row="58" table:end-table="0"/>
          <office:change-info>
            <dc:creator>Mike </dc:creator>
            <dc:date>2011-08-04T12:28:19.91</dc:date>
          </office:change-info>
          <table:dependencies>
            <table:dependence table:id="ct1060"/>
            <table:dependence table:id="ct977"/>
          </table:dependencies>
        </table:movement>
        <table:cell-content-change table:id="ct743">
          <table:cell-address table:column="11" table:row="9" table:table="0"/>
          <office:change-info>
            <dc:creator>Mike </dc:creator>
            <dc:date>2011-08-04T12:29:48.43</dc:date>
          </office:change-info>
          <table:previous>
            <table:change-track-table-cell table:cell-address="Sheet1.L10" table:formula="of:=IF([.B10]=&quot;Y&quot;;4;IF([.E10]=&quot;Y&quot;;0;1))" office:value-type="float" office:value="1"/>
          </table:previous>
        </table:cell-content-change>
        <table:cell-content-change table:id="ct744">
          <table:cell-address table:column="11"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1" table:row="11" table:table="0"/>
          <office:change-info>
            <dc:creator>Mike </dc:creator>
            <dc:date>2011-08-04T12:29:52.68</dc:date>
          </office:change-info>
          <table:previous>
            <table:change-track-table-cell table:cell-address="Sheet1.L12" table:formula="of:=IF([.B12]=&quot;Y&quot;;4;IF([.E12]=&quot;Y&quot;;0;1))" office:value-type="float" office:value="0"/>
          </table:previous>
        </table:cell-content-change>
        <table:cell-content-change table:id="ct746">
          <table:cell-address table:column="11" table:row="12" table:table="0"/>
          <office:change-info>
            <dc:creator>Mike </dc:creator>
            <dc:date>2011-08-04T12:29:52.68</dc:date>
          </office:change-info>
          <table:previous>
            <table:change-track-table-cell table:cell-address="Sheet1.L13" table:formula="of:=IF([.B13]=&quot;Y&quot;;4;IF([.E13]=&quot;Y&quot;;0;1))" office:value-type="float" office:value="0"/>
          </table:previous>
        </table:cell-content-change>
        <table:cell-content-change table:id="ct747">
          <table:cell-address table:column="11"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1"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1"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1"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1"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1"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1" table:row="9" table:table="0"/>
          <office:change-info>
            <dc:creator>Mike </dc:creator>
            <dc:date>2011-08-04T12:32:09.37</dc:date>
          </office:change-info>
          <table:previous table:id="ct743">
            <table:change-track-table-cell table:cell-address="Sheet1.L10" table:formula="of:=IF([.B10]=&quot;Y&quot;;6;IF([.E10]=&quot;Y&quot;;0;1))" office:value-type="float" office:value="1"/>
          </table:previous>
        </table:cell-content-change>
        <table:cell-content-change table:id="ct754">
          <table:cell-address table:column="11" table:row="10" table:table="0"/>
          <office:change-info>
            <dc:creator>Mike </dc:creator>
            <dc:date>2011-08-04T12:32:18.36</dc:date>
          </office:change-info>
          <table:previous table:id="ct744">
            <table:change-track-table-cell table:cell-address="Sheet1.L11" table:formula="of:=IF([.B11]=&quot;Y&quot;;6;IF([.E11]=&quot;Y&quot;;0;1))" office:value-type="float" office:value="6"/>
          </table:previous>
        </table:cell-content-change>
        <table:cell-content-change table:id="ct755">
          <table:cell-address table:column="11" table:row="11" table:table="0"/>
          <office:change-info>
            <dc:creator>Mike </dc:creator>
            <dc:date>2011-08-04T12:32:18.36</dc:date>
          </office:change-info>
          <table:previous table:id="ct745">
            <table:change-track-table-cell table:cell-address="Sheet1.L12" table:formula="of:=IF([.B12]=&quot;Y&quot;;6;IF([.E12]=&quot;Y&quot;;0;1))" office:value-type="float" office:value="0"/>
          </table:previous>
        </table:cell-content-change>
        <table:cell-content-change table:id="ct756">
          <table:cell-address table:column="11" table:row="12" table:table="0"/>
          <office:change-info>
            <dc:creator>Mike </dc:creator>
            <dc:date>2011-08-04T12:32:18.36</dc:date>
          </office:change-info>
          <table:previous table:id="ct746">
            <table:change-track-table-cell table:cell-address="Sheet1.L13" table:formula="of:=IF([.B13]=&quot;Y&quot;;6;IF([.E13]=&quot;Y&quot;;0;1))" office:value-type="float" office:value="0"/>
          </table:previous>
        </table:cell-content-change>
        <table:cell-content-change table:id="ct757">
          <table:cell-address table:column="11" table:row="13" table:table="0"/>
          <office:change-info>
            <dc:creator>Mike </dc:creator>
            <dc:date>2011-08-04T12:32:18.36</dc:date>
          </office:change-info>
          <table:previous table:id="ct747">
            <table:change-track-table-cell table:cell-address="Sheet1.L14" table:formula="of:=IF([.B14]=&quot;Y&quot;;6;IF([.E14]=&quot;Y&quot;;0;1))" office:value-type="float" office:value="6"/>
          </table:previous>
        </table:cell-content-change>
        <table:cell-content-change table:id="ct758">
          <table:cell-address table:column="11" table:row="14" table:table="0"/>
          <office:change-info>
            <dc:creator>Mike </dc:creator>
            <dc:date>2011-08-04T12:32:18.36</dc:date>
          </office:change-info>
          <table:previous table:id="ct748">
            <table:change-track-table-cell table:cell-address="Sheet1.L15" table:formula="of:=IF([.B15]=&quot;Y&quot;;6;IF([.E15]=&quot;Y&quot;;0;1))" office:value-type="float" office:value="6"/>
          </table:previous>
        </table:cell-content-change>
        <table:cell-content-change table:id="ct759">
          <table:cell-address table:column="11" table:row="15" table:table="0"/>
          <office:change-info>
            <dc:creator>Mike </dc:creator>
            <dc:date>2011-08-04T12:32:18.36</dc:date>
          </office:change-info>
          <table:previous>
            <table:change-track-table-cell/>
          </table:previous>
        </table:cell-content-change>
        <table:cell-content-change table:id="ct760">
          <table:cell-address table:column="11" table:row="16" table:table="0"/>
          <office:change-info>
            <dc:creator>Mike </dc:creator>
            <dc:date>2011-08-04T12:32:18.36</dc:date>
          </office:change-info>
          <table:previous>
            <table:change-track-table-cell/>
          </table:previous>
        </table:cell-content-change>
        <table:cell-content-change table:id="ct761">
          <table:cell-address table:column="11"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1"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1" table:row="19" table:table="0"/>
          <office:change-info>
            <dc:creator>Mike </dc:creator>
            <dc:date>2011-08-04T12:32:18.36</dc:date>
          </office:change-info>
          <table:previous>
            <table:change-track-table-cell/>
          </table:previous>
        </table:cell-content-change>
        <table:cell-content-change table:id="ct764">
          <table:cell-address table:column="11" table:row="20" table:table="0"/>
          <office:change-info>
            <dc:creator>Mike </dc:creator>
            <dc:date>2011-08-04T12:32:18.36</dc:date>
          </office:change-info>
          <table:previous>
            <table:change-track-table-cell/>
          </table:previous>
        </table:cell-content-change>
        <table:cell-content-change table:id="ct765">
          <table:cell-address table:column="11" table:row="21" table:table="0"/>
          <office:change-info>
            <dc:creator>Mike </dc:creator>
            <dc:date>2011-08-04T12:32:18.36</dc:date>
          </office:change-info>
          <table:previous>
            <table:change-track-table-cell table:cell-address="Sheet1.L22" table:formula="of:=IF([.B22]=&quot;Y&quot;;4;IF([.E22]=&quot;Y&quot;;0;1))" office:value-type="float" office:value="0"/>
          </table:previous>
        </table:cell-content-change>
        <table:cell-content-change table:id="ct766">
          <table:cell-address table:column="11" table:row="22" table:table="0"/>
          <office:change-info>
            <dc:creator>Mike </dc:creator>
            <dc:date>2011-08-04T12:32:18.36</dc:date>
          </office:change-info>
          <table:previous>
            <table:change-track-table-cell table:cell-address="Sheet1.L23" table:formula="of:=IF([.B23]=&quot;Y&quot;;4;IF([.E23]=&quot;Y&quot;;0;1))" office:value-type="float" office:value="1"/>
          </table:previous>
        </table:cell-content-change>
        <table:cell-content-change table:id="ct767">
          <table:cell-address table:column="11" table:row="23" table:table="0"/>
          <office:change-info>
            <dc:creator>Mike </dc:creator>
            <dc:date>2011-08-04T12:32:18.36</dc:date>
          </office:change-info>
          <table:previous>
            <table:change-track-table-cell table:cell-address="Sheet1.L24" table:formula="of:=IF([.B24]=&quot;Y&quot;;4;IF([.E24]=&quot;Y&quot;;0;1))" office:value-type="float" office:value="1"/>
          </table:previous>
        </table:cell-content-change>
        <table:cell-content-change table:id="ct768">
          <table:cell-address table:column="11" table:row="24" table:table="0"/>
          <office:change-info>
            <dc:creator>Mike </dc:creator>
            <dc:date>2011-08-04T12:32:18.36</dc:date>
          </office:change-info>
          <table:previous>
            <table:change-track-table-cell/>
          </table:previous>
        </table:cell-content-change>
        <table:cell-content-change table:id="ct769">
          <table:cell-address table:column="11" table:row="24" table:table="0"/>
          <office:change-info>
            <dc:creator>Mike </dc:creator>
            <dc:date>2011-08-04T12:32:18.36</dc:date>
          </office:change-info>
          <table:previous>
            <table:change-track-table-cell table:cell-address="Sheet1.L25" table:formula="of:=IF([.B25]=&quot;Y&quot;;4;IF([.E25]=&quot;Y&quot;;0;1))" office:value-type="float" office:value="0"/>
          </table:previous>
        </table:cell-content-change>
        <table:cell-content-change table:id="ct770">
          <table:cell-address table:column="11" table:row="25" table:table="0"/>
          <office:change-info>
            <dc:creator>Mike </dc:creator>
            <dc:date>2011-08-04T12:32:18.36</dc:date>
          </office:change-info>
          <table:previous>
            <table:change-track-table-cell table:cell-address="Sheet1.L26" table:formula="of:=IF([.B26]=&quot;Y&quot;;4;IF([.E26]=&quot;Y&quot;;0;1))" office:value-type="float" office:value="1"/>
          </table:previous>
        </table:cell-content-change>
        <table:cell-content-change table:id="ct771">
          <table:cell-address table:column="11" table:row="26" table:table="0"/>
          <office:change-info>
            <dc:creator>Mike </dc:creator>
            <dc:date>2011-08-04T12:32:18.36</dc:date>
          </office:change-info>
          <table:previous>
            <table:change-track-table-cell table:cell-address="Sheet1.L27" table:formula="of:=IF([.B27]=&quot;Y&quot;;4;IF([.E27]=&quot;Y&quot;;0;1))" office:value-type="float" office:value="1"/>
          </table:previous>
        </table:cell-content-change>
        <table:cell-content-change table:id="ct772">
          <table:cell-address table:column="11"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1" table:row="28" table:table="0"/>
          <office:change-info>
            <dc:creator>Mike </dc:creator>
            <dc:date>2011-08-04T12:32:18.36</dc:date>
          </office:change-info>
          <table:previous>
            <table:change-track-table-cell table:cell-address="Sheet1.L29" table:formula="of:=IF([.B29]=&quot;Y&quot;;4;IF([.E29]=&quot;Y&quot;;0;1))" office:value-type="float" office:value="0"/>
          </table:previous>
        </table:cell-content-change>
        <table:cell-content-change table:id="ct774">
          <table:cell-address table:column="11" table:row="29" table:table="0"/>
          <office:change-info>
            <dc:creator>Mike </dc:creator>
            <dc:date>2011-08-04T12:32:18.36</dc:date>
          </office:change-info>
          <table:previous>
            <table:change-track-table-cell table:cell-address="Sheet1.L30" table:formula="of:=IF([.B30]=&quot;Y&quot;;4;IF([.E30]=&quot;Y&quot;;0;1))" office:value-type="float" office:value="0"/>
          </table:previous>
        </table:cell-content-change>
        <table:cell-content-change table:id="ct775">
          <table:cell-address table:column="11" table:row="30" table:table="0"/>
          <office:change-info>
            <dc:creator>Mike </dc:creator>
            <dc:date>2011-08-04T12:32:18.36</dc:date>
          </office:change-info>
          <table:previous>
            <table:change-track-table-cell table:cell-address="Sheet1.L31" table:formula="of:=IF([.B31]=&quot;Y&quot;;4;IF([.E31]=&quot;Y&quot;;0;1))" office:value-type="float" office:value="0"/>
          </table:previous>
        </table:cell-content-change>
        <table:cell-content-change table:id="ct776">
          <table:cell-address table:column="11" table:row="31" table:table="0"/>
          <office:change-info>
            <dc:creator>Mike </dc:creator>
            <dc:date>2011-08-04T12:32:18.36</dc:date>
          </office:change-info>
          <table:previous>
            <table:change-track-table-cell/>
          </table:previous>
        </table:cell-content-change>
        <table:cell-content-change table:id="ct777">
          <table:cell-address table:column="11" table:row="34" table:table="0"/>
          <office:change-info>
            <dc:creator>Mike </dc:creator>
            <dc:date>2011-08-04T12:32:18.36</dc:date>
          </office:change-info>
          <table:previous>
            <table:change-track-table-cell/>
          </table:previous>
        </table:cell-content-change>
        <table:cell-content-change table:id="ct778">
          <table:cell-address table:column="11" table:row="35" table:table="0"/>
          <office:change-info>
            <dc:creator>Mike </dc:creator>
            <dc:date>2011-08-04T12:32:18.36</dc:date>
          </office:change-info>
          <table:previous>
            <table:change-track-table-cell/>
          </table:previous>
        </table:cell-content-change>
        <table:cell-content-change table:id="ct779">
          <table:cell-address table:column="11" table:row="36"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1" table:row="37" table:table="0"/>
          <office:change-info>
            <dc:creator>Mike </dc:creator>
            <dc:date>2011-08-04T12:32:18.36</dc:date>
          </office:change-info>
          <table:previous>
            <table:change-track-table-cell/>
          </table:previous>
        </table:cell-content-change>
        <table:cell-content-change table:id="ct781">
          <table:cell-address table:column="11" table:row="37" table:table="0"/>
          <office:change-info>
            <dc:creator>Mike </dc:creator>
            <dc:date>2011-08-04T12:32:18.36</dc:date>
          </office:change-info>
          <table:previous>
            <table:change-track-table-cell office:value-type="float" office:value="6"/>
          </table:previous>
        </table:cell-content-change>
        <table:cell-content-change table:id="ct782">
          <table:cell-address table:column="11" table:row="38" table:table="0"/>
          <office:change-info>
            <dc:creator>Mike </dc:creator>
            <dc:date>2011-08-04T12:32:18.36</dc:date>
          </office:change-info>
          <table:previous>
            <table:change-track-table-cell office:value-type="float" office:value="6"/>
          </table:previous>
        </table:cell-content-change>
        <table:cell-content-change table:id="ct783">
          <table:cell-address table:column="11" table:row="39" table:table="0"/>
          <office:change-info>
            <dc:creator>Mike </dc:creator>
            <dc:date>2011-08-04T12:32:18.36</dc:date>
          </office:change-info>
          <table:previous>
            <table:change-track-table-cell/>
          </table:previous>
        </table:cell-content-change>
        <table:cell-content-change table:id="ct784">
          <table:cell-address table:column="11" table:row="40" table:table="0"/>
          <office:change-info>
            <dc:creator>Mike </dc:creator>
            <dc:date>2011-08-04T12:32:18.36</dc:date>
          </office:change-info>
          <table:previous>
            <table:change-track-table-cell/>
          </table:previous>
        </table:cell-content-change>
        <table:cell-content-change table:id="ct785">
          <table:cell-address table:column="11" table:row="41" table:table="0"/>
          <office:change-info>
            <dc:creator>Mike </dc:creator>
            <dc:date>2011-08-04T12:32:18.36</dc:date>
          </office:change-info>
          <table:previous>
            <table:change-track-table-cell/>
          </table:previous>
        </table:cell-content-change>
        <table:cell-content-change table:id="ct786">
          <table:cell-address table:column="11" table:row="42" table:table="0"/>
          <office:change-info>
            <dc:creator>Mike </dc:creator>
            <dc:date>2011-08-04T12:32:18.36</dc:date>
          </office:change-info>
          <table:previous>
            <table:change-track-table-cell office:value-type="float" office:value="6"/>
          </table:previous>
        </table:cell-content-change>
        <table:cell-content-change table:id="ct787">
          <table:cell-address table:column="11" table:row="43" table:table="0"/>
          <office:change-info>
            <dc:creator>Mike </dc:creator>
            <dc:date>2011-08-04T12:32:18.36</dc:date>
          </office:change-info>
          <table:previous>
            <table:change-track-table-cell/>
          </table:previous>
        </table:cell-content-change>
        <table:cell-content-change table:id="ct788">
          <table:cell-address table:column="11" table:row="44" table:table="0"/>
          <office:change-info>
            <dc:creator>Mike </dc:creator>
            <dc:date>2011-08-04T12:32:18.36</dc:date>
          </office:change-info>
          <table:previous>
            <table:change-track-table-cell office:value-type="float" office:value="6"/>
          </table:previous>
        </table:cell-content-change>
        <table:cell-content-change table:id="ct789">
          <table:cell-address table:column="11" table:row="45" table:table="0"/>
          <office:change-info>
            <dc:creator>Mike </dc:creator>
            <dc:date>2011-08-04T12:32:18.36</dc:date>
          </office:change-info>
          <table:previous>
            <table:change-track-table-cell/>
          </table:previous>
        </table:cell-content-change>
        <table:cell-content-change table:id="ct790">
          <table:cell-address table:column="11" table:row="46" table:table="0"/>
          <office:change-info>
            <dc:creator>Mike </dc:creator>
            <dc:date>2011-08-04T12:32:18.36</dc:date>
          </office:change-info>
          <table:previous>
            <table:change-track-table-cell/>
          </table:previous>
        </table:cell-content-change>
        <table:cell-content-change table:id="ct791">
          <table:cell-address table:column="11" table:row="47" table:table="0"/>
          <office:change-info>
            <dc:creator>Mike </dc:creator>
            <dc:date>2011-08-04T12:32:18.36</dc:date>
          </office:change-info>
          <table:previous>
            <table:change-track-table-cell office:value-type="float" office:value="7"/>
          </table:previous>
        </table:cell-content-change>
        <table:cell-content-change table:id="ct792">
          <table:cell-address table:column="11" table:row="48" table:table="0"/>
          <office:change-info>
            <dc:creator>Mike </dc:creator>
            <dc:date>2011-08-04T12:32:18.36</dc:date>
          </office:change-info>
          <table:previous>
            <table:change-track-table-cell office:value-type="float" office:value="6"/>
          </table:previous>
        </table:cell-content-change>
        <table:cell-content-change table:id="ct793">
          <table:cell-address table:column="11" table:row="49" table:table="0"/>
          <office:change-info>
            <dc:creator>Mike </dc:creator>
            <dc:date>2011-08-04T12:32:18.36</dc:date>
          </office:change-info>
          <table:previous>
            <table:change-track-table-cell office:value-type="float" office:value="6"/>
          </table:previous>
        </table:cell-content-change>
        <table:cell-content-change table:id="ct794">
          <table:cell-address table:column="11" table:row="47" table:table="0"/>
          <office:change-info>
            <dc:creator>Mike </dc:creator>
            <dc:date>2011-08-04T12:32:25.36</dc:date>
          </office:change-info>
          <table:previous table:id="ct791">
            <table:change-track-table-cell table:cell-address="Sheet1.L48" table:formula="of:=IF([.B48]=&quot;Y&quot;;&quot;E&quot;;IF([.E48]=&quot;Y&quot;;8;9))" office:value-type="string">
              <text:p>E</text:p>
            </table:change-track-table-cell>
          </table:previous>
        </table:cell-content-change>
        <table:cell-content-change table:id="ct795">
          <table:cell-address table:column="11" table:row="15" table:table="0"/>
          <office:change-info>
            <dc:creator>Mike </dc:creator>
            <dc:date>2011-08-04T12:33:01.44</dc:date>
          </office:change-info>
          <table:previous table:id="ct759">
            <table:change-track-table-cell table:cell-address="Sheet1.L16" table:formula="of:=IF([.B16]=&quot;Y&quot;;&quot;E&quot;;IF([.E16]=&quot;Y&quot;;8;9))" office:value-type="float" office:value="9"/>
          </table:previous>
        </table:cell-content-change>
        <table:cell-content-change table:id="ct796">
          <table:cell-address table:column="11" table:row="16" table:table="0"/>
          <office:change-info>
            <dc:creator>Mike </dc:creator>
            <dc:date>2011-08-04T12:33:01.44</dc:date>
          </office:change-info>
          <table:previous table:id="ct760">
            <table:change-track-table-cell table:cell-address="Sheet1.L17" table:formula="of:=IF([.B17]=&quot;Y&quot;;&quot;E&quot;;IF([.E17]=&quot;Y&quot;;8;9))" office:value-type="float" office:value="9"/>
          </table:previous>
        </table:cell-content-change>
        <table:cell-content-change table:id="ct797">
          <table:cell-address table:column="11" table:row="19" table:table="0"/>
          <office:change-info>
            <dc:creator>Mike </dc:creator>
            <dc:date>2011-08-04T12:33:04.92</dc:date>
          </office:change-info>
          <table:previous table:id="ct763">
            <table:change-track-table-cell table:cell-address="Sheet1.L20" table:formula="of:=IF([.B20]=&quot;Y&quot;;&quot;E&quot;;IF([.E20]=&quot;Y&quot;;8;9))" office:value-type="float" office:value="9"/>
          </table:previous>
        </table:cell-content-change>
        <table:cell-content-change table:id="ct798">
          <table:cell-address table:column="11" table:row="20" table:table="0"/>
          <office:change-info>
            <dc:creator>Mike </dc:creator>
            <dc:date>2011-08-04T12:33:04.92</dc:date>
          </office:change-info>
          <table:previous table:id="ct764">
            <table:change-track-table-cell table:cell-address="Sheet1.L21" table:formula="of:=IF([.B21]=&quot;Y&quot;;&quot;E&quot;;IF([.E21]=&quot;Y&quot;;8;9))" office:value-type="float" office:value="9"/>
          </table:previous>
        </table:cell-content-change>
        <table:cell-content-change table:id="ct799">
          <table:cell-address table:column="11" table:row="24" table:table="0"/>
          <office:change-info>
            <dc:creator>Mike </dc:creator>
            <dc:date>2011-08-04T12:33:10.01</dc:date>
          </office:change-info>
          <table:previous table:id="ct768">
            <table:change-track-table-cell table:cell-address="Sheet1.L25" table:formula="of:=IF([.B25]=&quot;Y&quot;;&quot;E&quot;;IF([.E25]=&quot;Y&quot;;8;9))" office:value-type="float" office:value="8"/>
          </table:previous>
        </table:cell-content-change>
        <table:cell-content-change table:id="ct800">
          <table:cell-address table:column="11" table:row="31" table:table="0"/>
          <office:change-info>
            <dc:creator>Mike </dc:creator>
            <dc:date>2011-08-04T12:33:13.16</dc:date>
          </office:change-info>
          <table:previous table:id="ct776">
            <table:change-track-table-cell table:cell-address="Sheet1.L32" table:formula="of:=IF([.B32]=&quot;Y&quot;;&quot;E&quot;;IF([.E32]=&quot;Y&quot;;8;9))" office:value-type="float" office:value="9"/>
          </table:previous>
        </table:cell-content-change>
        <table:cell-content-change table:id="ct801">
          <table:cell-address table:column="11" table:row="34" table:table="0"/>
          <office:change-info>
            <dc:creator>Mike </dc:creator>
            <dc:date>2011-08-04T12:33:13.16</dc:date>
          </office:change-info>
          <table:previous table:id="ct777">
            <table:change-track-table-cell table:cell-address="Sheet1.L35" table:formula="of:=IF([.B35]=&quot;Y&quot;;&quot;E&quot;;IF([.E35]=&quot;Y&quot;;8;9))" office:value-type="float" office:value="9"/>
          </table:previous>
        </table:cell-content-change>
        <table:cell-content-change table:id="ct802">
          <table:cell-address table:column="11" table:row="35" table:table="0"/>
          <office:change-info>
            <dc:creator>Mike </dc:creator>
            <dc:date>2011-08-04T12:33:13.16</dc:date>
          </office:change-info>
          <table:previous table:id="ct778">
            <table:change-track-table-cell table:cell-address="Sheet1.L36" table:formula="of:=IF([.B36]=&quot;Y&quot;;&quot;E&quot;;IF([.E36]=&quot;Y&quot;;8;9))" office:value-type="float" office:value="9"/>
          </table:previous>
        </table:cell-content-change>
        <table:cell-content-change table:id="ct803">
          <table:cell-address table:column="11" table:row="39" table:table="0"/>
          <office:change-info>
            <dc:creator>Mike </dc:creator>
            <dc:date>2011-08-04T12:33:15.83</dc:date>
          </office:change-info>
          <table:previous table:id="ct783">
            <table:change-track-table-cell table:cell-address="Sheet1.L40" table:formula="of:=IF([.B40]=&quot;Y&quot;;&quot;E&quot;;IF([.E40]=&quot;Y&quot;;8;9))" office:value-type="float" office:value="9"/>
          </table:previous>
        </table:cell-content-change>
        <table:cell-content-change table:id="ct804">
          <table:cell-address table:column="11" table:row="40" table:table="0"/>
          <office:change-info>
            <dc:creator>Mike </dc:creator>
            <dc:date>2011-08-04T12:33:15.83</dc:date>
          </office:change-info>
          <table:previous table:id="ct784">
            <table:change-track-table-cell table:cell-address="Sheet1.L41" table:formula="of:=IF([.B41]=&quot;Y&quot;;&quot;E&quot;;IF([.E41]=&quot;Y&quot;;8;9))" office:value-type="float" office:value="9"/>
          </table:previous>
        </table:cell-content-change>
        <table:cell-content-change table:id="ct805">
          <table:cell-address table:column="11" table:row="41" table:table="0"/>
          <office:change-info>
            <dc:creator>Mike </dc:creator>
            <dc:date>2011-08-04T12:33:15.83</dc:date>
          </office:change-info>
          <table:previous table:id="ct785">
            <table:change-track-table-cell table:cell-address="Sheet1.L42" table:formula="of:=IF([.B42]=&quot;Y&quot;;&quot;E&quot;;IF([.E42]=&quot;Y&quot;;8;9))" office:value-type="float" office:value="9"/>
          </table:previous>
        </table:cell-content-change>
        <table:cell-content-change table:id="ct806">
          <table:cell-address table:column="11" table:row="43" table:table="0"/>
          <office:change-info>
            <dc:creator>Mike </dc:creator>
            <dc:date>2011-08-04T12:33:20.16</dc:date>
          </office:change-info>
          <table:previous table:id="ct787">
            <table:change-track-table-cell table:cell-address="Sheet1.L44" table:formula="of:=IF([.B44]=&quot;Y&quot;;&quot;E&quot;;IF([.E44]=&quot;Y&quot;;8;9))" office:value-type="float" office:value="9"/>
          </table:previous>
        </table:cell-content-change>
        <table:cell-content-change table:id="ct807">
          <table:cell-address table:column="11" table:row="45" table:table="0"/>
          <office:change-info>
            <dc:creator>Mike </dc:creator>
            <dc:date>2011-08-04T12:33:22.07</dc:date>
          </office:change-info>
          <table:previous table:id="ct789">
            <table:change-track-table-cell table:cell-address="Sheet1.L46" table:formula="of:=IF([.B46]=&quot;Y&quot;;&quot;E&quot;;IF([.E46]=&quot;Y&quot;;8;9))" office:value-type="float" office:value="9"/>
          </table:previous>
        </table:cell-content-change>
        <table:cell-content-change table:id="ct808">
          <table:cell-address table:column="11" table:row="46" table:table="0"/>
          <office:change-info>
            <dc:creator>Mike </dc:creator>
            <dc:date>2011-08-04T12:33:22.07</dc:date>
          </office:change-info>
          <table:previous table:id="ct790">
            <table:change-track-table-cell table:cell-address="Sheet1.L47" table:formula="of:=IF([.B47]=&quot;Y&quot;;&quot;E&quot;;IF([.E47]=&quot;Y&quot;;8;9))" office:value-type="float" office:value="9"/>
          </table:previous>
        </table:cell-content-change>
        <table:cell-content-change table:id="ct809">
          <table:cell-address table:column="11" table:row="37" table:table="0"/>
          <office:change-info>
            <dc:creator>Mike </dc:creator>
            <dc:date>2011-08-04T12:33:31.20</dc:date>
          </office:change-info>
          <table:previous table:id="ct780">
            <table:change-track-table-cell table:cell-address="Sheet1.L38" table:formula="of:=IF([.B38]=&quot;Y&quot;;&quot;E&quot;;IF([.E38]=&quot;Y&quot;;8;9))" office:value-type="string">
              <text:p>E</text:p>
            </table:change-track-table-cell>
          </table:previous>
        </table:cell-content-change>
        <table:cell-content-change table:id="ct810">
          <table:cell-address table:column="12" table:row="9" table:table="0"/>
          <office:change-info>
            <dc:creator>Mike </dc:creator>
            <dc:date>2011-08-04T12:36:52.57</dc:date>
          </office:change-info>
          <table:previous>
            <table:change-track-table-cell/>
          </table:previous>
        </table:cell-content-change>
        <table:cell-content-change table:id="ct811">
          <table:cell-address table:column="12" table:row="9" table:table="0"/>
          <office:change-info>
            <dc:creator>Mike </dc:creator>
            <dc:date>2011-08-04T12:37:01.83</dc:date>
          </office:change-info>
          <table:previous table:id="ct810">
            <table:change-track-table-cell table:cell-address="Sheet1.M10" table:formula="of:=IF(#ref!12=&quot;Y&quot;;[.C10];)" office:value-type="string"/>
          </table:previous>
        </table:cell-content-change>
        <table:cell-content-change table:id="ct812">
          <table:cell-address table:column="12" table:row="10" table:table="0"/>
          <office:change-info>
            <dc:creator>Mike </dc:creator>
            <dc:date>2011-08-04T12:37:10.94</dc:date>
          </office:change-info>
          <table:previous table:id="ct450">
            <table:change-track-table-cell table:cell-address="Sheet1.M11" table:formula="of:=DEC2HEX([.F11]*2*16+[.G11];2)" office:value-type="string">
              <text:p>0A</text:p>
            </table:change-track-table-cell>
          </table:previous>
        </table:cell-content-change>
        <table:cell-content-change table:id="ct813">
          <table:cell-address table:column="12" table:row="11" table:table="0"/>
          <office:change-info>
            <dc:creator>Mike </dc:creator>
            <dc:date>2011-08-04T12:37:10.94</dc:date>
          </office:change-info>
          <table:previous>
            <table:change-track-table-cell/>
          </table:previous>
        </table:cell-content-change>
        <table:cell-content-change table:id="ct814">
          <table:cell-address table:column="12" table:row="12" table:table="0"/>
          <office:change-info>
            <dc:creator>Mike </dc:creator>
            <dc:date>2011-08-04T12:37:10.94</dc:date>
          </office:change-info>
          <table:previous>
            <table:change-track-table-cell/>
          </table:previous>
        </table:cell-content-change>
        <table:cell-content-change table:id="ct815">
          <table:cell-address table:column="12" table:row="13" table:table="0"/>
          <office:change-info>
            <dc:creator>Mike </dc:creator>
            <dc:date>2011-08-04T12:37:10.94</dc:date>
          </office:change-info>
          <table:previous table:id="ct451">
            <table:change-track-table-cell table:cell-address="Sheet1.M14" table:formula="of:=DEC2HEX([.F14]*2*16+[.G14];2)" office:value-type="string">
              <text:p>0C</text:p>
            </table:change-track-table-cell>
          </table:previous>
        </table:cell-content-change>
        <table:cell-content-change table:id="ct816">
          <table:cell-address table:column="12" table:row="14" table:table="0"/>
          <office:change-info>
            <dc:creator>Mike </dc:creator>
            <dc:date>2011-08-04T12:37:10.94</dc:date>
          </office:change-info>
          <table:previous table:id="ct452">
            <table:change-track-table-cell table:cell-address="Sheet1.M15" table:formula="of:=DEC2HEX([.F15]*2*16+[.G15];2)" office:value-type="string">
              <text:p>0D</text:p>
            </table:change-track-table-cell>
          </table:previous>
        </table:cell-content-change>
        <table:cell-content-change table:id="ct817">
          <table:cell-address table:column="12" table:row="15" table:table="0"/>
          <office:change-info>
            <dc:creator>Mike </dc:creator>
            <dc:date>2011-08-04T12:37:10.94</dc:date>
          </office:change-info>
          <table:previous>
            <table:change-track-table-cell/>
          </table:previous>
        </table:cell-content-change>
        <table:cell-content-change table:id="ct818">
          <table:cell-address table:column="12" table:row="16" table:table="0"/>
          <office:change-info>
            <dc:creator>Mike </dc:creator>
            <dc:date>2011-08-04T12:37:10.94</dc:date>
          </office:change-info>
          <table:previous>
            <table:change-track-table-cell/>
          </table:previous>
        </table:cell-content-change>
        <table:cell-content-change table:id="ct819">
          <table:cell-address table:column="12" table:row="17" table:table="0"/>
          <office:change-info>
            <dc:creator>Mike </dc:creator>
            <dc:date>2011-08-04T12:37:10.94</dc:date>
          </office:change-info>
          <table:previous table:id="ct453">
            <table:change-track-table-cell table:cell-address="Sheet1.M18" table:formula="of:=DEC2HEX([.F18]*2*16+[.G18];2)" office:value-type="string">
              <text:p>2E</text:p>
            </table:change-track-table-cell>
          </table:previous>
        </table:cell-content-change>
        <table:cell-content-change table:id="ct820">
          <table:cell-address table:column="12" table:row="18" table:table="0"/>
          <office:change-info>
            <dc:creator>Mike </dc:creator>
            <dc:date>2011-08-04T12:37:10.94</dc:date>
          </office:change-info>
          <table:previous table:id="ct454">
            <table:change-track-table-cell table:cell-address="Sheet1.M19" table:formula="of:=DEC2HEX([.F19]*2*16+[.G19];2)" office:value-type="string">
              <text:p>2F</text:p>
            </table:change-track-table-cell>
          </table:previous>
        </table:cell-content-change>
        <table:cell-content-change table:id="ct821">
          <table:cell-address table:column="12" table:row="19" table:table="0"/>
          <office:change-info>
            <dc:creator>Mike </dc:creator>
            <dc:date>2011-08-04T12:37:10.94</dc:date>
          </office:change-info>
          <table:previous>
            <table:change-track-table-cell/>
          </table:previous>
        </table:cell-content-change>
        <table:cell-content-change table:id="ct822">
          <table:cell-address table:column="12" table:row="20" table:table="0"/>
          <office:change-info>
            <dc:creator>Mike </dc:creator>
            <dc:date>2011-08-04T12:37:10.94</dc:date>
          </office:change-info>
          <table:previous>
            <table:change-track-table-cell/>
          </table:previous>
        </table:cell-content-change>
        <table:cell-content-change table:id="ct823">
          <table:cell-address table:column="12" table:row="21" table:table="0"/>
          <office:change-info>
            <dc:creator>Mike </dc:creator>
            <dc:date>2011-08-04T12:37:10.94</dc:date>
          </office:change-info>
          <table:previous>
            <table:change-track-table-cell/>
          </table:previous>
        </table:cell-content-change>
        <table:cell-content-change table:id="ct824">
          <table:cell-address table:column="12" table:row="22" table:table="0"/>
          <office:change-info>
            <dc:creator>Mike </dc:creator>
            <dc:date>2011-08-04T12:37:10.94</dc:date>
          </office:change-info>
          <table:previous>
            <table:change-track-table-cell/>
          </table:previous>
        </table:cell-content-change>
        <table:cell-content-change table:id="ct825">
          <table:cell-address table:column="12" table:row="23" table:table="0"/>
          <office:change-info>
            <dc:creator>Mike </dc:creator>
            <dc:date>2011-08-04T12:37:10.94</dc:date>
          </office:change-info>
          <table:previous>
            <table:change-track-table-cell/>
          </table:previous>
        </table:cell-content-change>
        <table:cell-content-change table:id="ct826">
          <table:cell-address table:column="12" table:row="24" table:table="0"/>
          <office:change-info>
            <dc:creator>Mike </dc:creator>
            <dc:date>2011-08-04T12:37:10.94</dc:date>
          </office:change-info>
          <table:previous>
            <table:change-track-table-cell/>
          </table:previous>
        </table:cell-content-change>
        <table:cell-content-change table:id="ct827">
          <table:cell-address table:column="12" table:row="24" table:table="0"/>
          <office:change-info>
            <dc:creator>Mike </dc:creator>
            <dc:date>2011-08-04T12:37:10.94</dc:date>
          </office:change-info>
          <table:previous>
            <table:change-track-table-cell/>
          </table:previous>
        </table:cell-content-change>
        <table:cell-content-change table:id="ct828">
          <table:cell-address table:column="12" table:row="25" table:table="0"/>
          <office:change-info>
            <dc:creator>Mike </dc:creator>
            <dc:date>2011-08-04T12:37:10.94</dc:date>
          </office:change-info>
          <table:previous>
            <table:change-track-table-cell/>
          </table:previous>
        </table:cell-content-change>
        <table:cell-content-change table:id="ct829">
          <table:cell-address table:column="12" table:row="26" table:table="0"/>
          <office:change-info>
            <dc:creator>Mike </dc:creator>
            <dc:date>2011-08-04T12:37:10.94</dc:date>
          </office:change-info>
          <table:previous>
            <table:change-track-table-cell/>
          </table:previous>
        </table:cell-content-change>
        <table:cell-content-change table:id="ct830">
          <table:cell-address table:column="12" table:row="27" table:table="0"/>
          <office:change-info>
            <dc:creator>Mike </dc:creator>
            <dc:date>2011-08-04T12:37:10.94</dc:date>
          </office:change-info>
          <table:previous table:id="ct455">
            <table:change-track-table-cell table:cell-address="Sheet1.M28" table:formula="of:=DEC2HEX([.F28]*2*16+[.G28];2)" office:value-type="string">
              <text:p>2B</text:p>
            </table:change-track-table-cell>
          </table:previous>
        </table:cell-content-change>
        <table:cell-content-change table:id="ct831">
          <table:cell-address table:column="12" table:row="28" table:table="0"/>
          <office:change-info>
            <dc:creator>Mike </dc:creator>
            <dc:date>2011-08-04T12:37:10.94</dc:date>
          </office:change-info>
          <table:previous>
            <table:change-track-table-cell/>
          </table:previous>
        </table:cell-content-change>
        <table:cell-content-change table:id="ct832">
          <table:cell-address table:column="12" table:row="29" table:table="0"/>
          <office:change-info>
            <dc:creator>Mike </dc:creator>
            <dc:date>2011-08-04T12:37:10.94</dc:date>
          </office:change-info>
          <table:previous>
            <table:change-track-table-cell/>
          </table:previous>
        </table:cell-content-change>
        <table:cell-content-change table:id="ct833">
          <table:cell-address table:column="12" table:row="30" table:table="0"/>
          <office:change-info>
            <dc:creator>Mike </dc:creator>
            <dc:date>2011-08-04T12:37:10.94</dc:date>
          </office:change-info>
          <table:previous>
            <table:change-track-table-cell/>
          </table:previous>
        </table:cell-content-change>
        <table:cell-content-change table:id="ct834">
          <table:cell-address table:column="12" table:row="31" table:table="0"/>
          <office:change-info>
            <dc:creator>Mike </dc:creator>
            <dc:date>2011-08-04T12:37:10.94</dc:date>
          </office:change-info>
          <table:previous>
            <table:change-track-table-cell/>
          </table:previous>
        </table:cell-content-change>
        <table:cell-content-change table:id="ct835">
          <table:cell-address table:column="12" table:row="34" table:table="0"/>
          <office:change-info>
            <dc:creator>Mike </dc:creator>
            <dc:date>2011-08-04T12:37:10.94</dc:date>
          </office:change-info>
          <table:previous>
            <table:change-track-table-cell/>
          </table:previous>
        </table:cell-content-change>
        <table:cell-content-change table:id="ct836">
          <table:cell-address table:column="12" table:row="35" table:table="0"/>
          <office:change-info>
            <dc:creator>Mike </dc:creator>
            <dc:date>2011-08-04T12:37:10.94</dc:date>
          </office:change-info>
          <table:previous>
            <table:change-track-table-cell/>
          </table:previous>
        </table:cell-content-change>
        <table:cell-content-change table:id="ct837">
          <table:cell-address table:column="12" table:row="36" table:table="0"/>
          <office:change-info>
            <dc:creator>Mike </dc:creator>
            <dc:date>2011-08-04T12:37:10.94</dc:date>
          </office:change-info>
          <table:previous>
            <table:change-track-table-cell/>
          </table:previous>
        </table:cell-content-change>
        <table:cell-content-change table:id="ct838">
          <table:cell-address table:column="12" table:row="37" table:table="0"/>
          <office:change-info>
            <dc:creator>Mike </dc:creator>
            <dc:date>2011-08-04T12:37:10.94</dc:date>
          </office:change-info>
          <table:previous>
            <table:change-track-table-cell/>
          </table:previous>
        </table:cell-content-change>
        <table:cell-content-change table:id="ct839">
          <table:cell-address table:column="12" table:row="37" table:table="0"/>
          <office:change-info>
            <dc:creator>Mike </dc:creator>
            <dc:date>2011-08-04T12:37:10.94</dc:date>
          </office:change-info>
          <table:previous table:id="ct456">
            <table:change-track-table-cell table:cell-address="Sheet1.M38" table:formula="of:=DEC2HEX([.F38]*2*16+[.G38];2)" office:value-type="string">
              <text:p>4C</text:p>
            </table:change-track-table-cell>
          </table:previous>
        </table:cell-content-change>
        <table:cell-content-change table:id="ct840">
          <table:cell-address table:column="12" table:row="38" table:table="0"/>
          <office:change-info>
            <dc:creator>Mike </dc:creator>
            <dc:date>2011-08-04T12:37:10.94</dc:date>
          </office:change-info>
          <table:previous table:id="ct457">
            <table:change-track-table-cell table:cell-address="Sheet1.M39" table:formula="of:=DEC2HEX([.F39]*2*16+[.G39];2)" office:value-type="string">
              <text:p>4D</text:p>
            </table:change-track-table-cell>
          </table:previous>
        </table:cell-content-change>
        <table:cell-content-change table:id="ct841">
          <table:cell-address table:column="12" table:row="39" table:table="0"/>
          <office:change-info>
            <dc:creator>Mike </dc:creator>
            <dc:date>2011-08-04T12:37:10.94</dc:date>
          </office:change-info>
          <table:previous>
            <table:change-track-table-cell/>
          </table:previous>
        </table:cell-content-change>
        <table:cell-content-change table:id="ct842">
          <table:cell-address table:column="12" table:row="40" table:table="0"/>
          <office:change-info>
            <dc:creator>Mike </dc:creator>
            <dc:date>2011-08-04T12:37:10.94</dc:date>
          </office:change-info>
          <table:previous>
            <table:change-track-table-cell/>
          </table:previous>
        </table:cell-content-change>
        <table:cell-content-change table:id="ct843">
          <table:cell-address table:column="12" table:row="41" table:table="0"/>
          <office:change-info>
            <dc:creator>Mike </dc:creator>
            <dc:date>2011-08-04T12:37:10.94</dc:date>
          </office:change-info>
          <table:previous>
            <table:change-track-table-cell/>
          </table:previous>
        </table:cell-content-change>
        <table:cell-content-change table:id="ct844">
          <table:cell-address table:column="12" table:row="42" table:table="0"/>
          <office:change-info>
            <dc:creator>Mike </dc:creator>
            <dc:date>2011-08-04T12:37:10.94</dc:date>
          </office:change-info>
          <table:previous table:id="ct458">
            <table:change-track-table-cell table:cell-address="Sheet1.M43" table:formula="of:=DEC2HEX([.F43]*2*16+[.G43];2)" office:value-type="string">
              <text:p>4E</text:p>
            </table:change-track-table-cell>
          </table:previous>
        </table:cell-content-change>
        <table:cell-content-change table:id="ct845">
          <table:cell-address table:column="12" table:row="43" table:table="0"/>
          <office:change-info>
            <dc:creator>Mike </dc:creator>
            <dc:date>2011-08-04T12:37:10.94</dc:date>
          </office:change-info>
          <table:previous>
            <table:change-track-table-cell/>
          </table:previous>
        </table:cell-content-change>
        <table:cell-content-change table:id="ct846">
          <table:cell-address table:column="12" table:row="44" table:table="0"/>
          <office:change-info>
            <dc:creator>Mike </dc:creator>
            <dc:date>2011-08-04T12:37:10.94</dc:date>
          </office:change-info>
          <table:previous table:id="ct459">
            <table:change-track-table-cell table:cell-address="Sheet1.M45" table:formula="of:=DEC2HEX([.F45]*2*16+[.G45];2)" office:value-type="string">
              <text:p>4F</text:p>
            </table:change-track-table-cell>
          </table:previous>
        </table:cell-content-change>
        <table:cell-content-change table:id="ct847">
          <table:cell-address table:column="12" table:row="45" table:table="0"/>
          <office:change-info>
            <dc:creator>Mike </dc:creator>
            <dc:date>2011-08-04T12:37:10.94</dc:date>
          </office:change-info>
          <table:previous>
            <table:change-track-table-cell/>
          </table:previous>
        </table:cell-content-change>
        <table:cell-content-change table:id="ct848">
          <table:cell-address table:column="12" table:row="46" table:table="0"/>
          <office:change-info>
            <dc:creator>Mike </dc:creator>
            <dc:date>2011-08-04T12:37:10.94</dc:date>
          </office:change-info>
          <table:previous>
            <table:change-track-table-cell/>
          </table:previous>
        </table:cell-content-change>
        <table:cell-content-change table:id="ct849">
          <table:cell-address table:column="12" table:row="47" table:table="0"/>
          <office:change-info>
            <dc:creator>Mike </dc:creator>
            <dc:date>2011-08-04T12:37:10.94</dc:date>
          </office:change-info>
          <table:previous table:id="ct465">
            <table:change-track-table-cell/>
          </table:previous>
        </table:cell-content-change>
        <table:cell-content-change table:id="ct850">
          <table:cell-address table:column="12" table:row="48" table:table="0"/>
          <office:change-info>
            <dc:creator>Mike </dc:creator>
            <dc:date>2011-08-04T12:37:10.94</dc:date>
          </office:change-info>
          <table:previous table:id="ct461">
            <table:change-track-table-cell table:cell-address="Sheet1.M49" table:formula="of:=DEC2HEX([.F49]*2*16+[.G49];2)" office:value-type="string">
              <text:p>6A</text:p>
            </table:change-track-table-cell>
          </table:previous>
        </table:cell-content-change>
        <table:cell-content-change table:id="ct851">
          <table:cell-address table:column="12" table:row="49" table:table="0"/>
          <office:change-info>
            <dc:creator>Mike </dc:creator>
            <dc:date>2011-08-04T12:37:10.94</dc:date>
          </office:change-info>
          <table:previous table:id="ct462">
            <table:change-track-table-cell table:cell-address="Sheet1.M50" table:formula="of:=DEC2HEX([.F50]*2*16+[.G50];2)" office:value-type="string">
              <text:p>6B</text:p>
            </table:change-track-table-cell>
          </table:previous>
        </table:cell-content-change>
        <table:cell-content-change table:id="ct852">
          <table:cell-address table:column="11" table:row="23" table:table="0"/>
          <office:change-info>
            <dc:creator>Mike </dc:creator>
            <dc:date>2011-08-04T12:38:25.88</dc:date>
          </office:change-info>
          <table:previous table:id="ct439">
            <table:change-track-table-cell table:cell-address="Sheet1.L24" table:formula="of:=DEC2HEX(#ref!26*256*16+HEX2DEC(#ref!26)*16+IF(#ref!26=&quot;Y&quot;;8;0)+IF(#ref!26=&quot;Y&quot;;0;4)+3;4)" office:value-type="float" office:value="0"/>
          </table:previous>
        </table:cell-content-change>
        <table:cell-content-change table:id="ct853">
          <table:cell-address table:column="11" table:row="9" table:table="0"/>
          <office:change-info>
            <dc:creator>Mike </dc:creator>
            <dc:date>2011-08-04T12:38:30.56</dc:date>
          </office:change-info>
          <table:previous table:id="ct434">
            <table:change-track-table-cell table:cell-address="Sheet1.L10" table:formula="of:=DEC2HEX(#ref!12*256*16+HEX2DEC(#ref!12)*16+IF(#ref!12=&quot;Y&quot;;8;0)+IF(#ref!12=&quot;Y&quot;;0;4)+3;4)" office:value-type="float" office:value="0"/>
          </table:previous>
        </table:cell-content-change>
        <table:cell-content-change table:id="ct854">
          <table:cell-address table:column="11"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1" table:row="11" table:table="0"/>
          <office:change-info>
            <dc:creator>Mike </dc:creator>
            <dc:date>2011-08-04T12:38:30.56</dc:date>
          </office:change-info>
          <table:previous table:id="ct435">
            <table:change-track-table-cell table:cell-address="Sheet1.L12" table:formula="of:=DEC2HEX(#ref!14*256*16+HEX2DEC(#ref!14)*16+IF(#ref!14=&quot;Y&quot;;8;0)+IF(#ref!14=&quot;Y&quot;;0;4)+3;4)" office:value-type="float" office:value="0"/>
          </table:previous>
        </table:cell-content-change>
        <table:cell-content-change table:id="ct856">
          <table:cell-address table:column="11" table:row="12" table:table="0"/>
          <office:change-info>
            <dc:creator>Mike </dc:creator>
            <dc:date>2011-08-04T12:38:30.56</dc:date>
          </office:change-info>
          <table:previous table:id="ct436">
            <table:change-track-table-cell table:cell-address="Sheet1.L13" table:formula="of:=DEC2HEX(#ref!15*256*16+HEX2DEC(#ref!15)*16+IF(#ref!15=&quot;Y&quot;;8;0)+IF(#ref!15=&quot;Y&quot;;0;4)+3;4)" office:value-type="float" office:value="0"/>
          </table:previous>
        </table:cell-content-change>
        <table:cell-content-change table:id="ct857">
          <table:cell-address table:column="11"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1"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1" table:row="15" table:table="0"/>
          <office:change-info>
            <dc:creator>Mike </dc:creator>
            <dc:date>2011-08-04T12:38:30.56</dc:date>
          </office:change-info>
          <table:previous>
            <table:change-track-table-cell/>
          </table:previous>
        </table:cell-content-change>
        <table:cell-content-change table:id="ct860">
          <table:cell-address table:column="11" table:row="16" table:table="0"/>
          <office:change-info>
            <dc:creator>Mike </dc:creator>
            <dc:date>2011-08-04T12:38:30.56</dc:date>
          </office:change-info>
          <table:previous>
            <table:change-track-table-cell/>
          </table:previous>
        </table:cell-content-change>
        <table:cell-content-change table:id="ct861">
          <table:cell-address table:column="11"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1"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1" table:row="19" table:table="0"/>
          <office:change-info>
            <dc:creator>Mike </dc:creator>
            <dc:date>2011-08-04T12:38:30.56</dc:date>
          </office:change-info>
          <table:previous>
            <table:change-track-table-cell/>
          </table:previous>
        </table:cell-content-change>
        <table:cell-content-change table:id="ct864">
          <table:cell-address table:column="11" table:row="20" table:table="0"/>
          <office:change-info>
            <dc:creator>Mike </dc:creator>
            <dc:date>2011-08-04T12:38:30.56</dc:date>
          </office:change-info>
          <table:previous>
            <table:change-track-table-cell/>
          </table:previous>
        </table:cell-content-change>
        <table:cell-content-change table:id="ct865">
          <table:cell-address table:column="11" table:row="21" table:table="0"/>
          <office:change-info>
            <dc:creator>Mike </dc:creator>
            <dc:date>2011-08-04T12:38:30.56</dc:date>
          </office:change-info>
          <table:previous table:id="ct437">
            <table:change-track-table-cell table:cell-address="Sheet1.L22" table:formula="of:=DEC2HEX(#ref!24*256*16+HEX2DEC(#ref!24)*16+IF(#ref!24=&quot;Y&quot;;8;0)+IF(#ref!24=&quot;Y&quot;;0;4)+3;4)" office:value-type="float" office:value="0"/>
          </table:previous>
        </table:cell-content-change>
        <table:cell-content-change table:id="ct866">
          <table:cell-address table:column="11" table:row="22" table:table="0"/>
          <office:change-info>
            <dc:creator>Mike </dc:creator>
            <dc:date>2011-08-04T12:38:30.56</dc:date>
          </office:change-info>
          <table:previous table:id="ct438">
            <table:change-track-table-cell table:cell-address="Sheet1.L23" table:formula="of:=DEC2HEX(#ref!25*256*16+HEX2DEC(#ref!25)*16+IF(#ref!25=&quot;Y&quot;;8;0)+IF(#ref!25=&quot;Y&quot;;0;4)+3;4)" office:value-type="float" office:value="0"/>
          </table:previous>
        </table:cell-content-change>
        <table:cell-content-change table:id="ct867">
          <table:cell-address table:column="11" table:row="24" table:table="0"/>
          <office:change-info>
            <dc:creator>Mike </dc:creator>
            <dc:date>2011-08-04T12:38:35.40</dc:date>
          </office:change-info>
          <table:previous>
            <table:change-track-table-cell/>
          </table:previous>
        </table:cell-content-change>
        <table:cell-content-change table:id="ct868">
          <table:cell-address table:column="11" table:row="24" table:table="0"/>
          <office:change-info>
            <dc:creator>Mike </dc:creator>
            <dc:date>2011-08-04T12:38:35.40</dc:date>
          </office:change-info>
          <table:previous table:id="ct440">
            <table:change-track-table-cell table:cell-address="Sheet1.L25" table:formula="of:=DEC2HEX(#ref!27*256*16+HEX2DEC(#ref!27)*16+IF(#ref!27=&quot;Y&quot;;8;0)+IF(#ref!27=&quot;Y&quot;;0;4)+3;4)" office:value-type="float" office:value="0"/>
          </table:previous>
        </table:cell-content-change>
        <table:cell-content-change table:id="ct869">
          <table:cell-address table:column="11" table:row="25" table:table="0"/>
          <office:change-info>
            <dc:creator>Mike </dc:creator>
            <dc:date>2011-08-04T12:38:35.40</dc:date>
          </office:change-info>
          <table:previous table:id="ct441">
            <table:change-track-table-cell table:cell-address="Sheet1.L26" table:formula="of:=DEC2HEX(#ref!28*256*16+HEX2DEC(#ref!28)*16+IF(#ref!28=&quot;Y&quot;;8;0)+IF(#ref!28=&quot;Y&quot;;0;4)+3;4)" office:value-type="float" office:value="0"/>
          </table:previous>
        </table:cell-content-change>
        <table:cell-content-change table:id="ct870">
          <table:cell-address table:column="11" table:row="26" table:table="0"/>
          <office:change-info>
            <dc:creator>Mike </dc:creator>
            <dc:date>2011-08-04T12:38:35.40</dc:date>
          </office:change-info>
          <table:previous table:id="ct442">
            <table:change-track-table-cell table:cell-address="Sheet1.L27" table:formula="of:=DEC2HEX(#ref!29*256*16+HEX2DEC(#ref!29)*16+IF(#ref!29=&quot;Y&quot;;8;0)+IF(#ref!29=&quot;Y&quot;;0;4)+3;4)" office:value-type="float" office:value="0"/>
          </table:previous>
        </table:cell-content-change>
        <table:cell-content-change table:id="ct871">
          <table:cell-address table:column="11"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1" table:row="28" table:table="0"/>
          <office:change-info>
            <dc:creator>Mike </dc:creator>
            <dc:date>2011-08-04T12:38:35.40</dc:date>
          </office:change-info>
          <table:previous table:id="ct443">
            <table:change-track-table-cell table:cell-address="Sheet1.L29" table:formula="of:=DEC2HEX(#ref!31*256*16+HEX2DEC(#ref!31)*16+IF(#ref!31=&quot;Y&quot;;8;0)+IF(#ref!31=&quot;Y&quot;;0;4)+3;4)" office:value-type="float" office:value="0"/>
          </table:previous>
        </table:cell-content-change>
        <table:cell-content-change table:id="ct873">
          <table:cell-address table:column="11" table:row="29" table:table="0"/>
          <office:change-info>
            <dc:creator>Mike </dc:creator>
            <dc:date>2011-08-04T12:38:35.40</dc:date>
          </office:change-info>
          <table:previous table:id="ct444">
            <table:change-track-table-cell table:cell-address="Sheet1.L30" table:formula="of:=DEC2HEX(#ref!32*256*16+HEX2DEC(#ref!32)*16+IF(#ref!32=&quot;Y&quot;;8;0)+IF(#ref!32=&quot;Y&quot;;0;4)+3;4)" office:value-type="float" office:value="0"/>
          </table:previous>
        </table:cell-content-change>
        <table:cell-content-change table:id="ct874">
          <table:cell-address table:column="11" table:row="30" table:table="0"/>
          <office:change-info>
            <dc:creator>Mike </dc:creator>
            <dc:date>2011-08-04T12:38:35.40</dc:date>
          </office:change-info>
          <table:previous table:id="ct445">
            <table:change-track-table-cell table:cell-address="Sheet1.L31" table:formula="of:=DEC2HEX(#ref!33*256*16+HEX2DEC(#ref!33)*16+IF(#ref!33=&quot;Y&quot;;8;0)+IF(#ref!33=&quot;Y&quot;;0;4)+3;4)" office:value-type="float" office:value="0"/>
          </table:previous>
        </table:cell-content-change>
        <table:cell-content-change table:id="ct875">
          <table:cell-address table:column="11" table:row="31" table:table="0"/>
          <office:change-info>
            <dc:creator>Mike </dc:creator>
            <dc:date>2011-08-04T12:38:35.40</dc:date>
          </office:change-info>
          <table:previous>
            <table:change-track-table-cell/>
          </table:previous>
        </table:cell-content-change>
        <table:cell-content-change table:id="ct876">
          <table:cell-address table:column="11" table:row="34" table:table="0"/>
          <office:change-info>
            <dc:creator>Mike </dc:creator>
            <dc:date>2011-08-04T12:38:35.40</dc:date>
          </office:change-info>
          <table:previous>
            <table:change-track-table-cell/>
          </table:previous>
        </table:cell-content-change>
        <table:cell-content-change table:id="ct877">
          <table:cell-address table:column="11" table:row="35" table:table="0"/>
          <office:change-info>
            <dc:creator>Mike </dc:creator>
            <dc:date>2011-08-04T12:38:35.40</dc:date>
          </office:change-info>
          <table:previous>
            <table:change-track-table-cell/>
          </table:previous>
        </table:cell-content-change>
        <table:cell-content-change table:id="ct878">
          <table:cell-address table:column="11" table:row="36"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1" table:row="37" table:table="0"/>
          <office:change-info>
            <dc:creator>Mike </dc:creator>
            <dc:date>2011-08-04T12:38:35.40</dc:date>
          </office:change-info>
          <table:previous>
            <table:change-track-table-cell/>
          </table:previous>
        </table:cell-content-change>
        <table:cell-content-change table:id="ct880">
          <table:cell-address table:column="11" table:row="37"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1" table:row="38"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1" table:row="39" table:table="0"/>
          <office:change-info>
            <dc:creator>Mike </dc:creator>
            <dc:date>2011-08-04T12:38:35.40</dc:date>
          </office:change-info>
          <table:previous>
            <table:change-track-table-cell/>
          </table:previous>
        </table:cell-content-change>
        <table:cell-content-change table:id="ct883">
          <table:cell-address table:column="11" table:row="40" table:table="0"/>
          <office:change-info>
            <dc:creator>Mike </dc:creator>
            <dc:date>2011-08-04T12:38:35.40</dc:date>
          </office:change-info>
          <table:previous>
            <table:change-track-table-cell/>
          </table:previous>
        </table:cell-content-change>
        <table:cell-content-change table:id="ct884">
          <table:cell-address table:column="11" table:row="41" table:table="0"/>
          <office:change-info>
            <dc:creator>Mike </dc:creator>
            <dc:date>2011-08-04T12:38:35.40</dc:date>
          </office:change-info>
          <table:previous>
            <table:change-track-table-cell/>
          </table:previous>
        </table:cell-content-change>
        <table:cell-content-change table:id="ct885">
          <table:cell-address table:column="11" table:row="42"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1" table:row="43" table:table="0"/>
          <office:change-info>
            <dc:creator>Mike </dc:creator>
            <dc:date>2011-08-04T12:38:35.40</dc:date>
          </office:change-info>
          <table:previous>
            <table:change-track-table-cell/>
          </table:previous>
        </table:cell-content-change>
        <table:cell-content-change table:id="ct887">
          <table:cell-address table:column="11" table:row="44"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1" table:row="45" table:table="0"/>
          <office:change-info>
            <dc:creator>Mike </dc:creator>
            <dc:date>2011-08-04T12:38:35.40</dc:date>
          </office:change-info>
          <table:previous>
            <table:change-track-table-cell/>
          </table:previous>
        </table:cell-content-change>
        <table:cell-content-change table:id="ct889">
          <table:cell-address table:column="11" table:row="46" table:table="0"/>
          <office:change-info>
            <dc:creator>Mike </dc:creator>
            <dc:date>2011-08-04T12:38:35.40</dc:date>
          </office:change-info>
          <table:previous>
            <table:change-track-table-cell/>
          </table:previous>
        </table:cell-content-change>
        <table:cell-content-change table:id="ct890">
          <table:cell-address table:column="11" table:row="47"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1" table:row="48"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1" table:row="49"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1" table:table="0">
          <office:change-info>
            <dc:creator>Mike </dc:creator>
            <dc:date>2011-08-04T12:38:51.73</dc:date>
          </office:change-info>
          <table:deletions>
            <table:cell-content-deletion>
              <table:cell-address table:column="11" table:row="3" table:table="0"/>
              <table:change-track-table-cell office:value-type="string">
                <text:p>Flag bit B</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94">
              <table:change-track-table-cell table:cell-address="Sheet1.L31" table:formula="of:=IF([.D31]=&quot;Y&quot;; &quot;Y&quot;; &quot;&quot;)" office:value-type="string"/>
            </table:cell-content-deletion>
            <table:cell-content-deletion table:id="ct393">
              <table:change-track-table-cell table:cell-address="Sheet1.L30" table:formula="of:=IF([.D30]=&quot;Y&quot;; &quot;Y&quot;; &quot;&quot;)" office:value-type="string"/>
            </table:cell-content-deletion>
            <table:cell-content-deletion table:id="ct392">
              <table:change-track-table-cell table:cell-address="Sheet1.L29" table:formula="of:=IF([.D29]=&quot;Y&quot;; &quot;Y&quot;; &quot;&quot;)" office:value-type="string"/>
            </table:cell-content-deletion>
            <table:cell-content-deletion table:id="ct390">
              <table:change-track-table-cell table:cell-address="Sheet1.L26" table:formula="of:=IF([.D26]=&quot;Y&quot;; &quot;Y&quot;; &quot;&quot;)" office:value-type="string"/>
            </table:cell-content-deletion>
            <table:cell-content-deletion table:id="ct389">
              <table:change-track-table-cell table:cell-address="Sheet1.L25" table:formula="of:=IF([.D25]=&quot;Y&quot;; &quot;Y&quot;; &quot;&quot;)" office:value-type="string"/>
            </table:cell-content-deletion>
            <table:cell-content-deletion table:id="ct387">
              <table:change-track-table-cell table:cell-address="Sheet1.L23" table:formula="of:=IF([.D23]=&quot;Y&quot;; &quot;Y&quot;; &quot;&quot;)" office:value-type="string"/>
            </table:cell-content-deletion>
            <table:cell-content-deletion table:id="ct386">
              <table:change-track-table-cell table:cell-address="Sheet1.L22" table:formula="of:=IF([.D22]=&quot;Y&quot;; &quot;Y&quot;; &quot;&quot;)" office:value-type="string"/>
            </table:cell-content-deletion>
            <table:cell-content-deletion table:id="ct385">
              <table:change-track-table-cell table:cell-address="Sheet1.L13" table:formula="of:=IF([.D13]=&quot;Y&quot;; &quot;Y&quot;; &quot;&quot;)" office:value-type="string"/>
            </table:cell-content-deletion>
            <table:cell-content-deletion table:id="ct384">
              <table:change-track-table-cell table:cell-address="Sheet1.L12" table:formula="of:=IF([.D12]=&quot;Y&quot;; &quot;Y&quot;; &quot;&quot;)" office:value-type="string"/>
            </table:cell-content-deletion>
            <table:cell-content-deletion table:id="ct397">
              <table:change-track-table-cell/>
            </table:cell-content-deletion>
            <table:cell-content-deletion table:id="ct383">
              <table:change-track-table-cell table:cell-address="Sheet1.L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L27" table:formula="of:=IF([.D27]=&quot;Y&quot;; &quot;Y&quot;; &quot;&quot;)" office:value-type="string">
                <text:p>Y</text:p>
              </table:change-track-table-cell>
            </table:cell-content-deletion>
            <table:cell-content-deletion table:id="ct388">
              <table:change-track-table-cell table:cell-address="Sheet1.L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1" table:row="9" table:table="0"/>
          <office:change-info>
            <dc:creator>Mike </dc:creator>
            <dc:date>2011-08-04T12:39:08.83</dc:date>
          </office:change-info>
          <table:previous table:id="ct853">
            <table:change-track-table-cell table:cell-address="Sheet1.L10" table:formula="of:=DEC2HEX(#ref!12*256*16+HEX2DEC(#ref!12)*16+IF(#ref!12=&quot;Y&quot;;8;0)+IF([.D10]=&quot;Y&quot;;0;4)+3;4)" office:value-type="float" office:value="0"/>
          </table:previous>
        </table:cell-content-change>
        <table:cell-content-change table:id="ct895">
          <table:cell-address table:column="11" table:row="10" table:table="0"/>
          <office:change-info>
            <dc:creator>Mike </dc:creator>
            <dc:date>2011-08-04T12:39:13.87</dc:date>
          </office:change-info>
          <table:previous table:id="ct854">
            <table:change-track-table-cell table:cell-address="Sheet1.L11" table:formula="of:=DEC2HEX(#ref!13*256*16+HEX2DEC(#ref!13)*16+IF(#ref!13=&quot;Y&quot;;8;0)+IF([.D11]=&quot;Y&quot;;0;4)+3;4)" office:value-type="float" office:value="0"/>
          </table:previous>
        </table:cell-content-change>
        <table:cell-content-change table:id="ct896">
          <table:cell-address table:column="11" table:row="11" table:table="0"/>
          <office:change-info>
            <dc:creator>Mike </dc:creator>
            <dc:date>2011-08-04T12:39:13.87</dc:date>
          </office:change-info>
          <table:previous table:id="ct855">
            <table:change-track-table-cell table:cell-address="Sheet1.L12" table:formula="of:=DEC2HEX(#ref!14*256*16+HEX2DEC(#ref!14)*16+IF(#ref!14=&quot;Y&quot;;8;0)+IF([.D12]=&quot;Y&quot;;0;4)+3;4)" office:value-type="float" office:value="0"/>
          </table:previous>
        </table:cell-content-change>
        <table:cell-content-change table:id="ct897">
          <table:cell-address table:column="11" table:row="12" table:table="0"/>
          <office:change-info>
            <dc:creator>Mike </dc:creator>
            <dc:date>2011-08-04T12:39:13.87</dc:date>
          </office:change-info>
          <table:previous table:id="ct856">
            <table:change-track-table-cell table:cell-address="Sheet1.L13" table:formula="of:=DEC2HEX(#ref!15*256*16+HEX2DEC(#ref!15)*16+IF(#ref!15=&quot;Y&quot;;8;0)+IF([.D13]=&quot;Y&quot;;0;4)+3;4)" office:value-type="float" office:value="0"/>
          </table:previous>
        </table:cell-content-change>
        <table:cell-content-change table:id="ct898">
          <table:cell-address table:column="11" table:row="13" table:table="0"/>
          <office:change-info>
            <dc:creator>Mike </dc:creator>
            <dc:date>2011-08-04T12:39:13.87</dc:date>
          </office:change-info>
          <table:previous table:id="ct857">
            <table:change-track-table-cell table:cell-address="Sheet1.L14" table:formula="of:=DEC2HEX(#ref!16*256*16+HEX2DEC(#ref!16)*16+IF(#ref!16=&quot;Y&quot;;8;0)+IF([.D14]=&quot;Y&quot;;0;4)+3;4)" office:value-type="float" office:value="0"/>
          </table:previous>
        </table:cell-content-change>
        <table:cell-content-change table:id="ct899">
          <table:cell-address table:column="11" table:row="14" table:table="0"/>
          <office:change-info>
            <dc:creator>Mike </dc:creator>
            <dc:date>2011-08-04T12:39:13.87</dc:date>
          </office:change-info>
          <table:previous table:id="ct858">
            <table:change-track-table-cell table:cell-address="Sheet1.L15" table:formula="of:=DEC2HEX(#ref!17*256*16+HEX2DEC(#ref!17)*16+IF(#ref!17=&quot;Y&quot;;8;0)+IF([.D15]=&quot;Y&quot;;0;4)+3;4)" office:value-type="float" office:value="0"/>
          </table:previous>
        </table:cell-content-change>
        <table:cell-content-change table:id="ct900">
          <table:cell-address table:column="11" table:row="15" table:table="0"/>
          <office:change-info>
            <dc:creator>Mike </dc:creator>
            <dc:date>2011-08-04T12:39:13.87</dc:date>
          </office:change-info>
          <table:previous table:id="ct859">
            <table:change-track-table-cell table:cell-address="Sheet1.L16" table:formula="of:=DEC2HEX(#ref!18*256*16+HEX2DEC(#ref!18)*16+IF(#ref!18=&quot;Y&quot;;8;0)+IF([.D16]=&quot;Y&quot;;0;4)+3;4)" office:value-type="float" office:value="0"/>
          </table:previous>
        </table:cell-content-change>
        <table:cell-content-change table:id="ct901">
          <table:cell-address table:column="11" table:row="16" table:table="0"/>
          <office:change-info>
            <dc:creator>Mike </dc:creator>
            <dc:date>2011-08-04T12:39:13.87</dc:date>
          </office:change-info>
          <table:previous table:id="ct860">
            <table:change-track-table-cell table:cell-address="Sheet1.L17" table:formula="of:=DEC2HEX(#ref!19*256*16+HEX2DEC(#ref!19)*16+IF(#ref!19=&quot;Y&quot;;8;0)+IF([.D17]=&quot;Y&quot;;0;4)+3;4)" office:value-type="float" office:value="0"/>
          </table:previous>
        </table:cell-content-change>
        <table:cell-content-change table:id="ct902">
          <table:cell-address table:column="11" table:row="17" table:table="0"/>
          <office:change-info>
            <dc:creator>Mike </dc:creator>
            <dc:date>2011-08-04T12:39:13.87</dc:date>
          </office:change-info>
          <table:previous table:id="ct861">
            <table:change-track-table-cell table:cell-address="Sheet1.L18" table:formula="of:=DEC2HEX(#ref!20*256*16+HEX2DEC(#ref!20)*16+IF(#ref!20=&quot;Y&quot;;8;0)+IF([.D18]=&quot;Y&quot;;0;4)+3;4)" office:value-type="float" office:value="0"/>
          </table:previous>
        </table:cell-content-change>
        <table:cell-content-change table:id="ct903">
          <table:cell-address table:column="11" table:row="18" table:table="0"/>
          <office:change-info>
            <dc:creator>Mike </dc:creator>
            <dc:date>2011-08-04T12:39:13.87</dc:date>
          </office:change-info>
          <table:previous table:id="ct862">
            <table:change-track-table-cell table:cell-address="Sheet1.L19" table:formula="of:=DEC2HEX(#ref!21*256*16+HEX2DEC(#ref!21)*16+IF(#ref!21=&quot;Y&quot;;8;0)+IF([.D19]=&quot;Y&quot;;0;4)+3;4)" office:value-type="float" office:value="0"/>
          </table:previous>
        </table:cell-content-change>
        <table:cell-content-change table:id="ct904">
          <table:cell-address table:column="11" table:row="19" table:table="0"/>
          <office:change-info>
            <dc:creator>Mike </dc:creator>
            <dc:date>2011-08-04T12:39:13.87</dc:date>
          </office:change-info>
          <table:previous table:id="ct863">
            <table:change-track-table-cell table:cell-address="Sheet1.L20" table:formula="of:=DEC2HEX(#ref!22*256*16+HEX2DEC(#ref!22)*16+IF(#ref!22=&quot;Y&quot;;8;0)+IF([.D20]=&quot;Y&quot;;0;4)+3;4)" office:value-type="float" office:value="0"/>
          </table:previous>
        </table:cell-content-change>
        <table:cell-content-change table:id="ct905">
          <table:cell-address table:column="11" table:row="20" table:table="0"/>
          <office:change-info>
            <dc:creator>Mike </dc:creator>
            <dc:date>2011-08-04T12:39:13.87</dc:date>
          </office:change-info>
          <table:previous table:id="ct864">
            <table:change-track-table-cell table:cell-address="Sheet1.L21" table:formula="of:=DEC2HEX(#ref!23*256*16+HEX2DEC(#ref!23)*16+IF(#ref!23=&quot;Y&quot;;8;0)+IF([.D21]=&quot;Y&quot;;0;4)+3;4)" office:value-type="float" office:value="0"/>
          </table:previous>
        </table:cell-content-change>
        <table:cell-content-change table:id="ct906">
          <table:cell-address table:column="11" table:row="21" table:table="0"/>
          <office:change-info>
            <dc:creator>Mike </dc:creator>
            <dc:date>2011-08-04T12:39:13.87</dc:date>
          </office:change-info>
          <table:previous table:id="ct865">
            <table:change-track-table-cell table:cell-address="Sheet1.L22" table:formula="of:=DEC2HEX(#ref!24*256*16+HEX2DEC(#ref!24)*16+IF(#ref!24=&quot;Y&quot;;8;0)+IF([.D22]=&quot;Y&quot;;0;4)+3;4)" office:value-type="float" office:value="0"/>
          </table:previous>
        </table:cell-content-change>
        <table:cell-content-change table:id="ct907">
          <table:cell-address table:column="11" table:row="22" table:table="0"/>
          <office:change-info>
            <dc:creator>Mike </dc:creator>
            <dc:date>2011-08-04T12:39:13.87</dc:date>
          </office:change-info>
          <table:previous table:id="ct866">
            <table:change-track-table-cell table:cell-address="Sheet1.L23" table:formula="of:=DEC2HEX(#ref!25*256*16+HEX2DEC(#ref!25)*16+IF(#ref!25=&quot;Y&quot;;8;0)+IF([.D23]=&quot;Y&quot;;0;4)+3;4)" office:value-type="float" office:value="0"/>
          </table:previous>
        </table:cell-content-change>
        <table:cell-content-change table:id="ct908">
          <table:cell-address table:column="11" table:row="23" table:table="0"/>
          <office:change-info>
            <dc:creator>Mike </dc:creator>
            <dc:date>2011-08-04T12:39:13.87</dc:date>
          </office:change-info>
          <table:previous table:id="ct852">
            <table:change-track-table-cell table:cell-address="Sheet1.L24" table:formula="of:=DEC2HEX(#ref!26*256*16+HEX2DEC(#ref!26)*16+IF(#ref!26=&quot;Y&quot;;8;0)+IF([.D24]=&quot;Y&quot;;0;4)+3;4)" office:value-type="float" office:value="0"/>
          </table:previous>
        </table:cell-content-change>
        <table:cell-content-change table:id="ct909">
          <table:cell-address table:column="11" table:row="24" table:table="0"/>
          <office:change-info>
            <dc:creator>Mike </dc:creator>
            <dc:date>2011-08-04T12:39:13.87</dc:date>
          </office:change-info>
          <table:previous table:id="ct867">
            <table:change-track-table-cell table:cell-address="Sheet1.L25" table:formula="of:=DEC2HEX(#ref!27*256*16+HEX2DEC(#ref!27)*16+IF(#ref!27=&quot;Y&quot;;8;0)+IF([.D25]=&quot;Y&quot;;0;4)+3;4)" office:value-type="float" office:value="0"/>
          </table:previous>
        </table:cell-content-change>
        <table:cell-content-change table:id="ct910">
          <table:cell-address table:column="11" table:row="24" table:table="0"/>
          <office:change-info>
            <dc:creator>Mike </dc:creator>
            <dc:date>2011-08-04T12:39:13.87</dc:date>
          </office:change-info>
          <table:previous table:id="ct868">
            <table:change-track-table-cell table:cell-address="Sheet1.L25" table:formula="of:=DEC2HEX(#ref!27*256*16+HEX2DEC(#ref!27)*16+IF(#ref!27=&quot;Y&quot;;8;0)+IF([.D25]=&quot;Y&quot;;0;4)+3;4)" office:value-type="float" office:value="0"/>
          </table:previous>
        </table:cell-content-change>
        <table:cell-content-change table:id="ct911">
          <table:cell-address table:column="11" table:row="25" table:table="0"/>
          <office:change-info>
            <dc:creator>Mike </dc:creator>
            <dc:date>2011-08-04T12:39:13.87</dc:date>
          </office:change-info>
          <table:previous table:id="ct869">
            <table:change-track-table-cell table:cell-address="Sheet1.L26" table:formula="of:=DEC2HEX(#ref!28*256*16+HEX2DEC(#ref!28)*16+IF(#ref!28=&quot;Y&quot;;8;0)+IF([.D26]=&quot;Y&quot;;0;4)+3;4)" office:value-type="float" office:value="0"/>
          </table:previous>
        </table:cell-content-change>
        <table:cell-content-change table:id="ct912">
          <table:cell-address table:column="11" table:row="26" table:table="0"/>
          <office:change-info>
            <dc:creator>Mike </dc:creator>
            <dc:date>2011-08-04T12:39:13.87</dc:date>
          </office:change-info>
          <table:previous table:id="ct870">
            <table:change-track-table-cell table:cell-address="Sheet1.L27" table:formula="of:=DEC2HEX(#ref!29*256*16+HEX2DEC(#ref!29)*16+IF(#ref!29=&quot;Y&quot;;8;0)+IF([.D27]=&quot;Y&quot;;0;4)+3;4)" office:value-type="float" office:value="0"/>
          </table:previous>
        </table:cell-content-change>
        <table:cell-content-change table:id="ct913">
          <table:cell-address table:column="11" table:row="27" table:table="0"/>
          <office:change-info>
            <dc:creator>Mike </dc:creator>
            <dc:date>2011-08-04T12:39:13.87</dc:date>
          </office:change-info>
          <table:previous table:id="ct871">
            <table:change-track-table-cell table:cell-address="Sheet1.L28" table:formula="of:=DEC2HEX(#ref!30*256*16+HEX2DEC(#ref!30)*16+IF(#ref!30=&quot;Y&quot;;8;0)+IF([.D28]=&quot;Y&quot;;0;4)+3;4)" office:value-type="float" office:value="0"/>
          </table:previous>
        </table:cell-content-change>
        <table:cell-content-change table:id="ct914">
          <table:cell-address table:column="11" table:row="28" table:table="0"/>
          <office:change-info>
            <dc:creator>Mike </dc:creator>
            <dc:date>2011-08-04T12:39:13.87</dc:date>
          </office:change-info>
          <table:previous table:id="ct872">
            <table:change-track-table-cell table:cell-address="Sheet1.L29" table:formula="of:=DEC2HEX(#ref!31*256*16+HEX2DEC(#ref!31)*16+IF(#ref!31=&quot;Y&quot;;8;0)+IF([.D29]=&quot;Y&quot;;0;4)+3;4)" office:value-type="float" office:value="0"/>
          </table:previous>
        </table:cell-content-change>
        <table:cell-content-change table:id="ct915">
          <table:cell-address table:column="11" table:row="29" table:table="0"/>
          <office:change-info>
            <dc:creator>Mike </dc:creator>
            <dc:date>2011-08-04T12:39:13.87</dc:date>
          </office:change-info>
          <table:previous table:id="ct873">
            <table:change-track-table-cell table:cell-address="Sheet1.L30" table:formula="of:=DEC2HEX(#ref!32*256*16+HEX2DEC(#ref!32)*16+IF(#ref!32=&quot;Y&quot;;8;0)+IF([.D30]=&quot;Y&quot;;0;4)+3;4)" office:value-type="float" office:value="0"/>
          </table:previous>
        </table:cell-content-change>
        <table:cell-content-change table:id="ct916">
          <table:cell-address table:column="11" table:row="30" table:table="0"/>
          <office:change-info>
            <dc:creator>Mike </dc:creator>
            <dc:date>2011-08-04T12:39:13.87</dc:date>
          </office:change-info>
          <table:previous table:id="ct874">
            <table:change-track-table-cell table:cell-address="Sheet1.L31" table:formula="of:=DEC2HEX(#ref!33*256*16+HEX2DEC(#ref!33)*16+IF(#ref!33=&quot;Y&quot;;8;0)+IF([.D31]=&quot;Y&quot;;0;4)+3;4)" office:value-type="float" office:value="0"/>
          </table:previous>
        </table:cell-content-change>
        <table:cell-content-change table:id="ct917">
          <table:cell-address table:column="11" table:row="31" table:table="0"/>
          <office:change-info>
            <dc:creator>Mike </dc:creator>
            <dc:date>2011-08-04T12:39:13.87</dc:date>
          </office:change-info>
          <table:previous table:id="ct875">
            <table:change-track-table-cell table:cell-address="Sheet1.L32" table:formula="of:=DEC2HEX(#ref!34*256*16+HEX2DEC(#ref!34)*16+IF(#ref!34=&quot;Y&quot;;8;0)+IF([.D32]=&quot;Y&quot;;0;4)+3;4)" office:value-type="float" office:value="0"/>
          </table:previous>
        </table:cell-content-change>
        <table:cell-content-change table:id="ct918">
          <table:cell-address table:column="11" table:row="34" table:table="0"/>
          <office:change-info>
            <dc:creator>Mike </dc:creator>
            <dc:date>2011-08-04T12:39:13.87</dc:date>
          </office:change-info>
          <table:previous table:id="ct876">
            <table:change-track-table-cell table:cell-address="Sheet1.L35" table:formula="of:=DEC2HEX(#ref!35*256*16+HEX2DEC(#ref!35)*16+IF(#ref!35=&quot;Y&quot;;8;0)+IF([.D35]=&quot;Y&quot;;0;4)+3;4)" office:value-type="float" office:value="0"/>
          </table:previous>
        </table:cell-content-change>
        <table:cell-content-change table:id="ct919">
          <table:cell-address table:column="11" table:row="35" table:table="0"/>
          <office:change-info>
            <dc:creator>Mike </dc:creator>
            <dc:date>2011-08-04T12:39:13.87</dc:date>
          </office:change-info>
          <table:previous table:id="ct877">
            <table:change-track-table-cell table:cell-address="Sheet1.L36" table:formula="of:=DEC2HEX(#ref!36*256*16+HEX2DEC(#ref!36)*16+IF(#ref!36=&quot;Y&quot;;8;0)+IF([.D36]=&quot;Y&quot;;0;4)+3;4)" office:value-type="float" office:value="0"/>
          </table:previous>
        </table:cell-content-change>
        <table:cell-content-change table:id="ct920">
          <table:cell-address table:column="11" table:row="36" table:table="0"/>
          <office:change-info>
            <dc:creator>Mike </dc:creator>
            <dc:date>2011-08-04T12:39:13.87</dc:date>
          </office:change-info>
          <table:previous table:id="ct878">
            <table:change-track-table-cell table:cell-address="Sheet1.L37" table:formula="of:=DEC2HEX(#ref!37*256*16+HEX2DEC(#ref!37)*16+IF(#ref!37=&quot;Y&quot;;8;0)+IF([.D37]=&quot;Y&quot;;0;4)+3;4)" office:value-type="float" office:value="0"/>
          </table:previous>
        </table:cell-content-change>
        <table:cell-content-change table:id="ct921">
          <table:cell-address table:column="11" table:row="37" table:table="0"/>
          <office:change-info>
            <dc:creator>Mike </dc:creator>
            <dc:date>2011-08-04T12:39:13.87</dc:date>
          </office:change-info>
          <table:previous table:id="ct879">
            <table:change-track-table-cell table:cell-address="Sheet1.L38" table:formula="of:=DEC2HEX(#ref!38*256*16+HEX2DEC(#ref!38)*16+IF(#ref!38=&quot;Y&quot;;8;0)+IF([.D38]=&quot;Y&quot;;0;4)+3;4)" office:value-type="float" office:value="0"/>
          </table:previous>
        </table:cell-content-change>
        <table:cell-content-change table:id="ct922">
          <table:cell-address table:column="11" table:row="37" table:table="0"/>
          <office:change-info>
            <dc:creator>Mike </dc:creator>
            <dc:date>2011-08-04T12:39:13.87</dc:date>
          </office:change-info>
          <table:previous table:id="ct880">
            <table:change-track-table-cell table:cell-address="Sheet1.L38" table:formula="of:=DEC2HEX(#ref!39*256*16+HEX2DEC(#ref!39)*16+IF(#ref!39=&quot;Y&quot;;8;0)+IF([.D38]=&quot;Y&quot;;0;4)+3;4)" office:value-type="float" office:value="0"/>
          </table:previous>
        </table:cell-content-change>
        <table:cell-content-change table:id="ct923">
          <table:cell-address table:column="11" table:row="38" table:table="0"/>
          <office:change-info>
            <dc:creator>Mike </dc:creator>
            <dc:date>2011-08-04T12:39:13.87</dc:date>
          </office:change-info>
          <table:previous table:id="ct881">
            <table:change-track-table-cell table:cell-address="Sheet1.L39" table:formula="of:=DEC2HEX(#ref!40*256*16+HEX2DEC(#ref!40)*16+IF(#ref!40=&quot;Y&quot;;8;0)+IF([.D39]=&quot;Y&quot;;0;4)+3;4)" office:value-type="float" office:value="0"/>
          </table:previous>
        </table:cell-content-change>
        <table:cell-content-change table:id="ct924">
          <table:cell-address table:column="11" table:row="39" table:table="0"/>
          <office:change-info>
            <dc:creator>Mike </dc:creator>
            <dc:date>2011-08-04T12:39:13.87</dc:date>
          </office:change-info>
          <table:previous table:id="ct882">
            <table:change-track-table-cell table:cell-address="Sheet1.L40" table:formula="of:=DEC2HEX(#ref!41*256*16+HEX2DEC(#ref!41)*16+IF(#ref!41=&quot;Y&quot;;8;0)+IF([.D40]=&quot;Y&quot;;0;4)+3;4)" office:value-type="float" office:value="0"/>
          </table:previous>
        </table:cell-content-change>
        <table:cell-content-change table:id="ct925">
          <table:cell-address table:column="11" table:row="40" table:table="0"/>
          <office:change-info>
            <dc:creator>Mike </dc:creator>
            <dc:date>2011-08-04T12:39:13.87</dc:date>
          </office:change-info>
          <table:previous table:id="ct883">
            <table:change-track-table-cell table:cell-address="Sheet1.L41" table:formula="of:=DEC2HEX(#ref!42*256*16+HEX2DEC(#ref!42)*16+IF(#ref!42=&quot;Y&quot;;8;0)+IF([.D41]=&quot;Y&quot;;0;4)+3;4)" office:value-type="float" office:value="0"/>
          </table:previous>
        </table:cell-content-change>
        <table:cell-content-change table:id="ct926">
          <table:cell-address table:column="11" table:row="41" table:table="0"/>
          <office:change-info>
            <dc:creator>Mike </dc:creator>
            <dc:date>2011-08-04T12:39:13.87</dc:date>
          </office:change-info>
          <table:previous table:id="ct884">
            <table:change-track-table-cell table:cell-address="Sheet1.L42" table:formula="of:=DEC2HEX(#ref!43*256*16+HEX2DEC(#ref!43)*16+IF(#ref!43=&quot;Y&quot;;8;0)+IF([.D42]=&quot;Y&quot;;0;4)+3;4)" office:value-type="float" office:value="0"/>
          </table:previous>
        </table:cell-content-change>
        <table:cell-content-change table:id="ct927">
          <table:cell-address table:column="11" table:row="42" table:table="0"/>
          <office:change-info>
            <dc:creator>Mike </dc:creator>
            <dc:date>2011-08-04T12:39:13.87</dc:date>
          </office:change-info>
          <table:previous table:id="ct885">
            <table:change-track-table-cell table:cell-address="Sheet1.L43" table:formula="of:=DEC2HEX(#ref!44*256*16+HEX2DEC(#ref!44)*16+IF(#ref!44=&quot;Y&quot;;8;0)+IF([.D43]=&quot;Y&quot;;0;4)+3;4)" office:value-type="float" office:value="0"/>
          </table:previous>
        </table:cell-content-change>
        <table:cell-content-change table:id="ct928">
          <table:cell-address table:column="11" table:row="43" table:table="0"/>
          <office:change-info>
            <dc:creator>Mike </dc:creator>
            <dc:date>2011-08-04T12:39:13.87</dc:date>
          </office:change-info>
          <table:previous table:id="ct886">
            <table:change-track-table-cell table:cell-address="Sheet1.L44" table:formula="of:=DEC2HEX(#ref!45*256*16+HEX2DEC(#ref!45)*16+IF(#ref!45=&quot;Y&quot;;8;0)+IF([.D44]=&quot;Y&quot;;0;4)+3;4)" office:value-type="float" office:value="0"/>
          </table:previous>
        </table:cell-content-change>
        <table:cell-content-change table:id="ct929">
          <table:cell-address table:column="11" table:row="44" table:table="0"/>
          <office:change-info>
            <dc:creator>Mike </dc:creator>
            <dc:date>2011-08-04T12:39:13.87</dc:date>
          </office:change-info>
          <table:previous table:id="ct887">
            <table:change-track-table-cell table:cell-address="Sheet1.L45" table:formula="of:=DEC2HEX(#ref!46*256*16+HEX2DEC(#ref!46)*16+IF(#ref!46=&quot;Y&quot;;8;0)+IF([.D45]=&quot;Y&quot;;0;4)+3;4)" office:value-type="float" office:value="0"/>
          </table:previous>
        </table:cell-content-change>
        <table:cell-content-change table:id="ct930">
          <table:cell-address table:column="11" table:row="45" table:table="0"/>
          <office:change-info>
            <dc:creator>Mike </dc:creator>
            <dc:date>2011-08-04T12:39:13.87</dc:date>
          </office:change-info>
          <table:previous table:id="ct888">
            <table:change-track-table-cell table:cell-address="Sheet1.L46" table:formula="of:=DEC2HEX(#ref!47*256*16+HEX2DEC(#ref!47)*16+IF(#ref!47=&quot;Y&quot;;8;0)+IF([.D46]=&quot;Y&quot;;0;4)+3;4)" office:value-type="float" office:value="0"/>
          </table:previous>
        </table:cell-content-change>
        <table:cell-content-change table:id="ct931">
          <table:cell-address table:column="11" table:row="46" table:table="0"/>
          <office:change-info>
            <dc:creator>Mike </dc:creator>
            <dc:date>2011-08-04T12:39:13.87</dc:date>
          </office:change-info>
          <table:previous table:id="ct889">
            <table:change-track-table-cell table:cell-address="Sheet1.L47" table:formula="of:=DEC2HEX(#ref!48*256*16+HEX2DEC(#ref!48)*16+IF(#ref!48=&quot;Y&quot;;8;0)+IF([.D47]=&quot;Y&quot;;0;4)+3;4)" office:value-type="float" office:value="0"/>
          </table:previous>
        </table:cell-content-change>
        <table:cell-content-change table:id="ct932">
          <table:cell-address table:column="11" table:row="47" table:table="0"/>
          <office:change-info>
            <dc:creator>Mike </dc:creator>
            <dc:date>2011-08-04T12:39:13.87</dc:date>
          </office:change-info>
          <table:previous table:id="ct890">
            <table:change-track-table-cell table:cell-address="Sheet1.L48" table:formula="of:=DEC2HEX(#ref!49*256*16+HEX2DEC(#ref!49)*16+IF(#ref!49=&quot;Y&quot;;8;0)+IF([.D48]=&quot;Y&quot;;0;4)+3;4)" office:value-type="float" office:value="0"/>
          </table:previous>
        </table:cell-content-change>
        <table:cell-content-change table:id="ct933">
          <table:cell-address table:column="11" table:row="48" table:table="0"/>
          <office:change-info>
            <dc:creator>Mike </dc:creator>
            <dc:date>2011-08-04T12:39:13.87</dc:date>
          </office:change-info>
          <table:previous table:id="ct891">
            <table:change-track-table-cell table:cell-address="Sheet1.L49" table:formula="of:=DEC2HEX(#ref!50*256*16+HEX2DEC(#ref!50)*16+IF(#ref!50=&quot;Y&quot;;8;0)+IF([.D49]=&quot;Y&quot;;0;4)+3;4)" office:value-type="float" office:value="0"/>
          </table:previous>
        </table:cell-content-change>
        <table:cell-content-change table:id="ct934">
          <table:cell-address table:column="11" table:row="49" table:table="0"/>
          <office:change-info>
            <dc:creator>Mike </dc:creator>
            <dc:date>2011-08-04T12:39:13.87</dc:date>
          </office:change-info>
          <table:previous table:id="ct892">
            <table:change-track-table-cell table:cell-address="Sheet1.L50" table:formula="of:=DEC2HEX(#ref!51*256*16+HEX2DEC(#ref!51)*16+IF(#ref!51=&quot;Y&quot;;8;0)+IF([.D50]=&quot;Y&quot;;0;4)+3;4)" office:value-type="float" office:value="0"/>
          </table:previous>
        </table:cell-content-change>
        <table:deletion table:id="ct935" table:type="column" table:position="11" table:table="0">
          <office:change-info>
            <dc:creator>Mike </dc:creator>
            <dc:date>2011-08-04T12:39:21.74</dc:date>
          </office:change-info>
          <table:deletions>
            <table:cell-content-deletion>
              <table:cell-address table:column="11" table:row="3" table:table="0"/>
              <table:change-track-table-cell office:value-type="string">
                <text:p>Flag bit A</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L31" table:formula="of:=IF([.C31]=&quot;Y&quot;; &quot;Y&quot;; &quot;&quot;)" office:value-type="string">
                <text:p>Y</text:p>
              </table:change-track-table-cell>
            </table:cell-content-deletion>
            <table:cell-content-deletion table:id="ct428">
              <table:change-track-table-cell table:cell-address="Sheet1.L30" table:formula="of:=IF([.C30]=&quot;Y&quot;; &quot;Y&quot;; &quot;&quot;)" office:value-type="string">
                <text:p>Y</text:p>
              </table:change-track-table-cell>
            </table:cell-content-deletion>
            <table:cell-content-deletion table:id="ct427">
              <table:change-track-table-cell table:cell-address="Sheet1.L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L26" table:formula="of:=IF([.C26]=&quot;Y&quot;; &quot;Y&quot;; &quot;&quot;)" office:value-type="string">
                <text:p>Y</text:p>
              </table:change-track-table-cell>
            </table:cell-content-deletion>
            <table:cell-content-deletion table:id="ct424">
              <table:change-track-table-cell table:cell-address="Sheet1.L25" table:formula="of:=IF([.C25]=&quot;Y&quot;; &quot;Y&quot;; &quot;&quot;)" office:value-type="string">
                <text:p>Y</text:p>
              </table:change-track-table-cell>
            </table:cell-content-deletion>
            <table:cell-content-deletion table:id="ct422">
              <table:change-track-table-cell table:cell-address="Sheet1.L23" table:formula="of:=IF([.C23]=&quot;Y&quot;; &quot;Y&quot;; &quot;&quot;)" office:value-type="string">
                <text:p>Y</text:p>
              </table:change-track-table-cell>
            </table:cell-content-deletion>
            <table:cell-content-deletion table:id="ct421">
              <table:change-track-table-cell table:cell-address="Sheet1.L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L13" table:formula="of:=IF([.C13]=&quot;Y&quot;; &quot;Y&quot;; &quot;&quot;)" office:value-type="string"/>
            </table:cell-content-deletion>
            <table:cell-content-deletion table:id="ct419">
              <table:change-track-table-cell table:cell-address="Sheet1.L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L27" table:formula="of:=IF([.C27]=&quot;Y&quot;; &quot;Y&quot;; &quot;&quot;)" office:value-type="string">
                <text:p>Y</text:p>
              </table:change-track-table-cell>
            </table:cell-content-deletion>
            <table:cell-content-deletion table:id="ct423">
              <table:change-track-table-cell table:cell-address="Sheet1.L24" table:formula="of:=IF([.C24]=&quot;Y&quot;; &quot;Y&quot;; &quot;&quot;)" office:value-type="string">
                <text:p>Y</text:p>
              </table:change-track-table-cell>
            </table:cell-content-deletion>
            <table:cell-content-deletion table:id="ct418">
              <table:change-track-table-cell table:cell-address="Sheet1.L10" table:formula="of:=IF([.C10]=&quot;Y&quot;; &quot;Y&quot;; &quot;&quot;)" office:value-type="string"/>
            </table:cell-content-deletion>
            <table:change-deletion table:id="ct33"/>
          </table:deletions>
        </table:deletion>
        <table:cell-content-change table:id="ct936">
          <table:cell-address table:column="11" table:row="9" table:table="0"/>
          <office:change-info>
            <dc:creator>Mike </dc:creator>
            <dc:date>2011-08-04T12:39:58.72</dc:date>
          </office:change-info>
          <table:previous table:id="ct894">
            <table:change-track-table-cell table:cell-address="Sheet1.L10" table:formula="of:=DEC2HEX(#ref!12*256*16+HEX2DEC(#ref!12)*16+IF([.C10]=&quot;Y&quot;;8;0)+IF([.D10]=&quot;Y&quot;;0;4)+3;4)" office:value-type="float" office:value="0"/>
          </table:previous>
        </table:cell-content-change>
        <table:cell-content-change table:id="ct937">
          <table:cell-address table:column="11" table:row="10" table:table="0"/>
          <office:change-info>
            <dc:creator>Mike </dc:creator>
            <dc:date>2011-08-04T12:40:04.72</dc:date>
          </office:change-info>
          <table:previous table:id="ct895">
            <table:change-track-table-cell table:cell-address="Sheet1.L11" table:formula="of:=DEC2HEX(#ref!13*256*16+HEX2DEC(#ref!13)*16+IF([.C11]=&quot;Y&quot;;8;0)+IF([.D11]=&quot;Y&quot;;0;4)+3;4)" office:value-type="float" office:value="0"/>
          </table:previous>
        </table:cell-content-change>
        <table:cell-content-change table:id="ct938">
          <table:cell-address table:column="11" table:row="11" table:table="0"/>
          <office:change-info>
            <dc:creator>Mike </dc:creator>
            <dc:date>2011-08-04T12:40:04.72</dc:date>
          </office:change-info>
          <table:previous table:id="ct896">
            <table:change-track-table-cell table:cell-address="Sheet1.L12" table:formula="of:=DEC2HEX(#ref!14*256*16+HEX2DEC(#ref!14)*16+IF([.C12]=&quot;Y&quot;;8;0)+IF([.D12]=&quot;Y&quot;;0;4)+3;4)" office:value-type="float" office:value="0"/>
          </table:previous>
        </table:cell-content-change>
        <table:cell-content-change table:id="ct939">
          <table:cell-address table:column="11" table:row="12" table:table="0"/>
          <office:change-info>
            <dc:creator>Mike </dc:creator>
            <dc:date>2011-08-04T12:40:04.72</dc:date>
          </office:change-info>
          <table:previous table:id="ct897">
            <table:change-track-table-cell table:cell-address="Sheet1.L13" table:formula="of:=DEC2HEX(#ref!15*256*16+HEX2DEC(#ref!15)*16+IF([.C13]=&quot;Y&quot;;8;0)+IF([.D13]=&quot;Y&quot;;0;4)+3;4)" office:value-type="float" office:value="0"/>
          </table:previous>
        </table:cell-content-change>
        <table:cell-content-change table:id="ct940">
          <table:cell-address table:column="11" table:row="13" table:table="0"/>
          <office:change-info>
            <dc:creator>Mike </dc:creator>
            <dc:date>2011-08-04T12:40:04.72</dc:date>
          </office:change-info>
          <table:previous table:id="ct898">
            <table:change-track-table-cell table:cell-address="Sheet1.L14" table:formula="of:=DEC2HEX(#ref!16*256*16+HEX2DEC(#ref!16)*16+IF([.C14]=&quot;Y&quot;;8;0)+IF([.D14]=&quot;Y&quot;;0;4)+3;4)" office:value-type="float" office:value="0"/>
          </table:previous>
        </table:cell-content-change>
        <table:cell-content-change table:id="ct941">
          <table:cell-address table:column="11" table:row="14" table:table="0"/>
          <office:change-info>
            <dc:creator>Mike </dc:creator>
            <dc:date>2011-08-04T12:40:04.72</dc:date>
          </office:change-info>
          <table:previous table:id="ct899">
            <table:change-track-table-cell table:cell-address="Sheet1.L15" table:formula="of:=DEC2HEX(#ref!17*256*16+HEX2DEC(#ref!17)*16+IF([.C15]=&quot;Y&quot;;8;0)+IF([.D15]=&quot;Y&quot;;0;4)+3;4)" office:value-type="float" office:value="0"/>
          </table:previous>
        </table:cell-content-change>
        <table:cell-content-change table:id="ct942">
          <table:cell-address table:column="11" table:row="15" table:table="0"/>
          <office:change-info>
            <dc:creator>Mike </dc:creator>
            <dc:date>2011-08-04T12:40:04.72</dc:date>
          </office:change-info>
          <table:previous table:id="ct900">
            <table:change-track-table-cell table:cell-address="Sheet1.L16" table:formula="of:=DEC2HEX(#ref!18*256*16+HEX2DEC(#ref!18)*16+IF([.C16]=&quot;Y&quot;;8;0)+IF([.D16]=&quot;Y&quot;;0;4)+3;4)" office:value-type="float" office:value="0"/>
          </table:previous>
        </table:cell-content-change>
        <table:cell-content-change table:id="ct943">
          <table:cell-address table:column="11" table:row="16" table:table="0"/>
          <office:change-info>
            <dc:creator>Mike </dc:creator>
            <dc:date>2011-08-04T12:40:04.72</dc:date>
          </office:change-info>
          <table:previous table:id="ct901">
            <table:change-track-table-cell table:cell-address="Sheet1.L17" table:formula="of:=DEC2HEX(#ref!19*256*16+HEX2DEC(#ref!19)*16+IF([.C17]=&quot;Y&quot;;8;0)+IF([.D17]=&quot;Y&quot;;0;4)+3;4)" office:value-type="float" office:value="0"/>
          </table:previous>
        </table:cell-content-change>
        <table:cell-content-change table:id="ct944">
          <table:cell-address table:column="11" table:row="17" table:table="0"/>
          <office:change-info>
            <dc:creator>Mike </dc:creator>
            <dc:date>2011-08-04T12:40:04.72</dc:date>
          </office:change-info>
          <table:previous table:id="ct902">
            <table:change-track-table-cell table:cell-address="Sheet1.L18" table:formula="of:=DEC2HEX(#ref!20*256*16+HEX2DEC(#ref!20)*16+IF([.C18]=&quot;Y&quot;;8;0)+IF([.D18]=&quot;Y&quot;;0;4)+3;4)" office:value-type="float" office:value="0"/>
          </table:previous>
        </table:cell-content-change>
        <table:cell-content-change table:id="ct945">
          <table:cell-address table:column="11" table:row="18" table:table="0"/>
          <office:change-info>
            <dc:creator>Mike </dc:creator>
            <dc:date>2011-08-04T12:40:04.72</dc:date>
          </office:change-info>
          <table:previous table:id="ct903">
            <table:change-track-table-cell table:cell-address="Sheet1.L19" table:formula="of:=DEC2HEX(#ref!21*256*16+HEX2DEC(#ref!21)*16+IF([.C19]=&quot;Y&quot;;8;0)+IF([.D19]=&quot;Y&quot;;0;4)+3;4)" office:value-type="float" office:value="0"/>
          </table:previous>
        </table:cell-content-change>
        <table:cell-content-change table:id="ct946">
          <table:cell-address table:column="11" table:row="19" table:table="0"/>
          <office:change-info>
            <dc:creator>Mike </dc:creator>
            <dc:date>2011-08-04T12:40:04.72</dc:date>
          </office:change-info>
          <table:previous table:id="ct904">
            <table:change-track-table-cell table:cell-address="Sheet1.L20" table:formula="of:=DEC2HEX(#ref!22*256*16+HEX2DEC(#ref!22)*16+IF([.C20]=&quot;Y&quot;;8;0)+IF([.D20]=&quot;Y&quot;;0;4)+3;4)" office:value-type="float" office:value="0"/>
          </table:previous>
        </table:cell-content-change>
        <table:cell-content-change table:id="ct947">
          <table:cell-address table:column="11" table:row="20" table:table="0"/>
          <office:change-info>
            <dc:creator>Mike </dc:creator>
            <dc:date>2011-08-04T12:40:04.72</dc:date>
          </office:change-info>
          <table:previous table:id="ct905">
            <table:change-track-table-cell table:cell-address="Sheet1.L21" table:formula="of:=DEC2HEX(#ref!23*256*16+HEX2DEC(#ref!23)*16+IF([.C21]=&quot;Y&quot;;8;0)+IF([.D21]=&quot;Y&quot;;0;4)+3;4)" office:value-type="float" office:value="0"/>
          </table:previous>
        </table:cell-content-change>
        <table:cell-content-change table:id="ct948">
          <table:cell-address table:column="11" table:row="21" table:table="0"/>
          <office:change-info>
            <dc:creator>Mike </dc:creator>
            <dc:date>2011-08-04T12:40:04.72</dc:date>
          </office:change-info>
          <table:previous table:id="ct906">
            <table:change-track-table-cell table:cell-address="Sheet1.L22" table:formula="of:=DEC2HEX(#ref!24*256*16+HEX2DEC(#ref!24)*16+IF([.C22]=&quot;Y&quot;;8;0)+IF([.D22]=&quot;Y&quot;;0;4)+3;4)" office:value-type="float" office:value="0"/>
          </table:previous>
        </table:cell-content-change>
        <table:cell-content-change table:id="ct949">
          <table:cell-address table:column="11" table:row="22" table:table="0"/>
          <office:change-info>
            <dc:creator>Mike </dc:creator>
            <dc:date>2011-08-04T12:40:04.72</dc:date>
          </office:change-info>
          <table:previous table:id="ct907">
            <table:change-track-table-cell table:cell-address="Sheet1.L23" table:formula="of:=DEC2HEX(#ref!25*256*16+HEX2DEC(#ref!25)*16+IF([.C23]=&quot;Y&quot;;8;0)+IF([.D23]=&quot;Y&quot;;0;4)+3;4)" office:value-type="float" office:value="0"/>
          </table:previous>
        </table:cell-content-change>
        <table:cell-content-change table:id="ct950">
          <table:cell-address table:column="11" table:row="23" table:table="0"/>
          <office:change-info>
            <dc:creator>Mike </dc:creator>
            <dc:date>2011-08-04T12:40:04.72</dc:date>
          </office:change-info>
          <table:previous table:id="ct908">
            <table:change-track-table-cell table:cell-address="Sheet1.L24" table:formula="of:=DEC2HEX(#ref!26*256*16+HEX2DEC(#ref!26)*16+IF([.C24]=&quot;Y&quot;;8;0)+IF([.D24]=&quot;Y&quot;;0;4)+3;4)" office:value-type="float" office:value="0"/>
          </table:previous>
        </table:cell-content-change>
        <table:cell-content-change table:id="ct951">
          <table:cell-address table:column="11" table:row="24" table:table="0"/>
          <office:change-info>
            <dc:creator>Mike </dc:creator>
            <dc:date>2011-08-04T12:40:04.72</dc:date>
          </office:change-info>
          <table:previous table:id="ct909">
            <table:change-track-table-cell table:cell-address="Sheet1.L25" table:formula="of:=DEC2HEX(#ref!27*256*16+HEX2DEC(#ref!27)*16+IF([.C25]=&quot;Y&quot;;8;0)+IF([.D25]=&quot;Y&quot;;0;4)+3;4)" office:value-type="float" office:value="0"/>
          </table:previous>
        </table:cell-content-change>
        <table:cell-content-change table:id="ct952">
          <table:cell-address table:column="11" table:row="24" table:table="0"/>
          <office:change-info>
            <dc:creator>Mike </dc:creator>
            <dc:date>2011-08-04T12:40:04.72</dc:date>
          </office:change-info>
          <table:previous table:id="ct910">
            <table:change-track-table-cell table:cell-address="Sheet1.L25" table:formula="of:=DEC2HEX(#ref!27*256*16+HEX2DEC(#ref!27)*16+IF([.C25]=&quot;Y&quot;;8;0)+IF([.D25]=&quot;Y&quot;;0;4)+3;4)" office:value-type="float" office:value="0"/>
          </table:previous>
        </table:cell-content-change>
        <table:cell-content-change table:id="ct953">
          <table:cell-address table:column="11" table:row="25" table:table="0"/>
          <office:change-info>
            <dc:creator>Mike </dc:creator>
            <dc:date>2011-08-04T12:40:04.72</dc:date>
          </office:change-info>
          <table:previous table:id="ct911">
            <table:change-track-table-cell table:cell-address="Sheet1.L26" table:formula="of:=DEC2HEX(#ref!28*256*16+HEX2DEC(#ref!28)*16+IF([.C26]=&quot;Y&quot;;8;0)+IF([.D26]=&quot;Y&quot;;0;4)+3;4)" office:value-type="float" office:value="0"/>
          </table:previous>
        </table:cell-content-change>
        <table:cell-content-change table:id="ct954">
          <table:cell-address table:column="11" table:row="26" table:table="0"/>
          <office:change-info>
            <dc:creator>Mike </dc:creator>
            <dc:date>2011-08-04T12:40:04.72</dc:date>
          </office:change-info>
          <table:previous table:id="ct912">
            <table:change-track-table-cell table:cell-address="Sheet1.L27" table:formula="of:=DEC2HEX(#ref!29*256*16+HEX2DEC(#ref!29)*16+IF([.C27]=&quot;Y&quot;;8;0)+IF([.D27]=&quot;Y&quot;;0;4)+3;4)" office:value-type="float" office:value="0"/>
          </table:previous>
        </table:cell-content-change>
        <table:cell-content-change table:id="ct955">
          <table:cell-address table:column="11" table:row="27" table:table="0"/>
          <office:change-info>
            <dc:creator>Mike </dc:creator>
            <dc:date>2011-08-04T12:40:04.72</dc:date>
          </office:change-info>
          <table:previous table:id="ct913">
            <table:change-track-table-cell table:cell-address="Sheet1.L28" table:formula="of:=DEC2HEX(#ref!30*256*16+HEX2DEC(#ref!30)*16+IF([.C28]=&quot;Y&quot;;8;0)+IF([.D28]=&quot;Y&quot;;0;4)+3;4)" office:value-type="float" office:value="0"/>
          </table:previous>
        </table:cell-content-change>
        <table:cell-content-change table:id="ct956">
          <table:cell-address table:column="11" table:row="28" table:table="0"/>
          <office:change-info>
            <dc:creator>Mike </dc:creator>
            <dc:date>2011-08-04T12:40:04.72</dc:date>
          </office:change-info>
          <table:previous table:id="ct914">
            <table:change-track-table-cell table:cell-address="Sheet1.L29" table:formula="of:=DEC2HEX(#ref!31*256*16+HEX2DEC(#ref!31)*16+IF([.C29]=&quot;Y&quot;;8;0)+IF([.D29]=&quot;Y&quot;;0;4)+3;4)" office:value-type="float" office:value="0"/>
          </table:previous>
        </table:cell-content-change>
        <table:cell-content-change table:id="ct957">
          <table:cell-address table:column="11" table:row="29" table:table="0"/>
          <office:change-info>
            <dc:creator>Mike </dc:creator>
            <dc:date>2011-08-04T12:40:04.72</dc:date>
          </office:change-info>
          <table:previous table:id="ct915">
            <table:change-track-table-cell table:cell-address="Sheet1.L30" table:formula="of:=DEC2HEX(#ref!32*256*16+HEX2DEC(#ref!32)*16+IF([.C30]=&quot;Y&quot;;8;0)+IF([.D30]=&quot;Y&quot;;0;4)+3;4)" office:value-type="float" office:value="0"/>
          </table:previous>
        </table:cell-content-change>
        <table:cell-content-change table:id="ct958">
          <table:cell-address table:column="11" table:row="30" table:table="0"/>
          <office:change-info>
            <dc:creator>Mike </dc:creator>
            <dc:date>2011-08-04T12:40:04.72</dc:date>
          </office:change-info>
          <table:previous table:id="ct916">
            <table:change-track-table-cell table:cell-address="Sheet1.L31" table:formula="of:=DEC2HEX(#ref!33*256*16+HEX2DEC(#ref!33)*16+IF([.C31]=&quot;Y&quot;;8;0)+IF([.D31]=&quot;Y&quot;;0;4)+3;4)" office:value-type="float" office:value="0"/>
          </table:previous>
        </table:cell-content-change>
        <table:cell-content-change table:id="ct959">
          <table:cell-address table:column="11" table:row="31" table:table="0"/>
          <office:change-info>
            <dc:creator>Mike </dc:creator>
            <dc:date>2011-08-04T12:40:04.72</dc:date>
          </office:change-info>
          <table:previous table:id="ct917">
            <table:change-track-table-cell table:cell-address="Sheet1.L32" table:formula="of:=DEC2HEX(#ref!34*256*16+HEX2DEC(#ref!34)*16+IF([.C32]=&quot;Y&quot;;8;0)+IF([.D32]=&quot;Y&quot;;0;4)+3;4)" office:value-type="float" office:value="0"/>
          </table:previous>
        </table:cell-content-change>
        <table:cell-content-change table:id="ct960">
          <table:cell-address table:column="11" table:row="34" table:table="0"/>
          <office:change-info>
            <dc:creator>Mike </dc:creator>
            <dc:date>2011-08-04T12:40:04.72</dc:date>
          </office:change-info>
          <table:previous table:id="ct918">
            <table:change-track-table-cell table:cell-address="Sheet1.L35" table:formula="of:=DEC2HEX(#ref!35*256*16+HEX2DEC(#ref!35)*16+IF([.C35]=&quot;Y&quot;;8;0)+IF([.D35]=&quot;Y&quot;;0;4)+3;4)" office:value-type="float" office:value="0"/>
          </table:previous>
        </table:cell-content-change>
        <table:cell-content-change table:id="ct961">
          <table:cell-address table:column="11" table:row="35" table:table="0"/>
          <office:change-info>
            <dc:creator>Mike </dc:creator>
            <dc:date>2011-08-04T12:40:04.72</dc:date>
          </office:change-info>
          <table:previous table:id="ct919">
            <table:change-track-table-cell table:cell-address="Sheet1.L36" table:formula="of:=DEC2HEX(#ref!36*256*16+HEX2DEC(#ref!36)*16+IF([.C36]=&quot;Y&quot;;8;0)+IF([.D36]=&quot;Y&quot;;0;4)+3;4)" office:value-type="float" office:value="0"/>
          </table:previous>
        </table:cell-content-change>
        <table:cell-content-change table:id="ct962">
          <table:cell-address table:column="11" table:row="36" table:table="0"/>
          <office:change-info>
            <dc:creator>Mike </dc:creator>
            <dc:date>2011-08-04T12:40:04.72</dc:date>
          </office:change-info>
          <table:previous table:id="ct920">
            <table:change-track-table-cell table:cell-address="Sheet1.L37" table:formula="of:=DEC2HEX(#ref!37*256*16+HEX2DEC(#ref!37)*16+IF([.C37]=&quot;Y&quot;;8;0)+IF([.D37]=&quot;Y&quot;;0;4)+3;4)" office:value-type="float" office:value="0"/>
          </table:previous>
        </table:cell-content-change>
        <table:cell-content-change table:id="ct963">
          <table:cell-address table:column="11" table:row="37" table:table="0"/>
          <office:change-info>
            <dc:creator>Mike </dc:creator>
            <dc:date>2011-08-04T12:40:04.72</dc:date>
          </office:change-info>
          <table:previous table:id="ct921">
            <table:change-track-table-cell table:cell-address="Sheet1.L38" table:formula="of:=DEC2HEX(#ref!38*256*16+HEX2DEC(#ref!38)*16+IF([.C38]=&quot;Y&quot;;8;0)+IF([.D38]=&quot;Y&quot;;0;4)+3;4)" office:value-type="float" office:value="0"/>
          </table:previous>
        </table:cell-content-change>
        <table:cell-content-change table:id="ct964">
          <table:cell-address table:column="11" table:row="37" table:table="0"/>
          <office:change-info>
            <dc:creator>Mike </dc:creator>
            <dc:date>2011-08-04T12:40:04.72</dc:date>
          </office:change-info>
          <table:previous table:id="ct922">
            <table:change-track-table-cell table:cell-address="Sheet1.L38" table:formula="of:=DEC2HEX(#ref!39*256*16+HEX2DEC(#ref!39)*16+IF([.C38]=&quot;Y&quot;;8;0)+IF([.D38]=&quot;Y&quot;;0;4)+3;4)" office:value-type="float" office:value="0"/>
          </table:previous>
        </table:cell-content-change>
        <table:cell-content-change table:id="ct965">
          <table:cell-address table:column="11" table:row="38" table:table="0"/>
          <office:change-info>
            <dc:creator>Mike </dc:creator>
            <dc:date>2011-08-04T12:40:04.72</dc:date>
          </office:change-info>
          <table:previous table:id="ct923">
            <table:change-track-table-cell table:cell-address="Sheet1.L39" table:formula="of:=DEC2HEX(#ref!40*256*16+HEX2DEC(#ref!40)*16+IF([.C39]=&quot;Y&quot;;8;0)+IF([.D39]=&quot;Y&quot;;0;4)+3;4)" office:value-type="float" office:value="0"/>
          </table:previous>
        </table:cell-content-change>
        <table:cell-content-change table:id="ct966">
          <table:cell-address table:column="11" table:row="39" table:table="0"/>
          <office:change-info>
            <dc:creator>Mike </dc:creator>
            <dc:date>2011-08-04T12:40:04.72</dc:date>
          </office:change-info>
          <table:previous table:id="ct924">
            <table:change-track-table-cell table:cell-address="Sheet1.L40" table:formula="of:=DEC2HEX(#ref!41*256*16+HEX2DEC(#ref!41)*16+IF([.C40]=&quot;Y&quot;;8;0)+IF([.D40]=&quot;Y&quot;;0;4)+3;4)" office:value-type="float" office:value="0"/>
          </table:previous>
        </table:cell-content-change>
        <table:cell-content-change table:id="ct967">
          <table:cell-address table:column="11" table:row="40" table:table="0"/>
          <office:change-info>
            <dc:creator>Mike </dc:creator>
            <dc:date>2011-08-04T12:40:04.72</dc:date>
          </office:change-info>
          <table:previous table:id="ct925">
            <table:change-track-table-cell table:cell-address="Sheet1.L41" table:formula="of:=DEC2HEX(#ref!42*256*16+HEX2DEC(#ref!42)*16+IF([.C41]=&quot;Y&quot;;8;0)+IF([.D41]=&quot;Y&quot;;0;4)+3;4)" office:value-type="float" office:value="0"/>
          </table:previous>
        </table:cell-content-change>
        <table:cell-content-change table:id="ct968">
          <table:cell-address table:column="11" table:row="41" table:table="0"/>
          <office:change-info>
            <dc:creator>Mike </dc:creator>
            <dc:date>2011-08-04T12:40:04.72</dc:date>
          </office:change-info>
          <table:previous table:id="ct926">
            <table:change-track-table-cell table:cell-address="Sheet1.L42" table:formula="of:=DEC2HEX(#ref!43*256*16+HEX2DEC(#ref!43)*16+IF([.C42]=&quot;Y&quot;;8;0)+IF([.D42]=&quot;Y&quot;;0;4)+3;4)" office:value-type="float" office:value="0"/>
          </table:previous>
        </table:cell-content-change>
        <table:cell-content-change table:id="ct969">
          <table:cell-address table:column="11" table:row="42" table:table="0"/>
          <office:change-info>
            <dc:creator>Mike </dc:creator>
            <dc:date>2011-08-04T12:40:04.72</dc:date>
          </office:change-info>
          <table:previous table:id="ct927">
            <table:change-track-table-cell table:cell-address="Sheet1.L43" table:formula="of:=DEC2HEX(#ref!44*256*16+HEX2DEC(#ref!44)*16+IF([.C43]=&quot;Y&quot;;8;0)+IF([.D43]=&quot;Y&quot;;0;4)+3;4)" office:value-type="float" office:value="0"/>
          </table:previous>
        </table:cell-content-change>
        <table:cell-content-change table:id="ct970">
          <table:cell-address table:column="11" table:row="43" table:table="0"/>
          <office:change-info>
            <dc:creator>Mike </dc:creator>
            <dc:date>2011-08-04T12:40:04.72</dc:date>
          </office:change-info>
          <table:previous table:id="ct928">
            <table:change-track-table-cell table:cell-address="Sheet1.L44" table:formula="of:=DEC2HEX(#ref!45*256*16+HEX2DEC(#ref!45)*16+IF([.C44]=&quot;Y&quot;;8;0)+IF([.D44]=&quot;Y&quot;;0;4)+3;4)" office:value-type="float" office:value="0"/>
          </table:previous>
        </table:cell-content-change>
        <table:cell-content-change table:id="ct971">
          <table:cell-address table:column="11" table:row="44" table:table="0"/>
          <office:change-info>
            <dc:creator>Mike </dc:creator>
            <dc:date>2011-08-04T12:40:04.72</dc:date>
          </office:change-info>
          <table:previous table:id="ct929">
            <table:change-track-table-cell table:cell-address="Sheet1.L45" table:formula="of:=DEC2HEX(#ref!46*256*16+HEX2DEC(#ref!46)*16+IF([.C45]=&quot;Y&quot;;8;0)+IF([.D45]=&quot;Y&quot;;0;4)+3;4)" office:value-type="float" office:value="0"/>
          </table:previous>
        </table:cell-content-change>
        <table:cell-content-change table:id="ct972">
          <table:cell-address table:column="11" table:row="45" table:table="0"/>
          <office:change-info>
            <dc:creator>Mike </dc:creator>
            <dc:date>2011-08-04T12:40:04.72</dc:date>
          </office:change-info>
          <table:previous table:id="ct930">
            <table:change-track-table-cell table:cell-address="Sheet1.L46" table:formula="of:=DEC2HEX(#ref!47*256*16+HEX2DEC(#ref!47)*16+IF([.C46]=&quot;Y&quot;;8;0)+IF([.D46]=&quot;Y&quot;;0;4)+3;4)" office:value-type="float" office:value="0"/>
          </table:previous>
        </table:cell-content-change>
        <table:cell-content-change table:id="ct973">
          <table:cell-address table:column="11" table:row="46" table:table="0"/>
          <office:change-info>
            <dc:creator>Mike </dc:creator>
            <dc:date>2011-08-04T12:40:04.72</dc:date>
          </office:change-info>
          <table:previous table:id="ct931">
            <table:change-track-table-cell table:cell-address="Sheet1.L47" table:formula="of:=DEC2HEX(#ref!48*256*16+HEX2DEC(#ref!48)*16+IF([.C47]=&quot;Y&quot;;8;0)+IF([.D47]=&quot;Y&quot;;0;4)+3;4)" office:value-type="float" office:value="0"/>
          </table:previous>
        </table:cell-content-change>
        <table:cell-content-change table:id="ct974">
          <table:cell-address table:column="11" table:row="47" table:table="0"/>
          <office:change-info>
            <dc:creator>Mike </dc:creator>
            <dc:date>2011-08-04T12:40:04.72</dc:date>
          </office:change-info>
          <table:previous table:id="ct932">
            <table:change-track-table-cell table:cell-address="Sheet1.L48" table:formula="of:=DEC2HEX(#ref!49*256*16+HEX2DEC(#ref!49)*16+IF([.C48]=&quot;Y&quot;;8;0)+IF([.D48]=&quot;Y&quot;;0;4)+3;4)" office:value-type="float" office:value="0"/>
          </table:previous>
        </table:cell-content-change>
        <table:cell-content-change table:id="ct975">
          <table:cell-address table:column="11" table:row="48" table:table="0"/>
          <office:change-info>
            <dc:creator>Mike </dc:creator>
            <dc:date>2011-08-04T12:40:04.72</dc:date>
          </office:change-info>
          <table:previous table:id="ct933">
            <table:change-track-table-cell table:cell-address="Sheet1.L49" table:formula="of:=DEC2HEX(#ref!50*256*16+HEX2DEC(#ref!50)*16+IF([.C49]=&quot;Y&quot;;8;0)+IF([.D49]=&quot;Y&quot;;0;4)+3;4)" office:value-type="float" office:value="0"/>
          </table:previous>
        </table:cell-content-change>
        <table:cell-content-change table:id="ct976">
          <table:cell-address table:column="11" table:row="49" table:table="0"/>
          <office:change-info>
            <dc:creator>Mike </dc:creator>
            <dc:date>2011-08-04T12:40:04.72</dc:date>
          </office:change-info>
          <table:previous table:id="ct934">
            <table:change-track-table-cell table:cell-address="Sheet1.L50" table:formula="of:=DEC2HEX(#ref!51*256*16+HEX2DEC(#ref!51)*16+IF([.C50]=&quot;Y&quot;;8;0)+IF([.D50]=&quot;Y&quot;;0;4)+3;4)" office:value-type="float" office:value="0"/>
          </table:previous>
        </table:cell-content-change>
        <table:deletion table:id="ct977" table:type="column" table:position="11" table:table="0">
          <office:change-info>
            <dc:creator>Mike </dc:creator>
            <dc:date>2011-08-04T12:40:12.97</dc:date>
          </office:change-info>
          <table:deletions>
            <table:cell-content-deletion>
              <table:cell-address table:column="11" table:row="3" table:table="0"/>
              <table:change-track-table-cell office:value-type="string">
                <text:p>Type Byte</text:p>
              </table:change-track-table-cell>
            </table:cell-content-deletion>
            <table:cell-content-deletion table:id="ct723">
              <table:change-track-table-cell table:cell-address="Sheet1.L50" table:formula="of:=IF([.B50]=&quot;Y&quot;;&quot;dest NIDa&quot;;DEC2HEX(MOD(INT(HEX2DEC([.J50])/16);256);2))" office:value-type="string">
                <text:p>dest NIDa</text:p>
              </table:change-track-table-cell>
            </table:cell-content-deletion>
            <table:cell-content-deletion table:id="ct722">
              <table:change-track-table-cell table:cell-address="Sheet1.L49" table:formula="of:=IF([.B49]=&quot;Y&quot;;&quot;dest NIDa&quot;;DEC2HEX(MOD(INT(HEX2DEC([.J49])/16);256);2))" office:value-type="string">
                <text:p>dest NIDa</text:p>
              </table:change-track-table-cell>
            </table:cell-content-deletion>
            <table:cell-content-deletion table:id="ct721">
              <table:change-track-table-cell table:cell-address="Sheet1.L48" table:formula="of:=IF([.B48]=&quot;Y&quot;;&quot;dest NIDa&quot;;DEC2HEX(MOD(INT(HEX2DEC([.J48])/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L45" table:formula="of:=IF([.B45]=&quot;Y&quot;;&quot;dest NIDa&quot;;DEC2HEX(MOD(INT(HEX2DEC([.J45])/16);256);2))" office:value-type="string">
                <text:p>dest NIDa</text:p>
              </table:change-track-table-cell>
            </table:cell-content-deletion>
            <table:cell-content-deletion table:id="ct735">
              <table:change-track-table-cell/>
            </table:cell-content-deletion>
            <table:cell-content-deletion table:id="ct716">
              <table:change-track-table-cell table:cell-address="Sheet1.L43" table:formula="of:=IF([.B43]=&quot;Y&quot;;&quot;dest NIDa&quot;;DEC2HEX(MOD(INT(HEX2DEC([.J43])/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L39" table:formula="of:=IF([.B39]=&quot;Y&quot;;&quot;dest NIDa&quot;;DEC2HEX(MOD(INT(HEX2DEC([.J39])/16);256);2))" office:value-type="string">
                <text:p>dest NIDa</text:p>
              </table:change-track-table-cell>
            </table:cell-content-deletion>
            <table:cell-content-deletion table:id="ct711">
              <table:change-track-table-cell table:cell-address="Sheet1.L38" table:formula="of:=IF([.B38]=&quot;Y&quot;;&quot;dest NIDa&quot;;DEC2HEX(MOD(INT(HEX2DEC([.J38])/16);256);2))" office:value-type="string">
                <text:p>dest NIDa</text:p>
              </table:change-track-table-cell>
            </table:cell-content-deletion>
            <table:cell-content-deletion table:id="ct731">
              <table:change-track-table-cell/>
            </table:cell-content-deletion>
            <table:cell-content-deletion table:id="ct709">
              <table:change-track-table-cell table:cell-address="Sheet1.L37" table:formula="of:=IF([.B37]=&quot;Y&quot;;&quot;dest NIDa&quot;;DEC2HEX(MOD(INT(HEX2DEC([.J37])/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L28" table:formula="of:=IF([.B28]=&quot;Y&quot;;&quot;dest NIDa&quot;;DEC2HEX(MOD(INT(HEX2DEC([.J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L15" table:formula="of:=IF([.B15]=&quot;Y&quot;;&quot;dest NIDa&quot;;DEC2HEX(MOD(INT(HEX2DEC([.J15])/16);256);2))" office:value-type="string">
                <text:p>dest NIDa</text:p>
              </table:change-track-table-cell>
            </table:cell-content-deletion>
            <table:cell-content-deletion table:id="ct687">
              <table:change-track-table-cell table:cell-address="Sheet1.L14" table:formula="of:=IF([.B14]=&quot;Y&quot;;&quot;dest NIDa&quot;;DEC2HEX(MOD(INT(HEX2DEC([.J14])/16);256);2))" office:value-type="string">
                <text:p>dest NIDa</text:p>
              </table:change-track-table-cell>
            </table:cell-content-deletion>
            <table:cell-content-deletion table:id="ct684">
              <table:change-track-table-cell table:cell-address="Sheet1.L11" table:formula="of:=IF([.B11]=&quot;Y&quot;;&quot;dest NIDa&quot;;DEC2HEX(MOD(INT(HEX2DEC([.J11])/16);256);2))" office:value-type="string">
                <text:p>dest NIDa</text:p>
              </table:change-track-table-cell>
            </table:cell-content-deletion>
            <table:cell-content-deletion table:id="ct692">
              <table:change-track-table-cell table:cell-address="Sheet1.L19" table:formula="of:=IF([.B19]=&quot;Y&quot;;&quot;dest NIDa&quot;;DEC2HEX(MOD(INT(HEX2DEC([.J19])/16);256);2))" office:value-type="string">
                <text:p>dest NIDa</text:p>
              </table:change-track-table-cell>
            </table:cell-content-deletion>
            <table:cell-content-deletion table:id="ct691">
              <table:change-track-table-cell table:cell-address="Sheet1.L18" table:formula="of:=IF([.B18]=&quot;Y&quot;;&quot;dest NIDa&quot;;DEC2HEX(MOD(INT(HEX2DEC([.J18])/16);256);2))" office:value-type="string">
                <text:p>dest NIDa</text:p>
              </table:change-track-table-cell>
            </table:cell-content-deletion>
            <table:change-deletion table:id="ct187"/>
            <table:cell-content-deletion table:id="ct705">
              <table:change-track-table-cell table:cell-address="Sheet1.L31" table:formula="of:=IF([.B31]=&quot;Y&quot;;&quot;dest NIDa&quot;;DEC2HEX(MOD(INT(HEX2DEC([.J31])/16);256);2))" office:value-type="string">
                <text:p>2D</text:p>
              </table:change-track-table-cell>
            </table:cell-content-deletion>
            <table:cell-content-deletion table:id="ct704">
              <table:change-track-table-cell table:cell-address="Sheet1.L30" table:formula="of:=IF([.B30]=&quot;Y&quot;;&quot;dest NIDa&quot;;DEC2HEX(MOD(INT(HEX2DEC([.J30])/16);256);2))" office:value-type="string">
                <text:p>2C</text:p>
              </table:change-track-table-cell>
            </table:cell-content-deletion>
            <table:cell-content-deletion table:id="ct703">
              <table:change-track-table-cell table:cell-address="Sheet1.L29" table:formula="of:=IF([.B29]=&quot;Y&quot;;&quot;dest NIDa&quot;;DEC2HEX(MOD(INT(HEX2DEC([.J29])/16);256);2))" office:value-type="string">
                <text:p>2B</text:p>
              </table:change-track-table-cell>
            </table:cell-content-deletion>
            <table:cell-content-deletion table:id="ct701">
              <table:change-track-table-cell table:cell-address="Sheet1.L27" table:formula="of:=IF([.B27]=&quot;Y&quot;;&quot;dest NIDa&quot;;DEC2HEX(MOD(INT(HEX2DEC([.J27])/16);256);2))" office:value-type="string">
                <text:p>2A</text:p>
              </table:change-track-table-cell>
            </table:cell-content-deletion>
            <table:cell-content-deletion table:id="ct700">
              <table:change-track-table-cell table:cell-address="Sheet1.L26" table:formula="of:=IF([.B26]=&quot;Y&quot;;&quot;dest NIDa&quot;;DEC2HEX(MOD(INT(HEX2DEC([.J26])/16);256);2))" office:value-type="string">
                <text:p>29</text:p>
              </table:change-track-table-cell>
            </table:cell-content-deletion>
            <table:cell-content-deletion table:id="ct699">
              <table:change-track-table-cell table:cell-address="Sheet1.L25" table:formula="of:=IF([.B25]=&quot;Y&quot;;&quot;dest NIDa&quot;;DEC2HEX(MOD(INT(HEX2DEC([.J25])/16);256);2))" office:value-type="string">
                <text:p>28</text:p>
              </table:change-track-table-cell>
            </table:cell-content-deletion>
            <table:cell-content-deletion table:id="ct697">
              <table:change-track-table-cell table:cell-address="Sheet1.L24" table:formula="of:=IF([.B24]=&quot;Y&quot;;&quot;dest NIDa&quot;;DEC2HEX(MOD(INT(HEX2DEC([.J24])/16);256);2))" office:value-type="string">
                <text:p>26</text:p>
              </table:change-track-table-cell>
            </table:cell-content-deletion>
            <table:cell-content-deletion table:id="ct696">
              <table:change-track-table-cell table:cell-address="Sheet1.L23" table:formula="of:=IF([.B23]=&quot;Y&quot;;&quot;dest NIDa&quot;;DEC2HEX(MOD(INT(HEX2DEC([.J23])/16);256);2))" office:value-type="string">
                <text:p>25</text:p>
              </table:change-track-table-cell>
            </table:cell-content-deletion>
            <table:cell-content-deletion table:id="ct695">
              <table:change-track-table-cell table:cell-address="Sheet1.L22" table:formula="of:=IF([.B22]=&quot;Y&quot;;&quot;dest NIDa&quot;;DEC2HEX(MOD(INT(HEX2DEC([.J22])/16);256);2))" office:value-type="string">
                <text:p>2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L13" table:formula="of:=IF([.B13]=&quot;Y&quot;;&quot;dest NIDa&quot;;DEC2HEX(MOD(INT(HEX2DEC([.J13])/16);256);2))" office:value-type="string">
                <text:p>0B</text:p>
              </table:change-track-table-cell>
            </table:cell-content-deletion>
            <table:cell-content-deletion table:id="ct685">
              <table:change-track-table-cell table:cell-address="Sheet1.L12" table:formula="of:=IF([.B12]=&quot;Y&quot;;&quot;dest NIDa&quot;;DEC2HEX(MOD(INT(HEX2DEC([.J12])/16);256);2))" office:value-type="string">
                <text:p>0A</text:p>
              </table:change-track-table-cell>
            </table:cell-content-deletion>
            <table:cell-content-deletion table:id="ct683">
              <table:change-track-table-cell table:cell-address="Sheet1.L10" table:formula="of:=IF([.B10]=&quot;Y&quot;;&quot;dest NIDa&quot;;DEC2HEX(MOD(INT(HEX2DEC([.J10])/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1" table:row="9" table:table="0"/>
          <office:change-info>
            <dc:creator>Mike </dc:creator>
            <dc:date>2011-08-04T12:41:47.44</dc:date>
          </office:change-info>
          <table:previous table:id="ct936">
            <table:change-track-table-cell table:cell-address="Sheet1.L10" table:formula="of:=DEC2HEX(#ref!12*256*16+HEX2DEC([.H10])*16+IF([.C10]=&quot;Y&quot;;8;0)+IF([.D10]=&quot;Y&quot;;0;4)+3;4)" office:value-type="float" office:value="0"/>
          </table:previous>
        </table:cell-content-change>
        <table:cell-content-change table:id="ct979">
          <table:cell-address table:column="11" table:row="10" table:table="0"/>
          <office:change-info>
            <dc:creator>Mike </dc:creator>
            <dc:date>2011-08-04T12:41:53.27</dc:date>
          </office:change-info>
          <table:previous table:id="ct937">
            <table:change-track-table-cell table:cell-address="Sheet1.L11" table:formula="of:=DEC2HEX(#ref!13*256*16+HEX2DEC([.H11])*16+IF([.C11]=&quot;Y&quot;;8;0)+IF([.D11]=&quot;Y&quot;;0;4)+3;4)" office:value-type="float" office:value="0"/>
          </table:previous>
        </table:cell-content-change>
        <table:cell-content-change table:id="ct980">
          <table:cell-address table:column="11" table:row="11" table:table="0"/>
          <office:change-info>
            <dc:creator>Mike </dc:creator>
            <dc:date>2011-08-04T12:41:53.27</dc:date>
          </office:change-info>
          <table:previous table:id="ct938">
            <table:change-track-table-cell table:cell-address="Sheet1.L12" table:formula="of:=DEC2HEX(#ref!14*256*16+HEX2DEC([.H12])*16+IF([.C12]=&quot;Y&quot;;8;0)+IF([.D12]=&quot;Y&quot;;0;4)+3;4)" office:value-type="float" office:value="0"/>
          </table:previous>
        </table:cell-content-change>
        <table:cell-content-change table:id="ct981">
          <table:cell-address table:column="11" table:row="12" table:table="0"/>
          <office:change-info>
            <dc:creator>Mike </dc:creator>
            <dc:date>2011-08-04T12:41:53.27</dc:date>
          </office:change-info>
          <table:previous table:id="ct939">
            <table:change-track-table-cell table:cell-address="Sheet1.L13" table:formula="of:=DEC2HEX(#ref!15*256*16+HEX2DEC([.H13])*16+IF([.C13]=&quot;Y&quot;;8;0)+IF([.D13]=&quot;Y&quot;;0;4)+3;4)" office:value-type="float" office:value="0"/>
          </table:previous>
        </table:cell-content-change>
        <table:cell-content-change table:id="ct982">
          <table:cell-address table:column="11" table:row="13" table:table="0"/>
          <office:change-info>
            <dc:creator>Mike </dc:creator>
            <dc:date>2011-08-04T12:41:53.27</dc:date>
          </office:change-info>
          <table:previous table:id="ct940">
            <table:change-track-table-cell table:cell-address="Sheet1.L14" table:formula="of:=DEC2HEX(#ref!16*256*16+HEX2DEC([.H14])*16+IF([.C14]=&quot;Y&quot;;8;0)+IF([.D14]=&quot;Y&quot;;0;4)+3;4)" office:value-type="float" office:value="0"/>
          </table:previous>
        </table:cell-content-change>
        <table:cell-content-change table:id="ct983">
          <table:cell-address table:column="11" table:row="14" table:table="0"/>
          <office:change-info>
            <dc:creator>Mike </dc:creator>
            <dc:date>2011-08-04T12:41:53.27</dc:date>
          </office:change-info>
          <table:previous table:id="ct941">
            <table:change-track-table-cell table:cell-address="Sheet1.L15" table:formula="of:=DEC2HEX(#ref!17*256*16+HEX2DEC([.H15])*16+IF([.C15]=&quot;Y&quot;;8;0)+IF([.D15]=&quot;Y&quot;;0;4)+3;4)" office:value-type="float" office:value="0"/>
          </table:previous>
        </table:cell-content-change>
        <table:cell-content-change table:id="ct984">
          <table:cell-address table:column="11" table:row="15" table:table="0"/>
          <office:change-info>
            <dc:creator>Mike </dc:creator>
            <dc:date>2011-08-04T12:41:53.27</dc:date>
          </office:change-info>
          <table:previous table:id="ct942">
            <table:change-track-table-cell table:cell-address="Sheet1.L16" table:formula="of:=DEC2HEX(#ref!18*256*16+HEX2DEC([.H16])*16+IF([.C16]=&quot;Y&quot;;8;0)+IF([.D16]=&quot;Y&quot;;0;4)+3;4)" office:value-type="float" office:value="0"/>
          </table:previous>
        </table:cell-content-change>
        <table:cell-content-change table:id="ct985">
          <table:cell-address table:column="11" table:row="16" table:table="0"/>
          <office:change-info>
            <dc:creator>Mike </dc:creator>
            <dc:date>2011-08-04T12:41:53.27</dc:date>
          </office:change-info>
          <table:previous table:id="ct943">
            <table:change-track-table-cell table:cell-address="Sheet1.L17" table:formula="of:=DEC2HEX(#ref!19*256*16+HEX2DEC([.H17])*16+IF([.C17]=&quot;Y&quot;;8;0)+IF([.D17]=&quot;Y&quot;;0;4)+3;4)" office:value-type="float" office:value="0"/>
          </table:previous>
        </table:cell-content-change>
        <table:cell-content-change table:id="ct986">
          <table:cell-address table:column="11" table:row="17" table:table="0"/>
          <office:change-info>
            <dc:creator>Mike </dc:creator>
            <dc:date>2011-08-04T12:41:53.27</dc:date>
          </office:change-info>
          <table:previous table:id="ct944">
            <table:change-track-table-cell table:cell-address="Sheet1.L18" table:formula="of:=DEC2HEX(#ref!20*256*16+HEX2DEC([.H18])*16+IF([.C18]=&quot;Y&quot;;8;0)+IF([.D18]=&quot;Y&quot;;0;4)+3;4)" office:value-type="float" office:value="0"/>
          </table:previous>
        </table:cell-content-change>
        <table:cell-content-change table:id="ct987">
          <table:cell-address table:column="11" table:row="18" table:table="0"/>
          <office:change-info>
            <dc:creator>Mike </dc:creator>
            <dc:date>2011-08-04T12:41:53.27</dc:date>
          </office:change-info>
          <table:previous table:id="ct945">
            <table:change-track-table-cell table:cell-address="Sheet1.L19" table:formula="of:=DEC2HEX(#ref!21*256*16+HEX2DEC([.H19])*16+IF([.C19]=&quot;Y&quot;;8;0)+IF([.D19]=&quot;Y&quot;;0;4)+3;4)" office:value-type="float" office:value="0"/>
          </table:previous>
        </table:cell-content-change>
        <table:cell-content-change table:id="ct988">
          <table:cell-address table:column="11" table:row="19" table:table="0"/>
          <office:change-info>
            <dc:creator>Mike </dc:creator>
            <dc:date>2011-08-04T12:41:53.27</dc:date>
          </office:change-info>
          <table:previous table:id="ct946">
            <table:change-track-table-cell table:cell-address="Sheet1.L20" table:formula="of:=DEC2HEX(#ref!22*256*16+HEX2DEC([.H20])*16+IF([.C20]=&quot;Y&quot;;8;0)+IF([.D20]=&quot;Y&quot;;0;4)+3;4)" office:value-type="float" office:value="0"/>
          </table:previous>
        </table:cell-content-change>
        <table:cell-content-change table:id="ct989">
          <table:cell-address table:column="11" table:row="20" table:table="0"/>
          <office:change-info>
            <dc:creator>Mike </dc:creator>
            <dc:date>2011-08-04T12:41:53.27</dc:date>
          </office:change-info>
          <table:previous table:id="ct947">
            <table:change-track-table-cell table:cell-address="Sheet1.L21" table:formula="of:=DEC2HEX(#ref!23*256*16+HEX2DEC([.H21])*16+IF([.C21]=&quot;Y&quot;;8;0)+IF([.D21]=&quot;Y&quot;;0;4)+3;4)" office:value-type="float" office:value="0"/>
          </table:previous>
        </table:cell-content-change>
        <table:cell-content-change table:id="ct990">
          <table:cell-address table:column="11" table:row="21" table:table="0"/>
          <office:change-info>
            <dc:creator>Mike </dc:creator>
            <dc:date>2011-08-04T12:41:53.27</dc:date>
          </office:change-info>
          <table:previous table:id="ct948">
            <table:change-track-table-cell table:cell-address="Sheet1.L22" table:formula="of:=DEC2HEX(#ref!24*256*16+HEX2DEC([.H22])*16+IF([.C22]=&quot;Y&quot;;8;0)+IF([.D22]=&quot;Y&quot;;0;4)+3;4)" office:value-type="float" office:value="0"/>
          </table:previous>
        </table:cell-content-change>
        <table:cell-content-change table:id="ct991">
          <table:cell-address table:column="11" table:row="22" table:table="0"/>
          <office:change-info>
            <dc:creator>Mike </dc:creator>
            <dc:date>2011-08-04T12:41:53.27</dc:date>
          </office:change-info>
          <table:previous table:id="ct949">
            <table:change-track-table-cell table:cell-address="Sheet1.L23" table:formula="of:=DEC2HEX(#ref!25*256*16+HEX2DEC([.H23])*16+IF([.C23]=&quot;Y&quot;;8;0)+IF([.D23]=&quot;Y&quot;;0;4)+3;4)" office:value-type="float" office:value="0"/>
          </table:previous>
        </table:cell-content-change>
        <table:cell-content-change table:id="ct992">
          <table:cell-address table:column="11" table:row="23" table:table="0"/>
          <office:change-info>
            <dc:creator>Mike </dc:creator>
            <dc:date>2011-08-04T12:41:53.27</dc:date>
          </office:change-info>
          <table:previous table:id="ct950">
            <table:change-track-table-cell table:cell-address="Sheet1.L24" table:formula="of:=DEC2HEX(#ref!26*256*16+HEX2DEC([.H24])*16+IF([.C24]=&quot;Y&quot;;8;0)+IF([.D24]=&quot;Y&quot;;0;4)+3;4)" office:value-type="float" office:value="0"/>
          </table:previous>
        </table:cell-content-change>
        <table:cell-content-change table:id="ct993">
          <table:cell-address table:column="11" table:row="24" table:table="0"/>
          <office:change-info>
            <dc:creator>Mike </dc:creator>
            <dc:date>2011-08-04T12:41:53.27</dc:date>
          </office:change-info>
          <table:previous table:id="ct951">
            <table:change-track-table-cell table:cell-address="Sheet1.L25" table:formula="of:=DEC2HEX(#ref!27*256*16+HEX2DEC([.H25])*16+IF([.C25]=&quot;Y&quot;;8;0)+IF([.D25]=&quot;Y&quot;;0;4)+3;4)" office:value-type="float" office:value="0"/>
          </table:previous>
        </table:cell-content-change>
        <table:cell-content-change table:id="ct994">
          <table:cell-address table:column="11" table:row="24" table:table="0"/>
          <office:change-info>
            <dc:creator>Mike </dc:creator>
            <dc:date>2011-08-04T12:41:53.27</dc:date>
          </office:change-info>
          <table:previous table:id="ct952">
            <table:change-track-table-cell table:cell-address="Sheet1.L25" table:formula="of:=DEC2HEX(#ref!27*256*16+HEX2DEC([.H25])*16+IF([.C25]=&quot;Y&quot;;8;0)+IF([.D25]=&quot;Y&quot;;0;4)+3;4)" office:value-type="float" office:value="0"/>
          </table:previous>
        </table:cell-content-change>
        <table:cell-content-change table:id="ct995">
          <table:cell-address table:column="11" table:row="25" table:table="0"/>
          <office:change-info>
            <dc:creator>Mike </dc:creator>
            <dc:date>2011-08-04T12:41:53.27</dc:date>
          </office:change-info>
          <table:previous table:id="ct953">
            <table:change-track-table-cell table:cell-address="Sheet1.L26" table:formula="of:=DEC2HEX(#ref!28*256*16+HEX2DEC([.H26])*16+IF([.C26]=&quot;Y&quot;;8;0)+IF([.D26]=&quot;Y&quot;;0;4)+3;4)" office:value-type="float" office:value="0"/>
          </table:previous>
        </table:cell-content-change>
        <table:cell-content-change table:id="ct996">
          <table:cell-address table:column="11" table:row="26" table:table="0"/>
          <office:change-info>
            <dc:creator>Mike </dc:creator>
            <dc:date>2011-08-04T12:41:53.27</dc:date>
          </office:change-info>
          <table:previous table:id="ct954">
            <table:change-track-table-cell table:cell-address="Sheet1.L27" table:formula="of:=DEC2HEX(#ref!29*256*16+HEX2DEC([.H27])*16+IF([.C27]=&quot;Y&quot;;8;0)+IF([.D27]=&quot;Y&quot;;0;4)+3;4)" office:value-type="float" office:value="0"/>
          </table:previous>
        </table:cell-content-change>
        <table:cell-content-change table:id="ct997">
          <table:cell-address table:column="11" table:row="27" table:table="0"/>
          <office:change-info>
            <dc:creator>Mike </dc:creator>
            <dc:date>2011-08-04T12:41:53.27</dc:date>
          </office:change-info>
          <table:previous table:id="ct955">
            <table:change-track-table-cell table:cell-address="Sheet1.L28" table:formula="of:=DEC2HEX(#ref!30*256*16+HEX2DEC([.H28])*16+IF([.C28]=&quot;Y&quot;;8;0)+IF([.D28]=&quot;Y&quot;;0;4)+3;4)" office:value-type="float" office:value="0"/>
          </table:previous>
        </table:cell-content-change>
        <table:cell-content-change table:id="ct998">
          <table:cell-address table:column="11" table:row="28" table:table="0"/>
          <office:change-info>
            <dc:creator>Mike </dc:creator>
            <dc:date>2011-08-04T12:41:53.27</dc:date>
          </office:change-info>
          <table:previous table:id="ct956">
            <table:change-track-table-cell table:cell-address="Sheet1.L29" table:formula="of:=DEC2HEX(#ref!31*256*16+HEX2DEC([.H29])*16+IF([.C29]=&quot;Y&quot;;8;0)+IF([.D29]=&quot;Y&quot;;0;4)+3;4)" office:value-type="float" office:value="0"/>
          </table:previous>
        </table:cell-content-change>
        <table:cell-content-change table:id="ct999">
          <table:cell-address table:column="11" table:row="29" table:table="0"/>
          <office:change-info>
            <dc:creator>Mike </dc:creator>
            <dc:date>2011-08-04T12:41:53.27</dc:date>
          </office:change-info>
          <table:previous table:id="ct957">
            <table:change-track-table-cell table:cell-address="Sheet1.L30" table:formula="of:=DEC2HEX(#ref!32*256*16+HEX2DEC([.H30])*16+IF([.C30]=&quot;Y&quot;;8;0)+IF([.D30]=&quot;Y&quot;;0;4)+3;4)" office:value-type="float" office:value="0"/>
          </table:previous>
        </table:cell-content-change>
        <table:cell-content-change table:id="ct1000">
          <table:cell-address table:column="11" table:row="30" table:table="0"/>
          <office:change-info>
            <dc:creator>Mike </dc:creator>
            <dc:date>2011-08-04T12:41:53.27</dc:date>
          </office:change-info>
          <table:previous table:id="ct958">
            <table:change-track-table-cell table:cell-address="Sheet1.L31" table:formula="of:=DEC2HEX(#ref!33*256*16+HEX2DEC([.H31])*16+IF([.C31]=&quot;Y&quot;;8;0)+IF([.D31]=&quot;Y&quot;;0;4)+3;4)" office:value-type="float" office:value="0"/>
          </table:previous>
        </table:cell-content-change>
        <table:cell-content-change table:id="ct1001">
          <table:cell-address table:column="11" table:row="31" table:table="0"/>
          <office:change-info>
            <dc:creator>Mike </dc:creator>
            <dc:date>2011-08-04T12:41:53.27</dc:date>
          </office:change-info>
          <table:previous table:id="ct959">
            <table:change-track-table-cell table:cell-address="Sheet1.L32" table:formula="of:=DEC2HEX(#ref!34*256*16+HEX2DEC([.H32])*16+IF([.C32]=&quot;Y&quot;;8;0)+IF([.D32]=&quot;Y&quot;;0;4)+3;4)" office:value-type="float" office:value="0"/>
          </table:previous>
        </table:cell-content-change>
        <table:cell-content-change table:id="ct1002">
          <table:cell-address table:column="11" table:row="34" table:table="0"/>
          <office:change-info>
            <dc:creator>Mike </dc:creator>
            <dc:date>2011-08-04T12:41:53.27</dc:date>
          </office:change-info>
          <table:previous table:id="ct960">
            <table:change-track-table-cell table:cell-address="Sheet1.L35" table:formula="of:=DEC2HEX(#ref!35*256*16+HEX2DEC([.H35])*16+IF([.C35]=&quot;Y&quot;;8;0)+IF([.D35]=&quot;Y&quot;;0;4)+3;4)" office:value-type="float" office:value="0"/>
          </table:previous>
        </table:cell-content-change>
        <table:cell-content-change table:id="ct1003">
          <table:cell-address table:column="11" table:row="35" table:table="0"/>
          <office:change-info>
            <dc:creator>Mike </dc:creator>
            <dc:date>2011-08-04T12:41:53.27</dc:date>
          </office:change-info>
          <table:previous table:id="ct961">
            <table:change-track-table-cell table:cell-address="Sheet1.L36" table:formula="of:=DEC2HEX(#ref!36*256*16+HEX2DEC([.H36])*16+IF([.C36]=&quot;Y&quot;;8;0)+IF([.D36]=&quot;Y&quot;;0;4)+3;4)" office:value-type="float" office:value="0"/>
          </table:previous>
        </table:cell-content-change>
        <table:cell-content-change table:id="ct1004">
          <table:cell-address table:column="11" table:row="36" table:table="0"/>
          <office:change-info>
            <dc:creator>Mike </dc:creator>
            <dc:date>2011-08-04T12:41:53.27</dc:date>
          </office:change-info>
          <table:previous table:id="ct962">
            <table:change-track-table-cell table:cell-address="Sheet1.L37" table:formula="of:=DEC2HEX(#ref!37*256*16+HEX2DEC([.H37])*16+IF([.C37]=&quot;Y&quot;;8;0)+IF([.D37]=&quot;Y&quot;;0;4)+3;4)" office:value-type="float" office:value="0"/>
          </table:previous>
        </table:cell-content-change>
        <table:cell-content-change table:id="ct1005">
          <table:cell-address table:column="11" table:row="37" table:table="0"/>
          <office:change-info>
            <dc:creator>Mike </dc:creator>
            <dc:date>2011-08-04T12:41:53.27</dc:date>
          </office:change-info>
          <table:previous table:id="ct963">
            <table:change-track-table-cell table:cell-address="Sheet1.L38" table:formula="of:=DEC2HEX(#ref!38*256*16+HEX2DEC([.H38])*16+IF([.C38]=&quot;Y&quot;;8;0)+IF([.D38]=&quot;Y&quot;;0;4)+3;4)" office:value-type="float" office:value="0"/>
          </table:previous>
        </table:cell-content-change>
        <table:cell-content-change table:id="ct1006">
          <table:cell-address table:column="11" table:row="37" table:table="0"/>
          <office:change-info>
            <dc:creator>Mike </dc:creator>
            <dc:date>2011-08-04T12:41:53.27</dc:date>
          </office:change-info>
          <table:previous table:id="ct964">
            <table:change-track-table-cell table:cell-address="Sheet1.L38" table:formula="of:=DEC2HEX(#ref!39*256*16+HEX2DEC([.H38])*16+IF([.C38]=&quot;Y&quot;;8;0)+IF([.D38]=&quot;Y&quot;;0;4)+3;4)" office:value-type="float" office:value="0"/>
          </table:previous>
        </table:cell-content-change>
        <table:cell-content-change table:id="ct1007">
          <table:cell-address table:column="11" table:row="38" table:table="0"/>
          <office:change-info>
            <dc:creator>Mike </dc:creator>
            <dc:date>2011-08-04T12:41:53.27</dc:date>
          </office:change-info>
          <table:previous table:id="ct965">
            <table:change-track-table-cell table:cell-address="Sheet1.L39" table:formula="of:=DEC2HEX(#ref!40*256*16+HEX2DEC([.H39])*16+IF([.C39]=&quot;Y&quot;;8;0)+IF([.D39]=&quot;Y&quot;;0;4)+3;4)" office:value-type="float" office:value="0"/>
          </table:previous>
        </table:cell-content-change>
        <table:cell-content-change table:id="ct1008">
          <table:cell-address table:column="11" table:row="39" table:table="0"/>
          <office:change-info>
            <dc:creator>Mike </dc:creator>
            <dc:date>2011-08-04T12:41:53.27</dc:date>
          </office:change-info>
          <table:previous table:id="ct966">
            <table:change-track-table-cell table:cell-address="Sheet1.L40" table:formula="of:=DEC2HEX(#ref!41*256*16+HEX2DEC([.H40])*16+IF([.C40]=&quot;Y&quot;;8;0)+IF([.D40]=&quot;Y&quot;;0;4)+3;4)" office:value-type="float" office:value="0"/>
          </table:previous>
        </table:cell-content-change>
        <table:cell-content-change table:id="ct1009">
          <table:cell-address table:column="11" table:row="40" table:table="0"/>
          <office:change-info>
            <dc:creator>Mike </dc:creator>
            <dc:date>2011-08-04T12:41:53.27</dc:date>
          </office:change-info>
          <table:previous table:id="ct967">
            <table:change-track-table-cell table:cell-address="Sheet1.L41" table:formula="of:=DEC2HEX(#ref!42*256*16+HEX2DEC([.H41])*16+IF([.C41]=&quot;Y&quot;;8;0)+IF([.D41]=&quot;Y&quot;;0;4)+3;4)" office:value-type="float" office:value="0"/>
          </table:previous>
        </table:cell-content-change>
        <table:cell-content-change table:id="ct1010">
          <table:cell-address table:column="11" table:row="41" table:table="0"/>
          <office:change-info>
            <dc:creator>Mike </dc:creator>
            <dc:date>2011-08-04T12:41:53.27</dc:date>
          </office:change-info>
          <table:previous table:id="ct968">
            <table:change-track-table-cell table:cell-address="Sheet1.L42" table:formula="of:=DEC2HEX(#ref!43*256*16+HEX2DEC([.H42])*16+IF([.C42]=&quot;Y&quot;;8;0)+IF([.D42]=&quot;Y&quot;;0;4)+3;4)" office:value-type="float" office:value="0"/>
          </table:previous>
        </table:cell-content-change>
        <table:cell-content-change table:id="ct1011">
          <table:cell-address table:column="11" table:row="42" table:table="0"/>
          <office:change-info>
            <dc:creator>Mike </dc:creator>
            <dc:date>2011-08-04T12:41:53.27</dc:date>
          </office:change-info>
          <table:previous table:id="ct969">
            <table:change-track-table-cell table:cell-address="Sheet1.L43" table:formula="of:=DEC2HEX(#ref!44*256*16+HEX2DEC([.H43])*16+IF([.C43]=&quot;Y&quot;;8;0)+IF([.D43]=&quot;Y&quot;;0;4)+3;4)" office:value-type="float" office:value="0"/>
          </table:previous>
        </table:cell-content-change>
        <table:cell-content-change table:id="ct1012">
          <table:cell-address table:column="11" table:row="43" table:table="0"/>
          <office:change-info>
            <dc:creator>Mike </dc:creator>
            <dc:date>2011-08-04T12:41:53.27</dc:date>
          </office:change-info>
          <table:previous table:id="ct970">
            <table:change-track-table-cell table:cell-address="Sheet1.L44" table:formula="of:=DEC2HEX(#ref!45*256*16+HEX2DEC([.H44])*16+IF([.C44]=&quot;Y&quot;;8;0)+IF([.D44]=&quot;Y&quot;;0;4)+3;4)" office:value-type="float" office:value="0"/>
          </table:previous>
        </table:cell-content-change>
        <table:cell-content-change table:id="ct1013">
          <table:cell-address table:column="11" table:row="44" table:table="0"/>
          <office:change-info>
            <dc:creator>Mike </dc:creator>
            <dc:date>2011-08-04T12:41:53.27</dc:date>
          </office:change-info>
          <table:previous table:id="ct971">
            <table:change-track-table-cell table:cell-address="Sheet1.L45" table:formula="of:=DEC2HEX(#ref!46*256*16+HEX2DEC([.H45])*16+IF([.C45]=&quot;Y&quot;;8;0)+IF([.D45]=&quot;Y&quot;;0;4)+3;4)" office:value-type="float" office:value="0"/>
          </table:previous>
        </table:cell-content-change>
        <table:cell-content-change table:id="ct1014">
          <table:cell-address table:column="11" table:row="45" table:table="0"/>
          <office:change-info>
            <dc:creator>Mike </dc:creator>
            <dc:date>2011-08-04T12:41:53.27</dc:date>
          </office:change-info>
          <table:previous table:id="ct972">
            <table:change-track-table-cell table:cell-address="Sheet1.L46" table:formula="of:=DEC2HEX(#ref!47*256*16+HEX2DEC([.H46])*16+IF([.C46]=&quot;Y&quot;;8;0)+IF([.D46]=&quot;Y&quot;;0;4)+3;4)" office:value-type="float" office:value="0"/>
          </table:previous>
        </table:cell-content-change>
        <table:cell-content-change table:id="ct1015">
          <table:cell-address table:column="11" table:row="46" table:table="0"/>
          <office:change-info>
            <dc:creator>Mike </dc:creator>
            <dc:date>2011-08-04T12:41:53.27</dc:date>
          </office:change-info>
          <table:previous table:id="ct973">
            <table:change-track-table-cell table:cell-address="Sheet1.L47" table:formula="of:=DEC2HEX(#ref!48*256*16+HEX2DEC([.H47])*16+IF([.C47]=&quot;Y&quot;;8;0)+IF([.D47]=&quot;Y&quot;;0;4)+3;4)" office:value-type="float" office:value="0"/>
          </table:previous>
        </table:cell-content-change>
        <table:cell-content-change table:id="ct1016">
          <table:cell-address table:column="11" table:row="47" table:table="0"/>
          <office:change-info>
            <dc:creator>Mike </dc:creator>
            <dc:date>2011-08-04T12:41:53.27</dc:date>
          </office:change-info>
          <table:previous table:id="ct974">
            <table:change-track-table-cell table:cell-address="Sheet1.L48" table:formula="of:=DEC2HEX(#ref!49*256*16+HEX2DEC([.H48])*16+IF([.C48]=&quot;Y&quot;;8;0)+IF([.D48]=&quot;Y&quot;;0;4)+3;4)" office:value-type="float" office:value="0"/>
          </table:previous>
        </table:cell-content-change>
        <table:cell-content-change table:id="ct1017">
          <table:cell-address table:column="11" table:row="48" table:table="0"/>
          <office:change-info>
            <dc:creator>Mike </dc:creator>
            <dc:date>2011-08-04T12:41:53.27</dc:date>
          </office:change-info>
          <table:previous table:id="ct975">
            <table:change-track-table-cell table:cell-address="Sheet1.L49" table:formula="of:=DEC2HEX(#ref!50*256*16+HEX2DEC([.H49])*16+IF([.C49]=&quot;Y&quot;;8;0)+IF([.D49]=&quot;Y&quot;;0;4)+3;4)" office:value-type="float" office:value="0"/>
          </table:previous>
        </table:cell-content-change>
        <table:cell-content-change table:id="ct1018">
          <table:cell-address table:column="11" table:row="49" table:table="0"/>
          <office:change-info>
            <dc:creator>Mike </dc:creator>
            <dc:date>2011-08-04T12:41:53.27</dc:date>
          </office:change-info>
          <table:previous table:id="ct976">
            <table:change-track-table-cell table:cell-address="Sheet1.L50" table:formula="of:=DEC2HEX(#ref!51*256*16+HEX2DEC([.H50])*16+IF([.C50]=&quot;Y&quot;;8;0)+IF([.D50]=&quot;Y&quot;;0;4)+3;4)" office:value-type="float" office:value="0"/>
          </table:previous>
        </table:cell-content-change>
        <table:cell-content-change table:id="ct1019">
          <table:cell-address table:column="11" table:row="9" table:table="0"/>
          <office:change-info>
            <dc:creator>Mike </dc:creator>
            <dc:date>2011-08-04T12:42:42.17</dc:date>
          </office:change-info>
          <table:previous table:id="ct978">
            <table:change-track-table-cell table:cell-address="Sheet1.L10" table:formula="of:=DEC2HEX(IF([.E10]=&quot;Y&quot;;8;9)*256*16+HEX2DEC([.H10])*16+IF([.C10]=&quot;Y&quot;;8;0)+IF([.D10]=&quot;Y&quot;;0;4)+3;4)" office:value-type="string">
              <text:p>9087</text:p>
            </table:change-track-table-cell>
          </table:previous>
        </table:cell-content-change>
        <table:cell-content-change table:id="ct1020">
          <table:cell-address table:column="11" table:row="10" table:table="0"/>
          <office:change-info>
            <dc:creator>Mike </dc:creator>
            <dc:date>2011-08-04T12:42:48.89</dc:date>
          </office:change-info>
          <table:previous table:id="ct979">
            <table:change-track-table-cell table:cell-address="Sheet1.L11" table:formula="of:=DEC2HEX(IF([.E11]=&quot;Y&quot;;8;9)*256*16+HEX2DEC([.H11])*16+IF([.C11]=&quot;Y&quot;;8;0)+IF([.D11]=&quot;Y&quot;;0;4)+3;4)" office:value-type="string">
              <text:p>90A7</text:p>
            </table:change-track-table-cell>
          </table:previous>
        </table:cell-content-change>
        <table:cell-content-change table:id="ct1021">
          <table:cell-address table:column="11" table:row="11" table:table="0"/>
          <office:change-info>
            <dc:creator>Mike </dc:creator>
            <dc:date>2011-08-04T12:42:48.89</dc:date>
          </office:change-info>
          <table:previous table:id="ct980">
            <table:change-track-table-cell table:cell-address="Sheet1.L12" table:formula="of:=DEC2HEX(IF([.E12]=&quot;Y&quot;;8;9)*256*16+HEX2DEC([.H12])*16+IF([.C12]=&quot;Y&quot;;8;0)+IF([.D12]=&quot;Y&quot;;0;4)+3;4)" office:value-type="string">
              <text:p>80A7</text:p>
            </table:change-track-table-cell>
          </table:previous>
        </table:cell-content-change>
        <table:cell-content-change table:id="ct1022">
          <table:cell-address table:column="11" table:row="12" table:table="0"/>
          <office:change-info>
            <dc:creator>Mike </dc:creator>
            <dc:date>2011-08-04T12:42:48.89</dc:date>
          </office:change-info>
          <table:previous table:id="ct981">
            <table:change-track-table-cell table:cell-address="Sheet1.L13" table:formula="of:=DEC2HEX(IF([.E13]=&quot;Y&quot;;8;9)*256*16+HEX2DEC([.H13])*16+IF([.C13]=&quot;Y&quot;;8;0)+IF([.D13]=&quot;Y&quot;;0;4)+3;4)" office:value-type="string">
              <text:p>80B7</text:p>
            </table:change-track-table-cell>
          </table:previous>
        </table:cell-content-change>
        <table:cell-content-change table:id="ct1023">
          <table:cell-address table:column="11" table:row="13" table:table="0"/>
          <office:change-info>
            <dc:creator>Mike </dc:creator>
            <dc:date>2011-08-04T12:42:48.89</dc:date>
          </office:change-info>
          <table:previous table:id="ct982">
            <table:change-track-table-cell table:cell-address="Sheet1.L14" table:formula="of:=DEC2HEX(IF([.E14]=&quot;Y&quot;;8;9)*256*16+HEX2DEC([.H14])*16+IF([.C14]=&quot;Y&quot;;8;0)+IF([.D14]=&quot;Y&quot;;0;4)+3;4)" office:value-type="string">
              <text:p>90C7</text:p>
            </table:change-track-table-cell>
          </table:previous>
        </table:cell-content-change>
        <table:cell-content-change table:id="ct1024">
          <table:cell-address table:column="11" table:row="14" table:table="0"/>
          <office:change-info>
            <dc:creator>Mike </dc:creator>
            <dc:date>2011-08-04T12:42:48.89</dc:date>
          </office:change-info>
          <table:previous table:id="ct983">
            <table:change-track-table-cell table:cell-address="Sheet1.L15" table:formula="of:=DEC2HEX(IF([.E15]=&quot;Y&quot;;8;9)*256*16+HEX2DEC([.H15])*16+IF([.C15]=&quot;Y&quot;;8;0)+IF([.D15]=&quot;Y&quot;;0;4)+3;4)" office:value-type="string">
              <text:p>90D7</text:p>
            </table:change-track-table-cell>
          </table:previous>
        </table:cell-content-change>
        <table:cell-content-change table:id="ct1025">
          <table:cell-address table:column="11" table:row="15" table:table="0"/>
          <office:change-info>
            <dc:creator>Mike </dc:creator>
            <dc:date>2011-08-04T12:42:48.89</dc:date>
          </office:change-info>
          <table:previous table:id="ct984">
            <table:change-track-table-cell table:cell-address="Sheet1.L16" table:formula="of:=DEC2HEX(IF([.E16]=&quot;Y&quot;;8;9)*256*16+HEX2DEC([.H16])*16+IF([.C16]=&quot;Y&quot;;8;0)+IF([.D16]=&quot;Y&quot;;0;4)+3;4)" office:value-type="string">
              <text:p>9007</text:p>
            </table:change-track-table-cell>
          </table:previous>
        </table:cell-content-change>
        <table:cell-content-change table:id="ct1026">
          <table:cell-address table:column="11" table:row="16" table:table="0"/>
          <office:change-info>
            <dc:creator>Mike </dc:creator>
            <dc:date>2011-08-04T12:42:48.89</dc:date>
          </office:change-info>
          <table:previous table:id="ct985">
            <table:change-track-table-cell table:cell-address="Sheet1.L17" table:formula="of:=DEC2HEX(IF([.E17]=&quot;Y&quot;;8;9)*256*16+HEX2DEC([.H17])*16+IF([.C17]=&quot;Y&quot;;8;0)+IF([.D17]=&quot;Y&quot;;0;4)+3;4)" office:value-type="string">
              <text:p>9007</text:p>
            </table:change-track-table-cell>
          </table:previous>
        </table:cell-content-change>
        <table:cell-content-change table:id="ct1027">
          <table:cell-address table:column="11" table:row="17" table:table="0"/>
          <office:change-info>
            <dc:creator>Mike </dc:creator>
            <dc:date>2011-08-04T12:42:48.89</dc:date>
          </office:change-info>
          <table:previous table:id="ct986">
            <table:change-track-table-cell table:cell-address="Sheet1.L18" table:formula="of:=DEC2HEX(IF([.E18]=&quot;Y&quot;;8;9)*256*16+HEX2DEC([.H18])*16+IF([.C18]=&quot;Y&quot;;8;0)+IF([.D18]=&quot;Y&quot;;0;4)+3;4)" office:value-type="string">
              <text:p>92E7</text:p>
            </table:change-track-table-cell>
          </table:previous>
        </table:cell-content-change>
        <table:cell-content-change table:id="ct1028">
          <table:cell-address table:column="11" table:row="18" table:table="0"/>
          <office:change-info>
            <dc:creator>Mike </dc:creator>
            <dc:date>2011-08-04T12:42:48.89</dc:date>
          </office:change-info>
          <table:previous table:id="ct987">
            <table:change-track-table-cell table:cell-address="Sheet1.L19" table:formula="of:=DEC2HEX(IF([.E19]=&quot;Y&quot;;8;9)*256*16+HEX2DEC([.H19])*16+IF([.C19]=&quot;Y&quot;;8;0)+IF([.D19]=&quot;Y&quot;;0;4)+3;4)" office:value-type="string">
              <text:p>92F7</text:p>
            </table:change-track-table-cell>
          </table:previous>
        </table:cell-content-change>
        <table:cell-content-change table:id="ct1029">
          <table:cell-address table:column="11" table:row="19" table:table="0"/>
          <office:change-info>
            <dc:creator>Mike </dc:creator>
            <dc:date>2011-08-04T12:42:48.89</dc:date>
          </office:change-info>
          <table:previous table:id="ct988">
            <table:change-track-table-cell table:cell-address="Sheet1.L20" table:formula="of:=DEC2HEX(IF([.E20]=&quot;Y&quot;;8;9)*256*16+HEX2DEC([.H20])*16+IF([.C20]=&quot;Y&quot;;8;0)+IF([.D20]=&quot;Y&quot;;0;4)+3;4)" office:value-type="string">
              <text:p>9007</text:p>
            </table:change-track-table-cell>
          </table:previous>
        </table:cell-content-change>
        <table:cell-content-change table:id="ct1030">
          <table:cell-address table:column="11" table:row="20" table:table="0"/>
          <office:change-info>
            <dc:creator>Mike </dc:creator>
            <dc:date>2011-08-04T12:42:48.89</dc:date>
          </office:change-info>
          <table:previous table:id="ct989">
            <table:change-track-table-cell table:cell-address="Sheet1.L21" table:formula="of:=DEC2HEX(IF([.E21]=&quot;Y&quot;;8;9)*256*16+HEX2DEC([.H21])*16+IF([.C21]=&quot;Y&quot;;8;0)+IF([.D21]=&quot;Y&quot;;0;4)+3;4)" office:value-type="string">
              <text:p>9007</text:p>
            </table:change-track-table-cell>
          </table:previous>
        </table:cell-content-change>
        <table:cell-content-change table:id="ct1031">
          <table:cell-address table:column="11" table:row="21" table:table="0"/>
          <office:change-info>
            <dc:creator>Mike </dc:creator>
            <dc:date>2011-08-04T12:42:48.89</dc:date>
          </office:change-info>
          <table:previous table:id="ct990">
            <table:change-track-table-cell table:cell-address="Sheet1.L22" table:formula="of:=DEC2HEX(IF([.E22]=&quot;Y&quot;;8;9)*256*16+HEX2DEC([.H22])*16+IF([.C22]=&quot;Y&quot;;8;0)+IF([.D22]=&quot;Y&quot;;0;4)+3;4)" office:value-type="string">
              <text:p>824F</text:p>
            </table:change-track-table-cell>
          </table:previous>
        </table:cell-content-change>
        <table:cell-content-change table:id="ct1032">
          <table:cell-address table:column="11" table:row="22" table:table="0"/>
          <office:change-info>
            <dc:creator>Mike </dc:creator>
            <dc:date>2011-08-04T12:42:48.89</dc:date>
          </office:change-info>
          <table:previous table:id="ct991">
            <table:change-track-table-cell table:cell-address="Sheet1.L23" table:formula="of:=DEC2HEX(IF([.E23]=&quot;Y&quot;;8;9)*256*16+HEX2DEC([.H23])*16+IF([.C23]=&quot;Y&quot;;8;0)+IF([.D23]=&quot;Y&quot;;0;4)+3;4)" office:value-type="string">
              <text:p>925F</text:p>
            </table:change-track-table-cell>
          </table:previous>
        </table:cell-content-change>
        <table:cell-content-change table:id="ct1033">
          <table:cell-address table:column="11" table:row="23" table:table="0"/>
          <office:change-info>
            <dc:creator>Mike </dc:creator>
            <dc:date>2011-08-04T12:42:48.89</dc:date>
          </office:change-info>
          <table:previous table:id="ct992">
            <table:change-track-table-cell table:cell-address="Sheet1.L24" table:formula="of:=DEC2HEX(IF([.E24]=&quot;Y&quot;;8;9)*256*16+HEX2DEC([.H24])*16+IF([.C24]=&quot;Y&quot;;8;0)+IF([.D24]=&quot;Y&quot;;0;4)+3;4)" office:value-type="string">
              <text:p>926B</text:p>
            </table:change-track-table-cell>
          </table:previous>
        </table:cell-content-change>
        <table:cell-content-change table:id="ct1034">
          <table:cell-address table:column="11" table:row="24" table:table="0"/>
          <office:change-info>
            <dc:creator>Mike </dc:creator>
            <dc:date>2011-08-04T12:42:48.89</dc:date>
          </office:change-info>
          <table:previous table:id="ct993">
            <table:change-track-table-cell table:cell-address="Sheet1.L25" table:formula="of:=DEC2HEX(IF([.E25]=&quot;Y&quot;;8;9)*256*16+HEX2DEC([.H25])*16+IF([.C25]=&quot;Y&quot;;8;0)+IF([.D25]=&quot;Y&quot;;0;4)+3;4)" office:value-type="string">
              <text:p>828F</text:p>
            </table:change-track-table-cell>
          </table:previous>
        </table:cell-content-change>
        <table:cell-content-change table:id="ct1035">
          <table:cell-address table:column="11" table:row="24" table:table="0"/>
          <office:change-info>
            <dc:creator>Mike </dc:creator>
            <dc:date>2011-08-04T12:42:48.89</dc:date>
          </office:change-info>
          <table:previous table:id="ct994">
            <table:change-track-table-cell table:cell-address="Sheet1.L25" table:formula="of:=DEC2HEX(IF([.E25]=&quot;Y&quot;;8;9)*256*16+HEX2DEC([.H25])*16+IF([.C25]=&quot;Y&quot;;8;0)+IF([.D25]=&quot;Y&quot;;0;4)+3;4)" office:value-type="string">
              <text:p>828F</text:p>
            </table:change-track-table-cell>
          </table:previous>
        </table:cell-content-change>
        <table:cell-content-change table:id="ct1036">
          <table:cell-address table:column="11" table:row="25" table:table="0"/>
          <office:change-info>
            <dc:creator>Mike </dc:creator>
            <dc:date>2011-08-04T12:42:48.89</dc:date>
          </office:change-info>
          <table:previous table:id="ct995">
            <table:change-track-table-cell table:cell-address="Sheet1.L26" table:formula="of:=DEC2HEX(IF([.E26]=&quot;Y&quot;;8;9)*256*16+HEX2DEC([.H26])*16+IF([.C26]=&quot;Y&quot;;8;0)+IF([.D26]=&quot;Y&quot;;0;4)+3;4)" office:value-type="string">
              <text:p>929F</text:p>
            </table:change-track-table-cell>
          </table:previous>
        </table:cell-content-change>
        <table:cell-content-change table:id="ct1037">
          <table:cell-address table:column="11" table:row="26" table:table="0"/>
          <office:change-info>
            <dc:creator>Mike </dc:creator>
            <dc:date>2011-08-04T12:42:48.89</dc:date>
          </office:change-info>
          <table:previous table:id="ct996">
            <table:change-track-table-cell table:cell-address="Sheet1.L27" table:formula="of:=DEC2HEX(IF([.E27]=&quot;Y&quot;;8;9)*256*16+HEX2DEC([.H27])*16+IF([.C27]=&quot;Y&quot;;8;0)+IF([.D27]=&quot;Y&quot;;0;4)+3;4)" office:value-type="string">
              <text:p>92AB</text:p>
            </table:change-track-table-cell>
          </table:previous>
        </table:cell-content-change>
        <table:cell-content-change table:id="ct1038">
          <table:cell-address table:column="11" table:row="27" table:table="0"/>
          <office:change-info>
            <dc:creator>Mike </dc:creator>
            <dc:date>2011-08-04T12:42:48.89</dc:date>
          </office:change-info>
          <table:previous table:id="ct997">
            <table:change-track-table-cell table:cell-address="Sheet1.L28" table:formula="of:=DEC2HEX(IF([.E28]=&quot;Y&quot;;8;9)*256*16+HEX2DEC([.H28])*16+IF([.C28]=&quot;Y&quot;;8;0)+IF([.D28]=&quot;Y&quot;;0;4)+3;4)" office:value-type="string">
              <text:p>92B7</text:p>
            </table:change-track-table-cell>
          </table:previous>
        </table:cell-content-change>
        <table:cell-content-change table:id="ct1039">
          <table:cell-address table:column="11" table:row="28" table:table="0"/>
          <office:change-info>
            <dc:creator>Mike </dc:creator>
            <dc:date>2011-08-04T12:42:48.89</dc:date>
          </office:change-info>
          <table:previous table:id="ct998">
            <table:change-track-table-cell table:cell-address="Sheet1.L29" table:formula="of:=DEC2HEX(IF([.E29]=&quot;Y&quot;;8;9)*256*16+HEX2DEC([.H29])*16+IF([.C29]=&quot;Y&quot;;8;0)+IF([.D29]=&quot;Y&quot;;0;4)+3;4)" office:value-type="string">
              <text:p>82B7</text:p>
            </table:change-track-table-cell>
          </table:previous>
        </table:cell-content-change>
        <table:cell-content-change table:id="ct1040">
          <table:cell-address table:column="11" table:row="29" table:table="0"/>
          <office:change-info>
            <dc:creator>Mike </dc:creator>
            <dc:date>2011-08-04T12:42:48.89</dc:date>
          </office:change-info>
          <table:previous table:id="ct999">
            <table:change-track-table-cell table:cell-address="Sheet1.L30" table:formula="of:=DEC2HEX(IF([.E30]=&quot;Y&quot;;8;9)*256*16+HEX2DEC([.H30])*16+IF([.C30]=&quot;Y&quot;;8;0)+IF([.D30]=&quot;Y&quot;;0;4)+3;4)" office:value-type="string">
              <text:p>82CF</text:p>
            </table:change-track-table-cell>
          </table:previous>
        </table:cell-content-change>
        <table:cell-content-change table:id="ct1041">
          <table:cell-address table:column="11" table:row="30" table:table="0"/>
          <office:change-info>
            <dc:creator>Mike </dc:creator>
            <dc:date>2011-08-04T12:42:48.89</dc:date>
          </office:change-info>
          <table:previous table:id="ct1000">
            <table:change-track-table-cell table:cell-address="Sheet1.L31" table:formula="of:=DEC2HEX(IF([.E31]=&quot;Y&quot;;8;9)*256*16+HEX2DEC([.H31])*16+IF([.C31]=&quot;Y&quot;;8;0)+IF([.D31]=&quot;Y&quot;;0;4)+3;4)" office:value-type="string">
              <text:p>82DF</text:p>
            </table:change-track-table-cell>
          </table:previous>
        </table:cell-content-change>
        <table:cell-content-change table:id="ct1042">
          <table:cell-address table:column="11" table:row="31" table:table="0"/>
          <office:change-info>
            <dc:creator>Mike </dc:creator>
            <dc:date>2011-08-04T12:42:48.89</dc:date>
          </office:change-info>
          <table:previous table:id="ct1001">
            <table:change-track-table-cell table:cell-address="Sheet1.L32" table:formula="of:=DEC2HEX(IF([.E32]=&quot;Y&quot;;8;9)*256*16+HEX2DEC([.H32])*16+IF([.C32]=&quot;Y&quot;;8;0)+IF([.D32]=&quot;Y&quot;;0;4)+3;4)" office:value-type="string">
              <text:p>9007</text:p>
            </table:change-track-table-cell>
          </table:previous>
        </table:cell-content-change>
        <table:cell-content-change table:id="ct1043">
          <table:cell-address table:column="11" table:row="34" table:table="0"/>
          <office:change-info>
            <dc:creator>Mike </dc:creator>
            <dc:date>2011-08-04T12:42:48.89</dc:date>
          </office:change-info>
          <table:previous table:id="ct1002">
            <table:change-track-table-cell table:cell-address="Sheet1.L35" table:formula="of:=DEC2HEX(IF([.E35]=&quot;Y&quot;;8;9)*256*16+HEX2DEC([.H35])*16+IF([.C35]=&quot;Y&quot;;8;0)+IF([.D35]=&quot;Y&quot;;0;4)+3;4)" office:value-type="string">
              <text:p>9007</text:p>
            </table:change-track-table-cell>
          </table:previous>
        </table:cell-content-change>
        <table:cell-content-change table:id="ct1044">
          <table:cell-address table:column="11" table:row="35" table:table="0"/>
          <office:change-info>
            <dc:creator>Mike </dc:creator>
            <dc:date>2011-08-04T12:42:48.89</dc:date>
          </office:change-info>
          <table:previous table:id="ct1003">
            <table:change-track-table-cell table:cell-address="Sheet1.L36" table:formula="of:=DEC2HEX(IF([.E36]=&quot;Y&quot;;8;9)*256*16+HEX2DEC([.H36])*16+IF([.C36]=&quot;Y&quot;;8;0)+IF([.D36]=&quot;Y&quot;;0;4)+3;4)" office:value-type="string">
              <text:p>9007</text:p>
            </table:change-track-table-cell>
          </table:previous>
        </table:cell-content-change>
        <table:cell-content-change table:id="ct1045">
          <table:cell-address table:column="11" table:row="36" table:table="0"/>
          <office:change-info>
            <dc:creator>Mike </dc:creator>
            <dc:date>2011-08-04T12:42:48.89</dc:date>
          </office:change-info>
          <table:previous table:id="ct1004">
            <table:change-track-table-cell table:cell-address="Sheet1.L37" table:formula="of:=DEC2HEX(IF([.E37]=&quot;Y&quot;;8;9)*256*16+HEX2DEC([.H37])*16+IF([.C37]=&quot;Y&quot;;8;0)+IF([.D37]=&quot;Y&quot;;0;4)+3;4)" office:value-type="string">
              <text:p>9407</text:p>
            </table:change-track-table-cell>
          </table:previous>
        </table:cell-content-change>
        <table:cell-content-change table:id="ct1046">
          <table:cell-address table:column="11" table:row="37" table:table="0"/>
          <office:change-info>
            <dc:creator>Mike </dc:creator>
            <dc:date>2011-08-04T12:42:48.89</dc:date>
          </office:change-info>
          <table:previous table:id="ct1005">
            <table:change-track-table-cell table:cell-address="Sheet1.L38" table:formula="of:=DEC2HEX(IF([.E38]=&quot;Y&quot;;8;9)*256*16+HEX2DEC([.H38])*16+IF([.C38]=&quot;Y&quot;;8;0)+IF([.D38]=&quot;Y&quot;;0;4)+3;4)" office:value-type="string">
              <text:p>94C7</text:p>
            </table:change-track-table-cell>
          </table:previous>
        </table:cell-content-change>
        <table:cell-content-change table:id="ct1047">
          <table:cell-address table:column="11" table:row="37" table:table="0"/>
          <office:change-info>
            <dc:creator>Mike </dc:creator>
            <dc:date>2011-08-04T12:42:48.89</dc:date>
          </office:change-info>
          <table:previous table:id="ct1006">
            <table:change-track-table-cell table:cell-address="Sheet1.L38" table:formula="of:=DEC2HEX(IF([.E38]=&quot;Y&quot;;8;9)*256*16+HEX2DEC([.H38])*16+IF([.C38]=&quot;Y&quot;;8;0)+IF([.D38]=&quot;Y&quot;;0;4)+3;4)" office:value-type="string">
              <text:p>94C7</text:p>
            </table:change-track-table-cell>
          </table:previous>
        </table:cell-content-change>
        <table:cell-content-change table:id="ct1048">
          <table:cell-address table:column="11" table:row="38" table:table="0"/>
          <office:change-info>
            <dc:creator>Mike </dc:creator>
            <dc:date>2011-08-04T12:42:48.89</dc:date>
          </office:change-info>
          <table:previous table:id="ct1007">
            <table:change-track-table-cell table:cell-address="Sheet1.L39" table:formula="of:=DEC2HEX(IF([.E39]=&quot;Y&quot;;8;9)*256*16+HEX2DEC([.H39])*16+IF([.C39]=&quot;Y&quot;;8;0)+IF([.D39]=&quot;Y&quot;;0;4)+3;4)" office:value-type="string">
              <text:p>94D7</text:p>
            </table:change-track-table-cell>
          </table:previous>
        </table:cell-content-change>
        <table:cell-content-change table:id="ct1049">
          <table:cell-address table:column="11" table:row="39" table:table="0"/>
          <office:change-info>
            <dc:creator>Mike </dc:creator>
            <dc:date>2011-08-04T12:42:48.89</dc:date>
          </office:change-info>
          <table:previous table:id="ct1008">
            <table:change-track-table-cell table:cell-address="Sheet1.L40" table:formula="of:=DEC2HEX(IF([.E40]=&quot;Y&quot;;8;9)*256*16+HEX2DEC([.H40])*16+IF([.C40]=&quot;Y&quot;;8;0)+IF([.D40]=&quot;Y&quot;;0;4)+3;4)" office:value-type="string">
              <text:p>9007</text:p>
            </table:change-track-table-cell>
          </table:previous>
        </table:cell-content-change>
        <table:cell-content-change table:id="ct1050">
          <table:cell-address table:column="11" table:row="40" table:table="0"/>
          <office:change-info>
            <dc:creator>Mike </dc:creator>
            <dc:date>2011-08-04T12:42:48.89</dc:date>
          </office:change-info>
          <table:previous table:id="ct1009">
            <table:change-track-table-cell table:cell-address="Sheet1.L41" table:formula="of:=DEC2HEX(IF([.E41]=&quot;Y&quot;;8;9)*256*16+HEX2DEC([.H41])*16+IF([.C41]=&quot;Y&quot;;8;0)+IF([.D41]=&quot;Y&quot;;0;4)+3;4)" office:value-type="string">
              <text:p>9007</text:p>
            </table:change-track-table-cell>
          </table:previous>
        </table:cell-content-change>
        <table:cell-content-change table:id="ct1051">
          <table:cell-address table:column="11" table:row="41" table:table="0"/>
          <office:change-info>
            <dc:creator>Mike </dc:creator>
            <dc:date>2011-08-04T12:42:48.89</dc:date>
          </office:change-info>
          <table:previous table:id="ct1010">
            <table:change-track-table-cell table:cell-address="Sheet1.L42" table:formula="of:=DEC2HEX(IF([.E42]=&quot;Y&quot;;8;9)*256*16+HEX2DEC([.H42])*16+IF([.C42]=&quot;Y&quot;;8;0)+IF([.D42]=&quot;Y&quot;;0;4)+3;4)" office:value-type="string">
              <text:p>9007</text:p>
            </table:change-track-table-cell>
          </table:previous>
        </table:cell-content-change>
        <table:cell-content-change table:id="ct1052">
          <table:cell-address table:column="11" table:row="42" table:table="0"/>
          <office:change-info>
            <dc:creator>Mike </dc:creator>
            <dc:date>2011-08-04T12:42:48.89</dc:date>
          </office:change-info>
          <table:previous table:id="ct1011">
            <table:change-track-table-cell table:cell-address="Sheet1.L43" table:formula="of:=DEC2HEX(IF([.E43]=&quot;Y&quot;;8;9)*256*16+HEX2DEC([.H43])*16+IF([.C43]=&quot;Y&quot;;8;0)+IF([.D43]=&quot;Y&quot;;0;4)+3;4)" office:value-type="string">
              <text:p>94E7</text:p>
            </table:change-track-table-cell>
          </table:previous>
        </table:cell-content-change>
        <table:cell-content-change table:id="ct1053">
          <table:cell-address table:column="11" table:row="43" table:table="0"/>
          <office:change-info>
            <dc:creator>Mike </dc:creator>
            <dc:date>2011-08-04T12:42:48.89</dc:date>
          </office:change-info>
          <table:previous table:id="ct1012">
            <table:change-track-table-cell table:cell-address="Sheet1.L44" table:formula="of:=DEC2HEX(IF([.E44]=&quot;Y&quot;;8;9)*256*16+HEX2DEC([.H44])*16+IF([.C44]=&quot;Y&quot;;8;0)+IF([.D44]=&quot;Y&quot;;0;4)+3;4)" office:value-type="string">
              <text:p>9007</text:p>
            </table:change-track-table-cell>
          </table:previous>
        </table:cell-content-change>
        <table:cell-content-change table:id="ct1054">
          <table:cell-address table:column="11" table:row="44" table:table="0"/>
          <office:change-info>
            <dc:creator>Mike </dc:creator>
            <dc:date>2011-08-04T12:42:48.89</dc:date>
          </office:change-info>
          <table:previous table:id="ct1013">
            <table:change-track-table-cell table:cell-address="Sheet1.L45" table:formula="of:=DEC2HEX(IF([.E45]=&quot;Y&quot;;8;9)*256*16+HEX2DEC([.H45])*16+IF([.C45]=&quot;Y&quot;;8;0)+IF([.D45]=&quot;Y&quot;;0;4)+3;4)" office:value-type="string">
              <text:p>94F7</text:p>
            </table:change-track-table-cell>
          </table:previous>
        </table:cell-content-change>
        <table:cell-content-change table:id="ct1055">
          <table:cell-address table:column="11" table:row="45" table:table="0"/>
          <office:change-info>
            <dc:creator>Mike </dc:creator>
            <dc:date>2011-08-04T12:42:48.89</dc:date>
          </office:change-info>
          <table:previous table:id="ct1014">
            <table:change-track-table-cell table:cell-address="Sheet1.L46" table:formula="of:=DEC2HEX(IF([.E46]=&quot;Y&quot;;8;9)*256*16+HEX2DEC([.H46])*16+IF([.C46]=&quot;Y&quot;;8;0)+IF([.D46]=&quot;Y&quot;;0;4)+3;4)" office:value-type="string">
              <text:p>9007</text:p>
            </table:change-track-table-cell>
          </table:previous>
        </table:cell-content-change>
        <table:cell-content-change table:id="ct1056">
          <table:cell-address table:column="11" table:row="46" table:table="0"/>
          <office:change-info>
            <dc:creator>Mike </dc:creator>
            <dc:date>2011-08-04T12:42:48.89</dc:date>
          </office:change-info>
          <table:previous table:id="ct1015">
            <table:change-track-table-cell table:cell-address="Sheet1.L47" table:formula="of:=DEC2HEX(IF([.E47]=&quot;Y&quot;;8;9)*256*16+HEX2DEC([.H47])*16+IF([.C47]=&quot;Y&quot;;8;0)+IF([.D47]=&quot;Y&quot;;0;4)+3;4)" office:value-type="string">
              <text:p>9007</text:p>
            </table:change-track-table-cell>
          </table:previous>
        </table:cell-content-change>
        <table:cell-content-change table:id="ct1057">
          <table:cell-address table:column="11" table:row="47" table:table="0"/>
          <office:change-info>
            <dc:creator>Mike </dc:creator>
            <dc:date>2011-08-04T12:42:48.89</dc:date>
          </office:change-info>
          <table:previous table:id="ct1016">
            <table:change-track-table-cell table:cell-address="Sheet1.L48" table:formula="of:=DEC2HEX(IF([.E48]=&quot;Y&quot;;8;9)*256*16+HEX2DEC([.H48])*16+IF([.C48]=&quot;Y&quot;;8;0)+IF([.D48]=&quot;Y&quot;;0;4)+3;4)" office:value-type="string">
              <text:p>9697</text:p>
            </table:change-track-table-cell>
          </table:previous>
        </table:cell-content-change>
        <table:cell-content-change table:id="ct1058">
          <table:cell-address table:column="11" table:row="48" table:table="0"/>
          <office:change-info>
            <dc:creator>Mike </dc:creator>
            <dc:date>2011-08-04T12:42:48.89</dc:date>
          </office:change-info>
          <table:previous table:id="ct1017">
            <table:change-track-table-cell table:cell-address="Sheet1.L49" table:formula="of:=DEC2HEX(IF([.E49]=&quot;Y&quot;;8;9)*256*16+HEX2DEC([.H49])*16+IF([.C49]=&quot;Y&quot;;8;0)+IF([.D49]=&quot;Y&quot;;0;4)+3;4)" office:value-type="string">
              <text:p>96A7</text:p>
            </table:change-track-table-cell>
          </table:previous>
        </table:cell-content-change>
        <table:cell-content-change table:id="ct1059">
          <table:cell-address table:column="11" table:row="49" table:table="0"/>
          <office:change-info>
            <dc:creator>Mike </dc:creator>
            <dc:date>2011-08-04T12:42:48.89</dc:date>
          </office:change-info>
          <table:previous table:id="ct1018">
            <table:change-track-table-cell table:cell-address="Sheet1.L50" table:formula="of:=DEC2HEX(IF([.E50]=&quot;Y&quot;;8;9)*256*16+HEX2DEC([.H50])*16+IF([.C50]=&quot;Y&quot;;8;0)+IF([.D50]=&quot;Y&quot;;0;4)+3;4)" office:value-type="string">
              <text:p>96B7</text:p>
            </table:change-track-table-cell>
          </table:previous>
        </table:cell-content-change>
        <table:deletion table:id="ct1060" table:type="column" table:position="11" table:table="0">
          <office:change-info>
            <dc:creator>Mike </dc:creator>
            <dc:date>2011-08-04T12:42:58.30</dc:date>
          </office:change-info>
          <table:deletions>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float" office:value="6"/>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51" table:table="0"/>
              <table:change-track-table-cell office:value-type="string">
                <text:p>0=simple MTI</text:p>
              </table:change-track-table-cell>
            </table:cell-content-deletion>
            <table:cell-content-deletion>
              <table:cell-address table:column="11" table:row="52" table:table="0"/>
              <table:change-track-table-cell office:value-type="string">
                <text:p>1=complex MTI</text:p>
              </table:change-track-table-cell>
            </table:cell-content-deletion>
            <table:cell-content-deletion>
              <table:cell-address table:column="11" table:row="55" table:table="0"/>
              <table:change-track-table-cell office:value-type="string">
                <text:p>4=DestID datagram</text:p>
              </table:change-track-table-cell>
            </table:cell-content-deletion>
            <table:cell-content-deletion>
              <table:cell-address table:column="11" table:row="55" table:table="0"/>
              <table:change-track-table-cell office:value-type="string">
                <text:p>5=DestID datagram last segment</text:p>
              </table:change-track-table-cell>
            </table:cell-content-deletion>
            <table:cell-content-deletion>
              <table:cell-address table:column="11" table:row="55" table:table="0"/>
              <table:change-track-table-cell office:value-type="string">
                <text:p>6=DestID non-Stream</text:p>
              </table:change-track-table-cell>
            </table:cell-content-deletion>
            <table:cell-content-deletion>
              <table:cell-address table:column="11" table:row="55" table:table="0"/>
              <table:change-track-table-cell office:value-type="string">
                <text:p>7=DestID stream data</text:p>
              </table:change-track-table-cell>
            </table:cell-content-deletion>
            <table:cell-content-deletion>
              <table:cell-address table:column="11" table:row="57" table:table="0"/>
              <table:change-track-table-cell office:value-type="string">
                <text:p>prototypes/Arduino/libraries/OpenLCB/OpenLcbCan.h</text:p>
              </table:change-track-table-cell>
            </table:cell-content-deletion>
            <table:cell-content-deletion>
              <table:cell-address table:column="11" table:row="58" table:table="0"/>
              <table:change-track-table-cell office:value-type="string">
                <text:p>prototypes/CBUS-PIC/canlib/frametypes.c</text:p>
              </table:change-track-table-cell>
            </table:cell-content-deletion>
            <table:cell-content-deletion table:id="ct793">
              <table:change-track-table-cell table:cell-address="Sheet1.L50" table:formula="of:=IF([.B50]=&quot;Y&quot;;&quot;E&quot;;IF([.E50]=&quot;Y&quot;;8;9))" office:value-type="string">
                <text:p>E</text:p>
              </table:change-track-table-cell>
            </table:cell-content-deletion>
            <table:cell-content-deletion table:id="ct792">
              <table:change-track-table-cell table:cell-address="Sheet1.L49" table:formula="of:=IF([.B49]=&quot;Y&quot;;&quot;E&quot;;IF([.E49]=&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L45" table:formula="of:=IF([.B45]=&quot;Y&quot;;&quot;E&quot;;IF([.E45]=&quot;Y&quot;;8;9))" office:value-type="string">
                <text:p>E</text:p>
              </table:change-track-table-cell>
            </table:cell-content-deletion>
            <table:cell-content-deletion table:id="ct806">
              <table:change-track-table-cell/>
            </table:cell-content-deletion>
            <table:cell-content-deletion table:id="ct786">
              <table:change-track-table-cell table:cell-address="Sheet1.L43" table:formula="of:=IF([.B43]=&quot;Y&quot;;&quot;E&quot;;IF([.E43]=&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L39" table:formula="of:=IF([.B39]=&quot;Y&quot;;&quot;E&quot;;IF([.E39]=&quot;Y&quot;;8;9))" office:value-type="string">
                <text:p>E</text:p>
              </table:change-track-table-cell>
            </table:cell-content-deletion>
            <table:cell-content-deletion table:id="ct781">
              <table:change-track-table-cell table:cell-address="Sheet1.L38" table:formula="of:=IF([.B38]=&quot;Y&quot;;&quot;E&quot;;IF([.E38]=&quot;Y&quot;;8;9))" office:value-type="string">
                <text:p>E</text:p>
              </table:change-track-table-cell>
            </table:cell-content-deletion>
            <table:cell-content-deletion table:id="ct809">
              <table:change-track-table-cell/>
            </table:cell-content-deletion>
            <table:cell-content-deletion table:id="ct779">
              <table:change-track-table-cell table:cell-address="Sheet1.L37" table:formula="of:=IF([.B37]=&quot;Y&quot;;&quot;E&quot;;IF([.E37]=&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L31" table:formula="of:=IF([.B31]=&quot;Y&quot;;&quot;E&quot;;IF([.E31]=&quot;Y&quot;;8;9))" office:value-type="float" office:value="8"/>
            </table:cell-content-deletion>
            <table:cell-content-deletion table:id="ct774">
              <table:change-track-table-cell table:cell-address="Sheet1.L30" table:formula="of:=IF([.B30]=&quot;Y&quot;;&quot;E&quot;;IF([.E30]=&quot;Y&quot;;8;9))" office:value-type="float" office:value="8"/>
            </table:cell-content-deletion>
            <table:cell-content-deletion table:id="ct773">
              <table:change-track-table-cell table:cell-address="Sheet1.L29" table:formula="of:=IF([.B29]=&quot;Y&quot;;&quot;E&quot;;IF([.E29]=&quot;Y&quot;;8;9))" office:value-type="float" office:value="8"/>
            </table:cell-content-deletion>
            <table:cell-content-deletion table:id="ct772">
              <table:change-track-table-cell table:cell-address="Sheet1.L28" table:formula="of:=IF([.B28]=&quot;Y&quot;;&quot;E&quot;;IF([.E28]=&quot;Y&quot;;8;9))" office:value-type="string">
                <text:p>E</text:p>
              </table:change-track-table-cell>
            </table:cell-content-deletion>
            <table:cell-content-deletion table:id="ct771">
              <table:change-track-table-cell table:cell-address="Sheet1.L27" table:formula="of:=IF([.B27]=&quot;Y&quot;;&quot;E&quot;;IF([.E27]=&quot;Y&quot;;8;9))" office:value-type="float" office:value="9"/>
            </table:cell-content-deletion>
            <table:cell-content-deletion table:id="ct770">
              <table:change-track-table-cell table:cell-address="Sheet1.L26" table:formula="of:=IF([.B26]=&quot;Y&quot;;&quot;E&quot;;IF([.E26]=&quot;Y&quot;;8;9))" office:value-type="float" office:value="9"/>
            </table:cell-content-deletion>
            <table:cell-content-deletion table:id="ct769">
              <table:change-track-table-cell table:cell-address="Sheet1.L25" table:formula="of:=IF([.B25]=&quot;Y&quot;;&quot;E&quot;;IF([.E25]=&quot;Y&quot;;8;9))" office:value-type="float" office:value="8"/>
            </table:cell-content-deletion>
            <table:cell-content-deletion table:id="ct799">
              <table:change-track-table-cell/>
            </table:cell-content-deletion>
            <table:cell-content-deletion table:id="ct767">
              <table:change-track-table-cell table:cell-address="Sheet1.L24" table:formula="of:=IF([.B24]=&quot;Y&quot;;&quot;E&quot;;IF([.E24]=&quot;Y&quot;;8;9))" office:value-type="float" office:value="9"/>
            </table:cell-content-deletion>
            <table:cell-content-deletion table:id="ct766">
              <table:change-track-table-cell table:cell-address="Sheet1.L23" table:formula="of:=IF([.B23]=&quot;Y&quot;;&quot;E&quot;;IF([.E23]=&quot;Y&quot;;8;9))" office:value-type="float" office:value="9"/>
            </table:cell-content-deletion>
            <table:cell-content-deletion table:id="ct765">
              <table:change-track-table-cell table:cell-address="Sheet1.L22" table:formula="of:=IF([.B22]=&quot;Y&quot;;&quot;E&quot;;IF([.E22]=&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L15" table:formula="of:=IF([.B15]=&quot;Y&quot;;&quot;E&quot;;IF([.E15]=&quot;Y&quot;;8;9))" office:value-type="string">
                <text:p>E</text:p>
              </table:change-track-table-cell>
            </table:cell-content-deletion>
            <table:cell-content-deletion table:id="ct757">
              <table:change-track-table-cell table:cell-address="Sheet1.L14" table:formula="of:=IF([.B14]=&quot;Y&quot;;&quot;E&quot;;IF([.E14]=&quot;Y&quot;;8;9))" office:value-type="string">
                <text:p>E</text:p>
              </table:change-track-table-cell>
            </table:cell-content-deletion>
            <table:cell-content-deletion table:id="ct756">
              <table:change-track-table-cell table:cell-address="Sheet1.L13" table:formula="of:=IF([.B13]=&quot;Y&quot;;&quot;E&quot;;IF([.E13]=&quot;Y&quot;;8;9))" office:value-type="float" office:value="8"/>
            </table:cell-content-deletion>
            <table:cell-content-deletion table:id="ct755">
              <table:change-track-table-cell table:cell-address="Sheet1.L12" table:formula="of:=IF([.B12]=&quot;Y&quot;;&quot;E&quot;;IF([.E12]=&quot;Y&quot;;8;9))" office:value-type="float" office:value="8"/>
            </table:cell-content-deletion>
            <table:cell-content-deletion table:id="ct754">
              <table:change-track-table-cell table:cell-address="Sheet1.L11" table:formula="of:=IF([.B11]=&quot;Y&quot;;&quot;E&quot;;IF([.E11]=&quot;Y&quot;;8;9))" office:value-type="string">
                <text:p>E</text:p>
              </table:change-track-table-cell>
            </table:cell-content-deletion>
            <table:cell-content-deletion table:id="ct753">
              <table:change-track-table-cell table:cell-address="Sheet1.L10" table:formula="of:=IF([.B10]=&quot;Y&quot;;&quot;E&quot;;IF([.E10]=&quot;Y&quot;;8;9))" office:value-type="float" office:value="9"/>
            </table:cell-content-deletion>
            <table:change-deletion table:id="ct742"/>
            <table:change-deletion table:id="ct741"/>
            <table:cell-content-deletion table:id="ct762">
              <table:change-track-table-cell table:cell-address="Sheet1.L19" table:formula="of:=IF([.B19]=&quot;Y&quot;;&quot;E&quot;;IF([.E19]=&quot;Y&quot;;8;9))" office:value-type="string">
                <text:p>E</text:p>
              </table:change-track-table-cell>
            </table:cell-content-deletion>
            <table:cell-content-deletion table:id="ct761">
              <table:change-track-table-cell table:cell-address="Sheet1.L18" table:formula="of:=IF([.B18]=&quot;Y&quot;;&quot;E&quot;;IF([.E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1"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1" table:row="15" table:table="0"/>
          <office:change-info>
            <dc:creator>Mike </dc:creator>
            <dc:date>2011-08-04T12:43:27.18</dc:date>
          </office:change-info>
          <table:previous table:id="ct1025">
            <table:change-track-table-cell table:cell-address="Sheet1.L16" table:formula="of:=IF([.B16]=&quot;Y&quot;;&quot;Eddd&quot;;DEC2HEX(IF([.E16]=&quot;Y&quot;;8;9)*256*16+HEX2DEC([.H16])*16+IF([.C16]=&quot;Y&quot;;8;0)+IF([.D16]=&quot;Y&quot;;0;4)+3;4))" office:value-type="string">
              <text:p>9007</text:p>
            </table:change-track-table-cell>
          </table:previous>
        </table:cell-content-change>
        <table:cell-content-change table:id="ct1063">
          <table:cell-address table:column="11" table:row="16" table:table="0"/>
          <office:change-info>
            <dc:creator>Mike </dc:creator>
            <dc:date>2011-08-04T12:43:27.18</dc:date>
          </office:change-info>
          <table:previous table:id="ct1026">
            <table:change-track-table-cell table:cell-address="Sheet1.L17" table:formula="of:=IF([.B17]=&quot;Y&quot;;&quot;Eddd&quot;;DEC2HEX(IF([.E17]=&quot;Y&quot;;8;9)*256*16+HEX2DEC([.H17])*16+IF([.C17]=&quot;Y&quot;;8;0)+IF([.D17]=&quot;Y&quot;;0;4)+3;4))" office:value-type="string">
              <text:p>9007</text:p>
            </table:change-track-table-cell>
          </table:previous>
        </table:cell-content-change>
        <table:cell-content-change table:id="ct1064">
          <table:cell-address table:column="11" table:row="19" table:table="0"/>
          <office:change-info>
            <dc:creator>Mike </dc:creator>
            <dc:date>2011-08-04T12:43:30.50</dc:date>
          </office:change-info>
          <table:previous table:id="ct1029">
            <table:change-track-table-cell table:cell-address="Sheet1.L20" table:formula="of:=IF([.B20]=&quot;Y&quot;;&quot;Eddd&quot;;DEC2HEX(IF([.E20]=&quot;Y&quot;;8;9)*256*16+HEX2DEC([.H20])*16+IF([.C20]=&quot;Y&quot;;8;0)+IF([.D20]=&quot;Y&quot;;0;4)+3;4))" office:value-type="string">
              <text:p>9007</text:p>
            </table:change-track-table-cell>
          </table:previous>
        </table:cell-content-change>
        <table:cell-content-change table:id="ct1065">
          <table:cell-address table:column="11" table:row="20" table:table="0"/>
          <office:change-info>
            <dc:creator>Mike </dc:creator>
            <dc:date>2011-08-04T12:43:30.50</dc:date>
          </office:change-info>
          <table:previous table:id="ct1030">
            <table:change-track-table-cell table:cell-address="Sheet1.L21" table:formula="of:=IF([.B21]=&quot;Y&quot;;&quot;Eddd&quot;;DEC2HEX(IF([.E21]=&quot;Y&quot;;8;9)*256*16+HEX2DEC([.H21])*16+IF([.C21]=&quot;Y&quot;;8;0)+IF([.D21]=&quot;Y&quot;;0;4)+3;4))" office:value-type="string">
              <text:p>9007</text:p>
            </table:change-track-table-cell>
          </table:previous>
        </table:cell-content-change>
        <table:cell-content-change table:id="ct1066">
          <table:cell-address table:column="11" table:row="24" table:table="0"/>
          <office:change-info>
            <dc:creator>Mike </dc:creator>
            <dc:date>2011-08-04T12:43:33.17</dc:date>
          </office:change-info>
          <table:previous table:id="ct1034">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067">
          <table:cell-address table:column="11" table:row="31" table:table="0"/>
          <office:change-info>
            <dc:creator>Mike </dc:creator>
            <dc:date>2011-08-04T12:43:38.40</dc:date>
          </office:change-info>
          <table:previous table:id="ct1042">
            <table:change-track-table-cell table:cell-address="Sheet1.L32" table:formula="of:=IF([.B32]=&quot;Y&quot;;&quot;Eddd&quot;;DEC2HEX(IF([.E32]=&quot;Y&quot;;8;9)*256*16+HEX2DEC([.H32])*16+IF([.C32]=&quot;Y&quot;;8;0)+IF([.D32]=&quot;Y&quot;;0;4)+3;4))" office:value-type="string">
              <text:p>9007</text:p>
            </table:change-track-table-cell>
          </table:previous>
        </table:cell-content-change>
        <table:cell-content-change table:id="ct1068">
          <table:cell-address table:column="11" table:row="34" table:table="0"/>
          <office:change-info>
            <dc:creator>Mike </dc:creator>
            <dc:date>2011-08-04T12:43:38.40</dc:date>
          </office:change-info>
          <table:previous table:id="ct1043">
            <table:change-track-table-cell table:cell-address="Sheet1.L35" table:formula="of:=IF([.B35]=&quot;Y&quot;;&quot;Eddd&quot;;DEC2HEX(IF([.E35]=&quot;Y&quot;;8;9)*256*16+HEX2DEC([.H35])*16+IF([.C35]=&quot;Y&quot;;8;0)+IF([.D35]=&quot;Y&quot;;0;4)+3;4))" office:value-type="string">
              <text:p>9007</text:p>
            </table:change-track-table-cell>
          </table:previous>
        </table:cell-content-change>
        <table:cell-content-change table:id="ct1069">
          <table:cell-address table:column="11" table:row="35" table:table="0"/>
          <office:change-info>
            <dc:creator>Mike </dc:creator>
            <dc:date>2011-08-04T12:43:38.40</dc:date>
          </office:change-info>
          <table:previous table:id="ct1044">
            <table:change-track-table-cell table:cell-address="Sheet1.L36" table:formula="of:=IF([.B36]=&quot;Y&quot;;&quot;Eddd&quot;;DEC2HEX(IF([.E36]=&quot;Y&quot;;8;9)*256*16+HEX2DEC([.H36])*16+IF([.C36]=&quot;Y&quot;;8;0)+IF([.D36]=&quot;Y&quot;;0;4)+3;4))" office:value-type="string">
              <text:p>9007</text:p>
            </table:change-track-table-cell>
          </table:previous>
        </table:cell-content-change>
        <table:cell-content-change table:id="ct1070">
          <table:cell-address table:column="11" table:row="37" table:table="0"/>
          <office:change-info>
            <dc:creator>Mike </dc:creator>
            <dc:date>2011-08-04T12:43:44.81</dc:date>
          </office:change-info>
          <table:previous table:id="ct1046">
            <table:change-track-table-cell table:cell-address="Sheet1.L38" table:formula="of:=IF([.B38]=&quot;Y&quot;;&quot;Eddd&quot;;DEC2HEX(IF([.E38]=&quot;Y&quot;;8;9)*256*16+HEX2DEC([.H38])*16+IF([.C38]=&quot;Y&quot;;8;0)+IF([.D38]=&quot;Y&quot;;0;4)+3;4))" office:value-type="string">
              <text:p>Eddd</text:p>
            </table:change-track-table-cell>
          </table:previous>
        </table:cell-content-change>
        <table:cell-content-change table:id="ct1071">
          <table:cell-address table:column="11" table:row="39" table:table="0"/>
          <office:change-info>
            <dc:creator>Mike </dc:creator>
            <dc:date>2011-08-04T12:43:47.55</dc:date>
          </office:change-info>
          <table:previous table:id="ct1049">
            <table:change-track-table-cell table:cell-address="Sheet1.L40" table:formula="of:=IF([.B40]=&quot;Y&quot;;&quot;Eddd&quot;;DEC2HEX(IF([.E40]=&quot;Y&quot;;8;9)*256*16+HEX2DEC([.H40])*16+IF([.C40]=&quot;Y&quot;;8;0)+IF([.D40]=&quot;Y&quot;;0;4)+3;4))" office:value-type="string">
              <text:p>9007</text:p>
            </table:change-track-table-cell>
          </table:previous>
        </table:cell-content-change>
        <table:cell-content-change table:id="ct1072">
          <table:cell-address table:column="11" table:row="40" table:table="0"/>
          <office:change-info>
            <dc:creator>Mike </dc:creator>
            <dc:date>2011-08-04T12:43:47.55</dc:date>
          </office:change-info>
          <table:previous table:id="ct1050">
            <table:change-track-table-cell table:cell-address="Sheet1.L41" table:formula="of:=IF([.B41]=&quot;Y&quot;;&quot;Eddd&quot;;DEC2HEX(IF([.E41]=&quot;Y&quot;;8;9)*256*16+HEX2DEC([.H41])*16+IF([.C41]=&quot;Y&quot;;8;0)+IF([.D41]=&quot;Y&quot;;0;4)+3;4))" office:value-type="string">
              <text:p>9007</text:p>
            </table:change-track-table-cell>
          </table:previous>
        </table:cell-content-change>
        <table:cell-content-change table:id="ct1073">
          <table:cell-address table:column="11" table:row="41" table:table="0"/>
          <office:change-info>
            <dc:creator>Mike </dc:creator>
            <dc:date>2011-08-04T12:43:47.55</dc:date>
          </office:change-info>
          <table:previous table:id="ct1051">
            <table:change-track-table-cell table:cell-address="Sheet1.L42" table:formula="of:=IF([.B42]=&quot;Y&quot;;&quot;Eddd&quot;;DEC2HEX(IF([.E42]=&quot;Y&quot;;8;9)*256*16+HEX2DEC([.H42])*16+IF([.C42]=&quot;Y&quot;;8;0)+IF([.D42]=&quot;Y&quot;;0;4)+3;4))" office:value-type="string">
              <text:p>9007</text:p>
            </table:change-track-table-cell>
          </table:previous>
        </table:cell-content-change>
        <table:cell-content-change table:id="ct1074">
          <table:cell-address table:column="11" table:row="43" table:table="0"/>
          <office:change-info>
            <dc:creator>Mike </dc:creator>
            <dc:date>2011-08-04T12:43:49.82</dc:date>
          </office:change-info>
          <table:previous table:id="ct1053">
            <table:change-track-table-cell table:cell-address="Sheet1.L44" table:formula="of:=IF([.B44]=&quot;Y&quot;;&quot;Eddd&quot;;DEC2HEX(IF([.E44]=&quot;Y&quot;;8;9)*256*16+HEX2DEC([.H44])*16+IF([.C44]=&quot;Y&quot;;8;0)+IF([.D44]=&quot;Y&quot;;0;4)+3;4))" office:value-type="string">
              <text:p>9007</text:p>
            </table:change-track-table-cell>
          </table:previous>
        </table:cell-content-change>
        <table:cell-content-change table:id="ct1075">
          <table:cell-address table:column="11" table:row="45" table:table="0"/>
          <office:change-info>
            <dc:creator>Mike </dc:creator>
            <dc:date>2011-08-04T12:43:52.30</dc:date>
          </office:change-info>
          <table:previous table:id="ct1055">
            <table:change-track-table-cell table:cell-address="Sheet1.L46" table:formula="of:=IF([.B46]=&quot;Y&quot;;&quot;Eddd&quot;;DEC2HEX(IF([.E46]=&quot;Y&quot;;8;9)*256*16+HEX2DEC([.H46])*16+IF([.C46]=&quot;Y&quot;;8;0)+IF([.D46]=&quot;Y&quot;;0;4)+3;4))" office:value-type="string">
              <text:p>9007</text:p>
            </table:change-track-table-cell>
          </table:previous>
        </table:cell-content-change>
        <table:cell-content-change table:id="ct1076">
          <table:cell-address table:column="11" table:row="46" table:table="0"/>
          <office:change-info>
            <dc:creator>Mike </dc:creator>
            <dc:date>2011-08-04T12:43:52.30</dc:date>
          </office:change-info>
          <table:previous table:id="ct1056">
            <table:change-track-table-cell table:cell-address="Sheet1.L47" table:formula="of:=IF([.B47]=&quot;Y&quot;;&quot;Eddd&quot;;DEC2HEX(IF([.E47]=&quot;Y&quot;;8;9)*256*16+HEX2DEC([.H47])*16+IF([.C47]=&quot;Y&quot;;8;0)+IF([.D47]=&quot;Y&quot;;0;4)+3;4))" office:value-type="string">
              <text:p>9007</text:p>
            </table:change-track-table-cell>
          </table:previous>
        </table:cell-content-change>
        <table:cell-content-change table:id="ct1077">
          <table:cell-address table:column="11" table:row="47" table:table="0"/>
          <office:change-info>
            <dc:creator>Mike </dc:creator>
            <dc:date>2011-08-04T12:44:12.90</dc:date>
          </office:change-info>
          <table:previous table:id="ct1057">
            <table:change-track-table-cell table:cell-address="Sheet1.L48" table:formula="of:=IF([.B48]=&quot;Y&quot;;&quot;Eddd&quot;;DEC2HEX(IF([.E48]=&quot;Y&quot;;8;9)*256*16+HEX2DEC([.H48])*16+IF([.C48]=&quot;Y&quot;;8;0)+IF([.D48]=&quot;Y&quot;;0;4)+3;4))" office:value-type="string">
              <text:p>Eddd</text:p>
            </table:change-track-table-cell>
          </table:previous>
        </table:cell-content-change>
        <table:cell-content-change table:id="ct1078">
          <table:cell-address table:column="11" table:row="5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1" table:start-row="2" table:start-table="0" table:end-column="12" table:end-row="1" table:end-table="0"/>
          <table:target-range-address table:start-column="11" table:start-row="1" table:start-table="0" table:end-column="12"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6" table:table="0"/>
          <office:change-info>
            <dc:creator>Mike </dc:creator>
            <dc:date>2011-08-04T12:47:26.71</dc:date>
          </office:change-info>
          <table:previous>
            <table:change-track-table-cell/>
          </table:previous>
        </table:cell-content-change>
        <table:cell-content-change table:id="ct1101">
          <table:cell-address table:column="1" table:row="37" table:table="0"/>
          <office:change-info>
            <dc:creator>Mike </dc:creator>
            <dc:date>2011-08-04T12:47:29.79</dc:date>
          </office:change-info>
          <table:previous>
            <table:change-track-table-cell/>
          </table:previous>
        </table:cell-content-change>
        <table:cell-content-change table:id="ct1102">
          <table:cell-address table:column="1" table:row="38" table:table="0"/>
          <office:change-info>
            <dc:creator>Mike </dc:creator>
            <dc:date>2011-08-04T12:47:30.22</dc:date>
          </office:change-info>
          <table:previous>
            <table:change-track-table-cell/>
          </table:previous>
        </table:cell-content-change>
        <table:cell-content-change table:id="ct1103">
          <table:cell-address table:column="1" table:row="42" table:table="0"/>
          <office:change-info>
            <dc:creator>Mike </dc:creator>
            <dc:date>2011-08-04T12:47:36.81</dc:date>
          </office:change-info>
          <table:previous>
            <table:change-track-table-cell/>
          </table:previous>
        </table:cell-content-change>
        <table:cell-content-change table:id="ct1104">
          <table:cell-address table:column="1" table:row="44" table:table="0"/>
          <office:change-info>
            <dc:creator>Mike </dc:creator>
            <dc:date>2011-08-04T12:47:40.40</dc:date>
          </office:change-info>
          <table:previous>
            <table:change-track-table-cell/>
          </table:previous>
        </table:cell-content-change>
        <table:cell-content-change table:id="ct1105">
          <table:cell-address table:column="1" table:row="47" table:table="0"/>
          <office:change-info>
            <dc:creator>Mike </dc:creator>
            <dc:date>2011-08-04T12:47:43.67</dc:date>
          </office:change-info>
          <table:previous>
            <table:change-track-table-cell/>
          </table:previous>
        </table:cell-content-change>
        <table:cell-content-change table:id="ct1106">
          <table:cell-address table:column="1" table:row="48" table:table="0"/>
          <office:change-info>
            <dc:creator>Mike </dc:creator>
            <dc:date>2011-08-04T12:47:44.46</dc:date>
          </office:change-info>
          <table:previous>
            <table:change-track-table-cell/>
          </table:previous>
        </table:cell-content-change>
        <table:cell-content-change table:id="ct1107">
          <table:cell-address table:column="1" table:row="49" table:table="0"/>
          <office:change-info>
            <dc:creator>Mike </dc:creator>
            <dc:date>2011-08-04T12:47:46.94</dc:date>
          </office:change-info>
          <table:previous>
            <table:change-track-table-cell/>
          </table:previous>
        </table:cell-content-change>
        <table:cell-content-change table:id="ct1108">
          <table:cell-address table:column="7" table:row="9" table:table="0"/>
          <office:change-info>
            <dc:creator>Mike </dc:creator>
            <dc:date>2011-08-04T12:48:15.21</dc:date>
          </office:change-info>
          <table:previous table:id="ct570">
            <table:change-track-table-cell table:cell-address="Sheet1.H10" table:formula="of:=DEC2HEX([.F10]*32+[.G10];2)" office:value-type="string">
              <text:p>08</text:p>
            </table:change-track-table-cell>
          </table:previous>
        </table:cell-content-change>
        <table:cell-content-change table:id="ct1109">
          <table:cell-address table:column="7" table:row="10" table:table="0"/>
          <office:change-info>
            <dc:creator>Mike </dc:creator>
            <dc:date>2011-08-04T12:48:19.60</dc:date>
          </office:change-info>
          <table:previous table:id="ct571">
            <table:change-track-table-cell table:cell-address="Sheet1.H11" table:formula="of:=DEC2HEX([.F11]*32+[.G11];2)" office:value-type="string">
              <text:p>0A</text:p>
            </table:change-track-table-cell>
          </table:previous>
        </table:cell-content-change>
        <table:cell-content-change table:id="ct1110">
          <table:cell-address table:column="7" table:row="11" table:table="0"/>
          <office:change-info>
            <dc:creator>Mike </dc:creator>
            <dc:date>2011-08-04T12:48:19.60</dc:date>
          </office:change-info>
          <table:previous table:id="ct572">
            <table:change-track-table-cell table:cell-address="Sheet1.H12" table:formula="of:=DEC2HEX([.F12]*32+[.G12];2)" office:value-type="string">
              <text:p>0A</text:p>
            </table:change-track-table-cell>
          </table:previous>
        </table:cell-content-change>
        <table:cell-content-change table:id="ct1111">
          <table:cell-address table:column="7" table:row="12" table:table="0"/>
          <office:change-info>
            <dc:creator>Mike </dc:creator>
            <dc:date>2011-08-04T12:48:19.60</dc:date>
          </office:change-info>
          <table:previous table:id="ct573">
            <table:change-track-table-cell table:cell-address="Sheet1.H13" table:formula="of:=DEC2HEX([.F13]*32+[.G13];2)" office:value-type="string">
              <text:p>0B</text:p>
            </table:change-track-table-cell>
          </table:previous>
        </table:cell-content-change>
        <table:cell-content-change table:id="ct1112">
          <table:cell-address table:column="7" table:row="13" table:table="0"/>
          <office:change-info>
            <dc:creator>Mike </dc:creator>
            <dc:date>2011-08-04T12:48:19.60</dc:date>
          </office:change-info>
          <table:previous table:id="ct574">
            <table:change-track-table-cell table:cell-address="Sheet1.H14" table:formula="of:=DEC2HEX([.F14]*32+[.G14];2)" office:value-type="string">
              <text:p>0C</text:p>
            </table:change-track-table-cell>
          </table:previous>
        </table:cell-content-change>
        <table:cell-content-change table:id="ct1113">
          <table:cell-address table:column="7" table:row="14" table:table="0"/>
          <office:change-info>
            <dc:creator>Mike </dc:creator>
            <dc:date>2011-08-04T12:48:19.60</dc:date>
          </office:change-info>
          <table:previous table:id="ct575">
            <table:change-track-table-cell table:cell-address="Sheet1.H15" table:formula="of:=DEC2HEX([.F15]*32+[.G15];2)" office:value-type="string">
              <text:p>0D</text:p>
            </table:change-track-table-cell>
          </table:previous>
        </table:cell-content-change>
        <table:cell-content-change table:id="ct1114">
          <table:cell-address table:column="7" table:row="15" table:table="0"/>
          <office:change-info>
            <dc:creator>Mike </dc:creator>
            <dc:date>2011-08-04T12:48:19.60</dc:date>
          </office:change-info>
          <table:previous table:id="ct611">
            <table:change-track-table-cell/>
          </table:previous>
        </table:cell-content-change>
        <table:cell-content-change table:id="ct1115">
          <table:cell-address table:column="7" table:row="16" table:table="0"/>
          <office:change-info>
            <dc:creator>Mike </dc:creator>
            <dc:date>2011-08-04T12:48:19.60</dc:date>
          </office:change-info>
          <table:previous table:id="ct612">
            <table:change-track-table-cell/>
          </table:previous>
        </table:cell-content-change>
        <table:cell-content-change table:id="ct1116">
          <table:cell-address table:column="7" table:row="17" table:table="0"/>
          <office:change-info>
            <dc:creator>Mike </dc:creator>
            <dc:date>2011-08-04T12:48:19.60</dc:date>
          </office:change-info>
          <table:previous table:id="ct578">
            <table:change-track-table-cell table:cell-address="Sheet1.H18" table:formula="of:=DEC2HEX([.F18]*32+[.G18];2)" office:value-type="string">
              <text:p>2E</text:p>
            </table:change-track-table-cell>
          </table:previous>
        </table:cell-content-change>
        <table:cell-content-change table:id="ct1117">
          <table:cell-address table:column="7" table:row="18" table:table="0"/>
          <office:change-info>
            <dc:creator>Mike </dc:creator>
            <dc:date>2011-08-04T12:48:19.60</dc:date>
          </office:change-info>
          <table:previous table:id="ct579">
            <table:change-track-table-cell table:cell-address="Sheet1.H19" table:formula="of:=DEC2HEX([.F19]*32+[.G19];2)" office:value-type="string">
              <text:p>2F</text:p>
            </table:change-track-table-cell>
          </table:previous>
        </table:cell-content-change>
        <table:cell-content-change table:id="ct1118">
          <table:cell-address table:column="7" table:row="19" table:table="0"/>
          <office:change-info>
            <dc:creator>Mike </dc:creator>
            <dc:date>2011-08-04T12:48:19.60</dc:date>
          </office:change-info>
          <table:previous table:id="ct613">
            <table:change-track-table-cell/>
          </table:previous>
        </table:cell-content-change>
        <table:cell-content-change table:id="ct1119">
          <table:cell-address table:column="7" table:row="20" table:table="0"/>
          <office:change-info>
            <dc:creator>Mike </dc:creator>
            <dc:date>2011-08-04T12:48:19.60</dc:date>
          </office:change-info>
          <table:previous table:id="ct614">
            <table:change-track-table-cell/>
          </table:previous>
        </table:cell-content-change>
        <table:cell-content-change table:id="ct1120">
          <table:cell-address table:column="7" table:row="21" table:table="0"/>
          <office:change-info>
            <dc:creator>Mike </dc:creator>
            <dc:date>2011-08-04T12:48:19.60</dc:date>
          </office:change-info>
          <table:previous table:id="ct582">
            <table:change-track-table-cell table:cell-address="Sheet1.H22" table:formula="of:=DEC2HEX([.F22]*32+[.G22];2)" office:value-type="string">
              <text:p>24</text:p>
            </table:change-track-table-cell>
          </table:previous>
        </table:cell-content-change>
        <table:cell-content-change table:id="ct1121">
          <table:cell-address table:column="7" table:row="22" table:table="0"/>
          <office:change-info>
            <dc:creator>Mike </dc:creator>
            <dc:date>2011-08-04T12:48:19.60</dc:date>
          </office:change-info>
          <table:previous table:id="ct583">
            <table:change-track-table-cell table:cell-address="Sheet1.H23" table:formula="of:=DEC2HEX([.F23]*32+[.G23];2)" office:value-type="string">
              <text:p>25</text:p>
            </table:change-track-table-cell>
          </table:previous>
        </table:cell-content-change>
        <table:cell-content-change table:id="ct1122">
          <table:cell-address table:column="7" table:row="23" table:table="0"/>
          <office:change-info>
            <dc:creator>Mike </dc:creator>
            <dc:date>2011-08-04T12:48:19.60</dc:date>
          </office:change-info>
          <table:previous table:id="ct584">
            <table:change-track-table-cell table:cell-address="Sheet1.H24" table:formula="of:=DEC2HEX([.F24]*32+[.G24];2)" office:value-type="string">
              <text:p>26</text:p>
            </table:change-track-table-cell>
          </table:previous>
        </table:cell-content-change>
        <table:cell-content-change table:id="ct1123">
          <table:cell-address table:column="7" table:row="24" table:table="0"/>
          <office:change-info>
            <dc:creator>Mike </dc:creator>
            <dc:date>2011-08-04T12:48:19.60</dc:date>
          </office:change-info>
          <table:previous table:id="ct615">
            <table:change-track-table-cell/>
          </table:previous>
        </table:cell-content-change>
        <table:cell-content-change table:id="ct1124">
          <table:cell-address table:column="7" table:row="24" table:table="0"/>
          <office:change-info>
            <dc:creator>Mike </dc:creator>
            <dc:date>2011-08-04T12:48:19.60</dc:date>
          </office:change-info>
          <table:previous table:id="ct586">
            <table:change-track-table-cell table:cell-address="Sheet1.H25" table:formula="of:=DEC2HEX([.F25]*32+[.G25];2)" office:value-type="string">
              <text:p>28</text:p>
            </table:change-track-table-cell>
          </table:previous>
        </table:cell-content-change>
        <table:cell-content-change table:id="ct1125">
          <table:cell-address table:column="7" table:row="25" table:table="0"/>
          <office:change-info>
            <dc:creator>Mike </dc:creator>
            <dc:date>2011-08-04T12:48:19.60</dc:date>
          </office:change-info>
          <table:previous table:id="ct587">
            <table:change-track-table-cell table:cell-address="Sheet1.H26" table:formula="of:=DEC2HEX([.F26]*32+[.G26];2)" office:value-type="string">
              <text:p>29</text:p>
            </table:change-track-table-cell>
          </table:previous>
        </table:cell-content-change>
        <table:cell-content-change table:id="ct1126">
          <table:cell-address table:column="7" table:row="26" table:table="0"/>
          <office:change-info>
            <dc:creator>Mike </dc:creator>
            <dc:date>2011-08-04T12:48:19.60</dc:date>
          </office:change-info>
          <table:previous table:id="ct588">
            <table:change-track-table-cell table:cell-address="Sheet1.H27" table:formula="of:=DEC2HEX([.F27]*32+[.G27];2)" office:value-type="string">
              <text:p>2A</text:p>
            </table:change-track-table-cell>
          </table:previous>
        </table:cell-content-change>
        <table:cell-content-change table:id="ct1127">
          <table:cell-address table:column="7" table:row="27" table:table="0"/>
          <office:change-info>
            <dc:creator>Mike </dc:creator>
            <dc:date>2011-08-04T12:48:19.60</dc:date>
          </office:change-info>
          <table:previous table:id="ct589">
            <table:change-track-table-cell table:cell-address="Sheet1.H28" table:formula="of:=DEC2HEX([.F28]*32+[.G28];2)" office:value-type="string">
              <text:p>2B</text:p>
            </table:change-track-table-cell>
          </table:previous>
        </table:cell-content-change>
        <table:cell-content-change table:id="ct1128">
          <table:cell-address table:column="7" table:row="28" table:table="0"/>
          <office:change-info>
            <dc:creator>Mike </dc:creator>
            <dc:date>2011-08-04T12:48:19.60</dc:date>
          </office:change-info>
          <table:previous table:id="ct590">
            <table:change-track-table-cell table:cell-address="Sheet1.H29" table:formula="of:=DEC2HEX([.F29]*32+[.G29];2)" office:value-type="string">
              <text:p>2B</text:p>
            </table:change-track-table-cell>
          </table:previous>
        </table:cell-content-change>
        <table:cell-content-change table:id="ct1129">
          <table:cell-address table:column="7" table:row="29" table:table="0"/>
          <office:change-info>
            <dc:creator>Mike </dc:creator>
            <dc:date>2011-08-04T12:48:19.60</dc:date>
          </office:change-info>
          <table:previous table:id="ct591">
            <table:change-track-table-cell table:cell-address="Sheet1.H30" table:formula="of:=DEC2HEX([.F30]*32+[.G30];2)" office:value-type="string">
              <text:p>2C</text:p>
            </table:change-track-table-cell>
          </table:previous>
        </table:cell-content-change>
        <table:cell-content-change table:id="ct1130">
          <table:cell-address table:column="7" table:row="30" table:table="0"/>
          <office:change-info>
            <dc:creator>Mike </dc:creator>
            <dc:date>2011-08-04T12:48:19.60</dc:date>
          </office:change-info>
          <table:previous table:id="ct592">
            <table:change-track-table-cell table:cell-address="Sheet1.H31" table:formula="of:=DEC2HEX([.F31]*32+[.G31];2)" office:value-type="string">
              <text:p>2D</text:p>
            </table:change-track-table-cell>
          </table:previous>
        </table:cell-content-change>
        <table:cell-content-change table:id="ct1131">
          <table:cell-address table:column="7" table:row="31" table:table="0"/>
          <office:change-info>
            <dc:creator>Mike </dc:creator>
            <dc:date>2011-08-04T12:48:19.60</dc:date>
          </office:change-info>
          <table:previous table:id="ct616">
            <table:change-track-table-cell/>
          </table:previous>
        </table:cell-content-change>
        <table:cell-content-change table:id="ct1132">
          <table:cell-address table:column="7" table:row="34" table:table="0"/>
          <office:change-info>
            <dc:creator>Mike </dc:creator>
            <dc:date>2011-08-04T12:48:19.60</dc:date>
          </office:change-info>
          <table:previous table:id="ct617">
            <table:change-track-table-cell/>
          </table:previous>
        </table:cell-content-change>
        <table:cell-content-change table:id="ct1133">
          <table:cell-address table:column="7" table:row="35" table:table="0"/>
          <office:change-info>
            <dc:creator>Mike </dc:creator>
            <dc:date>2011-08-04T12:48:19.60</dc:date>
          </office:change-info>
          <table:previous table:id="ct618">
            <table:change-track-table-cell/>
          </table:previous>
        </table:cell-content-change>
        <table:cell-content-change table:id="ct1134">
          <table:cell-address table:column="7" table:row="36" table:table="0"/>
          <office:change-info>
            <dc:creator>Mike </dc:creator>
            <dc:date>2011-08-04T12:48:19.60</dc:date>
          </office:change-info>
          <table:previous table:id="ct596">
            <table:change-track-table-cell table:cell-address="Sheet1.H37" table:formula="of:=DEC2HEX([.F37]*32+[.G37];2)" office:value-type="string">
              <text:p>40</text:p>
            </table:change-track-table-cell>
          </table:previous>
        </table:cell-content-change>
        <table:cell-content-change table:id="ct1135">
          <table:cell-address table:column="7" table:row="37" table:table="0"/>
          <office:change-info>
            <dc:creator>Mike </dc:creator>
            <dc:date>2011-08-04T12:48:19.60</dc:date>
          </office:change-info>
          <table:previous table:id="ct624">
            <table:change-track-table-cell/>
          </table:previous>
        </table:cell-content-change>
        <table:cell-content-change table:id="ct1136">
          <table:cell-address table:column="7" table:row="37" table:table="0"/>
          <office:change-info>
            <dc:creator>Mike </dc:creator>
            <dc:date>2011-08-04T12:48:19.60</dc:date>
          </office:change-info>
          <table:previous table:id="ct598">
            <table:change-track-table-cell table:cell-address="Sheet1.H38" table:formula="of:=DEC2HEX([.F38]*32+[.G38];2)" office:value-type="string">
              <text:p>4C</text:p>
            </table:change-track-table-cell>
          </table:previous>
        </table:cell-content-change>
        <table:cell-content-change table:id="ct1137">
          <table:cell-address table:column="7" table:row="38" table:table="0"/>
          <office:change-info>
            <dc:creator>Mike </dc:creator>
            <dc:date>2011-08-04T12:48:19.60</dc:date>
          </office:change-info>
          <table:previous table:id="ct599">
            <table:change-track-table-cell table:cell-address="Sheet1.H39" table:formula="of:=DEC2HEX([.F39]*32+[.G39];2)" office:value-type="string">
              <text:p>4D</text:p>
            </table:change-track-table-cell>
          </table:previous>
        </table:cell-content-change>
        <table:cell-content-change table:id="ct1138">
          <table:cell-address table:column="7" table:row="39" table:table="0"/>
          <office:change-info>
            <dc:creator>Mike </dc:creator>
            <dc:date>2011-08-04T12:48:19.60</dc:date>
          </office:change-info>
          <table:previous table:id="ct619">
            <table:change-track-table-cell/>
          </table:previous>
        </table:cell-content-change>
        <table:cell-content-change table:id="ct1139">
          <table:cell-address table:column="7" table:row="40" table:table="0"/>
          <office:change-info>
            <dc:creator>Mike </dc:creator>
            <dc:date>2011-08-04T12:48:19.60</dc:date>
          </office:change-info>
          <table:previous table:id="ct620">
            <table:change-track-table-cell/>
          </table:previous>
        </table:cell-content-change>
        <table:cell-content-change table:id="ct1140">
          <table:cell-address table:column="7" table:row="41" table:table="0"/>
          <office:change-info>
            <dc:creator>Mike </dc:creator>
            <dc:date>2011-08-04T12:48:19.60</dc:date>
          </office:change-info>
          <table:previous table:id="ct621">
            <table:change-track-table-cell/>
          </table:previous>
        </table:cell-content-change>
        <table:cell-content-change table:id="ct1141">
          <table:cell-address table:column="7" table:row="42" table:table="0"/>
          <office:change-info>
            <dc:creator>Mike </dc:creator>
            <dc:date>2011-08-04T12:48:19.60</dc:date>
          </office:change-info>
          <table:previous table:id="ct603">
            <table:change-track-table-cell table:cell-address="Sheet1.H43" table:formula="of:=DEC2HEX([.F43]*32+[.G43];2)" office:value-type="string">
              <text:p>4E</text:p>
            </table:change-track-table-cell>
          </table:previous>
        </table:cell-content-change>
        <table:cell-content-change table:id="ct1142">
          <table:cell-address table:column="7" table:row="43" table:table="0"/>
          <office:change-info>
            <dc:creator>Mike </dc:creator>
            <dc:date>2011-08-04T12:48:19.60</dc:date>
          </office:change-info>
          <table:previous table:id="ct625">
            <table:change-track-table-cell/>
          </table:previous>
        </table:cell-content-change>
        <table:cell-content-change table:id="ct1143">
          <table:cell-address table:column="7" table:row="44" table:table="0"/>
          <office:change-info>
            <dc:creator>Mike </dc:creator>
            <dc:date>2011-08-04T12:48:19.60</dc:date>
          </office:change-info>
          <table:previous table:id="ct605">
            <table:change-track-table-cell table:cell-address="Sheet1.H45" table:formula="of:=DEC2HEX([.F45]*32+[.G45];2)" office:value-type="string">
              <text:p>4F</text:p>
            </table:change-track-table-cell>
          </table:previous>
        </table:cell-content-change>
        <table:cell-content-change table:id="ct1144">
          <table:cell-address table:column="7" table:row="45" table:table="0"/>
          <office:change-info>
            <dc:creator>Mike </dc:creator>
            <dc:date>2011-08-04T12:48:19.60</dc:date>
          </office:change-info>
          <table:previous table:id="ct622">
            <table:change-track-table-cell/>
          </table:previous>
        </table:cell-content-change>
        <table:cell-content-change table:id="ct1145">
          <table:cell-address table:column="7" table:row="46" table:table="0"/>
          <office:change-info>
            <dc:creator>Mike </dc:creator>
            <dc:date>2011-08-04T12:48:19.60</dc:date>
          </office:change-info>
          <table:previous table:id="ct623">
            <table:change-track-table-cell/>
          </table:previous>
        </table:cell-content-change>
        <table:cell-content-change table:id="ct1146">
          <table:cell-address table:column="7" table:row="47" table:table="0"/>
          <office:change-info>
            <dc:creator>Mike </dc:creator>
            <dc:date>2011-08-04T12:48:19.60</dc:date>
          </office:change-info>
          <table:previous table:id="ct608">
            <table:change-track-table-cell table:cell-address="Sheet1.H48" table:formula="of:=DEC2HEX([.F48]*32+[.G48];2)" office:value-type="string">
              <text:p>69</text:p>
            </table:change-track-table-cell>
          </table:previous>
        </table:cell-content-change>
        <table:cell-content-change table:id="ct1147">
          <table:cell-address table:column="7" table:row="48" table:table="0"/>
          <office:change-info>
            <dc:creator>Mike </dc:creator>
            <dc:date>2011-08-04T12:48:19.60</dc:date>
          </office:change-info>
          <table:previous table:id="ct609">
            <table:change-track-table-cell table:cell-address="Sheet1.H49" table:formula="of:=DEC2HEX([.F49]*32+[.G49];2)" office:value-type="string">
              <text:p>6A</text:p>
            </table:change-track-table-cell>
          </table:previous>
        </table:cell-content-change>
        <table:cell-content-change table:id="ct1148">
          <table:cell-address table:column="7" table:row="49" table:table="0"/>
          <office:change-info>
            <dc:creator>Mike </dc:creator>
            <dc:date>2011-08-04T12:48:19.60</dc:date>
          </office:change-info>
          <table:previous table:id="ct610">
            <table:change-track-table-cell table:cell-address="Sheet1.H50" table:formula="of:=DEC2HEX([.F50]*32+[.G50];2)" office:value-type="string">
              <text:p>6B</text:p>
            </table:change-track-table-cell>
          </table:previous>
        </table:cell-content-change>
        <table:cell-content-change table:id="ct1149">
          <table:cell-address table:column="9" table:row="9" table:table="0"/>
          <office:change-info>
            <dc:creator>Mike </dc:creator>
            <dc:date>2011-08-04T12:48:45.67</dc:date>
          </office:change-info>
          <table:previous table:id="ct76">
            <table:change-track-table-cell table:cell-address="Sheet1.J10" table:formula="of:=IF([.B10]=&quot;Y&quot;;4;0)+IF([.C10]=&quot;Y&quot;;2;0)+IF([.D10]=&quot;Y&quot;;1;0)" office:value-type="float" office:value="0"/>
          </table:previous>
        </table:cell-content-change>
        <table:cell-content-change table:id="ct1150">
          <table:cell-address table:column="9" table:row="10" table:table="0"/>
          <office:change-info>
            <dc:creator>Mike </dc:creator>
            <dc:date>2011-08-04T12:48:49.66</dc:date>
          </office:change-info>
          <table:previous table:id="ct77">
            <table:change-track-table-cell table:cell-address="Sheet1.J11" table:formula="of:=IF([.B11]=&quot;Y&quot;;4;0)+IF([.C11]=&quot;Y&quot;;2;0)+IF([.D11]=&quot;Y&quot;;1;0)" office:value-type="float" office:value="4"/>
          </table:previous>
        </table:cell-content-change>
        <table:cell-content-change table:id="ct1151">
          <table:cell-address table:column="9" table:row="11" table:table="0"/>
          <office:change-info>
            <dc:creator>Mike </dc:creator>
            <dc:date>2011-08-04T12:48:49.66</dc:date>
          </office:change-info>
          <table:previous table:id="ct78">
            <table:change-track-table-cell table:cell-address="Sheet1.J12" table:formula="of:=IF([.B12]=&quot;Y&quot;;4;0)+IF([.C12]=&quot;Y&quot;;2;0)+IF([.D12]=&quot;Y&quot;;1;0)" office:value-type="float" office:value="0"/>
          </table:previous>
        </table:cell-content-change>
        <table:cell-content-change table:id="ct1152">
          <table:cell-address table:column="9" table:row="12" table:table="0"/>
          <office:change-info>
            <dc:creator>Mike </dc:creator>
            <dc:date>2011-08-04T12:48:49.66</dc:date>
          </office:change-info>
          <table:previous table:id="ct79">
            <table:change-track-table-cell table:cell-address="Sheet1.J13" table:formula="of:=IF([.B13]=&quot;Y&quot;;4;0)+IF([.C13]=&quot;Y&quot;;2;0)+IF([.D13]=&quot;Y&quot;;1;0)" office:value-type="float" office:value="0"/>
          </table:previous>
        </table:cell-content-change>
        <table:cell-content-change table:id="ct1153">
          <table:cell-address table:column="9" table:row="13" table:table="0"/>
          <office:change-info>
            <dc:creator>Mike </dc:creator>
            <dc:date>2011-08-04T12:48:49.66</dc:date>
          </office:change-info>
          <table:previous table:id="ct82">
            <table:change-track-table-cell table:cell-address="Sheet1.J14" table:formula="of:=IF([.B14]=&quot;Y&quot;;4;0)+IF([.C14]=&quot;Y&quot;;2;0)+IF([.D14]=&quot;Y&quot;;1;0)" office:value-type="float" office:value="4"/>
          </table:previous>
        </table:cell-content-change>
        <table:cell-content-change table:id="ct1154">
          <table:cell-address table:column="9" table:row="14" table:table="0"/>
          <office:change-info>
            <dc:creator>Mike </dc:creator>
            <dc:date>2011-08-04T12:48:49.66</dc:date>
          </office:change-info>
          <table:previous table:id="ct83">
            <table:change-track-table-cell table:cell-address="Sheet1.J15" table:formula="of:=IF([.B15]=&quot;Y&quot;;4;0)+IF([.C15]=&quot;Y&quot;;2;0)+IF([.D15]=&quot;Y&quot;;1;0)" office:value-type="float" office:value="4"/>
          </table:previous>
        </table:cell-content-change>
        <table:cell-content-change table:id="ct1155">
          <table:cell-address table:column="9" table:row="15" table:table="0"/>
          <office:change-info>
            <dc:creator>Mike </dc:creator>
            <dc:date>2011-08-04T12:48:49.66</dc:date>
          </office:change-info>
          <table:previous>
            <table:change-track-table-cell/>
          </table:previous>
        </table:cell-content-change>
        <table:cell-content-change table:id="ct1156">
          <table:cell-address table:column="9" table:row="16" table:table="0"/>
          <office:change-info>
            <dc:creator>Mike </dc:creator>
            <dc:date>2011-08-04T12:48:49.66</dc:date>
          </office:change-info>
          <table:previous>
            <table:change-track-table-cell/>
          </table:previous>
        </table:cell-content-change>
        <table:cell-content-change table:id="ct1157">
          <table:cell-address table:column="9" table:row="17" table:table="0"/>
          <office:change-info>
            <dc:creator>Mike </dc:creator>
            <dc:date>2011-08-04T12:48:49.66</dc:date>
          </office:change-info>
          <table:previous table:id="ct204">
            <table:change-track-table-cell table:cell-address="Sheet1.J18" table:formula="of:=IF([.B18]=&quot;Y&quot;;4;0)+IF([.C18]=&quot;Y&quot;;2;0)+IF([.D18]=&quot;Y&quot;;1;0)" office:value-type="float" office:value="4"/>
          </table:previous>
        </table:cell-content-change>
        <table:cell-content-change table:id="ct1158">
          <table:cell-address table:column="9" table:row="18" table:table="0"/>
          <office:change-info>
            <dc:creator>Mike </dc:creator>
            <dc:date>2011-08-04T12:48:49.66</dc:date>
          </office:change-info>
          <table:previous table:id="ct205">
            <table:change-track-table-cell table:cell-address="Sheet1.J19" table:formula="of:=IF([.B19]=&quot;Y&quot;;4;0)+IF([.C19]=&quot;Y&quot;;2;0)+IF([.D19]=&quot;Y&quot;;1;0)" office:value-type="float" office:value="4"/>
          </table:previous>
        </table:cell-content-change>
        <table:cell-content-change table:id="ct1159">
          <table:cell-address table:column="9" table:row="19" table:table="0"/>
          <office:change-info>
            <dc:creator>Mike </dc:creator>
            <dc:date>2011-08-04T12:48:49.66</dc:date>
          </office:change-info>
          <table:previous>
            <table:change-track-table-cell/>
          </table:previous>
        </table:cell-content-change>
        <table:cell-content-change table:id="ct1160">
          <table:cell-address table:column="9" table:row="20" table:table="0"/>
          <office:change-info>
            <dc:creator>Mike </dc:creator>
            <dc:date>2011-08-04T12:48:49.66</dc:date>
          </office:change-info>
          <table:previous>
            <table:change-track-table-cell/>
          </table:previous>
        </table:cell-content-change>
        <table:cell-content-change table:id="ct1161">
          <table:cell-address table:column="9" table:row="21" table:table="0"/>
          <office:change-info>
            <dc:creator>Mike </dc:creator>
            <dc:date>2011-08-04T12:48:49.66</dc:date>
          </office:change-info>
          <table:previous table:id="ct84">
            <table:change-track-table-cell table:cell-address="Sheet1.J22" table:formula="of:=IF([.B22]=&quot;Y&quot;;4;0)+IF([.C22]=&quot;Y&quot;;2;0)+IF([.D22]=&quot;Y&quot;;1;0)" office:value-type="float" office:value="2"/>
          </table:previous>
        </table:cell-content-change>
        <table:cell-content-change table:id="ct1162">
          <table:cell-address table:column="9" table:row="22" table:table="0"/>
          <office:change-info>
            <dc:creator>Mike </dc:creator>
            <dc:date>2011-08-04T12:48:49.66</dc:date>
          </office:change-info>
          <table:previous table:id="ct85">
            <table:change-track-table-cell table:cell-address="Sheet1.J23" table:formula="of:=IF([.B23]=&quot;Y&quot;;4;0)+IF([.C23]=&quot;Y&quot;;2;0)+IF([.D23]=&quot;Y&quot;;1;0)" office:value-type="float" office:value="2"/>
          </table:previous>
        </table:cell-content-change>
        <table:cell-content-change table:id="ct1163">
          <table:cell-address table:column="9" table:row="23" table:table="0"/>
          <office:change-info>
            <dc:creator>Mike </dc:creator>
            <dc:date>2011-08-04T12:48:49.66</dc:date>
          </office:change-info>
          <table:previous table:id="ct86">
            <table:change-track-table-cell table:cell-address="Sheet1.J24" table:formula="of:=IF([.B24]=&quot;Y&quot;;4;0)+IF([.C24]=&quot;Y&quot;;2;0)+IF([.D24]=&quot;Y&quot;;1;0)" office:value-type="float" office:value="3"/>
          </table:previous>
        </table:cell-content-change>
        <table:cell-content-change table:id="ct1164">
          <table:cell-address table:column="9" table:row="24" table:table="0"/>
          <office:change-info>
            <dc:creator>Mike </dc:creator>
            <dc:date>2011-08-04T12:48:49.66</dc:date>
          </office:change-info>
          <table:previous>
            <table:change-track-table-cell/>
          </table:previous>
        </table:cell-content-change>
        <table:cell-content-change table:id="ct1165">
          <table:cell-address table:column="9" table:row="24" table:table="0"/>
          <office:change-info>
            <dc:creator>Mike </dc:creator>
            <dc:date>2011-08-04T12:48:49.66</dc:date>
          </office:change-info>
          <table:previous table:id="ct87">
            <table:change-track-table-cell table:cell-address="Sheet1.J25" table:formula="of:=IF([.B25]=&quot;Y&quot;;4;0)+IF([.C25]=&quot;Y&quot;;2;0)+IF([.D25]=&quot;Y&quot;;1;0)" office:value-type="float" office:value="2"/>
          </table:previous>
        </table:cell-content-change>
        <table:cell-content-change table:id="ct1166">
          <table:cell-address table:column="9" table:row="25" table:table="0"/>
          <office:change-info>
            <dc:creator>Mike </dc:creator>
            <dc:date>2011-08-04T12:48:49.66</dc:date>
          </office:change-info>
          <table:previous table:id="ct88">
            <table:change-track-table-cell table:cell-address="Sheet1.J26" table:formula="of:=IF([.B26]=&quot;Y&quot;;4;0)+IF([.C26]=&quot;Y&quot;;2;0)+IF([.D26]=&quot;Y&quot;;1;0)" office:value-type="float" office:value="2"/>
          </table:previous>
        </table:cell-content-change>
        <table:cell-content-change table:id="ct1167">
          <table:cell-address table:column="9" table:row="26" table:table="0"/>
          <office:change-info>
            <dc:creator>Mike </dc:creator>
            <dc:date>2011-08-04T12:48:49.66</dc:date>
          </office:change-info>
          <table:previous table:id="ct89">
            <table:change-track-table-cell table:cell-address="Sheet1.J27" table:formula="of:=IF([.B27]=&quot;Y&quot;;4;0)+IF([.C27]=&quot;Y&quot;;2;0)+IF([.D27]=&quot;Y&quot;;1;0)" office:value-type="float" office:value="3"/>
          </table:previous>
        </table:cell-content-change>
        <table:cell-content-change table:id="ct1168">
          <table:cell-address table:column="9" table:row="27" table:table="0"/>
          <office:change-info>
            <dc:creator>Mike </dc:creator>
            <dc:date>2011-08-04T12:48:49.66</dc:date>
          </office:change-info>
          <table:previous table:id="ct90">
            <table:change-track-table-cell table:cell-address="Sheet1.J28" table:formula="of:=IF([.B28]=&quot;Y&quot;;4;0)+IF([.C28]=&quot;Y&quot;;2;0)+IF([.D28]=&quot;Y&quot;;1;0)" office:value-type="float" office:value="4"/>
          </table:previous>
        </table:cell-content-change>
        <table:cell-content-change table:id="ct1169">
          <table:cell-address table:column="9" table:row="28" table:table="0"/>
          <office:change-info>
            <dc:creator>Mike </dc:creator>
            <dc:date>2011-08-04T12:48:49.66</dc:date>
          </office:change-info>
          <table:previous table:id="ct91">
            <table:change-track-table-cell table:cell-address="Sheet1.J29" table:formula="of:=IF([.B29]=&quot;Y&quot;;4;0)+IF([.C29]=&quot;Y&quot;;2;0)+IF([.D29]=&quot;Y&quot;;1;0)" office:value-type="float" office:value="0"/>
          </table:previous>
        </table:cell-content-change>
        <table:cell-content-change table:id="ct1170">
          <table:cell-address table:column="9" table:row="29" table:table="0"/>
          <office:change-info>
            <dc:creator>Mike </dc:creator>
            <dc:date>2011-08-04T12:48:49.66</dc:date>
          </office:change-info>
          <table:previous table:id="ct92">
            <table:change-track-table-cell table:cell-address="Sheet1.J30" table:formula="of:=IF([.B30]=&quot;Y&quot;;4;0)+IF([.C30]=&quot;Y&quot;;2;0)+IF([.D30]=&quot;Y&quot;;1;0)" office:value-type="float" office:value="2"/>
          </table:previous>
        </table:cell-content-change>
        <table:cell-content-change table:id="ct1171">
          <table:cell-address table:column="9" table:row="30" table:table="0"/>
          <office:change-info>
            <dc:creator>Mike </dc:creator>
            <dc:date>2011-08-04T12:48:49.66</dc:date>
          </office:change-info>
          <table:previous table:id="ct93">
            <table:change-track-table-cell table:cell-address="Sheet1.J31" table:formula="of:=IF([.B31]=&quot;Y&quot;;4;0)+IF([.C31]=&quot;Y&quot;;2;0)+IF([.D31]=&quot;Y&quot;;1;0)" office:value-type="float" office:value="2"/>
          </table:previous>
        </table:cell-content-change>
        <table:cell-content-change table:id="ct1172">
          <table:cell-address table:column="9" table:row="31" table:table="0"/>
          <office:change-info>
            <dc:creator>Mike </dc:creator>
            <dc:date>2011-08-04T12:48:49.66</dc:date>
          </office:change-info>
          <table:previous>
            <table:change-track-table-cell/>
          </table:previous>
        </table:cell-content-change>
        <table:cell-content-change table:id="ct1173">
          <table:cell-address table:column="9" table:row="34" table:table="0"/>
          <office:change-info>
            <dc:creator>Mike </dc:creator>
            <dc:date>2011-08-04T12:48:49.66</dc:date>
          </office:change-info>
          <table:previous>
            <table:change-track-table-cell/>
          </table:previous>
        </table:cell-content-change>
        <table:cell-content-change table:id="ct1174">
          <table:cell-address table:column="9" table:row="35" table:table="0"/>
          <office:change-info>
            <dc:creator>Mike </dc:creator>
            <dc:date>2011-08-04T12:48:49.66</dc:date>
          </office:change-info>
          <table:previous>
            <table:change-track-table-cell/>
          </table:previous>
        </table:cell-content-change>
        <table:cell-content-change table:id="ct1175">
          <table:cell-address table:column="9" table:row="36" table:table="0"/>
          <office:change-info>
            <dc:creator>Mike </dc:creator>
            <dc:date>2011-08-04T12:48:49.66</dc:date>
          </office:change-info>
          <table:previous table:id="ct94">
            <table:change-track-table-cell table:cell-address="Sheet1.J37" table:formula="of:=IF([.B37]=&quot;Y&quot;;4;0)+IF([.C37]=&quot;Y&quot;;2;0)+IF([.D37]=&quot;Y&quot;;1;0)" office:value-type="float" office:value="4"/>
          </table:previous>
        </table:cell-content-change>
        <table:cell-content-change table:id="ct1176">
          <table:cell-address table:column="9" table:row="37" table:table="0"/>
          <office:change-info>
            <dc:creator>Mike </dc:creator>
            <dc:date>2011-08-04T12:48:49.66</dc:date>
          </office:change-info>
          <table:previous table:id="ct96">
            <table:change-track-table-cell/>
          </table:previous>
        </table:cell-content-change>
        <table:cell-content-change table:id="ct1177">
          <table:cell-address table:column="9" table:row="37" table:table="0"/>
          <office:change-info>
            <dc:creator>Mike </dc:creator>
            <dc:date>2011-08-04T12:48:49.66</dc:date>
          </office:change-info>
          <table:previous table:id="ct97">
            <table:change-track-table-cell table:cell-address="Sheet1.J38" table:formula="of:=IF([.B38]=&quot;Y&quot;;4;0)+IF([.C38]=&quot;Y&quot;;2;0)+IF([.D38]=&quot;Y&quot;;1;0)" office:value-type="float" office:value="4"/>
          </table:previous>
        </table:cell-content-change>
        <table:cell-content-change table:id="ct1178">
          <table:cell-address table:column="9" table:row="38" table:table="0"/>
          <office:change-info>
            <dc:creator>Mike </dc:creator>
            <dc:date>2011-08-04T12:48:49.66</dc:date>
          </office:change-info>
          <table:previous table:id="ct98">
            <table:change-track-table-cell table:cell-address="Sheet1.J39" table:formula="of:=IF([.B39]=&quot;Y&quot;;4;0)+IF([.C39]=&quot;Y&quot;;2;0)+IF([.D39]=&quot;Y&quot;;1;0)" office:value-type="float" office:value="4"/>
          </table:previous>
        </table:cell-content-change>
        <table:cell-content-change table:id="ct1179">
          <table:cell-address table:column="9" table:row="39" table:table="0"/>
          <office:change-info>
            <dc:creator>Mike </dc:creator>
            <dc:date>2011-08-04T12:48:49.66</dc:date>
          </office:change-info>
          <table:previous>
            <table:change-track-table-cell/>
          </table:previous>
        </table:cell-content-change>
        <table:cell-content-change table:id="ct1180">
          <table:cell-address table:column="9" table:row="40" table:table="0"/>
          <office:change-info>
            <dc:creator>Mike </dc:creator>
            <dc:date>2011-08-04T12:48:49.66</dc:date>
          </office:change-info>
          <table:previous>
            <table:change-track-table-cell/>
          </table:previous>
        </table:cell-content-change>
        <table:cell-content-change table:id="ct1181">
          <table:cell-address table:column="9" table:row="41" table:table="0"/>
          <office:change-info>
            <dc:creator>Mike </dc:creator>
            <dc:date>2011-08-04T12:48:49.66</dc:date>
          </office:change-info>
          <table:previous>
            <table:change-track-table-cell/>
          </table:previous>
        </table:cell-content-change>
        <table:cell-content-change table:id="ct1182">
          <table:cell-address table:column="9" table:row="42" table:table="0"/>
          <office:change-info>
            <dc:creator>Mike </dc:creator>
            <dc:date>2011-08-04T12:48:49.66</dc:date>
          </office:change-info>
          <table:previous table:id="ct99">
            <table:change-track-table-cell table:cell-address="Sheet1.J43" table:formula="of:=IF([.B43]=&quot;Y&quot;;4;0)+IF([.C43]=&quot;Y&quot;;2;0)+IF([.D43]=&quot;Y&quot;;1;0)" office:value-type="float" office:value="4"/>
          </table:previous>
        </table:cell-content-change>
        <table:cell-content-change table:id="ct1183">
          <table:cell-address table:column="9" table:row="43" table:table="0"/>
          <office:change-info>
            <dc:creator>Mike </dc:creator>
            <dc:date>2011-08-04T12:48:49.66</dc:date>
          </office:change-info>
          <table:previous>
            <table:change-track-table-cell/>
          </table:previous>
        </table:cell-content-change>
        <table:cell-content-change table:id="ct1184">
          <table:cell-address table:column="9" table:row="44" table:table="0"/>
          <office:change-info>
            <dc:creator>Mike </dc:creator>
            <dc:date>2011-08-04T12:48:49.66</dc:date>
          </office:change-info>
          <table:previous table:id="ct100">
            <table:change-track-table-cell table:cell-address="Sheet1.J45" table:formula="of:=IF([.B45]=&quot;Y&quot;;4;0)+IF([.C45]=&quot;Y&quot;;2;0)+IF([.D45]=&quot;Y&quot;;1;0)" office:value-type="float" office:value="4"/>
          </table:previous>
        </table:cell-content-change>
        <table:cell-content-change table:id="ct1185">
          <table:cell-address table:column="9" table:row="45" table:table="0"/>
          <office:change-info>
            <dc:creator>Mike </dc:creator>
            <dc:date>2011-08-04T12:48:49.66</dc:date>
          </office:change-info>
          <table:previous>
            <table:change-track-table-cell/>
          </table:previous>
        </table:cell-content-change>
        <table:cell-content-change table:id="ct1186">
          <table:cell-address table:column="9" table:row="46" table:table="0"/>
          <office:change-info>
            <dc:creator>Mike </dc:creator>
            <dc:date>2011-08-04T12:48:49.66</dc:date>
          </office:change-info>
          <table:previous>
            <table:change-track-table-cell/>
          </table:previous>
        </table:cell-content-change>
        <table:cell-content-change table:id="ct1187">
          <table:cell-address table:column="9" table:row="47" table:table="0"/>
          <office:change-info>
            <dc:creator>Mike </dc:creator>
            <dc:date>2011-08-04T12:48:49.66</dc:date>
          </office:change-info>
          <table:previous table:id="ct101">
            <table:change-track-table-cell table:cell-address="Sheet1.J48" table:formula="of:=IF([.B48]=&quot;Y&quot;;4;0)+IF([.C48]=&quot;Y&quot;;2;0)+IF([.D48]=&quot;Y&quot;;1;0)" office:value-type="float" office:value="4"/>
          </table:previous>
        </table:cell-content-change>
        <table:cell-content-change table:id="ct1188">
          <table:cell-address table:column="9" table:row="48" table:table="0"/>
          <office:change-info>
            <dc:creator>Mike </dc:creator>
            <dc:date>2011-08-04T12:48:49.66</dc:date>
          </office:change-info>
          <table:previous table:id="ct102">
            <table:change-track-table-cell table:cell-address="Sheet1.J49" table:formula="of:=IF([.B49]=&quot;Y&quot;;4;0)+IF([.C49]=&quot;Y&quot;;2;0)+IF([.D49]=&quot;Y&quot;;1;0)" office:value-type="float" office:value="4"/>
          </table:previous>
        </table:cell-content-change>
        <table:cell-content-change table:id="ct1189">
          <table:cell-address table:column="9" table:row="49" table:table="0"/>
          <office:change-info>
            <dc:creator>Mike </dc:creator>
            <dc:date>2011-08-04T12:48:49.66</dc:date>
          </office:change-info>
          <table:previous table:id="ct103">
            <table:change-track-table-cell table:cell-address="Sheet1.J50" table:formula="of:=IF([.B50]=&quot;Y&quot;;4;0)+IF([.C50]=&quot;Y&quot;;2;0)+IF([.D50]=&quot;Y&quot;;1;0)" office:value-type="float" office:value="4"/>
          </table:previous>
        </table:cell-content-change>
        <table:cell-content-change table:id="ct1190">
          <table:cell-address table:column="9" table:row="9" table:table="0"/>
          <office:change-info>
            <dc:creator>Mike </dc:creator>
            <dc:date>2011-08-04T12:49:21.49</dc:date>
          </office:change-info>
          <table:previous table:id="ct626">
            <table:change-track-table-cell table:cell-address="Sheet1.J10" table:formula="of:=DEC2HEX(1*(16*256)+HEX2DEC([.H10])*16+#ref!12+IF(NOT ([.E10]=&quot;Y&quot;);2*16*256;0);4)" office:value-type="float" office:value="0"/>
          </table:previous>
        </table:cell-content-change>
        <table:cell-content-change table:id="ct1191">
          <table:cell-address table:column="9" table:row="10" table:table="0"/>
          <office:change-info>
            <dc:creator>Mike </dc:creator>
            <dc:date>2011-08-04T12:49:26.19</dc:date>
          </office:change-info>
          <table:previous table:id="ct627">
            <table:change-track-table-cell table:cell-address="Sheet1.J11" table:formula="of:=DEC2HEX(1*(16*256)+HEX2DEC([.H11])*16+#ref!13+IF(NOT ([.E11]=&quot;Y&quot;);2*16*256;0);4)" office:value-type="float" office:value="0"/>
          </table:previous>
        </table:cell-content-change>
        <table:cell-content-change table:id="ct1192">
          <table:cell-address table:column="9" table:row="11" table:table="0"/>
          <office:change-info>
            <dc:creator>Mike </dc:creator>
            <dc:date>2011-08-04T12:49:26.19</dc:date>
          </office:change-info>
          <table:previous table:id="ct628">
            <table:change-track-table-cell table:cell-address="Sheet1.J12" table:formula="of:=DEC2HEX(1*(16*256)+HEX2DEC([.H12])*16+#ref!14+IF(NOT ([.E12]=&quot;Y&quot;);2*16*256;0);4)" office:value-type="float" office:value="0"/>
          </table:previous>
        </table:cell-content-change>
        <table:cell-content-change table:id="ct1193">
          <table:cell-address table:column="9" table:row="12" table:table="0"/>
          <office:change-info>
            <dc:creator>Mike </dc:creator>
            <dc:date>2011-08-04T12:49:26.19</dc:date>
          </office:change-info>
          <table:previous table:id="ct629">
            <table:change-track-table-cell table:cell-address="Sheet1.J13" table:formula="of:=DEC2HEX(1*(16*256)+HEX2DEC([.H13])*16+#ref!15+IF(NOT ([.E13]=&quot;Y&quot;);2*16*256;0);4)" office:value-type="float" office:value="0"/>
          </table:previous>
        </table:cell-content-change>
        <table:cell-content-change table:id="ct1194">
          <table:cell-address table:column="9" table:row="13" table:table="0"/>
          <office:change-info>
            <dc:creator>Mike </dc:creator>
            <dc:date>2011-08-04T12:49:26.19</dc:date>
          </office:change-info>
          <table:previous table:id="ct630">
            <table:change-track-table-cell table:cell-address="Sheet1.J14" table:formula="of:=DEC2HEX(1*(16*256)+HEX2DEC([.H14])*16+#ref!16+IF(NOT ([.E14]=&quot;Y&quot;);2*16*256;0);4)" office:value-type="float" office:value="0"/>
          </table:previous>
        </table:cell-content-change>
        <table:cell-content-change table:id="ct1195">
          <table:cell-address table:column="9" table:row="14" table:table="0"/>
          <office:change-info>
            <dc:creator>Mike </dc:creator>
            <dc:date>2011-08-04T12:49:26.19</dc:date>
          </office:change-info>
          <table:previous table:id="ct631">
            <table:change-track-table-cell table:cell-address="Sheet1.J15" table:formula="of:=DEC2HEX(1*(16*256)+HEX2DEC([.H15])*16+#ref!17+IF(NOT ([.E15]=&quot;Y&quot;);2*16*256;0);4)" office:value-type="float" office:value="0"/>
          </table:previous>
        </table:cell-content-change>
        <table:cell-content-change table:id="ct1196">
          <table:cell-address table:column="9" table:row="15" table:table="0"/>
          <office:change-info>
            <dc:creator>Mike </dc:creator>
            <dc:date>2011-08-04T12:49:26.19</dc:date>
          </office:change-info>
          <table:previous table:id="ct667">
            <table:change-track-table-cell/>
          </table:previous>
        </table:cell-content-change>
        <table:cell-content-change table:id="ct1197">
          <table:cell-address table:column="9" table:row="16" table:table="0"/>
          <office:change-info>
            <dc:creator>Mike </dc:creator>
            <dc:date>2011-08-04T12:49:26.19</dc:date>
          </office:change-info>
          <table:previous table:id="ct668">
            <table:change-track-table-cell/>
          </table:previous>
        </table:cell-content-change>
        <table:cell-content-change table:id="ct1198">
          <table:cell-address table:column="9" table:row="17" table:table="0"/>
          <office:change-info>
            <dc:creator>Mike </dc:creator>
            <dc:date>2011-08-04T12:49:26.19</dc:date>
          </office:change-info>
          <table:previous table:id="ct634">
            <table:change-track-table-cell table:cell-address="Sheet1.J18" table:formula="of:=DEC2HEX(1*(16*256)+HEX2DEC([.H18])*16+#ref!20+IF(NOT ([.E18]=&quot;Y&quot;);2*16*256;0);4)" office:value-type="float" office:value="0"/>
          </table:previous>
        </table:cell-content-change>
        <table:cell-content-change table:id="ct1199">
          <table:cell-address table:column="9" table:row="18" table:table="0"/>
          <office:change-info>
            <dc:creator>Mike </dc:creator>
            <dc:date>2011-08-04T12:49:26.19</dc:date>
          </office:change-info>
          <table:previous table:id="ct635">
            <table:change-track-table-cell table:cell-address="Sheet1.J19" table:formula="of:=DEC2HEX(1*(16*256)+HEX2DEC([.H19])*16+#ref!21+IF(NOT ([.E19]=&quot;Y&quot;);2*16*256;0);4)" office:value-type="float" office:value="0"/>
          </table:previous>
        </table:cell-content-change>
        <table:cell-content-change table:id="ct1200">
          <table:cell-address table:column="9" table:row="19" table:table="0"/>
          <office:change-info>
            <dc:creator>Mike </dc:creator>
            <dc:date>2011-08-04T12:49:26.19</dc:date>
          </office:change-info>
          <table:previous table:id="ct669">
            <table:change-track-table-cell/>
          </table:previous>
        </table:cell-content-change>
        <table:cell-content-change table:id="ct1201">
          <table:cell-address table:column="9" table:row="20" table:table="0"/>
          <office:change-info>
            <dc:creator>Mike </dc:creator>
            <dc:date>2011-08-04T12:49:26.19</dc:date>
          </office:change-info>
          <table:previous table:id="ct670">
            <table:change-track-table-cell/>
          </table:previous>
        </table:cell-content-change>
        <table:cell-content-change table:id="ct1202">
          <table:cell-address table:column="9" table:row="21" table:table="0"/>
          <office:change-info>
            <dc:creator>Mike </dc:creator>
            <dc:date>2011-08-04T12:49:26.19</dc:date>
          </office:change-info>
          <table:previous table:id="ct638">
            <table:change-track-table-cell table:cell-address="Sheet1.J22" table:formula="of:=DEC2HEX(1*(16*256)+HEX2DEC([.H22])*16+#ref!24+IF(NOT ([.E22]=&quot;Y&quot;);2*16*256;0);4)" office:value-type="float" office:value="0"/>
          </table:previous>
        </table:cell-content-change>
        <table:cell-content-change table:id="ct1203">
          <table:cell-address table:column="9" table:row="22" table:table="0"/>
          <office:change-info>
            <dc:creator>Mike </dc:creator>
            <dc:date>2011-08-04T12:49:26.19</dc:date>
          </office:change-info>
          <table:previous table:id="ct639">
            <table:change-track-table-cell table:cell-address="Sheet1.J23" table:formula="of:=DEC2HEX(1*(16*256)+HEX2DEC([.H23])*16+#ref!25+IF(NOT ([.E23]=&quot;Y&quot;);2*16*256;0);4)" office:value-type="float" office:value="0"/>
          </table:previous>
        </table:cell-content-change>
        <table:cell-content-change table:id="ct1204">
          <table:cell-address table:column="9" table:row="23" table:table="0"/>
          <office:change-info>
            <dc:creator>Mike </dc:creator>
            <dc:date>2011-08-04T12:49:26.19</dc:date>
          </office:change-info>
          <table:previous table:id="ct640">
            <table:change-track-table-cell table:cell-address="Sheet1.J24" table:formula="of:=DEC2HEX(1*(16*256)+HEX2DEC([.H24])*16+#ref!26+IF(NOT ([.E24]=&quot;Y&quot;);2*16*256;0);4)" office:value-type="float" office:value="0"/>
          </table:previous>
        </table:cell-content-change>
        <table:cell-content-change table:id="ct1205">
          <table:cell-address table:column="9" table:row="24" table:table="0"/>
          <office:change-info>
            <dc:creator>Mike </dc:creator>
            <dc:date>2011-08-04T12:49:26.19</dc:date>
          </office:change-info>
          <table:previous table:id="ct671">
            <table:change-track-table-cell/>
          </table:previous>
        </table:cell-content-change>
        <table:cell-content-change table:id="ct1206">
          <table:cell-address table:column="9" table:row="24" table:table="0"/>
          <office:change-info>
            <dc:creator>Mike </dc:creator>
            <dc:date>2011-08-04T12:49:26.19</dc:date>
          </office:change-info>
          <table:previous table:id="ct642">
            <table:change-track-table-cell table:cell-address="Sheet1.J25" table:formula="of:=DEC2HEX(1*(16*256)+HEX2DEC([.H25])*16+#ref!27+IF(NOT ([.E25]=&quot;Y&quot;);2*16*256;0);4)" office:value-type="float" office:value="0"/>
          </table:previous>
        </table:cell-content-change>
        <table:cell-content-change table:id="ct1207">
          <table:cell-address table:column="9" table:row="25" table:table="0"/>
          <office:change-info>
            <dc:creator>Mike </dc:creator>
            <dc:date>2011-08-04T12:49:26.19</dc:date>
          </office:change-info>
          <table:previous table:id="ct643">
            <table:change-track-table-cell table:cell-address="Sheet1.J26" table:formula="of:=DEC2HEX(1*(16*256)+HEX2DEC([.H26])*16+#ref!28+IF(NOT ([.E26]=&quot;Y&quot;);2*16*256;0);4)" office:value-type="float" office:value="0"/>
          </table:previous>
        </table:cell-content-change>
        <table:cell-content-change table:id="ct1208">
          <table:cell-address table:column="9" table:row="26" table:table="0"/>
          <office:change-info>
            <dc:creator>Mike </dc:creator>
            <dc:date>2011-08-04T12:49:26.19</dc:date>
          </office:change-info>
          <table:previous table:id="ct644">
            <table:change-track-table-cell table:cell-address="Sheet1.J27" table:formula="of:=DEC2HEX(1*(16*256)+HEX2DEC([.H27])*16+#ref!29+IF(NOT ([.E27]=&quot;Y&quot;);2*16*256;0);4)" office:value-type="float" office:value="0"/>
          </table:previous>
        </table:cell-content-change>
        <table:cell-content-change table:id="ct1209">
          <table:cell-address table:column="9" table:row="27" table:table="0"/>
          <office:change-info>
            <dc:creator>Mike </dc:creator>
            <dc:date>2011-08-04T12:49:26.19</dc:date>
          </office:change-info>
          <table:previous table:id="ct645">
            <table:change-track-table-cell table:cell-address="Sheet1.J28" table:formula="of:=DEC2HEX(1*(16*256)+HEX2DEC([.H28])*16+#ref!30+IF(NOT ([.E28]=&quot;Y&quot;);2*16*256;0);4)" office:value-type="float" office:value="0"/>
          </table:previous>
        </table:cell-content-change>
        <table:cell-content-change table:id="ct1210">
          <table:cell-address table:column="9" table:row="28" table:table="0"/>
          <office:change-info>
            <dc:creator>Mike </dc:creator>
            <dc:date>2011-08-04T12:49:26.19</dc:date>
          </office:change-info>
          <table:previous table:id="ct646">
            <table:change-track-table-cell table:cell-address="Sheet1.J29" table:formula="of:=DEC2HEX(1*(16*256)+HEX2DEC([.H29])*16+#ref!31+IF(NOT ([.E29]=&quot;Y&quot;);2*16*256;0);4)" office:value-type="float" office:value="0"/>
          </table:previous>
        </table:cell-content-change>
        <table:cell-content-change table:id="ct1211">
          <table:cell-address table:column="9" table:row="29" table:table="0"/>
          <office:change-info>
            <dc:creator>Mike </dc:creator>
            <dc:date>2011-08-04T12:49:26.19</dc:date>
          </office:change-info>
          <table:previous table:id="ct647">
            <table:change-track-table-cell table:cell-address="Sheet1.J30" table:formula="of:=DEC2HEX(1*(16*256)+HEX2DEC([.H30])*16+#ref!32+IF(NOT ([.E30]=&quot;Y&quot;);2*16*256;0);4)" office:value-type="float" office:value="0"/>
          </table:previous>
        </table:cell-content-change>
        <table:cell-content-change table:id="ct1212">
          <table:cell-address table:column="9" table:row="30" table:table="0"/>
          <office:change-info>
            <dc:creator>Mike </dc:creator>
            <dc:date>2011-08-04T12:49:26.19</dc:date>
          </office:change-info>
          <table:previous table:id="ct648">
            <table:change-track-table-cell table:cell-address="Sheet1.J31" table:formula="of:=DEC2HEX(1*(16*256)+HEX2DEC([.H31])*16+#ref!33+IF(NOT ([.E31]=&quot;Y&quot;);2*16*256;0);4)" office:value-type="float" office:value="0"/>
          </table:previous>
        </table:cell-content-change>
        <table:cell-content-change table:id="ct1213">
          <table:cell-address table:column="9" table:row="31" table:table="0"/>
          <office:change-info>
            <dc:creator>Mike </dc:creator>
            <dc:date>2011-08-04T12:49:26.19</dc:date>
          </office:change-info>
          <table:previous table:id="ct672">
            <table:change-track-table-cell/>
          </table:previous>
        </table:cell-content-change>
        <table:cell-content-change table:id="ct1214">
          <table:cell-address table:column="9" table:row="34" table:table="0"/>
          <office:change-info>
            <dc:creator>Mike </dc:creator>
            <dc:date>2011-08-04T12:49:26.19</dc:date>
          </office:change-info>
          <table:previous table:id="ct673">
            <table:change-track-table-cell/>
          </table:previous>
        </table:cell-content-change>
        <table:cell-content-change table:id="ct1215">
          <table:cell-address table:column="9" table:row="35" table:table="0"/>
          <office:change-info>
            <dc:creator>Mike </dc:creator>
            <dc:date>2011-08-04T12:49:26.19</dc:date>
          </office:change-info>
          <table:previous table:id="ct674">
            <table:change-track-table-cell/>
          </table:previous>
        </table:cell-content-change>
        <table:cell-content-change table:id="ct1216">
          <table:cell-address table:column="9" table:row="36" table:table="0"/>
          <office:change-info>
            <dc:creator>Mike </dc:creator>
            <dc:date>2011-08-04T12:49:26.19</dc:date>
          </office:change-info>
          <table:previous table:id="ct652">
            <table:change-track-table-cell table:cell-address="Sheet1.J37" table:formula="of:=DEC2HEX(1*(16*256)+HEX2DEC([.H37])*16+#ref!37+IF(NOT ([.E37]=&quot;Y&quot;);2*16*256;0);4)" office:value-type="float" office:value="0"/>
          </table:previous>
        </table:cell-content-change>
        <table:cell-content-change table:id="ct1217">
          <table:cell-address table:column="9" table:row="37" table:table="0"/>
          <office:change-info>
            <dc:creator>Mike </dc:creator>
            <dc:date>2011-08-04T12:49:26.19</dc:date>
          </office:change-info>
          <table:previous table:id="ct680">
            <table:change-track-table-cell/>
          </table:previous>
        </table:cell-content-change>
        <table:cell-content-change table:id="ct1218">
          <table:cell-address table:column="9" table:row="37" table:table="0"/>
          <office:change-info>
            <dc:creator>Mike </dc:creator>
            <dc:date>2011-08-04T12:49:26.19</dc:date>
          </office:change-info>
          <table:previous table:id="ct654">
            <table:change-track-table-cell table:cell-address="Sheet1.J38" table:formula="of:=DEC2HEX(1*(16*256)+HEX2DEC([.H38])*16+#ref!39+IF(NOT ([.E38]=&quot;Y&quot;);2*16*256;0);4)" office:value-type="float" office:value="0"/>
          </table:previous>
        </table:cell-content-change>
        <table:cell-content-change table:id="ct1219">
          <table:cell-address table:column="9" table:row="38" table:table="0"/>
          <office:change-info>
            <dc:creator>Mike </dc:creator>
            <dc:date>2011-08-04T12:49:26.19</dc:date>
          </office:change-info>
          <table:previous table:id="ct655">
            <table:change-track-table-cell table:cell-address="Sheet1.J39" table:formula="of:=DEC2HEX(1*(16*256)+HEX2DEC([.H39])*16+#ref!40+IF(NOT ([.E39]=&quot;Y&quot;);2*16*256;0);4)" office:value-type="float" office:value="0"/>
          </table:previous>
        </table:cell-content-change>
        <table:cell-content-change table:id="ct1220">
          <table:cell-address table:column="9" table:row="39" table:table="0"/>
          <office:change-info>
            <dc:creator>Mike </dc:creator>
            <dc:date>2011-08-04T12:49:26.19</dc:date>
          </office:change-info>
          <table:previous table:id="ct675">
            <table:change-track-table-cell/>
          </table:previous>
        </table:cell-content-change>
        <table:cell-content-change table:id="ct1221">
          <table:cell-address table:column="9" table:row="40" table:table="0"/>
          <office:change-info>
            <dc:creator>Mike </dc:creator>
            <dc:date>2011-08-04T12:49:26.19</dc:date>
          </office:change-info>
          <table:previous table:id="ct676">
            <table:change-track-table-cell/>
          </table:previous>
        </table:cell-content-change>
        <table:cell-content-change table:id="ct1222">
          <table:cell-address table:column="9" table:row="41" table:table="0"/>
          <office:change-info>
            <dc:creator>Mike </dc:creator>
            <dc:date>2011-08-04T12:49:26.19</dc:date>
          </office:change-info>
          <table:previous table:id="ct677">
            <table:change-track-table-cell/>
          </table:previous>
        </table:cell-content-change>
        <table:cell-content-change table:id="ct1223">
          <table:cell-address table:column="9" table:row="42" table:table="0"/>
          <office:change-info>
            <dc:creator>Mike </dc:creator>
            <dc:date>2011-08-04T12:49:26.19</dc:date>
          </office:change-info>
          <table:previous table:id="ct659">
            <table:change-track-table-cell table:cell-address="Sheet1.J43" table:formula="of:=DEC2HEX(1*(16*256)+HEX2DEC([.H43])*16+#ref!44+IF(NOT ([.E43]=&quot;Y&quot;);2*16*256;0);4)" office:value-type="float" office:value="0"/>
          </table:previous>
        </table:cell-content-change>
        <table:cell-content-change table:id="ct1224">
          <table:cell-address table:column="9" table:row="43" table:table="0"/>
          <office:change-info>
            <dc:creator>Mike </dc:creator>
            <dc:date>2011-08-04T12:49:26.19</dc:date>
          </office:change-info>
          <table:previous table:id="ct681">
            <table:change-track-table-cell/>
          </table:previous>
        </table:cell-content-change>
        <table:cell-content-change table:id="ct1225">
          <table:cell-address table:column="9" table:row="44" table:table="0"/>
          <office:change-info>
            <dc:creator>Mike </dc:creator>
            <dc:date>2011-08-04T12:49:26.19</dc:date>
          </office:change-info>
          <table:previous table:id="ct661">
            <table:change-track-table-cell table:cell-address="Sheet1.J45" table:formula="of:=DEC2HEX(1*(16*256)+HEX2DEC([.H45])*16+#ref!46+IF(NOT ([.E45]=&quot;Y&quot;);2*16*256;0);4)" office:value-type="float" office:value="0"/>
          </table:previous>
        </table:cell-content-change>
        <table:cell-content-change table:id="ct1226">
          <table:cell-address table:column="9" table:row="45" table:table="0"/>
          <office:change-info>
            <dc:creator>Mike </dc:creator>
            <dc:date>2011-08-04T12:49:26.19</dc:date>
          </office:change-info>
          <table:previous table:id="ct678">
            <table:change-track-table-cell/>
          </table:previous>
        </table:cell-content-change>
        <table:cell-content-change table:id="ct1227">
          <table:cell-address table:column="9" table:row="46" table:table="0"/>
          <office:change-info>
            <dc:creator>Mike </dc:creator>
            <dc:date>2011-08-04T12:49:26.19</dc:date>
          </office:change-info>
          <table:previous table:id="ct679">
            <table:change-track-table-cell/>
          </table:previous>
        </table:cell-content-change>
        <table:cell-content-change table:id="ct1228">
          <table:cell-address table:column="9" table:row="47" table:table="0"/>
          <office:change-info>
            <dc:creator>Mike </dc:creator>
            <dc:date>2011-08-04T12:49:26.19</dc:date>
          </office:change-info>
          <table:previous table:id="ct664">
            <table:change-track-table-cell table:cell-address="Sheet1.J48" table:formula="of:=DEC2HEX(1*(16*256)+HEX2DEC([.H48])*16+#ref!49+IF(NOT ([.E48]=&quot;Y&quot;);2*16*256;0);4)" office:value-type="float" office:value="0"/>
          </table:previous>
        </table:cell-content-change>
        <table:cell-content-change table:id="ct1229">
          <table:cell-address table:column="9" table:row="48" table:table="0"/>
          <office:change-info>
            <dc:creator>Mike </dc:creator>
            <dc:date>2011-08-04T12:49:26.19</dc:date>
          </office:change-info>
          <table:previous table:id="ct665">
            <table:change-track-table-cell table:cell-address="Sheet1.J49" table:formula="of:=DEC2HEX(1*(16*256)+HEX2DEC([.H49])*16+#ref!50+IF(NOT ([.E49]=&quot;Y&quot;);2*16*256;0);4)" office:value-type="float" office:value="0"/>
          </table:previous>
        </table:cell-content-change>
        <table:cell-content-change table:id="ct1230">
          <table:cell-address table:column="9" table:row="49" table:table="0"/>
          <office:change-info>
            <dc:creator>Mike </dc:creator>
            <dc:date>2011-08-04T12:49:26.19</dc:date>
          </office:change-info>
          <table:previous table:id="ct666">
            <table:change-track-table-cell table:cell-address="Sheet1.J50" table:formula="of:=DEC2HEX(1*(16*256)+HEX2DEC([.H50])*16+#ref!51+IF(NOT ([.E50]=&quot;Y&quot;);2*16*256;0);4)" office:value-type="float" office:value="0"/>
          </table:previous>
        </table:cell-content-change>
        <table:cell-content-change table:id="ct1231">
          <table:cell-address table:column="7" table:row="9" table:table="0"/>
          <office:change-info>
            <dc:creator>Mike </dc:creator>
            <dc:date>2011-08-04T12:50:28.15</dc:date>
          </office:change-info>
          <table:previous table:id="ct1108">
            <table:change-track-table-cell table:cell-address="Sheet1.H10" table:formula="of:=IF(#ref!12=&quot;Y&quot;;DEC2HEX([.F10]*32+[.G10];2);&quot;&quot;)" office:value-type="float" office:value="0"/>
          </table:previous>
        </table:cell-content-change>
        <table:cell-content-change table:id="ct1232">
          <table:cell-address table:column="7" table:row="10" table:table="0"/>
          <office:change-info>
            <dc:creator>Mike </dc:creator>
            <dc:date>2011-08-04T12:50:32.57</dc:date>
          </office:change-info>
          <table:previous table:id="ct1109">
            <table:change-track-table-cell table:cell-address="Sheet1.H11" table:formula="of:=IF(#ref!13=&quot;Y&quot;;DEC2HEX([.F11]*32+[.G11];2);&quot;&quot;)" office:value-type="float" office:value="0"/>
          </table:previous>
        </table:cell-content-change>
        <table:cell-content-change table:id="ct1233">
          <table:cell-address table:column="7" table:row="11" table:table="0"/>
          <office:change-info>
            <dc:creator>Mike </dc:creator>
            <dc:date>2011-08-04T12:50:32.57</dc:date>
          </office:change-info>
          <table:previous table:id="ct1110">
            <table:change-track-table-cell table:cell-address="Sheet1.H12" table:formula="of:=IF(#ref!14=&quot;Y&quot;;DEC2HEX([.F12]*32+[.G12];2);&quot;&quot;)" office:value-type="float" office:value="0"/>
          </table:previous>
        </table:cell-content-change>
        <table:cell-content-change table:id="ct1234">
          <table:cell-address table:column="7" table:row="12" table:table="0"/>
          <office:change-info>
            <dc:creator>Mike </dc:creator>
            <dc:date>2011-08-04T12:50:32.57</dc:date>
          </office:change-info>
          <table:previous table:id="ct1111">
            <table:change-track-table-cell table:cell-address="Sheet1.H13" table:formula="of:=IF(#ref!15=&quot;Y&quot;;DEC2HEX([.F13]*32+[.G13];2);&quot;&quot;)" office:value-type="float" office:value="0"/>
          </table:previous>
        </table:cell-content-change>
        <table:cell-content-change table:id="ct1235">
          <table:cell-address table:column="7" table:row="13" table:table="0"/>
          <office:change-info>
            <dc:creator>Mike </dc:creator>
            <dc:date>2011-08-04T12:50:32.57</dc:date>
          </office:change-info>
          <table:previous table:id="ct1112">
            <table:change-track-table-cell table:cell-address="Sheet1.H14" table:formula="of:=IF(#ref!16=&quot;Y&quot;;DEC2HEX([.F14]*32+[.G14];2);&quot;&quot;)" office:value-type="float" office:value="0"/>
          </table:previous>
        </table:cell-content-change>
        <table:cell-content-change table:id="ct1236">
          <table:cell-address table:column="7" table:row="14" table:table="0"/>
          <office:change-info>
            <dc:creator>Mike </dc:creator>
            <dc:date>2011-08-04T12:50:32.57</dc:date>
          </office:change-info>
          <table:previous table:id="ct1113">
            <table:change-track-table-cell table:cell-address="Sheet1.H15" table:formula="of:=IF(#ref!17=&quot;Y&quot;;DEC2HEX([.F15]*32+[.G15];2);&quot;&quot;)" office:value-type="float" office:value="0"/>
          </table:previous>
        </table:cell-content-change>
        <table:cell-content-change table:id="ct1237">
          <table:cell-address table:column="7" table:row="15" table:table="0"/>
          <office:change-info>
            <dc:creator>Mike </dc:creator>
            <dc:date>2011-08-04T12:50:32.57</dc:date>
          </office:change-info>
          <table:previous table:id="ct1114">
            <table:change-track-table-cell table:cell-address="Sheet1.H16" table:formula="of:=IF(#ref!18=&quot;Y&quot;;DEC2HEX([.F16]*32+[.G16];2);&quot;&quot;)" office:value-type="float" office:value="0"/>
          </table:previous>
        </table:cell-content-change>
        <table:cell-content-change table:id="ct1238">
          <table:cell-address table:column="7" table:row="16" table:table="0"/>
          <office:change-info>
            <dc:creator>Mike </dc:creator>
            <dc:date>2011-08-04T12:50:32.57</dc:date>
          </office:change-info>
          <table:previous table:id="ct1115">
            <table:change-track-table-cell table:cell-address="Sheet1.H17" table:formula="of:=IF(#ref!19=&quot;Y&quot;;DEC2HEX([.F17]*32+[.G17];2);&quot;&quot;)" office:value-type="float" office:value="0"/>
          </table:previous>
        </table:cell-content-change>
        <table:cell-content-change table:id="ct1239">
          <table:cell-address table:column="7" table:row="17" table:table="0"/>
          <office:change-info>
            <dc:creator>Mike </dc:creator>
            <dc:date>2011-08-04T12:50:32.57</dc:date>
          </office:change-info>
          <table:previous table:id="ct1116">
            <table:change-track-table-cell table:cell-address="Sheet1.H18" table:formula="of:=IF(#ref!20=&quot;Y&quot;;DEC2HEX([.F18]*32+[.G18];2);&quot;&quot;)" office:value-type="float" office:value="0"/>
          </table:previous>
        </table:cell-content-change>
        <table:cell-content-change table:id="ct1240">
          <table:cell-address table:column="7" table:row="18" table:table="0"/>
          <office:change-info>
            <dc:creator>Mike </dc:creator>
            <dc:date>2011-08-04T12:50:32.57</dc:date>
          </office:change-info>
          <table:previous table:id="ct1117">
            <table:change-track-table-cell table:cell-address="Sheet1.H19" table:formula="of:=IF(#ref!21=&quot;Y&quot;;DEC2HEX([.F19]*32+[.G19];2);&quot;&quot;)" office:value-type="float" office:value="0"/>
          </table:previous>
        </table:cell-content-change>
        <table:cell-content-change table:id="ct1241">
          <table:cell-address table:column="7" table:row="19" table:table="0"/>
          <office:change-info>
            <dc:creator>Mike </dc:creator>
            <dc:date>2011-08-04T12:50:32.57</dc:date>
          </office:change-info>
          <table:previous table:id="ct1118">
            <table:change-track-table-cell table:cell-address="Sheet1.H20" table:formula="of:=IF(#ref!22=&quot;Y&quot;;DEC2HEX([.F20]*32+[.G20];2);&quot;&quot;)" office:value-type="float" office:value="0"/>
          </table:previous>
        </table:cell-content-change>
        <table:cell-content-change table:id="ct1242">
          <table:cell-address table:column="7" table:row="20" table:table="0"/>
          <office:change-info>
            <dc:creator>Mike </dc:creator>
            <dc:date>2011-08-04T12:50:32.57</dc:date>
          </office:change-info>
          <table:previous table:id="ct1119">
            <table:change-track-table-cell table:cell-address="Sheet1.H21" table:formula="of:=IF(#ref!23=&quot;Y&quot;;DEC2HEX([.F21]*32+[.G21];2);&quot;&quot;)" office:value-type="float" office:value="0"/>
          </table:previous>
        </table:cell-content-change>
        <table:cell-content-change table:id="ct1243">
          <table:cell-address table:column="7" table:row="21" table:table="0"/>
          <office:change-info>
            <dc:creator>Mike </dc:creator>
            <dc:date>2011-08-04T12:50:32.57</dc:date>
          </office:change-info>
          <table:previous table:id="ct1120">
            <table:change-track-table-cell table:cell-address="Sheet1.H22" table:formula="of:=IF(#ref!24=&quot;Y&quot;;DEC2HEX([.F22]*32+[.G22];2);&quot;&quot;)" office:value-type="float" office:value="0"/>
          </table:previous>
        </table:cell-content-change>
        <table:cell-content-change table:id="ct1244">
          <table:cell-address table:column="7" table:row="22" table:table="0"/>
          <office:change-info>
            <dc:creator>Mike </dc:creator>
            <dc:date>2011-08-04T12:50:32.57</dc:date>
          </office:change-info>
          <table:previous table:id="ct1121">
            <table:change-track-table-cell table:cell-address="Sheet1.H23" table:formula="of:=IF(#ref!25=&quot;Y&quot;;DEC2HEX([.F23]*32+[.G23];2);&quot;&quot;)" office:value-type="float" office:value="0"/>
          </table:previous>
        </table:cell-content-change>
        <table:cell-content-change table:id="ct1245">
          <table:cell-address table:column="7" table:row="23" table:table="0"/>
          <office:change-info>
            <dc:creator>Mike </dc:creator>
            <dc:date>2011-08-04T12:50:32.57</dc:date>
          </office:change-info>
          <table:previous table:id="ct1122">
            <table:change-track-table-cell table:cell-address="Sheet1.H24" table:formula="of:=IF(#ref!26=&quot;Y&quot;;DEC2HEX([.F24]*32+[.G24];2);&quot;&quot;)" office:value-type="float" office:value="0"/>
          </table:previous>
        </table:cell-content-change>
        <table:cell-content-change table:id="ct1246">
          <table:cell-address table:column="7" table:row="24" table:table="0"/>
          <office:change-info>
            <dc:creator>Mike </dc:creator>
            <dc:date>2011-08-04T12:50:32.57</dc:date>
          </office:change-info>
          <table:previous table:id="ct1123">
            <table:change-track-table-cell table:cell-address="Sheet1.H25" table:formula="of:=IF(#ref!27=&quot;Y&quot;;DEC2HEX([.F25]*32+[.G25];2);&quot;&quot;)" office:value-type="float" office:value="0"/>
          </table:previous>
        </table:cell-content-change>
        <table:cell-content-change table:id="ct1247">
          <table:cell-address table:column="7" table:row="24" table:table="0"/>
          <office:change-info>
            <dc:creator>Mike </dc:creator>
            <dc:date>2011-08-04T12:50:32.57</dc:date>
          </office:change-info>
          <table:previous table:id="ct1124">
            <table:change-track-table-cell table:cell-address="Sheet1.H25" table:formula="of:=IF(#ref!27=&quot;Y&quot;;DEC2HEX([.F25]*32+[.G25];2);&quot;&quot;)" office:value-type="float" office:value="0"/>
          </table:previous>
        </table:cell-content-change>
        <table:cell-content-change table:id="ct1248">
          <table:cell-address table:column="7" table:row="25" table:table="0"/>
          <office:change-info>
            <dc:creator>Mike </dc:creator>
            <dc:date>2011-08-04T12:50:32.57</dc:date>
          </office:change-info>
          <table:previous table:id="ct1125">
            <table:change-track-table-cell table:cell-address="Sheet1.H26" table:formula="of:=IF(#ref!28=&quot;Y&quot;;DEC2HEX([.F26]*32+[.G26];2);&quot;&quot;)" office:value-type="float" office:value="0"/>
          </table:previous>
        </table:cell-content-change>
        <table:cell-content-change table:id="ct1249">
          <table:cell-address table:column="7" table:row="26" table:table="0"/>
          <office:change-info>
            <dc:creator>Mike </dc:creator>
            <dc:date>2011-08-04T12:50:32.57</dc:date>
          </office:change-info>
          <table:previous table:id="ct1126">
            <table:change-track-table-cell table:cell-address="Sheet1.H27" table:formula="of:=IF(#ref!29=&quot;Y&quot;;DEC2HEX([.F27]*32+[.G27];2);&quot;&quot;)" office:value-type="float" office:value="0"/>
          </table:previous>
        </table:cell-content-change>
        <table:cell-content-change table:id="ct1250">
          <table:cell-address table:column="7" table:row="27" table:table="0"/>
          <office:change-info>
            <dc:creator>Mike </dc:creator>
            <dc:date>2011-08-04T12:50:32.57</dc:date>
          </office:change-info>
          <table:previous table:id="ct1127">
            <table:change-track-table-cell table:cell-address="Sheet1.H28" table:formula="of:=IF(#ref!30=&quot;Y&quot;;DEC2HEX([.F28]*32+[.G28];2);&quot;&quot;)" office:value-type="float" office:value="0"/>
          </table:previous>
        </table:cell-content-change>
        <table:cell-content-change table:id="ct1251">
          <table:cell-address table:column="7" table:row="28" table:table="0"/>
          <office:change-info>
            <dc:creator>Mike </dc:creator>
            <dc:date>2011-08-04T12:50:32.57</dc:date>
          </office:change-info>
          <table:previous table:id="ct1128">
            <table:change-track-table-cell table:cell-address="Sheet1.H29" table:formula="of:=IF(#ref!31=&quot;Y&quot;;DEC2HEX([.F29]*32+[.G29];2);&quot;&quot;)" office:value-type="float" office:value="0"/>
          </table:previous>
        </table:cell-content-change>
        <table:cell-content-change table:id="ct1252">
          <table:cell-address table:column="7" table:row="29" table:table="0"/>
          <office:change-info>
            <dc:creator>Mike </dc:creator>
            <dc:date>2011-08-04T12:50:32.57</dc:date>
          </office:change-info>
          <table:previous table:id="ct1129">
            <table:change-track-table-cell table:cell-address="Sheet1.H30" table:formula="of:=IF(#ref!32=&quot;Y&quot;;DEC2HEX([.F30]*32+[.G30];2);&quot;&quot;)" office:value-type="float" office:value="0"/>
          </table:previous>
        </table:cell-content-change>
        <table:cell-content-change table:id="ct1253">
          <table:cell-address table:column="7" table:row="30" table:table="0"/>
          <office:change-info>
            <dc:creator>Mike </dc:creator>
            <dc:date>2011-08-04T12:50:32.57</dc:date>
          </office:change-info>
          <table:previous table:id="ct1130">
            <table:change-track-table-cell table:cell-address="Sheet1.H31" table:formula="of:=IF(#ref!33=&quot;Y&quot;;DEC2HEX([.F31]*32+[.G31];2);&quot;&quot;)" office:value-type="float" office:value="0"/>
          </table:previous>
        </table:cell-content-change>
        <table:cell-content-change table:id="ct1254">
          <table:cell-address table:column="7" table:row="31" table:table="0"/>
          <office:change-info>
            <dc:creator>Mike </dc:creator>
            <dc:date>2011-08-04T12:50:32.57</dc:date>
          </office:change-info>
          <table:previous table:id="ct1131">
            <table:change-track-table-cell table:cell-address="Sheet1.H32" table:formula="of:=IF(#ref!34=&quot;Y&quot;;DEC2HEX([.F32]*32+[.G32];2);&quot;&quot;)" office:value-type="float" office:value="0"/>
          </table:previous>
        </table:cell-content-change>
        <table:cell-content-change table:id="ct1255">
          <table:cell-address table:column="7" table:row="34" table:table="0"/>
          <office:change-info>
            <dc:creator>Mike </dc:creator>
            <dc:date>2011-08-04T12:50:32.57</dc:date>
          </office:change-info>
          <table:previous table:id="ct1132">
            <table:change-track-table-cell table:cell-address="Sheet1.H35" table:formula="of:=IF(#ref!35=&quot;Y&quot;;DEC2HEX([.F35]*32+[.G35];2);&quot;&quot;)" office:value-type="float" office:value="0"/>
          </table:previous>
        </table:cell-content-change>
        <table:cell-content-change table:id="ct1256">
          <table:cell-address table:column="7" table:row="35" table:table="0"/>
          <office:change-info>
            <dc:creator>Mike </dc:creator>
            <dc:date>2011-08-04T12:50:32.57</dc:date>
          </office:change-info>
          <table:previous table:id="ct1133">
            <table:change-track-table-cell table:cell-address="Sheet1.H36" table:formula="of:=IF(#ref!36=&quot;Y&quot;;DEC2HEX([.F36]*32+[.G36];2);&quot;&quot;)" office:value-type="float" office:value="0"/>
          </table:previous>
        </table:cell-content-change>
        <table:cell-content-change table:id="ct1257">
          <table:cell-address table:column="7" table:row="36" table:table="0"/>
          <office:change-info>
            <dc:creator>Mike </dc:creator>
            <dc:date>2011-08-04T12:50:32.57</dc:date>
          </office:change-info>
          <table:previous table:id="ct1134">
            <table:change-track-table-cell table:cell-address="Sheet1.H37" table:formula="of:=IF(#ref!37=&quot;Y&quot;;DEC2HEX([.F37]*32+[.G37];2);&quot;&quot;)" office:value-type="float" office:value="0"/>
          </table:previous>
        </table:cell-content-change>
        <table:cell-content-change table:id="ct1258">
          <table:cell-address table:column="7" table:row="37" table:table="0"/>
          <office:change-info>
            <dc:creator>Mike </dc:creator>
            <dc:date>2011-08-04T12:50:32.57</dc:date>
          </office:change-info>
          <table:previous table:id="ct1135">
            <table:change-track-table-cell table:cell-address="Sheet1.H38" table:formula="of:=IF(#ref!38=&quot;Y&quot;;DEC2HEX([.F38]*32+[.G38];2);&quot;&quot;)" office:value-type="float" office:value="0"/>
          </table:previous>
        </table:cell-content-change>
        <table:cell-content-change table:id="ct1259">
          <table:cell-address table:column="7" table:row="37" table:table="0"/>
          <office:change-info>
            <dc:creator>Mike </dc:creator>
            <dc:date>2011-08-04T12:50:32.57</dc:date>
          </office:change-info>
          <table:previous table:id="ct1136">
            <table:change-track-table-cell table:cell-address="Sheet1.H38" table:formula="of:=IF(#ref!39=&quot;Y&quot;;DEC2HEX([.F38]*32+[.G38];2);&quot;&quot;)" office:value-type="float" office:value="0"/>
          </table:previous>
        </table:cell-content-change>
        <table:cell-content-change table:id="ct1260">
          <table:cell-address table:column="7" table:row="38" table:table="0"/>
          <office:change-info>
            <dc:creator>Mike </dc:creator>
            <dc:date>2011-08-04T12:50:32.57</dc:date>
          </office:change-info>
          <table:previous table:id="ct1137">
            <table:change-track-table-cell table:cell-address="Sheet1.H39" table:formula="of:=IF(#ref!40=&quot;Y&quot;;DEC2HEX([.F39]*32+[.G39];2);&quot;&quot;)" office:value-type="float" office:value="0"/>
          </table:previous>
        </table:cell-content-change>
        <table:cell-content-change table:id="ct1261">
          <table:cell-address table:column="7" table:row="39" table:table="0"/>
          <office:change-info>
            <dc:creator>Mike </dc:creator>
            <dc:date>2011-08-04T12:50:32.57</dc:date>
          </office:change-info>
          <table:previous table:id="ct1138">
            <table:change-track-table-cell table:cell-address="Sheet1.H40" table:formula="of:=IF(#ref!41=&quot;Y&quot;;DEC2HEX([.F40]*32+[.G40];2);&quot;&quot;)" office:value-type="float" office:value="0"/>
          </table:previous>
        </table:cell-content-change>
        <table:cell-content-change table:id="ct1262">
          <table:cell-address table:column="7" table:row="40" table:table="0"/>
          <office:change-info>
            <dc:creator>Mike </dc:creator>
            <dc:date>2011-08-04T12:50:32.57</dc:date>
          </office:change-info>
          <table:previous table:id="ct1139">
            <table:change-track-table-cell table:cell-address="Sheet1.H41" table:formula="of:=IF(#ref!42=&quot;Y&quot;;DEC2HEX([.F41]*32+[.G41];2);&quot;&quot;)" office:value-type="float" office:value="0"/>
          </table:previous>
        </table:cell-content-change>
        <table:cell-content-change table:id="ct1263">
          <table:cell-address table:column="7" table:row="41" table:table="0"/>
          <office:change-info>
            <dc:creator>Mike </dc:creator>
            <dc:date>2011-08-04T12:50:32.57</dc:date>
          </office:change-info>
          <table:previous table:id="ct1140">
            <table:change-track-table-cell table:cell-address="Sheet1.H42" table:formula="of:=IF(#ref!43=&quot;Y&quot;;DEC2HEX([.F42]*32+[.G42];2);&quot;&quot;)" office:value-type="float" office:value="0"/>
          </table:previous>
        </table:cell-content-change>
        <table:cell-content-change table:id="ct1264">
          <table:cell-address table:column="7" table:row="42" table:table="0"/>
          <office:change-info>
            <dc:creator>Mike </dc:creator>
            <dc:date>2011-08-04T12:50:32.57</dc:date>
          </office:change-info>
          <table:previous table:id="ct1141">
            <table:change-track-table-cell table:cell-address="Sheet1.H43" table:formula="of:=IF(#ref!44=&quot;Y&quot;;DEC2HEX([.F43]*32+[.G43];2);&quot;&quot;)" office:value-type="float" office:value="0"/>
          </table:previous>
        </table:cell-content-change>
        <table:cell-content-change table:id="ct1265">
          <table:cell-address table:column="7" table:row="43" table:table="0"/>
          <office:change-info>
            <dc:creator>Mike </dc:creator>
            <dc:date>2011-08-04T12:50:32.57</dc:date>
          </office:change-info>
          <table:previous table:id="ct1142">
            <table:change-track-table-cell table:cell-address="Sheet1.H44" table:formula="of:=IF(#ref!45=&quot;Y&quot;;DEC2HEX([.F44]*32+[.G44];2);&quot;&quot;)" office:value-type="float" office:value="0"/>
          </table:previous>
        </table:cell-content-change>
        <table:cell-content-change table:id="ct1266">
          <table:cell-address table:column="7" table:row="44" table:table="0"/>
          <office:change-info>
            <dc:creator>Mike </dc:creator>
            <dc:date>2011-08-04T12:50:32.57</dc:date>
          </office:change-info>
          <table:previous table:id="ct1143">
            <table:change-track-table-cell table:cell-address="Sheet1.H45" table:formula="of:=IF(#ref!46=&quot;Y&quot;;DEC2HEX([.F45]*32+[.G45];2);&quot;&quot;)" office:value-type="float" office:value="0"/>
          </table:previous>
        </table:cell-content-change>
        <table:cell-content-change table:id="ct1267">
          <table:cell-address table:column="7" table:row="45" table:table="0"/>
          <office:change-info>
            <dc:creator>Mike </dc:creator>
            <dc:date>2011-08-04T12:50:37.96</dc:date>
          </office:change-info>
          <table:previous table:id="ct1144">
            <table:change-track-table-cell table:cell-address="Sheet1.H46" table:formula="of:=IF(#ref!47=&quot;Y&quot;;DEC2HEX([.F46]*32+[.G46];2);&quot;&quot;)" office:value-type="float" office:value="0"/>
          </table:previous>
        </table:cell-content-change>
        <table:cell-content-change table:id="ct1268">
          <table:cell-address table:column="7" table:row="46" table:table="0"/>
          <office:change-info>
            <dc:creator>Mike </dc:creator>
            <dc:date>2011-08-04T12:50:37.96</dc:date>
          </office:change-info>
          <table:previous table:id="ct1145">
            <table:change-track-table-cell table:cell-address="Sheet1.H47" table:formula="of:=IF(#ref!48=&quot;Y&quot;;DEC2HEX([.F47]*32+[.G47];2);&quot;&quot;)" office:value-type="float" office:value="0"/>
          </table:previous>
        </table:cell-content-change>
        <table:cell-content-change table:id="ct1269">
          <table:cell-address table:column="7" table:row="47" table:table="0"/>
          <office:change-info>
            <dc:creator>Mike </dc:creator>
            <dc:date>2011-08-04T12:50:37.96</dc:date>
          </office:change-info>
          <table:previous table:id="ct1146">
            <table:change-track-table-cell table:cell-address="Sheet1.H48" table:formula="of:=IF(#ref!49=&quot;Y&quot;;DEC2HEX([.F48]*32+[.G48];2);&quot;&quot;)" office:value-type="float" office:value="0"/>
          </table:previous>
        </table:cell-content-change>
        <table:cell-content-change table:id="ct1270">
          <table:cell-address table:column="7" table:row="48" table:table="0"/>
          <office:change-info>
            <dc:creator>Mike </dc:creator>
            <dc:date>2011-08-04T12:50:37.96</dc:date>
          </office:change-info>
          <table:previous table:id="ct1147">
            <table:change-track-table-cell table:cell-address="Sheet1.H49" table:formula="of:=IF(#ref!50=&quot;Y&quot;;DEC2HEX([.F49]*32+[.G49];2);&quot;&quot;)" office:value-type="float" office:value="0"/>
          </table:previous>
        </table:cell-content-change>
        <table:cell-content-change table:id="ct1271">
          <table:cell-address table:column="7" table:row="49" table:table="0"/>
          <office:change-info>
            <dc:creator>Mike </dc:creator>
            <dc:date>2011-08-04T12:50:37.96</dc:date>
          </office:change-info>
          <table:previous table:id="ct1148">
            <table:change-track-table-cell table:cell-address="Sheet1.H50" table:formula="of:=IF(#ref!51=&quot;Y&quot;;DEC2HEX([.F50]*32+[.G50];2);&quot;&quot;)" office:value-type="float" office:value="0"/>
          </table:previous>
        </table:cell-content-change>
        <table:cell-content-change table:id="ct1272">
          <table:cell-address table:column="9" table:row="9" table:table="0"/>
          <office:change-info>
            <dc:creator>Mike </dc:creator>
            <dc:date>2011-08-04T12:51:18.88</dc:date>
          </office:change-info>
          <table:previous table:id="ct1149">
            <table:change-track-table-cell table:cell-address="Sheet1.J10" table:formula="of:=IF(#ref!12=&quot;Y&quot;;IF([.B10]=&quot;Y&quot;;4;0)+IF([.C10]=&quot;Y&quot;;2;0)+IF([.D10]=&quot;Y&quot;;1;0);&quot;&quot;)" office:value-type="float" office:value="0"/>
          </table:previous>
        </table:cell-content-change>
        <table:cell-content-change table:id="ct1273">
          <table:cell-address table:column="9" table:row="10" table:table="0"/>
          <office:change-info>
            <dc:creator>Mike </dc:creator>
            <dc:date>2011-08-04T12:51:24.45</dc:date>
          </office:change-info>
          <table:previous table:id="ct1150">
            <table:change-track-table-cell table:cell-address="Sheet1.J11" table:formula="of:=IF(#ref!13=&quot;Y&quot;;IF([.B11]=&quot;Y&quot;;4;0)+IF([.C11]=&quot;Y&quot;;2;0)+IF([.D11]=&quot;Y&quot;;1;0);&quot;&quot;)" office:value-type="float" office:value="0"/>
          </table:previous>
        </table:cell-content-change>
        <table:cell-content-change table:id="ct1274">
          <table:cell-address table:column="9" table:row="11" table:table="0"/>
          <office:change-info>
            <dc:creator>Mike </dc:creator>
            <dc:date>2011-08-04T12:51:24.45</dc:date>
          </office:change-info>
          <table:previous table:id="ct1151">
            <table:change-track-table-cell table:cell-address="Sheet1.J12" table:formula="of:=IF(#ref!14=&quot;Y&quot;;IF([.B12]=&quot;Y&quot;;4;0)+IF([.C12]=&quot;Y&quot;;2;0)+IF([.D12]=&quot;Y&quot;;1;0);&quot;&quot;)" office:value-type="float" office:value="0"/>
          </table:previous>
        </table:cell-content-change>
        <table:cell-content-change table:id="ct1275">
          <table:cell-address table:column="9" table:row="12" table:table="0"/>
          <office:change-info>
            <dc:creator>Mike </dc:creator>
            <dc:date>2011-08-04T12:51:24.45</dc:date>
          </office:change-info>
          <table:previous table:id="ct1152">
            <table:change-track-table-cell table:cell-address="Sheet1.J13" table:formula="of:=IF(#ref!15=&quot;Y&quot;;IF([.B13]=&quot;Y&quot;;4;0)+IF([.C13]=&quot;Y&quot;;2;0)+IF([.D13]=&quot;Y&quot;;1;0);&quot;&quot;)" office:value-type="float" office:value="0"/>
          </table:previous>
        </table:cell-content-change>
        <table:cell-content-change table:id="ct1276">
          <table:cell-address table:column="9" table:row="13" table:table="0"/>
          <office:change-info>
            <dc:creator>Mike </dc:creator>
            <dc:date>2011-08-04T12:51:24.45</dc:date>
          </office:change-info>
          <table:previous table:id="ct1153">
            <table:change-track-table-cell table:cell-address="Sheet1.J14" table:formula="of:=IF(#ref!16=&quot;Y&quot;;IF([.B14]=&quot;Y&quot;;4;0)+IF([.C14]=&quot;Y&quot;;2;0)+IF([.D14]=&quot;Y&quot;;1;0);&quot;&quot;)" office:value-type="float" office:value="0"/>
          </table:previous>
        </table:cell-content-change>
        <table:cell-content-change table:id="ct1277">
          <table:cell-address table:column="9" table:row="14" table:table="0"/>
          <office:change-info>
            <dc:creator>Mike </dc:creator>
            <dc:date>2011-08-04T12:51:24.45</dc:date>
          </office:change-info>
          <table:previous table:id="ct1154">
            <table:change-track-table-cell table:cell-address="Sheet1.J15" table:formula="of:=IF(#ref!17=&quot;Y&quot;;IF([.B15]=&quot;Y&quot;;4;0)+IF([.C15]=&quot;Y&quot;;2;0)+IF([.D15]=&quot;Y&quot;;1;0);&quot;&quot;)" office:value-type="float" office:value="0"/>
          </table:previous>
        </table:cell-content-change>
        <table:cell-content-change table:id="ct1278">
          <table:cell-address table:column="9" table:row="15" table:table="0"/>
          <office:change-info>
            <dc:creator>Mike </dc:creator>
            <dc:date>2011-08-04T12:51:24.45</dc:date>
          </office:change-info>
          <table:previous table:id="ct1155">
            <table:change-track-table-cell table:cell-address="Sheet1.J16" table:formula="of:=IF(#ref!18=&quot;Y&quot;;IF([.B16]=&quot;Y&quot;;4;0)+IF([.C16]=&quot;Y&quot;;2;0)+IF([.D16]=&quot;Y&quot;;1;0);&quot;&quot;)" office:value-type="float" office:value="0"/>
          </table:previous>
        </table:cell-content-change>
        <table:cell-content-change table:id="ct1279">
          <table:cell-address table:column="9" table:row="16" table:table="0"/>
          <office:change-info>
            <dc:creator>Mike </dc:creator>
            <dc:date>2011-08-04T12:51:24.45</dc:date>
          </office:change-info>
          <table:previous table:id="ct1156">
            <table:change-track-table-cell table:cell-address="Sheet1.J17" table:formula="of:=IF(#ref!19=&quot;Y&quot;;IF([.B17]=&quot;Y&quot;;4;0)+IF([.C17]=&quot;Y&quot;;2;0)+IF([.D17]=&quot;Y&quot;;1;0);&quot;&quot;)" office:value-type="float" office:value="0"/>
          </table:previous>
        </table:cell-content-change>
        <table:cell-content-change table:id="ct1280">
          <table:cell-address table:column="9" table:row="17" table:table="0"/>
          <office:change-info>
            <dc:creator>Mike </dc:creator>
            <dc:date>2011-08-04T12:51:24.45</dc:date>
          </office:change-info>
          <table:previous table:id="ct1157">
            <table:change-track-table-cell table:cell-address="Sheet1.J18" table:formula="of:=IF(#ref!20=&quot;Y&quot;;IF([.B18]=&quot;Y&quot;;4;0)+IF([.C18]=&quot;Y&quot;;2;0)+IF([.D18]=&quot;Y&quot;;1;0);&quot;&quot;)" office:value-type="float" office:value="0"/>
          </table:previous>
        </table:cell-content-change>
        <table:cell-content-change table:id="ct1281">
          <table:cell-address table:column="9" table:row="18" table:table="0"/>
          <office:change-info>
            <dc:creator>Mike </dc:creator>
            <dc:date>2011-08-04T12:51:24.45</dc:date>
          </office:change-info>
          <table:previous table:id="ct1158">
            <table:change-track-table-cell table:cell-address="Sheet1.J19" table:formula="of:=IF(#ref!21=&quot;Y&quot;;IF([.B19]=&quot;Y&quot;;4;0)+IF([.C19]=&quot;Y&quot;;2;0)+IF([.D19]=&quot;Y&quot;;1;0);&quot;&quot;)" office:value-type="float" office:value="0"/>
          </table:previous>
        </table:cell-content-change>
        <table:cell-content-change table:id="ct1282">
          <table:cell-address table:column="9" table:row="19" table:table="0"/>
          <office:change-info>
            <dc:creator>Mike </dc:creator>
            <dc:date>2011-08-04T12:51:24.45</dc:date>
          </office:change-info>
          <table:previous table:id="ct1159">
            <table:change-track-table-cell table:cell-address="Sheet1.J20" table:formula="of:=IF(#ref!22=&quot;Y&quot;;IF([.B20]=&quot;Y&quot;;4;0)+IF([.C20]=&quot;Y&quot;;2;0)+IF([.D20]=&quot;Y&quot;;1;0);&quot;&quot;)" office:value-type="float" office:value="0"/>
          </table:previous>
        </table:cell-content-change>
        <table:cell-content-change table:id="ct1283">
          <table:cell-address table:column="9" table:row="20" table:table="0"/>
          <office:change-info>
            <dc:creator>Mike </dc:creator>
            <dc:date>2011-08-04T12:51:24.45</dc:date>
          </office:change-info>
          <table:previous table:id="ct1160">
            <table:change-track-table-cell table:cell-address="Sheet1.J21" table:formula="of:=IF(#ref!23=&quot;Y&quot;;IF([.B21]=&quot;Y&quot;;4;0)+IF([.C21]=&quot;Y&quot;;2;0)+IF([.D21]=&quot;Y&quot;;1;0);&quot;&quot;)" office:value-type="float" office:value="0"/>
          </table:previous>
        </table:cell-content-change>
        <table:cell-content-change table:id="ct1284">
          <table:cell-address table:column="9" table:row="21" table:table="0"/>
          <office:change-info>
            <dc:creator>Mike </dc:creator>
            <dc:date>2011-08-04T12:51:24.45</dc:date>
          </office:change-info>
          <table:previous table:id="ct1161">
            <table:change-track-table-cell table:cell-address="Sheet1.J22" table:formula="of:=IF(#ref!24=&quot;Y&quot;;IF([.B22]=&quot;Y&quot;;4;0)+IF([.C22]=&quot;Y&quot;;2;0)+IF([.D22]=&quot;Y&quot;;1;0);&quot;&quot;)" office:value-type="float" office:value="0"/>
          </table:previous>
        </table:cell-content-change>
        <table:cell-content-change table:id="ct1285">
          <table:cell-address table:column="9" table:row="22" table:table="0"/>
          <office:change-info>
            <dc:creator>Mike </dc:creator>
            <dc:date>2011-08-04T12:51:24.45</dc:date>
          </office:change-info>
          <table:previous table:id="ct1162">
            <table:change-track-table-cell table:cell-address="Sheet1.J23" table:formula="of:=IF(#ref!25=&quot;Y&quot;;IF([.B23]=&quot;Y&quot;;4;0)+IF([.C23]=&quot;Y&quot;;2;0)+IF([.D23]=&quot;Y&quot;;1;0);&quot;&quot;)" office:value-type="float" office:value="0"/>
          </table:previous>
        </table:cell-content-change>
        <table:cell-content-change table:id="ct1286">
          <table:cell-address table:column="9" table:row="23" table:table="0"/>
          <office:change-info>
            <dc:creator>Mike </dc:creator>
            <dc:date>2011-08-04T12:51:24.45</dc:date>
          </office:change-info>
          <table:previous table:id="ct1163">
            <table:change-track-table-cell table:cell-address="Sheet1.J24" table:formula="of:=IF(#ref!26=&quot;Y&quot;;IF([.B24]=&quot;Y&quot;;4;0)+IF([.C24]=&quot;Y&quot;;2;0)+IF([.D24]=&quot;Y&quot;;1;0);&quot;&quot;)" office:value-type="float" office:value="0"/>
          </table:previous>
        </table:cell-content-change>
        <table:cell-content-change table:id="ct1287">
          <table:cell-address table:column="9" table:row="24" table:table="0"/>
          <office:change-info>
            <dc:creator>Mike </dc:creator>
            <dc:date>2011-08-04T12:51:24.45</dc:date>
          </office:change-info>
          <table:previous table:id="ct1164">
            <table:change-track-table-cell table:cell-address="Sheet1.J25" table:formula="of:=IF(#ref!27=&quot;Y&quot;;IF([.B25]=&quot;Y&quot;;4;0)+IF([.C25]=&quot;Y&quot;;2;0)+IF([.D25]=&quot;Y&quot;;1;0);&quot;&quot;)" office:value-type="float" office:value="0"/>
          </table:previous>
        </table:cell-content-change>
        <table:cell-content-change table:id="ct1288">
          <table:cell-address table:column="9" table:row="24" table:table="0"/>
          <office:change-info>
            <dc:creator>Mike </dc:creator>
            <dc:date>2011-08-04T12:51:24.45</dc:date>
          </office:change-info>
          <table:previous table:id="ct1165">
            <table:change-track-table-cell table:cell-address="Sheet1.J25" table:formula="of:=IF(#ref!27=&quot;Y&quot;;IF([.B25]=&quot;Y&quot;;4;0)+IF([.C25]=&quot;Y&quot;;2;0)+IF([.D25]=&quot;Y&quot;;1;0);&quot;&quot;)" office:value-type="float" office:value="0"/>
          </table:previous>
        </table:cell-content-change>
        <table:cell-content-change table:id="ct1289">
          <table:cell-address table:column="9" table:row="25" table:table="0"/>
          <office:change-info>
            <dc:creator>Mike </dc:creator>
            <dc:date>2011-08-04T12:51:24.45</dc:date>
          </office:change-info>
          <table:previous table:id="ct1166">
            <table:change-track-table-cell table:cell-address="Sheet1.J26" table:formula="of:=IF(#ref!28=&quot;Y&quot;;IF([.B26]=&quot;Y&quot;;4;0)+IF([.C26]=&quot;Y&quot;;2;0)+IF([.D26]=&quot;Y&quot;;1;0);&quot;&quot;)" office:value-type="float" office:value="0"/>
          </table:previous>
        </table:cell-content-change>
        <table:cell-content-change table:id="ct1290">
          <table:cell-address table:column="9" table:row="26" table:table="0"/>
          <office:change-info>
            <dc:creator>Mike </dc:creator>
            <dc:date>2011-08-04T12:51:24.45</dc:date>
          </office:change-info>
          <table:previous table:id="ct1167">
            <table:change-track-table-cell table:cell-address="Sheet1.J27" table:formula="of:=IF(#ref!29=&quot;Y&quot;;IF([.B27]=&quot;Y&quot;;4;0)+IF([.C27]=&quot;Y&quot;;2;0)+IF([.D27]=&quot;Y&quot;;1;0);&quot;&quot;)" office:value-type="float" office:value="0"/>
          </table:previous>
        </table:cell-content-change>
        <table:cell-content-change table:id="ct1291">
          <table:cell-address table:column="9" table:row="27" table:table="0"/>
          <office:change-info>
            <dc:creator>Mike </dc:creator>
            <dc:date>2011-08-04T12:51:24.45</dc:date>
          </office:change-info>
          <table:previous table:id="ct1168">
            <table:change-track-table-cell table:cell-address="Sheet1.J28" table:formula="of:=IF(#ref!30=&quot;Y&quot;;IF([.B28]=&quot;Y&quot;;4;0)+IF([.C28]=&quot;Y&quot;;2;0)+IF([.D28]=&quot;Y&quot;;1;0);&quot;&quot;)" office:value-type="float" office:value="0"/>
          </table:previous>
        </table:cell-content-change>
        <table:cell-content-change table:id="ct1292">
          <table:cell-address table:column="9" table:row="28" table:table="0"/>
          <office:change-info>
            <dc:creator>Mike </dc:creator>
            <dc:date>2011-08-04T12:51:24.45</dc:date>
          </office:change-info>
          <table:previous table:id="ct1169">
            <table:change-track-table-cell table:cell-address="Sheet1.J29" table:formula="of:=IF(#ref!31=&quot;Y&quot;;IF([.B29]=&quot;Y&quot;;4;0)+IF([.C29]=&quot;Y&quot;;2;0)+IF([.D29]=&quot;Y&quot;;1;0);&quot;&quot;)" office:value-type="float" office:value="0"/>
          </table:previous>
        </table:cell-content-change>
        <table:cell-content-change table:id="ct1293">
          <table:cell-address table:column="9" table:row="29" table:table="0"/>
          <office:change-info>
            <dc:creator>Mike </dc:creator>
            <dc:date>2011-08-04T12:51:24.45</dc:date>
          </office:change-info>
          <table:previous table:id="ct1170">
            <table:change-track-table-cell table:cell-address="Sheet1.J30" table:formula="of:=IF(#ref!32=&quot;Y&quot;;IF([.B30]=&quot;Y&quot;;4;0)+IF([.C30]=&quot;Y&quot;;2;0)+IF([.D30]=&quot;Y&quot;;1;0);&quot;&quot;)" office:value-type="float" office:value="0"/>
          </table:previous>
        </table:cell-content-change>
        <table:cell-content-change table:id="ct1294">
          <table:cell-address table:column="9" table:row="30" table:table="0"/>
          <office:change-info>
            <dc:creator>Mike </dc:creator>
            <dc:date>2011-08-04T12:51:24.45</dc:date>
          </office:change-info>
          <table:previous table:id="ct1171">
            <table:change-track-table-cell table:cell-address="Sheet1.J31" table:formula="of:=IF(#ref!33=&quot;Y&quot;;IF([.B31]=&quot;Y&quot;;4;0)+IF([.C31]=&quot;Y&quot;;2;0)+IF([.D31]=&quot;Y&quot;;1;0);&quot;&quot;)" office:value-type="float" office:value="0"/>
          </table:previous>
        </table:cell-content-change>
        <table:cell-content-change table:id="ct1295">
          <table:cell-address table:column="9" table:row="31" table:table="0"/>
          <office:change-info>
            <dc:creator>Mike </dc:creator>
            <dc:date>2011-08-04T12:51:24.45</dc:date>
          </office:change-info>
          <table:previous table:id="ct1172">
            <table:change-track-table-cell table:cell-address="Sheet1.J32" table:formula="of:=IF(#ref!34=&quot;Y&quot;;IF([.B32]=&quot;Y&quot;;4;0)+IF([.C32]=&quot;Y&quot;;2;0)+IF([.D32]=&quot;Y&quot;;1;0);&quot;&quot;)" office:value-type="float" office:value="0"/>
          </table:previous>
        </table:cell-content-change>
        <table:cell-content-change table:id="ct1296">
          <table:cell-address table:column="9" table:row="34" table:table="0"/>
          <office:change-info>
            <dc:creator>Mike </dc:creator>
            <dc:date>2011-08-04T12:51:24.45</dc:date>
          </office:change-info>
          <table:previous table:id="ct1173">
            <table:change-track-table-cell table:cell-address="Sheet1.J35" table:formula="of:=IF(#ref!35=&quot;Y&quot;;IF([.B35]=&quot;Y&quot;;4;0)+IF([.C35]=&quot;Y&quot;;2;0)+IF([.D35]=&quot;Y&quot;;1;0);&quot;&quot;)" office:value-type="float" office:value="0"/>
          </table:previous>
        </table:cell-content-change>
        <table:cell-content-change table:id="ct1297">
          <table:cell-address table:column="9" table:row="35" table:table="0"/>
          <office:change-info>
            <dc:creator>Mike </dc:creator>
            <dc:date>2011-08-04T12:51:24.45</dc:date>
          </office:change-info>
          <table:previous table:id="ct1174">
            <table:change-track-table-cell table:cell-address="Sheet1.J36" table:formula="of:=IF(#ref!36=&quot;Y&quot;;IF([.B36]=&quot;Y&quot;;4;0)+IF([.C36]=&quot;Y&quot;;2;0)+IF([.D36]=&quot;Y&quot;;1;0);&quot;&quot;)" office:value-type="float" office:value="0"/>
          </table:previous>
        </table:cell-content-change>
        <table:cell-content-change table:id="ct1298">
          <table:cell-address table:column="9" table:row="36" table:table="0"/>
          <office:change-info>
            <dc:creator>Mike </dc:creator>
            <dc:date>2011-08-04T12:51:24.45</dc:date>
          </office:change-info>
          <table:previous table:id="ct1175">
            <table:change-track-table-cell table:cell-address="Sheet1.J37" table:formula="of:=IF(#ref!37=&quot;Y&quot;;IF([.B37]=&quot;Y&quot;;4;0)+IF([.C37]=&quot;Y&quot;;2;0)+IF([.D37]=&quot;Y&quot;;1;0);&quot;&quot;)" office:value-type="float" office:value="0"/>
          </table:previous>
        </table:cell-content-change>
        <table:cell-content-change table:id="ct1299">
          <table:cell-address table:column="9" table:row="37" table:table="0"/>
          <office:change-info>
            <dc:creator>Mike </dc:creator>
            <dc:date>2011-08-04T12:51:24.45</dc:date>
          </office:change-info>
          <table:previous table:id="ct1176">
            <table:change-track-table-cell table:cell-address="Sheet1.J38" table:formula="of:=IF(#ref!38=&quot;Y&quot;;IF([.B38]=&quot;Y&quot;;4;0)+IF([.C38]=&quot;Y&quot;;2;0)+IF([.D38]=&quot;Y&quot;;1;0);&quot;&quot;)" office:value-type="float" office:value="0"/>
          </table:previous>
        </table:cell-content-change>
        <table:cell-content-change table:id="ct1300">
          <table:cell-address table:column="9" table:row="37" table:table="0"/>
          <office:change-info>
            <dc:creator>Mike </dc:creator>
            <dc:date>2011-08-04T12:51:24.45</dc:date>
          </office:change-info>
          <table:previous table:id="ct1177">
            <table:change-track-table-cell table:cell-address="Sheet1.J38" table:formula="of:=IF(#ref!39=&quot;Y&quot;;IF([.B38]=&quot;Y&quot;;4;0)+IF([.C38]=&quot;Y&quot;;2;0)+IF([.D38]=&quot;Y&quot;;1;0);&quot;&quot;)" office:value-type="float" office:value="0"/>
          </table:previous>
        </table:cell-content-change>
        <table:cell-content-change table:id="ct1301">
          <table:cell-address table:column="9" table:row="38" table:table="0"/>
          <office:change-info>
            <dc:creator>Mike </dc:creator>
            <dc:date>2011-08-04T12:51:24.45</dc:date>
          </office:change-info>
          <table:previous table:id="ct1178">
            <table:change-track-table-cell table:cell-address="Sheet1.J39" table:formula="of:=IF(#ref!40=&quot;Y&quot;;IF([.B39]=&quot;Y&quot;;4;0)+IF([.C39]=&quot;Y&quot;;2;0)+IF([.D39]=&quot;Y&quot;;1;0);&quot;&quot;)" office:value-type="float" office:value="0"/>
          </table:previous>
        </table:cell-content-change>
        <table:cell-content-change table:id="ct1302">
          <table:cell-address table:column="9" table:row="39" table:table="0"/>
          <office:change-info>
            <dc:creator>Mike </dc:creator>
            <dc:date>2011-08-04T12:51:24.45</dc:date>
          </office:change-info>
          <table:previous table:id="ct1179">
            <table:change-track-table-cell table:cell-address="Sheet1.J40" table:formula="of:=IF(#ref!41=&quot;Y&quot;;IF([.B40]=&quot;Y&quot;;4;0)+IF([.C40]=&quot;Y&quot;;2;0)+IF([.D40]=&quot;Y&quot;;1;0);&quot;&quot;)" office:value-type="float" office:value="0"/>
          </table:previous>
        </table:cell-content-change>
        <table:cell-content-change table:id="ct1303">
          <table:cell-address table:column="9" table:row="40" table:table="0"/>
          <office:change-info>
            <dc:creator>Mike </dc:creator>
            <dc:date>2011-08-04T12:51:24.45</dc:date>
          </office:change-info>
          <table:previous table:id="ct1180">
            <table:change-track-table-cell table:cell-address="Sheet1.J41" table:formula="of:=IF(#ref!42=&quot;Y&quot;;IF([.B41]=&quot;Y&quot;;4;0)+IF([.C41]=&quot;Y&quot;;2;0)+IF([.D41]=&quot;Y&quot;;1;0);&quot;&quot;)" office:value-type="float" office:value="0"/>
          </table:previous>
        </table:cell-content-change>
        <table:cell-content-change table:id="ct1304">
          <table:cell-address table:column="9" table:row="41" table:table="0"/>
          <office:change-info>
            <dc:creator>Mike </dc:creator>
            <dc:date>2011-08-04T12:51:24.45</dc:date>
          </office:change-info>
          <table:previous table:id="ct1181">
            <table:change-track-table-cell table:cell-address="Sheet1.J42" table:formula="of:=IF(#ref!43=&quot;Y&quot;;IF([.B42]=&quot;Y&quot;;4;0)+IF([.C42]=&quot;Y&quot;;2;0)+IF([.D42]=&quot;Y&quot;;1;0);&quot;&quot;)" office:value-type="float" office:value="0"/>
          </table:previous>
        </table:cell-content-change>
        <table:cell-content-change table:id="ct1305">
          <table:cell-address table:column="9" table:row="42" table:table="0"/>
          <office:change-info>
            <dc:creator>Mike </dc:creator>
            <dc:date>2011-08-04T12:51:24.45</dc:date>
          </office:change-info>
          <table:previous table:id="ct1182">
            <table:change-track-table-cell table:cell-address="Sheet1.J43" table:formula="of:=IF(#ref!44=&quot;Y&quot;;IF([.B43]=&quot;Y&quot;;4;0)+IF([.C43]=&quot;Y&quot;;2;0)+IF([.D43]=&quot;Y&quot;;1;0);&quot;&quot;)" office:value-type="float" office:value="0"/>
          </table:previous>
        </table:cell-content-change>
        <table:cell-content-change table:id="ct1306">
          <table:cell-address table:column="9" table:row="43" table:table="0"/>
          <office:change-info>
            <dc:creator>Mike </dc:creator>
            <dc:date>2011-08-04T12:51:24.45</dc:date>
          </office:change-info>
          <table:previous table:id="ct1183">
            <table:change-track-table-cell table:cell-address="Sheet1.J44" table:formula="of:=IF(#ref!45=&quot;Y&quot;;IF([.B44]=&quot;Y&quot;;4;0)+IF([.C44]=&quot;Y&quot;;2;0)+IF([.D44]=&quot;Y&quot;;1;0);&quot;&quot;)" office:value-type="float" office:value="0"/>
          </table:previous>
        </table:cell-content-change>
        <table:cell-content-change table:id="ct1307">
          <table:cell-address table:column="9" table:row="44" table:table="0"/>
          <office:change-info>
            <dc:creator>Mike </dc:creator>
            <dc:date>2011-08-04T12:51:24.45</dc:date>
          </office:change-info>
          <table:previous table:id="ct1184">
            <table:change-track-table-cell table:cell-address="Sheet1.J45" table:formula="of:=IF(#ref!46=&quot;Y&quot;;IF([.B45]=&quot;Y&quot;;4;0)+IF([.C45]=&quot;Y&quot;;2;0)+IF([.D45]=&quot;Y&quot;;1;0);&quot;&quot;)" office:value-type="float" office:value="0"/>
          </table:previous>
        </table:cell-content-change>
        <table:cell-content-change table:id="ct1308">
          <table:cell-address table:column="9" table:row="45" table:table="0"/>
          <office:change-info>
            <dc:creator>Mike </dc:creator>
            <dc:date>2011-08-04T12:51:24.45</dc:date>
          </office:change-info>
          <table:previous table:id="ct1185">
            <table:change-track-table-cell table:cell-address="Sheet1.J46" table:formula="of:=IF(#ref!47=&quot;Y&quot;;IF([.B46]=&quot;Y&quot;;4;0)+IF([.C46]=&quot;Y&quot;;2;0)+IF([.D46]=&quot;Y&quot;;1;0);&quot;&quot;)" office:value-type="float" office:value="0"/>
          </table:previous>
        </table:cell-content-change>
        <table:cell-content-change table:id="ct1309">
          <table:cell-address table:column="9" table:row="46" table:table="0"/>
          <office:change-info>
            <dc:creator>Mike </dc:creator>
            <dc:date>2011-08-04T12:51:24.45</dc:date>
          </office:change-info>
          <table:previous table:id="ct1186">
            <table:change-track-table-cell table:cell-address="Sheet1.J47" table:formula="of:=IF(#ref!48=&quot;Y&quot;;IF([.B47]=&quot;Y&quot;;4;0)+IF([.C47]=&quot;Y&quot;;2;0)+IF([.D47]=&quot;Y&quot;;1;0);&quot;&quot;)" office:value-type="float" office:value="0"/>
          </table:previous>
        </table:cell-content-change>
        <table:cell-content-change table:id="ct1310">
          <table:cell-address table:column="9" table:row="47" table:table="0"/>
          <office:change-info>
            <dc:creator>Mike </dc:creator>
            <dc:date>2011-08-04T12:51:24.45</dc:date>
          </office:change-info>
          <table:previous table:id="ct1187">
            <table:change-track-table-cell table:cell-address="Sheet1.J48" table:formula="of:=IF(#ref!49=&quot;Y&quot;;IF([.B48]=&quot;Y&quot;;4;0)+IF([.C48]=&quot;Y&quot;;2;0)+IF([.D48]=&quot;Y&quot;;1;0);&quot;&quot;)" office:value-type="float" office:value="0"/>
          </table:previous>
        </table:cell-content-change>
        <table:cell-content-change table:id="ct1311">
          <table:cell-address table:column="9" table:row="48" table:table="0"/>
          <office:change-info>
            <dc:creator>Mike </dc:creator>
            <dc:date>2011-08-04T12:51:24.45</dc:date>
          </office:change-info>
          <table:previous table:id="ct1188">
            <table:change-track-table-cell table:cell-address="Sheet1.J49" table:formula="of:=IF(#ref!50=&quot;Y&quot;;IF([.B49]=&quot;Y&quot;;4;0)+IF([.C49]=&quot;Y&quot;;2;0)+IF([.D49]=&quot;Y&quot;;1;0);&quot;&quot;)" office:value-type="float" office:value="0"/>
          </table:previous>
        </table:cell-content-change>
        <table:cell-content-change table:id="ct1312">
          <table:cell-address table:column="9" table:row="49" table:table="0"/>
          <office:change-info>
            <dc:creator>Mike </dc:creator>
            <dc:date>2011-08-04T12:51:24.45</dc:date>
          </office:change-info>
          <table:previous table:id="ct1189">
            <table:change-track-table-cell table:cell-address="Sheet1.J50" table:formula="of:=IF(#ref!51=&quot;Y&quot;;IF([.B50]=&quot;Y&quot;;4;0)+IF([.C50]=&quot;Y&quot;;2;0)+IF([.D50]=&quot;Y&quot;;1;0);&quot;&quot;)" office:value-type="float" office:value="0"/>
          </table:previous>
        </table:cell-content-change>
        <table:cell-content-change table:id="ct1313">
          <table:cell-address table:column="9" table:row="9" table:table="0"/>
          <office:change-info>
            <dc:creator>Mike </dc:creator>
            <dc:date>2011-08-04T12:51:45.56</dc:date>
          </office:change-info>
          <table:previous table:id="ct1190">
            <table:change-track-table-cell table:cell-address="Sheet1.J10" table:formula="of:=IF(#ref!12=&quot;Y&quot;;DEC2HEX(1*(16*256)+HEX2DEC([.H10])*16+#ref!12+IF(NOT ([.E10]=&quot;Y&quot;);2*16*256;0);4);&quot;&quot;)" office:value-type="float" office:value="0"/>
          </table:previous>
        </table:cell-content-change>
        <table:cell-content-change table:id="ct1314">
          <table:cell-address table:column="9" table:row="10" table:table="0"/>
          <office:change-info>
            <dc:creator>Mike </dc:creator>
            <dc:date>2011-08-04T12:51:53.42</dc:date>
          </office:change-info>
          <table:previous table:id="ct1191">
            <table:change-track-table-cell table:cell-address="Sheet1.J11" table:formula="of:=IF(#ref!13=&quot;Y&quot;;DEC2HEX(1*(16*256)+HEX2DEC([.H11])*16+#ref!13+IF(NOT ([.E11]=&quot;Y&quot;);2*16*256;0);4);&quot;&quot;)" office:value-type="float" office:value="0"/>
          </table:previous>
        </table:cell-content-change>
        <table:cell-content-change table:id="ct1315">
          <table:cell-address table:column="9" table:row="11" table:table="0"/>
          <office:change-info>
            <dc:creator>Mike </dc:creator>
            <dc:date>2011-08-04T12:51:53.42</dc:date>
          </office:change-info>
          <table:previous table:id="ct1192">
            <table:change-track-table-cell table:cell-address="Sheet1.J12" table:formula="of:=IF(#ref!14=&quot;Y&quot;;DEC2HEX(1*(16*256)+HEX2DEC([.H12])*16+#ref!14+IF(NOT ([.E12]=&quot;Y&quot;);2*16*256;0);4);&quot;&quot;)" office:value-type="float" office:value="0"/>
          </table:previous>
        </table:cell-content-change>
        <table:cell-content-change table:id="ct1316">
          <table:cell-address table:column="9" table:row="12" table:table="0"/>
          <office:change-info>
            <dc:creator>Mike </dc:creator>
            <dc:date>2011-08-04T12:51:53.42</dc:date>
          </office:change-info>
          <table:previous table:id="ct1193">
            <table:change-track-table-cell table:cell-address="Sheet1.J13" table:formula="of:=IF(#ref!15=&quot;Y&quot;;DEC2HEX(1*(16*256)+HEX2DEC([.H13])*16+#ref!15+IF(NOT ([.E13]=&quot;Y&quot;);2*16*256;0);4);&quot;&quot;)" office:value-type="float" office:value="0"/>
          </table:previous>
        </table:cell-content-change>
        <table:cell-content-change table:id="ct1317">
          <table:cell-address table:column="9" table:row="13" table:table="0"/>
          <office:change-info>
            <dc:creator>Mike </dc:creator>
            <dc:date>2011-08-04T12:51:53.42</dc:date>
          </office:change-info>
          <table:previous table:id="ct1194">
            <table:change-track-table-cell table:cell-address="Sheet1.J14" table:formula="of:=IF(#ref!16=&quot;Y&quot;;DEC2HEX(1*(16*256)+HEX2DEC([.H14])*16+#ref!16+IF(NOT ([.E14]=&quot;Y&quot;);2*16*256;0);4);&quot;&quot;)" office:value-type="float" office:value="0"/>
          </table:previous>
        </table:cell-content-change>
        <table:cell-content-change table:id="ct1318">
          <table:cell-address table:column="9" table:row="14" table:table="0"/>
          <office:change-info>
            <dc:creator>Mike </dc:creator>
            <dc:date>2011-08-04T12:51:53.42</dc:date>
          </office:change-info>
          <table:previous table:id="ct1195">
            <table:change-track-table-cell table:cell-address="Sheet1.J15" table:formula="of:=IF(#ref!17=&quot;Y&quot;;DEC2HEX(1*(16*256)+HEX2DEC([.H15])*16+#ref!17+IF(NOT ([.E15]=&quot;Y&quot;);2*16*256;0);4);&quot;&quot;)" office:value-type="float" office:value="0"/>
          </table:previous>
        </table:cell-content-change>
        <table:cell-content-change table:id="ct1319">
          <table:cell-address table:column="9" table:row="15" table:table="0"/>
          <office:change-info>
            <dc:creator>Mike </dc:creator>
            <dc:date>2011-08-04T12:51:53.42</dc:date>
          </office:change-info>
          <table:previous table:id="ct1196">
            <table:change-track-table-cell table:cell-address="Sheet1.J16" table:formula="of:=IF(#ref!18=&quot;Y&quot;;DEC2HEX(1*(16*256)+HEX2DEC([.H16])*16+#ref!18+IF(NOT ([.E16]=&quot;Y&quot;);2*16*256;0);4);&quot;&quot;)" office:value-type="float" office:value="0"/>
          </table:previous>
        </table:cell-content-change>
        <table:cell-content-change table:id="ct1320">
          <table:cell-address table:column="9" table:row="16" table:table="0"/>
          <office:change-info>
            <dc:creator>Mike </dc:creator>
            <dc:date>2011-08-04T12:51:53.42</dc:date>
          </office:change-info>
          <table:previous table:id="ct1197">
            <table:change-track-table-cell table:cell-address="Sheet1.J17" table:formula="of:=IF(#ref!19=&quot;Y&quot;;DEC2HEX(1*(16*256)+HEX2DEC([.H17])*16+#ref!19+IF(NOT ([.E17]=&quot;Y&quot;);2*16*256;0);4);&quot;&quot;)" office:value-type="float" office:value="0"/>
          </table:previous>
        </table:cell-content-change>
        <table:cell-content-change table:id="ct1321">
          <table:cell-address table:column="9" table:row="17" table:table="0"/>
          <office:change-info>
            <dc:creator>Mike </dc:creator>
            <dc:date>2011-08-04T12:51:53.42</dc:date>
          </office:change-info>
          <table:previous table:id="ct1198">
            <table:change-track-table-cell table:cell-address="Sheet1.J18" table:formula="of:=IF(#ref!20=&quot;Y&quot;;DEC2HEX(1*(16*256)+HEX2DEC([.H18])*16+#ref!20+IF(NOT ([.E18]=&quot;Y&quot;);2*16*256;0);4);&quot;&quot;)" office:value-type="float" office:value="0"/>
          </table:previous>
        </table:cell-content-change>
        <table:cell-content-change table:id="ct1322">
          <table:cell-address table:column="9" table:row="18" table:table="0"/>
          <office:change-info>
            <dc:creator>Mike </dc:creator>
            <dc:date>2011-08-04T12:51:53.42</dc:date>
          </office:change-info>
          <table:previous table:id="ct1199">
            <table:change-track-table-cell table:cell-address="Sheet1.J19" table:formula="of:=IF(#ref!21=&quot;Y&quot;;DEC2HEX(1*(16*256)+HEX2DEC([.H19])*16+#ref!21+IF(NOT ([.E19]=&quot;Y&quot;);2*16*256;0);4);&quot;&quot;)" office:value-type="float" office:value="0"/>
          </table:previous>
        </table:cell-content-change>
        <table:cell-content-change table:id="ct1323">
          <table:cell-address table:column="9" table:row="19" table:table="0"/>
          <office:change-info>
            <dc:creator>Mike </dc:creator>
            <dc:date>2011-08-04T12:51:53.42</dc:date>
          </office:change-info>
          <table:previous table:id="ct1200">
            <table:change-track-table-cell table:cell-address="Sheet1.J20" table:formula="of:=IF(#ref!22=&quot;Y&quot;;DEC2HEX(1*(16*256)+HEX2DEC([.H20])*16+#ref!22+IF(NOT ([.E20]=&quot;Y&quot;);2*16*256;0);4);&quot;&quot;)" office:value-type="float" office:value="0"/>
          </table:previous>
        </table:cell-content-change>
        <table:cell-content-change table:id="ct1324">
          <table:cell-address table:column="9" table:row="20" table:table="0"/>
          <office:change-info>
            <dc:creator>Mike </dc:creator>
            <dc:date>2011-08-04T12:51:53.42</dc:date>
          </office:change-info>
          <table:previous table:id="ct1201">
            <table:change-track-table-cell table:cell-address="Sheet1.J21" table:formula="of:=IF(#ref!23=&quot;Y&quot;;DEC2HEX(1*(16*256)+HEX2DEC([.H21])*16+#ref!23+IF(NOT ([.E21]=&quot;Y&quot;);2*16*256;0);4);&quot;&quot;)" office:value-type="float" office:value="0"/>
          </table:previous>
        </table:cell-content-change>
        <table:cell-content-change table:id="ct1325">
          <table:cell-address table:column="9" table:row="21" table:table="0"/>
          <office:change-info>
            <dc:creator>Mike </dc:creator>
            <dc:date>2011-08-04T12:51:53.42</dc:date>
          </office:change-info>
          <table:previous table:id="ct1202">
            <table:change-track-table-cell table:cell-address="Sheet1.J22" table:formula="of:=IF(#ref!24=&quot;Y&quot;;DEC2HEX(1*(16*256)+HEX2DEC([.H22])*16+#ref!24+IF(NOT ([.E22]=&quot;Y&quot;);2*16*256;0);4);&quot;&quot;)" office:value-type="float" office:value="0"/>
          </table:previous>
        </table:cell-content-change>
        <table:cell-content-change table:id="ct1326">
          <table:cell-address table:column="9" table:row="22" table:table="0"/>
          <office:change-info>
            <dc:creator>Mike </dc:creator>
            <dc:date>2011-08-04T12:51:53.42</dc:date>
          </office:change-info>
          <table:previous table:id="ct1203">
            <table:change-track-table-cell table:cell-address="Sheet1.J23" table:formula="of:=IF(#ref!25=&quot;Y&quot;;DEC2HEX(1*(16*256)+HEX2DEC([.H23])*16+#ref!25+IF(NOT ([.E23]=&quot;Y&quot;);2*16*256;0);4);&quot;&quot;)" office:value-type="float" office:value="0"/>
          </table:previous>
        </table:cell-content-change>
        <table:cell-content-change table:id="ct1327">
          <table:cell-address table:column="9" table:row="23" table:table="0"/>
          <office:change-info>
            <dc:creator>Mike </dc:creator>
            <dc:date>2011-08-04T12:51:53.42</dc:date>
          </office:change-info>
          <table:previous table:id="ct1204">
            <table:change-track-table-cell table:cell-address="Sheet1.J24" table:formula="of:=IF(#ref!26=&quot;Y&quot;;DEC2HEX(1*(16*256)+HEX2DEC([.H24])*16+#ref!26+IF(NOT ([.E24]=&quot;Y&quot;);2*16*256;0);4);&quot;&quot;)" office:value-type="float" office:value="0"/>
          </table:previous>
        </table:cell-content-change>
        <table:cell-content-change table:id="ct1328">
          <table:cell-address table:column="9" table:row="24" table:table="0"/>
          <office:change-info>
            <dc:creator>Mike </dc:creator>
            <dc:date>2011-08-04T12:51:53.42</dc:date>
          </office:change-info>
          <table:previous table:id="ct1205">
            <table:change-track-table-cell table:cell-address="Sheet1.J25" table:formula="of:=IF(#ref!27=&quot;Y&quot;;DEC2HEX(1*(16*256)+HEX2DEC([.H25])*16+#ref!27+IF(NOT ([.E25]=&quot;Y&quot;);2*16*256;0);4);&quot;&quot;)" office:value-type="float" office:value="0"/>
          </table:previous>
        </table:cell-content-change>
        <table:cell-content-change table:id="ct1329">
          <table:cell-address table:column="9" table:row="24" table:table="0"/>
          <office:change-info>
            <dc:creator>Mike </dc:creator>
            <dc:date>2011-08-04T12:51:53.42</dc:date>
          </office:change-info>
          <table:previous table:id="ct1206">
            <table:change-track-table-cell table:cell-address="Sheet1.J25" table:formula="of:=IF(#ref!27=&quot;Y&quot;;DEC2HEX(1*(16*256)+HEX2DEC([.H25])*16+#ref!27+IF(NOT ([.E25]=&quot;Y&quot;);2*16*256;0);4);&quot;&quot;)" office:value-type="float" office:value="0"/>
          </table:previous>
        </table:cell-content-change>
        <table:cell-content-change table:id="ct1330">
          <table:cell-address table:column="9" table:row="25" table:table="0"/>
          <office:change-info>
            <dc:creator>Mike </dc:creator>
            <dc:date>2011-08-04T12:51:53.43</dc:date>
          </office:change-info>
          <table:previous table:id="ct1207">
            <table:change-track-table-cell table:cell-address="Sheet1.J26" table:formula="of:=IF(#ref!28=&quot;Y&quot;;DEC2HEX(1*(16*256)+HEX2DEC([.H26])*16+#ref!28+IF(NOT ([.E26]=&quot;Y&quot;);2*16*256;0);4);&quot;&quot;)" office:value-type="float" office:value="0"/>
          </table:previous>
        </table:cell-content-change>
        <table:cell-content-change table:id="ct1331">
          <table:cell-address table:column="9" table:row="26" table:table="0"/>
          <office:change-info>
            <dc:creator>Mike </dc:creator>
            <dc:date>2011-08-04T12:51:53.43</dc:date>
          </office:change-info>
          <table:previous table:id="ct1208">
            <table:change-track-table-cell table:cell-address="Sheet1.J27" table:formula="of:=IF(#ref!29=&quot;Y&quot;;DEC2HEX(1*(16*256)+HEX2DEC([.H27])*16+#ref!29+IF(NOT ([.E27]=&quot;Y&quot;);2*16*256;0);4);&quot;&quot;)" office:value-type="float" office:value="0"/>
          </table:previous>
        </table:cell-content-change>
        <table:cell-content-change table:id="ct1332">
          <table:cell-address table:column="9" table:row="27" table:table="0"/>
          <office:change-info>
            <dc:creator>Mike </dc:creator>
            <dc:date>2011-08-04T12:51:53.43</dc:date>
          </office:change-info>
          <table:previous table:id="ct1209">
            <table:change-track-table-cell table:cell-address="Sheet1.J28" table:formula="of:=IF(#ref!30=&quot;Y&quot;;DEC2HEX(1*(16*256)+HEX2DEC([.H28])*16+#ref!30+IF(NOT ([.E28]=&quot;Y&quot;);2*16*256;0);4);&quot;&quot;)" office:value-type="float" office:value="0"/>
          </table:previous>
        </table:cell-content-change>
        <table:cell-content-change table:id="ct1333">
          <table:cell-address table:column="9" table:row="28" table:table="0"/>
          <office:change-info>
            <dc:creator>Mike </dc:creator>
            <dc:date>2011-08-04T12:51:53.43</dc:date>
          </office:change-info>
          <table:previous table:id="ct1210">
            <table:change-track-table-cell table:cell-address="Sheet1.J29" table:formula="of:=IF(#ref!31=&quot;Y&quot;;DEC2HEX(1*(16*256)+HEX2DEC([.H29])*16+#ref!31+IF(NOT ([.E29]=&quot;Y&quot;);2*16*256;0);4);&quot;&quot;)" office:value-type="float" office:value="0"/>
          </table:previous>
        </table:cell-content-change>
        <table:cell-content-change table:id="ct1334">
          <table:cell-address table:column="9" table:row="29" table:table="0"/>
          <office:change-info>
            <dc:creator>Mike </dc:creator>
            <dc:date>2011-08-04T12:51:53.43</dc:date>
          </office:change-info>
          <table:previous table:id="ct1211">
            <table:change-track-table-cell table:cell-address="Sheet1.J30" table:formula="of:=IF(#ref!32=&quot;Y&quot;;DEC2HEX(1*(16*256)+HEX2DEC([.H30])*16+#ref!32+IF(NOT ([.E30]=&quot;Y&quot;);2*16*256;0);4);&quot;&quot;)" office:value-type="float" office:value="0"/>
          </table:previous>
        </table:cell-content-change>
        <table:cell-content-change table:id="ct1335">
          <table:cell-address table:column="9" table:row="30" table:table="0"/>
          <office:change-info>
            <dc:creator>Mike </dc:creator>
            <dc:date>2011-08-04T12:51:53.43</dc:date>
          </office:change-info>
          <table:previous table:id="ct1212">
            <table:change-track-table-cell table:cell-address="Sheet1.J31" table:formula="of:=IF(#ref!33=&quot;Y&quot;;DEC2HEX(1*(16*256)+HEX2DEC([.H31])*16+#ref!33+IF(NOT ([.E31]=&quot;Y&quot;);2*16*256;0);4);&quot;&quot;)" office:value-type="float" office:value="0"/>
          </table:previous>
        </table:cell-content-change>
        <table:cell-content-change table:id="ct1336">
          <table:cell-address table:column="9" table:row="31" table:table="0"/>
          <office:change-info>
            <dc:creator>Mike </dc:creator>
            <dc:date>2011-08-04T12:51:53.43</dc:date>
          </office:change-info>
          <table:previous table:id="ct1213">
            <table:change-track-table-cell table:cell-address="Sheet1.J32" table:formula="of:=IF(#ref!34=&quot;Y&quot;;DEC2HEX(1*(16*256)+HEX2DEC([.H32])*16+#ref!34+IF(NOT ([.E32]=&quot;Y&quot;);2*16*256;0);4);&quot;&quot;)" office:value-type="float" office:value="0"/>
          </table:previous>
        </table:cell-content-change>
        <table:cell-content-change table:id="ct1337">
          <table:cell-address table:column="9" table:row="34" table:table="0"/>
          <office:change-info>
            <dc:creator>Mike </dc:creator>
            <dc:date>2011-08-04T12:51:53.43</dc:date>
          </office:change-info>
          <table:previous table:id="ct1214">
            <table:change-track-table-cell table:cell-address="Sheet1.J35" table:formula="of:=IF(#ref!35=&quot;Y&quot;;DEC2HEX(1*(16*256)+HEX2DEC([.H35])*16+#ref!35+IF(NOT ([.E35]=&quot;Y&quot;);2*16*256;0);4);&quot;&quot;)" office:value-type="float" office:value="0"/>
          </table:previous>
        </table:cell-content-change>
        <table:cell-content-change table:id="ct1338">
          <table:cell-address table:column="9" table:row="35" table:table="0"/>
          <office:change-info>
            <dc:creator>Mike </dc:creator>
            <dc:date>2011-08-04T12:51:53.43</dc:date>
          </office:change-info>
          <table:previous table:id="ct1215">
            <table:change-track-table-cell table:cell-address="Sheet1.J36" table:formula="of:=IF(#ref!36=&quot;Y&quot;;DEC2HEX(1*(16*256)+HEX2DEC([.H36])*16+#ref!36+IF(NOT ([.E36]=&quot;Y&quot;);2*16*256;0);4);&quot;&quot;)" office:value-type="float" office:value="0"/>
          </table:previous>
        </table:cell-content-change>
        <table:cell-content-change table:id="ct1339">
          <table:cell-address table:column="9" table:row="36" table:table="0"/>
          <office:change-info>
            <dc:creator>Mike </dc:creator>
            <dc:date>2011-08-04T12:51:53.43</dc:date>
          </office:change-info>
          <table:previous table:id="ct1216">
            <table:change-track-table-cell table:cell-address="Sheet1.J37" table:formula="of:=IF(#ref!37=&quot;Y&quot;;DEC2HEX(1*(16*256)+HEX2DEC([.H37])*16+#ref!37+IF(NOT ([.E37]=&quot;Y&quot;);2*16*256;0);4);&quot;&quot;)" office:value-type="float" office:value="0"/>
          </table:previous>
        </table:cell-content-change>
        <table:cell-content-change table:id="ct1340">
          <table:cell-address table:column="9" table:row="37" table:table="0"/>
          <office:change-info>
            <dc:creator>Mike </dc:creator>
            <dc:date>2011-08-04T12:51:53.43</dc:date>
          </office:change-info>
          <table:previous table:id="ct1217">
            <table:change-track-table-cell table:cell-address="Sheet1.J38" table:formula="of:=IF(#ref!38=&quot;Y&quot;;DEC2HEX(1*(16*256)+HEX2DEC([.H38])*16+#ref!38+IF(NOT ([.E38]=&quot;Y&quot;);2*16*256;0);4);&quot;&quot;)" office:value-type="float" office:value="0"/>
          </table:previous>
        </table:cell-content-change>
        <table:cell-content-change table:id="ct1341">
          <table:cell-address table:column="9" table:row="37" table:table="0"/>
          <office:change-info>
            <dc:creator>Mike </dc:creator>
            <dc:date>2011-08-04T12:51:53.43</dc:date>
          </office:change-info>
          <table:previous table:id="ct1218">
            <table:change-track-table-cell table:cell-address="Sheet1.J38" table:formula="of:=IF(#ref!39=&quot;Y&quot;;DEC2HEX(1*(16*256)+HEX2DEC([.H38])*16+#ref!39+IF(NOT ([.E38]=&quot;Y&quot;);2*16*256;0);4);&quot;&quot;)" office:value-type="float" office:value="0"/>
          </table:previous>
        </table:cell-content-change>
        <table:cell-content-change table:id="ct1342">
          <table:cell-address table:column="9" table:row="38" table:table="0"/>
          <office:change-info>
            <dc:creator>Mike </dc:creator>
            <dc:date>2011-08-04T12:51:53.43</dc:date>
          </office:change-info>
          <table:previous table:id="ct1219">
            <table:change-track-table-cell table:cell-address="Sheet1.J39" table:formula="of:=IF(#ref!40=&quot;Y&quot;;DEC2HEX(1*(16*256)+HEX2DEC([.H39])*16+#ref!40+IF(NOT ([.E39]=&quot;Y&quot;);2*16*256;0);4);&quot;&quot;)" office:value-type="float" office:value="0"/>
          </table:previous>
        </table:cell-content-change>
        <table:cell-content-change table:id="ct1343">
          <table:cell-address table:column="9" table:row="39" table:table="0"/>
          <office:change-info>
            <dc:creator>Mike </dc:creator>
            <dc:date>2011-08-04T12:51:53.43</dc:date>
          </office:change-info>
          <table:previous table:id="ct1220">
            <table:change-track-table-cell table:cell-address="Sheet1.J40" table:formula="of:=IF(#ref!41=&quot;Y&quot;;DEC2HEX(1*(16*256)+HEX2DEC([.H40])*16+#ref!41+IF(NOT ([.E40]=&quot;Y&quot;);2*16*256;0);4);&quot;&quot;)" office:value-type="float" office:value="0"/>
          </table:previous>
        </table:cell-content-change>
        <table:cell-content-change table:id="ct1344">
          <table:cell-address table:column="9" table:row="40" table:table="0"/>
          <office:change-info>
            <dc:creator>Mike </dc:creator>
            <dc:date>2011-08-04T12:51:53.43</dc:date>
          </office:change-info>
          <table:previous table:id="ct1221">
            <table:change-track-table-cell table:cell-address="Sheet1.J41" table:formula="of:=IF(#ref!42=&quot;Y&quot;;DEC2HEX(1*(16*256)+HEX2DEC([.H41])*16+#ref!42+IF(NOT ([.E41]=&quot;Y&quot;);2*16*256;0);4);&quot;&quot;)" office:value-type="float" office:value="0"/>
          </table:previous>
        </table:cell-content-change>
        <table:cell-content-change table:id="ct1345">
          <table:cell-address table:column="9" table:row="41" table:table="0"/>
          <office:change-info>
            <dc:creator>Mike </dc:creator>
            <dc:date>2011-08-04T12:51:53.43</dc:date>
          </office:change-info>
          <table:previous table:id="ct1222">
            <table:change-track-table-cell table:cell-address="Sheet1.J42" table:formula="of:=IF(#ref!43=&quot;Y&quot;;DEC2HEX(1*(16*256)+HEX2DEC([.H42])*16+#ref!43+IF(NOT ([.E42]=&quot;Y&quot;);2*16*256;0);4);&quot;&quot;)" office:value-type="float" office:value="0"/>
          </table:previous>
        </table:cell-content-change>
        <table:cell-content-change table:id="ct1346">
          <table:cell-address table:column="9" table:row="42" table:table="0"/>
          <office:change-info>
            <dc:creator>Mike </dc:creator>
            <dc:date>2011-08-04T12:51:53.43</dc:date>
          </office:change-info>
          <table:previous table:id="ct1223">
            <table:change-track-table-cell table:cell-address="Sheet1.J43" table:formula="of:=IF(#ref!44=&quot;Y&quot;;DEC2HEX(1*(16*256)+HEX2DEC([.H43])*16+#ref!44+IF(NOT ([.E43]=&quot;Y&quot;);2*16*256;0);4);&quot;&quot;)" office:value-type="float" office:value="0"/>
          </table:previous>
        </table:cell-content-change>
        <table:cell-content-change table:id="ct1347">
          <table:cell-address table:column="9" table:row="43" table:table="0"/>
          <office:change-info>
            <dc:creator>Mike </dc:creator>
            <dc:date>2011-08-04T12:51:53.43</dc:date>
          </office:change-info>
          <table:previous table:id="ct1224">
            <table:change-track-table-cell table:cell-address="Sheet1.J44" table:formula="of:=IF(#ref!45=&quot;Y&quot;;DEC2HEX(1*(16*256)+HEX2DEC([.H44])*16+#ref!45+IF(NOT ([.E44]=&quot;Y&quot;);2*16*256;0);4);&quot;&quot;)" office:value-type="float" office:value="0"/>
          </table:previous>
        </table:cell-content-change>
        <table:cell-content-change table:id="ct1348">
          <table:cell-address table:column="9" table:row="44" table:table="0"/>
          <office:change-info>
            <dc:creator>Mike </dc:creator>
            <dc:date>2011-08-04T12:51:53.43</dc:date>
          </office:change-info>
          <table:previous table:id="ct1225">
            <table:change-track-table-cell table:cell-address="Sheet1.J45" table:formula="of:=IF(#ref!46=&quot;Y&quot;;DEC2HEX(1*(16*256)+HEX2DEC([.H45])*16+#ref!46+IF(NOT ([.E45]=&quot;Y&quot;);2*16*256;0);4);&quot;&quot;)" office:value-type="float" office:value="0"/>
          </table:previous>
        </table:cell-content-change>
        <table:cell-content-change table:id="ct1349">
          <table:cell-address table:column="9" table:row="45" table:table="0"/>
          <office:change-info>
            <dc:creator>Mike </dc:creator>
            <dc:date>2011-08-04T12:51:53.43</dc:date>
          </office:change-info>
          <table:previous table:id="ct1226">
            <table:change-track-table-cell table:cell-address="Sheet1.J46" table:formula="of:=IF(#ref!47=&quot;Y&quot;;DEC2HEX(1*(16*256)+HEX2DEC([.H46])*16+#ref!47+IF(NOT ([.E46]=&quot;Y&quot;);2*16*256;0);4);&quot;&quot;)" office:value-type="float" office:value="0"/>
          </table:previous>
        </table:cell-content-change>
        <table:cell-content-change table:id="ct1350">
          <table:cell-address table:column="9" table:row="46" table:table="0"/>
          <office:change-info>
            <dc:creator>Mike </dc:creator>
            <dc:date>2011-08-04T12:51:53.43</dc:date>
          </office:change-info>
          <table:previous table:id="ct1227">
            <table:change-track-table-cell table:cell-address="Sheet1.J47" table:formula="of:=IF(#ref!48=&quot;Y&quot;;DEC2HEX(1*(16*256)+HEX2DEC([.H47])*16+#ref!48+IF(NOT ([.E47]=&quot;Y&quot;);2*16*256;0);4);&quot;&quot;)" office:value-type="float" office:value="0"/>
          </table:previous>
        </table:cell-content-change>
        <table:cell-content-change table:id="ct1351">
          <table:cell-address table:column="9" table:row="47" table:table="0"/>
          <office:change-info>
            <dc:creator>Mike </dc:creator>
            <dc:date>2011-08-04T12:51:53.43</dc:date>
          </office:change-info>
          <table:previous table:id="ct1228">
            <table:change-track-table-cell table:cell-address="Sheet1.J48" table:formula="of:=IF(#ref!49=&quot;Y&quot;;DEC2HEX(1*(16*256)+HEX2DEC([.H48])*16+#ref!49+IF(NOT ([.E48]=&quot;Y&quot;);2*16*256;0);4);&quot;&quot;)" office:value-type="float" office:value="0"/>
          </table:previous>
        </table:cell-content-change>
        <table:cell-content-change table:id="ct1352">
          <table:cell-address table:column="9" table:row="48" table:table="0"/>
          <office:change-info>
            <dc:creator>Mike </dc:creator>
            <dc:date>2011-08-04T12:51:53.43</dc:date>
          </office:change-info>
          <table:previous table:id="ct1229">
            <table:change-track-table-cell table:cell-address="Sheet1.J49" table:formula="of:=IF(#ref!50=&quot;Y&quot;;DEC2HEX(1*(16*256)+HEX2DEC([.H49])*16+#ref!50+IF(NOT ([.E49]=&quot;Y&quot;);2*16*256;0);4);&quot;&quot;)" office:value-type="float" office:value="0"/>
          </table:previous>
        </table:cell-content-change>
        <table:cell-content-change table:id="ct1353">
          <table:cell-address table:column="9" table:row="49" table:table="0"/>
          <office:change-info>
            <dc:creator>Mike </dc:creator>
            <dc:date>2011-08-04T12:51:53.43</dc:date>
          </office:change-info>
          <table:previous table:id="ct1230">
            <table:change-track-table-cell table:cell-address="Sheet1.J50" table:formula="of:=IF(#ref!51=&quot;Y&quot;;DEC2HEX(1*(16*256)+HEX2DEC([.H50])*16+#ref!51+IF(NOT ([.E50]=&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1" table:row="9" table:table="0"/>
          <office:change-info>
            <dc:creator>Mike </dc:creator>
            <dc:date>2011-08-04T12:52:34.75</dc:date>
          </office:change-info>
          <table:previous table:id="ct1019">
            <table:change-track-table-cell table:cell-address="Sheet1.L10" table:formula="of:=IF([.B10]=&quot;Y&quot;;&quot;Eddd&quot;;DEC2HEX(IF([.E10]=&quot;Y&quot;;8;9)*256*16+HEX2DEC([.H10])*16+IF([.C10]=&quot;Y&quot;;8;0)+IF([.D10]=&quot;Y&quot;;0;4)+3;4))" office:value-type="string">
              <text:p>9087</text:p>
            </table:change-track-table-cell>
          </table:previous>
        </table:cell-content-change>
        <table:cell-content-change table:id="ct1356">
          <table:cell-address table:column="11" table:row="10" table:table="0"/>
          <office:change-info>
            <dc:creator>Mike </dc:creator>
            <dc:date>2011-08-04T12:52:44.70</dc:date>
          </office:change-info>
          <table:previous table:id="ct1020">
            <table:change-track-table-cell table:cell-address="Sheet1.L11" table:formula="of:=IF([.B11]=&quot;Y&quot;;&quot;Eddd&quot;;DEC2HEX(IF([.E11]=&quot;Y&quot;;8;9)*256*16+HEX2DEC([.H11])*16+IF([.C11]=&quot;Y&quot;;8;0)+IF([.D11]=&quot;Y&quot;;0;4)+3;4))" office:value-type="string">
              <text:p>Eddd</text:p>
            </table:change-track-table-cell>
          </table:previous>
        </table:cell-content-change>
        <table:cell-content-change table:id="ct1357">
          <table:cell-address table:column="11" table:row="11" table:table="0"/>
          <office:change-info>
            <dc:creator>Mike </dc:creator>
            <dc:date>2011-08-04T12:52:44.70</dc:date>
          </office:change-info>
          <table:previous table:id="ct1021">
            <table:change-track-table-cell table:cell-address="Sheet1.L12" table:formula="of:=IF([.B12]=&quot;Y&quot;;&quot;Eddd&quot;;DEC2HEX(IF([.E12]=&quot;Y&quot;;8;9)*256*16+HEX2DEC([.H12])*16+IF([.C12]=&quot;Y&quot;;8;0)+IF([.D12]=&quot;Y&quot;;0;4)+3;4))" office:value-type="string">
              <text:p>80A7</text:p>
            </table:change-track-table-cell>
          </table:previous>
        </table:cell-content-change>
        <table:cell-content-change table:id="ct1358">
          <table:cell-address table:column="11" table:row="12" table:table="0"/>
          <office:change-info>
            <dc:creator>Mike </dc:creator>
            <dc:date>2011-08-04T12:52:44.70</dc:date>
          </office:change-info>
          <table:previous table:id="ct1022">
            <table:change-track-table-cell table:cell-address="Sheet1.L13" table:formula="of:=IF([.B13]=&quot;Y&quot;;&quot;Eddd&quot;;DEC2HEX(IF([.E13]=&quot;Y&quot;;8;9)*256*16+HEX2DEC([.H13])*16+IF([.C13]=&quot;Y&quot;;8;0)+IF([.D13]=&quot;Y&quot;;0;4)+3;4))" office:value-type="string">
              <text:p>80B7</text:p>
            </table:change-track-table-cell>
          </table:previous>
        </table:cell-content-change>
        <table:cell-content-change table:id="ct1359">
          <table:cell-address table:column="11" table:row="13" table:table="0"/>
          <office:change-info>
            <dc:creator>Mike </dc:creator>
            <dc:date>2011-08-04T12:52:44.70</dc:date>
          </office:change-info>
          <table:previous table:id="ct1023">
            <table:change-track-table-cell table:cell-address="Sheet1.L14" table:formula="of:=IF([.B14]=&quot;Y&quot;;&quot;Eddd&quot;;DEC2HEX(IF([.E14]=&quot;Y&quot;;8;9)*256*16+HEX2DEC([.H14])*16+IF([.C14]=&quot;Y&quot;;8;0)+IF([.D14]=&quot;Y&quot;;0;4)+3;4))" office:value-type="string">
              <text:p>Eddd</text:p>
            </table:change-track-table-cell>
          </table:previous>
        </table:cell-content-change>
        <table:cell-content-change table:id="ct1360">
          <table:cell-address table:column="11" table:row="14" table:table="0"/>
          <office:change-info>
            <dc:creator>Mike </dc:creator>
            <dc:date>2011-08-04T12:52:44.70</dc:date>
          </office:change-info>
          <table:previous table:id="ct1024">
            <table:change-track-table-cell table:cell-address="Sheet1.L15" table:formula="of:=IF([.B15]=&quot;Y&quot;;&quot;Eddd&quot;;DEC2HEX(IF([.E15]=&quot;Y&quot;;8;9)*256*16+HEX2DEC([.H15])*16+IF([.C15]=&quot;Y&quot;;8;0)+IF([.D15]=&quot;Y&quot;;0;4)+3;4))" office:value-type="string">
              <text:p>Eddd</text:p>
            </table:change-track-table-cell>
          </table:previous>
        </table:cell-content-change>
        <table:cell-content-change table:id="ct1361">
          <table:cell-address table:column="11" table:row="15" table:table="0"/>
          <office:change-info>
            <dc:creator>Mike </dc:creator>
            <dc:date>2011-08-04T12:52:44.70</dc:date>
          </office:change-info>
          <table:previous table:id="ct1062">
            <table:change-track-table-cell/>
          </table:previous>
        </table:cell-content-change>
        <table:cell-content-change table:id="ct1362">
          <table:cell-address table:column="11" table:row="16" table:table="0"/>
          <office:change-info>
            <dc:creator>Mike </dc:creator>
            <dc:date>2011-08-04T12:52:44.70</dc:date>
          </office:change-info>
          <table:previous table:id="ct1063">
            <table:change-track-table-cell/>
          </table:previous>
        </table:cell-content-change>
        <table:cell-content-change table:id="ct1363">
          <table:cell-address table:column="11" table:row="17" table:table="0"/>
          <office:change-info>
            <dc:creator>Mike </dc:creator>
            <dc:date>2011-08-04T12:52:44.70</dc:date>
          </office:change-info>
          <table:previous table:id="ct1027">
            <table:change-track-table-cell table:cell-address="Sheet1.L18" table:formula="of:=IF([.B18]=&quot;Y&quot;;&quot;Eddd&quot;;DEC2HEX(IF([.E18]=&quot;Y&quot;;8;9)*256*16+HEX2DEC([.H18])*16+IF([.C18]=&quot;Y&quot;;8;0)+IF([.D18]=&quot;Y&quot;;0;4)+3;4))" office:value-type="string">
              <text:p>Eddd</text:p>
            </table:change-track-table-cell>
          </table:previous>
        </table:cell-content-change>
        <table:cell-content-change table:id="ct1364">
          <table:cell-address table:column="11" table:row="18" table:table="0"/>
          <office:change-info>
            <dc:creator>Mike </dc:creator>
            <dc:date>2011-08-04T12:52:44.70</dc:date>
          </office:change-info>
          <table:previous table:id="ct1028">
            <table:change-track-table-cell table:cell-address="Sheet1.L19" table:formula="of:=IF([.B19]=&quot;Y&quot;;&quot;Eddd&quot;;DEC2HEX(IF([.E19]=&quot;Y&quot;;8;9)*256*16+HEX2DEC([.H19])*16+IF([.C19]=&quot;Y&quot;;8;0)+IF([.D19]=&quot;Y&quot;;0;4)+3;4))" office:value-type="string">
              <text:p>Eddd</text:p>
            </table:change-track-table-cell>
          </table:previous>
        </table:cell-content-change>
        <table:cell-content-change table:id="ct1365">
          <table:cell-address table:column="11" table:row="19" table:table="0"/>
          <office:change-info>
            <dc:creator>Mike </dc:creator>
            <dc:date>2011-08-04T12:52:44.70</dc:date>
          </office:change-info>
          <table:previous table:id="ct1064">
            <table:change-track-table-cell/>
          </table:previous>
        </table:cell-content-change>
        <table:cell-content-change table:id="ct1366">
          <table:cell-address table:column="11" table:row="20" table:table="0"/>
          <office:change-info>
            <dc:creator>Mike </dc:creator>
            <dc:date>2011-08-04T12:52:44.70</dc:date>
          </office:change-info>
          <table:previous table:id="ct1065">
            <table:change-track-table-cell/>
          </table:previous>
        </table:cell-content-change>
        <table:cell-content-change table:id="ct1367">
          <table:cell-address table:column="11" table:row="21" table:table="0"/>
          <office:change-info>
            <dc:creator>Mike </dc:creator>
            <dc:date>2011-08-04T12:52:44.70</dc:date>
          </office:change-info>
          <table:previous table:id="ct1031">
            <table:change-track-table-cell table:cell-address="Sheet1.L22" table:formula="of:=IF([.B22]=&quot;Y&quot;;&quot;Eddd&quot;;DEC2HEX(IF([.E22]=&quot;Y&quot;;8;9)*256*16+HEX2DEC([.H22])*16+IF([.C22]=&quot;Y&quot;;8;0)+IF([.D22]=&quot;Y&quot;;0;4)+3;4))" office:value-type="string">
              <text:p>824F</text:p>
            </table:change-track-table-cell>
          </table:previous>
        </table:cell-content-change>
        <table:cell-content-change table:id="ct1368">
          <table:cell-address table:column="11" table:row="22" table:table="0"/>
          <office:change-info>
            <dc:creator>Mike </dc:creator>
            <dc:date>2011-08-04T12:52:44.70</dc:date>
          </office:change-info>
          <table:previous table:id="ct1032">
            <table:change-track-table-cell table:cell-address="Sheet1.L23" table:formula="of:=IF([.B23]=&quot;Y&quot;;&quot;Eddd&quot;;DEC2HEX(IF([.E23]=&quot;Y&quot;;8;9)*256*16+HEX2DEC([.H23])*16+IF([.C23]=&quot;Y&quot;;8;0)+IF([.D23]=&quot;Y&quot;;0;4)+3;4))" office:value-type="string">
              <text:p>925F</text:p>
            </table:change-track-table-cell>
          </table:previous>
        </table:cell-content-change>
        <table:cell-content-change table:id="ct1369">
          <table:cell-address table:column="11" table:row="23" table:table="0"/>
          <office:change-info>
            <dc:creator>Mike </dc:creator>
            <dc:date>2011-08-04T12:52:44.70</dc:date>
          </office:change-info>
          <table:previous table:id="ct1033">
            <table:change-track-table-cell table:cell-address="Sheet1.L24" table:formula="of:=IF([.B24]=&quot;Y&quot;;&quot;Eddd&quot;;DEC2HEX(IF([.E24]=&quot;Y&quot;;8;9)*256*16+HEX2DEC([.H24])*16+IF([.C24]=&quot;Y&quot;;8;0)+IF([.D24]=&quot;Y&quot;;0;4)+3;4))" office:value-type="string">
              <text:p>926B</text:p>
            </table:change-track-table-cell>
          </table:previous>
        </table:cell-content-change>
        <table:cell-content-change table:id="ct1370">
          <table:cell-address table:column="11" table:row="24" table:table="0"/>
          <office:change-info>
            <dc:creator>Mike </dc:creator>
            <dc:date>2011-08-04T12:52:44.70</dc:date>
          </office:change-info>
          <table:previous table:id="ct1066">
            <table:change-track-table-cell/>
          </table:previous>
        </table:cell-content-change>
        <table:cell-content-change table:id="ct1371">
          <table:cell-address table:column="11" table:row="24" table:table="0"/>
          <office:change-info>
            <dc:creator>Mike </dc:creator>
            <dc:date>2011-08-04T12:52:44.70</dc:date>
          </office:change-info>
          <table:previous table:id="ct1035">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372">
          <table:cell-address table:column="11" table:row="25" table:table="0"/>
          <office:change-info>
            <dc:creator>Mike </dc:creator>
            <dc:date>2011-08-04T12:52:44.70</dc:date>
          </office:change-info>
          <table:previous table:id="ct1036">
            <table:change-track-table-cell table:cell-address="Sheet1.L26" table:formula="of:=IF([.B26]=&quot;Y&quot;;&quot;Eddd&quot;;DEC2HEX(IF([.E26]=&quot;Y&quot;;8;9)*256*16+HEX2DEC([.H26])*16+IF([.C26]=&quot;Y&quot;;8;0)+IF([.D26]=&quot;Y&quot;;0;4)+3;4))" office:value-type="string">
              <text:p>929F</text:p>
            </table:change-track-table-cell>
          </table:previous>
        </table:cell-content-change>
        <table:cell-content-change table:id="ct1373">
          <table:cell-address table:column="11" table:row="26" table:table="0"/>
          <office:change-info>
            <dc:creator>Mike </dc:creator>
            <dc:date>2011-08-04T12:52:44.70</dc:date>
          </office:change-info>
          <table:previous table:id="ct1037">
            <table:change-track-table-cell table:cell-address="Sheet1.L27" table:formula="of:=IF([.B27]=&quot;Y&quot;;&quot;Eddd&quot;;DEC2HEX(IF([.E27]=&quot;Y&quot;;8;9)*256*16+HEX2DEC([.H27])*16+IF([.C27]=&quot;Y&quot;;8;0)+IF([.D27]=&quot;Y&quot;;0;4)+3;4))" office:value-type="string">
              <text:p>92AB</text:p>
            </table:change-track-table-cell>
          </table:previous>
        </table:cell-content-change>
        <table:cell-content-change table:id="ct1374">
          <table:cell-address table:column="11" table:row="27" table:table="0"/>
          <office:change-info>
            <dc:creator>Mike </dc:creator>
            <dc:date>2011-08-04T12:52:44.70</dc:date>
          </office:change-info>
          <table:previous table:id="ct1038">
            <table:change-track-table-cell table:cell-address="Sheet1.L28" table:formula="of:=IF([.B28]=&quot;Y&quot;;&quot;Eddd&quot;;DEC2HEX(IF([.E28]=&quot;Y&quot;;8;9)*256*16+HEX2DEC([.H28])*16+IF([.C28]=&quot;Y&quot;;8;0)+IF([.D28]=&quot;Y&quot;;0;4)+3;4))" office:value-type="string">
              <text:p>Eddd</text:p>
            </table:change-track-table-cell>
          </table:previous>
        </table:cell-content-change>
        <table:cell-content-change table:id="ct1375">
          <table:cell-address table:column="11" table:row="28" table:table="0"/>
          <office:change-info>
            <dc:creator>Mike </dc:creator>
            <dc:date>2011-08-04T12:52:44.70</dc:date>
          </office:change-info>
          <table:previous table:id="ct1039">
            <table:change-track-table-cell table:cell-address="Sheet1.L29" table:formula="of:=IF([.B29]=&quot;Y&quot;;&quot;Eddd&quot;;DEC2HEX(IF([.E29]=&quot;Y&quot;;8;9)*256*16+HEX2DEC([.H29])*16+IF([.C29]=&quot;Y&quot;;8;0)+IF([.D29]=&quot;Y&quot;;0;4)+3;4))" office:value-type="string">
              <text:p>82B7</text:p>
            </table:change-track-table-cell>
          </table:previous>
        </table:cell-content-change>
        <table:cell-content-change table:id="ct1376">
          <table:cell-address table:column="11" table:row="29" table:table="0"/>
          <office:change-info>
            <dc:creator>Mike </dc:creator>
            <dc:date>2011-08-04T12:52:44.70</dc:date>
          </office:change-info>
          <table:previous table:id="ct1040">
            <table:change-track-table-cell table:cell-address="Sheet1.L30" table:formula="of:=IF([.B30]=&quot;Y&quot;;&quot;Eddd&quot;;DEC2HEX(IF([.E30]=&quot;Y&quot;;8;9)*256*16+HEX2DEC([.H30])*16+IF([.C30]=&quot;Y&quot;;8;0)+IF([.D30]=&quot;Y&quot;;0;4)+3;4))" office:value-type="string">
              <text:p>82CF</text:p>
            </table:change-track-table-cell>
          </table:previous>
        </table:cell-content-change>
        <table:cell-content-change table:id="ct1377">
          <table:cell-address table:column="11" table:row="30" table:table="0"/>
          <office:change-info>
            <dc:creator>Mike </dc:creator>
            <dc:date>2011-08-04T12:52:44.70</dc:date>
          </office:change-info>
          <table:previous table:id="ct1041">
            <table:change-track-table-cell table:cell-address="Sheet1.L31" table:formula="of:=IF([.B31]=&quot;Y&quot;;&quot;Eddd&quot;;DEC2HEX(IF([.E31]=&quot;Y&quot;;8;9)*256*16+HEX2DEC([.H31])*16+IF([.C31]=&quot;Y&quot;;8;0)+IF([.D31]=&quot;Y&quot;;0;4)+3;4))" office:value-type="string">
              <text:p>82DF</text:p>
            </table:change-track-table-cell>
          </table:previous>
        </table:cell-content-change>
        <table:cell-content-change table:id="ct1378">
          <table:cell-address table:column="11" table:row="31" table:table="0"/>
          <office:change-info>
            <dc:creator>Mike </dc:creator>
            <dc:date>2011-08-04T12:52:44.70</dc:date>
          </office:change-info>
          <table:previous table:id="ct1067">
            <table:change-track-table-cell/>
          </table:previous>
        </table:cell-content-change>
        <table:cell-content-change table:id="ct1379">
          <table:cell-address table:column="11" table:row="34" table:table="0"/>
          <office:change-info>
            <dc:creator>Mike </dc:creator>
            <dc:date>2011-08-04T12:52:44.70</dc:date>
          </office:change-info>
          <table:previous table:id="ct1068">
            <table:change-track-table-cell/>
          </table:previous>
        </table:cell-content-change>
        <table:cell-content-change table:id="ct1380">
          <table:cell-address table:column="11" table:row="35" table:table="0"/>
          <office:change-info>
            <dc:creator>Mike </dc:creator>
            <dc:date>2011-08-04T12:52:44.70</dc:date>
          </office:change-info>
          <table:previous table:id="ct1069">
            <table:change-track-table-cell/>
          </table:previous>
        </table:cell-content-change>
        <table:cell-content-change table:id="ct1381">
          <table:cell-address table:column="11" table:row="36" table:table="0"/>
          <office:change-info>
            <dc:creator>Mike </dc:creator>
            <dc:date>2011-08-04T12:52:44.70</dc:date>
          </office:change-info>
          <table:previous table:id="ct1045">
            <table:change-track-table-cell table:cell-address="Sheet1.L37" table:formula="of:=IF([.B37]=&quot;Y&quot;;&quot;Eddd&quot;;DEC2HEX(IF([.E37]=&quot;Y&quot;;8;9)*256*16+HEX2DEC([.H37])*16+IF([.C37]=&quot;Y&quot;;8;0)+IF([.D37]=&quot;Y&quot;;0;4)+3;4))" office:value-type="string">
              <text:p>Eddd</text:p>
            </table:change-track-table-cell>
          </table:previous>
        </table:cell-content-change>
        <table:cell-content-change table:id="ct1382">
          <table:cell-address table:column="11" table:row="37" table:table="0"/>
          <office:change-info>
            <dc:creator>Mike </dc:creator>
            <dc:date>2011-08-04T12:52:44.70</dc:date>
          </office:change-info>
          <table:previous table:id="ct1070">
            <table:change-track-table-cell/>
          </table:previous>
        </table:cell-content-change>
        <table:cell-content-change table:id="ct1383">
          <table:cell-address table:column="11" table:row="37" table:table="0"/>
          <office:change-info>
            <dc:creator>Mike </dc:creator>
            <dc:date>2011-08-04T12:52:44.70</dc:date>
          </office:change-info>
          <table:previous table:id="ct1047">
            <table:change-track-table-cell table:cell-address="Sheet1.L38" table:formula="of:=IF([.B38]=&quot;Y&quot;;&quot;Eddd&quot;;DEC2HEX(IF([.E38]=&quot;Y&quot;;8;9)*256*16+HEX2DEC([.H38])*16+IF([.C38]=&quot;Y&quot;;8;0)+IF([.D38]=&quot;Y&quot;;0;4)+3;4))" office:value-type="string">
              <text:p>Eddd</text:p>
            </table:change-track-table-cell>
          </table:previous>
        </table:cell-content-change>
        <table:cell-content-change table:id="ct1384">
          <table:cell-address table:column="11" table:row="38" table:table="0"/>
          <office:change-info>
            <dc:creator>Mike </dc:creator>
            <dc:date>2011-08-04T12:52:44.70</dc:date>
          </office:change-info>
          <table:previous table:id="ct1048">
            <table:change-track-table-cell table:cell-address="Sheet1.L39" table:formula="of:=IF([.B39]=&quot;Y&quot;;&quot;Eddd&quot;;DEC2HEX(IF([.E39]=&quot;Y&quot;;8;9)*256*16+HEX2DEC([.H39])*16+IF([.C39]=&quot;Y&quot;;8;0)+IF([.D39]=&quot;Y&quot;;0;4)+3;4))" office:value-type="string">
              <text:p>Eddd</text:p>
            </table:change-track-table-cell>
          </table:previous>
        </table:cell-content-change>
        <table:cell-content-change table:id="ct1385">
          <table:cell-address table:column="11" table:row="39" table:table="0"/>
          <office:change-info>
            <dc:creator>Mike </dc:creator>
            <dc:date>2011-08-04T12:52:44.70</dc:date>
          </office:change-info>
          <table:previous table:id="ct1071">
            <table:change-track-table-cell/>
          </table:previous>
        </table:cell-content-change>
        <table:cell-content-change table:id="ct1386">
          <table:cell-address table:column="11" table:row="40" table:table="0"/>
          <office:change-info>
            <dc:creator>Mike </dc:creator>
            <dc:date>2011-08-04T12:52:44.70</dc:date>
          </office:change-info>
          <table:previous table:id="ct1072">
            <table:change-track-table-cell/>
          </table:previous>
        </table:cell-content-change>
        <table:cell-content-change table:id="ct1387">
          <table:cell-address table:column="11" table:row="41" table:table="0"/>
          <office:change-info>
            <dc:creator>Mike </dc:creator>
            <dc:date>2011-08-04T12:52:44.70</dc:date>
          </office:change-info>
          <table:previous table:id="ct1073">
            <table:change-track-table-cell/>
          </table:previous>
        </table:cell-content-change>
        <table:cell-content-change table:id="ct1388">
          <table:cell-address table:column="11" table:row="42" table:table="0"/>
          <office:change-info>
            <dc:creator>Mike </dc:creator>
            <dc:date>2011-08-04T12:52:44.70</dc:date>
          </office:change-info>
          <table:previous table:id="ct1052">
            <table:change-track-table-cell table:cell-address="Sheet1.L43" table:formula="of:=IF([.B43]=&quot;Y&quot;;&quot;Eddd&quot;;DEC2HEX(IF([.E43]=&quot;Y&quot;;8;9)*256*16+HEX2DEC([.H43])*16+IF([.C43]=&quot;Y&quot;;8;0)+IF([.D43]=&quot;Y&quot;;0;4)+3;4))" office:value-type="string">
              <text:p>Eddd</text:p>
            </table:change-track-table-cell>
          </table:previous>
        </table:cell-content-change>
        <table:cell-content-change table:id="ct1389">
          <table:cell-address table:column="11" table:row="43" table:table="0"/>
          <office:change-info>
            <dc:creator>Mike </dc:creator>
            <dc:date>2011-08-04T12:52:44.70</dc:date>
          </office:change-info>
          <table:previous table:id="ct1074">
            <table:change-track-table-cell/>
          </table:previous>
        </table:cell-content-change>
        <table:cell-content-change table:id="ct1390">
          <table:cell-address table:column="11" table:row="44" table:table="0"/>
          <office:change-info>
            <dc:creator>Mike </dc:creator>
            <dc:date>2011-08-04T12:52:44.70</dc:date>
          </office:change-info>
          <table:previous table:id="ct1054">
            <table:change-track-table-cell table:cell-address="Sheet1.L45" table:formula="of:=IF([.B45]=&quot;Y&quot;;&quot;Eddd&quot;;DEC2HEX(IF([.E45]=&quot;Y&quot;;8;9)*256*16+HEX2DEC([.H45])*16+IF([.C45]=&quot;Y&quot;;8;0)+IF([.D45]=&quot;Y&quot;;0;4)+3;4))" office:value-type="string">
              <text:p>Eddd</text:p>
            </table:change-track-table-cell>
          </table:previous>
        </table:cell-content-change>
        <table:cell-content-change table:id="ct1391">
          <table:cell-address table:column="11" table:row="45" table:table="0"/>
          <office:change-info>
            <dc:creator>Mike </dc:creator>
            <dc:date>2011-08-04T12:52:44.70</dc:date>
          </office:change-info>
          <table:previous table:id="ct1075">
            <table:change-track-table-cell/>
          </table:previous>
        </table:cell-content-change>
        <table:cell-content-change table:id="ct1392">
          <table:cell-address table:column="11" table:row="46" table:table="0"/>
          <office:change-info>
            <dc:creator>Mike </dc:creator>
            <dc:date>2011-08-04T12:52:44.70</dc:date>
          </office:change-info>
          <table:previous table:id="ct1076">
            <table:change-track-table-cell/>
          </table:previous>
        </table:cell-content-change>
        <table:cell-content-change table:id="ct1393">
          <table:cell-address table:column="11" table:row="47"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1" table:row="48" table:table="0"/>
          <office:change-info>
            <dc:creator>Mike </dc:creator>
            <dc:date>2011-08-04T12:52:44.70</dc:date>
          </office:change-info>
          <table:previous table:id="ct1058">
            <table:change-track-table-cell table:cell-address="Sheet1.L49" table:formula="of:=IF([.B49]=&quot;Y&quot;;&quot;Eddd&quot;;DEC2HEX(IF([.E49]=&quot;Y&quot;;8;9)*256*16+HEX2DEC([.H49])*16+IF([.C49]=&quot;Y&quot;;8;0)+IF([.D49]=&quot;Y&quot;;0;4)+3;4))" office:value-type="string">
              <text:p>Eddd</text:p>
            </table:change-track-table-cell>
          </table:previous>
        </table:cell-content-change>
        <table:cell-content-change table:id="ct1395">
          <table:cell-address table:column="11" table:row="49" table:table="0"/>
          <office:change-info>
            <dc:creator>Mike </dc:creator>
            <dc:date>2011-08-04T12:52:44.70</dc:date>
          </office:change-info>
          <table:previous table:id="ct1059">
            <table:change-track-table-cell table:cell-address="Sheet1.L50" table:formula="of:=IF([.B50]=&quot;Y&quot;;&quot;Eddd&quot;;DEC2HEX(IF([.E50]=&quot;Y&quot;;8;9)*256*16+HEX2DEC([.H50])*16+IF([.C50]=&quot;Y&quot;;8;0)+IF([.D50]=&quot;Y&quot;;0;4)+3;4))" office:value-type="string">
              <text:p>Eddd</text:p>
            </table:change-track-table-cell>
          </table:previous>
        </table:cell-content-change>
        <table:cell-content-change table:id="ct1396">
          <table:cell-address table:column="11" table:row="47" table:table="0"/>
          <office:change-info>
            <dc:creator>Mike </dc:creator>
            <dc:date>2011-08-04T12:52:52.80</dc:date>
          </office:change-info>
          <table:previous table:id="ct1393">
            <table:change-track-table-cell table:cell-address="Sheet1.L48" table:formula="of:=IF([.F48]=&quot;&quot;;&quot;&quot;;IF([.B48]=&quot;Y&quot;;&quot;Eddd&quot;;DEC2HEX(IF([.E48]=&quot;Y&quot;;8;9)*256*16+HEX2DEC([.H48])*16+IF([.C48]=&quot;Y&quot;;8;0)+IF([.D48]=&quot;Y&quot;;0;4)+3;4)))" office:value-type="string">
              <text:p>Eddd</text:p>
            </table:change-track-table-cell>
          </table:previous>
        </table:cell-content-change>
        <table:cell-content-change table:id="ct1397">
          <table:cell-address table:column="12" table:row="9" table:table="0"/>
          <office:change-info>
            <dc:creator>Mike </dc:creator>
            <dc:date>2011-08-04T12:53:19.12</dc:date>
          </office:change-info>
          <table:previous table:id="ct811">
            <table:change-track-table-cell table:cell-address="Sheet1.M10" table:formula="of:=IF([.B10]=&quot;Y&quot;;[.H10];&quot;&quot;)" office:value-type="string"/>
          </table:previous>
        </table:cell-content-change>
        <table:cell-content-change table:id="ct1398">
          <table:cell-address table:column="12" table:row="10" table:table="0"/>
          <office:change-info>
            <dc:creator>Mike </dc:creator>
            <dc:date>2011-08-04T12:53:25.54</dc:date>
          </office:change-info>
          <table:previous table:id="ct812">
            <table:change-track-table-cell table:cell-address="Sheet1.M11" table:formula="of:=IF([.B11]=&quot;Y&quot;;[.H11];&quot;&quot;)" office:value-type="string">
              <text:p>0A</text:p>
            </table:change-track-table-cell>
          </table:previous>
        </table:cell-content-change>
        <table:cell-content-change table:id="ct1399">
          <table:cell-address table:column="12" table:row="11" table:table="0"/>
          <office:change-info>
            <dc:creator>Mike </dc:creator>
            <dc:date>2011-08-04T12:53:25.54</dc:date>
          </office:change-info>
          <table:previous table:id="ct813">
            <table:change-track-table-cell table:cell-address="Sheet1.M12" table:formula="of:=IF([.B12]=&quot;Y&quot;;[.H12];&quot;&quot;)" office:value-type="string"/>
          </table:previous>
        </table:cell-content-change>
        <table:cell-content-change table:id="ct1400">
          <table:cell-address table:column="12" table:row="12" table:table="0"/>
          <office:change-info>
            <dc:creator>Mike </dc:creator>
            <dc:date>2011-08-04T12:53:25.54</dc:date>
          </office:change-info>
          <table:previous table:id="ct814">
            <table:change-track-table-cell table:cell-address="Sheet1.M13" table:formula="of:=IF([.B13]=&quot;Y&quot;;[.H13];&quot;&quot;)" office:value-type="string"/>
          </table:previous>
        </table:cell-content-change>
        <table:cell-content-change table:id="ct1401">
          <table:cell-address table:column="12" table:row="13" table:table="0"/>
          <office:change-info>
            <dc:creator>Mike </dc:creator>
            <dc:date>2011-08-04T12:53:25.54</dc:date>
          </office:change-info>
          <table:previous table:id="ct815">
            <table:change-track-table-cell table:cell-address="Sheet1.M14" table:formula="of:=IF([.B14]=&quot;Y&quot;;[.H14];&quot;&quot;)" office:value-type="string">
              <text:p>0C</text:p>
            </table:change-track-table-cell>
          </table:previous>
        </table:cell-content-change>
        <table:cell-content-change table:id="ct1402">
          <table:cell-address table:column="12" table:row="14" table:table="0"/>
          <office:change-info>
            <dc:creator>Mike </dc:creator>
            <dc:date>2011-08-04T12:53:25.54</dc:date>
          </office:change-info>
          <table:previous table:id="ct816">
            <table:change-track-table-cell table:cell-address="Sheet1.M15" table:formula="of:=IF([.B15]=&quot;Y&quot;;[.H15];&quot;&quot;)" office:value-type="string">
              <text:p>0D</text:p>
            </table:change-track-table-cell>
          </table:previous>
        </table:cell-content-change>
        <table:cell-content-change table:id="ct1403">
          <table:cell-address table:column="12" table:row="15" table:table="0"/>
          <office:change-info>
            <dc:creator>Mike </dc:creator>
            <dc:date>2011-08-04T12:53:25.54</dc:date>
          </office:change-info>
          <table:previous table:id="ct817">
            <table:change-track-table-cell table:cell-address="Sheet1.M16" table:formula="of:=IF([.B16]=&quot;Y&quot;;[.H16];&quot;&quot;)" office:value-type="string"/>
          </table:previous>
        </table:cell-content-change>
        <table:cell-content-change table:id="ct1404">
          <table:cell-address table:column="12" table:row="16" table:table="0"/>
          <office:change-info>
            <dc:creator>Mike </dc:creator>
            <dc:date>2011-08-04T12:53:25.54</dc:date>
          </office:change-info>
          <table:previous table:id="ct818">
            <table:change-track-table-cell table:cell-address="Sheet1.M17" table:formula="of:=IF([.B17]=&quot;Y&quot;;[.H17];&quot;&quot;)" office:value-type="string"/>
          </table:previous>
        </table:cell-content-change>
        <table:cell-content-change table:id="ct1405">
          <table:cell-address table:column="12" table:row="17" table:table="0"/>
          <office:change-info>
            <dc:creator>Mike </dc:creator>
            <dc:date>2011-08-04T12:53:25.54</dc:date>
          </office:change-info>
          <table:previous table:id="ct819">
            <table:change-track-table-cell table:cell-address="Sheet1.M18" table:formula="of:=IF([.B18]=&quot;Y&quot;;[.H18];&quot;&quot;)" office:value-type="string">
              <text:p>2E</text:p>
            </table:change-track-table-cell>
          </table:previous>
        </table:cell-content-change>
        <table:cell-content-change table:id="ct1406">
          <table:cell-address table:column="12" table:row="18" table:table="0"/>
          <office:change-info>
            <dc:creator>Mike </dc:creator>
            <dc:date>2011-08-04T12:53:25.54</dc:date>
          </office:change-info>
          <table:previous table:id="ct820">
            <table:change-track-table-cell table:cell-address="Sheet1.M19" table:formula="of:=IF([.B19]=&quot;Y&quot;;[.H19];&quot;&quot;)" office:value-type="string">
              <text:p>2F</text:p>
            </table:change-track-table-cell>
          </table:previous>
        </table:cell-content-change>
        <table:cell-content-change table:id="ct1407">
          <table:cell-address table:column="12" table:row="19" table:table="0"/>
          <office:change-info>
            <dc:creator>Mike </dc:creator>
            <dc:date>2011-08-04T12:53:25.54</dc:date>
          </office:change-info>
          <table:previous table:id="ct821">
            <table:change-track-table-cell table:cell-address="Sheet1.M20" table:formula="of:=IF([.B20]=&quot;Y&quot;;[.H20];&quot;&quot;)" office:value-type="string"/>
          </table:previous>
        </table:cell-content-change>
        <table:cell-content-change table:id="ct1408">
          <table:cell-address table:column="12" table:row="20" table:table="0"/>
          <office:change-info>
            <dc:creator>Mike </dc:creator>
            <dc:date>2011-08-04T12:53:25.54</dc:date>
          </office:change-info>
          <table:previous table:id="ct822">
            <table:change-track-table-cell table:cell-address="Sheet1.M21" table:formula="of:=IF([.B21]=&quot;Y&quot;;[.H21];&quot;&quot;)" office:value-type="string"/>
          </table:previous>
        </table:cell-content-change>
        <table:cell-content-change table:id="ct1409">
          <table:cell-address table:column="12" table:row="21" table:table="0"/>
          <office:change-info>
            <dc:creator>Mike </dc:creator>
            <dc:date>2011-08-04T12:53:25.54</dc:date>
          </office:change-info>
          <table:previous table:id="ct823">
            <table:change-track-table-cell table:cell-address="Sheet1.M22" table:formula="of:=IF([.B22]=&quot;Y&quot;;[.H22];&quot;&quot;)" office:value-type="string"/>
          </table:previous>
        </table:cell-content-change>
        <table:cell-content-change table:id="ct1410">
          <table:cell-address table:column="12" table:row="22" table:table="0"/>
          <office:change-info>
            <dc:creator>Mike </dc:creator>
            <dc:date>2011-08-04T12:53:25.54</dc:date>
          </office:change-info>
          <table:previous table:id="ct824">
            <table:change-track-table-cell table:cell-address="Sheet1.M23" table:formula="of:=IF([.B23]=&quot;Y&quot;;[.H23];&quot;&quot;)" office:value-type="string"/>
          </table:previous>
        </table:cell-content-change>
        <table:cell-content-change table:id="ct1411">
          <table:cell-address table:column="12" table:row="23" table:table="0"/>
          <office:change-info>
            <dc:creator>Mike </dc:creator>
            <dc:date>2011-08-04T12:53:25.54</dc:date>
          </office:change-info>
          <table:previous table:id="ct825">
            <table:change-track-table-cell table:cell-address="Sheet1.M24" table:formula="of:=IF([.B24]=&quot;Y&quot;;[.H24];&quot;&quot;)" office:value-type="string"/>
          </table:previous>
        </table:cell-content-change>
        <table:cell-content-change table:id="ct1412">
          <table:cell-address table:column="12" table:row="24" table:table="0"/>
          <office:change-info>
            <dc:creator>Mike </dc:creator>
            <dc:date>2011-08-04T12:53:25.54</dc:date>
          </office:change-info>
          <table:previous table:id="ct826">
            <table:change-track-table-cell table:cell-address="Sheet1.M25" table:formula="of:=IF([.B25]=&quot;Y&quot;;[.H25];&quot;&quot;)" office:value-type="string"/>
          </table:previous>
        </table:cell-content-change>
        <table:cell-content-change table:id="ct1413">
          <table:cell-address table:column="12" table:row="24" table:table="0"/>
          <office:change-info>
            <dc:creator>Mike </dc:creator>
            <dc:date>2011-08-04T12:53:25.54</dc:date>
          </office:change-info>
          <table:previous table:id="ct827">
            <table:change-track-table-cell table:cell-address="Sheet1.M25" table:formula="of:=IF([.B25]=&quot;Y&quot;;[.H25];&quot;&quot;)" office:value-type="string"/>
          </table:previous>
        </table:cell-content-change>
        <table:cell-content-change table:id="ct1414">
          <table:cell-address table:column="12" table:row="25" table:table="0"/>
          <office:change-info>
            <dc:creator>Mike </dc:creator>
            <dc:date>2011-08-04T12:53:25.54</dc:date>
          </office:change-info>
          <table:previous table:id="ct828">
            <table:change-track-table-cell table:cell-address="Sheet1.M26" table:formula="of:=IF([.B26]=&quot;Y&quot;;[.H26];&quot;&quot;)" office:value-type="string"/>
          </table:previous>
        </table:cell-content-change>
        <table:cell-content-change table:id="ct1415">
          <table:cell-address table:column="12" table:row="26" table:table="0"/>
          <office:change-info>
            <dc:creator>Mike </dc:creator>
            <dc:date>2011-08-04T12:53:25.54</dc:date>
          </office:change-info>
          <table:previous table:id="ct829">
            <table:change-track-table-cell table:cell-address="Sheet1.M27" table:formula="of:=IF([.B27]=&quot;Y&quot;;[.H27];&quot;&quot;)" office:value-type="string"/>
          </table:previous>
        </table:cell-content-change>
        <table:cell-content-change table:id="ct1416">
          <table:cell-address table:column="12" table:row="27" table:table="0"/>
          <office:change-info>
            <dc:creator>Mike </dc:creator>
            <dc:date>2011-08-04T12:53:25.54</dc:date>
          </office:change-info>
          <table:previous table:id="ct830">
            <table:change-track-table-cell table:cell-address="Sheet1.M28" table:formula="of:=IF([.B28]=&quot;Y&quot;;[.H28];&quot;&quot;)" office:value-type="string">
              <text:p>2B</text:p>
            </table:change-track-table-cell>
          </table:previous>
        </table:cell-content-change>
        <table:cell-content-change table:id="ct1417">
          <table:cell-address table:column="12" table:row="28" table:table="0"/>
          <office:change-info>
            <dc:creator>Mike </dc:creator>
            <dc:date>2011-08-04T12:53:25.54</dc:date>
          </office:change-info>
          <table:previous table:id="ct831">
            <table:change-track-table-cell table:cell-address="Sheet1.M29" table:formula="of:=IF([.B29]=&quot;Y&quot;;[.H29];&quot;&quot;)" office:value-type="string"/>
          </table:previous>
        </table:cell-content-change>
        <table:cell-content-change table:id="ct1418">
          <table:cell-address table:column="12" table:row="29" table:table="0"/>
          <office:change-info>
            <dc:creator>Mike </dc:creator>
            <dc:date>2011-08-04T12:53:25.54</dc:date>
          </office:change-info>
          <table:previous table:id="ct832">
            <table:change-track-table-cell table:cell-address="Sheet1.M30" table:formula="of:=IF([.B30]=&quot;Y&quot;;[.H30];&quot;&quot;)" office:value-type="string"/>
          </table:previous>
        </table:cell-content-change>
        <table:cell-content-change table:id="ct1419">
          <table:cell-address table:column="12" table:row="30" table:table="0"/>
          <office:change-info>
            <dc:creator>Mike </dc:creator>
            <dc:date>2011-08-04T12:53:25.54</dc:date>
          </office:change-info>
          <table:previous table:id="ct833">
            <table:change-track-table-cell table:cell-address="Sheet1.M31" table:formula="of:=IF([.B31]=&quot;Y&quot;;[.H31];&quot;&quot;)" office:value-type="string"/>
          </table:previous>
        </table:cell-content-change>
        <table:cell-content-change table:id="ct1420">
          <table:cell-address table:column="12" table:row="31" table:table="0"/>
          <office:change-info>
            <dc:creator>Mike </dc:creator>
            <dc:date>2011-08-04T12:53:25.54</dc:date>
          </office:change-info>
          <table:previous table:id="ct834">
            <table:change-track-table-cell table:cell-address="Sheet1.M32" table:formula="of:=IF([.B32]=&quot;Y&quot;;[.H32];&quot;&quot;)" office:value-type="string"/>
          </table:previous>
        </table:cell-content-change>
        <table:cell-content-change table:id="ct1421">
          <table:cell-address table:column="12" table:row="34" table:table="0"/>
          <office:change-info>
            <dc:creator>Mike </dc:creator>
            <dc:date>2011-08-04T12:53:25.54</dc:date>
          </office:change-info>
          <table:previous table:id="ct835">
            <table:change-track-table-cell table:cell-address="Sheet1.M35" table:formula="of:=IF([.B35]=&quot;Y&quot;;[.H35];&quot;&quot;)" office:value-type="string"/>
          </table:previous>
        </table:cell-content-change>
        <table:cell-content-change table:id="ct1422">
          <table:cell-address table:column="12" table:row="35" table:table="0"/>
          <office:change-info>
            <dc:creator>Mike </dc:creator>
            <dc:date>2011-08-04T12:53:25.54</dc:date>
          </office:change-info>
          <table:previous table:id="ct836">
            <table:change-track-table-cell table:cell-address="Sheet1.M36" table:formula="of:=IF([.B36]=&quot;Y&quot;;[.H36];&quot;&quot;)" office:value-type="string"/>
          </table:previous>
        </table:cell-content-change>
        <table:cell-content-change table:id="ct1423">
          <table:cell-address table:column="12" table:row="36" table:table="0"/>
          <office:change-info>
            <dc:creator>Mike </dc:creator>
            <dc:date>2011-08-04T12:53:25.54</dc:date>
          </office:change-info>
          <table:previous table:id="ct837">
            <table:change-track-table-cell table:cell-address="Sheet1.M37" table:formula="of:=IF([.B37]=&quot;Y&quot;;[.H37];&quot;&quot;)" office:value-type="string">
              <text:p>40</text:p>
            </table:change-track-table-cell>
          </table:previous>
        </table:cell-content-change>
        <table:cell-content-change table:id="ct1424">
          <table:cell-address table:column="12" table:row="37" table:table="0"/>
          <office:change-info>
            <dc:creator>Mike </dc:creator>
            <dc:date>2011-08-04T12:53:25.54</dc:date>
          </office:change-info>
          <table:previous table:id="ct838">
            <table:change-track-table-cell table:cell-address="Sheet1.M38" table:formula="of:=IF([.B38]=&quot;Y&quot;;[.H38];&quot;&quot;)" office:value-type="string">
              <text:p>4C</text:p>
            </table:change-track-table-cell>
          </table:previous>
        </table:cell-content-change>
        <table:cell-content-change table:id="ct1425">
          <table:cell-address table:column="12" table:row="37" table:table="0"/>
          <office:change-info>
            <dc:creator>Mike </dc:creator>
            <dc:date>2011-08-04T12:53:25.54</dc:date>
          </office:change-info>
          <table:previous table:id="ct839">
            <table:change-track-table-cell table:cell-address="Sheet1.M38" table:formula="of:=IF([.B38]=&quot;Y&quot;;[.H38];&quot;&quot;)" office:value-type="string">
              <text:p>4C</text:p>
            </table:change-track-table-cell>
          </table:previous>
        </table:cell-content-change>
        <table:cell-content-change table:id="ct1426">
          <table:cell-address table:column="12" table:row="38" table:table="0"/>
          <office:change-info>
            <dc:creator>Mike </dc:creator>
            <dc:date>2011-08-04T12:53:25.54</dc:date>
          </office:change-info>
          <table:previous table:id="ct840">
            <table:change-track-table-cell table:cell-address="Sheet1.M39" table:formula="of:=IF([.B39]=&quot;Y&quot;;[.H39];&quot;&quot;)" office:value-type="string">
              <text:p>4D</text:p>
            </table:change-track-table-cell>
          </table:previous>
        </table:cell-content-change>
        <table:cell-content-change table:id="ct1427">
          <table:cell-address table:column="12" table:row="39" table:table="0"/>
          <office:change-info>
            <dc:creator>Mike </dc:creator>
            <dc:date>2011-08-04T12:53:25.54</dc:date>
          </office:change-info>
          <table:previous table:id="ct841">
            <table:change-track-table-cell table:cell-address="Sheet1.M40" table:formula="of:=IF([.B40]=&quot;Y&quot;;[.H40];&quot;&quot;)" office:value-type="string"/>
          </table:previous>
        </table:cell-content-change>
        <table:cell-content-change table:id="ct1428">
          <table:cell-address table:column="12" table:row="40" table:table="0"/>
          <office:change-info>
            <dc:creator>Mike </dc:creator>
            <dc:date>2011-08-04T12:53:25.54</dc:date>
          </office:change-info>
          <table:previous table:id="ct842">
            <table:change-track-table-cell table:cell-address="Sheet1.M41" table:formula="of:=IF([.B41]=&quot;Y&quot;;[.H41];&quot;&quot;)" office:value-type="string"/>
          </table:previous>
        </table:cell-content-change>
        <table:cell-content-change table:id="ct1429">
          <table:cell-address table:column="12" table:row="41" table:table="0"/>
          <office:change-info>
            <dc:creator>Mike </dc:creator>
            <dc:date>2011-08-04T12:53:25.54</dc:date>
          </office:change-info>
          <table:previous table:id="ct843">
            <table:change-track-table-cell table:cell-address="Sheet1.M42" table:formula="of:=IF([.B42]=&quot;Y&quot;;[.H42];&quot;&quot;)" office:value-type="string"/>
          </table:previous>
        </table:cell-content-change>
        <table:cell-content-change table:id="ct1430">
          <table:cell-address table:column="12" table:row="42" table:table="0"/>
          <office:change-info>
            <dc:creator>Mike </dc:creator>
            <dc:date>2011-08-04T12:53:25.54</dc:date>
          </office:change-info>
          <table:previous table:id="ct844">
            <table:change-track-table-cell table:cell-address="Sheet1.M43" table:formula="of:=IF([.B43]=&quot;Y&quot;;[.H43];&quot;&quot;)" office:value-type="string">
              <text:p>4E</text:p>
            </table:change-track-table-cell>
          </table:previous>
        </table:cell-content-change>
        <table:cell-content-change table:id="ct1431">
          <table:cell-address table:column="12" table:row="43" table:table="0"/>
          <office:change-info>
            <dc:creator>Mike </dc:creator>
            <dc:date>2011-08-04T12:53:25.54</dc:date>
          </office:change-info>
          <table:previous table:id="ct845">
            <table:change-track-table-cell table:cell-address="Sheet1.M44" table:formula="of:=IF([.B44]=&quot;Y&quot;;[.H44];&quot;&quot;)" office:value-type="string"/>
          </table:previous>
        </table:cell-content-change>
        <table:cell-content-change table:id="ct1432">
          <table:cell-address table:column="12" table:row="44" table:table="0"/>
          <office:change-info>
            <dc:creator>Mike </dc:creator>
            <dc:date>2011-08-04T12:53:25.54</dc:date>
          </office:change-info>
          <table:previous table:id="ct846">
            <table:change-track-table-cell table:cell-address="Sheet1.M45" table:formula="of:=IF([.B45]=&quot;Y&quot;;[.H45];&quot;&quot;)" office:value-type="string">
              <text:p>4F</text:p>
            </table:change-track-table-cell>
          </table:previous>
        </table:cell-content-change>
        <table:cell-content-change table:id="ct1433">
          <table:cell-address table:column="12" table:row="45" table:table="0"/>
          <office:change-info>
            <dc:creator>Mike </dc:creator>
            <dc:date>2011-08-04T12:53:25.54</dc:date>
          </office:change-info>
          <table:previous table:id="ct847">
            <table:change-track-table-cell table:cell-address="Sheet1.M46" table:formula="of:=IF([.B46]=&quot;Y&quot;;[.H46];&quot;&quot;)" office:value-type="string"/>
          </table:previous>
        </table:cell-content-change>
        <table:cell-content-change table:id="ct1434">
          <table:cell-address table:column="12" table:row="46" table:table="0"/>
          <office:change-info>
            <dc:creator>Mike </dc:creator>
            <dc:date>2011-08-04T12:53:25.54</dc:date>
          </office:change-info>
          <table:previous table:id="ct848">
            <table:change-track-table-cell table:cell-address="Sheet1.M47" table:formula="of:=IF([.B47]=&quot;Y&quot;;[.H47];&quot;&quot;)" office:value-type="string"/>
          </table:previous>
        </table:cell-content-change>
        <table:cell-content-change table:id="ct1435">
          <table:cell-address table:column="12" table:row="47" table:table="0"/>
          <office:change-info>
            <dc:creator>Mike </dc:creator>
            <dc:date>2011-08-04T12:53:25.54</dc:date>
          </office:change-info>
          <table:previous table:id="ct849">
            <table:change-track-table-cell table:cell-address="Sheet1.M48" table:formula="of:=IF([.B48]=&quot;Y&quot;;[.H48];&quot;&quot;)" office:value-type="string">
              <text:p>69</text:p>
            </table:change-track-table-cell>
          </table:previous>
        </table:cell-content-change>
        <table:cell-content-change table:id="ct1436">
          <table:cell-address table:column="12" table:row="48" table:table="0"/>
          <office:change-info>
            <dc:creator>Mike </dc:creator>
            <dc:date>2011-08-04T12:53:25.54</dc:date>
          </office:change-info>
          <table:previous table:id="ct850">
            <table:change-track-table-cell table:cell-address="Sheet1.M49" table:formula="of:=IF([.B49]=&quot;Y&quot;;[.H49];&quot;&quot;)" office:value-type="string">
              <text:p>6A</text:p>
            </table:change-track-table-cell>
          </table:previous>
        </table:cell-content-change>
        <table:cell-content-change table:id="ct1437">
          <table:cell-address table:column="12" table:row="49" table:table="0"/>
          <office:change-info>
            <dc:creator>Mike </dc:creator>
            <dc:date>2011-08-04T12:53:25.54</dc:date>
          </office:change-info>
          <table:previous table:id="ct851">
            <table:change-track-table-cell table:cell-address="Sheet1.M50" table:formula="of:=IF([.B50]=&quot;Y&quot;;[.H50];&quot;&quot;)" office:value-type="string">
              <text:p>6B</text:p>
            </table:change-track-table-cell>
          </table:previous>
        </table:cell-content-change>
        <table:cell-content-change table:id="ct1438">
          <table:cell-address table:column="11" table:row="57" table:table="0"/>
          <office:change-info>
            <dc:creator>Mike </dc:creator>
            <dc:date>2011-08-04T12:55:20.45</dc:date>
          </office:change-info>
          <table:previous>
            <table:change-track-table-cell/>
          </table:previous>
        </table:cell-content-change>
        <table:cell-content-change table:id="ct1439">
          <table:cell-address table:column="11" table:row="58" table:table="0"/>
          <office:change-info>
            <dc:creator>Mike </dc:creator>
            <dc:date>2011-08-04T12:55:20.45</dc:date>
          </office:change-info>
          <table:previous>
            <table:change-track-table-cell/>
          </table:previous>
        </table:cell-content-change>
        <table:cell-content-change table:id="ct1440">
          <table:cell-address table:column="9" table:row="9" table:table="0"/>
          <office:change-info>
            <dc:creator>Mike </dc:creator>
            <dc:date>2011-08-04T12:58:02.42</dc:date>
          </office:change-info>
          <table:previous table:id="ct1313">
            <table:change-track-table-cell table:cell-address="Sheet1.J10" table:formula="of:=IF([.F10]=&quot;&quot;;&quot;&quot;;DEC2HEX(1*(16*256)+HEX2DEC([.H10])*16+#ref!12+IF(NOT ([.E10]=&quot;Y&quot;);2*16*256;0);4))" office:value-type="float" office:value="0"/>
          </table:previous>
        </table:cell-content-change>
        <table:cell-content-change table:id="ct1441">
          <table:cell-address table:column="9" table:row="10" table:table="0"/>
          <office:change-info>
            <dc:creator>Mike </dc:creator>
            <dc:date>2011-08-04T12:58:10.60</dc:date>
          </office:change-info>
          <table:previous table:id="ct1314">
            <table:change-track-table-cell table:cell-address="Sheet1.J11" table:formula="of:=IF([.F11]=&quot;&quot;;&quot;&quot;;DEC2HEX(1*(16*256)+HEX2DEC([.H11])*16+#ref!13+IF(NOT ([.E11]=&quot;Y&quot;);2*16*256;0);4))" office:value-type="float" office:value="0"/>
          </table:previous>
        </table:cell-content-change>
        <table:cell-content-change table:id="ct1442">
          <table:cell-address table:column="9" table:row="11" table:table="0"/>
          <office:change-info>
            <dc:creator>Mike </dc:creator>
            <dc:date>2011-08-04T12:58:10.60</dc:date>
          </office:change-info>
          <table:previous table:id="ct1315">
            <table:change-track-table-cell table:cell-address="Sheet1.J12" table:formula="of:=IF([.F12]=&quot;&quot;;&quot;&quot;;DEC2HEX(1*(16*256)+HEX2DEC([.H12])*16+#ref!14+IF(NOT ([.E12]=&quot;Y&quot;);2*16*256;0);4))" office:value-type="float" office:value="0"/>
          </table:previous>
        </table:cell-content-change>
        <table:cell-content-change table:id="ct1443">
          <table:cell-address table:column="9" table:row="12" table:table="0"/>
          <office:change-info>
            <dc:creator>Mike </dc:creator>
            <dc:date>2011-08-04T12:58:10.60</dc:date>
          </office:change-info>
          <table:previous table:id="ct1316">
            <table:change-track-table-cell table:cell-address="Sheet1.J13" table:formula="of:=IF([.F13]=&quot;&quot;;&quot;&quot;;DEC2HEX(1*(16*256)+HEX2DEC([.H13])*16+#ref!15+IF(NOT ([.E13]=&quot;Y&quot;);2*16*256;0);4))" office:value-type="float" office:value="0"/>
          </table:previous>
        </table:cell-content-change>
        <table:cell-content-change table:id="ct1444">
          <table:cell-address table:column="9" table:row="13" table:table="0"/>
          <office:change-info>
            <dc:creator>Mike </dc:creator>
            <dc:date>2011-08-04T12:58:10.60</dc:date>
          </office:change-info>
          <table:previous table:id="ct1317">
            <table:change-track-table-cell table:cell-address="Sheet1.J14" table:formula="of:=IF([.F14]=&quot;&quot;;&quot;&quot;;DEC2HEX(1*(16*256)+HEX2DEC([.H14])*16+#ref!16+IF(NOT ([.E14]=&quot;Y&quot;);2*16*256;0);4))" office:value-type="float" office:value="0"/>
          </table:previous>
        </table:cell-content-change>
        <table:cell-content-change table:id="ct1445">
          <table:cell-address table:column="9" table:row="14" table:table="0"/>
          <office:change-info>
            <dc:creator>Mike </dc:creator>
            <dc:date>2011-08-04T12:58:10.60</dc:date>
          </office:change-info>
          <table:previous table:id="ct1318">
            <table:change-track-table-cell table:cell-address="Sheet1.J15" table:formula="of:=IF([.F15]=&quot;&quot;;&quot;&quot;;DEC2HEX(1*(16*256)+HEX2DEC([.H15])*16+#ref!17+IF(NOT ([.E15]=&quot;Y&quot;);2*16*256;0);4))" office:value-type="float" office:value="0"/>
          </table:previous>
        </table:cell-content-change>
        <table:cell-content-change table:id="ct1446">
          <table:cell-address table:column="9" table:row="15" table:table="0"/>
          <office:change-info>
            <dc:creator>Mike </dc:creator>
            <dc:date>2011-08-04T12:58:10.60</dc:date>
          </office:change-info>
          <table:previous table:id="ct1319">
            <table:change-track-table-cell table:cell-address="Sheet1.J16" table:formula="of:=IF([.F16]=&quot;&quot;;&quot;&quot;;DEC2HEX(1*(16*256)+HEX2DEC([.H16])*16+#ref!18+IF(NOT ([.E16]=&quot;Y&quot;);2*16*256;0);4))" office:value-type="string"/>
          </table:previous>
        </table:cell-content-change>
        <table:cell-content-change table:id="ct1447">
          <table:cell-address table:column="9" table:row="16" table:table="0"/>
          <office:change-info>
            <dc:creator>Mike </dc:creator>
            <dc:date>2011-08-04T12:58:10.60</dc:date>
          </office:change-info>
          <table:previous table:id="ct1320">
            <table:change-track-table-cell table:cell-address="Sheet1.J17" table:formula="of:=IF([.F17]=&quot;&quot;;&quot;&quot;;DEC2HEX(1*(16*256)+HEX2DEC([.H17])*16+#ref!19+IF(NOT ([.E17]=&quot;Y&quot;);2*16*256;0);4))" office:value-type="string"/>
          </table:previous>
        </table:cell-content-change>
        <table:cell-content-change table:id="ct1448">
          <table:cell-address table:column="9" table:row="17" table:table="0"/>
          <office:change-info>
            <dc:creator>Mike </dc:creator>
            <dc:date>2011-08-04T12:58:10.60</dc:date>
          </office:change-info>
          <table:previous table:id="ct1321">
            <table:change-track-table-cell table:cell-address="Sheet1.J18" table:formula="of:=IF([.F18]=&quot;&quot;;&quot;&quot;;DEC2HEX(1*(16*256)+HEX2DEC([.H18])*16+#ref!20+IF(NOT ([.E18]=&quot;Y&quot;);2*16*256;0);4))" office:value-type="float" office:value="0"/>
          </table:previous>
        </table:cell-content-change>
        <table:cell-content-change table:id="ct1449">
          <table:cell-address table:column="9" table:row="18" table:table="0"/>
          <office:change-info>
            <dc:creator>Mike </dc:creator>
            <dc:date>2011-08-04T12:58:10.60</dc:date>
          </office:change-info>
          <table:previous table:id="ct1322">
            <table:change-track-table-cell table:cell-address="Sheet1.J19" table:formula="of:=IF([.F19]=&quot;&quot;;&quot;&quot;;DEC2HEX(1*(16*256)+HEX2DEC([.H19])*16+#ref!21+IF(NOT ([.E19]=&quot;Y&quot;);2*16*256;0);4))" office:value-type="float" office:value="0"/>
          </table:previous>
        </table:cell-content-change>
        <table:cell-content-change table:id="ct1450">
          <table:cell-address table:column="9" table:row="19" table:table="0"/>
          <office:change-info>
            <dc:creator>Mike </dc:creator>
            <dc:date>2011-08-04T12:58:10.60</dc:date>
          </office:change-info>
          <table:previous table:id="ct1323">
            <table:change-track-table-cell table:cell-address="Sheet1.J20" table:formula="of:=IF([.F20]=&quot;&quot;;&quot;&quot;;DEC2HEX(1*(16*256)+HEX2DEC([.H20])*16+#ref!22+IF(NOT ([.E20]=&quot;Y&quot;);2*16*256;0);4))" office:value-type="string"/>
          </table:previous>
        </table:cell-content-change>
        <table:cell-content-change table:id="ct1451">
          <table:cell-address table:column="9" table:row="20" table:table="0"/>
          <office:change-info>
            <dc:creator>Mike </dc:creator>
            <dc:date>2011-08-04T12:58:10.60</dc:date>
          </office:change-info>
          <table:previous table:id="ct1324">
            <table:change-track-table-cell table:cell-address="Sheet1.J21" table:formula="of:=IF([.F21]=&quot;&quot;;&quot;&quot;;DEC2HEX(1*(16*256)+HEX2DEC([.H21])*16+#ref!23+IF(NOT ([.E21]=&quot;Y&quot;);2*16*256;0);4))" office:value-type="string"/>
          </table:previous>
        </table:cell-content-change>
        <table:cell-content-change table:id="ct1452">
          <table:cell-address table:column="9" table:row="21" table:table="0"/>
          <office:change-info>
            <dc:creator>Mike </dc:creator>
            <dc:date>2011-08-04T12:58:10.60</dc:date>
          </office:change-info>
          <table:previous table:id="ct1325">
            <table:change-track-table-cell table:cell-address="Sheet1.J22" table:formula="of:=IF([.F22]=&quot;&quot;;&quot;&quot;;DEC2HEX(1*(16*256)+HEX2DEC([.H22])*16+#ref!24+IF(NOT ([.E22]=&quot;Y&quot;);2*16*256;0);4))" office:value-type="float" office:value="0"/>
          </table:previous>
        </table:cell-content-change>
        <table:cell-content-change table:id="ct1453">
          <table:cell-address table:column="9" table:row="22" table:table="0"/>
          <office:change-info>
            <dc:creator>Mike </dc:creator>
            <dc:date>2011-08-04T12:58:10.61</dc:date>
          </office:change-info>
          <table:previous table:id="ct1326">
            <table:change-track-table-cell table:cell-address="Sheet1.J23" table:formula="of:=IF([.F23]=&quot;&quot;;&quot;&quot;;DEC2HEX(1*(16*256)+HEX2DEC([.H23])*16+#ref!25+IF(NOT ([.E23]=&quot;Y&quot;);2*16*256;0);4))" office:value-type="float" office:value="0"/>
          </table:previous>
        </table:cell-content-change>
        <table:cell-content-change table:id="ct1454">
          <table:cell-address table:column="9" table:row="23" table:table="0"/>
          <office:change-info>
            <dc:creator>Mike </dc:creator>
            <dc:date>2011-08-04T12:58:10.61</dc:date>
          </office:change-info>
          <table:previous table:id="ct1327">
            <table:change-track-table-cell table:cell-address="Sheet1.J24" table:formula="of:=IF([.F24]=&quot;&quot;;&quot;&quot;;DEC2HEX(1*(16*256)+HEX2DEC([.H24])*16+#ref!26+IF(NOT ([.E24]=&quot;Y&quot;);2*16*256;0);4))" office:value-type="float" office:value="0"/>
          </table:previous>
        </table:cell-content-change>
        <table:cell-content-change table:id="ct1455">
          <table:cell-address table:column="9" table:row="24" table:table="0"/>
          <office:change-info>
            <dc:creator>Mike </dc:creator>
            <dc:date>2011-08-04T12:58:10.61</dc:date>
          </office:change-info>
          <table:previous table:id="ct1328">
            <table:change-track-table-cell table:cell-address="Sheet1.J25" table:formula="of:=IF([.F25]=&quot;&quot;;&quot;&quot;;DEC2HEX(1*(16*256)+HEX2DEC([.H25])*16+#ref!27+IF(NOT ([.E25]=&quot;Y&quot;);2*16*256;0);4))" office:value-type="float" office:value="0"/>
          </table:previous>
        </table:cell-content-change>
        <table:cell-content-change table:id="ct1456">
          <table:cell-address table:column="9" table:row="24" table:table="0"/>
          <office:change-info>
            <dc:creator>Mike </dc:creator>
            <dc:date>2011-08-04T12:58:10.61</dc:date>
          </office:change-info>
          <table:previous table:id="ct1329">
            <table:change-track-table-cell table:cell-address="Sheet1.J25" table:formula="of:=IF([.F25]=&quot;&quot;;&quot;&quot;;DEC2HEX(1*(16*256)+HEX2DEC([.H25])*16+#ref!27+IF(NOT ([.E25]=&quot;Y&quot;);2*16*256;0);4))" office:value-type="float" office:value="0"/>
          </table:previous>
        </table:cell-content-change>
        <table:cell-content-change table:id="ct1457">
          <table:cell-address table:column="9" table:row="25" table:table="0"/>
          <office:change-info>
            <dc:creator>Mike </dc:creator>
            <dc:date>2011-08-04T12:58:10.61</dc:date>
          </office:change-info>
          <table:previous table:id="ct1330">
            <table:change-track-table-cell table:cell-address="Sheet1.J26" table:formula="of:=IF([.F26]=&quot;&quot;;&quot;&quot;;DEC2HEX(1*(16*256)+HEX2DEC([.H26])*16+#ref!28+IF(NOT ([.E26]=&quot;Y&quot;);2*16*256;0);4))" office:value-type="float" office:value="0"/>
          </table:previous>
        </table:cell-content-change>
        <table:cell-content-change table:id="ct1458">
          <table:cell-address table:column="9" table:row="26" table:table="0"/>
          <office:change-info>
            <dc:creator>Mike </dc:creator>
            <dc:date>2011-08-04T12:58:10.61</dc:date>
          </office:change-info>
          <table:previous table:id="ct1331">
            <table:change-track-table-cell table:cell-address="Sheet1.J27" table:formula="of:=IF([.F27]=&quot;&quot;;&quot;&quot;;DEC2HEX(1*(16*256)+HEX2DEC([.H27])*16+#ref!29+IF(NOT ([.E27]=&quot;Y&quot;);2*16*256;0);4))" office:value-type="float" office:value="0"/>
          </table:previous>
        </table:cell-content-change>
        <table:cell-content-change table:id="ct1459">
          <table:cell-address table:column="9" table:row="27" table:table="0"/>
          <office:change-info>
            <dc:creator>Mike </dc:creator>
            <dc:date>2011-08-04T12:58:10.61</dc:date>
          </office:change-info>
          <table:previous table:id="ct1332">
            <table:change-track-table-cell table:cell-address="Sheet1.J28" table:formula="of:=IF([.F28]=&quot;&quot;;&quot;&quot;;DEC2HEX(1*(16*256)+HEX2DEC([.H28])*16+#ref!30+IF(NOT ([.E28]=&quot;Y&quot;);2*16*256;0);4))" office:value-type="float" office:value="0"/>
          </table:previous>
        </table:cell-content-change>
        <table:cell-content-change table:id="ct1460">
          <table:cell-address table:column="9" table:row="28" table:table="0"/>
          <office:change-info>
            <dc:creator>Mike </dc:creator>
            <dc:date>2011-08-04T12:58:10.61</dc:date>
          </office:change-info>
          <table:previous table:id="ct1333">
            <table:change-track-table-cell table:cell-address="Sheet1.J29" table:formula="of:=IF([.F29]=&quot;&quot;;&quot;&quot;;DEC2HEX(1*(16*256)+HEX2DEC([.H29])*16+#ref!31+IF(NOT ([.E29]=&quot;Y&quot;);2*16*256;0);4))" office:value-type="float" office:value="0"/>
          </table:previous>
        </table:cell-content-change>
        <table:cell-content-change table:id="ct1461">
          <table:cell-address table:column="9" table:row="29" table:table="0"/>
          <office:change-info>
            <dc:creator>Mike </dc:creator>
            <dc:date>2011-08-04T12:58:10.61</dc:date>
          </office:change-info>
          <table:previous table:id="ct1334">
            <table:change-track-table-cell table:cell-address="Sheet1.J30" table:formula="of:=IF([.F30]=&quot;&quot;;&quot;&quot;;DEC2HEX(1*(16*256)+HEX2DEC([.H30])*16+#ref!32+IF(NOT ([.E30]=&quot;Y&quot;);2*16*256;0);4))" office:value-type="float" office:value="0"/>
          </table:previous>
        </table:cell-content-change>
        <table:cell-content-change table:id="ct1462">
          <table:cell-address table:column="9" table:row="30" table:table="0"/>
          <office:change-info>
            <dc:creator>Mike </dc:creator>
            <dc:date>2011-08-04T12:58:10.61</dc:date>
          </office:change-info>
          <table:previous table:id="ct1335">
            <table:change-track-table-cell table:cell-address="Sheet1.J31" table:formula="of:=IF([.F31]=&quot;&quot;;&quot;&quot;;DEC2HEX(1*(16*256)+HEX2DEC([.H31])*16+#ref!33+IF(NOT ([.E31]=&quot;Y&quot;);2*16*256;0);4))" office:value-type="float" office:value="0"/>
          </table:previous>
        </table:cell-content-change>
        <table:cell-content-change table:id="ct1463">
          <table:cell-address table:column="9" table:row="31" table:table="0"/>
          <office:change-info>
            <dc:creator>Mike </dc:creator>
            <dc:date>2011-08-04T12:58:10.61</dc:date>
          </office:change-info>
          <table:previous table:id="ct1336">
            <table:change-track-table-cell table:cell-address="Sheet1.J32" table:formula="of:=IF([.F32]=&quot;&quot;;&quot;&quot;;DEC2HEX(1*(16*256)+HEX2DEC([.H32])*16+#ref!34+IF(NOT ([.E32]=&quot;Y&quot;);2*16*256;0);4))" office:value-type="string"/>
          </table:previous>
        </table:cell-content-change>
        <table:cell-content-change table:id="ct1464">
          <table:cell-address table:column="9" table:row="34" table:table="0"/>
          <office:change-info>
            <dc:creator>Mike </dc:creator>
            <dc:date>2011-08-04T12:58:10.61</dc:date>
          </office:change-info>
          <table:previous table:id="ct1337">
            <table:change-track-table-cell table:cell-address="Sheet1.J35" table:formula="of:=IF([.F35]=&quot;&quot;;&quot;&quot;;DEC2HEX(1*(16*256)+HEX2DEC([.H35])*16+#ref!35+IF(NOT ([.E35]=&quot;Y&quot;);2*16*256;0);4))" office:value-type="string"/>
          </table:previous>
        </table:cell-content-change>
        <table:cell-content-change table:id="ct1465">
          <table:cell-address table:column="9" table:row="35" table:table="0"/>
          <office:change-info>
            <dc:creator>Mike </dc:creator>
            <dc:date>2011-08-04T12:58:10.61</dc:date>
          </office:change-info>
          <table:previous table:id="ct1338">
            <table:change-track-table-cell table:cell-address="Sheet1.J36" table:formula="of:=IF([.F36]=&quot;&quot;;&quot;&quot;;DEC2HEX(1*(16*256)+HEX2DEC([.H36])*16+#ref!36+IF(NOT ([.E36]=&quot;Y&quot;);2*16*256;0);4))" office:value-type="string"/>
          </table:previous>
        </table:cell-content-change>
        <table:cell-content-change table:id="ct1466">
          <table:cell-address table:column="9" table:row="36" table:table="0"/>
          <office:change-info>
            <dc:creator>Mike </dc:creator>
            <dc:date>2011-08-04T12:58:10.61</dc:date>
          </office:change-info>
          <table:previous table:id="ct1339">
            <table:change-track-table-cell table:cell-address="Sheet1.J37" table:formula="of:=IF([.F37]=&quot;&quot;;&quot;&quot;;DEC2HEX(1*(16*256)+HEX2DEC([.H37])*16+#ref!37+IF(NOT ([.E37]=&quot;Y&quot;);2*16*256;0);4))" office:value-type="float" office:value="0"/>
          </table:previous>
        </table:cell-content-change>
        <table:cell-content-change table:id="ct1467">
          <table:cell-address table:column="9" table:row="37" table:table="0"/>
          <office:change-info>
            <dc:creator>Mike </dc:creator>
            <dc:date>2011-08-04T12:58:10.61</dc:date>
          </office:change-info>
          <table:previous table:id="ct1340">
            <table:change-track-table-cell table:cell-address="Sheet1.J38" table:formula="of:=IF([.F38]=&quot;&quot;;&quot;&quot;;DEC2HEX(1*(16*256)+HEX2DEC([.H38])*16+#ref!38+IF(NOT ([.E38]=&quot;Y&quot;);2*16*256;0);4))" office:value-type="float" office:value="0"/>
          </table:previous>
        </table:cell-content-change>
        <table:cell-content-change table:id="ct1468">
          <table:cell-address table:column="9" table:row="37" table:table="0"/>
          <office:change-info>
            <dc:creator>Mike </dc:creator>
            <dc:date>2011-08-04T12:58:10.61</dc:date>
          </office:change-info>
          <table:previous table:id="ct1341">
            <table:change-track-table-cell table:cell-address="Sheet1.J38" table:formula="of:=IF([.F38]=&quot;&quot;;&quot;&quot;;DEC2HEX(1*(16*256)+HEX2DEC([.H38])*16+#ref!39+IF(NOT ([.E38]=&quot;Y&quot;);2*16*256;0);4))" office:value-type="float" office:value="0"/>
          </table:previous>
        </table:cell-content-change>
        <table:cell-content-change table:id="ct1469">
          <table:cell-address table:column="9" table:row="38" table:table="0"/>
          <office:change-info>
            <dc:creator>Mike </dc:creator>
            <dc:date>2011-08-04T12:58:10.61</dc:date>
          </office:change-info>
          <table:previous table:id="ct1342">
            <table:change-track-table-cell table:cell-address="Sheet1.J39" table:formula="of:=IF([.F39]=&quot;&quot;;&quot;&quot;;DEC2HEX(1*(16*256)+HEX2DEC([.H39])*16+#ref!40+IF(NOT ([.E39]=&quot;Y&quot;);2*16*256;0);4))" office:value-type="float" office:value="0"/>
          </table:previous>
        </table:cell-content-change>
        <table:cell-content-change table:id="ct1470">
          <table:cell-address table:column="9" table:row="39" table:table="0"/>
          <office:change-info>
            <dc:creator>Mike </dc:creator>
            <dc:date>2011-08-04T12:58:10.61</dc:date>
          </office:change-info>
          <table:previous table:id="ct1343">
            <table:change-track-table-cell table:cell-address="Sheet1.J40" table:formula="of:=IF([.F40]=&quot;&quot;;&quot;&quot;;DEC2HEX(1*(16*256)+HEX2DEC([.H40])*16+#ref!41+IF(NOT ([.E40]=&quot;Y&quot;);2*16*256;0);4))" office:value-type="string"/>
          </table:previous>
        </table:cell-content-change>
        <table:cell-content-change table:id="ct1471">
          <table:cell-address table:column="9" table:row="40" table:table="0"/>
          <office:change-info>
            <dc:creator>Mike </dc:creator>
            <dc:date>2011-08-04T12:58:10.61</dc:date>
          </office:change-info>
          <table:previous table:id="ct1344">
            <table:change-track-table-cell table:cell-address="Sheet1.J41" table:formula="of:=IF([.F41]=&quot;&quot;;&quot;&quot;;DEC2HEX(1*(16*256)+HEX2DEC([.H41])*16+#ref!42+IF(NOT ([.E41]=&quot;Y&quot;);2*16*256;0);4))" office:value-type="string"/>
          </table:previous>
        </table:cell-content-change>
        <table:cell-content-change table:id="ct1472">
          <table:cell-address table:column="9" table:row="41" table:table="0"/>
          <office:change-info>
            <dc:creator>Mike </dc:creator>
            <dc:date>2011-08-04T12:58:10.61</dc:date>
          </office:change-info>
          <table:previous table:id="ct1345">
            <table:change-track-table-cell table:cell-address="Sheet1.J42" table:formula="of:=IF([.F42]=&quot;&quot;;&quot;&quot;;DEC2HEX(1*(16*256)+HEX2DEC([.H42])*16+#ref!43+IF(NOT ([.E42]=&quot;Y&quot;);2*16*256;0);4))" office:value-type="string"/>
          </table:previous>
        </table:cell-content-change>
        <table:cell-content-change table:id="ct1473">
          <table:cell-address table:column="9" table:row="42" table:table="0"/>
          <office:change-info>
            <dc:creator>Mike </dc:creator>
            <dc:date>2011-08-04T12:58:10.61</dc:date>
          </office:change-info>
          <table:previous table:id="ct1346">
            <table:change-track-table-cell table:cell-address="Sheet1.J43" table:formula="of:=IF([.F43]=&quot;&quot;;&quot;&quot;;DEC2HEX(1*(16*256)+HEX2DEC([.H43])*16+#ref!44+IF(NOT ([.E43]=&quot;Y&quot;);2*16*256;0);4))" office:value-type="float" office:value="0"/>
          </table:previous>
        </table:cell-content-change>
        <table:cell-content-change table:id="ct1474">
          <table:cell-address table:column="9" table:row="43" table:table="0"/>
          <office:change-info>
            <dc:creator>Mike </dc:creator>
            <dc:date>2011-08-04T12:58:10.61</dc:date>
          </office:change-info>
          <table:previous table:id="ct1347">
            <table:change-track-table-cell table:cell-address="Sheet1.J44" table:formula="of:=IF([.F44]=&quot;&quot;;&quot;&quot;;DEC2HEX(1*(16*256)+HEX2DEC([.H44])*16+#ref!45+IF(NOT ([.E44]=&quot;Y&quot;);2*16*256;0);4))" office:value-type="string"/>
          </table:previous>
        </table:cell-content-change>
        <table:cell-content-change table:id="ct1475">
          <table:cell-address table:column="9" table:row="44" table:table="0"/>
          <office:change-info>
            <dc:creator>Mike </dc:creator>
            <dc:date>2011-08-04T12:58:10.61</dc:date>
          </office:change-info>
          <table:previous table:id="ct1348">
            <table:change-track-table-cell table:cell-address="Sheet1.J45" table:formula="of:=IF([.F45]=&quot;&quot;;&quot;&quot;;DEC2HEX(1*(16*256)+HEX2DEC([.H45])*16+#ref!46+IF(NOT ([.E45]=&quot;Y&quot;);2*16*256;0);4))" office:value-type="float" office:value="0"/>
          </table:previous>
        </table:cell-content-change>
        <table:cell-content-change table:id="ct1476">
          <table:cell-address table:column="9" table:row="45" table:table="0"/>
          <office:change-info>
            <dc:creator>Mike </dc:creator>
            <dc:date>2011-08-04T12:58:10.61</dc:date>
          </office:change-info>
          <table:previous table:id="ct1349">
            <table:change-track-table-cell table:cell-address="Sheet1.J46" table:formula="of:=IF([.F46]=&quot;&quot;;&quot;&quot;;DEC2HEX(1*(16*256)+HEX2DEC([.H46])*16+#ref!47+IF(NOT ([.E46]=&quot;Y&quot;);2*16*256;0);4))" office:value-type="string"/>
          </table:previous>
        </table:cell-content-change>
        <table:cell-content-change table:id="ct1477">
          <table:cell-address table:column="9" table:row="46" table:table="0"/>
          <office:change-info>
            <dc:creator>Mike </dc:creator>
            <dc:date>2011-08-04T12:58:10.61</dc:date>
          </office:change-info>
          <table:previous table:id="ct1350">
            <table:change-track-table-cell table:cell-address="Sheet1.J47" table:formula="of:=IF([.F47]=&quot;&quot;;&quot;&quot;;DEC2HEX(1*(16*256)+HEX2DEC([.H47])*16+#ref!48+IF(NOT ([.E47]=&quot;Y&quot;);2*16*256;0);4))" office:value-type="string"/>
          </table:previous>
        </table:cell-content-change>
        <table:cell-content-change table:id="ct1478">
          <table:cell-address table:column="9" table:row="47" table:table="0"/>
          <office:change-info>
            <dc:creator>Mike </dc:creator>
            <dc:date>2011-08-04T12:58:10.61</dc:date>
          </office:change-info>
          <table:previous table:id="ct1351">
            <table:change-track-table-cell table:cell-address="Sheet1.J48" table:formula="of:=IF([.F48]=&quot;&quot;;&quot;&quot;;DEC2HEX(1*(16*256)+HEX2DEC([.H48])*16+#ref!49+IF(NOT ([.E48]=&quot;Y&quot;);2*16*256;0);4))" office:value-type="float" office:value="0"/>
          </table:previous>
        </table:cell-content-change>
        <table:cell-content-change table:id="ct1479">
          <table:cell-address table:column="9" table:row="48" table:table="0"/>
          <office:change-info>
            <dc:creator>Mike </dc:creator>
            <dc:date>2011-08-04T12:58:10.61</dc:date>
          </office:change-info>
          <table:previous table:id="ct1352">
            <table:change-track-table-cell table:cell-address="Sheet1.J49" table:formula="of:=IF([.F49]=&quot;&quot;;&quot;&quot;;DEC2HEX(1*(16*256)+HEX2DEC([.H49])*16+#ref!50+IF(NOT ([.E49]=&quot;Y&quot;);2*16*256;0);4))" office:value-type="float" office:value="0"/>
          </table:previous>
        </table:cell-content-change>
        <table:cell-content-change table:id="ct1480">
          <table:cell-address table:column="9" table:row="49" table:table="0"/>
          <office:change-info>
            <dc:creator>Mike </dc:creator>
            <dc:date>2011-08-04T12:58:10.61</dc:date>
          </office:change-info>
          <table:previous table:id="ct1353">
            <table:change-track-table-cell table:cell-address="Sheet1.J50" table:formula="of:=IF([.F50]=&quot;&quot;;&quot;&quot;;DEC2HEX(1*(16*256)+HEX2DEC([.H50])*16+#ref!51+IF(NOT ([.E50]=&quot;Y&quot;);2*16*256;0);4))" office:value-type="float" office:value="0"/>
          </table:previous>
        </table:cell-content-change>
        <table:movement table:id="ct1481">
          <table:source-range-address table:start-column="9" table:start-row="1" table:start-table="0" table:end-column="8" table:end-row="1" table:end-table="0"/>
          <table:target-range-address table:column="9" table:row="1" table:table="0"/>
          <office:change-info>
            <dc:creator>Mike </dc:creator>
            <dc:date>2011-08-04T12:58:50.65</dc:date>
          </office:change-info>
          <table:dependencies>
            <table:dependence table:id="ct1483"/>
          </table:dependencies>
        </table:movement>
        <table:cell-content-change table:id="ct1482">
          <table:cell-address table:column="9"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9" table:table="0">
          <office:change-info>
            <dc:creator>Mike </dc:creator>
            <dc:date>2011-08-04T12:59:08.28</dc:date>
          </office:change-info>
          <table:deletions>
            <table:cell-content-deletion>
              <table:cell-address table:column="9" table:row="51" table:table="0"/>
              <table:change-track-table-cell office:value-type="string">
                <text:p>coding</text:p>
              </table:change-track-table-cell>
            </table:cell-content-deletion>
            <table:cell-content-deletion table:id="ct1309">
              <table:change-track-table-cell table:cell-address="Sheet1.J47" table:formula="of:=IF([.F47]=&quot;&quot;;&quot;&quot;;IF([.B47]=&quot;Y&quot;;4;0)+IF([.C47]=&quot;Y&quot;;2;0)+IF([.D47]=&quot;Y&quot;;1;0))" office:value-type="string"/>
            </table:cell-content-deletion>
            <table:cell-content-deletion table:id="ct1308">
              <table:change-track-table-cell table:cell-address="Sheet1.J46" table:formula="of:=IF([.F46]=&quot;&quot;;&quot;&quot;;IF([.B46]=&quot;Y&quot;;4;0)+IF([.C46]=&quot;Y&quot;;2;0)+IF([.D46]=&quot;Y&quot;;1;0))" office:value-type="string"/>
            </table:cell-content-deletion>
            <table:cell-content-deletion table:id="ct1306">
              <table:change-track-table-cell table:cell-address="Sheet1.J44" table:formula="of:=IF([.F44]=&quot;&quot;;&quot;&quot;;IF([.B44]=&quot;Y&quot;;4;0)+IF([.C44]=&quot;Y&quot;;2;0)+IF([.D44]=&quot;Y&quot;;1;0))" office:value-type="string"/>
            </table:cell-content-deletion>
            <table:cell-content-deletion table:id="ct1304">
              <table:change-track-table-cell table:cell-address="Sheet1.J42" table:formula="of:=IF([.F42]=&quot;&quot;;&quot;&quot;;IF([.B42]=&quot;Y&quot;;4;0)+IF([.C42]=&quot;Y&quot;;2;0)+IF([.D42]=&quot;Y&quot;;1;0))" office:value-type="string"/>
            </table:cell-content-deletion>
            <table:cell-content-deletion table:id="ct1303">
              <table:change-track-table-cell table:cell-address="Sheet1.J41" table:formula="of:=IF([.F41]=&quot;&quot;;&quot;&quot;;IF([.B41]=&quot;Y&quot;;4;0)+IF([.C41]=&quot;Y&quot;;2;0)+IF([.D41]=&quot;Y&quot;;1;0))" office:value-type="string"/>
            </table:cell-content-deletion>
            <table:cell-content-deletion table:id="ct1302">
              <table:change-track-table-cell table:cell-address="Sheet1.J40" table:formula="of:=IF([.F40]=&quot;&quot;;&quot;&quot;;IF([.B40]=&quot;Y&quot;;4;0)+IF([.C40]=&quot;Y&quot;;2;0)+IF([.D40]=&quot;Y&quot;;1;0))" office:value-type="string"/>
            </table:cell-content-deletion>
            <table:cell-content-deletion table:id="ct1297">
              <table:change-track-table-cell table:cell-address="Sheet1.J36" table:formula="of:=IF([.F36]=&quot;&quot;;&quot;&quot;;IF([.B36]=&quot;Y&quot;;4;0)+IF([.C36]=&quot;Y&quot;;2;0)+IF([.D36]=&quot;Y&quot;;1;0))" office:value-type="string"/>
            </table:cell-content-deletion>
            <table:cell-content-deletion table:id="ct1296">
              <table:change-track-table-cell table:cell-address="Sheet1.J35" table:formula="of:=IF([.F35]=&quot;&quot;;&quot;&quot;;IF([.B35]=&quot;Y&quot;;4;0)+IF([.C35]=&quot;Y&quot;;2;0)+IF([.D35]=&quot;Y&quot;;1;0))" office:value-type="string"/>
            </table:cell-content-deletion>
            <table:cell-content-deletion table:id="ct1295">
              <table:change-track-table-cell table:cell-address="Sheet1.J32" table:formula="of:=IF([.F32]=&quot;&quot;;&quot;&quot;;IF([.B32]=&quot;Y&quot;;4;0)+IF([.C32]=&quot;Y&quot;;2;0)+IF([.D32]=&quot;Y&quot;;1;0))" office:value-type="string"/>
            </table:cell-content-deletion>
            <table:cell-content-deletion table:id="ct1287">
              <table:change-track-table-cell table:cell-address="Sheet1.J25" table:formula="of:=IF([.F25]=&quot;&quot;;&quot;&quot;;IF([.B25]=&quot;Y&quot;;4;0)+IF([.C25]=&quot;Y&quot;;2;0)+IF([.D25]=&quot;Y&quot;;1;0))" office:value-type="float" office:value="2"/>
            </table:cell-content-deletion>
            <table:cell-content-deletion table:id="ct1283">
              <table:change-track-table-cell table:cell-address="Sheet1.J21" table:formula="of:=IF([.F21]=&quot;&quot;;&quot;&quot;;IF([.B21]=&quot;Y&quot;;4;0)+IF([.C21]=&quot;Y&quot;;2;0)+IF([.D21]=&quot;Y&quot;;1;0))" office:value-type="string"/>
            </table:cell-content-deletion>
            <table:cell-content-deletion table:id="ct1282">
              <table:change-track-table-cell table:cell-address="Sheet1.J20" table:formula="of:=IF([.F20]=&quot;&quot;;&quot;&quot;;IF([.B20]=&quot;Y&quot;;4;0)+IF([.C20]=&quot;Y&quot;;2;0)+IF([.D20]=&quot;Y&quot;;1;0))" office:value-type="string"/>
            </table:cell-content-deletion>
            <table:cell-content-deletion table:id="ct1279">
              <table:change-track-table-cell table:cell-address="Sheet1.J17" table:formula="of:=IF([.F17]=&quot;&quot;;&quot;&quot;;IF([.B17]=&quot;Y&quot;;4;0)+IF([.C17]=&quot;Y&quot;;2;0)+IF([.D17]=&quot;Y&quot;;1;0))" office:value-type="string"/>
            </table:cell-content-deletion>
            <table:cell-content-deletion table:id="ct1278">
              <table:change-track-table-cell table:cell-address="Sheet1.J16" table:formula="of:=IF([.F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J19" table:formula="of:=IF([.F19]=&quot;&quot;;&quot;&quot;;IF([.B19]=&quot;Y&quot;;4;0)+IF([.C19]=&quot;Y&quot;;2;0)+IF([.D19]=&quot;Y&quot;;1;0))" office:value-type="float" office:value="4"/>
            </table:cell-content-deletion>
            <table:cell-content-deletion table:id="ct1280">
              <table:change-track-table-cell table:cell-address="Sheet1.J18" table:formula="of:=IF([.F18]=&quot;&quot;;&quot;&quot;;IF([.B18]=&quot;Y&quot;;4;0)+IF([.C18]=&quot;Y&quot;;2;0)+IF([.D18]=&quot;Y&quot;;1;0))" office:value-type="float" office:value="4"/>
            </table:cell-content-deletion>
            <table:cell-content-deletion table:id="ct1312">
              <table:change-track-table-cell table:cell-address="Sheet1.J50" table:formula="of:=IF([.F50]=&quot;&quot;;&quot;&quot;;IF([.B50]=&quot;Y&quot;;4;0)+IF([.C50]=&quot;Y&quot;;2;0)+IF([.D50]=&quot;Y&quot;;1;0))" office:value-type="float" office:value="4"/>
            </table:cell-content-deletion>
            <table:cell-content-deletion table:id="ct1311">
              <table:change-track-table-cell table:cell-address="Sheet1.J49" table:formula="of:=IF([.F49]=&quot;&quot;;&quot;&quot;;IF([.B49]=&quot;Y&quot;;4;0)+IF([.C49]=&quot;Y&quot;;2;0)+IF([.D49]=&quot;Y&quot;;1;0))" office:value-type="float" office:value="4"/>
            </table:cell-content-deletion>
            <table:cell-content-deletion table:id="ct1310">
              <table:change-track-table-cell table:cell-address="Sheet1.J48" table:formula="of:=IF([.F48]=&quot;&quot;;&quot;&quot;;IF([.B48]=&quot;Y&quot;;4;0)+IF([.C48]=&quot;Y&quot;;2;0)+IF([.D48]=&quot;Y&quot;;1;0))" office:value-type="float" office:value="4"/>
            </table:cell-content-deletion>
            <table:cell-content-deletion table:id="ct1307">
              <table:change-track-table-cell table:cell-address="Sheet1.J45" table:formula="of:=IF([.F45]=&quot;&quot;;&quot;&quot;;IF([.B45]=&quot;Y&quot;;4;0)+IF([.C45]=&quot;Y&quot;;2;0)+IF([.D45]=&quot;Y&quot;;1;0))" office:value-type="float" office:value="4"/>
            </table:cell-content-deletion>
            <table:cell-content-deletion table:id="ct1305">
              <table:change-track-table-cell table:cell-address="Sheet1.J43" table:formula="of:=IF([.F43]=&quot;&quot;;&quot;&quot;;IF([.B43]=&quot;Y&quot;;4;0)+IF([.C43]=&quot;Y&quot;;2;0)+IF([.D43]=&quot;Y&quot;;1;0))" office:value-type="float" office:value="4"/>
            </table:cell-content-deletion>
            <table:cell-content-deletion table:id="ct1301">
              <table:change-track-table-cell table:cell-address="Sheet1.J39" table:formula="of:=IF([.F39]=&quot;&quot;;&quot;&quot;;IF([.B39]=&quot;Y&quot;;4;0)+IF([.C39]=&quot;Y&quot;;2;0)+IF([.D39]=&quot;Y&quot;;1;0))" office:value-type="float" office:value="4"/>
            </table:cell-content-deletion>
            <table:cell-content-deletion table:id="ct1300">
              <table:change-track-table-cell table:cell-address="Sheet1.J38" table:formula="of:=IF([.F38]=&quot;&quot;;&quot;&quot;;IF([.B38]=&quot;Y&quot;;4;0)+IF([.C38]=&quot;Y&quot;;2;0)+IF([.D38]=&quot;Y&quot;;1;0))" office:value-type="float" office:value="4"/>
            </table:cell-content-deletion>
            <table:cell-content-deletion table:id="ct1299">
              <table:change-track-table-cell table:cell-address="Sheet1.J38" table:formula="of:=IF([.F38]=&quot;&quot;;&quot;&quot;;IF([.B38]=&quot;Y&quot;;4;0)+IF([.C38]=&quot;Y&quot;;2;0)+IF([.D38]=&quot;Y&quot;;1;0))" office:value-type="float" office:value="4"/>
            </table:cell-content-deletion>
            <table:cell-content-deletion table:id="ct1298">
              <table:change-track-table-cell table:cell-address="Sheet1.J37" table:formula="of:=IF([.F37]=&quot;&quot;;&quot;&quot;;IF([.B37]=&quot;Y&quot;;4;0)+IF([.C37]=&quot;Y&quot;;2;0)+IF([.D37]=&quot;Y&quot;;1;0))" office:value-type="float" office:value="4"/>
            </table:cell-content-deletion>
            <table:cell-content-deletion table:id="ct1294">
              <table:change-track-table-cell table:cell-address="Sheet1.J31" table:formula="of:=IF([.F31]=&quot;&quot;;&quot;&quot;;IF([.B31]=&quot;Y&quot;;4;0)+IF([.C31]=&quot;Y&quot;;2;0)+IF([.D31]=&quot;Y&quot;;1;0))" office:value-type="float" office:value="2"/>
            </table:cell-content-deletion>
            <table:cell-content-deletion table:id="ct1293">
              <table:change-track-table-cell table:cell-address="Sheet1.J30" table:formula="of:=IF([.F30]=&quot;&quot;;&quot;&quot;;IF([.B30]=&quot;Y&quot;;4;0)+IF([.C30]=&quot;Y&quot;;2;0)+IF([.D30]=&quot;Y&quot;;1;0))" office:value-type="float" office:value="2"/>
            </table:cell-content-deletion>
            <table:cell-content-deletion table:id="ct1292">
              <table:change-track-table-cell table:cell-address="Sheet1.J29" table:formula="of:=IF([.F29]=&quot;&quot;;&quot;&quot;;IF([.B29]=&quot;Y&quot;;4;0)+IF([.C29]=&quot;Y&quot;;2;0)+IF([.D29]=&quot;Y&quot;;1;0))" office:value-type="float" office:value="0"/>
            </table:cell-content-deletion>
            <table:cell-content-deletion table:id="ct1291">
              <table:change-track-table-cell table:cell-address="Sheet1.J28" table:formula="of:=IF([.F28]=&quot;&quot;;&quot;&quot;;IF([.B28]=&quot;Y&quot;;4;0)+IF([.C28]=&quot;Y&quot;;2;0)+IF([.D28]=&quot;Y&quot;;1;0))" office:value-type="float" office:value="4"/>
            </table:cell-content-deletion>
            <table:cell-content-deletion table:id="ct1290">
              <table:change-track-table-cell table:cell-address="Sheet1.J27" table:formula="of:=IF([.F27]=&quot;&quot;;&quot;&quot;;IF([.B27]=&quot;Y&quot;;4;0)+IF([.C27]=&quot;Y&quot;;2;0)+IF([.D27]=&quot;Y&quot;;1;0))" office:value-type="float" office:value="3"/>
            </table:cell-content-deletion>
            <table:cell-content-deletion table:id="ct1289">
              <table:change-track-table-cell table:cell-address="Sheet1.J26" table:formula="of:=IF([.F26]=&quot;&quot;;&quot;&quot;;IF([.B26]=&quot;Y&quot;;4;0)+IF([.C26]=&quot;Y&quot;;2;0)+IF([.D26]=&quot;Y&quot;;1;0))" office:value-type="float" office:value="2"/>
            </table:cell-content-deletion>
            <table:cell-content-deletion table:id="ct1288">
              <table:change-track-table-cell table:cell-address="Sheet1.J25" table:formula="of:=IF([.F25]=&quot;&quot;;&quot;&quot;;IF([.B25]=&quot;Y&quot;;4;0)+IF([.C25]=&quot;Y&quot;;2;0)+IF([.D25]=&quot;Y&quot;;1;0))" office:value-type="float" office:value="2"/>
            </table:cell-content-deletion>
            <table:cell-content-deletion table:id="ct1286">
              <table:change-track-table-cell table:cell-address="Sheet1.J24" table:formula="of:=IF([.F24]=&quot;&quot;;&quot;&quot;;IF([.B24]=&quot;Y&quot;;4;0)+IF([.C24]=&quot;Y&quot;;2;0)+IF([.D24]=&quot;Y&quot;;1;0))" office:value-type="float" office:value="3"/>
            </table:cell-content-deletion>
            <table:cell-content-deletion table:id="ct1285">
              <table:change-track-table-cell table:cell-address="Sheet1.J23" table:formula="of:=IF([.F23]=&quot;&quot;;&quot;&quot;;IF([.B23]=&quot;Y&quot;;4;0)+IF([.C23]=&quot;Y&quot;;2;0)+IF([.D23]=&quot;Y&quot;;1;0))" office:value-type="float" office:value="2"/>
            </table:cell-content-deletion>
            <table:cell-content-deletion table:id="ct1284">
              <table:change-track-table-cell table:cell-address="Sheet1.J22" table:formula="of:=IF([.F22]=&quot;&quot;;&quot;&quot;;IF([.B22]=&quot;Y&quot;;4;0)+IF([.C22]=&quot;Y&quot;;2;0)+IF([.D22]=&quot;Y&quot;;1;0))" office:value-type="float" office:value="2"/>
            </table:cell-content-deletion>
            <table:cell-content-deletion table:id="ct1277">
              <table:change-track-table-cell table:cell-address="Sheet1.J15" table:formula="of:=IF([.F15]=&quot;&quot;;&quot;&quot;;IF([.B15]=&quot;Y&quot;;4;0)+IF([.C15]=&quot;Y&quot;;2;0)+IF([.D15]=&quot;Y&quot;;1;0))" office:value-type="float" office:value="4"/>
            </table:cell-content-deletion>
            <table:cell-content-deletion table:id="ct1276">
              <table:change-track-table-cell table:cell-address="Sheet1.J14" table:formula="of:=IF([.F14]=&quot;&quot;;&quot;&quot;;IF([.B14]=&quot;Y&quot;;4;0)+IF([.C14]=&quot;Y&quot;;2;0)+IF([.D14]=&quot;Y&quot;;1;0))" office:value-type="float" office:value="4"/>
            </table:cell-content-deletion>
            <table:cell-content-deletion table:id="ct81">
              <table:change-track-table-cell table:cell-address="Sheet1.J14" table:formula="of:=IF([.B14]=&quot;Y&quot;;4;0)+IF([.C14]=&quot;Y&quot;;2;0)+IF([.D14]=&quot;Y&quot;;1;0)" office:value-type="float" office:value="4"/>
            </table:cell-content-deletion>
            <table:cell-content-deletion table:id="ct80">
              <table:change-track-table-cell table:cell-address="Sheet1.J14" table:formula="of:=IF([.B14]=&quot;Y&quot;;4;0)+IF([.C14]=&quot;Y&quot;;2;0)+IF([.D14]=&quot;Y&quot;;1;0)" office:value-type="float" office:value="4"/>
            </table:cell-content-deletion>
            <table:cell-content-deletion table:id="ct1275">
              <table:change-track-table-cell table:cell-address="Sheet1.J13" table:formula="of:=IF([.F13]=&quot;&quot;;&quot;&quot;;IF([.B13]=&quot;Y&quot;;4;0)+IF([.C13]=&quot;Y&quot;;2;0)+IF([.D13]=&quot;Y&quot;;1;0))" office:value-type="float" office:value="0"/>
            </table:cell-content-deletion>
            <table:cell-content-deletion table:id="ct1274">
              <table:change-track-table-cell table:cell-address="Sheet1.J12" table:formula="of:=IF([.F12]=&quot;&quot;;&quot;&quot;;IF([.B12]=&quot;Y&quot;;4;0)+IF([.C12]=&quot;Y&quot;;2;0)+IF([.D12]=&quot;Y&quot;;1;0))" office:value-type="float" office:value="0"/>
            </table:cell-content-deletion>
            <table:cell-content-deletion table:id="ct1273">
              <table:change-track-table-cell table:cell-address="Sheet1.J11" table:formula="of:=IF([.F11]=&quot;&quot;;&quot;&quot;;IF([.B11]=&quot;Y&quot;;4;0)+IF([.C11]=&quot;Y&quot;;2;0)+IF([.D11]=&quot;Y&quot;;1;0))" office:value-type="float" office:value="4"/>
            </table:cell-content-deletion>
            <table:cell-content-deletion table:id="ct1272">
              <table:change-track-table-cell table:cell-address="Sheet1.J10" table:formula="of:=IF([.F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9" table:row="55"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9" table:row="55"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2" table:row="47" table:table="0"/>
          <office:change-info>
            <dc:creator>Mike </dc:creator>
            <dc:date>2011-08-04T13:08:05.28</dc:date>
          </office:change-info>
          <table:previous table:id="ct1435">
            <table:change-track-table-cell table:cell-address="Sheet1.M48" table:formula="of:=IF([.F48]=&quot;&quot;;&quot;&quot;;IF([.B48]=&quot;Y&quot;;[.H48];&quot;&quot;))" office:value-type="string">
              <text:p>69</text:p>
            </table:change-track-table-cell>
          </table:previous>
        </table:cell-content-change>
        <table:cell-content-change table:id="ct1487">
          <table:cell-address table:column="12" table:row="36" table:table="0"/>
          <office:change-info>
            <dc:creator>Mike </dc:creator>
            <dc:date>2011-08-04T13:08:10.04</dc:date>
          </office:change-info>
          <table:previous table:id="ct1423">
            <table:change-track-table-cell table:cell-address="Sheet1.M37" table:formula="of:=IF([.F37]=&quot;&quot;;&quot;&quot;;IF([.B37]=&quot;Y&quot;;[.H37];&quot;&quot;))" office:value-type="string">
              <text:p>40</text:p>
            </table:change-track-table-cell>
          </table:previous>
        </table:cell-content-change>
        <table:cell-content-change table:id="ct1488">
          <table:cell-address table:column="11" table:row="36" table:table="0"/>
          <office:change-info>
            <dc:creator>Mike </dc:creator>
            <dc:date>2011-08-04T13:10:28.42</dc:date>
          </office:change-info>
          <table:previous table:id="ct1381">
            <table:change-track-table-cell table:cell-address="Sheet1.L37" table:formula="of:=IF([.F37]=&quot;&quot;;&quot;&quot;;IF([.B37]=&quot;Y&quot;;&quot;Eddd&quot;;DEC2HEX(IF([.E37]=&quot;Y&quot;;8;9)*256*16+HEX2DEC([.H37])*16+IF([.C37]=&quot;Y&quot;;8;0)+IF([.D37]=&quot;Y&quot;;0;4)+3;4)))" office:value-type="string">
              <text:p>Eddd</text:p>
            </table:change-track-table-cell>
          </table:previous>
        </table:cell-content-change>
        <table:cell-content-change table:id="ct1489">
          <table:cell-address table:column="6"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6" table:start-row="2" table:start-table="0" table:end-column="6" table:end-row="1" table:end-table="0"/>
          <table:target-range-address table:column="6" table:row="2" table:table="0"/>
          <office:change-info>
            <dc:creator>Mike </dc:creator>
            <dc:date>2011-08-04T13:14:19.81</dc:date>
          </office:change-info>
          <table:dependencies>
            <table:dependence table:id="ct1545"/>
          </table:dependencies>
        </table:movement>
        <table:movement table:id="ct1491">
          <table:source-range-address table:start-column="5" table:start-row="2" table:start-table="0" table:end-column="5" table:end-row="1" table:end-table="0"/>
          <table:target-range-address table:column="5" table:row="2" table:table="0"/>
          <office:change-info>
            <dc:creator>Mike </dc:creator>
            <dc:date>2011-08-04T13:14:23.89</dc:date>
          </office:change-info>
          <table:dependencies>
            <table:dependence table:id="ct1506"/>
          </table:dependencies>
        </table:movement>
        <table:movement table:id="ct1492">
          <table:source-range-address table:start-column="4" table:start-row="2" table:start-table="0" table:end-column="4" table:end-row="1" table:end-table="0"/>
          <table:target-range-address table:column="4" table:row="2" table:table="0"/>
          <office:change-info>
            <dc:creator>Mike </dc:creator>
            <dc:date>2011-08-04T13:14:27.81</dc:date>
          </office:change-info>
          <table:dependencies>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1" table:row="2" table:table="0"/>
          <table:target-range-address table:column="11"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1" table:start-row="2" table:start-table="0" table:end-column="11" table:end-row="1" table:end-table="0"/>
          <table:target-range-address table:column="11"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J25" table:formula="of:=IF([.F25]=&quot;&quot;;&quot;&quot;;IF([.B25]=&quot;Y&quot;;4;0)+IF([.C25]=&quot;Y&quot;;2;0)+IF([.D25]=&quot;Y&quot;;1;0))" office:value-type="float" office:value="2"/>
            </table:cell-content-deletion>
            <table:cell-content-deletion table:id="ct1370">
              <table:change-track-table-cell table:cell-address="Sheet1.L25" table:formula="of:=IF([.F25]=&quot;&quot;;&quot;&quot;;IF([.B25]=&quot;Y&quot;;&quot;Eddd&quot;;DEC2HEX(IF([.E25]=&quot;Y&quot;;8;9)*256*16+HEX2DEC([.H25])*16+IF([.C25]=&quot;Y&quot;;8;0)+IF([.D25]=&quot;Y&quot;;0;4)+3;4)))" office:value-type="string">
                <text:p>828F</text:p>
              </table:change-track-table-cell>
            </table:cell-content-deletion>
            <table:cell-content-deletion table:id="ct1412">
              <table:change-track-table-cell table:cell-address="Sheet1.M25" table:formula="of:=IF([.F25]=&quot;&quot;;&quot;&quot;;IF([.B25]=&quot;Y&quot;;[.H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J25" table:formula="of:=IF([.F25]=&quot;&quot;;&quot;&quot;;DEC2HEX(1*(16*256)+HEX2DEC([.H25])*16+IF([.B25]=&quot;Y&quot;;4;0)+IF([.C25]=&quot;Y&quot;;2;0)+IF([.D25]=&quot;Y&quot;;1;0)+IF(NOT ([.E25]=&quot;Y&quot;);2*16*256;0);4))" office:value-type="string">
                <text:p>1282</text:p>
              </table:change-track-table-cell>
            </table:cell-content-deletion>
            <table:cell-content-deletion table:id="ct1246">
              <table:change-track-table-cell table:cell-address="Sheet1.H25" table:formula="of:=IF([.F25]=&quot;&quot;;&quot;&quot;;DEC2HEX([.F25]*32+[.G25];2))" office:value-type="string">
                <text:p>28</text:p>
              </table:change-track-table-cell>
            </table:cell-content-deletion>
          </table:deletions>
        </table:deletion>
        <table:cell-content-change table:id="ct1508">
          <table:cell-address table:column="11"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2"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2"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1"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1" table:row="2" table:table="0"/>
          <office:change-info>
            <dc:creator>Mike </dc:creator>
            <dc:date>2011-08-04T15:16:57.41</dc:date>
          </office:change-info>
          <table:previous>
            <table:change-track-table-cell/>
          </table:previous>
        </table:cell-content-change>
        <table:cell-content-change table:id="ct1513">
          <table:cell-address table:column="11"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1"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1"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1"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2"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2"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2" table:row="2" table:table="0"/>
          <office:change-info>
            <dc:creator>Mike </dc:creator>
            <dc:date>2011-08-04T15:19:31.72</dc:date>
          </office:change-info>
          <table:previous>
            <table:change-track-table-cell/>
          </table:previous>
        </table:cell-content-change>
        <table:cell-content-change table:id="ct1521">
          <table:cell-address table:column="12"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2"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2"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2" table:row="4" table:table="0"/>
          <office:change-info>
            <dc:creator>Mike </dc:creator>
            <dc:date>2011-08-04T15:20:12.57</dc:date>
          </office:change-info>
          <table:previous table:id="ct1522">
            <table:change-track-table-cell/>
          </table:previous>
        </table:cell-content-change>
        <table:cell-content-change table:id="ct1525">
          <table:cell-address table:column="7"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2"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3"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3"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3"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3"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3"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3"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3"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3"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1" table:row="51"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1" table:row="36"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5" table:table="0" table:multi-deletion-spanned="3">
          <office:change-info>
            <dc:creator>Mike </dc:creator>
            <dc:date>2011-08-04T15:23:47.98</dc:date>
          </office:change-info>
          <table:deletions>
            <table:cell-content-deletion>
              <table:cell-address table:column="11" table:row="55"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5" table:table="0">
          <office:change-info>
            <dc:creator>Mike </dc:creator>
            <dc:date>2011-08-04T15:23:47.98</dc:date>
          </office:change-info>
          <table:deletions>
            <table:cell-content-deletion>
              <table:cell-address table:column="11" table:row="55" table:table="0"/>
              <table:change-track-table-cell office:value-type="string">
                <text:p>6=DestID non-Stream</text:p>
              </table:change-track-table-cell>
            </table:cell-content-deletion>
            <table:change-deletion table:id="ct1540"/>
          </table:deletions>
        </table:deletion>
        <table:deletion table:id="ct1542" table:type="row" table:position="55" table:table="0">
          <office:change-info>
            <dc:creator>Mike </dc:creator>
            <dc:date>2011-08-04T15:23:47.98</dc:date>
          </office:change-info>
          <table:deletions>
            <table:cell-content-deletion>
              <table:cell-address table:column="11" table:row="55"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5" table:table="0">
          <office:change-info>
            <dc:creator>Mike </dc:creator>
            <dc:date>2011-08-04T15:23:51.82</dc:date>
          </office:change-info>
          <table:deletions>
            <table:cell-content-deletion>
              <table:cell-address table:column="11" table:row="55" table:table="0"/>
              <table:change-track-table-cell office:value-type="string">
                <text:p>4=DestID datagram</text:p>
              </table:change-track-table-cell>
            </table:cell-content-deletion>
            <table:cell-content-deletion>
              <table:cell-address table:column="11" table:row="55"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57" table:start-table="0" table:end-column="2" table:end-row="66" table:end-table="0"/>
          <table:target-range-address table:start-column="1" table:start-row="57" table:start-table="0" table:end-column="1" table:end-row="66"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37" table:table="0">
          <office:change-info>
            <dc:creator>Mike </dc:creator>
            <dc:date>2011-08-04T15:31:15.45</dc:date>
          </office:change-info>
          <table:deletions>
            <table:cell-content-deletion table:id="ct1382">
              <table:change-track-table-cell table:cell-address="Sheet1.L38" table:formula="of:=IF([.F38]=&quot;&quot;;&quot;&quot;;IF([.B38]=&quot;Y&quot;;&quot;Eddd&quot;;DEC2HEX(IF([.E38]=&quot;Y&quot;;8;9)*256*16+HEX2DEC([.H38])*16+IF([.C38]=&quot;Y&quot;;8;0)+IF([.D38]=&quot;Y&quot;;0;4)+3;4)))" office:value-type="string">
                <text:p>Eddd</text:p>
              </table:change-track-table-cell>
            </table:cell-content-deletion>
            <table:cell-content-deletion table:id="ct1424">
              <table:change-track-table-cell table:cell-address="Sheet1.M38" table:formula="of:=IF([.F38]=&quot;&quot;;&quot;&quot;;IF([.B38]=&quot;Y&quot;;[.H38];&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J38" table:formula="of:=IF([.F38]=&quot;&quot;;&quot;&quot;;DEC2HEX(1*(16*256)+HEX2DEC([.H38])*16+IF([.B38]=&quot;Y&quot;;4;0)+IF([.C38]=&quot;Y&quot;;2;0)+IF([.D38]=&quot;Y&quot;;1;0)+IF(NOT ([.E38]=&quot;Y&quot;);2*16*256;0);4))" office:value-type="string">
                <text:p>34C4</text:p>
              </table:change-track-table-cell>
            </table:cell-content-deletion>
            <table:cell-content-deletion table:id="ct1258">
              <table:change-track-table-cell table:cell-address="Sheet1.H38" table:formula="of:=IF([.F38]=&quot;&quot;;&quot;&quot;;DEC2HEX([.F38]*32+[.G38];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J38" table:formula="of:=IF([.F38]=&quot;&quot;;&quot;&quot;;IF([.B38]=&quot;Y&quot;;4;0)+IF([.C38]=&quot;Y&quot;;2;0)+IF([.D38]=&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5" table:row="7" table:table="0"/>
          <office:change-info>
            <dc:creator>Mike </dc:creator>
            <dc:date>2011-08-05T09:48:12.55</dc:date>
          </office:change-info>
          <table:previous>
            <table:change-track-table-cell/>
          </table:previous>
        </table:cell-content-change>
        <table:cell-content-change table:id="ct1552">
          <table:cell-address table:column="5" table:row="8" table:table="0"/>
          <office:change-info>
            <dc:creator>Mike </dc:creator>
            <dc:date>2011-08-05T09:48:12.55</dc:date>
          </office:change-info>
          <table:previous>
            <table:change-track-table-cell/>
          </table:previous>
        </table:cell-content-change>
        <table:cell-content-change table:id="ct1553">
          <table:cell-address table:column="6" table:row="7" table:table="0"/>
          <office:change-info>
            <dc:creator>Mike </dc:creator>
            <dc:date>2011-08-05T09:48:12.55</dc:date>
          </office:change-info>
          <table:previous>
            <table:change-track-table-cell/>
          </table:previous>
        </table:cell-content-change>
        <table:cell-content-change table:id="ct1554">
          <table:cell-address table:column="6" table:row="8" table:table="0"/>
          <office:change-info>
            <dc:creator>Mike </dc:creator>
            <dc:date>2011-08-05T09:48:12.55</dc:date>
          </office:change-info>
          <table:previous>
            <table:change-track-table-cell/>
          </table:previous>
        </table:cell-content-change>
        <table:cell-content-change table:id="ct1555">
          <table:cell-address table:column="7" table:row="7" table:table="0"/>
          <office:change-info>
            <dc:creator>Mike </dc:creator>
            <dc:date>2011-08-05T09:48:12.55</dc:date>
          </office:change-info>
          <table:previous>
            <table:change-track-table-cell/>
          </table:previous>
        </table:cell-content-change>
        <table:cell-content-change table:id="ct1556">
          <table:cell-address table:column="7" table:row="8" table:table="0"/>
          <office:change-info>
            <dc:creator>Mike </dc:creator>
            <dc:date>2011-08-05T09:48:12.55</dc:date>
          </office:change-info>
          <table:previous>
            <table:change-track-table-cell/>
          </table:previous>
        </table:cell-content-change>
        <table:cell-content-change table:id="ct1557">
          <table:cell-address table:column="9" table:row="7" table:table="0"/>
          <office:change-info>
            <dc:creator>Mike </dc:creator>
            <dc:date>2011-08-05T09:48:12.55</dc:date>
          </office:change-info>
          <table:previous>
            <table:change-track-table-cell/>
          </table:previous>
        </table:cell-content-change>
        <table:cell-content-change table:id="ct1558">
          <table:cell-address table:column="9" table:row="8" table:table="0"/>
          <office:change-info>
            <dc:creator>Mike </dc:creator>
            <dc:date>2011-08-05T09:48:12.55</dc:date>
          </office:change-info>
          <table:previous>
            <table:change-track-table-cell/>
          </table:previous>
        </table:cell-content-change>
        <table:cell-content-change table:id="ct1559">
          <table:cell-address table:column="11" table:row="7" table:table="0"/>
          <office:change-info>
            <dc:creator>Mike </dc:creator>
            <dc:date>2011-08-05T09:48:12.55</dc:date>
          </office:change-info>
          <table:previous>
            <table:change-track-table-cell/>
          </table:previous>
        </table:cell-content-change>
        <table:cell-content-change table:id="ct1560">
          <table:cell-address table:column="11" table:row="8" table:table="0"/>
          <office:change-info>
            <dc:creator>Mike </dc:creator>
            <dc:date>2011-08-05T09:48:12.55</dc:date>
          </office:change-info>
          <table:previous>
            <table:change-track-table-cell/>
          </table:previous>
        </table:cell-content-change>
        <table:cell-content-change table:id="ct1561">
          <table:cell-address table:column="5"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5"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5"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6"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6"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1" table:row="7" table:table="0"/>
          <office:change-info>
            <dc:creator>Mike </dc:creator>
            <dc:date>2011-08-05T09:48:58.72</dc:date>
          </office:change-info>
          <table:previous table:id="ct1559">
            <table:change-track-table-cell table:cell-address="Sheet1.L8" table:formula="of:=IF([.F8]=&quot;&quot;;&quot;&quot;;IF([.B8]=&quot;Y&quot;;&quot;Eddd&quot;;DEC2HEX(IF([.E8]=&quot;Y&quot;;8;9)*256*16+HEX2DEC([.H8])*16+IF([.C8]=&quot;Y&quot;;8;0)+IF([.D8]=&quot;Y&quot;;0;4)+3;4)))" office:value-type="string">
              <text:p>9007</text:p>
            </table:change-track-table-cell>
          </table:previous>
        </table:cell-content-change>
        <table:insertion table:id="ct1567" table:type="row" table:position="32" table:count="2" table:table="0">
          <office:change-info>
            <dc:creator>Mike </dc:creator>
            <dc:date>2011-08-05T09:50:18.17</dc:date>
          </office:change-info>
          <table:dependencies>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9" table:row="32" table:table="0"/>
          <office:change-info>
            <dc:creator>Mike </dc:creator>
            <dc:date>2011-08-05T09:50:48.90</dc:date>
          </office:change-info>
          <table:previous>
            <table:change-track-table-cell/>
          </table:previous>
        </table:cell-content-change>
        <table:cell-content-change table:id="ct1571">
          <table:cell-address table:column="9" table:row="33" table:table="0"/>
          <office:change-info>
            <dc:creator>Mike </dc:creator>
            <dc:date>2011-08-05T09:50:48.90</dc:date>
          </office:change-info>
          <table:previous>
            <table:change-track-table-cell/>
          </table:previous>
        </table:cell-content-change>
        <table:cell-content-change table:id="ct1572">
          <table:cell-address table:column="11" table:row="32" table:table="0"/>
          <office:change-info>
            <dc:creator>Mike </dc:creator>
            <dc:date>2011-08-05T09:50:52.46</dc:date>
          </office:change-info>
          <table:previous>
            <table:change-track-table-cell/>
          </table:previous>
        </table:cell-content-change>
        <table:cell-content-change table:id="ct1573">
          <table:cell-address table:column="11" table:row="33" table:table="0"/>
          <office:change-info>
            <dc:creator>Mike </dc:creator>
            <dc:date>2011-08-05T09:50:52.46</dc:date>
          </office:change-info>
          <table:previous>
            <table:change-track-table-cell/>
          </table:previous>
        </table:cell-content-change>
        <table:cell-content-change table:id="ct1574">
          <table:cell-address table:column="11" table:row="36"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2" table:row="32" table:table="0"/>
          <office:change-info>
            <dc:creator>Mike </dc:creator>
            <dc:date>2011-08-05T09:50:55.27</dc:date>
          </office:change-info>
          <table:previous>
            <table:change-track-table-cell/>
          </table:previous>
        </table:cell-content-change>
        <table:cell-content-change table:id="ct1576">
          <table:cell-address table:column="12" table:row="33" table:table="0"/>
          <office:change-info>
            <dc:creator>Mike </dc:creator>
            <dc:date>2011-08-05T09:50:55.27</dc:date>
          </office:change-info>
          <table:previous>
            <table:change-track-table-cell/>
          </table:previous>
        </table:cell-content-change>
        <table:cell-content-change table:id="ct1577">
          <table:cell-address table:column="12" table:row="36" table:table="0"/>
          <office:change-info>
            <dc:creator>Mike </dc:creator>
            <dc:date>2011-08-05T09:50:55.27</dc:date>
          </office:change-info>
          <table:previous table:id="ct1487">
            <table:change-track-table-cell/>
          </table:previous>
        </table:cell-content-change>
        <table:cell-content-change table:id="ct1578">
          <table:cell-address table:column="12" table:row="36" table:table="0"/>
          <office:change-info>
            <dc:creator>Mike </dc:creator>
            <dc:date>2011-08-05T09:51:06.65</dc:date>
          </office:change-info>
          <table:previous table:id="ct1577">
            <table:change-track-table-cell table:cell-address="Sheet1.M37" table:formula="of:=IF([.F37]=&quot;&quot;;&quot;&quot;;IF([.B37]=&quot;Y&quot;;[.H37];&quot;&quot;))" office:value-type="string">
              <text:p>40</text:p>
            </table:change-track-table-cell>
          </table:previous>
        </table:cell-content-change>
        <table:cell-content-change table:id="ct1579">
          <table:cell-address table:column="11" table:row="36" table:table="0"/>
          <office:change-info>
            <dc:creator>Mike </dc:creator>
            <dc:date>2011-08-05T09:51:20.60</dc:date>
          </office:change-info>
          <table:previous table:id="ct1574">
            <table:change-track-table-cell table:cell-address="Sheet1.L37" table:formula="of:=IF([.F37]=&quot;&quot;;&quot;&quot;;IF([.B37]=&quot;Y&quot;;&quot;Eddd&quot;;DEC2HEX(IF([.E37]=&quot;Y&quot;;8;9)*256*16+HEX2DEC([.H37])*16+IF([.C37]=&quot;Y&quot;;8;0)+IF([.D37]=&quot;Y&quot;;0;4)+3;4)))" office:value-type="string">
              <text:p>Eddd</text:p>
            </table:change-track-table-cell>
          </table:previous>
        </table:cell-content-change>
        <table:cell-content-change table:id="ct1580">
          <table:cell-address table:column="5" table:row="33" table:table="0"/>
          <office:change-info>
            <dc:creator>Mike </dc:creator>
            <dc:date>2011-08-05T09:51:40.94</dc:date>
          </office:change-info>
          <table:previous>
            <table:change-track-table-cell/>
          </table:previous>
        </table:cell-content-change>
        <table:cell-content-change table:id="ct1581">
          <table:cell-address table:column="6" table:row="33" table:table="0"/>
          <office:change-info>
            <dc:creator>Mike </dc:creator>
            <dc:date>2011-08-05T09:51:46.36</dc:date>
          </office:change-info>
          <table:previous>
            <table:change-track-table-cell/>
          </table:previous>
        </table:cell-content-change>
        <table:cell-content-change table:id="ct1582">
          <table:cell-address table:column="7" table:row="32" table:table="0"/>
          <office:change-info>
            <dc:creator>Mike </dc:creator>
            <dc:date>2011-08-05T09:51:55.80</dc:date>
          </office:change-info>
          <table:previous>
            <table:change-track-table-cell/>
          </table:previous>
        </table:cell-content-change>
        <table:cell-content-change table:id="ct1583">
          <table:cell-address table:column="7" table:row="33" table:table="0"/>
          <office:change-info>
            <dc:creator>Mike </dc:creator>
            <dc:date>2011-08-05T09:51:55.80</dc:date>
          </office:change-info>
          <table:previous>
            <table:change-track-table-cell/>
          </table:previous>
        </table:cell-content-change>
        <table:cell-content-change table:id="ct1584">
          <table:cell-address table:column="5"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6"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3" table:row="33" table:table="0"/>
          <office:change-info>
            <dc:creator>Mike </dc:creator>
            <dc:date>2011-08-05T09:52:33.56</dc:date>
          </office:change-info>
          <table:previous>
            <table:change-track-table-cell/>
          </table:previous>
        </table:cell-content-change>
        <table:cell-content-change table:id="ct1587">
          <table:cell-address table:column="13" table:row="7" table:table="0"/>
          <office:change-info>
            <dc:creator>Mike </dc:creator>
            <dc:date>2011-08-05T09:53:07.13</dc:date>
          </office:change-info>
          <table:previous>
            <table:change-track-table-cell/>
          </table:previous>
        </table:cell-content-change>
        <table:cell-content-change table:id="ct1588">
          <table:cell-address table:column="11"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1" table:row="8" table:table="0"/>
          <office:change-info>
            <dc:creator>Mike </dc:creator>
            <dc:date>2011-08-10T16:06:31.78</dc:date>
          </office:change-info>
          <table:previous table:id="ct1560">
            <table:change-track-table-cell table:cell-address="Sheet1.L9" table:formula="of:=IF([.F9]=&quot;&quot;;&quot;&quot;;IF([.B9]=&quot;Y&quot;;&quot;Eddd&quot;;DEC2HEX(IF([.E9]=&quot;Y&quot;;8;9)*256*16+HEX2DEC([.H9])*16+IF([.C9]=&quot;Y&quot;;8;0)+IF([.D9]=&quot;Y&quot;;0;4)+3;4)))" office:value-type="string">
              <text:p>9017</text:p>
            </table:change-track-table-cell>
          </table:previous>
        </table:cell-content-change>
        <table:cell-content-change table:id="ct1590">
          <table:cell-address table:column="11" table:row="9" table:table="0"/>
          <office:change-info>
            <dc:creator>Mike </dc:creator>
            <dc:date>2011-08-10T16:06:35.12</dc:date>
          </office:change-info>
          <table:previous table:id="ct1355">
            <table:change-track-table-cell table:cell-address="Sheet1.L10" table:formula="of:=IF([.F10]=&quot;&quot;;&quot;&quot;;IF([.B10]=&quot;Y&quot;;&quot;Eddd&quot;;DEC2HEX(IF([.E10]=&quot;Y&quot;;8;9)*256*16+HEX2DEC([.H10])*16+IF([.C10]=&quot;Y&quot;;8;0)+IF([.D10]=&quot;Y&quot;;0;4)+3;4)))" office:value-type="string">
              <text:p>9087</text:p>
            </table:change-track-table-cell>
          </table:previous>
        </table:cell-content-change>
        <table:cell-content-change table:id="ct1591">
          <table:cell-address table:column="11" table:row="10" table:table="0"/>
          <office:change-info>
            <dc:creator>Mike </dc:creator>
            <dc:date>2011-08-10T16:06:35.12</dc:date>
          </office:change-info>
          <table:previous table:id="ct1356">
            <table:change-track-table-cell table:cell-address="Sheet1.L11" table:formula="of:=IF([.F11]=&quot;&quot;;&quot;&quot;;IF([.B11]=&quot;Y&quot;;&quot;Eddd&quot;;DEC2HEX(IF([.E11]=&quot;Y&quot;;8;9)*256*16+HEX2DEC([.H11])*16+IF([.C11]=&quot;Y&quot;;8;0)+IF([.D11]=&quot;Y&quot;;0;4)+3;4)))" office:value-type="string">
              <text:p>Eddd</text:p>
            </table:change-track-table-cell>
          </table:previous>
        </table:cell-content-change>
        <table:cell-content-change table:id="ct1592">
          <table:cell-address table:column="11" table:row="11" table:table="0"/>
          <office:change-info>
            <dc:creator>Mike </dc:creator>
            <dc:date>2011-08-10T16:06:35.12</dc:date>
          </office:change-info>
          <table:previous table:id="ct1357">
            <table:change-track-table-cell table:cell-address="Sheet1.L12" table:formula="of:=IF([.F12]=&quot;&quot;;&quot;&quot;;IF([.B12]=&quot;Y&quot;;&quot;Eddd&quot;;DEC2HEX(IF([.E12]=&quot;Y&quot;;8;9)*256*16+HEX2DEC([.H12])*16+IF([.C12]=&quot;Y&quot;;8;0)+IF([.D12]=&quot;Y&quot;;0;4)+3;4)))" office:value-type="string">
              <text:p>80A7</text:p>
            </table:change-track-table-cell>
          </table:previous>
        </table:cell-content-change>
        <table:cell-content-change table:id="ct1593">
          <table:cell-address table:column="11" table:row="8" table:table="0"/>
          <office:change-info>
            <dc:creator>Mike </dc:creator>
            <dc:date>2011-08-10T16:08:33.14</dc:date>
          </office:change-info>
          <table:previous table:id="ct1589">
            <table:change-track-table-cell table:cell-address="Sheet1.L9" table:formula="of:=IF([.F9]=&quot;&quot;;&quot;&quot;;IF([.B9]=&quot;Y&quot;;&quot;1Eddd&quot;;DEC2HEX(IF([.E9]=&quot;Y&quot;;8;9)*256*16+HEX2DEC([.H9])*16+IF([.C9]=&quot;Y&quot;;8;0)+IF([.D9]=&quot;Y&quot;;0;4)+3;4)))" office:value-type="string">
              <text:p>9017</text:p>
            </table:change-track-table-cell>
          </table:previous>
        </table:cell-content-change>
        <table:cell-content-change table:id="ct1594">
          <table:cell-address table:column="11" table:row="8" table:table="0"/>
          <office:change-info>
            <dc:creator>Mike </dc:creator>
            <dc:date>2011-08-10T16:08:51.77</dc:date>
          </office:change-info>
          <table:previous table:id="ct1593">
            <table:change-track-table-cell table:cell-address="Sheet1.L9" table:formula="of:=IF([.F9]=&quot;&quot;;&quot;&quot;;IF([.B9]=&quot;Y&quot;;&quot;1Eddd&quot;;DEC2HEX(256*256+IF([.E9]=&quot;Y&quot;;8;9)*256*16+HEX2DEC([.H9])*16+IF([.C9]=&quot;Y&quot;;8;0)+IF([.D9]=&quot;Y&quot;;0;4)+3;4)))" office:value-type="float" office:value="0"/>
          </table:previous>
        </table:cell-content-change>
        <table:cell-content-change table:id="ct1595">
          <table:cell-address table:column="11" table:row="9" table:table="0"/>
          <office:change-info>
            <dc:creator>Mike </dc:creator>
            <dc:date>2011-08-10T16:09:08.59</dc:date>
          </office:change-info>
          <table:previous table:id="ct1590">
            <table:change-track-table-cell table:cell-address="Sheet1.L10" table:formula="of:=IF([.F10]=&quot;&quot;;&quot;&quot;;IF([.B10]=&quot;Y&quot;;&quot;1Eddd&quot;;DEC2HEX(IF([.E10]=&quot;Y&quot;;8;9)*256*16+HEX2DEC([.H10])*16+IF([.C10]=&quot;Y&quot;;8;0)+IF([.D10]=&quot;Y&quot;;0;4)+3;4)))" office:value-type="string">
              <text:p>9087</text:p>
            </table:change-track-table-cell>
          </table:previous>
        </table:cell-content-change>
        <table:cell-content-change table:id="ct1596">
          <table:cell-address table:column="11" table:row="10" table:table="0"/>
          <office:change-info>
            <dc:creator>Mike </dc:creator>
            <dc:date>2011-08-10T16:09:08.59</dc:date>
          </office:change-info>
          <table:previous table:id="ct1591">
            <table:change-track-table-cell table:cell-address="Sheet1.L11" table:formula="of:=IF([.F11]=&quot;&quot;;&quot;&quot;;IF([.B11]=&quot;Y&quot;;&quot;1Eddd&quot;;DEC2HEX(IF([.E11]=&quot;Y&quot;;8;9)*256*16+HEX2DEC([.H11])*16+IF([.C11]=&quot;Y&quot;;8;0)+IF([.D11]=&quot;Y&quot;;0;4)+3;4)))" office:value-type="string">
              <text:p>1Eddd</text:p>
            </table:change-track-table-cell>
          </table:previous>
        </table:cell-content-change>
        <table:cell-content-change table:id="ct1597">
          <table:cell-address table:column="11" table:row="11" table:table="0"/>
          <office:change-info>
            <dc:creator>Mike </dc:creator>
            <dc:date>2011-08-10T16:09:08.59</dc:date>
          </office:change-info>
          <table:previous table:id="ct1592">
            <table:change-track-table-cell table:cell-address="Sheet1.L12" table:formula="of:=IF([.F12]=&quot;&quot;;&quot;&quot;;IF([.B12]=&quot;Y&quot;;&quot;1Eddd&quot;;DEC2HEX(IF([.E12]=&quot;Y&quot;;8;9)*256*16+HEX2DEC([.H12])*16+IF([.C12]=&quot;Y&quot;;8;0)+IF([.D12]=&quot;Y&quot;;0;4)+3;4)))" office:value-type="string">
              <text:p>80A7</text:p>
            </table:change-track-table-cell>
          </table:previous>
        </table:cell-content-change>
        <table:cell-content-change table:id="ct1598">
          <table:cell-address table:column="11" table:row="12" table:table="0"/>
          <office:change-info>
            <dc:creator>Mike </dc:creator>
            <dc:date>2011-08-10T16:09:08.59</dc:date>
          </office:change-info>
          <table:previous table:id="ct1358">
            <table:change-track-table-cell table:cell-address="Sheet1.L13" table:formula="of:=IF([.F13]=&quot;&quot;;&quot;&quot;;IF([.B13]=&quot;Y&quot;;&quot;Eddd&quot;;DEC2HEX(IF([.E13]=&quot;Y&quot;;8;9)*256*16+HEX2DEC([.H13])*16+IF([.C13]=&quot;Y&quot;;8;0)+IF([.D13]=&quot;Y&quot;;0;4)+3;4)))" office:value-type="string">
              <text:p>80B7</text:p>
            </table:change-track-table-cell>
          </table:previous>
        </table:cell-content-change>
        <table:cell-content-change table:id="ct1599">
          <table:cell-address table:column="11" table:row="13" table:table="0"/>
          <office:change-info>
            <dc:creator>Mike </dc:creator>
            <dc:date>2011-08-10T16:09:08.59</dc:date>
          </office:change-info>
          <table:previous table:id="ct1359">
            <table:change-track-table-cell table:cell-address="Sheet1.L14" table:formula="of:=IF([.F14]=&quot;&quot;;&quot;&quot;;IF([.B14]=&quot;Y&quot;;&quot;Eddd&quot;;DEC2HEX(IF([.E14]=&quot;Y&quot;;8;9)*256*16+HEX2DEC([.H14])*16+IF([.C14]=&quot;Y&quot;;8;0)+IF([.D14]=&quot;Y&quot;;0;4)+3;4)))" office:value-type="string">
              <text:p>Eddd</text:p>
            </table:change-track-table-cell>
          </table:previous>
        </table:cell-content-change>
        <table:cell-content-change table:id="ct1600">
          <table:cell-address table:column="11" table:row="14" table:table="0"/>
          <office:change-info>
            <dc:creator>Mike </dc:creator>
            <dc:date>2011-08-10T16:09:08.59</dc:date>
          </office:change-info>
          <table:previous table:id="ct1360">
            <table:change-track-table-cell table:cell-address="Sheet1.L15" table:formula="of:=IF([.F15]=&quot;&quot;;&quot;&quot;;IF([.B15]=&quot;Y&quot;;&quot;Eddd&quot;;DEC2HEX(IF([.E15]=&quot;Y&quot;;8;9)*256*16+HEX2DEC([.H15])*16+IF([.C15]=&quot;Y&quot;;8;0)+IF([.D15]=&quot;Y&quot;;0;4)+3;4)))" office:value-type="string">
              <text:p>Eddd</text:p>
            </table:change-track-table-cell>
          </table:previous>
        </table:cell-content-change>
        <table:cell-content-change table:id="ct1601">
          <table:cell-address table:column="11" table:row="15" table:table="0"/>
          <office:change-info>
            <dc:creator>Mike </dc:creator>
            <dc:date>2011-08-10T16:09:08.59</dc:date>
          </office:change-info>
          <table:previous table:id="ct1361">
            <table:change-track-table-cell table:cell-address="Sheet1.L16" table:formula="of:=IF([.F16]=&quot;&quot;;&quot;&quot;;IF([.B16]=&quot;Y&quot;;&quot;Eddd&quot;;DEC2HEX(IF([.E16]=&quot;Y&quot;;8;9)*256*16+HEX2DEC([.H16])*16+IF([.C16]=&quot;Y&quot;;8;0)+IF([.D16]=&quot;Y&quot;;0;4)+3;4)))" office:value-type="string"/>
          </table:previous>
        </table:cell-content-change>
        <table:cell-content-change table:id="ct1602">
          <table:cell-address table:column="11" table:row="16" table:table="0"/>
          <office:change-info>
            <dc:creator>Mike </dc:creator>
            <dc:date>2011-08-10T16:09:08.59</dc:date>
          </office:change-info>
          <table:previous table:id="ct1362">
            <table:change-track-table-cell table:cell-address="Sheet1.L17" table:formula="of:=IF([.F17]=&quot;&quot;;&quot;&quot;;IF([.B17]=&quot;Y&quot;;&quot;Eddd&quot;;DEC2HEX(IF([.E17]=&quot;Y&quot;;8;9)*256*16+HEX2DEC([.H17])*16+IF([.C17]=&quot;Y&quot;;8;0)+IF([.D17]=&quot;Y&quot;;0;4)+3;4)))" office:value-type="string"/>
          </table:previous>
        </table:cell-content-change>
        <table:cell-content-change table:id="ct1603">
          <table:cell-address table:column="11" table:row="17" table:table="0"/>
          <office:change-info>
            <dc:creator>Mike </dc:creator>
            <dc:date>2011-08-10T16:09:08.59</dc:date>
          </office:change-info>
          <table:previous table:id="ct1363">
            <table:change-track-table-cell table:cell-address="Sheet1.L18" table:formula="of:=IF([.F18]=&quot;&quot;;&quot;&quot;;IF([.B18]=&quot;Y&quot;;&quot;Eddd&quot;;DEC2HEX(IF([.E18]=&quot;Y&quot;;8;9)*256*16+HEX2DEC([.H18])*16+IF([.C18]=&quot;Y&quot;;8;0)+IF([.D18]=&quot;Y&quot;;0;4)+3;4)))" office:value-type="string">
              <text:p>Eddd</text:p>
            </table:change-track-table-cell>
          </table:previous>
        </table:cell-content-change>
        <table:cell-content-change table:id="ct1604">
          <table:cell-address table:column="11" table:row="18" table:table="0"/>
          <office:change-info>
            <dc:creator>Mike </dc:creator>
            <dc:date>2011-08-10T16:09:08.59</dc:date>
          </office:change-info>
          <table:previous table:id="ct1364">
            <table:change-track-table-cell table:cell-address="Sheet1.L19" table:formula="of:=IF([.F19]=&quot;&quot;;&quot;&quot;;IF([.B19]=&quot;Y&quot;;&quot;Eddd&quot;;DEC2HEX(IF([.E19]=&quot;Y&quot;;8;9)*256*16+HEX2DEC([.H19])*16+IF([.C19]=&quot;Y&quot;;8;0)+IF([.D19]=&quot;Y&quot;;0;4)+3;4)))" office:value-type="string">
              <text:p>Eddd</text:p>
            </table:change-track-table-cell>
          </table:previous>
        </table:cell-content-change>
        <table:cell-content-change table:id="ct1605">
          <table:cell-address table:column="11" table:row="19" table:table="0"/>
          <office:change-info>
            <dc:creator>Mike </dc:creator>
            <dc:date>2011-08-10T16:09:08.59</dc:date>
          </office:change-info>
          <table:previous table:id="ct1365">
            <table:change-track-table-cell table:cell-address="Sheet1.L20" table:formula="of:=IF([.F20]=&quot;&quot;;&quot;&quot;;IF([.B20]=&quot;Y&quot;;&quot;Eddd&quot;;DEC2HEX(IF([.E20]=&quot;Y&quot;;8;9)*256*16+HEX2DEC([.H20])*16+IF([.C20]=&quot;Y&quot;;8;0)+IF([.D20]=&quot;Y&quot;;0;4)+3;4)))" office:value-type="string"/>
          </table:previous>
        </table:cell-content-change>
        <table:cell-content-change table:id="ct1606">
          <table:cell-address table:column="11" table:row="20" table:table="0"/>
          <office:change-info>
            <dc:creator>Mike </dc:creator>
            <dc:date>2011-08-10T16:09:08.59</dc:date>
          </office:change-info>
          <table:previous table:id="ct1366">
            <table:change-track-table-cell table:cell-address="Sheet1.L21" table:formula="of:=IF([.F21]=&quot;&quot;;&quot;&quot;;IF([.B21]=&quot;Y&quot;;&quot;Eddd&quot;;DEC2HEX(IF([.E21]=&quot;Y&quot;;8;9)*256*16+HEX2DEC([.H21])*16+IF([.C21]=&quot;Y&quot;;8;0)+IF([.D21]=&quot;Y&quot;;0;4)+3;4)))" office:value-type="string"/>
          </table:previous>
        </table:cell-content-change>
        <table:cell-content-change table:id="ct1607">
          <table:cell-address table:column="11" table:row="21" table:table="0"/>
          <office:change-info>
            <dc:creator>Mike </dc:creator>
            <dc:date>2011-08-10T16:09:08.59</dc:date>
          </office:change-info>
          <table:previous table:id="ct1367">
            <table:change-track-table-cell table:cell-address="Sheet1.L22" table:formula="of:=IF([.F22]=&quot;&quot;;&quot;&quot;;IF([.B22]=&quot;Y&quot;;&quot;Eddd&quot;;DEC2HEX(IF([.E22]=&quot;Y&quot;;8;9)*256*16+HEX2DEC([.H22])*16+IF([.C22]=&quot;Y&quot;;8;0)+IF([.D22]=&quot;Y&quot;;0;4)+3;4)))" office:value-type="string">
              <text:p>824F</text:p>
            </table:change-track-table-cell>
          </table:previous>
        </table:cell-content-change>
        <table:cell-content-change table:id="ct1608">
          <table:cell-address table:column="11" table:row="22" table:table="0"/>
          <office:change-info>
            <dc:creator>Mike </dc:creator>
            <dc:date>2011-08-10T16:09:08.59</dc:date>
          </office:change-info>
          <table:previous table:id="ct1368">
            <table:change-track-table-cell table:cell-address="Sheet1.L23" table:formula="of:=IF([.F23]=&quot;&quot;;&quot;&quot;;IF([.B23]=&quot;Y&quot;;&quot;Eddd&quot;;DEC2HEX(IF([.E23]=&quot;Y&quot;;8;9)*256*16+HEX2DEC([.H23])*16+IF([.C23]=&quot;Y&quot;;8;0)+IF([.D23]=&quot;Y&quot;;0;4)+3;4)))" office:value-type="string">
              <text:p>925F</text:p>
            </table:change-track-table-cell>
          </table:previous>
        </table:cell-content-change>
        <table:cell-content-change table:id="ct1609">
          <table:cell-address table:column="11" table:row="23" table:table="0"/>
          <office:change-info>
            <dc:creator>Mike </dc:creator>
            <dc:date>2011-08-10T16:09:08.59</dc:date>
          </office:change-info>
          <table:previous table:id="ct1369">
            <table:change-track-table-cell table:cell-address="Sheet1.L24" table:formula="of:=IF([.F24]=&quot;&quot;;&quot;&quot;;IF([.B24]=&quot;Y&quot;;&quot;Eddd&quot;;DEC2HEX(IF([.E24]=&quot;Y&quot;;8;9)*256*16+HEX2DEC([.H24])*16+IF([.C24]=&quot;Y&quot;;8;0)+IF([.D24]=&quot;Y&quot;;0;4)+3;4)))" office:value-type="string">
              <text:p>926B</text:p>
            </table:change-track-table-cell>
          </table:previous>
        </table:cell-content-change>
        <table:cell-content-change table:id="ct1610">
          <table:cell-address table:column="11" table:row="24" table:table="0"/>
          <office:change-info>
            <dc:creator>Mike </dc:creator>
            <dc:date>2011-08-10T16:09:08.59</dc:date>
          </office:change-info>
          <table:previous table:id="ct1371">
            <table:change-track-table-cell table:cell-address="Sheet1.L25" table:formula="of:=IF([.F25]=&quot;&quot;;&quot;&quot;;IF([.B25]=&quot;Y&quot;;&quot;Eddd&quot;;DEC2HEX(IF([.E25]=&quot;Y&quot;;8;9)*256*16+HEX2DEC([.H25])*16+IF([.C25]=&quot;Y&quot;;8;0)+IF([.D25]=&quot;Y&quot;;0;4)+3;4)))" office:value-type="string">
              <text:p>828F</text:p>
            </table:change-track-table-cell>
          </table:previous>
        </table:cell-content-change>
        <table:cell-content-change table:id="ct1611">
          <table:cell-address table:column="11" table:row="25" table:table="0"/>
          <office:change-info>
            <dc:creator>Mike </dc:creator>
            <dc:date>2011-08-10T16:09:08.59</dc:date>
          </office:change-info>
          <table:previous table:id="ct1372">
            <table:change-track-table-cell table:cell-address="Sheet1.L26" table:formula="of:=IF([.F26]=&quot;&quot;;&quot;&quot;;IF([.B26]=&quot;Y&quot;;&quot;Eddd&quot;;DEC2HEX(IF([.E26]=&quot;Y&quot;;8;9)*256*16+HEX2DEC([.H26])*16+IF([.C26]=&quot;Y&quot;;8;0)+IF([.D26]=&quot;Y&quot;;0;4)+3;4)))" office:value-type="string">
              <text:p>929F</text:p>
            </table:change-track-table-cell>
          </table:previous>
        </table:cell-content-change>
        <table:cell-content-change table:id="ct1612">
          <table:cell-address table:column="11" table:row="26" table:table="0"/>
          <office:change-info>
            <dc:creator>Mike </dc:creator>
            <dc:date>2011-08-10T16:09:08.59</dc:date>
          </office:change-info>
          <table:previous table:id="ct1373">
            <table:change-track-table-cell table:cell-address="Sheet1.L27" table:formula="of:=IF([.F27]=&quot;&quot;;&quot;&quot;;IF([.B27]=&quot;Y&quot;;&quot;Eddd&quot;;DEC2HEX(IF([.E27]=&quot;Y&quot;;8;9)*256*16+HEX2DEC([.H27])*16+IF([.C27]=&quot;Y&quot;;8;0)+IF([.D27]=&quot;Y&quot;;0;4)+3;4)))" office:value-type="string">
              <text:p>92AB</text:p>
            </table:change-track-table-cell>
          </table:previous>
        </table:cell-content-change>
        <table:cell-content-change table:id="ct1613">
          <table:cell-address table:column="11" table:row="27" table:table="0"/>
          <office:change-info>
            <dc:creator>Mike </dc:creator>
            <dc:date>2011-08-10T16:09:08.59</dc:date>
          </office:change-info>
          <table:previous table:id="ct1374">
            <table:change-track-table-cell table:cell-address="Sheet1.L28" table:formula="of:=IF([.F28]=&quot;&quot;;&quot;&quot;;IF([.B28]=&quot;Y&quot;;&quot;Eddd&quot;;DEC2HEX(IF([.E28]=&quot;Y&quot;;8;9)*256*16+HEX2DEC([.H28])*16+IF([.C28]=&quot;Y&quot;;8;0)+IF([.D28]=&quot;Y&quot;;0;4)+3;4)))" office:value-type="string">
              <text:p>Eddd</text:p>
            </table:change-track-table-cell>
          </table:previous>
        </table:cell-content-change>
        <table:cell-content-change table:id="ct1614">
          <table:cell-address table:column="11" table:row="28" table:table="0"/>
          <office:change-info>
            <dc:creator>Mike </dc:creator>
            <dc:date>2011-08-10T16:09:08.59</dc:date>
          </office:change-info>
          <table:previous table:id="ct1375">
            <table:change-track-table-cell table:cell-address="Sheet1.L29" table:formula="of:=IF([.F29]=&quot;&quot;;&quot;&quot;;IF([.B29]=&quot;Y&quot;;&quot;Eddd&quot;;DEC2HEX(IF([.E29]=&quot;Y&quot;;8;9)*256*16+HEX2DEC([.H29])*16+IF([.C29]=&quot;Y&quot;;8;0)+IF([.D29]=&quot;Y&quot;;0;4)+3;4)))" office:value-type="string">
              <text:p>82B7</text:p>
            </table:change-track-table-cell>
          </table:previous>
        </table:cell-content-change>
        <table:cell-content-change table:id="ct1615">
          <table:cell-address table:column="11" table:row="29" table:table="0"/>
          <office:change-info>
            <dc:creator>Mike </dc:creator>
            <dc:date>2011-08-10T16:09:08.59</dc:date>
          </office:change-info>
          <table:previous table:id="ct1376">
            <table:change-track-table-cell table:cell-address="Sheet1.L30" table:formula="of:=IF([.F30]=&quot;&quot;;&quot;&quot;;IF([.B30]=&quot;Y&quot;;&quot;Eddd&quot;;DEC2HEX(IF([.E30]=&quot;Y&quot;;8;9)*256*16+HEX2DEC([.H30])*16+IF([.C30]=&quot;Y&quot;;8;0)+IF([.D30]=&quot;Y&quot;;0;4)+3;4)))" office:value-type="string">
              <text:p>82CF</text:p>
            </table:change-track-table-cell>
          </table:previous>
        </table:cell-content-change>
        <table:cell-content-change table:id="ct1616">
          <table:cell-address table:column="11" table:row="30" table:table="0"/>
          <office:change-info>
            <dc:creator>Mike </dc:creator>
            <dc:date>2011-08-10T16:09:08.59</dc:date>
          </office:change-info>
          <table:previous table:id="ct1377">
            <table:change-track-table-cell table:cell-address="Sheet1.L31" table:formula="of:=IF([.F31]=&quot;&quot;;&quot;&quot;;IF([.B31]=&quot;Y&quot;;&quot;Eddd&quot;;DEC2HEX(IF([.E31]=&quot;Y&quot;;8;9)*256*16+HEX2DEC([.H31])*16+IF([.C31]=&quot;Y&quot;;8;0)+IF([.D31]=&quot;Y&quot;;0;4)+3;4)))" office:value-type="string">
              <text:p>82DF</text:p>
            </table:change-track-table-cell>
          </table:previous>
        </table:cell-content-change>
        <table:cell-content-change table:id="ct1617">
          <table:cell-address table:column="11" table:row="31" table:table="0"/>
          <office:change-info>
            <dc:creator>Mike </dc:creator>
            <dc:date>2011-08-10T16:09:08.59</dc:date>
          </office:change-info>
          <table:previous table:id="ct1378">
            <table:change-track-table-cell table:cell-address="Sheet1.L32" table:formula="of:=IF([.F32]=&quot;&quot;;&quot;&quot;;IF([.B32]=&quot;Y&quot;;&quot;Eddd&quot;;DEC2HEX(IF([.E32]=&quot;Y&quot;;8;9)*256*16+HEX2DEC([.H32])*16+IF([.C32]=&quot;Y&quot;;8;0)+IF([.D32]=&quot;Y&quot;;0;4)+3;4)))" office:value-type="string"/>
          </table:previous>
        </table:cell-content-change>
        <table:cell-content-change table:id="ct1618">
          <table:cell-address table:column="11" table:row="32" table:table="0"/>
          <office:change-info>
            <dc:creator>Mike </dc:creator>
            <dc:date>2011-08-10T16:09:08.59</dc:date>
          </office:change-info>
          <table:previous table:id="ct1572">
            <table:change-track-table-cell table:cell-address="Sheet1.L33" table:formula="of:=IF([.F33]=&quot;&quot;;&quot;&quot;;IF([.B33]=&quot;Y&quot;;&quot;Eddd&quot;;DEC2HEX(IF([.E33]=&quot;Y&quot;;8;9)*256*16+HEX2DEC([.H33])*16+IF([.C33]=&quot;Y&quot;;8;0)+IF([.D33]=&quot;Y&quot;;0;4)+3;4)))" office:value-type="string"/>
          </table:previous>
        </table:cell-content-change>
        <table:cell-content-change table:id="ct1619">
          <table:cell-address table:column="11" table:row="33" table:table="0"/>
          <office:change-info>
            <dc:creator>Mike </dc:creator>
            <dc:date>2011-08-10T16:09:08.59</dc:date>
          </office:change-info>
          <table:previous table:id="ct1573">
            <table:change-track-table-cell table:cell-address="Sheet1.L34" table:formula="of:=IF([.F34]=&quot;&quot;;&quot;&quot;;IF([.B34]=&quot;Y&quot;;&quot;Eddd&quot;;DEC2HEX(IF([.E34]=&quot;Y&quot;;8;9)*256*16+HEX2DEC([.H34])*16+IF([.C34]=&quot;Y&quot;;8;0)+IF([.D34]=&quot;Y&quot;;0;4)+3;4)))" office:value-type="string">
              <text:p>9517</text:p>
            </table:change-track-table-cell>
          </table:previous>
        </table:cell-content-change>
        <table:cell-content-change table:id="ct1620">
          <table:cell-address table:column="11" table:row="34" table:table="0"/>
          <office:change-info>
            <dc:creator>Mike </dc:creator>
            <dc:date>2011-08-10T16:09:08.59</dc:date>
          </office:change-info>
          <table:previous table:id="ct1379">
            <table:change-track-table-cell table:cell-address="Sheet1.L35" table:formula="of:=IF([.F35]=&quot;&quot;;&quot;&quot;;IF([.B35]=&quot;Y&quot;;&quot;Eddd&quot;;DEC2HEX(IF([.E35]=&quot;Y&quot;;8;9)*256*16+HEX2DEC([.H35])*16+IF([.C35]=&quot;Y&quot;;8;0)+IF([.D35]=&quot;Y&quot;;0;4)+3;4)))" office:value-type="string"/>
          </table:previous>
        </table:cell-content-change>
        <table:cell-content-change table:id="ct1621">
          <table:cell-address table:column="11" table:row="35" table:table="0"/>
          <office:change-info>
            <dc:creator>Mike </dc:creator>
            <dc:date>2011-08-10T16:09:08.59</dc:date>
          </office:change-info>
          <table:previous table:id="ct1380">
            <table:change-track-table-cell table:cell-address="Sheet1.L36" table:formula="of:=IF([.F36]=&quot;&quot;;&quot;&quot;;IF([.B36]=&quot;Y&quot;;&quot;Eddd&quot;;DEC2HEX(IF([.E36]=&quot;Y&quot;;8;9)*256*16+HEX2DEC([.H36])*16+IF([.C36]=&quot;Y&quot;;8;0)+IF([.D36]=&quot;Y&quot;;0;4)+3;4)))" office:value-type="string"/>
          </table:previous>
        </table:cell-content-change>
        <table:cell-content-change table:id="ct1622">
          <table:cell-address table:column="11" table:row="36"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1" table:row="37" table:table="0"/>
          <office:change-info>
            <dc:creator>Mike </dc:creator>
            <dc:date>2011-08-10T16:09:08.59</dc:date>
          </office:change-info>
          <table:previous table:id="ct1383">
            <table:change-track-table-cell table:cell-address="Sheet1.L38" table:formula="of:=IF([.F38]=&quot;&quot;;&quot;&quot;;IF([.B38]=&quot;Y&quot;;&quot;Eddd&quot;;DEC2HEX(IF([.E38]=&quot;Y&quot;;8;9)*256*16+HEX2DEC([.H38])*16+IF([.C38]=&quot;Y&quot;;8;0)+IF([.D38]=&quot;Y&quot;;0;4)+3;4)))" office:value-type="string">
              <text:p>Eddd</text:p>
            </table:change-track-table-cell>
          </table:previous>
        </table:cell-content-change>
        <table:cell-content-change table:id="ct1624">
          <table:cell-address table:column="11" table:row="38" table:table="0"/>
          <office:change-info>
            <dc:creator>Mike </dc:creator>
            <dc:date>2011-08-10T16:09:08.59</dc:date>
          </office:change-info>
          <table:previous table:id="ct1384">
            <table:change-track-table-cell table:cell-address="Sheet1.L39" table:formula="of:=IF([.F39]=&quot;&quot;;&quot;&quot;;IF([.B39]=&quot;Y&quot;;&quot;Eddd&quot;;DEC2HEX(IF([.E39]=&quot;Y&quot;;8;9)*256*16+HEX2DEC([.H39])*16+IF([.C39]=&quot;Y&quot;;8;0)+IF([.D39]=&quot;Y&quot;;0;4)+3;4)))" office:value-type="string">
              <text:p>Eddd</text:p>
            </table:change-track-table-cell>
          </table:previous>
        </table:cell-content-change>
        <table:cell-content-change table:id="ct1625">
          <table:cell-address table:column="11" table:row="39" table:table="0"/>
          <office:change-info>
            <dc:creator>Mike </dc:creator>
            <dc:date>2011-08-10T16:09:08.59</dc:date>
          </office:change-info>
          <table:previous table:id="ct1385">
            <table:change-track-table-cell table:cell-address="Sheet1.L40" table:formula="of:=IF([.F40]=&quot;&quot;;&quot;&quot;;IF([.B40]=&quot;Y&quot;;&quot;Eddd&quot;;DEC2HEX(IF([.E40]=&quot;Y&quot;;8;9)*256*16+HEX2DEC([.H40])*16+IF([.C40]=&quot;Y&quot;;8;0)+IF([.D40]=&quot;Y&quot;;0;4)+3;4)))" office:value-type="string"/>
          </table:previous>
        </table:cell-content-change>
        <table:cell-content-change table:id="ct1626">
          <table:cell-address table:column="11" table:row="40" table:table="0"/>
          <office:change-info>
            <dc:creator>Mike </dc:creator>
            <dc:date>2011-08-10T16:09:08.59</dc:date>
          </office:change-info>
          <table:previous table:id="ct1386">
            <table:change-track-table-cell table:cell-address="Sheet1.L41" table:formula="of:=IF([.F41]=&quot;&quot;;&quot;&quot;;IF([.B41]=&quot;Y&quot;;&quot;Eddd&quot;;DEC2HEX(IF([.E41]=&quot;Y&quot;;8;9)*256*16+HEX2DEC([.H41])*16+IF([.C41]=&quot;Y&quot;;8;0)+IF([.D41]=&quot;Y&quot;;0;4)+3;4)))" office:value-type="string"/>
          </table:previous>
        </table:cell-content-change>
        <table:cell-content-change table:id="ct1627">
          <table:cell-address table:column="11" table:row="41" table:table="0"/>
          <office:change-info>
            <dc:creator>Mike </dc:creator>
            <dc:date>2011-08-10T16:09:08.59</dc:date>
          </office:change-info>
          <table:previous table:id="ct1387">
            <table:change-track-table-cell table:cell-address="Sheet1.L42" table:formula="of:=IF([.F42]=&quot;&quot;;&quot;&quot;;IF([.B42]=&quot;Y&quot;;&quot;Eddd&quot;;DEC2HEX(IF([.E42]=&quot;Y&quot;;8;9)*256*16+HEX2DEC([.H42])*16+IF([.C42]=&quot;Y&quot;;8;0)+IF([.D42]=&quot;Y&quot;;0;4)+3;4)))" office:value-type="string"/>
          </table:previous>
        </table:cell-content-change>
        <table:cell-content-change table:id="ct1628">
          <table:cell-address table:column="11" table:row="42" table:table="0"/>
          <office:change-info>
            <dc:creator>Mike </dc:creator>
            <dc:date>2011-08-10T16:09:08.59</dc:date>
          </office:change-info>
          <table:previous table:id="ct1388">
            <table:change-track-table-cell table:cell-address="Sheet1.L43" table:formula="of:=IF([.F43]=&quot;&quot;;&quot;&quot;;IF([.B43]=&quot;Y&quot;;&quot;Eddd&quot;;DEC2HEX(IF([.E43]=&quot;Y&quot;;8;9)*256*16+HEX2DEC([.H43])*16+IF([.C43]=&quot;Y&quot;;8;0)+IF([.D43]=&quot;Y&quot;;0;4)+3;4)))" office:value-type="string">
              <text:p>Eddd</text:p>
            </table:change-track-table-cell>
          </table:previous>
        </table:cell-content-change>
        <table:cell-content-change table:id="ct1629">
          <table:cell-address table:column="11" table:row="43" table:table="0"/>
          <office:change-info>
            <dc:creator>Mike </dc:creator>
            <dc:date>2011-08-10T16:09:08.59</dc:date>
          </office:change-info>
          <table:previous table:id="ct1389">
            <table:change-track-table-cell table:cell-address="Sheet1.L44" table:formula="of:=IF([.F44]=&quot;&quot;;&quot;&quot;;IF([.B44]=&quot;Y&quot;;&quot;Eddd&quot;;DEC2HEX(IF([.E44]=&quot;Y&quot;;8;9)*256*16+HEX2DEC([.H44])*16+IF([.C44]=&quot;Y&quot;;8;0)+IF([.D44]=&quot;Y&quot;;0;4)+3;4)))" office:value-type="string"/>
          </table:previous>
        </table:cell-content-change>
        <table:cell-content-change table:id="ct1630">
          <table:cell-address table:column="11" table:row="44" table:table="0"/>
          <office:change-info>
            <dc:creator>Mike </dc:creator>
            <dc:date>2011-08-10T16:09:08.59</dc:date>
          </office:change-info>
          <table:previous table:id="ct1390">
            <table:change-track-table-cell table:cell-address="Sheet1.L45" table:formula="of:=IF([.F45]=&quot;&quot;;&quot;&quot;;IF([.B45]=&quot;Y&quot;;&quot;Eddd&quot;;DEC2HEX(IF([.E45]=&quot;Y&quot;;8;9)*256*16+HEX2DEC([.H45])*16+IF([.C45]=&quot;Y&quot;;8;0)+IF([.D45]=&quot;Y&quot;;0;4)+3;4)))" office:value-type="string">
              <text:p>Eddd</text:p>
            </table:change-track-table-cell>
          </table:previous>
        </table:cell-content-change>
        <table:cell-content-change table:id="ct1631">
          <table:cell-address table:column="11" table:row="45" table:table="0"/>
          <office:change-info>
            <dc:creator>Mike </dc:creator>
            <dc:date>2011-08-10T16:09:08.59</dc:date>
          </office:change-info>
          <table:previous table:id="ct1391">
            <table:change-track-table-cell table:cell-address="Sheet1.L46" table:formula="of:=IF([.F46]=&quot;&quot;;&quot;&quot;;IF([.B46]=&quot;Y&quot;;&quot;Eddd&quot;;DEC2HEX(IF([.E46]=&quot;Y&quot;;8;9)*256*16+HEX2DEC([.H46])*16+IF([.C46]=&quot;Y&quot;;8;0)+IF([.D46]=&quot;Y&quot;;0;4)+3;4)))" office:value-type="string"/>
          </table:previous>
        </table:cell-content-change>
        <table:cell-content-change table:id="ct1632">
          <table:cell-address table:column="11" table:row="46" table:table="0"/>
          <office:change-info>
            <dc:creator>Mike </dc:creator>
            <dc:date>2011-08-10T16:09:08.59</dc:date>
          </office:change-info>
          <table:previous table:id="ct1392">
            <table:change-track-table-cell table:cell-address="Sheet1.L47" table:formula="of:=IF([.F47]=&quot;&quot;;&quot;&quot;;IF([.B47]=&quot;Y&quot;;&quot;Eddd&quot;;DEC2HEX(IF([.E47]=&quot;Y&quot;;8;9)*256*16+HEX2DEC([.H47])*16+IF([.C47]=&quot;Y&quot;;8;0)+IF([.D47]=&quot;Y&quot;;0;4)+3;4)))" office:value-type="string"/>
          </table:previous>
        </table:cell-content-change>
        <table:cell-content-change table:id="ct1633">
          <table:cell-address table:column="11" table:row="47"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1" table:row="48" table:table="0"/>
          <office:change-info>
            <dc:creator>Mike </dc:creator>
            <dc:date>2011-08-10T16:09:08.59</dc:date>
          </office:change-info>
          <table:previous table:id="ct1394">
            <table:change-track-table-cell table:cell-address="Sheet1.L49" table:formula="of:=IF([.F49]=&quot;&quot;;&quot;&quot;;IF([.B49]=&quot;Y&quot;;&quot;Eddd&quot;;DEC2HEX(IF([.E49]=&quot;Y&quot;;8;9)*256*16+HEX2DEC([.H49])*16+IF([.C49]=&quot;Y&quot;;8;0)+IF([.D49]=&quot;Y&quot;;0;4)+3;4)))" office:value-type="string">
              <text:p>Eddd</text:p>
            </table:change-track-table-cell>
          </table:previous>
        </table:cell-content-change>
        <table:cell-content-change table:id="ct1635">
          <table:cell-address table:column="11" table:row="49" table:table="0"/>
          <office:change-info>
            <dc:creator>Mike </dc:creator>
            <dc:date>2011-08-10T16:09:08.59</dc:date>
          </office:change-info>
          <table:previous table:id="ct1395">
            <table:change-track-table-cell table:cell-address="Sheet1.L50" table:formula="of:=IF([.F50]=&quot;&quot;;&quot;&quot;;IF([.B50]=&quot;Y&quot;;&quot;Eddd&quot;;DEC2HEX(IF([.E50]=&quot;Y&quot;;8;9)*256*16+HEX2DEC([.H50])*16+IF([.C50]=&quot;Y&quot;;8;0)+IF([.D50]=&quot;Y&quot;;0;4)+3;4)))" office:value-type="string">
              <text:p>Eddd</text:p>
            </table:change-track-table-cell>
          </table:previous>
        </table:cell-content-change>
        <table:cell-content-change table:id="ct1636">
          <table:cell-address table:column="11" table:row="47" table:table="0"/>
          <office:change-info>
            <dc:creator>Mike </dc:creator>
            <dc:date>2011-08-10T16:09:23.08</dc:date>
          </office:change-info>
          <table:previous table:id="ct1633">
            <table:change-track-table-cell table:cell-address="Sheet1.L48" table:formula="of:=IF([.F48]=&quot;&quot;;&quot;&quot;;IF([.B48]=&quot;Y&quot;;&quot;1Eddd&quot;;DEC2HEX(256*256+IF([.E48]=&quot;Y&quot;;8;9)*256*16+HEX2DEC([.H48])*16+IF([.C48]=&quot;Y&quot;;8;0)+IF([.D48]=&quot;Y&quot;;0;4)+3;5)))" office:value-type="string">
              <text:p>1Eddd</text:p>
            </table:change-track-table-cell>
          </table:previous>
        </table:cell-content-change>
        <table:cell-content-change table:id="ct1637">
          <table:cell-address table:column="11"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1" table:row="36" table:table="0"/>
          <office:change-info>
            <dc:creator>Mike </dc:creator>
            <dc:date>2011-08-10T16:13:48.64</dc:date>
          </office:change-info>
          <table:previous table:id="ct1622">
            <table:change-track-table-cell table:cell-address="Sheet1.L37" table:formula="of:=IF([.F37]=&quot;&quot;;&quot;&quot;;IF([.B37]=&quot;Y&quot;;&quot;1Eddd&quot;;DEC2HEX(256*256+IF([.E37]=&quot;Y&quot;;8;9)*256*16+HEX2DEC([.H37])*16+IF([.C37]=&quot;Y&quot;;8;0)+IF([.D37]=&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4" table:row="12" table:table="0"/>
          <office:change-info>
            <dc:creator>Bob Jacobsen</dc:creator>
            <dc:date>2011-09-11T05:04:49</dc:date>
          </office:change-info>
          <table:previous>
            <table:change-track-table-cell/>
          </table:previous>
        </table:cell-content-change>
        <table:cell-content-change table:id="ct1644">
          <table:cell-address table:column="4" table:row="12"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4" table:row="12" table:table="0"/>
          <office:change-info>
            <dc:creator>Bob Jacobsen</dc:creator>
            <dc:date>2011-09-11T05:05:35</dc:date>
          </office:change-info>
          <table:previous table:id="ct1644">
            <table:change-track-table-cell/>
          </table:previous>
        </table:cell-content-change>
        <table:cell-content-change table:id="ct1646">
          <table:cell-address table:column="13" table:row="8" table:table="0"/>
          <office:change-info>
            <dc:creator>Bob Jacobsen</dc:creator>
            <dc:date>2011-09-11T05:06:41</dc:date>
          </office:change-info>
          <table:previous>
            <table:change-track-table-cell/>
          </table:previous>
        </table:cell-content-change>
        <table:cell-content-change table:id="ct1647">
          <table:cell-address table:column="4" table:row="17"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1" table:row="36"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1" table:row="36"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3" table:row="36"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3" table:row="36"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4" table:row="18"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9" table:row="17" table:table="0"/>
          <office:change-info>
            <dc:creator>Bob Jacobsen</dc:creator>
            <dc:date>2011-09-11T05:39:06</dc:date>
          </office:change-info>
          <table:previous table:id="ct1448">
            <table:change-track-table-cell table:cell-address="Sheet1.J18" table:formula="of:=IF([.F18]=&quot;&quot;;&quot;&quot;;DEC2HEX(1*(16*256)+HEX2DEC([.H18])*16+IF([.B18]=&quot;Y&quot;;4;0)+IF([.C18]=&quot;Y&quot;;2;0)+IF([.D18]=&quot;Y&quot;;1;0)+IF(NOT ([.E18]=&quot;Y&quot;);2*16*256;0);4))" office:value-type="string">
              <text:p>32E4</text:p>
            </table:change-track-table-cell>
          </table:previous>
        </table:cell-content-change>
        <table:cell-content-change table:id="ct1654">
          <table:cell-address table:column="9" table:row="17" table:table="0"/>
          <office:change-info>
            <dc:creator>Bob Jacobsen</dc:creator>
            <dc:date>2011-09-11T05:39:57</dc:date>
          </office:change-info>
          <table:previous table:id="ct1653">
            <table:change-track-table-cell table:cell-address="Sheet1.J18" table:formula="of:=IF([.F18]=&quot;&quot;;&quot;&quot;;DEC2HEX(1*(16*256)+HEX2DEC([.H18])*16+IF([.B18]=&quot;Y&quot;;4;0)+IF([.C18]=&quot;Y&quot;;2;0)+IF([.D18]=&quot;Y&quot;;1;0)+IF(NOT ([.E18]=&quot;Y&quot; or [.B18]=&quot;Y&quot;);2*16*256;0);4))" office:value-type="float" office:value="0"/>
          </table:previous>
        </table:cell-content-change>
        <table:cell-content-change table:id="ct1655">
          <table:cell-address table:column="9" table:row="18" table:table="0"/>
          <office:change-info>
            <dc:creator>Bob Jacobsen</dc:creator>
            <dc:date>2011-09-11T05:40:01</dc:date>
          </office:change-info>
          <table:previous table:id="ct1449">
            <table:change-track-table-cell table:cell-address="Sheet1.J19" table:formula="of:=IF([.F19]=&quot;&quot;;&quot;&quot;;DEC2HEX(1*(16*256)+HEX2DEC([.H19])*16+IF([.B19]=&quot;Y&quot;;4;0)+IF([.C19]=&quot;Y&quot;;2;0)+IF([.D19]=&quot;Y&quot;;1;0)+IF(NOT ([.E19]=&quot;Y&quot;);2*16*256;0);4))" office:value-type="string">
              <text:p>32F4</text:p>
            </table:change-track-table-cell>
          </table:previous>
        </table:cell-content-change>
        <table:cell-content-change table:id="ct1656">
          <table:cell-address table:column="9" table:row="14" table:table="0"/>
          <office:change-info>
            <dc:creator>Bob Jacobsen</dc:creator>
            <dc:date>2011-09-11T05:40:03</dc:date>
          </office:change-info>
          <table:previous table:id="ct1445">
            <table:change-track-table-cell table:cell-address="Sheet1.J15" table:formula="of:=IF([.F15]=&quot;&quot;;&quot;&quot;;DEC2HEX(1*(16*256)+HEX2DEC([.H15])*16+IF([.B15]=&quot;Y&quot;;4;0)+IF([.C15]=&quot;Y&quot;;2;0)+IF([.D15]=&quot;Y&quot;;1;0)+IF(NOT ([.E15]=&quot;Y&quot;);2*16*256;0);4))" office:value-type="string">
              <text:p>30D4</text:p>
            </table:change-track-table-cell>
          </table:previous>
        </table:cell-content-change>
        <table:cell-content-change table:id="ct1657">
          <table:cell-address table:column="9" table:row="13" table:table="0"/>
          <office:change-info>
            <dc:creator>Bob Jacobsen</dc:creator>
            <dc:date>2011-09-11T05:40:04</dc:date>
          </office:change-info>
          <table:previous table:id="ct1444">
            <table:change-track-table-cell table:cell-address="Sheet1.J14" table:formula="of:=IF([.F14]=&quot;&quot;;&quot;&quot;;DEC2HEX(1*(16*256)+HEX2DEC([.H14])*16+IF([.B14]=&quot;Y&quot;;4;0)+IF([.C14]=&quot;Y&quot;;2;0)+IF([.D14]=&quot;Y&quot;;1;0)+IF(NOT ([.E14]=&quot;Y&quot;);2*16*256;0);4))" office:value-type="string">
              <text:p>30C4</text:p>
            </table:change-track-table-cell>
          </table:previous>
        </table:cell-content-change>
        <table:cell-content-change table:id="ct1658">
          <table:cell-address table:column="9" table:row="12" table:table="0"/>
          <office:change-info>
            <dc:creator>Bob Jacobsen</dc:creator>
            <dc:date>2011-09-11T05:40:05</dc:date>
          </office:change-info>
          <table:previous table:id="ct1443">
            <table:change-track-table-cell table:cell-address="Sheet1.J13" table:formula="of:=IF([.F13]=&quot;&quot;;&quot;&quot;;DEC2HEX(1*(16*256)+HEX2DEC([.H13])*16+IF([.B13]=&quot;Y&quot;;4;0)+IF([.C13]=&quot;Y&quot;;2;0)+IF([.D13]=&quot;Y&quot;;1;0)+IF(NOT ([.E13]=&quot;Y&quot;);2*16*256;0);4))" office:value-type="string">
              <text:p>10B0</text:p>
            </table:change-track-table-cell>
          </table:previous>
        </table:cell-content-change>
        <table:cell-content-change table:id="ct1659">
          <table:cell-address table:column="9" table:row="11" table:table="0"/>
          <office:change-info>
            <dc:creator>Bob Jacobsen</dc:creator>
            <dc:date>2011-09-11T05:40:09</dc:date>
          </office:change-info>
          <table:previous table:id="ct1442">
            <table:change-track-table-cell table:cell-address="Sheet1.J12" table:formula="of:=IF([.F12]=&quot;&quot;;&quot;&quot;;DEC2HEX(1*(16*256)+HEX2DEC([.H12])*16+IF([.B12]=&quot;Y&quot;;4;0)+IF([.C12]=&quot;Y&quot;;2;0)+IF([.D12]=&quot;Y&quot;;1;0)+IF(NOT ([.E12]=&quot;Y&quot;);2*16*256;0);4))" office:value-type="string">
              <text:p>10A0</text:p>
            </table:change-track-table-cell>
          </table:previous>
        </table:cell-content-change>
        <table:cell-content-change table:id="ct1660">
          <table:cell-address table:column="9" table:row="10" table:table="0"/>
          <office:change-info>
            <dc:creator>Bob Jacobsen</dc:creator>
            <dc:date>2011-09-11T05:40:10</dc:date>
          </office:change-info>
          <table:previous table:id="ct1441">
            <table:change-track-table-cell table:cell-address="Sheet1.J11" table:formula="of:=IF([.F11]=&quot;&quot;;&quot;&quot;;DEC2HEX(1*(16*256)+HEX2DEC([.H11])*16+IF([.B11]=&quot;Y&quot;;4;0)+IF([.C11]=&quot;Y&quot;;2;0)+IF([.D11]=&quot;Y&quot;;1;0)+IF(NOT ([.E11]=&quot;Y&quot;);2*16*256;0);4))" office:value-type="string">
              <text:p>30A4</text:p>
            </table:change-track-table-cell>
          </table:previous>
        </table:cell-content-change>
        <table:cell-content-change table:id="ct1661">
          <table:cell-address table:column="9" table:row="9" table:table="0"/>
          <office:change-info>
            <dc:creator>Bob Jacobsen</dc:creator>
            <dc:date>2011-09-11T05:40:11</dc:date>
          </office:change-info>
          <table:previous table:id="ct1440">
            <table:change-track-table-cell table:cell-address="Sheet1.J10" table:formula="of:=IF([.F10]=&quot;&quot;;&quot;&quot;;DEC2HEX(1*(16*256)+HEX2DEC([.H10])*16+IF([.B10]=&quot;Y&quot;;4;0)+IF([.C10]=&quot;Y&quot;;2;0)+IF([.D10]=&quot;Y&quot;;1;0)+IF(NOT ([.E10]=&quot;Y&quot;);2*16*256;0);4))" office:value-type="string">
              <text:p>3080</text:p>
            </table:change-track-table-cell>
          </table:previous>
        </table:cell-content-change>
        <table:cell-content-change table:id="ct1662">
          <table:cell-address table:column="9" table:row="8" table:table="0"/>
          <office:change-info>
            <dc:creator>Bob Jacobsen</dc:creator>
            <dc:date>2011-09-11T05:40:12</dc:date>
          </office:change-info>
          <table:previous table:id="ct1558">
            <table:change-track-table-cell table:cell-address="Sheet1.J9" table:formula="of:=IF([.F9]=&quot;&quot;;&quot;&quot;;DEC2HEX(1*(16*256)+HEX2DEC([.H9])*16+IF([.B9]=&quot;Y&quot;;4;0)+IF([.C9]=&quot;Y&quot;;2;0)+IF([.D9]=&quot;Y&quot;;1;0)+IF(NOT ([.E9]=&quot;Y&quot;);2*16*256;0);4))" office:value-type="string">
              <text:p>3010</text:p>
            </table:change-track-table-cell>
          </table:previous>
        </table:cell-content-change>
        <table:cell-content-change table:id="ct1663">
          <table:cell-address table:column="9" table:row="7" table:table="0"/>
          <office:change-info>
            <dc:creator>Bob Jacobsen</dc:creator>
            <dc:date>2011-09-11T05:40:13</dc:date>
          </office:change-info>
          <table:previous table:id="ct1557">
            <table:change-track-table-cell table:cell-address="Sheet1.J8" table:formula="of:=IF([.F8]=&quot;&quot;;&quot;&quot;;DEC2HEX(1*(16*256)+HEX2DEC([.H8])*16+IF([.B8]=&quot;Y&quot;;4;0)+IF([.C8]=&quot;Y&quot;;2;0)+IF([.D8]=&quot;Y&quot;;1;0)+IF(NOT ([.E8]=&quot;Y&quot;);2*16*256;0);4))" office:value-type="string">
              <text:p>3000</text:p>
            </table:change-track-table-cell>
          </table:previous>
        </table:cell-content-change>
        <table:cell-content-change table:id="ct1664">
          <table:cell-address table:column="9" table:row="21" table:table="0"/>
          <office:change-info>
            <dc:creator>Bob Jacobsen</dc:creator>
            <dc:date>2011-09-11T05:40:19</dc:date>
          </office:change-info>
          <table:previous table:id="ct1452">
            <table:change-track-table-cell table:cell-address="Sheet1.J22" table:formula="of:=IF([.F22]=&quot;&quot;;&quot;&quot;;DEC2HEX(1*(16*256)+HEX2DEC([.H22])*16+IF([.B22]=&quot;Y&quot;;4;0)+IF([.C22]=&quot;Y&quot;;2;0)+IF([.D22]=&quot;Y&quot;;1;0)+IF(NOT ([.E22]=&quot;Y&quot;);2*16*256;0);4))" office:value-type="string">
              <text:p>1242</text:p>
            </table:change-track-table-cell>
          </table:previous>
        </table:cell-content-change>
        <table:cell-content-change table:id="ct1665">
          <table:cell-address table:column="9" table:row="22" table:table="0"/>
          <office:change-info>
            <dc:creator>Bob Jacobsen</dc:creator>
            <dc:date>2011-09-11T05:40:20</dc:date>
          </office:change-info>
          <table:previous table:id="ct1453">
            <table:change-track-table-cell table:cell-address="Sheet1.J23" table:formula="of:=IF([.F23]=&quot;&quot;;&quot;&quot;;DEC2HEX(1*(16*256)+HEX2DEC([.H23])*16+IF([.B23]=&quot;Y&quot;;4;0)+IF([.C23]=&quot;Y&quot;;2;0)+IF([.D23]=&quot;Y&quot;;1;0)+IF(NOT ([.E23]=&quot;Y&quot;);2*16*256;0);4))" office:value-type="string">
              <text:p>3252</text:p>
            </table:change-track-table-cell>
          </table:previous>
        </table:cell-content-change>
        <table:cell-content-change table:id="ct1666">
          <table:cell-address table:column="9" table:row="23" table:table="0"/>
          <office:change-info>
            <dc:creator>Bob Jacobsen</dc:creator>
            <dc:date>2011-09-11T05:40:23</dc:date>
          </office:change-info>
          <table:previous table:id="ct1454">
            <table:change-track-table-cell table:cell-address="Sheet1.J24" table:formula="of:=IF([.F24]=&quot;&quot;;&quot;&quot;;DEC2HEX(1*(16*256)+HEX2DEC([.H24])*16+IF([.B24]=&quot;Y&quot;;4;0)+IF([.C24]=&quot;Y&quot;;2;0)+IF([.D24]=&quot;Y&quot;;1;0)+IF(NOT ([.E24]=&quot;Y&quot;);2*16*256;0);4))" office:value-type="string">
              <text:p>3263</text:p>
            </table:change-track-table-cell>
          </table:previous>
        </table:cell-content-change>
        <table:cell-content-change table:id="ct1667">
          <table:cell-address table:column="9" table:row="24" table:table="0"/>
          <office:change-info>
            <dc:creator>Bob Jacobsen</dc:creator>
            <dc:date>2011-09-11T05:40:24</dc:date>
          </office:change-info>
          <table:previous table:id="ct1456">
            <table:change-track-table-cell table:cell-address="Sheet1.J25" table:formula="of:=IF([.F25]=&quot;&quot;;&quot;&quot;;DEC2HEX(1*(16*256)+HEX2DEC([.H25])*16+IF([.B25]=&quot;Y&quot;;4;0)+IF([.C25]=&quot;Y&quot;;2;0)+IF([.D25]=&quot;Y&quot;;1;0)+IF(NOT ([.E25]=&quot;Y&quot;);2*16*256;0);4))" office:value-type="string">
              <text:p>1282</text:p>
            </table:change-track-table-cell>
          </table:previous>
        </table:cell-content-change>
        <table:cell-content-change table:id="ct1668">
          <table:cell-address table:column="9" table:row="25" table:table="0"/>
          <office:change-info>
            <dc:creator>Bob Jacobsen</dc:creator>
            <dc:date>2011-09-11T05:40:25</dc:date>
          </office:change-info>
          <table:previous table:id="ct1457">
            <table:change-track-table-cell table:cell-address="Sheet1.J26" table:formula="of:=IF([.F26]=&quot;&quot;;&quot;&quot;;DEC2HEX(1*(16*256)+HEX2DEC([.H26])*16+IF([.B26]=&quot;Y&quot;;4;0)+IF([.C26]=&quot;Y&quot;;2;0)+IF([.D26]=&quot;Y&quot;;1;0)+IF(NOT ([.E26]=&quot;Y&quot;);2*16*256;0);4))" office:value-type="string">
              <text:p>3292</text:p>
            </table:change-track-table-cell>
          </table:previous>
        </table:cell-content-change>
        <table:cell-content-change table:id="ct1669">
          <table:cell-address table:column="9" table:row="26" table:table="0"/>
          <office:change-info>
            <dc:creator>Bob Jacobsen</dc:creator>
            <dc:date>2011-09-11T05:40:26</dc:date>
          </office:change-info>
          <table:previous table:id="ct1458">
            <table:change-track-table-cell table:cell-address="Sheet1.J27" table:formula="of:=IF([.F27]=&quot;&quot;;&quot;&quot;;DEC2HEX(1*(16*256)+HEX2DEC([.H27])*16+IF([.B27]=&quot;Y&quot;;4;0)+IF([.C27]=&quot;Y&quot;;2;0)+IF([.D27]=&quot;Y&quot;;1;0)+IF(NOT ([.E27]=&quot;Y&quot;);2*16*256;0);4))" office:value-type="string">
              <text:p>32A3</text:p>
            </table:change-track-table-cell>
          </table:previous>
        </table:cell-content-change>
        <table:cell-content-change table:id="ct1670">
          <table:cell-address table:column="9" table:row="27" table:table="0"/>
          <office:change-info>
            <dc:creator>Bob Jacobsen</dc:creator>
            <dc:date>2011-09-11T05:40:26</dc:date>
          </office:change-info>
          <table:previous table:id="ct1459">
            <table:change-track-table-cell table:cell-address="Sheet1.J28" table:formula="of:=IF([.F28]=&quot;&quot;;&quot;&quot;;DEC2HEX(1*(16*256)+HEX2DEC([.H28])*16+IF([.B28]=&quot;Y&quot;;4;0)+IF([.C28]=&quot;Y&quot;;2;0)+IF([.D28]=&quot;Y&quot;;1;0)+IF(NOT ([.E28]=&quot;Y&quot;);2*16*256;0);4))" office:value-type="string">
              <text:p>32B4</text:p>
            </table:change-track-table-cell>
          </table:previous>
        </table:cell-content-change>
        <table:cell-content-change table:id="ct1671">
          <table:cell-address table:column="9" table:row="28" table:table="0"/>
          <office:change-info>
            <dc:creator>Bob Jacobsen</dc:creator>
            <dc:date>2011-09-11T05:40:27</dc:date>
          </office:change-info>
          <table:previous table:id="ct1460">
            <table:change-track-table-cell table:cell-address="Sheet1.J29" table:formula="of:=IF([.F29]=&quot;&quot;;&quot;&quot;;DEC2HEX(1*(16*256)+HEX2DEC([.H29])*16+IF([.B29]=&quot;Y&quot;;4;0)+IF([.C29]=&quot;Y&quot;;2;0)+IF([.D29]=&quot;Y&quot;;1;0)+IF(NOT ([.E29]=&quot;Y&quot;);2*16*256;0);4))" office:value-type="string">
              <text:p>12B0</text:p>
            </table:change-track-table-cell>
          </table:previous>
        </table:cell-content-change>
        <table:cell-content-change table:id="ct1672">
          <table:cell-address table:column="9" table:row="29" table:table="0"/>
          <office:change-info>
            <dc:creator>Bob Jacobsen</dc:creator>
            <dc:date>2011-09-11T05:40:28</dc:date>
          </office:change-info>
          <table:previous table:id="ct1461">
            <table:change-track-table-cell table:cell-address="Sheet1.J30" table:formula="of:=IF([.F30]=&quot;&quot;;&quot;&quot;;DEC2HEX(1*(16*256)+HEX2DEC([.H30])*16+IF([.B30]=&quot;Y&quot;;4;0)+IF([.C30]=&quot;Y&quot;;2;0)+IF([.D30]=&quot;Y&quot;;1;0)+IF(NOT ([.E30]=&quot;Y&quot;);2*16*256;0);4))" office:value-type="string">
              <text:p>12C2</text:p>
            </table:change-track-table-cell>
          </table:previous>
        </table:cell-content-change>
        <table:cell-content-change table:id="ct1673">
          <table:cell-address table:column="9" table:row="30" table:table="0"/>
          <office:change-info>
            <dc:creator>Bob Jacobsen</dc:creator>
            <dc:date>2011-09-11T05:40:29</dc:date>
          </office:change-info>
          <table:previous table:id="ct1462">
            <table:change-track-table-cell table:cell-address="Sheet1.J31" table:formula="of:=IF([.F31]=&quot;&quot;;&quot;&quot;;DEC2HEX(1*(16*256)+HEX2DEC([.H31])*16+IF([.B31]=&quot;Y&quot;;4;0)+IF([.C31]=&quot;Y&quot;;2;0)+IF([.D31]=&quot;Y&quot;;1;0)+IF(NOT ([.E31]=&quot;Y&quot;);2*16*256;0);4))" office:value-type="string">
              <text:p>12D2</text:p>
            </table:change-track-table-cell>
          </table:previous>
        </table:cell-content-change>
        <table:cell-content-change table:id="ct1674">
          <table:cell-address table:column="9" table:row="33" table:table="0"/>
          <office:change-info>
            <dc:creator>Bob Jacobsen</dc:creator>
            <dc:date>2011-09-11T05:40:33</dc:date>
          </office:change-info>
          <table:previous table:id="ct1571">
            <table:change-track-table-cell table:cell-address="Sheet1.J34" table:formula="of:=IF([.F34]=&quot;&quot;;&quot;&quot;;DEC2HEX(1*(16*256)+HEX2DEC([.H34])*16+IF([.B34]=&quot;Y&quot;;4;0)+IF([.C34]=&quot;Y&quot;;2;0)+IF([.D34]=&quot;Y&quot;;1;0)+IF(NOT ([.E34]=&quot;Y&quot;);2*16*256;0);4))" office:value-type="string">
              <text:p>3510</text:p>
            </table:change-track-table-cell>
          </table:previous>
        </table:cell-content-change>
        <table:cell-content-change table:id="ct1675">
          <table:cell-address table:column="9" table:row="36" table:table="0"/>
          <office:change-info>
            <dc:creator>Bob Jacobsen</dc:creator>
            <dc:date>2011-09-11T05:40:35</dc:date>
          </office:change-info>
          <table:previous table:id="ct1466">
            <table:change-track-table-cell table:cell-address="Sheet1.J37" table:formula="of:=IF([.F37]=&quot;&quot;;&quot;&quot;;DEC2HEX(1*(16*256)+HEX2DEC([.H37])*16+IF([.B37]=&quot;Y&quot;;4;0)+IF([.C37]=&quot;Y&quot;;2;0)+IF([.D37]=&quot;Y&quot;;1;0)+IF(NOT ([.E37]=&quot;Y&quot;);2*16*256;0);4))" office:value-type="string">
              <text:p>3404</text:p>
            </table:change-track-table-cell>
          </table:previous>
        </table:cell-content-change>
        <table:cell-content-change table:id="ct1676">
          <table:cell-address table:column="9" table:row="37" table:table="0"/>
          <office:change-info>
            <dc:creator>Bob Jacobsen</dc:creator>
            <dc:date>2011-09-11T05:40:36</dc:date>
          </office:change-info>
          <table:previous table:id="ct1468">
            <table:change-track-table-cell table:cell-address="Sheet1.J38" table:formula="of:=IF([.F38]=&quot;&quot;;&quot;&quot;;DEC2HEX(1*(16*256)+HEX2DEC([.H38])*16+IF([.B38]=&quot;Y&quot;;4;0)+IF([.C38]=&quot;Y&quot;;2;0)+IF([.D38]=&quot;Y&quot;;1;0)+IF(NOT ([.E38]=&quot;Y&quot;);2*16*256;0);4))" office:value-type="string">
              <text:p>34C4</text:p>
            </table:change-track-table-cell>
          </table:previous>
        </table:cell-content-change>
        <table:cell-content-change table:id="ct1677">
          <table:cell-address table:column="9" table:row="38" table:table="0"/>
          <office:change-info>
            <dc:creator>Bob Jacobsen</dc:creator>
            <dc:date>2011-09-11T05:40:36</dc:date>
          </office:change-info>
          <table:previous table:id="ct1469">
            <table:change-track-table-cell table:cell-address="Sheet1.J39" table:formula="of:=IF([.F39]=&quot;&quot;;&quot;&quot;;DEC2HEX(1*(16*256)+HEX2DEC([.H39])*16+IF([.B39]=&quot;Y&quot;;4;0)+IF([.C39]=&quot;Y&quot;;2;0)+IF([.D39]=&quot;Y&quot;;1;0)+IF(NOT ([.E39]=&quot;Y&quot;);2*16*256;0);4))" office:value-type="string">
              <text:p>34D4</text:p>
            </table:change-track-table-cell>
          </table:previous>
        </table:cell-content-change>
        <table:cell-content-change table:id="ct1678">
          <table:cell-address table:column="9" table:row="42" table:table="0"/>
          <office:change-info>
            <dc:creator>Bob Jacobsen</dc:creator>
            <dc:date>2011-09-11T05:40:39</dc:date>
          </office:change-info>
          <table:previous table:id="ct1473">
            <table:change-track-table-cell table:cell-address="Sheet1.J43" table:formula="of:=IF([.F43]=&quot;&quot;;&quot;&quot;;DEC2HEX(1*(16*256)+HEX2DEC([.H43])*16+IF([.B43]=&quot;Y&quot;;4;0)+IF([.C43]=&quot;Y&quot;;2;0)+IF([.D43]=&quot;Y&quot;;1;0)+IF(NOT ([.E43]=&quot;Y&quot;);2*16*256;0);4))" office:value-type="string">
              <text:p>34E4</text:p>
            </table:change-track-table-cell>
          </table:previous>
        </table:cell-content-change>
        <table:cell-content-change table:id="ct1679">
          <table:cell-address table:column="9" table:row="44" table:table="0"/>
          <office:change-info>
            <dc:creator>Bob Jacobsen</dc:creator>
            <dc:date>2011-09-11T05:40:41</dc:date>
          </office:change-info>
          <table:previous table:id="ct1475">
            <table:change-track-table-cell table:cell-address="Sheet1.J45" table:formula="of:=IF([.F45]=&quot;&quot;;&quot;&quot;;DEC2HEX(1*(16*256)+HEX2DEC([.H45])*16+IF([.B45]=&quot;Y&quot;;4;0)+IF([.C45]=&quot;Y&quot;;2;0)+IF([.D45]=&quot;Y&quot;;1;0)+IF(NOT ([.E45]=&quot;Y&quot;);2*16*256;0);4))" office:value-type="string">
              <text:p>34F4</text:p>
            </table:change-track-table-cell>
          </table:previous>
        </table:cell-content-change>
        <table:cell-content-change table:id="ct1680">
          <table:cell-address table:column="9" table:row="47" table:table="0"/>
          <office:change-info>
            <dc:creator>Bob Jacobsen</dc:creator>
            <dc:date>2011-09-11T05:40:43</dc:date>
          </office:change-info>
          <table:previous table:id="ct1478">
            <table:change-track-table-cell table:cell-address="Sheet1.J48" table:formula="of:=IF([.F48]=&quot;&quot;;&quot;&quot;;DEC2HEX(1*(16*256)+HEX2DEC([.H48])*16+IF([.B48]=&quot;Y&quot;;4;0)+IF([.C48]=&quot;Y&quot;;2;0)+IF([.D48]=&quot;Y&quot;;1;0)+IF(NOT ([.E48]=&quot;Y&quot;);2*16*256;0);4))" office:value-type="string">
              <text:p>3694</text:p>
            </table:change-track-table-cell>
          </table:previous>
        </table:cell-content-change>
        <table:cell-content-change table:id="ct1681">
          <table:cell-address table:column="9" table:row="48" table:table="0"/>
          <office:change-info>
            <dc:creator>Bob Jacobsen</dc:creator>
            <dc:date>2011-09-11T05:40:44</dc:date>
          </office:change-info>
          <table:previous table:id="ct1479">
            <table:change-track-table-cell table:cell-address="Sheet1.J49" table:formula="of:=IF([.F49]=&quot;&quot;;&quot;&quot;;DEC2HEX(1*(16*256)+HEX2DEC([.H49])*16+IF([.B49]=&quot;Y&quot;;4;0)+IF([.C49]=&quot;Y&quot;;2;0)+IF([.D49]=&quot;Y&quot;;1;0)+IF(NOT ([.E49]=&quot;Y&quot;);2*16*256;0);4))" office:value-type="string">
              <text:p>36A4</text:p>
            </table:change-track-table-cell>
          </table:previous>
        </table:cell-content-change>
        <table:cell-content-change table:id="ct1682">
          <table:cell-address table:column="9" table:row="49" table:table="0"/>
          <office:change-info>
            <dc:creator>Bob Jacobsen</dc:creator>
            <dc:date>2011-09-11T05:40:45</dc:date>
          </office:change-info>
          <table:previous table:id="ct1480">
            <table:change-track-table-cell table:cell-address="Sheet1.J50" table:formula="of:=IF([.F50]=&quot;&quot;;&quot;&quot;;DEC2HEX(1*(16*256)+HEX2DEC([.H50])*16+IF([.B50]=&quot;Y&quot;;4;0)+IF([.C50]=&quot;Y&quot;;2;0)+IF([.D50]=&quot;Y&quot;;1;0)+IF(NOT ([.E50]=&quot;Y&quot;);2*16*256;0);4))" office:value-type="string">
              <text:p>36B4</text:p>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7" table:default-cell-style-name="ce10"/>
        <table:table-column table:style-name="co4" table:default-cell-style-name="ce10"/>
        <table:table-column table:style-name="co3" table:default-cell-style-name="ce3"/>
        <table:table-column table:style-name="co5" table:default-cell-style-name="ce10"/>
        <table:table-column table:style-name="co6" table:default-cell-style-name="ce10"/>
        <table:table-column table:style-name="co8" table:default-cell-style-name="ce3"/>
        <table:table-column table:style-name="co7" table:number-columns-repeated="1002" table:default-cell-style-name="ce3"/>
        <table:table-column table:style-name="co7" table:number-columns-repeated="8" table:default-cell-style-name="Default"/>
        <table:table-row table:style-name="ro1">
          <table:table-cell table:style-name="ce1" table:number-columns-repeated="2"/>
          <table:table-cell table:style-name="ce2" table:number-columns-repeated="8"/>
          <table:table-cell table:style-name="ce1"/>
          <table:table-cell table:style-name="ce2" table:number-columns-repeated="2"/>
          <table:table-cell table:style-name="ce1" table:number-columns-repeated="1003"/>
          <table:table-cell table:number-columns-repeated="8"/>
        </table:table-row>
        <table:table-row table:style-name="ro2">
          <table:table-cell table:style-name="ce1"/>
          <table:table-cell table:style-name="ce8" office:value-type="string">
            <text:p>Base Data for MTI</text:p>
          </table:table-cell>
          <table:table-cell table:style-name="ce15" table:number-columns-repeated="2"/>
          <table:table-cell table:style-name="ce16"/>
          <table:table-cell table:style-name="ce15" table:number-columns-repeated="3"/>
          <table:table-cell table:style-name="ce18"/>
          <table:table-cell table:style-name="ce19" office:value-type="string">
            <text:p>Ethernet MTI</text:p>
          </table:table-cell>
          <table:table-cell table:style-name="ce1"/>
          <table:table-cell table:style-name="ce25" office:value-type="string">
            <text:p>CAN MTI</text:p>
          </table:table-cell>
          <table:table-cell table:style-name="ce28" office:value-type="string">
            <text:p>CAN Data</text:p>
          </table:table-cell>
          <table:table-cell table:style-name="ce31"/>
          <table:table-cell table:style-name="ce1" table:number-columns-repeated="1002"/>
          <table:table-cell table:number-columns-repeated="8"/>
        </table:table-row>
        <table:table-row table:style-name="ro3">
          <table:table-cell table:style-name="ce2"/>
          <table:table-cell table:style-name="ce9" office:value-type="string">
            <text:p>Destination ID</text:p>
          </table:table-cell>
          <table:table-cell table:style-name="ce9" office:value-type="string">
            <text:p>Event ID</text:p>
          </table:table-cell>
          <table:table-cell table:style-name="ce9" office:value-type="string">
            <text:p>CAN flags in header?</text:p>
          </table:table-cell>
          <table:table-cell table:style-name="ce17" office:value-type="string">
            <text:p>Simple node message</text:p>
          </table:table-cell>
          <table:table-cell table:style-name="ce17" office:value-type="string">
            <text:p>Priority Group</text:p>
          </table:table-cell>
          <table:table-cell table:style-name="ce17" office:value-type="string">
            <text:p>Type</text:p>
          </table:table-cell>
          <table:table-cell table:style-name="ce17" office:value-type="string">
            <text:p>Priority/Type</text:p>
          </table:table-cell>
          <table:table-cell table:style-name="ce2"/>
          <table:table-cell table:style-name="ce20"/>
          <table:table-cell table:style-name="ce2"/>
          <table:table-cell table:style-name="ce26" office:value-type="string">
            <text:p>Top 17 bits of CAN header, ddd refers to destination address.</text:p>
          </table:table-cell>
          <table:table-cell table:style-name="ce29" office:value-type="string">
            <text:p>Goes at start of CAN data, if present</text:p>
          </table:table-cell>
          <table:table-cell table:style-name="ce2" table:number-columns-repeated="1003"/>
          <table:table-cell table:style-name="ce20" table:number-columns-repeated="8"/>
        </table:table-row>
        <table:table-row table:style-name="ro1">
          <table:table-cell table:style-name="ce1" table:number-columns-repeated="2"/>
          <table:table-cell table:style-name="ce2" table:number-columns-repeated="8"/>
          <table:table-cell table:style-name="ce21"/>
          <table:table-cell table:style-name="ce2"/>
          <table:table-cell/>
          <table:table-cell table:style-name="ce1" table:number-columns-repeated="1003"/>
          <table:table-cell table:number-columns-repeated="8"/>
        </table:table-row>
        <table:table-row table:style-name="ro1">
          <table:table-cell office:value-type="string">
            <text:p>Bits</text:p>
          </table:table-cell>
          <table:table-cell table:style-name="ce10" office:value-type="float" office:value="1">
            <text:p>1</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office:value-type="string">
            <text:p>16 bits hex</text:p>
          </table:table-cell>
          <table:table-cell table:style-name="ce22"/>
          <table:table-cell office:value-type="string">
            <text:p>17 bits hex</text:p>
          </table:table-cell>
          <table:table-cell office:value-type="string">
            <text:p>8 hex</text:p>
          </table:table-cell>
          <table:table-cell table:number-columns-repeated="1011"/>
        </table:table-row>
        <table:table-row table:style-name="ro1">
          <table:table-cell table:style-name="ce1"/>
          <table:table-cell table:number-columns-repeated="9"/>
          <table:table-cell table:style-name="ce22"/>
          <table:table-cell/>
          <table:table-cell table:style-name="ce30"/>
          <table:table-cell table:number-columns-repeated="1011"/>
        </table:table-row>
        <table:table-row table:style-name="ro1">
          <table:table-cell table:style-name="ce1" office:value-type="string">
            <text:p>Base Messages</text:p>
          </table:table-cell>
          <table:table-cell table:style-name="ce2" table:number-columns-repeated="9"/>
          <table:table-cell table:style-name="ce21"/>
          <table:table-cell table:style-name="ce2"/>
          <table:table-cell table:style-name="ce12"/>
          <table:table-cell table:style-name="ce1" table:number-columns-repeated="1003"/>
          <table:table-cell table:number-columns-repeated="8"/>
        </table:table-row>
        <table:table-row table:style-name="ro1">
          <table:table-cell office:value-type="string">
            <office:annotation draw:style-name="gr1" draw:text-style-name="P1" svg:width="1.3276in" svg:height="0.2346in" svg:x="2.5197in" svg:y="2.0579in" draw:caption-point-x="-0.2402in" draw:caption-point-y="0.5957in">
              <dc:creator>P</dc:creator>
              <dc:date>2011-08-10T00:00:00</dc:date>
              <text:p text:style-name="P1"><text:span text:style-name="T1">Unofficial addition</text:span></text:p>
            </office:annotation>
            <text:p>Node number Allocate</text:p>
          </table:table-cell>
          <table:table-cell table:number-columns-repeated="3" table:style-name="ce11"/>
          <table:table-cell/>
          <table:table-cell table:number-columns-repeated="2" office:value-type="float" office:value="0">
            <text:p>0</text:p>
          </table:table-cell>
          <table:table-cell table:formula="of:=IF([.F8]=&quot;&quot;;&quot;&quot;;DEC2HEX([.F8]*32+[.G8];2))" office:value-type="string" office:string-value="00">
            <text:p>00</text:p>
          </table:table-cell>
          <table:table-cell/>
          <table:table-cell table:formula="of:=IF([.F8]=&quot;&quot;;&quot;&quot;;DEC2HEX(1*(16*256)+HEX2DEC([.H8])*16+IF([.B8]=&quot;Y&quot;;4;0)+IF([.C8]=&quot;Y&quot;;2;0)+IF([.D8]=&quot;Y&quot;;1;0)+IF(NOT (  OR  ([.E8]=&quot;Y&quot;; [.B8]=&quot;Y&quot;));2*16*256;0);4))" office:value-type="string" office:string-value="3000">
            <text:p>3000</text:p>
          </table:table-cell>
          <table:table-cell table:style-name="ce22"/>
          <table:table-cell table:style-name="ce27"/>
          <table:table-cell table:style-name="ce12"/>
          <table:table-cell office:value-type="string">
            <text:p>Not available on CAN</text:p>
          </table:table-cell>
          <table:table-cell table:style-name="ce1" table:number-columns-repeated="1002"/>
          <table:table-cell table:number-columns-repeated="8"/>
        </table:table-row>
        <table:table-row table:style-name="ro1">
          <table:table-cell office:value-type="string">
            <office:annotation draw:style-name="gr2" draw:text-style-name="P1" svg:width="2.6886in" svg:height="0.3902in" svg:x="2.5197in" svg:y="2.2268in" draw:caption-point-x="-0.2402in" draw:caption-point-y="0.5957in">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3" table:style-name="ce11"/>
          <table:table-cell/>
          <table:table-cell office:value-type="float" office:value="0">
            <text:p>0</text:p>
          </table:table-cell>
          <table:table-cell office:value-type="float" office:value="1">
            <text:p>1</text:p>
          </table:table-cell>
          <table:table-cell table:formula="of:=IF([.F9]=&quot;&quot;;&quot;&quot;;DEC2HEX([.F9]*32+[.G9];2))" office:value-type="string" office:string-value="01">
            <text:p>01</text:p>
          </table:table-cell>
          <table:table-cell/>
          <table:table-cell table:formula="of:=IF([.F9]=&quot;&quot;;&quot;&quot;;DEC2HEX(1*(16*256)+HEX2DEC([.H9])*16+IF([.B9]=&quot;Y&quot;;4;0)+IF([.C9]=&quot;Y&quot;;2;0)+IF([.D9]=&quot;Y&quot;;1;0)+IF(NOT (  OR  ([.E9]=&quot;Y&quot;; [.B9]=&quot;Y&quot;));2*16*256;0);4))" office:value-type="string" office:string-value="3010">
            <text:p>3010</text:p>
          </table:table-cell>
          <table:table-cell table:style-name="ce22"/>
          <table:table-cell table:style-name="ce27" table:formula="of:=IF([.F9]=&quot;&quot;;&quot;&quot;;IF([.B9]=&quot;Y&quot;;&quot;1Eddd&quot;;DEC2HEX(256*256+IF([.E9]=&quot;Y&quot;;8;9)*256*16+HEX2DEC([.H9])*16+IF([.C9]=&quot;Y&quot;;8;0)+IF([.D9]=&quot;Y&quot;;0;4)+3;5)))" office:value-type="string" office:string-value="19017">
            <text:p>19017</text:p>
          </table:table-cell>
          <table:table-cell table:style-name="ce12"/>
          <table:table-cell office:value-type="string">
            <text:p>(Still under discussion)</text:p>
          </table:table-cell>
          <table:table-cell table:style-name="ce1" table:number-columns-repeated="1002"/>
          <table:table-cell table:number-columns-repeated="8"/>
        </table:table-row>
        <table:table-row table:style-name="ro1">
          <table:table-cell table:style-name="ce4" office:value-type="string">
            <office:annotation draw:style-name="gr3" draw:text-style-name="P1" svg:width="3.1772in" svg:height="0.8567in" svg:x="2.5197in" svg:y="2.3957in" draw:caption-point-x="-0.2402in" draw:caption-point-y="0.5957in">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3" table:style-name="ce11"/>
          <table:table-cell/>
          <table:table-cell office:value-type="float" office:value="0">
            <text:p>0</text:p>
          </table:table-cell>
          <table:table-cell office:value-type="float" office:value="8">
            <text:p>8</text:p>
          </table:table-cell>
          <table:table-cell table:formula="of:=IF([.F10]=&quot;&quot;;&quot;&quot;;DEC2HEX([.F10]*32+[.G10];2))" office:value-type="string" office:string-value="08">
            <text:p>08</text:p>
          </table:table-cell>
          <table:table-cell/>
          <table:table-cell table:formula="of:=IF([.F10]=&quot;&quot;;&quot;&quot;;DEC2HEX(1*(16*256)+HEX2DEC([.H10])*16+IF([.B10]=&quot;Y&quot;;4;0)+IF([.C10]=&quot;Y&quot;;2;0)+IF([.D10]=&quot;Y&quot;;1;0)+IF(NOT (  OR  ([.E10]=&quot;Y&quot;; [.B10]=&quot;Y&quot;));2*16*256;0);4))" office:value-type="string" office:string-value="3080">
            <text:p>3080</text:p>
          </table:table-cell>
          <table:table-cell table:style-name="ce22"/>
          <table:table-cell table:style-name="ce27" table:formula="of:=IF([.F10]=&quot;&quot;;&quot;&quot;;IF([.B10]=&quot;Y&quot;;&quot;1Eddd&quot;;DEC2HEX(256*256+IF([.E10]=&quot;Y&quot;;8;9)*256*16+HEX2DEC([.H10])*16+IF([.C10]=&quot;Y&quot;;8;0)+IF([.D10]=&quot;Y&quot;;0;4)+3;5)))" office:value-type="string" office:string-value="19087">
            <text:p>19087</text:p>
          </table:table-cell>
          <table:table-cell table:style-name="ce12" table:formula="of:=IF([.F10]=&quot;&quot;;&quot;&quot;;IF([.B10]=&quot;Y&quot;;[.H10];&quot;&quot;))">
            <text:p/>
          </table:table-cell>
          <table:table-cell office:value-type="string">
            <text:p>Full Source Node ID</text:p>
          </table:table-cell>
          <table:table-cell table:number-columns-repeated="1010"/>
        </table:table-row>
        <table:table-row table:style-name="ro1">
          <table:table-cell table:style-name="ce4" office:value-type="string">
            <office:annotation draw:style-name="gr4" draw:text-style-name="P1" svg:width="2.8717in" svg:height="0.5457in" svg:x="2.5197in" svg:y="2.5642in" draw:caption-point-x="-0.2402in" draw:caption-point-y="0.5957in">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0">
            <text:p>10</text:p>
          </table:table-cell>
          <table:table-cell table:formula="of:=IF([.F11]=&quot;&quot;;&quot;&quot;;DEC2HEX([.F11]*32+[.G11];2))" office:value-type="string" office:string-value="0A">
            <text:p>0A</text:p>
          </table:table-cell>
          <table:table-cell/>
          <table:table-cell table:formula="of:=IF([.F11]=&quot;&quot;;&quot;&quot;;DEC2HEX(1*(16*256)+HEX2DEC([.H11])*16+IF([.B11]=&quot;Y&quot;;4;0)+IF([.C11]=&quot;Y&quot;;2;0)+IF([.D11]=&quot;Y&quot;;1;0)+IF(NOT (  OR  ([.E11]=&quot;Y&quot;; [.B11]=&quot;Y&quot;));2*16*256;0);4))" office:value-type="string" office:string-value="10A4">
            <text:p>10A4</text:p>
          </table:table-cell>
          <table:table-cell table:style-name="ce22"/>
          <table:table-cell table:style-name="ce27" table:formula="of:=IF([.F11]=&quot;&quot;;&quot;&quot;;IF([.B11]=&quot;Y&quot;;&quot;1Eddd&quot;;DEC2HEX(256*256+IF([.E11]=&quot;Y&quot;;8;9)*256*16+HEX2DEC([.H11])*16+IF([.C11]=&quot;Y&quot;;8;0)+IF([.D11]=&quot;Y&quot;;0;4)+3;5)))" office:value-type="string" office:string-value="1Eddd">
            <text:p>1Eddd</text:p>
          </table:table-cell>
          <table:table-cell table:style-name="ce12" table:formula="of:=IF([.F11]=&quot;&quot;;&quot;&quot;;IF([.B11]=&quot;Y&quot;;[.H11];&quot;&quot;))" office:value-type="string" office:string-value="0A">
            <text:p>0A</text:p>
          </table:table-cell>
          <table:table-cell table:number-columns-repeated="1011"/>
        </table:table-row>
        <table:table-row table:style-name="ro1">
          <table:table-cell table:style-name="ce4" office:value-type="string">
            <office:annotation draw:style-name="gr4" draw:text-style-name="P1" svg:width="2.4528in" svg:height="0.5457in" svg:x="2.5197in" svg:y="2.7331in" draw:caption-point-x="-0.2402in" draw:caption-point-y="0.5957in">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0">
            <text:p>10</text:p>
          </table:table-cell>
          <table:table-cell table:formula="of:=IF([.F12]=&quot;&quot;;&quot;&quot;;DEC2HEX([.F12]*32+[.G12];2))" office:value-type="string" office:string-value="0A">
            <text:p>0A</text:p>
          </table:table-cell>
          <table:table-cell/>
          <table:table-cell table:formula="of:=IF([.F12]=&quot;&quot;;&quot;&quot;;DEC2HEX(1*(16*256)+HEX2DEC([.H12])*16+IF([.B12]=&quot;Y&quot;;4;0)+IF([.C12]=&quot;Y&quot;;2;0)+IF([.D12]=&quot;Y&quot;;1;0)+IF(NOT (  OR  ([.E12]=&quot;Y&quot;; [.B12]=&quot;Y&quot;));2*16*256;0);4))" office:value-type="string" office:string-value="10A0">
            <text:p>10A0</text:p>
          </table:table-cell>
          <table:table-cell table:style-name="ce22"/>
          <table:table-cell table:style-name="ce27" table:formula="of:=IF([.F12]=&quot;&quot;;&quot;&quot;;IF([.B12]=&quot;Y&quot;;&quot;1Eddd&quot;;DEC2HEX(256*256+IF([.E12]=&quot;Y&quot;;8;9)*256*16+HEX2DEC([.H12])*16+IF([.C12]=&quot;Y&quot;;8;0)+IF([.D12]=&quot;Y&quot;;0;4)+3;5)))" office:value-type="string" office:string-value="180A7">
            <text:p>180A7</text:p>
          </table:table-cell>
          <table:table-cell table:style-name="ce12" table:formula="of:=IF([.F12]=&quot;&quot;;&quot;&quot;;IF([.B12]=&quot;Y&quot;;[.H12];&quot;&quot;))">
            <text:p/>
          </table:table-cell>
          <table:table-cell table:number-columns-repeated="1011"/>
        </table:table-row>
        <table:table-row table:style-name="ro1">
          <table:table-cell table:style-name="ce4" office:value-type="string">
            <office:annotation draw:style-name="gr4" draw:text-style-name="P1" svg:width="3.3689in" svg:height="0.5457in" svg:x="2.5197in" svg:y="2.902in" draw:caption-point-x="-0.2402in" draw:caption-point-y="0.5957in">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1">
            <text:p>11</text:p>
          </table:table-cell>
          <table:table-cell table:formula="of:=IF([.F13]=&quot;&quot;;&quot;&quot;;DEC2HEX([.F13]*32+[.G13];2))" office:value-type="string" office:string-value="0B">
            <text:p>0B</text:p>
          </table:table-cell>
          <table:table-cell/>
          <table:table-cell table:formula="of:=IF([.F13]=&quot;&quot;;&quot;&quot;;DEC2HEX(1*(16*256)+HEX2DEC([.H13])*16+IF([.B13]=&quot;Y&quot;;4;0)+IF([.C13]=&quot;Y&quot;;2;0)+IF([.D13]=&quot;Y&quot;;1;0)+IF(NOT (  OR  ([.E13]=&quot;Y&quot;; [.B13]=&quot;Y&quot;));2*16*256;0);4))" office:value-type="string" office:string-value="10B0">
            <text:p>10B0</text:p>
          </table:table-cell>
          <table:table-cell table:style-name="ce22"/>
          <table:table-cell table:style-name="ce27" table:formula="of:=IF([.F13]=&quot;&quot;;&quot;&quot;;IF([.B13]=&quot;Y&quot;;&quot;1Eddd&quot;;DEC2HEX(256*256+IF([.E13]=&quot;Y&quot;;8;9)*256*16+HEX2DEC([.H13])*16+IF([.C13]=&quot;Y&quot;;8;0)+IF([.D13]=&quot;Y&quot;;0;4)+3;5)))" office:value-type="string" office:string-value="180B7">
            <text:p>180B7</text:p>
          </table:table-cell>
          <table:table-cell table:style-name="ce12" table:formula="of:=IF([.F13]=&quot;&quot;;&quot;&quot;;IF([.B13]=&quot;Y&quot;;[.H13];&quot;&quot;))">
            <text:p/>
          </table:table-cell>
          <table:table-cell office:value-type="string">
            <text:p>Full Source Node ID</text:p>
          </table:table-cell>
          <table:table-cell table:number-columns-repeated="1010"/>
        </table:table-row>
        <table:table-row table:style-name="ro1">
          <table:table-cell table:style-name="ce4" office:value-type="string">
            <text:p>Optional Interaction Rejected</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2">
            <text:p>12</text:p>
          </table:table-cell>
          <table:table-cell table:formula="of:=IF([.F14]=&quot;&quot;;&quot;&quot;;DEC2HEX([.F14]*32+[.G14];2))" office:value-type="string" office:string-value="0C">
            <text:p>0C</text:p>
          </table:table-cell>
          <table:table-cell/>
          <table:table-cell table:formula="of:=IF([.F14]=&quot;&quot;;&quot;&quot;;DEC2HEX(1*(16*256)+HEX2DEC([.H14])*16+IF([.B14]=&quot;Y&quot;;4;0)+IF([.C14]=&quot;Y&quot;;2;0)+IF([.D14]=&quot;Y&quot;;1;0)+IF(NOT (  OR  ([.E14]=&quot;Y&quot;; [.B14]=&quot;Y&quot;));2*16*256;0);4))" office:value-type="string" office:string-value="10C4">
            <text:p>10C4</text:p>
          </table:table-cell>
          <table:table-cell table:style-name="ce22"/>
          <table:table-cell table:style-name="ce27" table:formula="of:=IF([.F14]=&quot;&quot;;&quot;&quot;;IF([.B14]=&quot;Y&quot;;&quot;1Eddd&quot;;DEC2HEX(256*256+IF([.E14]=&quot;Y&quot;;8;9)*256*16+HEX2DEC([.H14])*16+IF([.C14]=&quot;Y&quot;;8;0)+IF([.D14]=&quot;Y&quot;;0;4)+3;5)))" office:value-type="string" office:string-value="1Eddd">
            <text:p>1Eddd</text:p>
          </table:table-cell>
          <table:table-cell table:style-name="ce12" table:formula="of:=IF([.F14]=&quot;&quot;;&quot;&quot;;IF([.B14]=&quot;Y&quot;;[.H14];&quot;&quot;))" office:value-type="string" office:string-value="0C">
            <text:p>0C</text:p>
          </table:table-cell>
          <table:table-cell office:value-type="string">
            <text:p>MTI, error, optional information</text:p>
          </table:table-cell>
          <table:table-cell table:number-columns-repeated="1010"/>
        </table:table-row>
        <table:table-row table:style-name="ro1">
          <table:table-cell table:style-name="ce4" office:value-type="string">
            <text:p>Terminate Due to Erro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3">
            <text:p>13</text:p>
          </table:table-cell>
          <table:table-cell table:formula="of:=IF([.F15]=&quot;&quot;;&quot;&quot;;DEC2HEX([.F15]*32+[.G15];2))" office:value-type="string" office:string-value="0D">
            <text:p>0D</text:p>
          </table:table-cell>
          <table:table-cell/>
          <table:table-cell table:formula="of:=IF([.F15]=&quot;&quot;;&quot;&quot;;DEC2HEX(1*(16*256)+HEX2DEC([.H15])*16+IF([.B15]=&quot;Y&quot;;4;0)+IF([.C15]=&quot;Y&quot;;2;0)+IF([.D15]=&quot;Y&quot;;1;0)+IF(NOT (  OR  ([.E15]=&quot;Y&quot;; [.B15]=&quot;Y&quot;));2*16*256;0);4))" office:value-type="string" office:string-value="10D4">
            <text:p>10D4</text:p>
          </table:table-cell>
          <table:table-cell table:style-name="ce22"/>
          <table:table-cell table:style-name="ce27" table:formula="of:=IF([.F15]=&quot;&quot;;&quot;&quot;;IF([.B15]=&quot;Y&quot;;&quot;1Eddd&quot;;DEC2HEX(256*256+IF([.E15]=&quot;Y&quot;;8;9)*256*16+HEX2DEC([.H15])*16+IF([.C15]=&quot;Y&quot;;8;0)+IF([.D15]=&quot;Y&quot;;0;4)+3;5)))" office:value-type="string" office:string-value="1Eddd">
            <text:p>1Eddd</text:p>
          </table:table-cell>
          <table:table-cell table:style-name="ce12" table:formula="of:=IF([.F15]=&quot;&quot;;&quot;&quot;;IF([.B15]=&quot;Y&quot;;[.H15];&quot;&quot;))" office:value-type="string" office:string-value="0D">
            <text:p>0D</text:p>
          </table:table-cell>
          <table:table-cell office:value-type="string">
            <text:p>MTI, error, optional information</text:p>
          </table:table-cell>
          <table:table-cell table:number-columns-repeated="1010"/>
        </table:table-row>
        <table:table-row table:style-name="ro1">
          <table:table-cell table:style-name="Default"/>
          <table:table-cell table:number-columns-repeated="6" table:style-name="ce12"/>
          <table:table-cell table:formula="of:=IF([.F16]=&quot;&quot;;&quot;&quot;;DEC2HEX([.F16]*32+[.G16];2))">
            <text:p/>
          </table:table-cell>
          <table:table-cell table:style-name="ce12"/>
          <table:table-cell table:formula="of:=IF([.F16]=&quot;&quot;;&quot;&quot;;DEC2HEX(1*(16*256)+HEX2DEC([.H16])*16+IF([.B16]=&quot;Y&quot;;4;0)+IF([.C16]=&quot;Y&quot;;2;0)+IF([.D16]=&quot;Y&quot;;1;0)+IF(NOT ([.E16]=&quot;Y&quot;);2*16*256;0);4))">
            <text:p/>
          </table:table-cell>
          <table:table-cell table:style-name="ce23"/>
          <table:table-cell table:style-name="ce27" table:formula="of:=IF([.F16]=&quot;&quot;;&quot;&quot;;IF([.B16]=&quot;Y&quot;;&quot;1Eddd&quot;;DEC2HEX(256*256+IF([.E16]=&quot;Y&quot;;8;9)*256*16+HEX2DEC([.H16])*16+IF([.C16]=&quot;Y&quot;;8;0)+IF([.D16]=&quot;Y&quot;;0;4)+3;5)))">
            <text:p/>
          </table:table-cell>
          <table:table-cell table:style-name="ce12" table:formula="of:=IF([.F16]=&quot;&quot;;&quot;&quot;;IF([.B16]=&quot;Y&quot;;[.H16];&quot;&quot;))">
            <text:p/>
          </table:table-cell>
          <table:table-cell table:style-name="Default" table:number-columns-repeated="1003"/>
          <table:table-cell table:number-columns-repeated="8"/>
        </table:table-row>
        <table:table-row table:style-name="ro1">
          <table:table-cell table:style-name="ce5" office:value-type="string">
            <text:p>Protocol Support Messages</text:p>
          </table:table-cell>
          <table:table-cell table:number-columns-repeated="6" table:style-name="ce12"/>
          <table:table-cell table:formula="of:=IF([.F17]=&quot;&quot;;&quot;&quot;;DEC2HEX([.F17]*32+[.G17];2))">
            <text:p/>
          </table:table-cell>
          <table:table-cell table:style-name="ce12"/>
          <table:table-cell table:formula="of:=IF([.F17]=&quot;&quot;;&quot;&quot;;DEC2HEX(1*(16*256)+HEX2DEC([.H17])*16+IF([.B17]=&quot;Y&quot;;4;0)+IF([.C17]=&quot;Y&quot;;2;0)+IF([.D17]=&quot;Y&quot;;1;0)+IF(NOT ([.E17]=&quot;Y&quot;);2*16*256;0);4))">
            <text:p/>
          </table:table-cell>
          <table:table-cell table:style-name="ce23"/>
          <table:table-cell table:style-name="ce27" table:formula="of:=IF([.F17]=&quot;&quot;;&quot;&quot;;IF([.B17]=&quot;Y&quot;;&quot;1Eddd&quot;;DEC2HEX(256*256+IF([.E17]=&quot;Y&quot;;8;9)*256*16+HEX2DEC([.H17])*16+IF([.C17]=&quot;Y&quot;;8;0)+IF([.D17]=&quot;Y&quot;;0;4)+3;5)))">
            <text:p/>
          </table:table-cell>
          <table:table-cell table:style-name="ce12" table:formula="of:=IF([.F17]=&quot;&quot;;&quot;&quot;;IF([.B17]=&quot;Y&quot;;[.H17];&quot;&quot;))">
            <text:p/>
          </table:table-cell>
          <table:table-cell table:style-name="Default" table:number-columns-repeated="1003"/>
          <table:table-cell table:number-columns-repeated="8"/>
        </table:table-row>
        <table:table-row table:style-name="ro1">
          <table:table-cell table:style-name="ce4" office:value-type="string">
            <text:p>Protocol Support Inquir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4">
            <text:p>14</text:p>
          </table:table-cell>
          <table:table-cell table:formula="of:=IF([.F18]=&quot;&quot;;&quot;&quot;;DEC2HEX([.F18]*32+[.G18];2))" office:value-type="string" office:string-value="2E">
            <text:p>2E</text:p>
          </table:table-cell>
          <table:table-cell/>
          <table:table-cell table:formula="of:=IF([.F18]=&quot;&quot;;&quot;&quot;;DEC2HEX(1*(16*256)+HEX2DEC([.H18])*16+IF([.B18]=&quot;Y&quot;;4;0)+IF([.C18]=&quot;Y&quot;;2;0)+IF([.D18]=&quot;Y&quot;;1;0)+IF(NOT (  OR  ([.E18]=&quot;Y&quot;; [.B18]=&quot;Y&quot;));2*16*256;0);4))" office:value-type="string" office:string-value="12E4">
            <text:p>12E4</text:p>
          </table:table-cell>
          <table:table-cell table:style-name="ce24"/>
          <table:table-cell table:style-name="ce27" table:formula="of:=IF([.F18]=&quot;&quot;;&quot;&quot;;IF([.B18]=&quot;Y&quot;;&quot;1Eddd&quot;;DEC2HEX(256*256+IF([.E18]=&quot;Y&quot;;8;9)*256*16+HEX2DEC([.H18])*16+IF([.C18]=&quot;Y&quot;;8;0)+IF([.D18]=&quot;Y&quot;;0;4)+3;5)))" office:value-type="string" office:string-value="1Eddd">
            <text:p>1Eddd</text:p>
          </table:table-cell>
          <table:table-cell table:style-name="ce12" table:formula="of:=IF([.F18]=&quot;&quot;;&quot;&quot;;IF([.B18]=&quot;Y&quot;;[.H18];&quot;&quot;))" office:value-type="string" office:string-value="2E">
            <text:p>2E</text:p>
          </table:table-cell>
          <table:table-cell table:number-columns-repeated="1011"/>
        </table:table-row>
        <table:table-row table:style-name="ro1">
          <table:table-cell table:style-name="ce4" office:value-type="string">
            <text:p>Protocol Support Repl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5">
            <text:p>15</text:p>
          </table:table-cell>
          <table:table-cell table:formula="of:=IF([.F19]=&quot;&quot;;&quot;&quot;;DEC2HEX([.F19]*32+[.G19];2))" office:value-type="string" office:string-value="2F">
            <text:p>2F</text:p>
          </table:table-cell>
          <table:table-cell/>
          <table:table-cell table:formula="of:=IF([.F19]=&quot;&quot;;&quot;&quot;;DEC2HEX(1*(16*256)+HEX2DEC([.H19])*16+IF([.B19]=&quot;Y&quot;;4;0)+IF([.C19]=&quot;Y&quot;;2;0)+IF([.D19]=&quot;Y&quot;;1;0)+IF(NOT (  OR  ([.E19]=&quot;Y&quot;; [.B19]=&quot;Y&quot;));2*16*256;0);4))" office:value-type="string" office:string-value="12F4">
            <text:p>12F4</text:p>
          </table:table-cell>
          <table:table-cell table:style-name="ce24"/>
          <table:table-cell table:style-name="ce27" table:formula="of:=IF([.F19]=&quot;&quot;;&quot;&quot;;IF([.B19]=&quot;Y&quot;;&quot;1Eddd&quot;;DEC2HEX(256*256+IF([.E19]=&quot;Y&quot;;8;9)*256*16+HEX2DEC([.H19])*16+IF([.C19]=&quot;Y&quot;;8;0)+IF([.D19]=&quot;Y&quot;;0;4)+3;5)))" office:value-type="string" office:string-value="1Eddd">
            <text:p>1Eddd</text:p>
          </table:table-cell>
          <table:table-cell table:style-name="ce12" table:formula="of:=IF([.F19]=&quot;&quot;;&quot;&quot;;IF([.B19]=&quot;Y&quot;;[.H19];&quot;&quot;))" office:value-type="string" office:string-value="2F">
            <text:p>2F</text:p>
          </table:table-cell>
          <table:table-cell office:value-type="string">
            <text:p>Protocol flags</text:p>
          </table:table-cell>
          <table:table-cell table:number-columns-repeated="1010"/>
        </table:table-row>
        <table:table-row table:style-name="ro1">
          <table:table-cell table:style-name="ce4"/>
          <table:table-cell table:number-columns-repeated="3" table:style-name="ce11"/>
          <table:table-cell table:number-columns-repeated="3"/>
          <table:table-cell table:formula="of:=IF([.F20]=&quot;&quot;;&quot;&quot;;DEC2HEX([.F20]*32+[.G20];2))">
            <text:p/>
          </table:table-cell>
          <table:table-cell/>
          <table:table-cell table:formula="of:=IF([.F20]=&quot;&quot;;&quot;&quot;;DEC2HEX(1*(16*256)+HEX2DEC([.H20])*16+IF([.B20]=&quot;Y&quot;;4;0)+IF([.C20]=&quot;Y&quot;;2;0)+IF([.D20]=&quot;Y&quot;;1;0)+IF(NOT ([.E20]=&quot;Y&quot;);2*16*256;0);4))">
            <text:p/>
          </table:table-cell>
          <table:table-cell table:style-name="ce22"/>
          <table:table-cell table:style-name="ce27" table:formula="of:=IF([.F20]=&quot;&quot;;&quot;&quot;;IF([.B20]=&quot;Y&quot;;&quot;1Eddd&quot;;DEC2HEX(256*256+IF([.E20]=&quot;Y&quot;;8;9)*256*16+HEX2DEC([.H20])*16+IF([.C20]=&quot;Y&quot;;8;0)+IF([.D20]=&quot;Y&quot;;0;4)+3;5)))">
            <text:p/>
          </table:table-cell>
          <table:table-cell table:style-name="ce12" table:formula="of:=IF([.F20]=&quot;&quot;;&quot;&quot;;IF([.B20]=&quot;Y&quot;;[.H20];&quot;&quot;))">
            <text:p/>
          </table:table-cell>
          <table:table-cell table:number-columns-repeated="1011"/>
        </table:table-row>
        <table:table-row table:style-name="ro1">
          <table:table-cell table:style-name="ce6" office:value-type="string">
            <text:p>Event Exchange Messages</text:p>
          </table:table-cell>
          <table:table-cell table:number-columns-repeated="3" table:style-name="ce11"/>
          <table:table-cell table:number-columns-repeated="3"/>
          <table:table-cell table:formula="of:=IF([.F21]=&quot;&quot;;&quot;&quot;;DEC2HEX([.F21]*32+[.G21];2))">
            <text:p/>
          </table:table-cell>
          <table:table-cell/>
          <table:table-cell table:formula="of:=IF([.F21]=&quot;&quot;;&quot;&quot;;DEC2HEX(1*(16*256)+HEX2DEC([.H21])*16+IF([.B21]=&quot;Y&quot;;4;0)+IF([.C21]=&quot;Y&quot;;2;0)+IF([.D21]=&quot;Y&quot;;1;0)+IF(NOT ([.E21]=&quot;Y&quot;);2*16*256;0);4))">
            <text:p/>
          </table:table-cell>
          <table:table-cell table:style-name="ce22"/>
          <table:table-cell table:style-name="ce27" table:formula="of:=IF([.F21]=&quot;&quot;;&quot;&quot;;IF([.B21]=&quot;Y&quot;;&quot;1Eddd&quot;;DEC2HEX(256*256+IF([.E21]=&quot;Y&quot;;8;9)*256*16+HEX2DEC([.H21])*16+IF([.C21]=&quot;Y&quot;;8;0)+IF([.D21]=&quot;Y&quot;;0;4)+3;5)))">
            <text:p/>
          </table:table-cell>
          <table:table-cell table:style-name="ce12" table:formula="of:=IF([.F21]=&quot;&quot;;&quot;&quot;;IF([.B21]=&quot;Y&quot;;[.H21];&quot;&quot;))">
            <text:p/>
          </table:table-cell>
          <table:table-cell table:number-columns-repeated="1011"/>
        </table:table-row>
        <table:table-row table:style-name="ro1">
          <table:table-cell table:style-name="ce4" office:value-type="string">
            <office:annotation draw:style-name="gr2" draw:text-style-name="P1" svg:width="2.6185in" svg:height="0.3902in" svg:x="2.5197in" svg:y="4.4213in" draw:caption-point-x="-0.2402in" draw:caption-point-y="0.5957in">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4">
            <text:p>4</text:p>
          </table:table-cell>
          <table:table-cell table:formula="of:=IF([.F22]=&quot;&quot;;&quot;&quot;;DEC2HEX([.F22]*32+[.G22];2))" office:value-type="string" office:string-value="24">
            <text:p>24</text:p>
          </table:table-cell>
          <table:table-cell/>
          <table:table-cell table:formula="of:=IF([.F22]=&quot;&quot;;&quot;&quot;;DEC2HEX(1*(16*256)+HEX2DEC([.H22])*16+IF([.B22]=&quot;Y&quot;;4;0)+IF([.C22]=&quot;Y&quot;;2;0)+IF([.D22]=&quot;Y&quot;;1;0)+IF(NOT (  OR  ([.E22]=&quot;Y&quot;; [.B22]=&quot;Y&quot;));2*16*256;0);4))" office:value-type="string" office:string-value="1242">
            <text:p>1242</text:p>
          </table:table-cell>
          <table:table-cell table:style-name="ce22"/>
          <table:table-cell table:style-name="ce27" table:formula="of:=IF([.F22]=&quot;&quot;;&quot;&quot;;IF([.B22]=&quot;Y&quot;;&quot;1Eddd&quot;;DEC2HEX(256*256+IF([.E22]=&quot;Y&quot;;8;9)*256*16+HEX2DEC([.H22])*16+IF([.C22]=&quot;Y&quot;;8;0)+IF([.D22]=&quot;Y&quot;;0;4)+3;5)))" office:value-type="string" office:string-value="1824F">
            <text:p>1824F</text:p>
          </table:table-cell>
          <table:table-cell table:style-name="ce12" table:formula="of:=IF([.F22]=&quot;&quot;;&quot;&quot;;IF([.B22]=&quot;Y&quot;;[.H22];&quot;&quot;))">
            <text:p/>
          </table:table-cell>
          <table:table-cell office:value-type="string">
            <text:p>EventID (no room for DestID!)</text:p>
          </table:table-cell>
          <table:table-cell table:number-columns-repeated="1010"/>
        </table:table-row>
        <table:table-row table:style-name="ro1">
          <table:table-cell office:value-type="string">
            <office:annotation draw:style-name="gr5" draw:text-style-name="P1" svg:width="4.0756in" svg:height="1.1677in" svg:x="2.5197in" svg:y="4.5902in" draw:caption-point-x="-0.2402in" draw:caption-point-y="0.5957in">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2"/>
          <table:table-cell office:value-type="float" office:value="1">
            <text:p>1</text:p>
          </table:table-cell>
          <table:table-cell office:value-type="float" office:value="5">
            <text:p>5</text:p>
          </table:table-cell>
          <table:table-cell table:formula="of:=IF([.F23]=&quot;&quot;;&quot;&quot;;DEC2HEX([.F23]*32+[.G23];2))" office:value-type="string" office:string-value="25">
            <text:p>25</text:p>
          </table:table-cell>
          <table:table-cell/>
          <table:table-cell table:formula="of:=IF([.F23]=&quot;&quot;;&quot;&quot;;DEC2HEX(1*(16*256)+HEX2DEC([.H23])*16+IF([.B23]=&quot;Y&quot;;4;0)+IF([.C23]=&quot;Y&quot;;2;0)+IF([.D23]=&quot;Y&quot;;1;0)+IF(NOT (  OR  ([.E23]=&quot;Y&quot;; [.B23]=&quot;Y&quot;));2*16*256;0);4))" office:value-type="string" office:string-value="3252">
            <text:p>3252</text:p>
          </table:table-cell>
          <table:table-cell table:style-name="ce22"/>
          <table:table-cell table:style-name="ce27" table:formula="of:=IF([.F23]=&quot;&quot;;&quot;&quot;;IF([.B23]=&quot;Y&quot;;&quot;1Eddd&quot;;DEC2HEX(256*256+IF([.E23]=&quot;Y&quot;;8;9)*256*16+HEX2DEC([.H23])*16+IF([.C23]=&quot;Y&quot;;8;0)+IF([.D23]=&quot;Y&quot;;0;4)+3;5)))" office:value-type="string" office:string-value="1925F">
            <text:p>1925F</text:p>
          </table:table-cell>
          <table:table-cell table:style-name="ce12" table:formula="of:=IF([.F23]=&quot;&quot;;&quot;&quot;;IF([.B23]=&quot;Y&quot;;[.H23];&quot;&quot;))">
            <text:p/>
          </table:table-cell>
          <table:table-cell office:value-type="string">
            <text:p>EventID w mask (no room for DestID!)</text:p>
          </table:table-cell>
          <table:table-cell table:number-columns-repeated="1010"/>
        </table:table-row>
        <table:table-row table:style-name="ro1">
          <table:table-cell table:style-name="ce4" office:value-type="string">
            <office:annotation draw:style-name="gr4" draw:text-style-name="P1" svg:width="3.8402in" svg:height="0.5457in" svg:x="2.5197in" svg:y="4.7587in" draw:caption-point-x="-0.2402in" draw:caption-point-y="0.5957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6">
            <text:p>6</text:p>
          </table:table-cell>
          <table:table-cell table:formula="of:=IF([.F24]=&quot;&quot;;&quot;&quot;;DEC2HEX([.F24]*32+[.G24];2))" office:value-type="string" office:string-value="26">
            <text:p>26</text:p>
          </table:table-cell>
          <table:table-cell/>
          <table:table-cell table:formula="of:=IF([.F24]=&quot;&quot;;&quot;&quot;;DEC2HEX(1*(16*256)+HEX2DEC([.H24])*16+IF([.B24]=&quot;Y&quot;;4;0)+IF([.C24]=&quot;Y&quot;;2;0)+IF([.D24]=&quot;Y&quot;;1;0)+IF(NOT (  OR  ([.E24]=&quot;Y&quot;; [.B24]=&quot;Y&quot;));2*16*256;0);4))" office:value-type="string" office:string-value="3263">
            <text:p>3263</text:p>
          </table:table-cell>
          <table:table-cell table:style-name="ce22"/>
          <table:table-cell table:style-name="ce27" table:formula="of:=IF([.F24]=&quot;&quot;;&quot;&quot;;IF([.B24]=&quot;Y&quot;;&quot;1Eddd&quot;;DEC2HEX(256*256+IF([.E24]=&quot;Y&quot;;8;9)*256*16+HEX2DEC([.H24])*16+IF([.C24]=&quot;Y&quot;;8;0)+IF([.D24]=&quot;Y&quot;;0;4)+3;5)))" office:value-type="string" office:string-value="1926B">
            <text:p>1926B</text:p>
          </table:table-cell>
          <table:table-cell table:style-name="ce12" table:formula="of:=IF([.F24]=&quot;&quot;;&quot;&quot;;IF([.B24]=&quot;Y&quot;;[.H24];&quot;&quot;))">
            <text:p/>
          </table:table-cell>
          <table:table-cell office:value-type="string">
            <text:p>EventID (no room for DestID!)</text:p>
          </table:table-cell>
          <table:table-cell table:number-columns-repeated="1010"/>
        </table:table-row>
        <table:table-row table:style-name="ro1">
          <table:table-cell table:style-name="ce4" office:value-type="string">
            <office:annotation draw:style-name="gr2" draw:text-style-name="P1" svg:width="2.6012in" svg:height="0.3902in" svg:x="2.5197in" svg:y="4.9276in" draw:caption-point-x="-0.2402in" draw:caption-point-y="0.5957in">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8">
            <text:p>8</text:p>
          </table:table-cell>
          <table:table-cell table:formula="of:=IF([.F25]=&quot;&quot;;&quot;&quot;;DEC2HEX([.F25]*32+[.G25];2))" office:value-type="string" office:string-value="28">
            <text:p>28</text:p>
          </table:table-cell>
          <table:table-cell/>
          <table:table-cell table:formula="of:=IF([.F25]=&quot;&quot;;&quot;&quot;;DEC2HEX(1*(16*256)+HEX2DEC([.H25])*16+IF([.B25]=&quot;Y&quot;;4;0)+IF([.C25]=&quot;Y&quot;;2;0)+IF([.D25]=&quot;Y&quot;;1;0)+IF(NOT (  OR  ([.E25]=&quot;Y&quot;; [.B25]=&quot;Y&quot;));2*16*256;0);4))" office:value-type="string" office:string-value="1282">
            <text:p>1282</text:p>
          </table:table-cell>
          <table:table-cell table:style-name="ce22"/>
          <table:table-cell table:style-name="ce27" table:formula="of:=IF([.F25]=&quot;&quot;;&quot;&quot;;IF([.B25]=&quot;Y&quot;;&quot;1Eddd&quot;;DEC2HEX(256*256+IF([.E25]=&quot;Y&quot;;8;9)*256*16+HEX2DEC([.H25])*16+IF([.C25]=&quot;Y&quot;;8;0)+IF([.D25]=&quot;Y&quot;;0;4)+3;5)))" office:value-type="string" office:string-value="1828F">
            <text:p>1828F</text:p>
          </table:table-cell>
          <table:table-cell table:style-name="ce12" table:formula="of:=IF([.F25]=&quot;&quot;;&quot;&quot;;IF([.B25]=&quot;Y&quot;;[.H25];&quot;&quot;))">
            <text:p/>
          </table:table-cell>
          <table:table-cell office:value-type="string">
            <text:p>EventID (no room for DestID!)</text:p>
          </table:table-cell>
          <table:table-cell table:number-columns-repeated="1010"/>
        </table:table-row>
        <table:table-row table:style-name="ro1">
          <table:table-cell table:style-name="ce7" office:value-type="string">
            <office:annotation draw:style-name="gr5" draw:text-style-name="P1" svg:width="4.0059in" svg:height="1.1677in" svg:x="2.5197in" svg:y="5.0965in" draw:caption-point-x="-0.2402in" draw:caption-point-y="0.5957in">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style-name="ce13"/>
          <table:table-cell/>
          <table:table-cell office:value-type="float" office:value="1">
            <text:p>1</text:p>
          </table:table-cell>
          <table:table-cell office:value-type="float" office:value="9">
            <text:p>9</text:p>
          </table:table-cell>
          <table:table-cell table:formula="of:=IF([.F26]=&quot;&quot;;&quot;&quot;;DEC2HEX([.F26]*32+[.G26];2))" office:value-type="string" office:string-value="29">
            <text:p>29</text:p>
          </table:table-cell>
          <table:table-cell/>
          <table:table-cell table:formula="of:=IF([.F26]=&quot;&quot;;&quot;&quot;;DEC2HEX(1*(16*256)+HEX2DEC([.H26])*16+IF([.B26]=&quot;Y&quot;;4;0)+IF([.C26]=&quot;Y&quot;;2;0)+IF([.D26]=&quot;Y&quot;;1;0)+IF(NOT (  OR  ([.E26]=&quot;Y&quot;; [.B26]=&quot;Y&quot;));2*16*256;0);4))" office:value-type="string" office:string-value="3292">
            <text:p>3292</text:p>
          </table:table-cell>
          <table:table-cell table:style-name="ce22"/>
          <table:table-cell table:style-name="ce27" table:formula="of:=IF([.F26]=&quot;&quot;;&quot;&quot;;IF([.B26]=&quot;Y&quot;;&quot;1Eddd&quot;;DEC2HEX(256*256+IF([.E26]=&quot;Y&quot;;8;9)*256*16+HEX2DEC([.H26])*16+IF([.C26]=&quot;Y&quot;;8;0)+IF([.D26]=&quot;Y&quot;;0;4)+3;5)))" office:value-type="string" office:string-value="1929F">
            <text:p>1929F</text:p>
          </table:table-cell>
          <table:table-cell table:style-name="ce12" table:formula="of:=IF([.F26]=&quot;&quot;;&quot;&quot;;IF([.B26]=&quot;Y&quot;;[.H26];&quot;&quot;))">
            <text:p/>
          </table:table-cell>
          <table:table-cell office:value-type="string">
            <text:p>EventID w mask (no room for DestID!)</text:p>
          </table:table-cell>
          <table:table-cell table:number-columns-repeated="1010"/>
        </table:table-row>
        <table:table-row table:style-name="ro1">
          <table:table-cell table:style-name="ce4" office:value-type="string">
            <office:annotation draw:style-name="gr4" draw:text-style-name="P1" svg:width="3.8138in" svg:height="0.5457in" svg:x="2.5197in" svg:y="5.2654in" draw:caption-point-x="-0.2402in" draw:caption-point-y="0.5957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10">
            <text:p>10</text:p>
          </table:table-cell>
          <table:table-cell table:formula="of:=IF([.F27]=&quot;&quot;;&quot;&quot;;DEC2HEX([.F27]*32+[.G27];2))" office:value-type="string" office:string-value="2A">
            <text:p>2A</text:p>
          </table:table-cell>
          <table:table-cell/>
          <table:table-cell table:formula="of:=IF([.F27]=&quot;&quot;;&quot;&quot;;DEC2HEX(1*(16*256)+HEX2DEC([.H27])*16+IF([.B27]=&quot;Y&quot;;4;0)+IF([.C27]=&quot;Y&quot;;2;0)+IF([.D27]=&quot;Y&quot;;1;0)+IF(NOT (  OR  ([.E27]=&quot;Y&quot;; [.B27]=&quot;Y&quot;));2*16*256;0);4))" office:value-type="string" office:string-value="32A3">
            <text:p>32A3</text:p>
          </table:table-cell>
          <table:table-cell table:style-name="ce22"/>
          <table:table-cell table:style-name="ce27" table:formula="of:=IF([.F27]=&quot;&quot;;&quot;&quot;;IF([.B27]=&quot;Y&quot;;&quot;1Eddd&quot;;DEC2HEX(256*256+IF([.E27]=&quot;Y&quot;;8;9)*256*16+HEX2DEC([.H27])*16+IF([.C27]=&quot;Y&quot;;8;0)+IF([.D27]=&quot;Y&quot;;0;4)+3;5)))" office:value-type="string" office:string-value="192AB">
            <text:p>192AB</text:p>
          </table:table-cell>
          <table:table-cell table:style-name="ce12" table:formula="of:=IF([.F27]=&quot;&quot;;&quot;&quot;;IF([.B27]=&quot;Y&quot;;[.H27];&quot;&quot;))">
            <text:p/>
          </table:table-cell>
          <table:table-cell office:value-type="string">
            <text:p>EventID (no room for DestID!)</text:p>
          </table:table-cell>
          <table:table-cell table:number-columns-repeated="1010"/>
        </table:table-row>
        <table:table-row table:style-name="ro1">
          <table:table-cell table:style-name="ce4" office:value-type="string">
            <office:annotation draw:style-name="gr2" draw:text-style-name="P1" svg:width="2.4528in" svg:height="0.3902in" svg:x="2.5197in" svg:y="5.4343in" draw:caption-point-x="-0.2402in" draw:caption-point-y="0.5957in">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1">
            <text:p>11</text:p>
          </table:table-cell>
          <table:table-cell table:formula="of:=IF([.F28]=&quot;&quot;;&quot;&quot;;DEC2HEX([.F28]*32+[.G28];2))" office:value-type="string" office:string-value="2B">
            <text:p>2B</text:p>
          </table:table-cell>
          <table:table-cell/>
          <table:table-cell table:formula="of:=IF([.F28]=&quot;&quot;;&quot;&quot;;DEC2HEX(1*(16*256)+HEX2DEC([.H28])*16+IF([.B28]=&quot;Y&quot;;4;0)+IF([.C28]=&quot;Y&quot;;2;0)+IF([.D28]=&quot;Y&quot;;1;0)+IF(NOT (  OR  ([.E28]=&quot;Y&quot;; [.B28]=&quot;Y&quot;));2*16*256;0);4))" office:value-type="string" office:string-value="12B4">
            <text:p>12B4</text:p>
          </table:table-cell>
          <table:table-cell table:style-name="ce22"/>
          <table:table-cell table:style-name="ce27" table:formula="of:=IF([.F28]=&quot;&quot;;&quot;&quot;;IF([.B28]=&quot;Y&quot;;&quot;1Eddd&quot;;DEC2HEX(256*256+IF([.E28]=&quot;Y&quot;;8;9)*256*16+HEX2DEC([.H28])*16+IF([.C28]=&quot;Y&quot;;8;0)+IF([.D28]=&quot;Y&quot;;0;4)+3;5)))" office:value-type="string" office:string-value="1Eddd">
            <text:p>1Eddd</text:p>
          </table:table-cell>
          <table:table-cell table:style-name="ce12" table:formula="of:=IF([.F28]=&quot;&quot;;&quot;&quot;;IF([.B28]=&quot;Y&quot;;[.H28];&quot;&quot;))" office:value-type="string" office:string-value="2B">
            <text:p>2B</text:p>
          </table:table-cell>
          <table:table-cell table:number-columns-repeated="1011"/>
        </table:table-row>
        <table:table-row table:style-name="ro1">
          <table:table-cell table:style-name="ce4" office:value-type="string">
            <office:annotation draw:style-name="gr2" draw:text-style-name="P1" svg:width="2.5228in" svg:height="0.3902in" svg:x="2.5197in" svg:y="5.6028in" draw:caption-point-x="-0.2402in" draw:caption-point-y="0.5957in">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3" table:style-name="ce11"/>
          <table:table-cell office:value-type="string">
            <text:p>Y</text:p>
          </table:table-cell>
          <table:table-cell office:value-type="float" office:value="1">
            <text:p>1</text:p>
          </table:table-cell>
          <table:table-cell office:value-type="float" office:value="11">
            <text:p>11</text:p>
          </table:table-cell>
          <table:table-cell table:formula="of:=IF([.F29]=&quot;&quot;;&quot;&quot;;DEC2HEX([.F29]*32+[.G29];2))" office:value-type="string" office:string-value="2B">
            <text:p>2B</text:p>
          </table:table-cell>
          <table:table-cell/>
          <table:table-cell table:formula="of:=IF([.F29]=&quot;&quot;;&quot;&quot;;DEC2HEX(1*(16*256)+HEX2DEC([.H29])*16+IF([.B29]=&quot;Y&quot;;4;0)+IF([.C29]=&quot;Y&quot;;2;0)+IF([.D29]=&quot;Y&quot;;1;0)+IF(NOT (  OR  ([.E29]=&quot;Y&quot;; [.B29]=&quot;Y&quot;));2*16*256;0);4))" office:value-type="string" office:string-value="12B0">
            <text:p>12B0</text:p>
          </table:table-cell>
          <table:table-cell table:style-name="ce22"/>
          <table:table-cell table:style-name="ce27" table:formula="of:=IF([.F29]=&quot;&quot;;&quot;&quot;;IF([.B29]=&quot;Y&quot;;&quot;1Eddd&quot;;DEC2HEX(256*256+IF([.E29]=&quot;Y&quot;;8;9)*256*16+HEX2DEC([.H29])*16+IF([.C29]=&quot;Y&quot;;8;0)+IF([.D29]=&quot;Y&quot;;0;4)+3;5)))" office:value-type="string" office:string-value="182B7">
            <text:p>182B7</text:p>
          </table:table-cell>
          <table:table-cell table:style-name="ce12" table:formula="of:=IF([.F29]=&quot;&quot;;&quot;&quot;;IF([.B29]=&quot;Y&quot;;[.H29];&quot;&quot;))">
            <text:p/>
          </table:table-cell>
          <table:table-cell table:number-columns-repeated="1011"/>
        </table:table-row>
        <table:table-row table:style-name="ro1">
          <table:table-cell office:value-type="string">
            <office:annotation draw:style-name="gr4" draw:text-style-name="P1" svg:width="2.2437in" svg:height="0.5457in" svg:x="2.5197in" svg:y="5.7717in" draw:caption-point-x="-0.2402in" draw:caption-point-y="0.5957in">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table-cell office:value-type="string">
            <text:p>Y</text:p>
          </table:table-cell>
          <table:table-cell office:value-type="float" office:value="1">
            <text:p>1</text:p>
          </table:table-cell>
          <table:table-cell office:value-type="float" office:value="12">
            <text:p>12</text:p>
          </table:table-cell>
          <table:table-cell table:formula="of:=IF([.F30]=&quot;&quot;;&quot;&quot;;DEC2HEX([.F30]*32+[.G30];2))" office:value-type="string" office:string-value="2C">
            <text:p>2C</text:p>
          </table:table-cell>
          <table:table-cell/>
          <table:table-cell table:formula="of:=IF([.F30]=&quot;&quot;;&quot;&quot;;DEC2HEX(1*(16*256)+HEX2DEC([.H30])*16+IF([.B30]=&quot;Y&quot;;4;0)+IF([.C30]=&quot;Y&quot;;2;0)+IF([.D30]=&quot;Y&quot;;1;0)+IF(NOT (  OR  ([.E30]=&quot;Y&quot;; [.B30]=&quot;Y&quot;));2*16*256;0);4))" office:value-type="string" office:string-value="12C2">
            <text:p>12C2</text:p>
          </table:table-cell>
          <table:table-cell table:style-name="ce22"/>
          <table:table-cell table:style-name="ce27" table:formula="of:=IF([.F30]=&quot;&quot;;&quot;&quot;;IF([.B30]=&quot;Y&quot;;&quot;1Eddd&quot;;DEC2HEX(256*256+IF([.E30]=&quot;Y&quot;;8;9)*256*16+HEX2DEC([.H30])*16+IF([.C30]=&quot;Y&quot;;8;0)+IF([.D30]=&quot;Y&quot;;0;4)+3;5)))" office:value-type="string" office:string-value="182CF">
            <text:p>182CF</text:p>
          </table:table-cell>
          <table:table-cell table:style-name="ce12" table:formula="of:=IF([.F30]=&quot;&quot;;&quot;&quot;;IF([.B30]=&quot;Y&quot;;[.H30];&quot;&quot;))">
            <text:p/>
          </table:table-cell>
          <table:table-cell office:value-type="string">
            <text:p>EventID</text:p>
          </table:table-cell>
          <table:table-cell table:number-columns-repeated="1010"/>
        </table:table-row>
        <table:table-row table:style-name="ro1">
          <table:table-cell table:style-name="ce4" office:value-type="string">
            <office:annotation draw:style-name="gr2" draw:text-style-name="P1" svg:width="1.7114in" svg:height="0.3902in" svg:x="2.5197in" svg:y="5.9406in" draw:caption-point-x="-0.2402in" draw:caption-point-y="0.5957in">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13">
            <text:p>13</text:p>
          </table:table-cell>
          <table:table-cell table:formula="of:=IF([.F31]=&quot;&quot;;&quot;&quot;;DEC2HEX([.F31]*32+[.G31];2))" office:value-type="string" office:string-value="2D">
            <text:p>2D</text:p>
          </table:table-cell>
          <table:table-cell/>
          <table:table-cell table:formula="of:=IF([.F31]=&quot;&quot;;&quot;&quot;;DEC2HEX(1*(16*256)+HEX2DEC([.H31])*16+IF([.B31]=&quot;Y&quot;;4;0)+IF([.C31]=&quot;Y&quot;;2;0)+IF([.D31]=&quot;Y&quot;;1;0)+IF(NOT (  OR  ([.E31]=&quot;Y&quot;; [.B31]=&quot;Y&quot;));2*16*256;0);4))" office:value-type="string" office:string-value="12D2">
            <text:p>12D2</text:p>
          </table:table-cell>
          <table:table-cell table:style-name="ce22"/>
          <table:table-cell table:style-name="ce27" table:formula="of:=IF([.F31]=&quot;&quot;;&quot;&quot;;IF([.B31]=&quot;Y&quot;;&quot;1Eddd&quot;;DEC2HEX(256*256+IF([.E31]=&quot;Y&quot;;8;9)*256*16+HEX2DEC([.H31])*16+IF([.C31]=&quot;Y&quot;;8;0)+IF([.D31]=&quot;Y&quot;;0;4)+3;5)))" office:value-type="string" office:string-value="182DF">
            <text:p>182DF</text:p>
          </table:table-cell>
          <table:table-cell table:style-name="ce12" table:formula="of:=IF([.F31]=&quot;&quot;;&quot;&quot;;IF([.B31]=&quot;Y&quot;;[.H31];&quot;&quot;))">
            <text:p/>
          </table:table-cell>
          <table:table-cell office:value-type="string">
            <text:p>EventID</text:p>
          </table:table-cell>
          <table:table-cell table:number-columns-repeated="1010"/>
        </table:table-row>
        <table:table-row table:style-name="ro1">
          <table:table-cell table:style-name="ce4"/>
          <table:table-cell table:number-columns-repeated="3" table:style-name="ce11"/>
          <table:table-cell table:number-columns-repeated="3"/>
          <table:table-cell table:formula="of:=IF([.F32]=&quot;&quot;;&quot;&quot;;DEC2HEX([.F32]*32+[.G32];2))">
            <text:p/>
          </table:table-cell>
          <table:table-cell/>
          <table:table-cell table:formula="of:=IF([.F32]=&quot;&quot;;&quot;&quot;;DEC2HEX(1*(16*256)+HEX2DEC([.H32])*16+IF([.B32]=&quot;Y&quot;;4;0)+IF([.C32]=&quot;Y&quot;;2;0)+IF([.D32]=&quot;Y&quot;;1;0)+IF(NOT ([.E32]=&quot;Y&quot;);2*16*256;0);4))">
            <text:p/>
          </table:table-cell>
          <table:table-cell table:style-name="ce22"/>
          <table:table-cell table:style-name="ce27" table:formula="of:=IF([.F32]=&quot;&quot;;&quot;&quot;;IF([.B32]=&quot;Y&quot;;&quot;1Eddd&quot;;DEC2HEX(256*256+IF([.E32]=&quot;Y&quot;;8;9)*256*16+HEX2DEC([.H32])*16+IF([.C32]=&quot;Y&quot;;8;0)+IF([.D32]=&quot;Y&quot;;0;4)+3;5)))">
            <text:p/>
          </table:table-cell>
          <table:table-cell table:style-name="ce12" table:formula="of:=IF([.F32]=&quot;&quot;;&quot;&quot;;IF([.B32]=&quot;Y&quot;;[.H32];&quot;&quot;))">
            <text:p/>
          </table:table-cell>
          <table:table-cell table:number-columns-repeated="1011"/>
        </table:table-row>
        <table:table-row table:style-name="ro1">
          <table:table-cell table:style-name="ce6" office:value-type="string">
            <text:p>Other Messages</text:p>
          </table:table-cell>
          <table:table-cell table:number-columns-repeated="3" table:style-name="ce11"/>
          <table:table-cell table:number-columns-repeated="3"/>
          <table:table-cell table:formula="of:=IF([.F33]=&quot;&quot;;&quot;&quot;;DEC2HEX([.F33]*32+[.G33];2))">
            <text:p/>
          </table:table-cell>
          <table:table-cell/>
          <table:table-cell table:formula="of:=IF([.F33]=&quot;&quot;;&quot;&quot;;DEC2HEX(1*(16*256)+HEX2DEC([.H33])*16+IF([.B33]=&quot;Y&quot;;4;0)+IF([.C33]=&quot;Y&quot;;2;0)+IF([.D33]=&quot;Y&quot;;1;0)+IF(NOT ([.E33]=&quot;Y&quot;);2*16*256;0);4))">
            <text:p/>
          </table:table-cell>
          <table:table-cell table:style-name="ce22"/>
          <table:table-cell table:style-name="ce27" table:formula="of:=IF([.F33]=&quot;&quot;;&quot;&quot;;IF([.B33]=&quot;Y&quot;;&quot;1Eddd&quot;;DEC2HEX(256*256+IF([.E33]=&quot;Y&quot;;8;9)*256*16+HEX2DEC([.H33])*16+IF([.C33]=&quot;Y&quot;;8;0)+IF([.D33]=&quot;Y&quot;;0;4)+3;5)))">
            <text:p/>
          </table:table-cell>
          <table:table-cell table:style-name="ce12" table:formula="of:=IF([.F33]=&quot;&quot;;&quot;&quot;;IF([.B33]=&quot;Y&quot;;[.H33];&quot;&quot;))">
            <text:p/>
          </table:table-cell>
          <table:table-cell table:number-columns-repeated="1011"/>
        </table:table-row>
        <table:table-row table:style-name="ro4">
          <table:table-cell table:style-name="ce4" office:value-type="string">
            <office:annotation draw:style-name="gr6" draw:text-style-name="P1" svg:width="1.1413in" svg:height="0.2346in" svg:x="2.5197in" svg:y="6.4469in" draw:caption-point-x="-0.2402in" draw:caption-point-y="0.5957in">
              <dc:creator>P</dc:creator>
              <dc:date>2011-08-10T00:00:00</dc:date>
              <text:p text:style-name="P1"><text:span text:style-name="T1">Unofficial MTI</text:span></text:p>
            </office:annotation>
            <text:p>Xpressnet</text:p>
          </table:table-cell>
          <table:table-cell table:number-columns-repeated="3" table:style-name="ce11"/>
          <table:table-cell/>
          <table:table-cell office:value-type="float" office:value="2">
            <text:p>2</text:p>
          </table:table-cell>
          <table:table-cell office:value-type="float" office:value="17">
            <text:p>17</text:p>
          </table:table-cell>
          <table:table-cell table:formula="of:=IF([.F34]=&quot;&quot;;&quot;&quot;;DEC2HEX([.F34]*32+[.G34];2))" office:value-type="string" office:string-value="51">
            <text:p>51</text:p>
          </table:table-cell>
          <table:table-cell/>
          <table:table-cell table:formula="of:=IF([.F34]=&quot;&quot;;&quot;&quot;;DEC2HEX(1*(16*256)+HEX2DEC([.H34])*16+IF([.B34]=&quot;Y&quot;;4;0)+IF([.C34]=&quot;Y&quot;;2;0)+IF([.D34]=&quot;Y&quot;;1;0)+IF(NOT (  OR  ([.E34]=&quot;Y&quot;; [.B34]=&quot;Y&quot;));2*16*256;0);4))" office:value-type="string" office:string-value="3510">
            <text:p>3510</text:p>
          </table:table-cell>
          <table:table-cell table:style-name="ce22"/>
          <table:table-cell table:style-name="ce27" table:formula="of:=IF([.F34]=&quot;&quot;;&quot;&quot;;IF([.B34]=&quot;Y&quot;;&quot;1Eddd&quot;;DEC2HEX(256*256+IF([.E34]=&quot;Y&quot;;8;9)*256*16+HEX2DEC([.H34])*16+IF([.C34]=&quot;Y&quot;;8;0)+IF([.D34]=&quot;Y&quot;;0;4)+3;5)))" office:value-type="string" office:string-value="19517">
            <text:p>19517</text:p>
          </table:table-cell>
          <table:table-cell table:style-name="ce12" table:formula="of:=IF([.F34]=&quot;&quot;;&quot;&quot;;IF([.B34]=&quot;Y&quot;;[.H34];&quot;&quot;))">
            <text:p/>
          </table:table-cell>
          <table:table-cell office:value-type="string">
            <text:p>Xpressnet packet</text:p>
          </table:table-cell>
          <table:table-cell table:number-columns-repeated="1010"/>
        </table:table-row>
        <table:table-row table:style-name="ro1">
          <table:table-cell/>
          <table:table-cell table:style-name="ce10"/>
          <table:table-cell table:number-columns-repeated="5"/>
          <table:table-cell table:formula="of:=IF([.F35]=&quot;&quot;;&quot;&quot;;DEC2HEX([.F35]*32+[.G35];2))">
            <text:p/>
          </table:table-cell>
          <table:table-cell/>
          <table:table-cell table:formula="of:=IF([.F35]=&quot;&quot;;&quot;&quot;;DEC2HEX(1*(16*256)+HEX2DEC([.H35])*16+IF([.B35]=&quot;Y&quot;;4;0)+IF([.C35]=&quot;Y&quot;;2;0)+IF([.D35]=&quot;Y&quot;;1;0)+IF(NOT ([.E35]=&quot;Y&quot;);2*16*256;0);4))">
            <text:p/>
          </table:table-cell>
          <table:table-cell table:style-name="ce22"/>
          <table:table-cell table:style-name="ce27" table:formula="of:=IF([.F35]=&quot;&quot;;&quot;&quot;;IF([.B35]=&quot;Y&quot;;&quot;1Eddd&quot;;DEC2HEX(256*256+IF([.E35]=&quot;Y&quot;;8;9)*256*16+HEX2DEC([.H35])*16+IF([.C35]=&quot;Y&quot;;8;0)+IF([.D35]=&quot;Y&quot;;0;4)+3;5)))">
            <text:p/>
          </table:table-cell>
          <table:table-cell table:style-name="ce12" table:formula="of:=IF([.F35]=&quot;&quot;;&quot;&quot;;IF([.B35]=&quot;Y&quot;;[.H35];&quot;&quot;))">
            <text:p/>
          </table:table-cell>
          <table:table-cell table:number-columns-repeated="1011"/>
        </table:table-row>
        <table:table-row table:style-name="ro1">
          <table:table-cell table:style-name="ce1" office:value-type="string">
            <text:p>Datagram Messages</text:p>
          </table:table-cell>
          <table:table-cell table:style-name="ce10"/>
          <table:table-cell table:number-columns-repeated="5"/>
          <table:table-cell table:formula="of:=IF([.F36]=&quot;&quot;;&quot;&quot;;DEC2HEX([.F36]*32+[.G36];2))">
            <text:p/>
          </table:table-cell>
          <table:table-cell/>
          <table:table-cell table:formula="of:=IF([.F36]=&quot;&quot;;&quot;&quot;;DEC2HEX(1*(16*256)+HEX2DEC([.H36])*16+IF([.B36]=&quot;Y&quot;;4;0)+IF([.C36]=&quot;Y&quot;;2;0)+IF([.D36]=&quot;Y&quot;;1;0)+IF(NOT ([.E36]=&quot;Y&quot;);2*16*256;0);4))">
            <text:p/>
          </table:table-cell>
          <table:table-cell table:style-name="ce22"/>
          <table:table-cell table:style-name="ce27" table:formula="of:=IF([.F36]=&quot;&quot;;&quot;&quot;;IF([.B36]=&quot;Y&quot;;&quot;1Eddd&quot;;DEC2HEX(256*256+IF([.E36]=&quot;Y&quot;;8;9)*256*16+HEX2DEC([.H36])*16+IF([.C36]=&quot;Y&quot;;8;0)+IF([.D36]=&quot;Y&quot;;0;4)+3;5)))">
            <text:p/>
          </table:table-cell>
          <table:table-cell table:style-name="ce12" table:formula="of:=IF([.F36]=&quot;&quot;;&quot;&quot;;IF([.B36]=&quot;Y&quot;;[.H36];&quot;&quot;))">
            <text:p/>
          </table:table-cell>
          <table:table-cell table:number-columns-repeated="1011"/>
        </table:table-row>
        <table:table-row table:style-name="ro1">
          <table:table-cell office:value-type="string">
            <text:p>Datagram (General)</text:p>
          </table:table-cell>
          <table:table-cell table:style-name="ce10" office:value-type="string">
            <text:p>Y</text:p>
          </table:table-cell>
          <table:table-cell table:number-columns-repeated="3"/>
          <table:table-cell office:value-type="float" office:value="2">
            <text:p>2</text:p>
          </table:table-cell>
          <table:table-cell office:value-type="float" office:value="0">
            <text:p>0</text:p>
          </table:table-cell>
          <table:table-cell table:formula="of:=IF([.F37]=&quot;&quot;;&quot;&quot;;DEC2HEX([.F37]*32+[.G37];2))" office:value-type="string" office:string-value="40">
            <text:p>40</text:p>
          </table:table-cell>
          <table:table-cell/>
          <table:table-cell table:formula="of:=IF([.F37]=&quot;&quot;;&quot;&quot;;DEC2HEX(1*(16*256)+HEX2DEC([.H37])*16+IF([.B37]=&quot;Y&quot;;4;0)+IF([.C37]=&quot;Y&quot;;2;0)+IF([.D37]=&quot;Y&quot;;1;0)+IF(NOT (  OR  ([.E37]=&quot;Y&quot;; [.B37]=&quot;Y&quot;));2*16*256;0);4))" office:value-type="string" office:string-value="1404">
            <text:p>1404</text:p>
          </table:table-cell>
          <table:table-cell table:style-name="ce22"/>
          <table:table-cell table:style-name="ce27" office:value-type="string">
            <text:p>1 C/D ddd</text:p>
          </table:table-cell>
          <table:table-cell table:style-name="ce12"/>
          <table:table-cell office:value-type="string">
            <text:p>Data (0-8 bytes) (1D in MTI is end of datagram)</text:p>
          </table:table-cell>
          <table:table-cell table:number-columns-repeated="1010"/>
        </table:table-row>
        <table:table-row table:style-name="ro1">
          <table:table-cell office:value-type="string">
            <text:p>Datagram Received OK</text:p>
          </table:table-cell>
          <table:table-cell table:style-name="ce10" office:value-type="string">
            <text:p>Y</text:p>
          </table:table-cell>
          <table:table-cell table:number-columns-repeated="3"/>
          <table:table-cell office:value-type="float" office:value="2">
            <text:p>2</text:p>
          </table:table-cell>
          <table:table-cell office:value-type="float" office:value="12">
            <text:p>12</text:p>
          </table:table-cell>
          <table:table-cell table:formula="of:=IF([.F38]=&quot;&quot;;&quot;&quot;;DEC2HEX([.F38]*32+[.G38];2))" office:value-type="string" office:string-value="4C">
            <text:p>4C</text:p>
          </table:table-cell>
          <table:table-cell/>
          <table:table-cell table:formula="of:=IF([.F38]=&quot;&quot;;&quot;&quot;;DEC2HEX(1*(16*256)+HEX2DEC([.H38])*16+IF([.B38]=&quot;Y&quot;;4;0)+IF([.C38]=&quot;Y&quot;;2;0)+IF([.D38]=&quot;Y&quot;;1;0)+IF(NOT (  OR  ([.E38]=&quot;Y&quot;; [.B38]=&quot;Y&quot;));2*16*256;0);4))" office:value-type="string" office:string-value="14C4">
            <text:p>14C4</text:p>
          </table:table-cell>
          <table:table-cell table:style-name="ce22"/>
          <table:table-cell table:style-name="ce27" table:formula="of:=IF([.F38]=&quot;&quot;;&quot;&quot;;IF([.B38]=&quot;Y&quot;;&quot;1Eddd&quot;;DEC2HEX(256*256+IF([.E38]=&quot;Y&quot;;8;9)*256*16+HEX2DEC([.H38])*16+IF([.C38]=&quot;Y&quot;;8;0)+IF([.D38]=&quot;Y&quot;;0;4)+3;5)))" office:value-type="string" office:string-value="1Eddd">
            <text:p>1Eddd</text:p>
          </table:table-cell>
          <table:table-cell table:style-name="ce12" table:formula="of:=IF([.F38]=&quot;&quot;;&quot;&quot;;IF([.B38]=&quot;Y&quot;;[.H38];&quot;&quot;))" office:value-type="string" office:string-value="4C">
            <text:p>4C</text:p>
          </table:table-cell>
          <table:table-cell office:value-type="string">
            <text:p>MTI byte</text:p>
          </table:table-cell>
          <table:table-cell table:number-columns-repeated="1010"/>
        </table:table-row>
        <table:table-row table:style-name="ro1">
          <table:table-cell office:value-type="string">
            <text:p>Datagram Rejected</text:p>
          </table:table-cell>
          <table:table-cell table:style-name="ce10" office:value-type="string">
            <text:p>Y</text:p>
          </table:table-cell>
          <table:table-cell table:number-columns-repeated="3"/>
          <table:table-cell office:value-type="float" office:value="2">
            <text:p>2</text:p>
          </table:table-cell>
          <table:table-cell office:value-type="float" office:value="13">
            <text:p>13</text:p>
          </table:table-cell>
          <table:table-cell table:formula="of:=IF([.F39]=&quot;&quot;;&quot;&quot;;DEC2HEX([.F39]*32+[.G39];2))" office:value-type="string" office:string-value="4D">
            <text:p>4D</text:p>
          </table:table-cell>
          <table:table-cell/>
          <table:table-cell table:formula="of:=IF([.F39]=&quot;&quot;;&quot;&quot;;DEC2HEX(1*(16*256)+HEX2DEC([.H39])*16+IF([.B39]=&quot;Y&quot;;4;0)+IF([.C39]=&quot;Y&quot;;2;0)+IF([.D39]=&quot;Y&quot;;1;0)+IF(NOT (  OR  ([.E39]=&quot;Y&quot;; [.B39]=&quot;Y&quot;));2*16*256;0);4))" office:value-type="string" office:string-value="14D4">
            <text:p>14D4</text:p>
          </table:table-cell>
          <table:table-cell table:style-name="ce22"/>
          <table:table-cell table:style-name="ce27" table:formula="of:=IF([.F39]=&quot;&quot;;&quot;&quot;;IF([.B39]=&quot;Y&quot;;&quot;1Eddd&quot;;DEC2HEX(256*256+IF([.E39]=&quot;Y&quot;;8;9)*256*16+HEX2DEC([.H39])*16+IF([.C39]=&quot;Y&quot;;8;0)+IF([.D39]=&quot;Y&quot;;0;4)+3;5)))" office:value-type="string" office:string-value="1Eddd">
            <text:p>1Eddd</text:p>
          </table:table-cell>
          <table:table-cell table:style-name="ce12" table:formula="of:=IF([.F39]=&quot;&quot;;&quot;&quot;;IF([.B39]=&quot;Y&quot;;[.H39];&quot;&quot;))" office:value-type="string" office:string-value="4D">
            <text:p>4D</text:p>
          </table:table-cell>
          <table:table-cell office:value-type="string">
            <text:p>MTI byte, error code</text:p>
          </table:table-cell>
          <table:table-cell table:number-columns-repeated="1010"/>
        </table:table-row>
        <table:table-row table:style-name="ro1">
          <table:table-cell/>
          <table:table-cell table:style-name="ce10"/>
          <table:table-cell table:number-columns-repeated="5"/>
          <table:table-cell table:formula="of:=IF([.F40]=&quot;&quot;;&quot;&quot;;DEC2HEX([.F40]*32+[.G40];2))">
            <text:p/>
          </table:table-cell>
          <table:table-cell/>
          <table:table-cell table:formula="of:=IF([.F40]=&quot;&quot;;&quot;&quot;;DEC2HEX(1*(16*256)+HEX2DEC([.H40])*16+IF([.B40]=&quot;Y&quot;;4;0)+IF([.C40]=&quot;Y&quot;;2;0)+IF([.D40]=&quot;Y&quot;;1;0)+IF(NOT ([.E40]=&quot;Y&quot;);2*16*256;0);4))">
            <text:p/>
          </table:table-cell>
          <table:table-cell table:style-name="ce22"/>
          <table:table-cell table:style-name="ce27" table:formula="of:=IF([.F40]=&quot;&quot;;&quot;&quot;;IF([.B40]=&quot;Y&quot;;&quot;1Eddd&quot;;DEC2HEX(256*256+IF([.E40]=&quot;Y&quot;;8;9)*256*16+HEX2DEC([.H40])*16+IF([.C40]=&quot;Y&quot;;8;0)+IF([.D40]=&quot;Y&quot;;0;4)+3;5)))">
            <text:p/>
          </table:table-cell>
          <table:table-cell table:style-name="ce12" table:formula="of:=IF([.F40]=&quot;&quot;;&quot;&quot;;IF([.B40]=&quot;Y&quot;;[.H40];&quot;&quot;))">
            <text:p/>
          </table:table-cell>
          <table:table-cell table:number-columns-repeated="1011"/>
        </table:table-row>
        <table:table-row table:style-name="ro1">
          <table:table-cell/>
          <table:table-cell table:style-name="ce10"/>
          <table:table-cell table:number-columns-repeated="5"/>
          <table:table-cell table:formula="of:=IF([.F41]=&quot;&quot;;&quot;&quot;;DEC2HEX([.F41]*32+[.G41];2))">
            <text:p/>
          </table:table-cell>
          <table:table-cell/>
          <table:table-cell table:formula="of:=IF([.F41]=&quot;&quot;;&quot;&quot;;DEC2HEX(1*(16*256)+HEX2DEC([.H41])*16+IF([.B41]=&quot;Y&quot;;4;0)+IF([.C41]=&quot;Y&quot;;2;0)+IF([.D41]=&quot;Y&quot;;1;0)+IF(NOT ([.E41]=&quot;Y&quot;);2*16*256;0);4))">
            <text:p/>
          </table:table-cell>
          <table:table-cell table:style-name="ce22"/>
          <table:table-cell table:style-name="ce27" table:formula="of:=IF([.F41]=&quot;&quot;;&quot;&quot;;IF([.B41]=&quot;Y&quot;;&quot;1Eddd&quot;;DEC2HEX(256*256+IF([.E41]=&quot;Y&quot;;8;9)*256*16+HEX2DEC([.H41])*16+IF([.C41]=&quot;Y&quot;;8;0)+IF([.D41]=&quot;Y&quot;;0;4)+3;5)))">
            <text:p/>
          </table:table-cell>
          <table:table-cell table:style-name="ce12" table:formula="of:=IF([.F41]=&quot;&quot;;&quot;&quot;;IF([.B41]=&quot;Y&quot;;[.H41];&quot;&quot;))">
            <text:p/>
          </table:table-cell>
          <table:table-cell table:number-columns-repeated="1011"/>
        </table:table-row>
        <table:table-row table:style-name="ro1">
          <table:table-cell table:style-name="ce1" office:value-type="string">
            <text:p>Stream Messages</text:p>
          </table:table-cell>
          <table:table-cell table:style-name="ce10"/>
          <table:table-cell table:number-columns-repeated="5"/>
          <table:table-cell table:formula="of:=IF([.F42]=&quot;&quot;;&quot;&quot;;DEC2HEX([.F42]*32+[.G42];2))">
            <text:p/>
          </table:table-cell>
          <table:table-cell/>
          <table:table-cell table:formula="of:=IF([.F42]=&quot;&quot;;&quot;&quot;;DEC2HEX(1*(16*256)+HEX2DEC([.H42])*16+IF([.B42]=&quot;Y&quot;;4;0)+IF([.C42]=&quot;Y&quot;;2;0)+IF([.D42]=&quot;Y&quot;;1;0)+IF(NOT ([.E42]=&quot;Y&quot;);2*16*256;0);4))">
            <text:p/>
          </table:table-cell>
          <table:table-cell table:style-name="ce22"/>
          <table:table-cell table:style-name="ce27" table:formula="of:=IF([.F42]=&quot;&quot;;&quot;&quot;;IF([.B42]=&quot;Y&quot;;&quot;1Eddd&quot;;DEC2HEX(256*256+IF([.E42]=&quot;Y&quot;;8;9)*256*16+HEX2DEC([.H42])*16+IF([.C42]=&quot;Y&quot;;8;0)+IF([.D42]=&quot;Y&quot;;0;4)+3;5)))">
            <text:p/>
          </table:table-cell>
          <table:table-cell table:style-name="ce12" table:formula="of:=IF([.F42]=&quot;&quot;;&quot;&quot;;IF([.B42]=&quot;Y&quot;;[.H42];&quot;&quot;))">
            <text:p/>
          </table:table-cell>
          <table:table-cell table:number-columns-repeated="1011"/>
        </table:table-row>
        <table:table-row table:style-name="ro1">
          <table:table-cell office:value-type="string">
            <office:annotation draw:style-name="gr7" draw:text-style-name="P1" svg:width="2.3484in" svg:height="0.4024in" svg:x="2.5197in" svg:y="7.9705in" draw:caption-point-x="-0.2402in" draw:caption-point-y="0.5957in">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3"/>
          <table:table-cell office:value-type="float" office:value="2">
            <text:p>2</text:p>
          </table:table-cell>
          <table:table-cell office:value-type="float" office:value="14">
            <text:p>14</text:p>
          </table:table-cell>
          <table:table-cell table:formula="of:=IF([.F43]=&quot;&quot;;&quot;&quot;;DEC2HEX([.F43]*32+[.G43];2))" office:value-type="string" office:string-value="4E">
            <text:p>4E</text:p>
          </table:table-cell>
          <table:table-cell/>
          <table:table-cell table:formula="of:=IF([.F43]=&quot;&quot;;&quot;&quot;;DEC2HEX(1*(16*256)+HEX2DEC([.H43])*16+IF([.B43]=&quot;Y&quot;;4;0)+IF([.C43]=&quot;Y&quot;;2;0)+IF([.D43]=&quot;Y&quot;;1;0)+IF(NOT (  OR  ([.E43]=&quot;Y&quot;; [.B43]=&quot;Y&quot;));2*16*256;0);4))" office:value-type="string" office:string-value="14E4">
            <text:p>14E4</text:p>
          </table:table-cell>
          <table:table-cell table:style-name="ce22"/>
          <table:table-cell table:style-name="ce27" table:formula="of:=IF([.F43]=&quot;&quot;;&quot;&quot;;IF([.B43]=&quot;Y&quot;;&quot;1Eddd&quot;;DEC2HEX(256*256+IF([.E43]=&quot;Y&quot;;8;9)*256*16+HEX2DEC([.H43])*16+IF([.C43]=&quot;Y&quot;;8;0)+IF([.D43]=&quot;Y&quot;;0;4)+3;5)))" office:value-type="string" office:string-value="1Eddd">
            <text:p>1Eddd</text:p>
          </table:table-cell>
          <table:table-cell table:style-name="ce12" table:formula="of:=IF([.F43]=&quot;&quot;;&quot;&quot;;IF([.B43]=&quot;Y&quot;;[.H43];&quot;&quot;))" office:value-type="string" office:string-value="4E">
            <text:p>4E</text:p>
          </table:table-cell>
          <table:table-cell office:value-type="string">
            <text:p>MTI byte, 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4]=&quot;&quot;;&quot;&quot;;DEC2HEX([.F44]*32+[.G44];2))">
            <text:p/>
          </table:table-cell>
          <table:table-cell/>
          <table:table-cell table:formula="of:=IF([.F44]=&quot;&quot;;&quot;&quot;;DEC2HEX(1*(16*256)+HEX2DEC([.H44])*16+IF([.B44]=&quot;Y&quot;;4;0)+IF([.C44]=&quot;Y&quot;;2;0)+IF([.D44]=&quot;Y&quot;;1;0)+IF(NOT ([.E44]=&quot;Y&quot;);2*16*256;0);4))">
            <text:p/>
          </table:table-cell>
          <table:table-cell table:style-name="ce22"/>
          <table:table-cell table:style-name="ce27" table:formula="of:=IF([.F44]=&quot;&quot;;&quot;&quot;;IF([.B44]=&quot;Y&quot;;&quot;1Eddd&quot;;DEC2HEX(256*256+IF([.E44]=&quot;Y&quot;;8;9)*256*16+HEX2DEC([.H44])*16+IF([.C44]=&quot;Y&quot;;8;0)+IF([.D44]=&quot;Y&quot;;0;4)+3;5)))">
            <text:p/>
          </table:table-cell>
          <table:table-cell table:style-name="ce12" table:formula="of:=IF([.F44]=&quot;&quot;;&quot;&quot;;IF([.B44]=&quot;Y&quot;;[.H44];&quot;&quot;))">
            <text:p/>
          </table:table-cell>
          <table:table-cell office:value-type="string">
            <text:p><text:s text:c="13"/>reserved byte, flags (tagged=0x80)</text:p>
          </table:table-cell>
          <table:table-cell table:number-columns-repeated="1010"/>
        </table:table-row>
        <table:table-row table:style-name="ro1">
          <table:table-cell office:value-type="string">
            <office:annotation draw:style-name="gr2" draw:text-style-name="P1" svg:width="2.1827in" svg:height="0.3902in" svg:x="2.5197in" svg:y="8.3079in" draw:caption-point-x="-0.2402in" draw:caption-point-y="0.5957in">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3"/>
          <table:table-cell office:value-type="float" office:value="2">
            <text:p>2</text:p>
          </table:table-cell>
          <table:table-cell office:value-type="float" office:value="15">
            <text:p>15</text:p>
          </table:table-cell>
          <table:table-cell table:formula="of:=IF([.F45]=&quot;&quot;;&quot;&quot;;DEC2HEX([.F45]*32+[.G45];2))" office:value-type="string" office:string-value="4F">
            <text:p>4F</text:p>
          </table:table-cell>
          <table:table-cell/>
          <table:table-cell table:formula="of:=IF([.F45]=&quot;&quot;;&quot;&quot;;DEC2HEX(1*(16*256)+HEX2DEC([.H45])*16+IF([.B45]=&quot;Y&quot;;4;0)+IF([.C45]=&quot;Y&quot;;2;0)+IF([.D45]=&quot;Y&quot;;1;0)+IF(NOT (  OR  ([.E45]=&quot;Y&quot;; [.B45]=&quot;Y&quot;));2*16*256;0);4))" office:value-type="string" office:string-value="14F4">
            <text:p>14F4</text:p>
          </table:table-cell>
          <table:table-cell table:style-name="ce22"/>
          <table:table-cell table:style-name="ce27" table:formula="of:=IF([.F45]=&quot;&quot;;&quot;&quot;;IF([.B45]=&quot;Y&quot;;&quot;1Eddd&quot;;DEC2HEX(256*256+IF([.E45]=&quot;Y&quot;;8;9)*256*16+HEX2DEC([.H45])*16+IF([.C45]=&quot;Y&quot;;8;0)+IF([.D45]=&quot;Y&quot;;0;4)+3;5)))" office:value-type="string" office:string-value="1Eddd">
            <text:p>1Eddd</text:p>
          </table:table-cell>
          <table:table-cell table:style-name="ce12" table:formula="of:=IF([.F45]=&quot;&quot;;&quot;&quot;;IF([.B45]=&quot;Y&quot;;[.H45];&quot;&quot;))" office:value-type="string" office:string-value="4F">
            <text:p>4F</text:p>
          </table:table-cell>
          <table:table-cell office:value-type="string">
            <text:p>MTI byte 0x4B,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6]=&quot;&quot;;&quot;&quot;;DEC2HEX([.F46]*32+[.G46];2))">
            <text:p/>
          </table:table-cell>
          <table:table-cell/>
          <table:table-cell table:formula="of:=IF([.F46]=&quot;&quot;;&quot;&quot;;DEC2HEX(1*(16*256)+HEX2DEC([.H46])*16+IF([.B46]=&quot;Y&quot;;4;0)+IF([.C46]=&quot;Y&quot;;2;0)+IF([.D46]=&quot;Y&quot;;1;0)+IF(NOT ([.E46]=&quot;Y&quot;);2*16*256;0);4))">
            <text:p/>
          </table:table-cell>
          <table:table-cell table:style-name="ce22"/>
          <table:table-cell table:style-name="ce27" table:formula="of:=IF([.F46]=&quot;&quot;;&quot;&quot;;IF([.B46]=&quot;Y&quot;;&quot;1Eddd&quot;;DEC2HEX(256*256+IF([.E46]=&quot;Y&quot;;8;9)*256*16+HEX2DEC([.H46])*16+IF([.C46]=&quot;Y&quot;;8;0)+IF([.D46]=&quot;Y&quot;;0;4)+3;5)))">
            <text:p/>
          </table:table-cell>
          <table:table-cell table:style-name="ce12" table:formula="of:=IF([.F46]=&quot;&quot;;&quot;&quot;;IF([.B46]=&quot;Y&quot;;[.H46];&quot;&quot;))">
            <text:p/>
          </table:table-cell>
          <table:table-cell office:value-type="string">
            <text:p><text:s text:c="12"/>Dest Stream ID, flags (tagged=0x80; error info)</text:p>
          </table:table-cell>
          <table:table-cell table:number-columns-repeated="1010"/>
        </table:table-row>
        <table:table-row table:style-name="ro1">
          <table:table-cell/>
          <table:table-cell table:style-name="ce10"/>
          <table:table-cell table:number-columns-repeated="5"/>
          <table:table-cell table:formula="of:=IF([.F47]=&quot;&quot;;&quot;&quot;;DEC2HEX([.F47]*32+[.G47];2))">
            <text:p/>
          </table:table-cell>
          <table:table-cell/>
          <table:table-cell table:formula="of:=IF([.F47]=&quot;&quot;;&quot;&quot;;DEC2HEX(1*(16*256)+HEX2DEC([.H47])*16+IF([.B47]=&quot;Y&quot;;4;0)+IF([.C47]=&quot;Y&quot;;2;0)+IF([.D47]=&quot;Y&quot;;1;0)+IF(NOT ([.E47]=&quot;Y&quot;);2*16*256;0);4))">
            <text:p/>
          </table:table-cell>
          <table:table-cell table:style-name="ce22"/>
          <table:table-cell table:style-name="ce27" table:formula="of:=IF([.F47]=&quot;&quot;;&quot;&quot;;IF([.B47]=&quot;Y&quot;;&quot;1Eddd&quot;;DEC2HEX(256*256+IF([.E47]=&quot;Y&quot;;8;9)*256*16+HEX2DEC([.H47])*16+IF([.C47]=&quot;Y&quot;;8;0)+IF([.D47]=&quot;Y&quot;;0;4)+3;5)))">
            <text:p/>
          </table:table-cell>
          <table:table-cell table:style-name="ce12" table:formula="of:=IF([.F47]=&quot;&quot;;&quot;&quot;;IF([.B47]=&quot;Y&quot;;[.H47];&quot;&quot;))">
            <text:p/>
          </table:table-cell>
          <table:table-cell table:number-columns-repeated="1011"/>
        </table:table-row>
        <table:table-row table:style-name="ro1">
          <table:table-cell office:value-type="string">
            <office:annotation draw:style-name="gr1" draw:text-style-name="P1" svg:width="2.3394in" svg:height="0.2346in" svg:x="2.5197in" svg:y="8.8146in" draw:caption-point-x="-0.2402in" draw:caption-point-y="0.5957in">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3"/>
          <table:table-cell office:value-type="float" office:value="3">
            <text:p>3</text:p>
          </table:table-cell>
          <table:table-cell office:value-type="float" office:value="9">
            <text:p>9</text:p>
          </table:table-cell>
          <table:table-cell table:formula="of:=IF([.F48]=&quot;&quot;;&quot;&quot;;DEC2HEX([.F48]*32+[.G48];2))" office:value-type="string" office:string-value="69">
            <text:p>69</text:p>
          </table:table-cell>
          <table:table-cell/>
          <table:table-cell table:formula="of:=IF([.F48]=&quot;&quot;;&quot;&quot;;DEC2HEX(1*(16*256)+HEX2DEC([.H48])*16+IF([.B48]=&quot;Y&quot;;4;0)+IF([.C48]=&quot;Y&quot;;2;0)+IF([.D48]=&quot;Y&quot;;1;0)+IF(NOT (  OR  ([.E48]=&quot;Y&quot;; [.B48]=&quot;Y&quot;));2*16*256;0);4))" office:value-type="string" office:string-value="1694">
            <text:p>1694</text:p>
          </table:table-cell>
          <table:table-cell table:style-name="ce22"/>
          <table:table-cell table:style-name="ce27" office:value-type="string">
            <text:p>1Fddd</text:p>
          </table:table-cell>
          <table:table-cell table:style-name="ce12"/>
          <table:table-cell office:value-type="string">
            <text:p>(stream IDs inferred on CAN); 8 bytes data</text:p>
          </table:table-cell>
          <table:table-cell table:number-columns-repeated="1010"/>
        </table:table-row>
        <table:table-row table:style-name="ro1">
          <table:table-cell office:value-type="string">
            <office:annotation draw:style-name="gr2" draw:text-style-name="P1" svg:width="1.9295in" svg:height="0.3902in" svg:x="2.5197in" svg:y="8.9835in" draw:caption-point-x="-0.2402in" draw:caption-point-y="0.5957in">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3"/>
          <table:table-cell office:value-type="float" office:value="3">
            <text:p>3</text:p>
          </table:table-cell>
          <table:table-cell office:value-type="float" office:value="10">
            <text:p>10</text:p>
          </table:table-cell>
          <table:table-cell table:formula="of:=IF([.F49]=&quot;&quot;;&quot;&quot;;DEC2HEX([.F49]*32+[.G49];2))" office:value-type="string" office:string-value="6A">
            <text:p>6A</text:p>
          </table:table-cell>
          <table:table-cell/>
          <table:table-cell table:formula="of:=IF([.F49]=&quot;&quot;;&quot;&quot;;DEC2HEX(1*(16*256)+HEX2DEC([.H49])*16+IF([.B49]=&quot;Y&quot;;4;0)+IF([.C49]=&quot;Y&quot;;2;0)+IF([.D49]=&quot;Y&quot;;1;0)+IF(NOT (  OR  ([.E49]=&quot;Y&quot;; [.B49]=&quot;Y&quot;));2*16*256;0);4))" office:value-type="string" office:string-value="16A4">
            <text:p>16A4</text:p>
          </table:table-cell>
          <table:table-cell table:style-name="ce22"/>
          <table:table-cell table:style-name="ce27" table:formula="of:=IF([.F49]=&quot;&quot;;&quot;&quot;;IF([.B49]=&quot;Y&quot;;&quot;1Eddd&quot;;DEC2HEX(256*256+IF([.E49]=&quot;Y&quot;;8;9)*256*16+HEX2DEC([.H49])*16+IF([.C49]=&quot;Y&quot;;8;0)+IF([.D49]=&quot;Y&quot;;0;4)+3;5)))" office:value-type="string" office:string-value="1Eddd">
            <text:p>1Eddd</text:p>
          </table:table-cell>
          <table:table-cell table:style-name="ce12" table:formula="of:=IF([.F49]=&quot;&quot;;&quot;&quot;;IF([.B49]=&quot;Y&quot;;[.H49];&quot;&quot;))" office:value-type="string" office:string-value="6A">
            <text:p>6A</text:p>
          </table:table-cell>
          <table:table-cell office:value-type="string">
            <text:p>MTI byte, Stream IDs (2 bytes)</text:p>
          </table:table-cell>
          <table:table-cell table:number-columns-repeated="1010"/>
        </table:table-row>
        <table:table-row table:style-name="ro1">
          <table:table-cell office:value-type="string">
            <office:annotation draw:style-name="gr1" draw:text-style-name="P1" svg:width="1.5283in" svg:height="0.2346in" svg:x="2.5197in" svg:y="9.152in" draw:caption-point-x="-0.2402in" draw:caption-point-y="0.5957in">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3"/>
          <table:table-cell office:value-type="float" office:value="3">
            <text:p>3</text:p>
          </table:table-cell>
          <table:table-cell office:value-type="float" office:value="11">
            <text:p>11</text:p>
          </table:table-cell>
          <table:table-cell table:formula="of:=IF([.F50]=&quot;&quot;;&quot;&quot;;DEC2HEX([.F50]*32+[.G50];2))" office:value-type="string" office:string-value="6B">
            <text:p>6B</text:p>
          </table:table-cell>
          <table:table-cell/>
          <table:table-cell table:formula="of:=IF([.F50]=&quot;&quot;;&quot;&quot;;DEC2HEX(1*(16*256)+HEX2DEC([.H50])*16+IF([.B50]=&quot;Y&quot;;4;0)+IF([.C50]=&quot;Y&quot;;2;0)+IF([.D50]=&quot;Y&quot;;1;0)+IF(NOT (  OR  ([.E50]=&quot;Y&quot;; [.B50]=&quot;Y&quot;));2*16*256;0);4))" office:value-type="string" office:string-value="16B4">
            <text:p>16B4</text:p>
          </table:table-cell>
          <table:table-cell table:style-name="ce22"/>
          <table:table-cell table:style-name="ce27" table:formula="of:=IF([.F50]=&quot;&quot;;&quot;&quot;;IF([.B50]=&quot;Y&quot;;&quot;1Eddd&quot;;DEC2HEX(256*256+IF([.E50]=&quot;Y&quot;;8;9)*256*16+HEX2DEC([.H50])*16+IF([.C50]=&quot;Y&quot;;8;0)+IF([.D50]=&quot;Y&quot;;0;4)+3;5)))" office:value-type="string" office:string-value="1Eddd">
            <text:p>1Eddd</text:p>
          </table:table-cell>
          <table:table-cell table:style-name="ce12" table:formula="of:=IF([.F50]=&quot;&quot;;&quot;&quot;;IF([.B50]=&quot;Y&quot;;[.H50];&quot;&quot;))" office:value-type="string" office:string-value="6B">
            <text:p>6B</text:p>
          </table:table-cell>
          <table:table-cell office:value-type="string">
            <text:p>MTI byte, Stream IDs (2 bytes); optional length (4 bytes)</text:p>
          </table:table-cell>
          <table:table-cell table:number-columns-repeated="1010"/>
        </table:table-row>
        <table:table-row table:style-name="ro1">
          <table:table-cell table:number-columns-repeated="10"/>
          <table:table-cell table:style-name="ce22"/>
          <table:table-cell table:number-columns-repeated="1013"/>
        </table:table-row>
        <table:table-row table:style-name="ro1">
          <table:table-cell table:style-name="Default" table:number-columns-repeated="2"/>
          <table:table-cell table:style-name="ce12"/>
          <table:table-cell table:style-name="ce12" office:value-type="string">
            <text:p>Y means</text:p>
          </table:table-cell>
          <table:table-cell table:style-name="ce12"/>
          <table:table-cell table:style-name="ce12" office:value-type="string">
            <text:p>0 gets</text:p>
          </table:table-cell>
          <table:table-cell table:style-name="ce12" table:number-columns-repeated="4"/>
          <table:table-cell table:style-name="ce23"/>
          <table:table-cell table:style-name="ce12" table:number-columns-repeated="2"/>
          <table:table-cell table:style-name="Default" table:number-columns-repeated="1003"/>
          <table:table-cell table:number-columns-repeated="8"/>
        </table:table-row>
        <table:table-row table:style-name="ro1">
          <table:table-cell table:number-columns-repeated="3"/>
          <table:table-cell office:value-type="string">
            <text:p>carries</text:p>
          </table:table-cell>
          <table:table-cell/>
          <table:table-cell office:value-type="string">
            <text:p>more</text:p>
          </table:table-cell>
          <table:table-cell table:number-columns-repeated="4"/>
          <table:table-cell table:style-name="ce22"/>
          <table:table-cell table:number-columns-repeated="1013"/>
        </table:table-row>
        <table:table-row table:style-name="ro1">
          <table:table-cell table:number-columns-repeated="3"/>
          <table:table-cell office:value-type="string">
            <text:p>flags in </text:p>
          </table:table-cell>
          <table:table-cell/>
          <table:table-cell office:value-type="string">
            <text:p>priority </text:p>
          </table:table-cell>
          <table:table-cell table:number-columns-repeated="4"/>
          <table:table-cell table:style-name="ce22"/>
          <table:table-cell table:number-columns-repeated="1013"/>
        </table:table-row>
        <table:table-row table:style-name="ro1">
          <table:table-cell table:number-columns-repeated="3"/>
          <table:table-cell office:value-type="string">
            <text:p>CAN header</text:p>
          </table:table-cell>
          <table:table-cell table:number-columns-repeated="6"/>
          <table:table-cell table:style-name="ce22"/>
          <table:table-cell table:number-columns-repeated="1013"/>
        </table:table-row>
        <table:table-row table:style-name="ro1">
          <table:table-cell table:number-columns-repeated="5"/>
          <table:table-cell table:style-name="Default"/>
          <table:table-cell table:number-columns-repeated="1018"/>
        </table:table-row>
        <table:table-row table:style-name="ro1">
          <table:table-cell table:number-columns-repeated="1024"/>
        </table:table-row>
        <table:table-row table:style-name="ro1">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8"/>
          <table:table-cell table:style-name="ce14" office:value-type="string">
            <text:p>prototypes/Arduino/libraries/OpenLCB/OpenLcbCan.h</text:p>
          </table:table-cell>
          <table:table-cell table:number-columns-repeated="1012"/>
        </table:table-row>
        <table:table-row table:style-name="ro1">
          <table:table-cell/>
          <table:table-cell table:style-name="ce14" office:value-type="string">
            <text:p>prototypes/C/libraries/OlcbCommonCAN/OpenLcbCan.h</text:p>
          </table:table-cell>
          <table:table-cell table:style-name="Default"/>
          <table:table-cell table:number-columns-repeated="8"/>
          <table:table-cell table:style-name="ce14" office:value-type="string">
            <text:p>prototypes/CBUS-PIC/canlib/frametypes.c</text:p>
          </table:table-cell>
          <table:table-cell table:number-columns-repeated="1012"/>
        </table:table-row>
        <table:table-row table:style-name="ro1">
          <table:table-cell/>
          <table:table-cell table:style-name="ce14" office:value-type="string">
            <text:p>prototypes/C/libraries/OpenLCB/OLCB_CAN_Buffer.cpp</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table-cell/>
          <table:table-cell table:style-name="ce14" office:value-type="string">
            <text:p>prototypes/ObjectiveC/OpenLcbLib/OlcbMtiDefinitions.h</text:p>
          </table:table-cell>
          <table:table-cell table:style-name="Default"/>
          <table:table-cell table:number-columns-repeated="1021"/>
        </table:table-row>
        <table:table-row table:style-name="ro1">
          <table:table-cell/>
          <table:table-cell table:style-name="ce14" office:value-type="string">
            <text:p>prototypes/ObjectiveC/OpenLcbLib/OlcbTestDefinitions.h</text:p>
          </table:table-cell>
          <table:table-cell table:style-name="Default"/>
          <table:table-cell table:number-columns-repeated="1021"/>
        </table:table-row>
        <table:table-row table:style-name="ro1">
          <table:table-cell/>
          <table:table-cell table:style-name="ce14" office:value-type="string">
            <text:p>prototypes/ObjectiveC/OpenLcbLib/MtiReformat.c</text:p>
          </table:table-cell>
          <table:table-cell table:style-name="Default"/>
          <table:table-cell table:number-columns-repeated="1021"/>
        </table:table-row>
        <table:table-row table:style-name="ro1">
          <table:table-cell/>
          <table:table-cell table:style-name="ce10"/>
          <table:table-cell table:style-name="Default"/>
          <table:table-cell table:number-columns-repeated="1021"/>
        </table:table-row>
        <table:table-row table:style-name="ro1">
          <table:table-cell/>
          <table:table-cell table:style-name="ce14" office:value-type="string">
            <text:p>prototypes/java/src/org/openlcb/can/MessageBuilder.java</text:p>
          </table:table-cell>
          <table:table-cell table:style-name="Default"/>
          <table:table-cell table:number-columns-repeated="1021"/>
        </table:table-row>
        <table:table-row table:style-name="ro1" table:number-rows-repeated="65461">
          <table:table-cell table:number-columns-repeated="1024"/>
        </table:table-row>
        <table:table-row table:style-name="ro1" table:number-rows-repeated="7">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row table:style-name="ro1">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8.5in" fo:page-height="11in" style:num-format="1" style:print-orientation="portrait" fo:margin-top="0.3339in" fo:margin-bottom="0.3756in" fo:margin-left="0.4417in" fo:margin-right="0.3756in" style:shadow="none" fo:background-color="transparent" style:scale-to-pages="1"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1-09-10">09/10/2011</text:date> <text:time>21:40:51</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0">09/10/2011</text:date>, <text:time>21:40: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1-09-10T21:40:51</dc:date>
    <dc:creator>Bob Jacobsen</dc:creator>
    <meta:editing-duration>P1DT12H46M23S</meta:editing-duration>
    <meta:editing-cycles>114</meta:editing-cycles>
    <meta:generator>OpenOffice.org/3.3$Unix OpenOffice.org_project/330m20$Build-9567</meta:generator>
    <meta:printed-by>Mike </meta:printed-by>
    <meta:print-date>2011-08-04T14:03:17.66</meta:print-date>
    <dc:title>OpenLCB MTI Allocations</dc:title>
    <meta:document-statistic meta:table-count="3" meta:cell-count="527" meta:object-count="0"/>
  </office:meta>
</office:document-meta>
</file>